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4.9209in"/>
    </style:style>
    <style:style style:name="co8" style:family="table-column">
      <style:table-column-properties fo:break-before="auto" style:column-width="5.3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c9ba4" style:cell-protect="none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c9ba4" style:cell-protect="none" style:print-content="true" fo:wrap-option="no-wrap"/>
    </style:style>
    <style:style style:name="ce14" style:family="table-cell" style:parent-style-name="Default">
      <style:table-cell-properties style:cell-protect="protected" style:print-content="true" fo:wrap-option="no-wrap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protected" style:print-content="true" fo:wrap-option="wrap"/>
    </style:style>
    <style:style style:name="ce21" style:family="table-cell" style:parent-style-name="Default">
      <style:table-cell-properties style:cell-protect="protected" style:print-content="true"/>
    </style:style>
    <style:style style:name="ce22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bbe33d" style:cell-protect="protected" style:print-content="true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ackground-color="#bbe33d" style:cell-protect="protected" style:print-content="true" fo:border-left="0.74pt solid #000000" fo:border-right="0.74pt solid #000000" fo:border-top="none"/>
    </style:style>
    <style:style style:name="ce25" style:family="table-cell" style:parent-style-name="Default">
      <style:table-cell-properties fo:border-bottom="none" style:cell-protect="protected" style:print-content="true" fo:border-left="0.74pt solid #000000" fo:border-right="0.74pt solid #000000" fo:border-top="none"/>
    </style:style>
    <style:style style:name="ce26" style:family="table-cell" style:parent-style-name="Default">
      <style:table-cell-properties fo:border-bottom="0.74pt solid #000000" style:cell-protect="protected" style:print-content="true" fo:border-left="none" fo:border-right="none" fo:border-top="none"/>
    </style:style>
    <style:style style:name="ce30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6d6d" style:cell-protect="none" style:print-content="true" fo:border="0.74pt solid #000000"/>
    </style:style>
    <style:style style:name="ce34" style:family="table-cell" style:parent-style-name="Default">
      <style:table-cell-properties style:cell-protect="protected" style:print-content="true" fo:border="0.74pt solid #000000"/>
    </style:style>
    <style:style style:name="ce35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put Data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7"/>
        <table:table-column table:style-name="co7" table:default-cell-style-name="ce17"/>
        <table:table-column table:style-name="co6" table:number-columns-repeated="992" table:default-cell-style-name="ce17"/>
        <table:table-column table:style-name="co6" table:number-columns-repeated="25" table:default-cell-style-name="ce21"/>
        <table:table-row table:style-name="ro1">
          <table:table-cell table:style-name="ce10" office:value-type="string" calcext:value-type="string" table:number-columns-spanned="5" table:number-rows-spanned="1">
            <text:p><text:a xlink:href="https://cloud.google.com/text-to-speech/docs/voices" xlink:type="simple">Source Data (CTRL + Click to visit site)</text:a></text:p>
          </table:table-cell>
          <table:covered-table-cell table:number-columns-repeated="4" table:style-name="ce15"/>
          <table:table-cell table:style-name="ce16"/>
          <table:table-cell table:style-name="ce16" office:value-type="string" calcext:value-type="string">
            <text:p>URL: <text:a xlink:href="https://cloud.google.com/text-to-speech/docs/voices" xlink:type="simple">https://cloud.google.com/text-to-speech/docs/voices</text:a></text:p>
          </table:table-cell>
          <table:table-cell table:style-name="ce16" table:number-columns-repeated="992"/>
          <table:table-cell table:number-columns-repeated="25"/>
        </table:table-row>
        <table:table-row table:style-name="ro1">
          <table:table-cell table:style-name="ce11" office:value-type="string" calcext:value-type="string">
            <text:p>Language</text:p>
          </table:table-cell>
          <table:table-cell table:style-name="ce11" office:value-type="string" calcext:value-type="string">
            <text:p>Voice type</text:p>
          </table:table-cell>
          <table:table-cell table:style-name="ce11" office:value-type="string" calcext:value-type="string">
            <text:p>Language code</text:p>
          </table:table-cell>
          <table:table-cell table:style-name="ce11" office:value-type="string" calcext:value-type="string">
            <text:p>Voice name</text:p>
          </table:table-cell>
          <table:table-cell table:style-name="ce11" office:value-type="string" calcext:value-type="string">
            <text:p>SSML Gender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Afrikaans (South Afric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af-ZA</text:p>
          </table:table-cell>
          <table:table-cell table:style-name="ce12" office:value-type="string" calcext:value-type="string">
            <text:p>af-ZA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Arabic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ar-XA</text:p>
          </table:table-cell>
          <table:table-cell table:style-name="ce12" office:value-type="string" calcext:value-type="string">
            <text:p>ar-XA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Arabic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ar-XA</text:p>
          </table:table-cell>
          <table:table-cell table:style-name="ce12" office:value-type="string" calcext:value-type="string">
            <text:p>ar-XA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Arabic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ar-XA</text:p>
          </table:table-cell>
          <table:table-cell table:style-name="ce12" office:value-type="string" calcext:value-type="string">
            <text:p>ar-XA-Standard-C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Arabic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ar-XA</text:p>
          </table:table-cell>
          <table:table-cell table:style-name="ce12" office:value-type="string" calcext:value-type="string">
            <text:p>ar-XA-Standard-D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Arabic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ar-XA</text:p>
          </table:table-cell>
          <table:table-cell table:style-name="ce12" office:value-type="string" calcext:value-type="string">
            <text:p>ar-XA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Arabic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ar-XA</text:p>
          </table:table-cell>
          <table:table-cell table:style-name="ce12" office:value-type="string" calcext:value-type="string">
            <text:p>ar-XA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Arabic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ar-XA</text:p>
          </table:table-cell>
          <table:table-cell table:style-name="ce12" office:value-type="string" calcext:value-type="string">
            <text:p>ar-XA-Wavenet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Arabic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ar-XA</text:p>
          </table:table-cell>
          <table:table-cell table:style-name="ce12" office:value-type="string" calcext:value-type="string">
            <text:p>ar-XA-Wavenet-D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asque (Spain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u-ES</text:p>
          </table:table-cell>
          <table:table-cell table:style-name="ce12" office:value-type="string" calcext:value-type="string">
            <text:p>eu-ES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Bengal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bn-IN</text:p>
          </table:table-cell>
          <table:table-cell table:style-name="ce12" office:value-type="string" calcext:value-type="string">
            <text:p>bn-IN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Bengal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bn-IN</text:p>
          </table:table-cell>
          <table:table-cell table:style-name="ce12" office:value-type="string" calcext:value-type="string">
            <text:p>bn-IN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Bengal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bn-IN</text:p>
          </table:table-cell>
          <table:table-cell table:style-name="ce12" office:value-type="string" calcext:value-type="string">
            <text:p>bn-IN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Bengal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bn-IN</text:p>
          </table:table-cell>
          <table:table-cell table:style-name="ce12" office:value-type="string" calcext:value-type="string">
            <text:p>bn-IN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Bengal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bn-IN</text:p>
          </table:table-cell>
          <table:table-cell table:style-name="ce12" office:value-type="string" calcext:value-type="string">
            <text:p>bn-IN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engal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bn-IN</text:p>
          </table:table-cell>
          <table:table-cell table:style-name="ce12" office:value-type="string" calcext:value-type="string">
            <text:p>bn-IN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engal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bn-IN</text:p>
          </table:table-cell>
          <table:table-cell table:style-name="ce12" office:value-type="string" calcext:value-type="string">
            <text:p>bn-IN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engal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bn-IN</text:p>
          </table:table-cell>
          <table:table-cell table:style-name="ce12" office:value-type="string" calcext:value-type="string">
            <text:p>bn-IN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Bulgarian (Bulgar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bg-BG</text:p>
          </table:table-cell>
          <table:table-cell table:style-name="ce12" office:value-type="string" calcext:value-type="string">
            <text:p>bg-BG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Catalan (Spain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ca-ES</text:p>
          </table:table-cell>
          <table:table-cell table:style-name="ce12" office:value-type="string" calcext:value-type="string">
            <text:p>ca-ES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Chinese (Hong Kong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yue-HK</text:p>
          </table:table-cell>
          <table:table-cell table:style-name="ce12" office:value-type="string" calcext:value-type="string">
            <text:p>yue-HK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Chinese (Hong Kong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yue-HK</text:p>
          </table:table-cell>
          <table:table-cell table:style-name="ce12" office:value-type="string" calcext:value-type="string">
            <text:p>yue-HK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Chinese (Hong Kong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yue-HK</text:p>
          </table:table-cell>
          <table:table-cell table:style-name="ce12" office:value-type="string" calcext:value-type="string">
            <text:p>yue-HK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Chinese (Hong Kong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yue-HK</text:p>
          </table:table-cell>
          <table:table-cell table:style-name="ce12" office:value-type="string" calcext:value-type="string">
            <text:p>yue-HK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Czech (Czech Republic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cs-CZ</text:p>
          </table:table-cell>
          <table:table-cell table:style-name="ce12" office:value-type="string" calcext:value-type="string">
            <text:p>cs-CZ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Czech (Czech Republic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cs-CZ</text:p>
          </table:table-cell>
          <table:table-cell table:style-name="ce12" office:value-type="string" calcext:value-type="string">
            <text:p>cs-CZ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anish (Denmar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a-DK</text:p>
          </table:table-cell>
          <table:table-cell table:style-name="ce12" office:value-type="string" calcext:value-type="string">
            <text:p>da-DK-Neural2-D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anish (Denmark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da-DK</text:p>
          </table:table-cell>
          <table:table-cell table:style-name="ce12" office:value-type="string" calcext:value-type="string">
            <text:p>da-DK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Danish (Denmark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da-DK</text:p>
          </table:table-cell>
          <table:table-cell table:style-name="ce12" office:value-type="string" calcext:value-type="string">
            <text:p>da-DK-Standard-C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Danish (Denmark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da-DK</text:p>
          </table:table-cell>
          <table:table-cell table:style-name="ce12" office:value-type="string" calcext:value-type="string">
            <text:p>da-DK-Standard-D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Danish (Denmark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da-DK</text:p>
          </table:table-cell>
          <table:table-cell table:style-name="ce12" office:value-type="string" calcext:value-type="string">
            <text:p>da-DK-Standard-E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Danish (Denmar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a-DK</text:p>
          </table:table-cell>
          <table:table-cell table:style-name="ce12" office:value-type="string" calcext:value-type="string">
            <text:p>da-DK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anish (Denmar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a-DK</text:p>
          </table:table-cell>
          <table:table-cell table:style-name="ce12" office:value-type="string" calcext:value-type="string">
            <text:p>da-DK-Wavenet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anish (Denmar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a-DK</text:p>
          </table:table-cell>
          <table:table-cell table:style-name="ce12" office:value-type="string" calcext:value-type="string">
            <text:p>da-DK-Wavenet-D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anish (Denmar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a-DK</text:p>
          </table:table-cell>
          <table:table-cell table:style-name="ce12" office:value-type="string" calcext:value-type="string">
            <text:p>da-DK-Wavenet-E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utch (Belgium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nl-BE</text:p>
          </table:table-cell>
          <table:table-cell table:style-name="ce12" office:value-type="string" calcext:value-type="string">
            <text:p>nl-BE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Dutch (Belgium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nl-BE</text:p>
          </table:table-cell>
          <table:table-cell table:style-name="ce12" office:value-type="string" calcext:value-type="string">
            <text:p>nl-BE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Dutch (Belgium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nl-BE</text:p>
          </table:table-cell>
          <table:table-cell table:style-name="ce12" office:value-type="string" calcext:value-type="string">
            <text:p>nl-BE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utch (Belgium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nl-BE</text:p>
          </table:table-cell>
          <table:table-cell table:style-name="ce12" office:value-type="string" calcext:value-type="string">
            <text:p>nl-BE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utch (Netherland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nl-NL</text:p>
          </table:table-cell>
          <table:table-cell table:style-name="ce12" office:value-type="string" calcext:value-type="string">
            <text:p>nl-NL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Dutch (Netherland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nl-NL</text:p>
          </table:table-cell>
          <table:table-cell table:style-name="ce12" office:value-type="string" calcext:value-type="string">
            <text:p>nl-NL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Dutch (Netherland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nl-NL</text:p>
          </table:table-cell>
          <table:table-cell table:style-name="ce12" office:value-type="string" calcext:value-type="string">
            <text:p>nl-NL-Standard-C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Dutch (Netherland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nl-NL</text:p>
          </table:table-cell>
          <table:table-cell table:style-name="ce12" office:value-type="string" calcext:value-type="string">
            <text:p>nl-NL-Standard-D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Dutch (Netherland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nl-NL</text:p>
          </table:table-cell>
          <table:table-cell table:style-name="ce12" office:value-type="string" calcext:value-type="string">
            <text:p>nl-NL-Standard-E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Dutch (Netherland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nl-NL</text:p>
          </table:table-cell>
          <table:table-cell table:style-name="ce12" office:value-type="string" calcext:value-type="string">
            <text:p>nl-NL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utch (Netherland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nl-NL</text:p>
          </table:table-cell>
          <table:table-cell table:style-name="ce12" office:value-type="string" calcext:value-type="string">
            <text:p>nl-NL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utch (Netherland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nl-NL</text:p>
          </table:table-cell>
          <table:table-cell table:style-name="ce12" office:value-type="string" calcext:value-type="string">
            <text:p>nl-NL-Wavenet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utch (Netherland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nl-NL</text:p>
          </table:table-cell>
          <table:table-cell table:style-name="ce12" office:value-type="string" calcext:value-type="string">
            <text:p>nl-NL-Wavenet-D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utch (Netherland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nl-NL</text:p>
          </table:table-cell>
          <table:table-cell table:style-name="ce12" office:value-type="string" calcext:value-type="string">
            <text:p>nl-NL-Wavenet-E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Austral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AU</text:p>
          </table:table-cell>
          <table:table-cell table:style-name="ce12" office:value-type="string" calcext:value-type="string">
            <text:p>en-AU-Neural2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Austral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AU</text:p>
          </table:table-cell>
          <table:table-cell table:style-name="ce12" office:value-type="string" calcext:value-type="string">
            <text:p>en-AU-Neural2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Austral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AU</text:p>
          </table:table-cell>
          <table:table-cell table:style-name="ce12" office:value-type="string" calcext:value-type="string">
            <text:p>en-AU-Neural2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Austral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AU</text:p>
          </table:table-cell>
          <table:table-cell table:style-name="ce12" office:value-type="string" calcext:value-type="string">
            <text:p>en-AU-Neural2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Austral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AU</text:p>
          </table:table-cell>
          <table:table-cell table:style-name="ce12" office:value-type="string" calcext:value-type="string">
            <text:p>en-AU-News-E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Austral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AU</text:p>
          </table:table-cell>
          <table:table-cell table:style-name="ce12" office:value-type="string" calcext:value-type="string">
            <text:p>en-AU-News-F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Austral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AU</text:p>
          </table:table-cell>
          <table:table-cell table:style-name="ce12" office:value-type="string" calcext:value-type="string">
            <text:p>en-AU-News-G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Austral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AU</text:p>
          </table:table-cell>
          <table:table-cell table:style-name="ce12" office:value-type="string" calcext:value-type="string">
            <text:p>en-AU-Polyglot-1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Austral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AU</text:p>
          </table:table-cell>
          <table:table-cell table:style-name="ce12" office:value-type="string" calcext:value-type="string">
            <text:p>en-AU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Austral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AU</text:p>
          </table:table-cell>
          <table:table-cell table:style-name="ce12" office:value-type="string" calcext:value-type="string">
            <text:p>en-AU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Austral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AU</text:p>
          </table:table-cell>
          <table:table-cell table:style-name="ce12" office:value-type="string" calcext:value-type="string">
            <text:p>en-AU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Austral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AU</text:p>
          </table:table-cell>
          <table:table-cell table:style-name="ce12" office:value-type="string" calcext:value-type="string">
            <text:p>en-AU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Austral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AU</text:p>
          </table:table-cell>
          <table:table-cell table:style-name="ce12" office:value-type="string" calcext:value-type="string">
            <text:p>en-AU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Austral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AU</text:p>
          </table:table-cell>
          <table:table-cell table:style-name="ce12" office:value-type="string" calcext:value-type="string">
            <text:p>en-AU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Austral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AU</text:p>
          </table:table-cell>
          <table:table-cell table:style-name="ce12" office:value-type="string" calcext:value-type="string">
            <text:p>en-AU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Austral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AU</text:p>
          </table:table-cell>
          <table:table-cell table:style-name="ce12" office:value-type="string" calcext:value-type="string">
            <text:p>en-AU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IN</text:p>
          </table:table-cell>
          <table:table-cell table:style-name="ce12" office:value-type="string" calcext:value-type="string">
            <text:p>en-IN-Neural2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IN</text:p>
          </table:table-cell>
          <table:table-cell table:style-name="ce12" office:value-type="string" calcext:value-type="string">
            <text:p>en-IN-Neural2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IN</text:p>
          </table:table-cell>
          <table:table-cell table:style-name="ce12" office:value-type="string" calcext:value-type="string">
            <text:p>en-IN-Neural2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IN</text:p>
          </table:table-cell>
          <table:table-cell table:style-name="ce12" office:value-type="string" calcext:value-type="string">
            <text:p>en-IN-Neural2-D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IN</text:p>
          </table:table-cell>
          <table:table-cell table:style-name="ce12" office:value-type="string" calcext:value-type="string">
            <text:p>en-IN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IN</text:p>
          </table:table-cell>
          <table:table-cell table:style-name="ce12" office:value-type="string" calcext:value-type="string">
            <text:p>en-IN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IN</text:p>
          </table:table-cell>
          <table:table-cell table:style-name="ce12" office:value-type="string" calcext:value-type="string">
            <text:p>en-IN-Standard-C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IN</text:p>
          </table:table-cell>
          <table:table-cell table:style-name="ce12" office:value-type="string" calcext:value-type="string">
            <text:p>en-IN-Standard-D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IN</text:p>
          </table:table-cell>
          <table:table-cell table:style-name="ce12" office:value-type="string" calcext:value-type="string">
            <text:p>en-IN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IN</text:p>
          </table:table-cell>
          <table:table-cell table:style-name="ce12" office:value-type="string" calcext:value-type="string">
            <text:p>en-IN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IN</text:p>
          </table:table-cell>
          <table:table-cell table:style-name="ce12" office:value-type="string" calcext:value-type="string">
            <text:p>en-IN-Wavenet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IN</text:p>
          </table:table-cell>
          <table:table-cell table:style-name="ce12" office:value-type="string" calcext:value-type="string">
            <text:p>en-IN-Wavenet-D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Neural2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Neural2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Neural2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Neural2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Neural2-F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News-G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News-H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News-I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News-J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News-K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News-L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News-M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Standard-F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Studio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Studio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Studio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Studio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K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GB</text:p>
          </table:table-cell>
          <table:table-cell table:style-name="ce12" office:value-type="string" calcext:value-type="string">
            <text:p>en-GB-Wavenet-F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Casual-K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Journey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Journey-F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Journey-O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Neural2-A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Neural2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Neural2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Neural2-E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Neural2-F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Neural2-G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Neural2-H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Neural2-I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Neural2-J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News-K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News-L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News-N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Polyglot-1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Standard-A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Standard-E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Standard-F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Standard-G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Standard-H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Standard-I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Standard-J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Studio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Studio-O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Studio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Studio-Q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Wavenet-A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Wavenet-E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Wavenet-F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Wavenet-G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Wavenet-H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Wavenet-I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Engl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n-US</text:p>
          </table:table-cell>
          <table:table-cell table:style-name="ce12" office:value-type="string" calcext:value-type="string">
            <text:p>en-US-Wavenet-J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ilipino (Philippine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fil-PH</text:p>
          </table:table-cell>
          <table:table-cell table:style-name="ce12" office:value-type="string" calcext:value-type="string">
            <text:p>fil-PH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Filipino (Philippine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fil-PH</text:p>
          </table:table-cell>
          <table:table-cell table:style-name="ce12" office:value-type="string" calcext:value-type="string">
            <text:p>fil-PH-Standard-B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Filipino (Philippine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fil-PH</text:p>
          </table:table-cell>
          <table:table-cell table:style-name="ce12" office:value-type="string" calcext:value-type="string">
            <text:p>fil-PH-Standard-C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Filipino (Philippine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fil-PH</text:p>
          </table:table-cell>
          <table:table-cell table:style-name="ce12" office:value-type="string" calcext:value-type="string">
            <text:p>fil-PH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Filipino (Philippine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il-PH</text:p>
          </table:table-cell>
          <table:table-cell table:style-name="ce12" office:value-type="string" calcext:value-type="string">
            <text:p>fil-PH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ilipino (Philippine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il-PH</text:p>
          </table:table-cell>
          <table:table-cell table:style-name="ce12" office:value-type="string" calcext:value-type="string">
            <text:p>fil-PH-Wavenet-B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ilipino (Philippine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il-PH</text:p>
          </table:table-cell>
          <table:table-cell table:style-name="ce12" office:value-type="string" calcext:value-type="string">
            <text:p>fil-PH-Wavenet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ilipino (Philippine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il-PH</text:p>
          </table:table-cell>
          <table:table-cell table:style-name="ce12" office:value-type="string" calcext:value-type="string">
            <text:p>fil-PH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ilipino (Philippine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il-PH</text:p>
          </table:table-cell>
          <table:table-cell table:style-name="ce12" office:value-type="string" calcext:value-type="string">
            <text:p>fil-ph-Neural2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ilipino (Philippine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il-PH</text:p>
          </table:table-cell>
          <table:table-cell table:style-name="ce12" office:value-type="string" calcext:value-type="string">
            <text:p>fil-ph-Neural2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innish (Finland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fi-FI</text:p>
          </table:table-cell>
          <table:table-cell table:style-name="ce12" office:value-type="string" calcext:value-type="string">
            <text:p>fi-FI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Finnish (Finland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i-FI</text:p>
          </table:table-cell>
          <table:table-cell table:style-name="ce12" office:value-type="string" calcext:value-type="string">
            <text:p>fi-FI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Canad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CA</text:p>
          </table:table-cell>
          <table:table-cell table:style-name="ce12" office:value-type="string" calcext:value-type="string">
            <text:p>fr-CA-Neural2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Canad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CA</text:p>
          </table:table-cell>
          <table:table-cell table:style-name="ce12" office:value-type="string" calcext:value-type="string">
            <text:p>fr-CA-Neural2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Canad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CA</text:p>
          </table:table-cell>
          <table:table-cell table:style-name="ce12" office:value-type="string" calcext:value-type="string">
            <text:p>fr-CA-Neural2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Canad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CA</text:p>
          </table:table-cell>
          <table:table-cell table:style-name="ce12" office:value-type="string" calcext:value-type="string">
            <text:p>fr-CA-Neural2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Canad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fr-CA</text:p>
          </table:table-cell>
          <table:table-cell table:style-name="ce12" office:value-type="string" calcext:value-type="string">
            <text:p>fr-CA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French (Canad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fr-CA</text:p>
          </table:table-cell>
          <table:table-cell table:style-name="ce12" office:value-type="string" calcext:value-type="string">
            <text:p>fr-CA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French (Canad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fr-CA</text:p>
          </table:table-cell>
          <table:table-cell table:style-name="ce12" office:value-type="string" calcext:value-type="string">
            <text:p>fr-CA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French (Canad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fr-CA</text:p>
          </table:table-cell>
          <table:table-cell table:style-name="ce12" office:value-type="string" calcext:value-type="string">
            <text:p>fr-CA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French (Canad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CA</text:p>
          </table:table-cell>
          <table:table-cell table:style-name="ce12" office:value-type="string" calcext:value-type="string">
            <text:p>fr-CA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Canad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CA</text:p>
          </table:table-cell>
          <table:table-cell table:style-name="ce12" office:value-type="string" calcext:value-type="string">
            <text:p>fr-CA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Canad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CA</text:p>
          </table:table-cell>
          <table:table-cell table:style-name="ce12" office:value-type="string" calcext:value-type="string">
            <text:p>fr-CA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Canad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CA</text:p>
          </table:table-cell>
          <table:table-cell table:style-name="ce12" office:value-type="string" calcext:value-type="string">
            <text:p>fr-CA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Neural2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Neural2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Neural2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Neural2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Neural2-E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Polyglot-1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Standard-E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Studio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Studio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Studio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Studio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French (France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fr-FR</text:p>
          </table:table-cell>
          <table:table-cell table:style-name="ce12" office:value-type="string" calcext:value-type="string">
            <text:p>fr-FR-Wavenet-E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alician (Spain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gl-ES</text:p>
          </table:table-cell>
          <table:table-cell table:style-name="ce12" office:value-type="string" calcext:value-type="string">
            <text:p>gl-ES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Neural2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Neural2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Neural2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Neural2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Neural2-F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Polyglot-1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Standard-E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Standard-F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Studio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Studio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Studio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Studio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Wavenet-E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erman (German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de-DE</text:p>
          </table:table-cell>
          <table:table-cell table:style-name="ce12" office:value-type="string" calcext:value-type="string">
            <text:p>de-DE-Wavenet-F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reek (Greece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l-GR</text:p>
          </table:table-cell>
          <table:table-cell table:style-name="ce12" office:value-type="string" calcext:value-type="string">
            <text:p>el-GR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Greek (Greece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l-GR</text:p>
          </table:table-cell>
          <table:table-cell table:style-name="ce12" office:value-type="string" calcext:value-type="string">
            <text:p>el-GR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ujarat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gu-IN</text:p>
          </table:table-cell>
          <table:table-cell table:style-name="ce12" office:value-type="string" calcext:value-type="string">
            <text:p>gu-IN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Gujarat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gu-IN</text:p>
          </table:table-cell>
          <table:table-cell table:style-name="ce12" office:value-type="string" calcext:value-type="string">
            <text:p>gu-IN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Gujarat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gu-IN</text:p>
          </table:table-cell>
          <table:table-cell table:style-name="ce12" office:value-type="string" calcext:value-type="string">
            <text:p>gu-IN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Gujarat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gu-IN</text:p>
          </table:table-cell>
          <table:table-cell table:style-name="ce12" office:value-type="string" calcext:value-type="string">
            <text:p>gu-IN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Gujarat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gu-IN</text:p>
          </table:table-cell>
          <table:table-cell table:style-name="ce12" office:value-type="string" calcext:value-type="string">
            <text:p>gu-IN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ujarat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gu-IN</text:p>
          </table:table-cell>
          <table:table-cell table:style-name="ce12" office:value-type="string" calcext:value-type="string">
            <text:p>gu-IN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ujarat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gu-IN</text:p>
          </table:table-cell>
          <table:table-cell table:style-name="ce12" office:value-type="string" calcext:value-type="string">
            <text:p>gu-IN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Gujarat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gu-IN</text:p>
          </table:table-cell>
          <table:table-cell table:style-name="ce12" office:value-type="string" calcext:value-type="string">
            <text:p>gu-IN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ebrew (Israel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he-IL</text:p>
          </table:table-cell>
          <table:table-cell table:style-name="ce12" office:value-type="string" calcext:value-type="string">
            <text:p>he-IL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Hebrew (Israel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he-IL</text:p>
          </table:table-cell>
          <table:table-cell table:style-name="ce12" office:value-type="string" calcext:value-type="string">
            <text:p>he-IL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Hebrew (Israel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he-IL</text:p>
          </table:table-cell>
          <table:table-cell table:style-name="ce12" office:value-type="string" calcext:value-type="string">
            <text:p>he-IL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Hebrew (Israel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he-IL</text:p>
          </table:table-cell>
          <table:table-cell table:style-name="ce12" office:value-type="string" calcext:value-type="string">
            <text:p>he-IL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Hebrew (Israel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he-IL</text:p>
          </table:table-cell>
          <table:table-cell table:style-name="ce12" office:value-type="string" calcext:value-type="string">
            <text:p>he-IL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ebrew (Israel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he-IL</text:p>
          </table:table-cell>
          <table:table-cell table:style-name="ce12" office:value-type="string" calcext:value-type="string">
            <text:p>he-IL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ebrew (Israel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he-IL</text:p>
          </table:table-cell>
          <table:table-cell table:style-name="ce12" office:value-type="string" calcext:value-type="string">
            <text:p>he-IL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ebrew (Israel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he-IL</text:p>
          </table:table-cell>
          <table:table-cell table:style-name="ce12" office:value-type="string" calcext:value-type="string">
            <text:p>he-IL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ind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hi-IN</text:p>
          </table:table-cell>
          <table:table-cell table:style-name="ce12" office:value-type="string" calcext:value-type="string">
            <text:p>hi-IN-Neural2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ind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hi-IN</text:p>
          </table:table-cell>
          <table:table-cell table:style-name="ce12" office:value-type="string" calcext:value-type="string">
            <text:p>hi-IN-Neural2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ind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hi-IN</text:p>
          </table:table-cell>
          <table:table-cell table:style-name="ce12" office:value-type="string" calcext:value-type="string">
            <text:p>hi-IN-Neural2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ind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hi-IN</text:p>
          </table:table-cell>
          <table:table-cell table:style-name="ce12" office:value-type="string" calcext:value-type="string">
            <text:p>hi-IN-Neural2-D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ind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hi-IN</text:p>
          </table:table-cell>
          <table:table-cell table:style-name="ce12" office:value-type="string" calcext:value-type="string">
            <text:p>hi-IN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Hind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hi-IN</text:p>
          </table:table-cell>
          <table:table-cell table:style-name="ce12" office:value-type="string" calcext:value-type="string">
            <text:p>hi-IN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Hind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hi-IN</text:p>
          </table:table-cell>
          <table:table-cell table:style-name="ce12" office:value-type="string" calcext:value-type="string">
            <text:p>hi-IN-Standard-C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Hind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hi-IN</text:p>
          </table:table-cell>
          <table:table-cell table:style-name="ce12" office:value-type="string" calcext:value-type="string">
            <text:p>hi-IN-Standard-D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Hind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hi-IN</text:p>
          </table:table-cell>
          <table:table-cell table:style-name="ce12" office:value-type="string" calcext:value-type="string">
            <text:p>hi-IN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ind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hi-IN</text:p>
          </table:table-cell>
          <table:table-cell table:style-name="ce12" office:value-type="string" calcext:value-type="string">
            <text:p>hi-IN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ind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hi-IN</text:p>
          </table:table-cell>
          <table:table-cell table:style-name="ce12" office:value-type="string" calcext:value-type="string">
            <text:p>hi-IN-Wavenet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ind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hi-IN</text:p>
          </table:table-cell>
          <table:table-cell table:style-name="ce12" office:value-type="string" calcext:value-type="string">
            <text:p>hi-IN-Wavenet-D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Hungarian (Hungar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hu-HU</text:p>
          </table:table-cell>
          <table:table-cell table:style-name="ce12" office:value-type="string" calcext:value-type="string">
            <text:p>hu-HU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Hungarian (Hungar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hu-HU</text:p>
          </table:table-cell>
          <table:table-cell table:style-name="ce12" office:value-type="string" calcext:value-type="string">
            <text:p>hu-HU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celandic (Iceland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is-IS</text:p>
          </table:table-cell>
          <table:table-cell table:style-name="ce12" office:value-type="string" calcext:value-type="string">
            <text:p>is-IS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Indonesian (Indones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id-ID</text:p>
          </table:table-cell>
          <table:table-cell table:style-name="ce12" office:value-type="string" calcext:value-type="string">
            <text:p>id-ID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Indonesian (Indones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id-ID</text:p>
          </table:table-cell>
          <table:table-cell table:style-name="ce12" office:value-type="string" calcext:value-type="string">
            <text:p>id-ID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Indonesian (Indones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id-ID</text:p>
          </table:table-cell>
          <table:table-cell table:style-name="ce12" office:value-type="string" calcext:value-type="string">
            <text:p>id-ID-Standard-C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Indonesian (Indones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id-ID</text:p>
          </table:table-cell>
          <table:table-cell table:style-name="ce12" office:value-type="string" calcext:value-type="string">
            <text:p>id-ID-Standard-D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Indonesian (Indones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id-ID</text:p>
          </table:table-cell>
          <table:table-cell table:style-name="ce12" office:value-type="string" calcext:value-type="string">
            <text:p>id-ID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ndonesian (Indones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id-ID</text:p>
          </table:table-cell>
          <table:table-cell table:style-name="ce12" office:value-type="string" calcext:value-type="string">
            <text:p>id-ID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ndonesian (Indones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id-ID</text:p>
          </table:table-cell>
          <table:table-cell table:style-name="ce12" office:value-type="string" calcext:value-type="string">
            <text:p>id-ID-Wavenet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ndonesian (Indones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id-ID</text:p>
          </table:table-cell>
          <table:table-cell table:style-name="ce12" office:value-type="string" calcext:value-type="string">
            <text:p>id-ID-Wavenet-D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talian (Ital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it-IT</text:p>
          </table:table-cell>
          <table:table-cell table:style-name="ce12" office:value-type="string" calcext:value-type="string">
            <text:p>it-IT-Neural2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talian (Ital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it-IT</text:p>
          </table:table-cell>
          <table:table-cell table:style-name="ce12" office:value-type="string" calcext:value-type="string">
            <text:p>it-IT-Neural2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talian (Ital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it-IT</text:p>
          </table:table-cell>
          <table:table-cell table:style-name="ce12" office:value-type="string" calcext:value-type="string">
            <text:p>it-IT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Italian (Ital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it-IT</text:p>
          </table:table-cell>
          <table:table-cell table:style-name="ce12" office:value-type="string" calcext:value-type="string">
            <text:p>it-IT-Standard-B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Italian (Ital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it-IT</text:p>
          </table:table-cell>
          <table:table-cell table:style-name="ce12" office:value-type="string" calcext:value-type="string">
            <text:p>it-IT-Standard-C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Italian (Ital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it-IT</text:p>
          </table:table-cell>
          <table:table-cell table:style-name="ce12" office:value-type="string" calcext:value-type="string">
            <text:p>it-IT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Italian (Ital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it-IT</text:p>
          </table:table-cell>
          <table:table-cell table:style-name="ce12" office:value-type="string" calcext:value-type="string">
            <text:p>it-IT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talian (Ital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it-IT</text:p>
          </table:table-cell>
          <table:table-cell table:style-name="ce12" office:value-type="string" calcext:value-type="string">
            <text:p>it-IT-Wavenet-B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talian (Ital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it-IT</text:p>
          </table:table-cell>
          <table:table-cell table:style-name="ce12" office:value-type="string" calcext:value-type="string">
            <text:p>it-IT-Wavenet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Italian (Ital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it-IT</text:p>
          </table:table-cell>
          <table:table-cell table:style-name="ce12" office:value-type="string" calcext:value-type="string">
            <text:p>it-IT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Japanese (Japa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ja-JP</text:p>
          </table:table-cell>
          <table:table-cell table:style-name="ce12" office:value-type="string" calcext:value-type="string">
            <text:p>ja-JP-Neural2-B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Japanese (Japa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ja-JP</text:p>
          </table:table-cell>
          <table:table-cell table:style-name="ce12" office:value-type="string" calcext:value-type="string">
            <text:p>ja-JP-Neural2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Japanese (Japa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ja-JP</text:p>
          </table:table-cell>
          <table:table-cell table:style-name="ce12" office:value-type="string" calcext:value-type="string">
            <text:p>ja-JP-Neural2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Japanese (Japan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ja-JP</text:p>
          </table:table-cell>
          <table:table-cell table:style-name="ce12" office:value-type="string" calcext:value-type="string">
            <text:p>ja-JP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Japanese (Japan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ja-JP</text:p>
          </table:table-cell>
          <table:table-cell table:style-name="ce12" office:value-type="string" calcext:value-type="string">
            <text:p>ja-JP-Standard-B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Japanese (Japan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ja-JP</text:p>
          </table:table-cell>
          <table:table-cell table:style-name="ce12" office:value-type="string" calcext:value-type="string">
            <text:p>ja-JP-Standard-C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Japanese (Japan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ja-JP</text:p>
          </table:table-cell>
          <table:table-cell table:style-name="ce12" office:value-type="string" calcext:value-type="string">
            <text:p>ja-JP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Japanese (Japa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ja-JP</text:p>
          </table:table-cell>
          <table:table-cell table:style-name="ce12" office:value-type="string" calcext:value-type="string">
            <text:p>ja-JP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Japanese (Japa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ja-JP</text:p>
          </table:table-cell>
          <table:table-cell table:style-name="ce12" office:value-type="string" calcext:value-type="string">
            <text:p>ja-JP-Wavenet-B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Japanese (Japa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ja-JP</text:p>
          </table:table-cell>
          <table:table-cell table:style-name="ce12" office:value-type="string" calcext:value-type="string">
            <text:p>ja-JP-Wavenet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Japanese (Japa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ja-JP</text:p>
          </table:table-cell>
          <table:table-cell table:style-name="ce12" office:value-type="string" calcext:value-type="string">
            <text:p>ja-JP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Kannada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kn-IN</text:p>
          </table:table-cell>
          <table:table-cell table:style-name="ce12" office:value-type="string" calcext:value-type="string">
            <text:p>kn-IN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Kannada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kn-IN</text:p>
          </table:table-cell>
          <table:table-cell table:style-name="ce12" office:value-type="string" calcext:value-type="string">
            <text:p>kn-IN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Kannada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kn-IN</text:p>
          </table:table-cell>
          <table:table-cell table:style-name="ce12" office:value-type="string" calcext:value-type="string">
            <text:p>kn-IN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Kannada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kn-IN</text:p>
          </table:table-cell>
          <table:table-cell table:style-name="ce12" office:value-type="string" calcext:value-type="string">
            <text:p>kn-IN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Kannada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kn-IN</text:p>
          </table:table-cell>
          <table:table-cell table:style-name="ce12" office:value-type="string" calcext:value-type="string">
            <text:p>kn-IN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Kannada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kn-IN</text:p>
          </table:table-cell>
          <table:table-cell table:style-name="ce12" office:value-type="string" calcext:value-type="string">
            <text:p>kn-IN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Kannada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kn-IN</text:p>
          </table:table-cell>
          <table:table-cell table:style-name="ce12" office:value-type="string" calcext:value-type="string">
            <text:p>kn-IN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Kannada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kn-IN</text:p>
          </table:table-cell>
          <table:table-cell table:style-name="ce12" office:value-type="string" calcext:value-type="string">
            <text:p>kn-IN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Korean (South Kore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ko-KR</text:p>
          </table:table-cell>
          <table:table-cell table:style-name="ce12" office:value-type="string" calcext:value-type="string">
            <text:p>ko-KR-Neural2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Korean (South Kore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ko-KR</text:p>
          </table:table-cell>
          <table:table-cell table:style-name="ce12" office:value-type="string" calcext:value-type="string">
            <text:p>ko-KR-Neural2-B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Korean (South Kore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ko-KR</text:p>
          </table:table-cell>
          <table:table-cell table:style-name="ce12" office:value-type="string" calcext:value-type="string">
            <text:p>ko-KR-Neural2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Korean (South Kore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ko-KR</text:p>
          </table:table-cell>
          <table:table-cell table:style-name="ce12" office:value-type="string" calcext:value-type="string">
            <text:p>ko-KR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Korean (South Kore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ko-KR</text:p>
          </table:table-cell>
          <table:table-cell table:style-name="ce12" office:value-type="string" calcext:value-type="string">
            <text:p>ko-KR-Standard-B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Korean (South Kore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ko-KR</text:p>
          </table:table-cell>
          <table:table-cell table:style-name="ce12" office:value-type="string" calcext:value-type="string">
            <text:p>ko-KR-Standard-C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Korean (South Kore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ko-KR</text:p>
          </table:table-cell>
          <table:table-cell table:style-name="ce12" office:value-type="string" calcext:value-type="string">
            <text:p>ko-KR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Korean (South Kore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ko-KR</text:p>
          </table:table-cell>
          <table:table-cell table:style-name="ce12" office:value-type="string" calcext:value-type="string">
            <text:p>ko-KR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Korean (South Kore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ko-KR</text:p>
          </table:table-cell>
          <table:table-cell table:style-name="ce12" office:value-type="string" calcext:value-type="string">
            <text:p>ko-KR-Wavenet-B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Korean (South Kore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ko-KR</text:p>
          </table:table-cell>
          <table:table-cell table:style-name="ce12" office:value-type="string" calcext:value-type="string">
            <text:p>ko-KR-Wavenet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Korean (South Kore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ko-KR</text:p>
          </table:table-cell>
          <table:table-cell table:style-name="ce12" office:value-type="string" calcext:value-type="string">
            <text:p>ko-KR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Latvian (Latv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lv-LV</text:p>
          </table:table-cell>
          <table:table-cell table:style-name="ce12" office:value-type="string" calcext:value-type="string">
            <text:p>lv-LV-Standard-A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Lithuanian (Lithuan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lt-LT</text:p>
          </table:table-cell>
          <table:table-cell table:style-name="ce12" office:value-type="string" calcext:value-type="string">
            <text:p>lt-LT-Standard-A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lay (Malays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ms-MY</text:p>
          </table:table-cell>
          <table:table-cell table:style-name="ce12" office:value-type="string" calcext:value-type="string">
            <text:p>ms-MY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lay (Malays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ms-MY</text:p>
          </table:table-cell>
          <table:table-cell table:style-name="ce12" office:value-type="string" calcext:value-type="string">
            <text:p>ms-MY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lay (Malays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ms-MY</text:p>
          </table:table-cell>
          <table:table-cell table:style-name="ce12" office:value-type="string" calcext:value-type="string">
            <text:p>ms-MY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lay (Malays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ms-MY</text:p>
          </table:table-cell>
          <table:table-cell table:style-name="ce12" office:value-type="string" calcext:value-type="string">
            <text:p>ms-MY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lay (Malays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ms-MY</text:p>
          </table:table-cell>
          <table:table-cell table:style-name="ce12" office:value-type="string" calcext:value-type="string">
            <text:p>ms-MY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lay (Malays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ms-MY</text:p>
          </table:table-cell>
          <table:table-cell table:style-name="ce12" office:value-type="string" calcext:value-type="string">
            <text:p>ms-MY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lay (Malays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ms-MY</text:p>
          </table:table-cell>
          <table:table-cell table:style-name="ce12" office:value-type="string" calcext:value-type="string">
            <text:p>ms-MY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lay (Malays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ms-MY</text:p>
          </table:table-cell>
          <table:table-cell table:style-name="ce12" office:value-type="string" calcext:value-type="string">
            <text:p>ms-MY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layalam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ml-IN</text:p>
          </table:table-cell>
          <table:table-cell table:style-name="ce12" office:value-type="string" calcext:value-type="string">
            <text:p>ml-IN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layalam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ml-IN</text:p>
          </table:table-cell>
          <table:table-cell table:style-name="ce12" office:value-type="string" calcext:value-type="string">
            <text:p>ml-IN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layalam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ml-IN</text:p>
          </table:table-cell>
          <table:table-cell table:style-name="ce12" office:value-type="string" calcext:value-type="string">
            <text:p>ml-IN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layalam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ml-IN</text:p>
          </table:table-cell>
          <table:table-cell table:style-name="ce12" office:value-type="string" calcext:value-type="string">
            <text:p>ml-IN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layalam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ml-IN</text:p>
          </table:table-cell>
          <table:table-cell table:style-name="ce12" office:value-type="string" calcext:value-type="string">
            <text:p>ml-IN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layalam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ml-IN</text:p>
          </table:table-cell>
          <table:table-cell table:style-name="ce12" office:value-type="string" calcext:value-type="string">
            <text:p>ml-IN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layalam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ml-IN</text:p>
          </table:table-cell>
          <table:table-cell table:style-name="ce12" office:value-type="string" calcext:value-type="string">
            <text:p>ml-IN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layalam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ml-IN</text:p>
          </table:table-cell>
          <table:table-cell table:style-name="ce12" office:value-type="string" calcext:value-type="string">
            <text:p>ml-IN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ndarin Chinese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cmn-CN</text:p>
          </table:table-cell>
          <table:table-cell table:style-name="ce12" office:value-type="string" calcext:value-type="string">
            <text:p>cmn-CN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ndarin Chinese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cmn-CN</text:p>
          </table:table-cell>
          <table:table-cell table:style-name="ce12" office:value-type="string" calcext:value-type="string">
            <text:p>cmn-CN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ndarin Chinese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cmn-CN</text:p>
          </table:table-cell>
          <table:table-cell table:style-name="ce12" office:value-type="string" calcext:value-type="string">
            <text:p>cmn-CN-Standard-C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ndarin Chinese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cmn-CN</text:p>
          </table:table-cell>
          <table:table-cell table:style-name="ce12" office:value-type="string" calcext:value-type="string">
            <text:p>cmn-CN-Standard-D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ndarin Chinese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cmn-CN</text:p>
          </table:table-cell>
          <table:table-cell table:style-name="ce12" office:value-type="string" calcext:value-type="string">
            <text:p>cmn-CN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ndarin Chinese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cmn-CN</text:p>
          </table:table-cell>
          <table:table-cell table:style-name="ce12" office:value-type="string" calcext:value-type="string">
            <text:p>cmn-CN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ndarin Chinese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cmn-CN</text:p>
          </table:table-cell>
          <table:table-cell table:style-name="ce12" office:value-type="string" calcext:value-type="string">
            <text:p>cmn-CN-Wavenet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ndarin Chinese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cmn-CN</text:p>
          </table:table-cell>
          <table:table-cell table:style-name="ce12" office:value-type="string" calcext:value-type="string">
            <text:p>cmn-CN-Wavenet-D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ndarin Chinese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cmn-TW</text:p>
          </table:table-cell>
          <table:table-cell table:style-name="ce12" office:value-type="string" calcext:value-type="string">
            <text:p>cmn-TW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ndarin Chinese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cmn-TW</text:p>
          </table:table-cell>
          <table:table-cell table:style-name="ce12" office:value-type="string" calcext:value-type="string">
            <text:p>cmn-TW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ndarin Chinese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cmn-TW</text:p>
          </table:table-cell>
          <table:table-cell table:style-name="ce12" office:value-type="string" calcext:value-type="string">
            <text:p>cmn-TW-Standard-C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ndarin Chinese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cmn-TW</text:p>
          </table:table-cell>
          <table:table-cell table:style-name="ce12" office:value-type="string" calcext:value-type="string">
            <text:p>cmn-TW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ndarin Chinese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cmn-TW</text:p>
          </table:table-cell>
          <table:table-cell table:style-name="ce12" office:value-type="string" calcext:value-type="string">
            <text:p>cmn-TW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ndarin Chinese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cmn-TW</text:p>
          </table:table-cell>
          <table:table-cell table:style-name="ce12" office:value-type="string" calcext:value-type="string">
            <text:p>cmn-TW-Wavenet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rath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mr-IN</text:p>
          </table:table-cell>
          <table:table-cell table:style-name="ce12" office:value-type="string" calcext:value-type="string">
            <text:p>mr-IN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rath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mr-IN</text:p>
          </table:table-cell>
          <table:table-cell table:style-name="ce12" office:value-type="string" calcext:value-type="string">
            <text:p>mr-IN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rath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mr-IN</text:p>
          </table:table-cell>
          <table:table-cell table:style-name="ce12" office:value-type="string" calcext:value-type="string">
            <text:p>mr-IN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Marath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mr-IN</text:p>
          </table:table-cell>
          <table:table-cell table:style-name="ce12" office:value-type="string" calcext:value-type="string">
            <text:p>mr-IN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rath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mr-IN</text:p>
          </table:table-cell>
          <table:table-cell table:style-name="ce12" office:value-type="string" calcext:value-type="string">
            <text:p>mr-IN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Marath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mr-IN</text:p>
          </table:table-cell>
          <table:table-cell table:style-name="ce12" office:value-type="string" calcext:value-type="string">
            <text:p>mr-IN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orwegian (Norwa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nb-NO</text:p>
          </table:table-cell>
          <table:table-cell table:style-name="ce12" office:value-type="string" calcext:value-type="string">
            <text:p>nb-NO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Norwegian (Norwa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nb-NO</text:p>
          </table:table-cell>
          <table:table-cell table:style-name="ce12" office:value-type="string" calcext:value-type="string">
            <text:p>nb-NO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Norwegian (Norwa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nb-NO</text:p>
          </table:table-cell>
          <table:table-cell table:style-name="ce12" office:value-type="string" calcext:value-type="string">
            <text:p>nb-NO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Norwegian (Norwa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nb-NO</text:p>
          </table:table-cell>
          <table:table-cell table:style-name="ce12" office:value-type="string" calcext:value-type="string">
            <text:p>nb-NO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Norwegian (Norwa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nb-NO</text:p>
          </table:table-cell>
          <table:table-cell table:style-name="ce12" office:value-type="string" calcext:value-type="string">
            <text:p>nb-NO-Standard-E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Norwegian (Norwa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nb-NO</text:p>
          </table:table-cell>
          <table:table-cell table:style-name="ce12" office:value-type="string" calcext:value-type="string">
            <text:p>nb-NO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orwegian (Norwa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nb-NO</text:p>
          </table:table-cell>
          <table:table-cell table:style-name="ce12" office:value-type="string" calcext:value-type="string">
            <text:p>nb-NO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orwegian (Norwa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nb-NO</text:p>
          </table:table-cell>
          <table:table-cell table:style-name="ce12" office:value-type="string" calcext:value-type="string">
            <text:p>nb-NO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orwegian (Norwa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nb-NO</text:p>
          </table:table-cell>
          <table:table-cell table:style-name="ce12" office:value-type="string" calcext:value-type="string">
            <text:p>nb-NO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orwegian (Norwa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nb-NO</text:p>
          </table:table-cell>
          <table:table-cell table:style-name="ce12" office:value-type="string" calcext:value-type="string">
            <text:p>nb-NO-Wavenet-E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lish (Poland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pl-PL</text:p>
          </table:table-cell>
          <table:table-cell table:style-name="ce12" office:value-type="string" calcext:value-type="string">
            <text:p>pl-PL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olish (Poland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pl-PL</text:p>
          </table:table-cell>
          <table:table-cell table:style-name="ce12" office:value-type="string" calcext:value-type="string">
            <text:p>pl-PL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olish (Poland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pl-PL</text:p>
          </table:table-cell>
          <table:table-cell table:style-name="ce12" office:value-type="string" calcext:value-type="string">
            <text:p>pl-PL-Standard-C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olish (Poland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pl-PL</text:p>
          </table:table-cell>
          <table:table-cell table:style-name="ce12" office:value-type="string" calcext:value-type="string">
            <text:p>pl-PL-Standard-D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olish (Poland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pl-PL</text:p>
          </table:table-cell>
          <table:table-cell table:style-name="ce12" office:value-type="string" calcext:value-type="string">
            <text:p>pl-PL-Standard-E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olish (Poland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l-PL</text:p>
          </table:table-cell>
          <table:table-cell table:style-name="ce12" office:value-type="string" calcext:value-type="string">
            <text:p>pl-PL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lish (Poland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l-PL</text:p>
          </table:table-cell>
          <table:table-cell table:style-name="ce12" office:value-type="string" calcext:value-type="string">
            <text:p>pl-PL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lish (Poland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l-PL</text:p>
          </table:table-cell>
          <table:table-cell table:style-name="ce12" office:value-type="string" calcext:value-type="string">
            <text:p>pl-PL-Wavenet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lish (Poland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l-PL</text:p>
          </table:table-cell>
          <table:table-cell table:style-name="ce12" office:value-type="string" calcext:value-type="string">
            <text:p>pl-PL-Wavenet-D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lish (Poland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l-PL</text:p>
          </table:table-cell>
          <table:table-cell table:style-name="ce12" office:value-type="string" calcext:value-type="string">
            <text:p>pl-PL-Wavenet-E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rtuguese (Brazil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t-BR</text:p>
          </table:table-cell>
          <table:table-cell table:style-name="ce12" office:value-type="string" calcext:value-type="string">
            <text:p>pt-BR-Neural2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rtuguese (Brazil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t-BR</text:p>
          </table:table-cell>
          <table:table-cell table:style-name="ce12" office:value-type="string" calcext:value-type="string">
            <text:p>pt-BR-Neural2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rtuguese (Brazil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t-BR</text:p>
          </table:table-cell>
          <table:table-cell table:style-name="ce12" office:value-type="string" calcext:value-type="string">
            <text:p>pt-BR-Neural2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rtuguese (Brazil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pt-BR</text:p>
          </table:table-cell>
          <table:table-cell table:style-name="ce12" office:value-type="string" calcext:value-type="string">
            <text:p>pt-BR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ortuguese (Brazil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pt-BR</text:p>
          </table:table-cell>
          <table:table-cell table:style-name="ce12" office:value-type="string" calcext:value-type="string">
            <text:p>pt-BR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ortuguese (Brazil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pt-BR</text:p>
          </table:table-cell>
          <table:table-cell table:style-name="ce12" office:value-type="string" calcext:value-type="string">
            <text:p>pt-BR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ortuguese (Brazil)</text:p>
          </table:table-cell>
          <table:table-cell table:style-name="ce12" office:value-type="string" calcext:value-type="string">
            <text:p>Studio</text:p>
          </table:table-cell>
          <table:table-cell table:style-name="ce12" office:value-type="string" calcext:value-type="string">
            <text:p>pt-BR</text:p>
          </table:table-cell>
          <table:table-cell table:style-name="ce12" office:value-type="string" calcext:value-type="string">
            <text:p>pt-BR-Studio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ortuguese (Brazil)</text:p>
          </table:table-cell>
          <table:table-cell table:style-name="ce12" office:value-type="string" calcext:value-type="string">
            <text:p>Studio</text:p>
          </table:table-cell>
          <table:table-cell table:style-name="ce12" office:value-type="string" calcext:value-type="string">
            <text:p>pt-BR</text:p>
          </table:table-cell>
          <table:table-cell table:style-name="ce12" office:value-type="string" calcext:value-type="string">
            <text:p>pt-BR-Studio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ortuguese (Brazil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t-BR</text:p>
          </table:table-cell>
          <table:table-cell table:style-name="ce12" office:value-type="string" calcext:value-type="string">
            <text:p>pt-BR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rtuguese (Brazil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t-BR</text:p>
          </table:table-cell>
          <table:table-cell table:style-name="ce12" office:value-type="string" calcext:value-type="string">
            <text:p>pt-BR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rtuguese (Brazil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t-BR</text:p>
          </table:table-cell>
          <table:table-cell table:style-name="ce12" office:value-type="string" calcext:value-type="string">
            <text:p>pt-BR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rtuguese (Portugal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pt-PT</text:p>
          </table:table-cell>
          <table:table-cell table:style-name="ce12" office:value-type="string" calcext:value-type="string">
            <text:p>pt-PT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ortuguese (Portugal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pt-PT</text:p>
          </table:table-cell>
          <table:table-cell table:style-name="ce12" office:value-type="string" calcext:value-type="string">
            <text:p>pt-PT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ortuguese (Portugal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pt-PT</text:p>
          </table:table-cell>
          <table:table-cell table:style-name="ce12" office:value-type="string" calcext:value-type="string">
            <text:p>pt-PT-Standard-C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ortuguese (Portugal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pt-PT</text:p>
          </table:table-cell>
          <table:table-cell table:style-name="ce12" office:value-type="string" calcext:value-type="string">
            <text:p>pt-PT-Standard-D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ortuguese (Portugal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t-PT</text:p>
          </table:table-cell>
          <table:table-cell table:style-name="ce12" office:value-type="string" calcext:value-type="string">
            <text:p>pt-PT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rtuguese (Portugal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t-PT</text:p>
          </table:table-cell>
          <table:table-cell table:style-name="ce12" office:value-type="string" calcext:value-type="string">
            <text:p>pt-PT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rtuguese (Portugal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t-PT</text:p>
          </table:table-cell>
          <table:table-cell table:style-name="ce12" office:value-type="string" calcext:value-type="string">
            <text:p>pt-PT-Wavenet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ortuguese (Portugal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t-PT</text:p>
          </table:table-cell>
          <table:table-cell table:style-name="ce12" office:value-type="string" calcext:value-type="string">
            <text:p>pt-PT-Wavenet-D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unjab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pa-IN</text:p>
          </table:table-cell>
          <table:table-cell table:style-name="ce12" office:value-type="string" calcext:value-type="string">
            <text:p>pa-IN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unjab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pa-IN</text:p>
          </table:table-cell>
          <table:table-cell table:style-name="ce12" office:value-type="string" calcext:value-type="string">
            <text:p>pa-IN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unjab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pa-IN</text:p>
          </table:table-cell>
          <table:table-cell table:style-name="ce12" office:value-type="string" calcext:value-type="string">
            <text:p>pa-IN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unjabi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pa-IN</text:p>
          </table:table-cell>
          <table:table-cell table:style-name="ce12" office:value-type="string" calcext:value-type="string">
            <text:p>pa-IN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Punjab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a-IN</text:p>
          </table:table-cell>
          <table:table-cell table:style-name="ce12" office:value-type="string" calcext:value-type="string">
            <text:p>pa-IN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unjab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a-IN</text:p>
          </table:table-cell>
          <table:table-cell table:style-name="ce12" office:value-type="string" calcext:value-type="string">
            <text:p>pa-IN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unjab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a-IN</text:p>
          </table:table-cell>
          <table:table-cell table:style-name="ce12" office:value-type="string" calcext:value-type="string">
            <text:p>pa-IN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Punjabi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pa-IN</text:p>
          </table:table-cell>
          <table:table-cell table:style-name="ce12" office:value-type="string" calcext:value-type="string">
            <text:p>pa-IN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Romanian (Roman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ro-RO</text:p>
          </table:table-cell>
          <table:table-cell table:style-name="ce12" office:value-type="string" calcext:value-type="string">
            <text:p>ro-RO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Romanian (Roman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ro-RO</text:p>
          </table:table-cell>
          <table:table-cell table:style-name="ce12" office:value-type="string" calcext:value-type="string">
            <text:p>ro-RO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Russian (Russ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ru-RU</text:p>
          </table:table-cell>
          <table:table-cell table:style-name="ce12" office:value-type="string" calcext:value-type="string">
            <text:p>ru-RU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Russian (Russ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ru-RU</text:p>
          </table:table-cell>
          <table:table-cell table:style-name="ce12" office:value-type="string" calcext:value-type="string">
            <text:p>ru-RU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Russian (Russ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ru-RU</text:p>
          </table:table-cell>
          <table:table-cell table:style-name="ce12" office:value-type="string" calcext:value-type="string">
            <text:p>ru-RU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Russian (Russ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ru-RU</text:p>
          </table:table-cell>
          <table:table-cell table:style-name="ce12" office:value-type="string" calcext:value-type="string">
            <text:p>ru-RU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Russian (Russ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ru-RU</text:p>
          </table:table-cell>
          <table:table-cell table:style-name="ce12" office:value-type="string" calcext:value-type="string">
            <text:p>ru-RU-Standard-E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Russian (Russ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ru-RU</text:p>
          </table:table-cell>
          <table:table-cell table:style-name="ce12" office:value-type="string" calcext:value-type="string">
            <text:p>ru-RU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Russian (Russ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ru-RU</text:p>
          </table:table-cell>
          <table:table-cell table:style-name="ce12" office:value-type="string" calcext:value-type="string">
            <text:p>ru-RU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Russian (Russ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ru-RU</text:p>
          </table:table-cell>
          <table:table-cell table:style-name="ce12" office:value-type="string" calcext:value-type="string">
            <text:p>ru-RU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Russian (Russ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ru-RU</text:p>
          </table:table-cell>
          <table:table-cell table:style-name="ce12" office:value-type="string" calcext:value-type="string">
            <text:p>ru-RU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Russian (Russ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ru-RU</text:p>
          </table:table-cell>
          <table:table-cell table:style-name="ce12" office:value-type="string" calcext:value-type="string">
            <text:p>ru-RU-Wavenet-E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erbian (Cyrillic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sr-RS</text:p>
          </table:table-cell>
          <table:table-cell table:style-name="ce12" office:value-type="string" calcext:value-type="string">
            <text:p>sr-RS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lovak (Slovak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sk-SK</text:p>
          </table:table-cell>
          <table:table-cell table:style-name="ce12" office:value-type="string" calcext:value-type="string">
            <text:p>sk-SK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lovak (Slovak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sk-SK</text:p>
          </table:table-cell>
          <table:table-cell table:style-name="ce12" office:value-type="string" calcext:value-type="string">
            <text:p>sk-SK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Spai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ES</text:p>
          </table:table-cell>
          <table:table-cell table:style-name="ce12" office:value-type="string" calcext:value-type="string">
            <text:p>es-ES-Neural2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Spai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ES</text:p>
          </table:table-cell>
          <table:table-cell table:style-name="ce12" office:value-type="string" calcext:value-type="string">
            <text:p>es-ES-Neural2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Spai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ES</text:p>
          </table:table-cell>
          <table:table-cell table:style-name="ce12" office:value-type="string" calcext:value-type="string">
            <text:p>es-ES-Neural2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Spai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ES</text:p>
          </table:table-cell>
          <table:table-cell table:style-name="ce12" office:value-type="string" calcext:value-type="string">
            <text:p>es-ES-Neural2-D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Spai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ES</text:p>
          </table:table-cell>
          <table:table-cell table:style-name="ce12" office:value-type="string" calcext:value-type="string">
            <text:p>es-ES-Neural2-E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Spai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ES</text:p>
          </table:table-cell>
          <table:table-cell table:style-name="ce12" office:value-type="string" calcext:value-type="string">
            <text:p>es-ES-Neural2-F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Spai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ES</text:p>
          </table:table-cell>
          <table:table-cell table:style-name="ce12" office:value-type="string" calcext:value-type="string">
            <text:p>es-ES-Polyglot-1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Spain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s-ES</text:p>
          </table:table-cell>
          <table:table-cell table:style-name="ce12" office:value-type="string" calcext:value-type="string">
            <text:p>es-ES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panish (Spain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s-ES</text:p>
          </table:table-cell>
          <table:table-cell table:style-name="ce12" office:value-type="string" calcext:value-type="string">
            <text:p>es-ES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panish (Spain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s-ES</text:p>
          </table:table-cell>
          <table:table-cell table:style-name="ce12" office:value-type="string" calcext:value-type="string">
            <text:p>es-ES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panish (Spain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s-ES</text:p>
          </table:table-cell>
          <table:table-cell table:style-name="ce12" office:value-type="string" calcext:value-type="string">
            <text:p>es-ES-Standard-D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panish (Spain)</text:p>
          </table:table-cell>
          <table:table-cell table:style-name="ce12" office:value-type="string" calcext:value-type="string">
            <text:p>Studio</text:p>
          </table:table-cell>
          <table:table-cell table:style-name="ce12" office:value-type="string" calcext:value-type="string">
            <text:p>es-ES</text:p>
          </table:table-cell>
          <table:table-cell table:style-name="ce12" office:value-type="string" calcext:value-type="string">
            <text:p>es-ES-Studio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panish (Spain)</text:p>
          </table:table-cell>
          <table:table-cell table:style-name="ce12" office:value-type="string" calcext:value-type="string">
            <text:p>Studio</text:p>
          </table:table-cell>
          <table:table-cell table:style-name="ce12" office:value-type="string" calcext:value-type="string">
            <text:p>es-ES</text:p>
          </table:table-cell>
          <table:table-cell table:style-name="ce12" office:value-type="string" calcext:value-type="string">
            <text:p>es-ES-Studio-F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panish (Spai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ES</text:p>
          </table:table-cell>
          <table:table-cell table:style-name="ce12" office:value-type="string" calcext:value-type="string">
            <text:p>es-ES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Spai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ES</text:p>
          </table:table-cell>
          <table:table-cell table:style-name="ce12" office:value-type="string" calcext:value-type="string">
            <text:p>es-ES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Spai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ES</text:p>
          </table:table-cell>
          <table:table-cell table:style-name="ce12" office:value-type="string" calcext:value-type="string">
            <text:p>es-ES-Wavenet-D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US</text:p>
          </table:table-cell>
          <table:table-cell table:style-name="ce12" office:value-type="string" calcext:value-type="string">
            <text:p>es-US-Neural2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US</text:p>
          </table:table-cell>
          <table:table-cell table:style-name="ce12" office:value-type="string" calcext:value-type="string">
            <text:p>es-US-Neural2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US</text:p>
          </table:table-cell>
          <table:table-cell table:style-name="ce12" office:value-type="string" calcext:value-type="string">
            <text:p>es-US-Neural2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US</text:p>
          </table:table-cell>
          <table:table-cell table:style-name="ce12" office:value-type="string" calcext:value-type="string">
            <text:p>es-US-News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US</text:p>
          </table:table-cell>
          <table:table-cell table:style-name="ce12" office:value-type="string" calcext:value-type="string">
            <text:p>es-US-News-E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US</text:p>
          </table:table-cell>
          <table:table-cell table:style-name="ce12" office:value-type="string" calcext:value-type="string">
            <text:p>es-US-News-F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US</text:p>
          </table:table-cell>
          <table:table-cell table:style-name="ce12" office:value-type="string" calcext:value-type="string">
            <text:p>es-US-News-G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US</text:p>
          </table:table-cell>
          <table:table-cell table:style-name="ce12" office:value-type="string" calcext:value-type="string">
            <text:p>es-US-Polyglot-1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U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s-US</text:p>
          </table:table-cell>
          <table:table-cell table:style-name="ce12" office:value-type="string" calcext:value-type="string">
            <text:p>es-US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panish (U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s-US</text:p>
          </table:table-cell>
          <table:table-cell table:style-name="ce12" office:value-type="string" calcext:value-type="string">
            <text:p>es-US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panish (US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es-US</text:p>
          </table:table-cell>
          <table:table-cell table:style-name="ce12" office:value-type="string" calcext:value-type="string">
            <text:p>es-US-Standard-C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panish (US)</text:p>
          </table:table-cell>
          <table:table-cell table:style-name="ce12" office:value-type="string" calcext:value-type="string">
            <text:p>Studio</text:p>
          </table:table-cell>
          <table:table-cell table:style-name="ce12" office:value-type="string" calcext:value-type="string">
            <text:p>es-US</text:p>
          </table:table-cell>
          <table:table-cell table:style-name="ce12" office:value-type="string" calcext:value-type="string">
            <text:p>es-US-Studio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pan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US</text:p>
          </table:table-cell>
          <table:table-cell table:style-name="ce12" office:value-type="string" calcext:value-type="string">
            <text:p>es-US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US</text:p>
          </table:table-cell>
          <table:table-cell table:style-name="ce12" office:value-type="string" calcext:value-type="string">
            <text:p>es-US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panish (US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es-US</text:p>
          </table:table-cell>
          <table:table-cell table:style-name="ce12" office:value-type="string" calcext:value-type="string">
            <text:p>es-US-Wavenet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wedish (Sweden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sv-SE</text:p>
          </table:table-cell>
          <table:table-cell table:style-name="ce12" office:value-type="string" calcext:value-type="string">
            <text:p>sv-SE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wedish (Sweden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sv-SE</text:p>
          </table:table-cell>
          <table:table-cell table:style-name="ce12" office:value-type="string" calcext:value-type="string">
            <text:p>sv-SE-Standard-B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wedish (Sweden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sv-SE</text:p>
          </table:table-cell>
          <table:table-cell table:style-name="ce12" office:value-type="string" calcext:value-type="string">
            <text:p>sv-SE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wedish (Sweden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sv-SE</text:p>
          </table:table-cell>
          <table:table-cell table:style-name="ce12" office:value-type="string" calcext:value-type="string">
            <text:p>sv-SE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wedish (Sweden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sv-SE</text:p>
          </table:table-cell>
          <table:table-cell table:style-name="ce12" office:value-type="string" calcext:value-type="string">
            <text:p>sv-SE-Standard-E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Swedish (Swede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sv-SE</text:p>
          </table:table-cell>
          <table:table-cell table:style-name="ce12" office:value-type="string" calcext:value-type="string">
            <text:p>sv-SE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wedish (Swede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sv-SE</text:p>
          </table:table-cell>
          <table:table-cell table:style-name="ce12" office:value-type="string" calcext:value-type="string">
            <text:p>sv-SE-Wavenet-B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wedish (Swede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sv-SE</text:p>
          </table:table-cell>
          <table:table-cell table:style-name="ce12" office:value-type="string" calcext:value-type="string">
            <text:p>sv-SE-Wavenet-C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wedish (Swede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sv-SE</text:p>
          </table:table-cell>
          <table:table-cell table:style-name="ce12" office:value-type="string" calcext:value-type="string">
            <text:p>sv-SE-Wavenet-D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wedish (Sweden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sv-SE</text:p>
          </table:table-cell>
          <table:table-cell table:style-name="ce12" office:value-type="string" calcext:value-type="string">
            <text:p>sv-SE-Wavenet-E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amil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ta-IN</text:p>
          </table:table-cell>
          <table:table-cell table:style-name="ce12" office:value-type="string" calcext:value-type="string">
            <text:p>ta-IN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Tamil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ta-IN</text:p>
          </table:table-cell>
          <table:table-cell table:style-name="ce12" office:value-type="string" calcext:value-type="string">
            <text:p>ta-IN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Tamil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ta-IN</text:p>
          </table:table-cell>
          <table:table-cell table:style-name="ce12" office:value-type="string" calcext:value-type="string">
            <text:p>ta-IN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Tamil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ta-IN</text:p>
          </table:table-cell>
          <table:table-cell table:style-name="ce12" office:value-type="string" calcext:value-type="string">
            <text:p>ta-IN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Tamil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ta-IN</text:p>
          </table:table-cell>
          <table:table-cell table:style-name="ce12" office:value-type="string" calcext:value-type="string">
            <text:p>ta-IN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amil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ta-IN</text:p>
          </table:table-cell>
          <table:table-cell table:style-name="ce12" office:value-type="string" calcext:value-type="string">
            <text:p>ta-IN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amil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ta-IN</text:p>
          </table:table-cell>
          <table:table-cell table:style-name="ce12" office:value-type="string" calcext:value-type="string">
            <text:p>ta-IN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amil (India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ta-IN</text:p>
          </table:table-cell>
          <table:table-cell table:style-name="ce12" office:value-type="string" calcext:value-type="string">
            <text:p>ta-IN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elugu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te-IN</text:p>
          </table:table-cell>
          <table:table-cell table:style-name="ce12" office:value-type="string" calcext:value-type="string">
            <text:p>te-IN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Telugu (India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te-IN</text:p>
          </table:table-cell>
          <table:table-cell table:style-name="ce12" office:value-type="string" calcext:value-type="string">
            <text:p>te-IN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Thai (Thailand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th-TH</text:p>
          </table:table-cell>
          <table:table-cell table:style-name="ce12" office:value-type="string" calcext:value-type="string">
            <text:p>th-TH-Neural2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hai (Thailand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th-TH</text:p>
          </table:table-cell>
          <table:table-cell table:style-name="ce12" office:value-type="string" calcext:value-type="string">
            <text:p>th-TH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Turkish (Turke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tr-TR</text:p>
          </table:table-cell>
          <table:table-cell table:style-name="ce12" office:value-type="string" calcext:value-type="string">
            <text:p>tr-TR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Turkish (Turke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tr-TR</text:p>
          </table:table-cell>
          <table:table-cell table:style-name="ce12" office:value-type="string" calcext:value-type="string">
            <text:p>tr-TR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Turkish (Turke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tr-TR</text:p>
          </table:table-cell>
          <table:table-cell table:style-name="ce12" office:value-type="string" calcext:value-type="string">
            <text:p>tr-TR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Turkish (Turke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tr-TR</text:p>
          </table:table-cell>
          <table:table-cell table:style-name="ce12" office:value-type="string" calcext:value-type="string">
            <text:p>tr-TR-Standard-D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Turkish (Turkey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tr-TR</text:p>
          </table:table-cell>
          <table:table-cell table:style-name="ce12" office:value-type="string" calcext:value-type="string">
            <text:p>tr-TR-Standard-E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Turkish (Turke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tr-TR</text:p>
          </table:table-cell>
          <table:table-cell table:style-name="ce12" office:value-type="string" calcext:value-type="string">
            <text:p>tr-TR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urkish (Turke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tr-TR</text:p>
          </table:table-cell>
          <table:table-cell table:style-name="ce12" office:value-type="string" calcext:value-type="string">
            <text:p>tr-TR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urkish (Turke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tr-TR</text:p>
          </table:table-cell>
          <table:table-cell table:style-name="ce12" office:value-type="string" calcext:value-type="string">
            <text:p>tr-TR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urkish (Turke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tr-TR</text:p>
          </table:table-cell>
          <table:table-cell table:style-name="ce12" office:value-type="string" calcext:value-type="string">
            <text:p>tr-TR-Wavenet-D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Turkish (Turkey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tr-TR</text:p>
          </table:table-cell>
          <table:table-cell table:style-name="ce12" office:value-type="string" calcext:value-type="string">
            <text:p>tr-TR-Wavenet-E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Ukrainian (Ukraine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uk-UA</text:p>
          </table:table-cell>
          <table:table-cell table:style-name="ce12" office:value-type="string" calcext:value-type="string">
            <text:p>uk-UA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Ukrainian (Ukraine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uk-UA</text:p>
          </table:table-cell>
          <table:table-cell table:style-name="ce12" office:value-type="string" calcext:value-type="string">
            <text:p>uk-UA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Vietnamese (Vietnam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vi-VN</text:p>
          </table:table-cell>
          <table:table-cell table:style-name="ce12" office:value-type="string" calcext:value-type="string">
            <text:p>vi-VN-Neural2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Vietnamese (Vietnam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vi-VN</text:p>
          </table:table-cell>
          <table:table-cell table:style-name="ce12" office:value-type="string" calcext:value-type="string">
            <text:p>vi-VN-Neural2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Vietnamese (Vietnam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vi-VN</text:p>
          </table:table-cell>
          <table:table-cell table:style-name="ce12" office:value-type="string" calcext:value-type="string">
            <text:p>vi-VN-Standard-A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Vietnamese (Vietnam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vi-VN</text:p>
          </table:table-cell>
          <table:table-cell table:style-name="ce12" office:value-type="string" calcext:value-type="string">
            <text:p>vi-VN-Standard-B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Vietnamese (Vietnam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vi-VN</text:p>
          </table:table-cell>
          <table:table-cell table:style-name="ce12" office:value-type="string" calcext:value-type="string">
            <text:p>vi-VN-Standard-C</text:p>
          </table:table-cell>
          <table:table-cell table:style-name="ce12" office:value-type="string" calcext:value-type="string">
            <text:p>FE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Vietnamese (Vietnam)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vi-VN</text:p>
          </table:table-cell>
          <table:table-cell table:style-name="ce12" office:value-type="string" calcext:value-type="string">
            <text:p>vi-VN-Standard-D</text:p>
          </table:table-cell>
          <table:table-cell table:style-name="ce12" office:value-type="string" calcext:value-type="string">
            <text:p>MALE</text:p>
          </table:table-cell>
          <table:table-cell table:style-name="ce21" table:number-columns-repeated="994"/>
          <table:table-cell table:number-columns-repeated="25"/>
        </table:table-row>
        <table:table-row table:style-name="ro2">
          <table:table-cell table:style-name="ce12" office:value-type="string" calcext:value-type="string">
            <text:p>Vietnamese (Vietnam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vi-VN</text:p>
          </table:table-cell>
          <table:table-cell table:style-name="ce12" office:value-type="string" calcext:value-type="string">
            <text:p>vi-VN-Wavenet-A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Vietnamese (Vietnam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vi-VN</text:p>
          </table:table-cell>
          <table:table-cell table:style-name="ce12" office:value-type="string" calcext:value-type="string">
            <text:p>vi-VN-Wavenet-B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Vietnamese (Vietnam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vi-VN</text:p>
          </table:table-cell>
          <table:table-cell table:style-name="ce12" office:value-type="string" calcext:value-type="string">
            <text:p>vi-VN-Wavenet-C</text:p>
          </table:table-cell>
          <table:table-cell table:style-name="ce12" office:value-type="string" calcext:value-type="string">
            <text:p>FEMAL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Vietnamese (Vietnam)</text:p>
          </table:table-cell>
          <table:table-cell table:style-name="ce12" office:value-type="string" calcext:value-type="string">
            <text:p>Premium</text:p>
          </table:table-cell>
          <table:table-cell table:style-name="ce12" office:value-type="string" calcext:value-type="string">
            <text:p>vi-VN</text:p>
          </table:table-cell>
          <table:table-cell table:style-name="ce12" office:value-type="string" calcext:value-type="string">
            <text:p>vi-VN-Wavenet-D</text:p>
          </table:table-cell>
          <table:table-cell table:style-name="ce12" office:value-type="string" calcext:value-type="string">
            <text:p>MALE</text:p>
          </table:table-cell>
          <table:table-cell table:number-columns-repeated="1019"/>
        </table:table-row>
        <table:table-row table:style-name="ro2" table:number-rows-repeated="540">
          <table:table-cell table:style-name="ce13" table:number-columns-repeated="5"/>
          <table:table-cell table:number-columns-repeated="1019"/>
        </table:table-row>
        <table:table-row table:style-name="ro2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SON Output" table:style-name="ta1" table:protected="true">
        <loext:table-protection loext:select-protected-cells="true" loext:select-unprotected-cells="true"/>
        <table:table-column table:style-name="co8" table:default-cell-style-name="ce25"/>
        <table:table-column table:style-name="co6" table:number-columns-repeated="1023" table:default-cell-style-name="ce21"/>
        <table:table-row table:style-name="ro1">
          <table:table-cell table:style-name="ce22" office:value-type="string" calcext:value-type="string">
            <text:p>JSON Output:</text:p>
          </table:table-cell>
          <table:table-cell table:style-name="ce26"/>
          <table:table-cell table:style-name="ce30" office:value-type="string" calcext:value-type="string" table:number-columns-spanned="3" table:number-rows-spanned="1">
            <text:p>Field Names</text:p>
          </table:table-cell>
          <table:covered-table-cell table:number-columns-repeated="2" table:style-name="ce34"/>
          <table:table-cell table:style-name="ce26" table:number-columns-repeated="1019"/>
        </table:table-row>
        <table:table-row table:style-name="ro1">
          <table:table-cell table:style-name="ce23" table:formula="of:=IF(ISBLANK(['Input Data'.A3]); &quot;&quot;; COM.MICROSOFT.CONCAT(&quot;{ &quot;; CHAR(34); [.$C$2]; CHAR(34); &quot;: &quot;; CHAR(34); ['Input Data'.A3]; CHAR(34); &quot;, &quot;; CHAR(34); [.$D$2]; CHAR(34); &quot;: &quot;; CHAR(34); ['Input Data'.D3]; CHAR(34); &quot;, &quot;; CHAR(34); [.$E$2]; CHAR(34); &quot;: &quot;; CHAR(34); IF(['Input Data'.E3]=&quot;FEMALE&quot;; &quot;Female&quot;; &quot;Male&quot;); CHAR(34); &quot; },&quot;))" office:value-type="string" office:string-value="{ &quot;loc&quot;: &quot;Afrikaans (South Africa)&quot;, &quot;name&quot;: &quot;af-ZA-Standard-A&quot;, &quot;gend&quot;: &quot;Female&quot; }," calcext:value-type="string">
            <text:p>{ "loc": "Afrikaans (South Africa)", "name": "af-ZA-Standard-A", "gend": "Female" },</text:p>
          </table:table-cell>
          <table:table-cell/>
          <table:table-cell table:style-name="ce33" office:value-type="string" calcext:value-type="string">
            <text:p>loc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gend</text:p>
          </table:table-cell>
          <table:table-cell table:number-columns-repeated="1019"/>
        </table:table-row>
        <table:table-row table:style-name="ro1">
          <table:table-cell table:style-name="ce23" table:formula="of:=IF(ISBLANK(['Input Data'.A4]); &quot;&quot;; COM.MICROSOFT.CONCAT(&quot;{ &quot;; CHAR(34); [.$C$2]; CHAR(34); &quot;: &quot;; CHAR(34); ['Input Data'.A4]; CHAR(34); &quot;, &quot;; CHAR(34); [.$D$2]; CHAR(34); &quot;: &quot;; CHAR(34); ['Input Data'.D4]; CHAR(34); &quot;, &quot;; CHAR(34); [.$E$2]; CHAR(34); &quot;: &quot;; CHAR(34); IF(['Input Data'.E4]=&quot;FEMALE&quot;; &quot;Female&quot;; &quot;Male&quot;); CHAR(34); &quot; },&quot;))" office:value-type="string" office:string-value="{ &quot;loc&quot;: &quot;Arabic&quot;, &quot;name&quot;: &quot;ar-XA-Standard-A&quot;, &quot;gend&quot;: &quot;Female&quot; }," calcext:value-type="string">
            <text:p>{ "loc": "Arabic", "name": "ar-XA-Standard-A", "gend": "Female" },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23" table:formula="of:=IF(ISBLANK(['Input Data'.A5]); &quot;&quot;; COM.MICROSOFT.CONCAT(&quot;{ &quot;; CHAR(34); [.$C$2]; CHAR(34); &quot;: &quot;; CHAR(34); ['Input Data'.A5]; CHAR(34); &quot;, &quot;; CHAR(34); [.$D$2]; CHAR(34); &quot;: &quot;; CHAR(34); ['Input Data'.D5]; CHAR(34); &quot;, &quot;; CHAR(34); [.$E$2]; CHAR(34); &quot;: &quot;; CHAR(34); IF(['Input Data'.E5]=&quot;FEMALE&quot;; &quot;Female&quot;; &quot;Male&quot;); CHAR(34); &quot; },&quot;))" office:value-type="string" office:string-value="{ &quot;loc&quot;: &quot;Arabic&quot;, &quot;name&quot;: &quot;ar-XA-Standard-B&quot;, &quot;gend&quot;: &quot;Male&quot; }," calcext:value-type="string">
            <text:p>{ "loc": "Arabic", "name": "ar-XA-Standard-B", "gend": "Male" },</text:p>
          </table:table-cell>
          <table:table-cell table:number-columns-repeated="1023"/>
        </table:table-row>
        <table:table-row table:style-name="ro4">
          <table:table-cell table:style-name="ce23" table:formula="of:=IF(ISBLANK(['Input Data'.A6]); &quot;&quot;; COM.MICROSOFT.CONCAT(&quot;{ &quot;; CHAR(34); [.$C$2]; CHAR(34); &quot;: &quot;; CHAR(34); ['Input Data'.A6]; CHAR(34); &quot;, &quot;; CHAR(34); [.$D$2]; CHAR(34); &quot;: &quot;; CHAR(34); ['Input Data'.D6]; CHAR(34); &quot;, &quot;; CHAR(34); [.$E$2]; CHAR(34); &quot;: &quot;; CHAR(34); IF(['Input Data'.E6]=&quot;FEMALE&quot;; &quot;Female&quot;; &quot;Male&quot;); CHAR(34); &quot; },&quot;))" office:value-type="string" office:string-value="{ &quot;loc&quot;: &quot;Arabic&quot;, &quot;name&quot;: &quot;ar-XA-Standard-C&quot;, &quot;gend&quot;: &quot;Male&quot; }," calcext:value-type="string">
            <text:p>{ "loc": "Arabic", "name": "ar-XA-Standard-C", "gend": "Male" },</text:p>
          </table:table-cell>
          <table:table-cell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23" table:formula="of:=IF(ISBLANK(['Input Data'.A7]); &quot;&quot;; COM.MICROSOFT.CONCAT(&quot;{ &quot;; CHAR(34); [.$C$2]; CHAR(34); &quot;: &quot;; CHAR(34); ['Input Data'.A7]; CHAR(34); &quot;, &quot;; CHAR(34); [.$D$2]; CHAR(34); &quot;: &quot;; CHAR(34); ['Input Data'.D7]; CHAR(34); &quot;, &quot;; CHAR(34); [.$E$2]; CHAR(34); &quot;: &quot;; CHAR(34); IF(['Input Data'.E7]=&quot;FEMALE&quot;; &quot;Female&quot;; &quot;Male&quot;); CHAR(34); &quot; },&quot;))" office:value-type="string" office:string-value="{ &quot;loc&quot;: &quot;Arabic&quot;, &quot;name&quot;: &quot;ar-XA-Standard-D&quot;, &quot;gend&quot;: &quot;Female&quot; }," calcext:value-type="string">
            <text:p>{ "loc": "Arabic", "name": "ar-XA-Standard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]); &quot;&quot;; COM.MICROSOFT.CONCAT(&quot;{ &quot;; CHAR(34); [.$C$2]; CHAR(34); &quot;: &quot;; CHAR(34); ['Input Data'.A8]; CHAR(34); &quot;, &quot;; CHAR(34); [.$D$2]; CHAR(34); &quot;: &quot;; CHAR(34); ['Input Data'.D8]; CHAR(34); &quot;, &quot;; CHAR(34); [.$E$2]; CHAR(34); &quot;: &quot;; CHAR(34); IF(['Input Data'.E8]=&quot;FEMALE&quot;; &quot;Female&quot;; &quot;Male&quot;); CHAR(34); &quot; },&quot;))" office:value-type="string" office:string-value="{ &quot;loc&quot;: &quot;Arabic&quot;, &quot;name&quot;: &quot;ar-XA-Wavenet-A&quot;, &quot;gend&quot;: &quot;Female&quot; }," calcext:value-type="string">
            <text:p>{ "loc": "Arabic", "name": "ar-XA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]); &quot;&quot;; COM.MICROSOFT.CONCAT(&quot;{ &quot;; CHAR(34); [.$C$2]; CHAR(34); &quot;: &quot;; CHAR(34); ['Input Data'.A9]; CHAR(34); &quot;, &quot;; CHAR(34); [.$D$2]; CHAR(34); &quot;: &quot;; CHAR(34); ['Input Data'.D9]; CHAR(34); &quot;, &quot;; CHAR(34); [.$E$2]; CHAR(34); &quot;: &quot;; CHAR(34); IF(['Input Data'.E9]=&quot;FEMALE&quot;; &quot;Female&quot;; &quot;Male&quot;); CHAR(34); &quot; },&quot;))" office:value-type="string" office:string-value="{ &quot;loc&quot;: &quot;Arabic&quot;, &quot;name&quot;: &quot;ar-XA-Wavenet-B&quot;, &quot;gend&quot;: &quot;Male&quot; }," calcext:value-type="string">
            <text:p>{ "loc": "Arabic", "name": "ar-XA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]); &quot;&quot;; COM.MICROSOFT.CONCAT(&quot;{ &quot;; CHAR(34); [.$C$2]; CHAR(34); &quot;: &quot;; CHAR(34); ['Input Data'.A10]; CHAR(34); &quot;, &quot;; CHAR(34); [.$D$2]; CHAR(34); &quot;: &quot;; CHAR(34); ['Input Data'.D10]; CHAR(34); &quot;, &quot;; CHAR(34); [.$E$2]; CHAR(34); &quot;: &quot;; CHAR(34); IF(['Input Data'.E10]=&quot;FEMALE&quot;; &quot;Female&quot;; &quot;Male&quot;); CHAR(34); &quot; },&quot;))" office:value-type="string" office:string-value="{ &quot;loc&quot;: &quot;Arabic&quot;, &quot;name&quot;: &quot;ar-XA-Wavenet-C&quot;, &quot;gend&quot;: &quot;Male&quot; }," calcext:value-type="string">
            <text:p>{ "loc": "Arabic", "name": "ar-XA-Wavenet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]); &quot;&quot;; COM.MICROSOFT.CONCAT(&quot;{ &quot;; CHAR(34); [.$C$2]; CHAR(34); &quot;: &quot;; CHAR(34); ['Input Data'.A11]; CHAR(34); &quot;, &quot;; CHAR(34); [.$D$2]; CHAR(34); &quot;: &quot;; CHAR(34); ['Input Data'.D11]; CHAR(34); &quot;, &quot;; CHAR(34); [.$E$2]; CHAR(34); &quot;: &quot;; CHAR(34); IF(['Input Data'.E11]=&quot;FEMALE&quot;; &quot;Female&quot;; &quot;Male&quot;); CHAR(34); &quot; },&quot;))" office:value-type="string" office:string-value="{ &quot;loc&quot;: &quot;Arabic&quot;, &quot;name&quot;: &quot;ar-XA-Wavenet-D&quot;, &quot;gend&quot;: &quot;Female&quot; }," calcext:value-type="string">
            <text:p>{ "loc": "Arabic", "name": "ar-XA-Wavenet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]); &quot;&quot;; COM.MICROSOFT.CONCAT(&quot;{ &quot;; CHAR(34); [.$C$2]; CHAR(34); &quot;: &quot;; CHAR(34); ['Input Data'.A12]; CHAR(34); &quot;, &quot;; CHAR(34); [.$D$2]; CHAR(34); &quot;: &quot;; CHAR(34); ['Input Data'.D12]; CHAR(34); &quot;, &quot;; CHAR(34); [.$E$2]; CHAR(34); &quot;: &quot;; CHAR(34); IF(['Input Data'.E12]=&quot;FEMALE&quot;; &quot;Female&quot;; &quot;Male&quot;); CHAR(34); &quot; },&quot;))" office:value-type="string" office:string-value="{ &quot;loc&quot;: &quot;Basque (Spain)&quot;, &quot;name&quot;: &quot;eu-ES-Standard-A&quot;, &quot;gend&quot;: &quot;Female&quot; }," calcext:value-type="string">
            <text:p>{ "loc": "Basque (Spain)", "name": "eu-ES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]); &quot;&quot;; COM.MICROSOFT.CONCAT(&quot;{ &quot;; CHAR(34); [.$C$2]; CHAR(34); &quot;: &quot;; CHAR(34); ['Input Data'.A13]; CHAR(34); &quot;, &quot;; CHAR(34); [.$D$2]; CHAR(34); &quot;: &quot;; CHAR(34); ['Input Data'.D13]; CHAR(34); &quot;, &quot;; CHAR(34); [.$E$2]; CHAR(34); &quot;: &quot;; CHAR(34); IF(['Input Data'.E13]=&quot;FEMALE&quot;; &quot;Female&quot;; &quot;Male&quot;); CHAR(34); &quot; },&quot;))" office:value-type="string" office:string-value="{ &quot;loc&quot;: &quot;Bengali (India)&quot;, &quot;name&quot;: &quot;bn-IN-Standard-A&quot;, &quot;gend&quot;: &quot;Female&quot; }," calcext:value-type="string">
            <text:p>{ "loc": "Bengali (India)", "name": "bn-IN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]); &quot;&quot;; COM.MICROSOFT.CONCAT(&quot;{ &quot;; CHAR(34); [.$C$2]; CHAR(34); &quot;: &quot;; CHAR(34); ['Input Data'.A14]; CHAR(34); &quot;, &quot;; CHAR(34); [.$D$2]; CHAR(34); &quot;: &quot;; CHAR(34); ['Input Data'.D14]; CHAR(34); &quot;, &quot;; CHAR(34); [.$E$2]; CHAR(34); &quot;: &quot;; CHAR(34); IF(['Input Data'.E14]=&quot;FEMALE&quot;; &quot;Female&quot;; &quot;Male&quot;); CHAR(34); &quot; },&quot;))" office:value-type="string" office:string-value="{ &quot;loc&quot;: &quot;Bengali (India)&quot;, &quot;name&quot;: &quot;bn-IN-Standard-B&quot;, &quot;gend&quot;: &quot;Male&quot; }," calcext:value-type="string">
            <text:p>{ "loc": "Bengali (India)", "name": "bn-IN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]); &quot;&quot;; COM.MICROSOFT.CONCAT(&quot;{ &quot;; CHAR(34); [.$C$2]; CHAR(34); &quot;: &quot;; CHAR(34); ['Input Data'.A15]; CHAR(34); &quot;, &quot;; CHAR(34); [.$D$2]; CHAR(34); &quot;: &quot;; CHAR(34); ['Input Data'.D15]; CHAR(34); &quot;, &quot;; CHAR(34); [.$E$2]; CHAR(34); &quot;: &quot;; CHAR(34); IF(['Input Data'.E15]=&quot;FEMALE&quot;; &quot;Female&quot;; &quot;Male&quot;); CHAR(34); &quot; },&quot;))" office:value-type="string" office:string-value="{ &quot;loc&quot;: &quot;Bengali (India)&quot;, &quot;name&quot;: &quot;bn-IN-Standard-C&quot;, &quot;gend&quot;: &quot;Female&quot; }," calcext:value-type="string">
            <text:p>{ "loc": "Bengali (India)", "name": "bn-IN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]); &quot;&quot;; COM.MICROSOFT.CONCAT(&quot;{ &quot;; CHAR(34); [.$C$2]; CHAR(34); &quot;: &quot;; CHAR(34); ['Input Data'.A16]; CHAR(34); &quot;, &quot;; CHAR(34); [.$D$2]; CHAR(34); &quot;: &quot;; CHAR(34); ['Input Data'.D16]; CHAR(34); &quot;, &quot;; CHAR(34); [.$E$2]; CHAR(34); &quot;: &quot;; CHAR(34); IF(['Input Data'.E16]=&quot;FEMALE&quot;; &quot;Female&quot;; &quot;Male&quot;); CHAR(34); &quot; },&quot;))" office:value-type="string" office:string-value="{ &quot;loc&quot;: &quot;Bengali (India)&quot;, &quot;name&quot;: &quot;bn-IN-Standard-D&quot;, &quot;gend&quot;: &quot;Male&quot; }," calcext:value-type="string">
            <text:p>{ "loc": "Bengali (India)", "name": "bn-IN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]); &quot;&quot;; COM.MICROSOFT.CONCAT(&quot;{ &quot;; CHAR(34); [.$C$2]; CHAR(34); &quot;: &quot;; CHAR(34); ['Input Data'.A17]; CHAR(34); &quot;, &quot;; CHAR(34); [.$D$2]; CHAR(34); &quot;: &quot;; CHAR(34); ['Input Data'.D17]; CHAR(34); &quot;, &quot;; CHAR(34); [.$E$2]; CHAR(34); &quot;: &quot;; CHAR(34); IF(['Input Data'.E17]=&quot;FEMALE&quot;; &quot;Female&quot;; &quot;Male&quot;); CHAR(34); &quot; },&quot;))" office:value-type="string" office:string-value="{ &quot;loc&quot;: &quot;Bengali (India)&quot;, &quot;name&quot;: &quot;bn-IN-Wavenet-A&quot;, &quot;gend&quot;: &quot;Female&quot; }," calcext:value-type="string">
            <text:p>{ "loc": "Bengali (India)", "name": "bn-IN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]); &quot;&quot;; COM.MICROSOFT.CONCAT(&quot;{ &quot;; CHAR(34); [.$C$2]; CHAR(34); &quot;: &quot;; CHAR(34); ['Input Data'.A18]; CHAR(34); &quot;, &quot;; CHAR(34); [.$D$2]; CHAR(34); &quot;: &quot;; CHAR(34); ['Input Data'.D18]; CHAR(34); &quot;, &quot;; CHAR(34); [.$E$2]; CHAR(34); &quot;: &quot;; CHAR(34); IF(['Input Data'.E18]=&quot;FEMALE&quot;; &quot;Female&quot;; &quot;Male&quot;); CHAR(34); &quot; },&quot;))" office:value-type="string" office:string-value="{ &quot;loc&quot;: &quot;Bengali (India)&quot;, &quot;name&quot;: &quot;bn-IN-Wavenet-B&quot;, &quot;gend&quot;: &quot;Male&quot; }," calcext:value-type="string">
            <text:p>{ "loc": "Bengali (India)", "name": "bn-IN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]); &quot;&quot;; COM.MICROSOFT.CONCAT(&quot;{ &quot;; CHAR(34); [.$C$2]; CHAR(34); &quot;: &quot;; CHAR(34); ['Input Data'.A19]; CHAR(34); &quot;, &quot;; CHAR(34); [.$D$2]; CHAR(34); &quot;: &quot;; CHAR(34); ['Input Data'.D19]; CHAR(34); &quot;, &quot;; CHAR(34); [.$E$2]; CHAR(34); &quot;: &quot;; CHAR(34); IF(['Input Data'.E19]=&quot;FEMALE&quot;; &quot;Female&quot;; &quot;Male&quot;); CHAR(34); &quot; },&quot;))" office:value-type="string" office:string-value="{ &quot;loc&quot;: &quot;Bengali (India)&quot;, &quot;name&quot;: &quot;bn-IN-Wavenet-C&quot;, &quot;gend&quot;: &quot;Female&quot; }," calcext:value-type="string">
            <text:p>{ "loc": "Bengali (India)", "name": "bn-IN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]); &quot;&quot;; COM.MICROSOFT.CONCAT(&quot;{ &quot;; CHAR(34); [.$C$2]; CHAR(34); &quot;: &quot;; CHAR(34); ['Input Data'.A20]; CHAR(34); &quot;, &quot;; CHAR(34); [.$D$2]; CHAR(34); &quot;: &quot;; CHAR(34); ['Input Data'.D20]; CHAR(34); &quot;, &quot;; CHAR(34); [.$E$2]; CHAR(34); &quot;: &quot;; CHAR(34); IF(['Input Data'.E20]=&quot;FEMALE&quot;; &quot;Female&quot;; &quot;Male&quot;); CHAR(34); &quot; },&quot;))" office:value-type="string" office:string-value="{ &quot;loc&quot;: &quot;Bengali (India)&quot;, &quot;name&quot;: &quot;bn-IN-Wavenet-D&quot;, &quot;gend&quot;: &quot;Male&quot; }," calcext:value-type="string">
            <text:p>{ "loc": "Bengali (India)", "name": "bn-IN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]); &quot;&quot;; COM.MICROSOFT.CONCAT(&quot;{ &quot;; CHAR(34); [.$C$2]; CHAR(34); &quot;: &quot;; CHAR(34); ['Input Data'.A21]; CHAR(34); &quot;, &quot;; CHAR(34); [.$D$2]; CHAR(34); &quot;: &quot;; CHAR(34); ['Input Data'.D21]; CHAR(34); &quot;, &quot;; CHAR(34); [.$E$2]; CHAR(34); &quot;: &quot;; CHAR(34); IF(['Input Data'.E21]=&quot;FEMALE&quot;; &quot;Female&quot;; &quot;Male&quot;); CHAR(34); &quot; },&quot;))" office:value-type="string" office:string-value="{ &quot;loc&quot;: &quot;Bulgarian (Bulgaria)&quot;, &quot;name&quot;: &quot;bg-BG-Standard-A&quot;, &quot;gend&quot;: &quot;Female&quot; }," calcext:value-type="string">
            <text:p>{ "loc": "Bulgarian (Bulgaria)", "name": "bg-BG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]); &quot;&quot;; COM.MICROSOFT.CONCAT(&quot;{ &quot;; CHAR(34); [.$C$2]; CHAR(34); &quot;: &quot;; CHAR(34); ['Input Data'.A22]; CHAR(34); &quot;, &quot;; CHAR(34); [.$D$2]; CHAR(34); &quot;: &quot;; CHAR(34); ['Input Data'.D22]; CHAR(34); &quot;, &quot;; CHAR(34); [.$E$2]; CHAR(34); &quot;: &quot;; CHAR(34); IF(['Input Data'.E22]=&quot;FEMALE&quot;; &quot;Female&quot;; &quot;Male&quot;); CHAR(34); &quot; },&quot;))" office:value-type="string" office:string-value="{ &quot;loc&quot;: &quot;Catalan (Spain)&quot;, &quot;name&quot;: &quot;ca-ES-Standard-A&quot;, &quot;gend&quot;: &quot;Female&quot; }," calcext:value-type="string">
            <text:p>{ "loc": "Catalan (Spain)", "name": "ca-ES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]); &quot;&quot;; COM.MICROSOFT.CONCAT(&quot;{ &quot;; CHAR(34); [.$C$2]; CHAR(34); &quot;: &quot;; CHAR(34); ['Input Data'.A23]; CHAR(34); &quot;, &quot;; CHAR(34); [.$D$2]; CHAR(34); &quot;: &quot;; CHAR(34); ['Input Data'.D23]; CHAR(34); &quot;, &quot;; CHAR(34); [.$E$2]; CHAR(34); &quot;: &quot;; CHAR(34); IF(['Input Data'.E23]=&quot;FEMALE&quot;; &quot;Female&quot;; &quot;Male&quot;); CHAR(34); &quot; },&quot;))" office:value-type="string" office:string-value="{ &quot;loc&quot;: &quot;Chinese (Hong Kong)&quot;, &quot;name&quot;: &quot;yue-HK-Standard-A&quot;, &quot;gend&quot;: &quot;Female&quot; }," calcext:value-type="string">
            <text:p>{ "loc": "Chinese (Hong Kong)", "name": "yue-HK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]); &quot;&quot;; COM.MICROSOFT.CONCAT(&quot;{ &quot;; CHAR(34); [.$C$2]; CHAR(34); &quot;: &quot;; CHAR(34); ['Input Data'.A24]; CHAR(34); &quot;, &quot;; CHAR(34); [.$D$2]; CHAR(34); &quot;: &quot;; CHAR(34); ['Input Data'.D24]; CHAR(34); &quot;, &quot;; CHAR(34); [.$E$2]; CHAR(34); &quot;: &quot;; CHAR(34); IF(['Input Data'.E24]=&quot;FEMALE&quot;; &quot;Female&quot;; &quot;Male&quot;); CHAR(34); &quot; },&quot;))" office:value-type="string" office:string-value="{ &quot;loc&quot;: &quot;Chinese (Hong Kong)&quot;, &quot;name&quot;: &quot;yue-HK-Standard-B&quot;, &quot;gend&quot;: &quot;Male&quot; }," calcext:value-type="string">
            <text:p>{ "loc": "Chinese (Hong Kong)", "name": "yue-HK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]); &quot;&quot;; COM.MICROSOFT.CONCAT(&quot;{ &quot;; CHAR(34); [.$C$2]; CHAR(34); &quot;: &quot;; CHAR(34); ['Input Data'.A25]; CHAR(34); &quot;, &quot;; CHAR(34); [.$D$2]; CHAR(34); &quot;: &quot;; CHAR(34); ['Input Data'.D25]; CHAR(34); &quot;, &quot;; CHAR(34); [.$E$2]; CHAR(34); &quot;: &quot;; CHAR(34); IF(['Input Data'.E25]=&quot;FEMALE&quot;; &quot;Female&quot;; &quot;Male&quot;); CHAR(34); &quot; },&quot;))" office:value-type="string" office:string-value="{ &quot;loc&quot;: &quot;Chinese (Hong Kong)&quot;, &quot;name&quot;: &quot;yue-HK-Standard-C&quot;, &quot;gend&quot;: &quot;Female&quot; }," calcext:value-type="string">
            <text:p>{ "loc": "Chinese (Hong Kong)", "name": "yue-HK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]); &quot;&quot;; COM.MICROSOFT.CONCAT(&quot;{ &quot;; CHAR(34); [.$C$2]; CHAR(34); &quot;: &quot;; CHAR(34); ['Input Data'.A26]; CHAR(34); &quot;, &quot;; CHAR(34); [.$D$2]; CHAR(34); &quot;: &quot;; CHAR(34); ['Input Data'.D26]; CHAR(34); &quot;, &quot;; CHAR(34); [.$E$2]; CHAR(34); &quot;: &quot;; CHAR(34); IF(['Input Data'.E26]=&quot;FEMALE&quot;; &quot;Female&quot;; &quot;Male&quot;); CHAR(34); &quot; },&quot;))" office:value-type="string" office:string-value="{ &quot;loc&quot;: &quot;Chinese (Hong Kong)&quot;, &quot;name&quot;: &quot;yue-HK-Standard-D&quot;, &quot;gend&quot;: &quot;Male&quot; }," calcext:value-type="string">
            <text:p>{ "loc": "Chinese (Hong Kong)", "name": "yue-HK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]); &quot;&quot;; COM.MICROSOFT.CONCAT(&quot;{ &quot;; CHAR(34); [.$C$2]; CHAR(34); &quot;: &quot;; CHAR(34); ['Input Data'.A27]; CHAR(34); &quot;, &quot;; CHAR(34); [.$D$2]; CHAR(34); &quot;: &quot;; CHAR(34); ['Input Data'.D27]; CHAR(34); &quot;, &quot;; CHAR(34); [.$E$2]; CHAR(34); &quot;: &quot;; CHAR(34); IF(['Input Data'.E27]=&quot;FEMALE&quot;; &quot;Female&quot;; &quot;Male&quot;); CHAR(34); &quot; },&quot;))" office:value-type="string" office:string-value="{ &quot;loc&quot;: &quot;Czech (Czech Republic)&quot;, &quot;name&quot;: &quot;cs-CZ-Standard-A&quot;, &quot;gend&quot;: &quot;Female&quot; }," calcext:value-type="string">
            <text:p>{ "loc": "Czech (Czech Republic)", "name": "cs-CZ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]); &quot;&quot;; COM.MICROSOFT.CONCAT(&quot;{ &quot;; CHAR(34); [.$C$2]; CHAR(34); &quot;: &quot;; CHAR(34); ['Input Data'.A28]; CHAR(34); &quot;, &quot;; CHAR(34); [.$D$2]; CHAR(34); &quot;: &quot;; CHAR(34); ['Input Data'.D28]; CHAR(34); &quot;, &quot;; CHAR(34); [.$E$2]; CHAR(34); &quot;: &quot;; CHAR(34); IF(['Input Data'.E28]=&quot;FEMALE&quot;; &quot;Female&quot;; &quot;Male&quot;); CHAR(34); &quot; },&quot;))" office:value-type="string" office:string-value="{ &quot;loc&quot;: &quot;Czech (Czech Republic)&quot;, &quot;name&quot;: &quot;cs-CZ-Wavenet-A&quot;, &quot;gend&quot;: &quot;Female&quot; }," calcext:value-type="string">
            <text:p>{ "loc": "Czech (Czech Republic)", "name": "cs-CZ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]); &quot;&quot;; COM.MICROSOFT.CONCAT(&quot;{ &quot;; CHAR(34); [.$C$2]; CHAR(34); &quot;: &quot;; CHAR(34); ['Input Data'.A29]; CHAR(34); &quot;, &quot;; CHAR(34); [.$D$2]; CHAR(34); &quot;: &quot;; CHAR(34); ['Input Data'.D29]; CHAR(34); &quot;, &quot;; CHAR(34); [.$E$2]; CHAR(34); &quot;: &quot;; CHAR(34); IF(['Input Data'.E29]=&quot;FEMALE&quot;; &quot;Female&quot;; &quot;Male&quot;); CHAR(34); &quot; },&quot;))" office:value-type="string" office:string-value="{ &quot;loc&quot;: &quot;Danish (Denmark)&quot;, &quot;name&quot;: &quot;da-DK-Neural2-D&quot;, &quot;gend&quot;: &quot;Female&quot; }," calcext:value-type="string">
            <text:p>{ "loc": "Danish (Denmark)", "name": "da-DK-Neural2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]); &quot;&quot;; COM.MICROSOFT.CONCAT(&quot;{ &quot;; CHAR(34); [.$C$2]; CHAR(34); &quot;: &quot;; CHAR(34); ['Input Data'.A30]; CHAR(34); &quot;, &quot;; CHAR(34); [.$D$2]; CHAR(34); &quot;: &quot;; CHAR(34); ['Input Data'.D30]; CHAR(34); &quot;, &quot;; CHAR(34); [.$E$2]; CHAR(34); &quot;: &quot;; CHAR(34); IF(['Input Data'.E30]=&quot;FEMALE&quot;; &quot;Female&quot;; &quot;Male&quot;); CHAR(34); &quot; },&quot;))" office:value-type="string" office:string-value="{ &quot;loc&quot;: &quot;Danish (Denmark)&quot;, &quot;name&quot;: &quot;da-DK-Standard-A&quot;, &quot;gend&quot;: &quot;Female&quot; }," calcext:value-type="string">
            <text:p>{ "loc": "Danish (Denmark)", "name": "da-DK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]); &quot;&quot;; COM.MICROSOFT.CONCAT(&quot;{ &quot;; CHAR(34); [.$C$2]; CHAR(34); &quot;: &quot;; CHAR(34); ['Input Data'.A31]; CHAR(34); &quot;, &quot;; CHAR(34); [.$D$2]; CHAR(34); &quot;: &quot;; CHAR(34); ['Input Data'.D31]; CHAR(34); &quot;, &quot;; CHAR(34); [.$E$2]; CHAR(34); &quot;: &quot;; CHAR(34); IF(['Input Data'.E31]=&quot;FEMALE&quot;; &quot;Female&quot;; &quot;Male&quot;); CHAR(34); &quot; },&quot;))" office:value-type="string" office:string-value="{ &quot;loc&quot;: &quot;Danish (Denmark)&quot;, &quot;name&quot;: &quot;da-DK-Standard-C&quot;, &quot;gend&quot;: &quot;Male&quot; }," calcext:value-type="string">
            <text:p>{ "loc": "Danish (Denmark)", "name": "da-DK-Standard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]); &quot;&quot;; COM.MICROSOFT.CONCAT(&quot;{ &quot;; CHAR(34); [.$C$2]; CHAR(34); &quot;: &quot;; CHAR(34); ['Input Data'.A32]; CHAR(34); &quot;, &quot;; CHAR(34); [.$D$2]; CHAR(34); &quot;: &quot;; CHAR(34); ['Input Data'.D32]; CHAR(34); &quot;, &quot;; CHAR(34); [.$E$2]; CHAR(34); &quot;: &quot;; CHAR(34); IF(['Input Data'.E32]=&quot;FEMALE&quot;; &quot;Female&quot;; &quot;Male&quot;); CHAR(34); &quot; },&quot;))" office:value-type="string" office:string-value="{ &quot;loc&quot;: &quot;Danish (Denmark)&quot;, &quot;name&quot;: &quot;da-DK-Standard-D&quot;, &quot;gend&quot;: &quot;Female&quot; }," calcext:value-type="string">
            <text:p>{ "loc": "Danish (Denmark)", "name": "da-DK-Standard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]); &quot;&quot;; COM.MICROSOFT.CONCAT(&quot;{ &quot;; CHAR(34); [.$C$2]; CHAR(34); &quot;: &quot;; CHAR(34); ['Input Data'.A33]; CHAR(34); &quot;, &quot;; CHAR(34); [.$D$2]; CHAR(34); &quot;: &quot;; CHAR(34); ['Input Data'.D33]; CHAR(34); &quot;, &quot;; CHAR(34); [.$E$2]; CHAR(34); &quot;: &quot;; CHAR(34); IF(['Input Data'.E33]=&quot;FEMALE&quot;; &quot;Female&quot;; &quot;Male&quot;); CHAR(34); &quot; },&quot;))" office:value-type="string" office:string-value="{ &quot;loc&quot;: &quot;Danish (Denmark)&quot;, &quot;name&quot;: &quot;da-DK-Standard-E&quot;, &quot;gend&quot;: &quot;Female&quot; }," calcext:value-type="string">
            <text:p>{ "loc": "Danish (Denmark)", "name": "da-DK-Standard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]); &quot;&quot;; COM.MICROSOFT.CONCAT(&quot;{ &quot;; CHAR(34); [.$C$2]; CHAR(34); &quot;: &quot;; CHAR(34); ['Input Data'.A34]; CHAR(34); &quot;, &quot;; CHAR(34); [.$D$2]; CHAR(34); &quot;: &quot;; CHAR(34); ['Input Data'.D34]; CHAR(34); &quot;, &quot;; CHAR(34); [.$E$2]; CHAR(34); &quot;: &quot;; CHAR(34); IF(['Input Data'.E34]=&quot;FEMALE&quot;; &quot;Female&quot;; &quot;Male&quot;); CHAR(34); &quot; },&quot;))" office:value-type="string" office:string-value="{ &quot;loc&quot;: &quot;Danish (Denmark)&quot;, &quot;name&quot;: &quot;da-DK-Wavenet-A&quot;, &quot;gend&quot;: &quot;Female&quot; }," calcext:value-type="string">
            <text:p>{ "loc": "Danish (Denmark)", "name": "da-DK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]); &quot;&quot;; COM.MICROSOFT.CONCAT(&quot;{ &quot;; CHAR(34); [.$C$2]; CHAR(34); &quot;: &quot;; CHAR(34); ['Input Data'.A35]; CHAR(34); &quot;, &quot;; CHAR(34); [.$D$2]; CHAR(34); &quot;: &quot;; CHAR(34); ['Input Data'.D35]; CHAR(34); &quot;, &quot;; CHAR(34); [.$E$2]; CHAR(34); &quot;: &quot;; CHAR(34); IF(['Input Data'.E35]=&quot;FEMALE&quot;; &quot;Female&quot;; &quot;Male&quot;); CHAR(34); &quot; },&quot;))" office:value-type="string" office:string-value="{ &quot;loc&quot;: &quot;Danish (Denmark)&quot;, &quot;name&quot;: &quot;da-DK-Wavenet-C&quot;, &quot;gend&quot;: &quot;Male&quot; }," calcext:value-type="string">
            <text:p>{ "loc": "Danish (Denmark)", "name": "da-DK-Wavenet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]); &quot;&quot;; COM.MICROSOFT.CONCAT(&quot;{ &quot;; CHAR(34); [.$C$2]; CHAR(34); &quot;: &quot;; CHAR(34); ['Input Data'.A36]; CHAR(34); &quot;, &quot;; CHAR(34); [.$D$2]; CHAR(34); &quot;: &quot;; CHAR(34); ['Input Data'.D36]; CHAR(34); &quot;, &quot;; CHAR(34); [.$E$2]; CHAR(34); &quot;: &quot;; CHAR(34); IF(['Input Data'.E36]=&quot;FEMALE&quot;; &quot;Female&quot;; &quot;Male&quot;); CHAR(34); &quot; },&quot;))" office:value-type="string" office:string-value="{ &quot;loc&quot;: &quot;Danish (Denmark)&quot;, &quot;name&quot;: &quot;da-DK-Wavenet-D&quot;, &quot;gend&quot;: &quot;Female&quot; }," calcext:value-type="string">
            <text:p>{ "loc": "Danish (Denmark)", "name": "da-DK-Wavenet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]); &quot;&quot;; COM.MICROSOFT.CONCAT(&quot;{ &quot;; CHAR(34); [.$C$2]; CHAR(34); &quot;: &quot;; CHAR(34); ['Input Data'.A37]; CHAR(34); &quot;, &quot;; CHAR(34); [.$D$2]; CHAR(34); &quot;: &quot;; CHAR(34); ['Input Data'.D37]; CHAR(34); &quot;, &quot;; CHAR(34); [.$E$2]; CHAR(34); &quot;: &quot;; CHAR(34); IF(['Input Data'.E37]=&quot;FEMALE&quot;; &quot;Female&quot;; &quot;Male&quot;); CHAR(34); &quot; },&quot;))" office:value-type="string" office:string-value="{ &quot;loc&quot;: &quot;Danish (Denmark)&quot;, &quot;name&quot;: &quot;da-DK-Wavenet-E&quot;, &quot;gend&quot;: &quot;Female&quot; }," calcext:value-type="string">
            <text:p>{ "loc": "Danish (Denmark)", "name": "da-DK-Wavenet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]); &quot;&quot;; COM.MICROSOFT.CONCAT(&quot;{ &quot;; CHAR(34); [.$C$2]; CHAR(34); &quot;: &quot;; CHAR(34); ['Input Data'.A38]; CHAR(34); &quot;, &quot;; CHAR(34); [.$D$2]; CHAR(34); &quot;: &quot;; CHAR(34); ['Input Data'.D38]; CHAR(34); &quot;, &quot;; CHAR(34); [.$E$2]; CHAR(34); &quot;: &quot;; CHAR(34); IF(['Input Data'.E38]=&quot;FEMALE&quot;; &quot;Female&quot;; &quot;Male&quot;); CHAR(34); &quot; },&quot;))" office:value-type="string" office:string-value="{ &quot;loc&quot;: &quot;Dutch (Belgium)&quot;, &quot;name&quot;: &quot;nl-BE-Standard-A&quot;, &quot;gend&quot;: &quot;Female&quot; }," calcext:value-type="string">
            <text:p>{ "loc": "Dutch (Belgium)", "name": "nl-BE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]); &quot;&quot;; COM.MICROSOFT.CONCAT(&quot;{ &quot;; CHAR(34); [.$C$2]; CHAR(34); &quot;: &quot;; CHAR(34); ['Input Data'.A39]; CHAR(34); &quot;, &quot;; CHAR(34); [.$D$2]; CHAR(34); &quot;: &quot;; CHAR(34); ['Input Data'.D39]; CHAR(34); &quot;, &quot;; CHAR(34); [.$E$2]; CHAR(34); &quot;: &quot;; CHAR(34); IF(['Input Data'.E39]=&quot;FEMALE&quot;; &quot;Female&quot;; &quot;Male&quot;); CHAR(34); &quot; },&quot;))" office:value-type="string" office:string-value="{ &quot;loc&quot;: &quot;Dutch (Belgium)&quot;, &quot;name&quot;: &quot;nl-BE-Standard-B&quot;, &quot;gend&quot;: &quot;Male&quot; }," calcext:value-type="string">
            <text:p>{ "loc": "Dutch (Belgium)", "name": "nl-BE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]); &quot;&quot;; COM.MICROSOFT.CONCAT(&quot;{ &quot;; CHAR(34); [.$C$2]; CHAR(34); &quot;: &quot;; CHAR(34); ['Input Data'.A40]; CHAR(34); &quot;, &quot;; CHAR(34); [.$D$2]; CHAR(34); &quot;: &quot;; CHAR(34); ['Input Data'.D40]; CHAR(34); &quot;, &quot;; CHAR(34); [.$E$2]; CHAR(34); &quot;: &quot;; CHAR(34); IF(['Input Data'.E40]=&quot;FEMALE&quot;; &quot;Female&quot;; &quot;Male&quot;); CHAR(34); &quot; },&quot;))" office:value-type="string" office:string-value="{ &quot;loc&quot;: &quot;Dutch (Belgium)&quot;, &quot;name&quot;: &quot;nl-BE-Wavenet-A&quot;, &quot;gend&quot;: &quot;Female&quot; }," calcext:value-type="string">
            <text:p>{ "loc": "Dutch (Belgium)", "name": "nl-BE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]); &quot;&quot;; COM.MICROSOFT.CONCAT(&quot;{ &quot;; CHAR(34); [.$C$2]; CHAR(34); &quot;: &quot;; CHAR(34); ['Input Data'.A41]; CHAR(34); &quot;, &quot;; CHAR(34); [.$D$2]; CHAR(34); &quot;: &quot;; CHAR(34); ['Input Data'.D41]; CHAR(34); &quot;, &quot;; CHAR(34); [.$E$2]; CHAR(34); &quot;: &quot;; CHAR(34); IF(['Input Data'.E41]=&quot;FEMALE&quot;; &quot;Female&quot;; &quot;Male&quot;); CHAR(34); &quot; },&quot;))" office:value-type="string" office:string-value="{ &quot;loc&quot;: &quot;Dutch (Belgium)&quot;, &quot;name&quot;: &quot;nl-BE-Wavenet-B&quot;, &quot;gend&quot;: &quot;Male&quot; }," calcext:value-type="string">
            <text:p>{ "loc": "Dutch (Belgium)", "name": "nl-BE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]); &quot;&quot;; COM.MICROSOFT.CONCAT(&quot;{ &quot;; CHAR(34); [.$C$2]; CHAR(34); &quot;: &quot;; CHAR(34); ['Input Data'.A42]; CHAR(34); &quot;, &quot;; CHAR(34); [.$D$2]; CHAR(34); &quot;: &quot;; CHAR(34); ['Input Data'.D42]; CHAR(34); &quot;, &quot;; CHAR(34); [.$E$2]; CHAR(34); &quot;: &quot;; CHAR(34); IF(['Input Data'.E42]=&quot;FEMALE&quot;; &quot;Female&quot;; &quot;Male&quot;); CHAR(34); &quot; },&quot;))" office:value-type="string" office:string-value="{ &quot;loc&quot;: &quot;Dutch (Netherlands)&quot;, &quot;name&quot;: &quot;nl-NL-Standard-A&quot;, &quot;gend&quot;: &quot;Female&quot; }," calcext:value-type="string">
            <text:p>{ "loc": "Dutch (Netherlands)", "name": "nl-NL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]); &quot;&quot;; COM.MICROSOFT.CONCAT(&quot;{ &quot;; CHAR(34); [.$C$2]; CHAR(34); &quot;: &quot;; CHAR(34); ['Input Data'.A43]; CHAR(34); &quot;, &quot;; CHAR(34); [.$D$2]; CHAR(34); &quot;: &quot;; CHAR(34); ['Input Data'.D43]; CHAR(34); &quot;, &quot;; CHAR(34); [.$E$2]; CHAR(34); &quot;: &quot;; CHAR(34); IF(['Input Data'.E43]=&quot;FEMALE&quot;; &quot;Female&quot;; &quot;Male&quot;); CHAR(34); &quot; },&quot;))" office:value-type="string" office:string-value="{ &quot;loc&quot;: &quot;Dutch (Netherlands)&quot;, &quot;name&quot;: &quot;nl-NL-Standard-B&quot;, &quot;gend&quot;: &quot;Male&quot; }," calcext:value-type="string">
            <text:p>{ "loc": "Dutch (Netherlands)", "name": "nl-NL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]); &quot;&quot;; COM.MICROSOFT.CONCAT(&quot;{ &quot;; CHAR(34); [.$C$2]; CHAR(34); &quot;: &quot;; CHAR(34); ['Input Data'.A44]; CHAR(34); &quot;, &quot;; CHAR(34); [.$D$2]; CHAR(34); &quot;: &quot;; CHAR(34); ['Input Data'.D44]; CHAR(34); &quot;, &quot;; CHAR(34); [.$E$2]; CHAR(34); &quot;: &quot;; CHAR(34); IF(['Input Data'.E44]=&quot;FEMALE&quot;; &quot;Female&quot;; &quot;Male&quot;); CHAR(34); &quot; },&quot;))" office:value-type="string" office:string-value="{ &quot;loc&quot;: &quot;Dutch (Netherlands)&quot;, &quot;name&quot;: &quot;nl-NL-Standard-C&quot;, &quot;gend&quot;: &quot;Male&quot; }," calcext:value-type="string">
            <text:p>{ "loc": "Dutch (Netherlands)", "name": "nl-NL-Standard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]); &quot;&quot;; COM.MICROSOFT.CONCAT(&quot;{ &quot;; CHAR(34); [.$C$2]; CHAR(34); &quot;: &quot;; CHAR(34); ['Input Data'.A45]; CHAR(34); &quot;, &quot;; CHAR(34); [.$D$2]; CHAR(34); &quot;: &quot;; CHAR(34); ['Input Data'.D45]; CHAR(34); &quot;, &quot;; CHAR(34); [.$E$2]; CHAR(34); &quot;: &quot;; CHAR(34); IF(['Input Data'.E45]=&quot;FEMALE&quot;; &quot;Female&quot;; &quot;Male&quot;); CHAR(34); &quot; },&quot;))" office:value-type="string" office:string-value="{ &quot;loc&quot;: &quot;Dutch (Netherlands)&quot;, &quot;name&quot;: &quot;nl-NL-Standard-D&quot;, &quot;gend&quot;: &quot;Female&quot; }," calcext:value-type="string">
            <text:p>{ "loc": "Dutch (Netherlands)", "name": "nl-NL-Standard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6]); &quot;&quot;; COM.MICROSOFT.CONCAT(&quot;{ &quot;; CHAR(34); [.$C$2]; CHAR(34); &quot;: &quot;; CHAR(34); ['Input Data'.A46]; CHAR(34); &quot;, &quot;; CHAR(34); [.$D$2]; CHAR(34); &quot;: &quot;; CHAR(34); ['Input Data'.D46]; CHAR(34); &quot;, &quot;; CHAR(34); [.$E$2]; CHAR(34); &quot;: &quot;; CHAR(34); IF(['Input Data'.E46]=&quot;FEMALE&quot;; &quot;Female&quot;; &quot;Male&quot;); CHAR(34); &quot; },&quot;))" office:value-type="string" office:string-value="{ &quot;loc&quot;: &quot;Dutch (Netherlands)&quot;, &quot;name&quot;: &quot;nl-NL-Standard-E&quot;, &quot;gend&quot;: &quot;Female&quot; }," calcext:value-type="string">
            <text:p>{ "loc": "Dutch (Netherlands)", "name": "nl-NL-Standard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7]); &quot;&quot;; COM.MICROSOFT.CONCAT(&quot;{ &quot;; CHAR(34); [.$C$2]; CHAR(34); &quot;: &quot;; CHAR(34); ['Input Data'.A47]; CHAR(34); &quot;, &quot;; CHAR(34); [.$D$2]; CHAR(34); &quot;: &quot;; CHAR(34); ['Input Data'.D47]; CHAR(34); &quot;, &quot;; CHAR(34); [.$E$2]; CHAR(34); &quot;: &quot;; CHAR(34); IF(['Input Data'.E47]=&quot;FEMALE&quot;; &quot;Female&quot;; &quot;Male&quot;); CHAR(34); &quot; },&quot;))" office:value-type="string" office:string-value="{ &quot;loc&quot;: &quot;Dutch (Netherlands)&quot;, &quot;name&quot;: &quot;nl-NL-Wavenet-A&quot;, &quot;gend&quot;: &quot;Female&quot; }," calcext:value-type="string">
            <text:p>{ "loc": "Dutch (Netherlands)", "name": "nl-NL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8]); &quot;&quot;; COM.MICROSOFT.CONCAT(&quot;{ &quot;; CHAR(34); [.$C$2]; CHAR(34); &quot;: &quot;; CHAR(34); ['Input Data'.A48]; CHAR(34); &quot;, &quot;; CHAR(34); [.$D$2]; CHAR(34); &quot;: &quot;; CHAR(34); ['Input Data'.D48]; CHAR(34); &quot;, &quot;; CHAR(34); [.$E$2]; CHAR(34); &quot;: &quot;; CHAR(34); IF(['Input Data'.E48]=&quot;FEMALE&quot;; &quot;Female&quot;; &quot;Male&quot;); CHAR(34); &quot; },&quot;))" office:value-type="string" office:string-value="{ &quot;loc&quot;: &quot;Dutch (Netherlands)&quot;, &quot;name&quot;: &quot;nl-NL-Wavenet-B&quot;, &quot;gend&quot;: &quot;Male&quot; }," calcext:value-type="string">
            <text:p>{ "loc": "Dutch (Netherlands)", "name": "nl-NL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9]); &quot;&quot;; COM.MICROSOFT.CONCAT(&quot;{ &quot;; CHAR(34); [.$C$2]; CHAR(34); &quot;: &quot;; CHAR(34); ['Input Data'.A49]; CHAR(34); &quot;, &quot;; CHAR(34); [.$D$2]; CHAR(34); &quot;: &quot;; CHAR(34); ['Input Data'.D49]; CHAR(34); &quot;, &quot;; CHAR(34); [.$E$2]; CHAR(34); &quot;: &quot;; CHAR(34); IF(['Input Data'.E49]=&quot;FEMALE&quot;; &quot;Female&quot;; &quot;Male&quot;); CHAR(34); &quot; },&quot;))" office:value-type="string" office:string-value="{ &quot;loc&quot;: &quot;Dutch (Netherlands)&quot;, &quot;name&quot;: &quot;nl-NL-Wavenet-C&quot;, &quot;gend&quot;: &quot;Male&quot; }," calcext:value-type="string">
            <text:p>{ "loc": "Dutch (Netherlands)", "name": "nl-NL-Wavenet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0]); &quot;&quot;; COM.MICROSOFT.CONCAT(&quot;{ &quot;; CHAR(34); [.$C$2]; CHAR(34); &quot;: &quot;; CHAR(34); ['Input Data'.A50]; CHAR(34); &quot;, &quot;; CHAR(34); [.$D$2]; CHAR(34); &quot;: &quot;; CHAR(34); ['Input Data'.D50]; CHAR(34); &quot;, &quot;; CHAR(34); [.$E$2]; CHAR(34); &quot;: &quot;; CHAR(34); IF(['Input Data'.E50]=&quot;FEMALE&quot;; &quot;Female&quot;; &quot;Male&quot;); CHAR(34); &quot; },&quot;))" office:value-type="string" office:string-value="{ &quot;loc&quot;: &quot;Dutch (Netherlands)&quot;, &quot;name&quot;: &quot;nl-NL-Wavenet-D&quot;, &quot;gend&quot;: &quot;Female&quot; }," calcext:value-type="string">
            <text:p>{ "loc": "Dutch (Netherlands)", "name": "nl-NL-Wavenet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1]); &quot;&quot;; COM.MICROSOFT.CONCAT(&quot;{ &quot;; CHAR(34); [.$C$2]; CHAR(34); &quot;: &quot;; CHAR(34); ['Input Data'.A51]; CHAR(34); &quot;, &quot;; CHAR(34); [.$D$2]; CHAR(34); &quot;: &quot;; CHAR(34); ['Input Data'.D51]; CHAR(34); &quot;, &quot;; CHAR(34); [.$E$2]; CHAR(34); &quot;: &quot;; CHAR(34); IF(['Input Data'.E51]=&quot;FEMALE&quot;; &quot;Female&quot;; &quot;Male&quot;); CHAR(34); &quot; },&quot;))" office:value-type="string" office:string-value="{ &quot;loc&quot;: &quot;Dutch (Netherlands)&quot;, &quot;name&quot;: &quot;nl-NL-Wavenet-E&quot;, &quot;gend&quot;: &quot;Female&quot; }," calcext:value-type="string">
            <text:p>{ "loc": "Dutch (Netherlands)", "name": "nl-NL-Wavenet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2]); &quot;&quot;; COM.MICROSOFT.CONCAT(&quot;{ &quot;; CHAR(34); [.$C$2]; CHAR(34); &quot;: &quot;; CHAR(34); ['Input Data'.A52]; CHAR(34); &quot;, &quot;; CHAR(34); [.$D$2]; CHAR(34); &quot;: &quot;; CHAR(34); ['Input Data'.D52]; CHAR(34); &quot;, &quot;; CHAR(34); [.$E$2]; CHAR(34); &quot;: &quot;; CHAR(34); IF(['Input Data'.E52]=&quot;FEMALE&quot;; &quot;Female&quot;; &quot;Male&quot;); CHAR(34); &quot; },&quot;))" office:value-type="string" office:string-value="{ &quot;loc&quot;: &quot;English (Australia)&quot;, &quot;name&quot;: &quot;en-AU-Neural2-A&quot;, &quot;gend&quot;: &quot;Female&quot; }," calcext:value-type="string">
            <text:p>{ "loc": "English (Australia)", "name": "en-AU-Neural2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3]); &quot;&quot;; COM.MICROSOFT.CONCAT(&quot;{ &quot;; CHAR(34); [.$C$2]; CHAR(34); &quot;: &quot;; CHAR(34); ['Input Data'.A53]; CHAR(34); &quot;, &quot;; CHAR(34); [.$D$2]; CHAR(34); &quot;: &quot;; CHAR(34); ['Input Data'.D53]; CHAR(34); &quot;, &quot;; CHAR(34); [.$E$2]; CHAR(34); &quot;: &quot;; CHAR(34); IF(['Input Data'.E53]=&quot;FEMALE&quot;; &quot;Female&quot;; &quot;Male&quot;); CHAR(34); &quot; },&quot;))" office:value-type="string" office:string-value="{ &quot;loc&quot;: &quot;English (Australia)&quot;, &quot;name&quot;: &quot;en-AU-Neural2-B&quot;, &quot;gend&quot;: &quot;Male&quot; }," calcext:value-type="string">
            <text:p>{ "loc": "English (Australia)", "name": "en-AU-Neural2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4]); &quot;&quot;; COM.MICROSOFT.CONCAT(&quot;{ &quot;; CHAR(34); [.$C$2]; CHAR(34); &quot;: &quot;; CHAR(34); ['Input Data'.A54]; CHAR(34); &quot;, &quot;; CHAR(34); [.$D$2]; CHAR(34); &quot;: &quot;; CHAR(34); ['Input Data'.D54]; CHAR(34); &quot;, &quot;; CHAR(34); [.$E$2]; CHAR(34); &quot;: &quot;; CHAR(34); IF(['Input Data'.E54]=&quot;FEMALE&quot;; &quot;Female&quot;; &quot;Male&quot;); CHAR(34); &quot; },&quot;))" office:value-type="string" office:string-value="{ &quot;loc&quot;: &quot;English (Australia)&quot;, &quot;name&quot;: &quot;en-AU-Neural2-C&quot;, &quot;gend&quot;: &quot;Female&quot; }," calcext:value-type="string">
            <text:p>{ "loc": "English (Australia)", "name": "en-AU-Neural2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5]); &quot;&quot;; COM.MICROSOFT.CONCAT(&quot;{ &quot;; CHAR(34); [.$C$2]; CHAR(34); &quot;: &quot;; CHAR(34); ['Input Data'.A55]; CHAR(34); &quot;, &quot;; CHAR(34); [.$D$2]; CHAR(34); &quot;: &quot;; CHAR(34); ['Input Data'.D55]; CHAR(34); &quot;, &quot;; CHAR(34); [.$E$2]; CHAR(34); &quot;: &quot;; CHAR(34); IF(['Input Data'.E55]=&quot;FEMALE&quot;; &quot;Female&quot;; &quot;Male&quot;); CHAR(34); &quot; },&quot;))" office:value-type="string" office:string-value="{ &quot;loc&quot;: &quot;English (Australia)&quot;, &quot;name&quot;: &quot;en-AU-Neural2-D&quot;, &quot;gend&quot;: &quot;Male&quot; }," calcext:value-type="string">
            <text:p>{ "loc": "English (Australia)", "name": "en-AU-Neural2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6]); &quot;&quot;; COM.MICROSOFT.CONCAT(&quot;{ &quot;; CHAR(34); [.$C$2]; CHAR(34); &quot;: &quot;; CHAR(34); ['Input Data'.A56]; CHAR(34); &quot;, &quot;; CHAR(34); [.$D$2]; CHAR(34); &quot;: &quot;; CHAR(34); ['Input Data'.D56]; CHAR(34); &quot;, &quot;; CHAR(34); [.$E$2]; CHAR(34); &quot;: &quot;; CHAR(34); IF(['Input Data'.E56]=&quot;FEMALE&quot;; &quot;Female&quot;; &quot;Male&quot;); CHAR(34); &quot; },&quot;))" office:value-type="string" office:string-value="{ &quot;loc&quot;: &quot;English (Australia)&quot;, &quot;name&quot;: &quot;en-AU-News-E&quot;, &quot;gend&quot;: &quot;Female&quot; }," calcext:value-type="string">
            <text:p>{ "loc": "English (Australia)", "name": "en-AU-News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7]); &quot;&quot;; COM.MICROSOFT.CONCAT(&quot;{ &quot;; CHAR(34); [.$C$2]; CHAR(34); &quot;: &quot;; CHAR(34); ['Input Data'.A57]; CHAR(34); &quot;, &quot;; CHAR(34); [.$D$2]; CHAR(34); &quot;: &quot;; CHAR(34); ['Input Data'.D57]; CHAR(34); &quot;, &quot;; CHAR(34); [.$E$2]; CHAR(34); &quot;: &quot;; CHAR(34); IF(['Input Data'.E57]=&quot;FEMALE&quot;; &quot;Female&quot;; &quot;Male&quot;); CHAR(34); &quot; },&quot;))" office:value-type="string" office:string-value="{ &quot;loc&quot;: &quot;English (Australia)&quot;, &quot;name&quot;: &quot;en-AU-News-F&quot;, &quot;gend&quot;: &quot;Female&quot; }," calcext:value-type="string">
            <text:p>{ "loc": "English (Australia)", "name": "en-AU-News-F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8]); &quot;&quot;; COM.MICROSOFT.CONCAT(&quot;{ &quot;; CHAR(34); [.$C$2]; CHAR(34); &quot;: &quot;; CHAR(34); ['Input Data'.A58]; CHAR(34); &quot;, &quot;; CHAR(34); [.$D$2]; CHAR(34); &quot;: &quot;; CHAR(34); ['Input Data'.D58]; CHAR(34); &quot;, &quot;; CHAR(34); [.$E$2]; CHAR(34); &quot;: &quot;; CHAR(34); IF(['Input Data'.E58]=&quot;FEMALE&quot;; &quot;Female&quot;; &quot;Male&quot;); CHAR(34); &quot; },&quot;))" office:value-type="string" office:string-value="{ &quot;loc&quot;: &quot;English (Australia)&quot;, &quot;name&quot;: &quot;en-AU-News-G&quot;, &quot;gend&quot;: &quot;Male&quot; }," calcext:value-type="string">
            <text:p>{ "loc": "English (Australia)", "name": "en-AU-News-G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9]); &quot;&quot;; COM.MICROSOFT.CONCAT(&quot;{ &quot;; CHAR(34); [.$C$2]; CHAR(34); &quot;: &quot;; CHAR(34); ['Input Data'.A59]; CHAR(34); &quot;, &quot;; CHAR(34); [.$D$2]; CHAR(34); &quot;: &quot;; CHAR(34); ['Input Data'.D59]; CHAR(34); &quot;, &quot;; CHAR(34); [.$E$2]; CHAR(34); &quot;: &quot;; CHAR(34); IF(['Input Data'.E59]=&quot;FEMALE&quot;; &quot;Female&quot;; &quot;Male&quot;); CHAR(34); &quot; },&quot;))" office:value-type="string" office:string-value="{ &quot;loc&quot;: &quot;English (Australia)&quot;, &quot;name&quot;: &quot;en-AU-Polyglot-1&quot;, &quot;gend&quot;: &quot;Male&quot; }," calcext:value-type="string">
            <text:p>{ "loc": "English (Australia)", "name": "en-AU-Polyglot-1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0]); &quot;&quot;; COM.MICROSOFT.CONCAT(&quot;{ &quot;; CHAR(34); [.$C$2]; CHAR(34); &quot;: &quot;; CHAR(34); ['Input Data'.A60]; CHAR(34); &quot;, &quot;; CHAR(34); [.$D$2]; CHAR(34); &quot;: &quot;; CHAR(34); ['Input Data'.D60]; CHAR(34); &quot;, &quot;; CHAR(34); [.$E$2]; CHAR(34); &quot;: &quot;; CHAR(34); IF(['Input Data'.E60]=&quot;FEMALE&quot;; &quot;Female&quot;; &quot;Male&quot;); CHAR(34); &quot; },&quot;))" office:value-type="string" office:string-value="{ &quot;loc&quot;: &quot;English (Australia)&quot;, &quot;name&quot;: &quot;en-AU-Standard-A&quot;, &quot;gend&quot;: &quot;Female&quot; }," calcext:value-type="string">
            <text:p>{ "loc": "English (Australia)", "name": "en-AU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1]); &quot;&quot;; COM.MICROSOFT.CONCAT(&quot;{ &quot;; CHAR(34); [.$C$2]; CHAR(34); &quot;: &quot;; CHAR(34); ['Input Data'.A61]; CHAR(34); &quot;, &quot;; CHAR(34); [.$D$2]; CHAR(34); &quot;: &quot;; CHAR(34); ['Input Data'.D61]; CHAR(34); &quot;, &quot;; CHAR(34); [.$E$2]; CHAR(34); &quot;: &quot;; CHAR(34); IF(['Input Data'.E61]=&quot;FEMALE&quot;; &quot;Female&quot;; &quot;Male&quot;); CHAR(34); &quot; },&quot;))" office:value-type="string" office:string-value="{ &quot;loc&quot;: &quot;English (Australia)&quot;, &quot;name&quot;: &quot;en-AU-Standard-B&quot;, &quot;gend&quot;: &quot;Male&quot; }," calcext:value-type="string">
            <text:p>{ "loc": "English (Australia)", "name": "en-AU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2]); &quot;&quot;; COM.MICROSOFT.CONCAT(&quot;{ &quot;; CHAR(34); [.$C$2]; CHAR(34); &quot;: &quot;; CHAR(34); ['Input Data'.A62]; CHAR(34); &quot;, &quot;; CHAR(34); [.$D$2]; CHAR(34); &quot;: &quot;; CHAR(34); ['Input Data'.D62]; CHAR(34); &quot;, &quot;; CHAR(34); [.$E$2]; CHAR(34); &quot;: &quot;; CHAR(34); IF(['Input Data'.E62]=&quot;FEMALE&quot;; &quot;Female&quot;; &quot;Male&quot;); CHAR(34); &quot; },&quot;))" office:value-type="string" office:string-value="{ &quot;loc&quot;: &quot;English (Australia)&quot;, &quot;name&quot;: &quot;en-AU-Standard-C&quot;, &quot;gend&quot;: &quot;Female&quot; }," calcext:value-type="string">
            <text:p>{ "loc": "English (Australia)", "name": "en-AU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3]); &quot;&quot;; COM.MICROSOFT.CONCAT(&quot;{ &quot;; CHAR(34); [.$C$2]; CHAR(34); &quot;: &quot;; CHAR(34); ['Input Data'.A63]; CHAR(34); &quot;, &quot;; CHAR(34); [.$D$2]; CHAR(34); &quot;: &quot;; CHAR(34); ['Input Data'.D63]; CHAR(34); &quot;, &quot;; CHAR(34); [.$E$2]; CHAR(34); &quot;: &quot;; CHAR(34); IF(['Input Data'.E63]=&quot;FEMALE&quot;; &quot;Female&quot;; &quot;Male&quot;); CHAR(34); &quot; },&quot;))" office:value-type="string" office:string-value="{ &quot;loc&quot;: &quot;English (Australia)&quot;, &quot;name&quot;: &quot;en-AU-Standard-D&quot;, &quot;gend&quot;: &quot;Male&quot; }," calcext:value-type="string">
            <text:p>{ "loc": "English (Australia)", "name": "en-AU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4]); &quot;&quot;; COM.MICROSOFT.CONCAT(&quot;{ &quot;; CHAR(34); [.$C$2]; CHAR(34); &quot;: &quot;; CHAR(34); ['Input Data'.A64]; CHAR(34); &quot;, &quot;; CHAR(34); [.$D$2]; CHAR(34); &quot;: &quot;; CHAR(34); ['Input Data'.D64]; CHAR(34); &quot;, &quot;; CHAR(34); [.$E$2]; CHAR(34); &quot;: &quot;; CHAR(34); IF(['Input Data'.E64]=&quot;FEMALE&quot;; &quot;Female&quot;; &quot;Male&quot;); CHAR(34); &quot; },&quot;))" office:value-type="string" office:string-value="{ &quot;loc&quot;: &quot;English (Australia)&quot;, &quot;name&quot;: &quot;en-AU-Wavenet-A&quot;, &quot;gend&quot;: &quot;Female&quot; }," calcext:value-type="string">
            <text:p>{ "loc": "English (Australia)", "name": "en-AU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5]); &quot;&quot;; COM.MICROSOFT.CONCAT(&quot;{ &quot;; CHAR(34); [.$C$2]; CHAR(34); &quot;: &quot;; CHAR(34); ['Input Data'.A65]; CHAR(34); &quot;, &quot;; CHAR(34); [.$D$2]; CHAR(34); &quot;: &quot;; CHAR(34); ['Input Data'.D65]; CHAR(34); &quot;, &quot;; CHAR(34); [.$E$2]; CHAR(34); &quot;: &quot;; CHAR(34); IF(['Input Data'.E65]=&quot;FEMALE&quot;; &quot;Female&quot;; &quot;Male&quot;); CHAR(34); &quot; },&quot;))" office:value-type="string" office:string-value="{ &quot;loc&quot;: &quot;English (Australia)&quot;, &quot;name&quot;: &quot;en-AU-Wavenet-B&quot;, &quot;gend&quot;: &quot;Male&quot; }," calcext:value-type="string">
            <text:p>{ "loc": "English (Australia)", "name": "en-AU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6]); &quot;&quot;; COM.MICROSOFT.CONCAT(&quot;{ &quot;; CHAR(34); [.$C$2]; CHAR(34); &quot;: &quot;; CHAR(34); ['Input Data'.A66]; CHAR(34); &quot;, &quot;; CHAR(34); [.$D$2]; CHAR(34); &quot;: &quot;; CHAR(34); ['Input Data'.D66]; CHAR(34); &quot;, &quot;; CHAR(34); [.$E$2]; CHAR(34); &quot;: &quot;; CHAR(34); IF(['Input Data'.E66]=&quot;FEMALE&quot;; &quot;Female&quot;; &quot;Male&quot;); CHAR(34); &quot; },&quot;))" office:value-type="string" office:string-value="{ &quot;loc&quot;: &quot;English (Australia)&quot;, &quot;name&quot;: &quot;en-AU-Wavenet-C&quot;, &quot;gend&quot;: &quot;Female&quot; }," calcext:value-type="string">
            <text:p>{ "loc": "English (Australia)", "name": "en-AU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7]); &quot;&quot;; COM.MICROSOFT.CONCAT(&quot;{ &quot;; CHAR(34); [.$C$2]; CHAR(34); &quot;: &quot;; CHAR(34); ['Input Data'.A67]; CHAR(34); &quot;, &quot;; CHAR(34); [.$D$2]; CHAR(34); &quot;: &quot;; CHAR(34); ['Input Data'.D67]; CHAR(34); &quot;, &quot;; CHAR(34); [.$E$2]; CHAR(34); &quot;: &quot;; CHAR(34); IF(['Input Data'.E67]=&quot;FEMALE&quot;; &quot;Female&quot;; &quot;Male&quot;); CHAR(34); &quot; },&quot;))" office:value-type="string" office:string-value="{ &quot;loc&quot;: &quot;English (Australia)&quot;, &quot;name&quot;: &quot;en-AU-Wavenet-D&quot;, &quot;gend&quot;: &quot;Male&quot; }," calcext:value-type="string">
            <text:p>{ "loc": "English (Australia)", "name": "en-AU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8]); &quot;&quot;; COM.MICROSOFT.CONCAT(&quot;{ &quot;; CHAR(34); [.$C$2]; CHAR(34); &quot;: &quot;; CHAR(34); ['Input Data'.A68]; CHAR(34); &quot;, &quot;; CHAR(34); [.$D$2]; CHAR(34); &quot;: &quot;; CHAR(34); ['Input Data'.D68]; CHAR(34); &quot;, &quot;; CHAR(34); [.$E$2]; CHAR(34); &quot;: &quot;; CHAR(34); IF(['Input Data'.E68]=&quot;FEMALE&quot;; &quot;Female&quot;; &quot;Male&quot;); CHAR(34); &quot; },&quot;))" office:value-type="string" office:string-value="{ &quot;loc&quot;: &quot;English (India)&quot;, &quot;name&quot;: &quot;en-IN-Neural2-A&quot;, &quot;gend&quot;: &quot;Female&quot; }," calcext:value-type="string">
            <text:p>{ "loc": "English (India)", "name": "en-IN-Neural2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9]); &quot;&quot;; COM.MICROSOFT.CONCAT(&quot;{ &quot;; CHAR(34); [.$C$2]; CHAR(34); &quot;: &quot;; CHAR(34); ['Input Data'.A69]; CHAR(34); &quot;, &quot;; CHAR(34); [.$D$2]; CHAR(34); &quot;: &quot;; CHAR(34); ['Input Data'.D69]; CHAR(34); &quot;, &quot;; CHAR(34); [.$E$2]; CHAR(34); &quot;: &quot;; CHAR(34); IF(['Input Data'.E69]=&quot;FEMALE&quot;; &quot;Female&quot;; &quot;Male&quot;); CHAR(34); &quot; },&quot;))" office:value-type="string" office:string-value="{ &quot;loc&quot;: &quot;English (India)&quot;, &quot;name&quot;: &quot;en-IN-Neural2-B&quot;, &quot;gend&quot;: &quot;Male&quot; }," calcext:value-type="string">
            <text:p>{ "loc": "English (India)", "name": "en-IN-Neural2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0]); &quot;&quot;; COM.MICROSOFT.CONCAT(&quot;{ &quot;; CHAR(34); [.$C$2]; CHAR(34); &quot;: &quot;; CHAR(34); ['Input Data'.A70]; CHAR(34); &quot;, &quot;; CHAR(34); [.$D$2]; CHAR(34); &quot;: &quot;; CHAR(34); ['Input Data'.D70]; CHAR(34); &quot;, &quot;; CHAR(34); [.$E$2]; CHAR(34); &quot;: &quot;; CHAR(34); IF(['Input Data'.E70]=&quot;FEMALE&quot;; &quot;Female&quot;; &quot;Male&quot;); CHAR(34); &quot; },&quot;))" office:value-type="string" office:string-value="{ &quot;loc&quot;: &quot;English (India)&quot;, &quot;name&quot;: &quot;en-IN-Neural2-C&quot;, &quot;gend&quot;: &quot;Male&quot; }," calcext:value-type="string">
            <text:p>{ "loc": "English (India)", "name": "en-IN-Neural2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1]); &quot;&quot;; COM.MICROSOFT.CONCAT(&quot;{ &quot;; CHAR(34); [.$C$2]; CHAR(34); &quot;: &quot;; CHAR(34); ['Input Data'.A71]; CHAR(34); &quot;, &quot;; CHAR(34); [.$D$2]; CHAR(34); &quot;: &quot;; CHAR(34); ['Input Data'.D71]; CHAR(34); &quot;, &quot;; CHAR(34); [.$E$2]; CHAR(34); &quot;: &quot;; CHAR(34); IF(['Input Data'.E71]=&quot;FEMALE&quot;; &quot;Female&quot;; &quot;Male&quot;); CHAR(34); &quot; },&quot;))" office:value-type="string" office:string-value="{ &quot;loc&quot;: &quot;English (India)&quot;, &quot;name&quot;: &quot;en-IN-Neural2-D&quot;, &quot;gend&quot;: &quot;Female&quot; }," calcext:value-type="string">
            <text:p>{ "loc": "English (India)", "name": "en-IN-Neural2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2]); &quot;&quot;; COM.MICROSOFT.CONCAT(&quot;{ &quot;; CHAR(34); [.$C$2]; CHAR(34); &quot;: &quot;; CHAR(34); ['Input Data'.A72]; CHAR(34); &quot;, &quot;; CHAR(34); [.$D$2]; CHAR(34); &quot;: &quot;; CHAR(34); ['Input Data'.D72]; CHAR(34); &quot;, &quot;; CHAR(34); [.$E$2]; CHAR(34); &quot;: &quot;; CHAR(34); IF(['Input Data'.E72]=&quot;FEMALE&quot;; &quot;Female&quot;; &quot;Male&quot;); CHAR(34); &quot; },&quot;))" office:value-type="string" office:string-value="{ &quot;loc&quot;: &quot;English (India)&quot;, &quot;name&quot;: &quot;en-IN-Standard-A&quot;, &quot;gend&quot;: &quot;Female&quot; }," calcext:value-type="string">
            <text:p>{ "loc": "English (India)", "name": "en-IN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3]); &quot;&quot;; COM.MICROSOFT.CONCAT(&quot;{ &quot;; CHAR(34); [.$C$2]; CHAR(34); &quot;: &quot;; CHAR(34); ['Input Data'.A73]; CHAR(34); &quot;, &quot;; CHAR(34); [.$D$2]; CHAR(34); &quot;: &quot;; CHAR(34); ['Input Data'.D73]; CHAR(34); &quot;, &quot;; CHAR(34); [.$E$2]; CHAR(34); &quot;: &quot;; CHAR(34); IF(['Input Data'.E73]=&quot;FEMALE&quot;; &quot;Female&quot;; &quot;Male&quot;); CHAR(34); &quot; },&quot;))" office:value-type="string" office:string-value="{ &quot;loc&quot;: &quot;English (India)&quot;, &quot;name&quot;: &quot;en-IN-Standard-B&quot;, &quot;gend&quot;: &quot;Male&quot; }," calcext:value-type="string">
            <text:p>{ "loc": "English (India)", "name": "en-IN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4]); &quot;&quot;; COM.MICROSOFT.CONCAT(&quot;{ &quot;; CHAR(34); [.$C$2]; CHAR(34); &quot;: &quot;; CHAR(34); ['Input Data'.A74]; CHAR(34); &quot;, &quot;; CHAR(34); [.$D$2]; CHAR(34); &quot;: &quot;; CHAR(34); ['Input Data'.D74]; CHAR(34); &quot;, &quot;; CHAR(34); [.$E$2]; CHAR(34); &quot;: &quot;; CHAR(34); IF(['Input Data'.E74]=&quot;FEMALE&quot;; &quot;Female&quot;; &quot;Male&quot;); CHAR(34); &quot; },&quot;))" office:value-type="string" office:string-value="{ &quot;loc&quot;: &quot;English (India)&quot;, &quot;name&quot;: &quot;en-IN-Standard-C&quot;, &quot;gend&quot;: &quot;Male&quot; }," calcext:value-type="string">
            <text:p>{ "loc": "English (India)", "name": "en-IN-Standard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5]); &quot;&quot;; COM.MICROSOFT.CONCAT(&quot;{ &quot;; CHAR(34); [.$C$2]; CHAR(34); &quot;: &quot;; CHAR(34); ['Input Data'.A75]; CHAR(34); &quot;, &quot;; CHAR(34); [.$D$2]; CHAR(34); &quot;: &quot;; CHAR(34); ['Input Data'.D75]; CHAR(34); &quot;, &quot;; CHAR(34); [.$E$2]; CHAR(34); &quot;: &quot;; CHAR(34); IF(['Input Data'.E75]=&quot;FEMALE&quot;; &quot;Female&quot;; &quot;Male&quot;); CHAR(34); &quot; },&quot;))" office:value-type="string" office:string-value="{ &quot;loc&quot;: &quot;English (India)&quot;, &quot;name&quot;: &quot;en-IN-Standard-D&quot;, &quot;gend&quot;: &quot;Female&quot; }," calcext:value-type="string">
            <text:p>{ "loc": "English (India)", "name": "en-IN-Standard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6]); &quot;&quot;; COM.MICROSOFT.CONCAT(&quot;{ &quot;; CHAR(34); [.$C$2]; CHAR(34); &quot;: &quot;; CHAR(34); ['Input Data'.A76]; CHAR(34); &quot;, &quot;; CHAR(34); [.$D$2]; CHAR(34); &quot;: &quot;; CHAR(34); ['Input Data'.D76]; CHAR(34); &quot;, &quot;; CHAR(34); [.$E$2]; CHAR(34); &quot;: &quot;; CHAR(34); IF(['Input Data'.E76]=&quot;FEMALE&quot;; &quot;Female&quot;; &quot;Male&quot;); CHAR(34); &quot; },&quot;))" office:value-type="string" office:string-value="{ &quot;loc&quot;: &quot;English (India)&quot;, &quot;name&quot;: &quot;en-IN-Wavenet-A&quot;, &quot;gend&quot;: &quot;Female&quot; }," calcext:value-type="string">
            <text:p>{ "loc": "English (India)", "name": "en-IN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7]); &quot;&quot;; COM.MICROSOFT.CONCAT(&quot;{ &quot;; CHAR(34); [.$C$2]; CHAR(34); &quot;: &quot;; CHAR(34); ['Input Data'.A77]; CHAR(34); &quot;, &quot;; CHAR(34); [.$D$2]; CHAR(34); &quot;: &quot;; CHAR(34); ['Input Data'.D77]; CHAR(34); &quot;, &quot;; CHAR(34); [.$E$2]; CHAR(34); &quot;: &quot;; CHAR(34); IF(['Input Data'.E77]=&quot;FEMALE&quot;; &quot;Female&quot;; &quot;Male&quot;); CHAR(34); &quot; },&quot;))" office:value-type="string" office:string-value="{ &quot;loc&quot;: &quot;English (India)&quot;, &quot;name&quot;: &quot;en-IN-Wavenet-B&quot;, &quot;gend&quot;: &quot;Male&quot; }," calcext:value-type="string">
            <text:p>{ "loc": "English (India)", "name": "en-IN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8]); &quot;&quot;; COM.MICROSOFT.CONCAT(&quot;{ &quot;; CHAR(34); [.$C$2]; CHAR(34); &quot;: &quot;; CHAR(34); ['Input Data'.A78]; CHAR(34); &quot;, &quot;; CHAR(34); [.$D$2]; CHAR(34); &quot;: &quot;; CHAR(34); ['Input Data'.D78]; CHAR(34); &quot;, &quot;; CHAR(34); [.$E$2]; CHAR(34); &quot;: &quot;; CHAR(34); IF(['Input Data'.E78]=&quot;FEMALE&quot;; &quot;Female&quot;; &quot;Male&quot;); CHAR(34); &quot; },&quot;))" office:value-type="string" office:string-value="{ &quot;loc&quot;: &quot;English (India)&quot;, &quot;name&quot;: &quot;en-IN-Wavenet-C&quot;, &quot;gend&quot;: &quot;Male&quot; }," calcext:value-type="string">
            <text:p>{ "loc": "English (India)", "name": "en-IN-Wavenet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9]); &quot;&quot;; COM.MICROSOFT.CONCAT(&quot;{ &quot;; CHAR(34); [.$C$2]; CHAR(34); &quot;: &quot;; CHAR(34); ['Input Data'.A79]; CHAR(34); &quot;, &quot;; CHAR(34); [.$D$2]; CHAR(34); &quot;: &quot;; CHAR(34); ['Input Data'.D79]; CHAR(34); &quot;, &quot;; CHAR(34); [.$E$2]; CHAR(34); &quot;: &quot;; CHAR(34); IF(['Input Data'.E79]=&quot;FEMALE&quot;; &quot;Female&quot;; &quot;Male&quot;); CHAR(34); &quot; },&quot;))" office:value-type="string" office:string-value="{ &quot;loc&quot;: &quot;English (India)&quot;, &quot;name&quot;: &quot;en-IN-Wavenet-D&quot;, &quot;gend&quot;: &quot;Female&quot; }," calcext:value-type="string">
            <text:p>{ "loc": "English (India)", "name": "en-IN-Wavenet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0]); &quot;&quot;; COM.MICROSOFT.CONCAT(&quot;{ &quot;; CHAR(34); [.$C$2]; CHAR(34); &quot;: &quot;; CHAR(34); ['Input Data'.A80]; CHAR(34); &quot;, &quot;; CHAR(34); [.$D$2]; CHAR(34); &quot;: &quot;; CHAR(34); ['Input Data'.D80]; CHAR(34); &quot;, &quot;; CHAR(34); [.$E$2]; CHAR(34); &quot;: &quot;; CHAR(34); IF(['Input Data'.E80]=&quot;FEMALE&quot;; &quot;Female&quot;; &quot;Male&quot;); CHAR(34); &quot; },&quot;))" office:value-type="string" office:string-value="{ &quot;loc&quot;: &quot;English (UK)&quot;, &quot;name&quot;: &quot;en-GB-Neural2-A&quot;, &quot;gend&quot;: &quot;Female&quot; }," calcext:value-type="string">
            <text:p>{ "loc": "English (UK)", "name": "en-GB-Neural2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1]); &quot;&quot;; COM.MICROSOFT.CONCAT(&quot;{ &quot;; CHAR(34); [.$C$2]; CHAR(34); &quot;: &quot;; CHAR(34); ['Input Data'.A81]; CHAR(34); &quot;, &quot;; CHAR(34); [.$D$2]; CHAR(34); &quot;: &quot;; CHAR(34); ['Input Data'.D81]; CHAR(34); &quot;, &quot;; CHAR(34); [.$E$2]; CHAR(34); &quot;: &quot;; CHAR(34); IF(['Input Data'.E81]=&quot;FEMALE&quot;; &quot;Female&quot;; &quot;Male&quot;); CHAR(34); &quot; },&quot;))" office:value-type="string" office:string-value="{ &quot;loc&quot;: &quot;English (UK)&quot;, &quot;name&quot;: &quot;en-GB-Neural2-B&quot;, &quot;gend&quot;: &quot;Male&quot; }," calcext:value-type="string">
            <text:p>{ "loc": "English (UK)", "name": "en-GB-Neural2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2]); &quot;&quot;; COM.MICROSOFT.CONCAT(&quot;{ &quot;; CHAR(34); [.$C$2]; CHAR(34); &quot;: &quot;; CHAR(34); ['Input Data'.A82]; CHAR(34); &quot;, &quot;; CHAR(34); [.$D$2]; CHAR(34); &quot;: &quot;; CHAR(34); ['Input Data'.D82]; CHAR(34); &quot;, &quot;; CHAR(34); [.$E$2]; CHAR(34); &quot;: &quot;; CHAR(34); IF(['Input Data'.E82]=&quot;FEMALE&quot;; &quot;Female&quot;; &quot;Male&quot;); CHAR(34); &quot; },&quot;))" office:value-type="string" office:string-value="{ &quot;loc&quot;: &quot;English (UK)&quot;, &quot;name&quot;: &quot;en-GB-Neural2-C&quot;, &quot;gend&quot;: &quot;Female&quot; }," calcext:value-type="string">
            <text:p>{ "loc": "English (UK)", "name": "en-GB-Neural2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3]); &quot;&quot;; COM.MICROSOFT.CONCAT(&quot;{ &quot;; CHAR(34); [.$C$2]; CHAR(34); &quot;: &quot;; CHAR(34); ['Input Data'.A83]; CHAR(34); &quot;, &quot;; CHAR(34); [.$D$2]; CHAR(34); &quot;: &quot;; CHAR(34); ['Input Data'.D83]; CHAR(34); &quot;, &quot;; CHAR(34); [.$E$2]; CHAR(34); &quot;: &quot;; CHAR(34); IF(['Input Data'.E83]=&quot;FEMALE&quot;; &quot;Female&quot;; &quot;Male&quot;); CHAR(34); &quot; },&quot;))" office:value-type="string" office:string-value="{ &quot;loc&quot;: &quot;English (UK)&quot;, &quot;name&quot;: &quot;en-GB-Neural2-D&quot;, &quot;gend&quot;: &quot;Male&quot; }," calcext:value-type="string">
            <text:p>{ "loc": "English (UK)", "name": "en-GB-Neural2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4]); &quot;&quot;; COM.MICROSOFT.CONCAT(&quot;{ &quot;; CHAR(34); [.$C$2]; CHAR(34); &quot;: &quot;; CHAR(34); ['Input Data'.A84]; CHAR(34); &quot;, &quot;; CHAR(34); [.$D$2]; CHAR(34); &quot;: &quot;; CHAR(34); ['Input Data'.D84]; CHAR(34); &quot;, &quot;; CHAR(34); [.$E$2]; CHAR(34); &quot;: &quot;; CHAR(34); IF(['Input Data'.E84]=&quot;FEMALE&quot;; &quot;Female&quot;; &quot;Male&quot;); CHAR(34); &quot; },&quot;))" office:value-type="string" office:string-value="{ &quot;loc&quot;: &quot;English (UK)&quot;, &quot;name&quot;: &quot;en-GB-Neural2-F&quot;, &quot;gend&quot;: &quot;Female&quot; }," calcext:value-type="string">
            <text:p>{ "loc": "English (UK)", "name": "en-GB-Neural2-F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5]); &quot;&quot;; COM.MICROSOFT.CONCAT(&quot;{ &quot;; CHAR(34); [.$C$2]; CHAR(34); &quot;: &quot;; CHAR(34); ['Input Data'.A85]; CHAR(34); &quot;, &quot;; CHAR(34); [.$D$2]; CHAR(34); &quot;: &quot;; CHAR(34); ['Input Data'.D85]; CHAR(34); &quot;, &quot;; CHAR(34); [.$E$2]; CHAR(34); &quot;: &quot;; CHAR(34); IF(['Input Data'.E85]=&quot;FEMALE&quot;; &quot;Female&quot;; &quot;Male&quot;); CHAR(34); &quot; },&quot;))" office:value-type="string" office:string-value="{ &quot;loc&quot;: &quot;English (UK)&quot;, &quot;name&quot;: &quot;en-GB-News-G&quot;, &quot;gend&quot;: &quot;Female&quot; }," calcext:value-type="string">
            <text:p>{ "loc": "English (UK)", "name": "en-GB-News-G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6]); &quot;&quot;; COM.MICROSOFT.CONCAT(&quot;{ &quot;; CHAR(34); [.$C$2]; CHAR(34); &quot;: &quot;; CHAR(34); ['Input Data'.A86]; CHAR(34); &quot;, &quot;; CHAR(34); [.$D$2]; CHAR(34); &quot;: &quot;; CHAR(34); ['Input Data'.D86]; CHAR(34); &quot;, &quot;; CHAR(34); [.$E$2]; CHAR(34); &quot;: &quot;; CHAR(34); IF(['Input Data'.E86]=&quot;FEMALE&quot;; &quot;Female&quot;; &quot;Male&quot;); CHAR(34); &quot; },&quot;))" office:value-type="string" office:string-value="{ &quot;loc&quot;: &quot;English (UK)&quot;, &quot;name&quot;: &quot;en-GB-News-H&quot;, &quot;gend&quot;: &quot;Female&quot; }," calcext:value-type="string">
            <text:p>{ "loc": "English (UK)", "name": "en-GB-News-H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7]); &quot;&quot;; COM.MICROSOFT.CONCAT(&quot;{ &quot;; CHAR(34); [.$C$2]; CHAR(34); &quot;: &quot;; CHAR(34); ['Input Data'.A87]; CHAR(34); &quot;, &quot;; CHAR(34); [.$D$2]; CHAR(34); &quot;: &quot;; CHAR(34); ['Input Data'.D87]; CHAR(34); &quot;, &quot;; CHAR(34); [.$E$2]; CHAR(34); &quot;: &quot;; CHAR(34); IF(['Input Data'.E87]=&quot;FEMALE&quot;; &quot;Female&quot;; &quot;Male&quot;); CHAR(34); &quot; },&quot;))" office:value-type="string" office:string-value="{ &quot;loc&quot;: &quot;English (UK)&quot;, &quot;name&quot;: &quot;en-GB-News-I&quot;, &quot;gend&quot;: &quot;Female&quot; }," calcext:value-type="string">
            <text:p>{ "loc": "English (UK)", "name": "en-GB-News-I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8]); &quot;&quot;; COM.MICROSOFT.CONCAT(&quot;{ &quot;; CHAR(34); [.$C$2]; CHAR(34); &quot;: &quot;; CHAR(34); ['Input Data'.A88]; CHAR(34); &quot;, &quot;; CHAR(34); [.$D$2]; CHAR(34); &quot;: &quot;; CHAR(34); ['Input Data'.D88]; CHAR(34); &quot;, &quot;; CHAR(34); [.$E$2]; CHAR(34); &quot;: &quot;; CHAR(34); IF(['Input Data'.E88]=&quot;FEMALE&quot;; &quot;Female&quot;; &quot;Male&quot;); CHAR(34); &quot; },&quot;))" office:value-type="string" office:string-value="{ &quot;loc&quot;: &quot;English (UK)&quot;, &quot;name&quot;: &quot;en-GB-News-J&quot;, &quot;gend&quot;: &quot;Male&quot; }," calcext:value-type="string">
            <text:p>{ "loc": "English (UK)", "name": "en-GB-News-J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9]); &quot;&quot;; COM.MICROSOFT.CONCAT(&quot;{ &quot;; CHAR(34); [.$C$2]; CHAR(34); &quot;: &quot;; CHAR(34); ['Input Data'.A89]; CHAR(34); &quot;, &quot;; CHAR(34); [.$D$2]; CHAR(34); &quot;: &quot;; CHAR(34); ['Input Data'.D89]; CHAR(34); &quot;, &quot;; CHAR(34); [.$E$2]; CHAR(34); &quot;: &quot;; CHAR(34); IF(['Input Data'.E89]=&quot;FEMALE&quot;; &quot;Female&quot;; &quot;Male&quot;); CHAR(34); &quot; },&quot;))" office:value-type="string" office:string-value="{ &quot;loc&quot;: &quot;English (UK)&quot;, &quot;name&quot;: &quot;en-GB-News-K&quot;, &quot;gend&quot;: &quot;Male&quot; }," calcext:value-type="string">
            <text:p>{ "loc": "English (UK)", "name": "en-GB-News-K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0]); &quot;&quot;; COM.MICROSOFT.CONCAT(&quot;{ &quot;; CHAR(34); [.$C$2]; CHAR(34); &quot;: &quot;; CHAR(34); ['Input Data'.A90]; CHAR(34); &quot;, &quot;; CHAR(34); [.$D$2]; CHAR(34); &quot;: &quot;; CHAR(34); ['Input Data'.D90]; CHAR(34); &quot;, &quot;; CHAR(34); [.$E$2]; CHAR(34); &quot;: &quot;; CHAR(34); IF(['Input Data'.E90]=&quot;FEMALE&quot;; &quot;Female&quot;; &quot;Male&quot;); CHAR(34); &quot; },&quot;))" office:value-type="string" office:string-value="{ &quot;loc&quot;: &quot;English (UK)&quot;, &quot;name&quot;: &quot;en-GB-News-L&quot;, &quot;gend&quot;: &quot;Male&quot; }," calcext:value-type="string">
            <text:p>{ "loc": "English (UK)", "name": "en-GB-News-L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1]); &quot;&quot;; COM.MICROSOFT.CONCAT(&quot;{ &quot;; CHAR(34); [.$C$2]; CHAR(34); &quot;: &quot;; CHAR(34); ['Input Data'.A91]; CHAR(34); &quot;, &quot;; CHAR(34); [.$D$2]; CHAR(34); &quot;: &quot;; CHAR(34); ['Input Data'.D91]; CHAR(34); &quot;, &quot;; CHAR(34); [.$E$2]; CHAR(34); &quot;: &quot;; CHAR(34); IF(['Input Data'.E91]=&quot;FEMALE&quot;; &quot;Female&quot;; &quot;Male&quot;); CHAR(34); &quot; },&quot;))" office:value-type="string" office:string-value="{ &quot;loc&quot;: &quot;English (UK)&quot;, &quot;name&quot;: &quot;en-GB-News-M&quot;, &quot;gend&quot;: &quot;Male&quot; }," calcext:value-type="string">
            <text:p>{ "loc": "English (UK)", "name": "en-GB-News-M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2]); &quot;&quot;; COM.MICROSOFT.CONCAT(&quot;{ &quot;; CHAR(34); [.$C$2]; CHAR(34); &quot;: &quot;; CHAR(34); ['Input Data'.A92]; CHAR(34); &quot;, &quot;; CHAR(34); [.$D$2]; CHAR(34); &quot;: &quot;; CHAR(34); ['Input Data'.D92]; CHAR(34); &quot;, &quot;; CHAR(34); [.$E$2]; CHAR(34); &quot;: &quot;; CHAR(34); IF(['Input Data'.E92]=&quot;FEMALE&quot;; &quot;Female&quot;; &quot;Male&quot;); CHAR(34); &quot; },&quot;))" office:value-type="string" office:string-value="{ &quot;loc&quot;: &quot;English (UK)&quot;, &quot;name&quot;: &quot;en-GB-Standard-A&quot;, &quot;gend&quot;: &quot;Female&quot; }," calcext:value-type="string">
            <text:p>{ "loc": "English (UK)", "name": "en-GB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3]); &quot;&quot;; COM.MICROSOFT.CONCAT(&quot;{ &quot;; CHAR(34); [.$C$2]; CHAR(34); &quot;: &quot;; CHAR(34); ['Input Data'.A93]; CHAR(34); &quot;, &quot;; CHAR(34); [.$D$2]; CHAR(34); &quot;: &quot;; CHAR(34); ['Input Data'.D93]; CHAR(34); &quot;, &quot;; CHAR(34); [.$E$2]; CHAR(34); &quot;: &quot;; CHAR(34); IF(['Input Data'.E93]=&quot;FEMALE&quot;; &quot;Female&quot;; &quot;Male&quot;); CHAR(34); &quot; },&quot;))" office:value-type="string" office:string-value="{ &quot;loc&quot;: &quot;English (UK)&quot;, &quot;name&quot;: &quot;en-GB-Standard-B&quot;, &quot;gend&quot;: &quot;Male&quot; }," calcext:value-type="string">
            <text:p>{ "loc": "English (UK)", "name": "en-GB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4]); &quot;&quot;; COM.MICROSOFT.CONCAT(&quot;{ &quot;; CHAR(34); [.$C$2]; CHAR(34); &quot;: &quot;; CHAR(34); ['Input Data'.A94]; CHAR(34); &quot;, &quot;; CHAR(34); [.$D$2]; CHAR(34); &quot;: &quot;; CHAR(34); ['Input Data'.D94]; CHAR(34); &quot;, &quot;; CHAR(34); [.$E$2]; CHAR(34); &quot;: &quot;; CHAR(34); IF(['Input Data'.E94]=&quot;FEMALE&quot;; &quot;Female&quot;; &quot;Male&quot;); CHAR(34); &quot; },&quot;))" office:value-type="string" office:string-value="{ &quot;loc&quot;: &quot;English (UK)&quot;, &quot;name&quot;: &quot;en-GB-Standard-C&quot;, &quot;gend&quot;: &quot;Female&quot; }," calcext:value-type="string">
            <text:p>{ "loc": "English (UK)", "name": "en-GB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5]); &quot;&quot;; COM.MICROSOFT.CONCAT(&quot;{ &quot;; CHAR(34); [.$C$2]; CHAR(34); &quot;: &quot;; CHAR(34); ['Input Data'.A95]; CHAR(34); &quot;, &quot;; CHAR(34); [.$D$2]; CHAR(34); &quot;: &quot;; CHAR(34); ['Input Data'.D95]; CHAR(34); &quot;, &quot;; CHAR(34); [.$E$2]; CHAR(34); &quot;: &quot;; CHAR(34); IF(['Input Data'.E95]=&quot;FEMALE&quot;; &quot;Female&quot;; &quot;Male&quot;); CHAR(34); &quot; },&quot;))" office:value-type="string" office:string-value="{ &quot;loc&quot;: &quot;English (UK)&quot;, &quot;name&quot;: &quot;en-GB-Standard-D&quot;, &quot;gend&quot;: &quot;Male&quot; }," calcext:value-type="string">
            <text:p>{ "loc": "English (UK)", "name": "en-GB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6]); &quot;&quot;; COM.MICROSOFT.CONCAT(&quot;{ &quot;; CHAR(34); [.$C$2]; CHAR(34); &quot;: &quot;; CHAR(34); ['Input Data'.A96]; CHAR(34); &quot;, &quot;; CHAR(34); [.$D$2]; CHAR(34); &quot;: &quot;; CHAR(34); ['Input Data'.D96]; CHAR(34); &quot;, &quot;; CHAR(34); [.$E$2]; CHAR(34); &quot;: &quot;; CHAR(34); IF(['Input Data'.E96]=&quot;FEMALE&quot;; &quot;Female&quot;; &quot;Male&quot;); CHAR(34); &quot; },&quot;))" office:value-type="string" office:string-value="{ &quot;loc&quot;: &quot;English (UK)&quot;, &quot;name&quot;: &quot;en-GB-Standard-F&quot;, &quot;gend&quot;: &quot;Female&quot; }," calcext:value-type="string">
            <text:p>{ "loc": "English (UK)", "name": "en-GB-Standard-F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7]); &quot;&quot;; COM.MICROSOFT.CONCAT(&quot;{ &quot;; CHAR(34); [.$C$2]; CHAR(34); &quot;: &quot;; CHAR(34); ['Input Data'.A97]; CHAR(34); &quot;, &quot;; CHAR(34); [.$D$2]; CHAR(34); &quot;: &quot;; CHAR(34); ['Input Data'.D97]; CHAR(34); &quot;, &quot;; CHAR(34); [.$E$2]; CHAR(34); &quot;: &quot;; CHAR(34); IF(['Input Data'.E97]=&quot;FEMALE&quot;; &quot;Female&quot;; &quot;Male&quot;); CHAR(34); &quot; },&quot;))" office:value-type="string" office:string-value="{ &quot;loc&quot;: &quot;English (UK)&quot;, &quot;name&quot;: &quot;en-GB-Studio-B&quot;, &quot;gend&quot;: &quot;Male&quot; }," calcext:value-type="string">
            <text:p>{ "loc": "English (UK)", "name": "en-GB-Studio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8]); &quot;&quot;; COM.MICROSOFT.CONCAT(&quot;{ &quot;; CHAR(34); [.$C$2]; CHAR(34); &quot;: &quot;; CHAR(34); ['Input Data'.A98]; CHAR(34); &quot;, &quot;; CHAR(34); [.$D$2]; CHAR(34); &quot;: &quot;; CHAR(34); ['Input Data'.D98]; CHAR(34); &quot;, &quot;; CHAR(34); [.$E$2]; CHAR(34); &quot;: &quot;; CHAR(34); IF(['Input Data'.E98]=&quot;FEMALE&quot;; &quot;Female&quot;; &quot;Male&quot;); CHAR(34); &quot; },&quot;))" office:value-type="string" office:string-value="{ &quot;loc&quot;: &quot;English (UK)&quot;, &quot;name&quot;: &quot;en-GB-Studio-C&quot;, &quot;gend&quot;: &quot;Female&quot; }," calcext:value-type="string">
            <text:p>{ "loc": "English (UK)", "name": "en-GB-Studio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9]); &quot;&quot;; COM.MICROSOFT.CONCAT(&quot;{ &quot;; CHAR(34); [.$C$2]; CHAR(34); &quot;: &quot;; CHAR(34); ['Input Data'.A99]; CHAR(34); &quot;, &quot;; CHAR(34); [.$D$2]; CHAR(34); &quot;: &quot;; CHAR(34); ['Input Data'.D99]; CHAR(34); &quot;, &quot;; CHAR(34); [.$E$2]; CHAR(34); &quot;: &quot;; CHAR(34); IF(['Input Data'.E99]=&quot;FEMALE&quot;; &quot;Female&quot;; &quot;Male&quot;); CHAR(34); &quot; },&quot;))" office:value-type="string" office:string-value="{ &quot;loc&quot;: &quot;English (UK)&quot;, &quot;name&quot;: &quot;en-GB-Wavenet-A&quot;, &quot;gend&quot;: &quot;Female&quot; }," calcext:value-type="string">
            <text:p>{ "loc": "English (UK)", "name": "en-GB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0]); &quot;&quot;; COM.MICROSOFT.CONCAT(&quot;{ &quot;; CHAR(34); [.$C$2]; CHAR(34); &quot;: &quot;; CHAR(34); ['Input Data'.A100]; CHAR(34); &quot;, &quot;; CHAR(34); [.$D$2]; CHAR(34); &quot;: &quot;; CHAR(34); ['Input Data'.D100]; CHAR(34); &quot;, &quot;; CHAR(34); [.$E$2]; CHAR(34); &quot;: &quot;; CHAR(34); IF(['Input Data'.E100]=&quot;FEMALE&quot;; &quot;Female&quot;; &quot;Male&quot;); CHAR(34); &quot; },&quot;))" office:value-type="string" office:string-value="{ &quot;loc&quot;: &quot;English (UK)&quot;, &quot;name&quot;: &quot;en-GB-Wavenet-B&quot;, &quot;gend&quot;: &quot;Male&quot; }," calcext:value-type="string">
            <text:p>{ "loc": "English (UK)", "name": "en-GB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1]); &quot;&quot;; COM.MICROSOFT.CONCAT(&quot;{ &quot;; CHAR(34); [.$C$2]; CHAR(34); &quot;: &quot;; CHAR(34); ['Input Data'.A101]; CHAR(34); &quot;, &quot;; CHAR(34); [.$D$2]; CHAR(34); &quot;: &quot;; CHAR(34); ['Input Data'.D101]; CHAR(34); &quot;, &quot;; CHAR(34); [.$E$2]; CHAR(34); &quot;: &quot;; CHAR(34); IF(['Input Data'.E101]=&quot;FEMALE&quot;; &quot;Female&quot;; &quot;Male&quot;); CHAR(34); &quot; },&quot;))" office:value-type="string" office:string-value="{ &quot;loc&quot;: &quot;English (UK)&quot;, &quot;name&quot;: &quot;en-GB-Wavenet-C&quot;, &quot;gend&quot;: &quot;Female&quot; }," calcext:value-type="string">
            <text:p>{ "loc": "English (UK)", "name": "en-GB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2]); &quot;&quot;; COM.MICROSOFT.CONCAT(&quot;{ &quot;; CHAR(34); [.$C$2]; CHAR(34); &quot;: &quot;; CHAR(34); ['Input Data'.A102]; CHAR(34); &quot;, &quot;; CHAR(34); [.$D$2]; CHAR(34); &quot;: &quot;; CHAR(34); ['Input Data'.D102]; CHAR(34); &quot;, &quot;; CHAR(34); [.$E$2]; CHAR(34); &quot;: &quot;; CHAR(34); IF(['Input Data'.E102]=&quot;FEMALE&quot;; &quot;Female&quot;; &quot;Male&quot;); CHAR(34); &quot; },&quot;))" office:value-type="string" office:string-value="{ &quot;loc&quot;: &quot;English (UK)&quot;, &quot;name&quot;: &quot;en-GB-Wavenet-D&quot;, &quot;gend&quot;: &quot;Male&quot; }," calcext:value-type="string">
            <text:p>{ "loc": "English (UK)", "name": "en-GB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3]); &quot;&quot;; COM.MICROSOFT.CONCAT(&quot;{ &quot;; CHAR(34); [.$C$2]; CHAR(34); &quot;: &quot;; CHAR(34); ['Input Data'.A103]; CHAR(34); &quot;, &quot;; CHAR(34); [.$D$2]; CHAR(34); &quot;: &quot;; CHAR(34); ['Input Data'.D103]; CHAR(34); &quot;, &quot;; CHAR(34); [.$E$2]; CHAR(34); &quot;: &quot;; CHAR(34); IF(['Input Data'.E103]=&quot;FEMALE&quot;; &quot;Female&quot;; &quot;Male&quot;); CHAR(34); &quot; },&quot;))" office:value-type="string" office:string-value="{ &quot;loc&quot;: &quot;English (UK)&quot;, &quot;name&quot;: &quot;en-GB-Wavenet-F&quot;, &quot;gend&quot;: &quot;Female&quot; }," calcext:value-type="string">
            <text:p>{ "loc": "English (UK)", "name": "en-GB-Wavenet-F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4]); &quot;&quot;; COM.MICROSOFT.CONCAT(&quot;{ &quot;; CHAR(34); [.$C$2]; CHAR(34); &quot;: &quot;; CHAR(34); ['Input Data'.A104]; CHAR(34); &quot;, &quot;; CHAR(34); [.$D$2]; CHAR(34); &quot;: &quot;; CHAR(34); ['Input Data'.D104]; CHAR(34); &quot;, &quot;; CHAR(34); [.$E$2]; CHAR(34); &quot;: &quot;; CHAR(34); IF(['Input Data'.E104]=&quot;FEMALE&quot;; &quot;Female&quot;; &quot;Male&quot;); CHAR(34); &quot; },&quot;))" office:value-type="string" office:string-value="{ &quot;loc&quot;: &quot;English (US)&quot;, &quot;name&quot;: &quot;en-US-Casual-K&quot;, &quot;gend&quot;: &quot;Male&quot; }," calcext:value-type="string">
            <text:p>{ "loc": "English (US)", "name": "en-US-Casual-K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5]); &quot;&quot;; COM.MICROSOFT.CONCAT(&quot;{ &quot;; CHAR(34); [.$C$2]; CHAR(34); &quot;: &quot;; CHAR(34); ['Input Data'.A105]; CHAR(34); &quot;, &quot;; CHAR(34); [.$D$2]; CHAR(34); &quot;: &quot;; CHAR(34); ['Input Data'.D105]; CHAR(34); &quot;, &quot;; CHAR(34); [.$E$2]; CHAR(34); &quot;: &quot;; CHAR(34); IF(['Input Data'.E105]=&quot;FEMALE&quot;; &quot;Female&quot;; &quot;Male&quot;); CHAR(34); &quot; },&quot;))" office:value-type="string" office:string-value="{ &quot;loc&quot;: &quot;English (US)&quot;, &quot;name&quot;: &quot;en-US-Journey-D&quot;, &quot;gend&quot;: &quot;Male&quot; }," calcext:value-type="string">
            <text:p>{ "loc": "English (US)", "name": "en-US-Journey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6]); &quot;&quot;; COM.MICROSOFT.CONCAT(&quot;{ &quot;; CHAR(34); [.$C$2]; CHAR(34); &quot;: &quot;; CHAR(34); ['Input Data'.A106]; CHAR(34); &quot;, &quot;; CHAR(34); [.$D$2]; CHAR(34); &quot;: &quot;; CHAR(34); ['Input Data'.D106]; CHAR(34); &quot;, &quot;; CHAR(34); [.$E$2]; CHAR(34); &quot;: &quot;; CHAR(34); IF(['Input Data'.E106]=&quot;FEMALE&quot;; &quot;Female&quot;; &quot;Male&quot;); CHAR(34); &quot; },&quot;))" office:value-type="string" office:string-value="{ &quot;loc&quot;: &quot;English (US)&quot;, &quot;name&quot;: &quot;en-US-Journey-F&quot;, &quot;gend&quot;: &quot;Female&quot; }," calcext:value-type="string">
            <text:p>{ "loc": "English (US)", "name": "en-US-Journey-F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7]); &quot;&quot;; COM.MICROSOFT.CONCAT(&quot;{ &quot;; CHAR(34); [.$C$2]; CHAR(34); &quot;: &quot;; CHAR(34); ['Input Data'.A107]; CHAR(34); &quot;, &quot;; CHAR(34); [.$D$2]; CHAR(34); &quot;: &quot;; CHAR(34); ['Input Data'.D107]; CHAR(34); &quot;, &quot;; CHAR(34); [.$E$2]; CHAR(34); &quot;: &quot;; CHAR(34); IF(['Input Data'.E107]=&quot;FEMALE&quot;; &quot;Female&quot;; &quot;Male&quot;); CHAR(34); &quot; },&quot;))" office:value-type="string" office:string-value="{ &quot;loc&quot;: &quot;English (US)&quot;, &quot;name&quot;: &quot;en-US-Journey-O&quot;, &quot;gend&quot;: &quot;Female&quot; }," calcext:value-type="string">
            <text:p>{ "loc": "English (US)", "name": "en-US-Journey-O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8]); &quot;&quot;; COM.MICROSOFT.CONCAT(&quot;{ &quot;; CHAR(34); [.$C$2]; CHAR(34); &quot;: &quot;; CHAR(34); ['Input Data'.A108]; CHAR(34); &quot;, &quot;; CHAR(34); [.$D$2]; CHAR(34); &quot;: &quot;; CHAR(34); ['Input Data'.D108]; CHAR(34); &quot;, &quot;; CHAR(34); [.$E$2]; CHAR(34); &quot;: &quot;; CHAR(34); IF(['Input Data'.E108]=&quot;FEMALE&quot;; &quot;Female&quot;; &quot;Male&quot;); CHAR(34); &quot; },&quot;))" office:value-type="string" office:string-value="{ &quot;loc&quot;: &quot;English (US)&quot;, &quot;name&quot;: &quot;en-US-Neural2-A&quot;, &quot;gend&quot;: &quot;Male&quot; }," calcext:value-type="string">
            <text:p>{ "loc": "English (US)", "name": "en-US-Neural2-A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9]); &quot;&quot;; COM.MICROSOFT.CONCAT(&quot;{ &quot;; CHAR(34); [.$C$2]; CHAR(34); &quot;: &quot;; CHAR(34); ['Input Data'.A109]; CHAR(34); &quot;, &quot;; CHAR(34); [.$D$2]; CHAR(34); &quot;: &quot;; CHAR(34); ['Input Data'.D109]; CHAR(34); &quot;, &quot;; CHAR(34); [.$E$2]; CHAR(34); &quot;: &quot;; CHAR(34); IF(['Input Data'.E109]=&quot;FEMALE&quot;; &quot;Female&quot;; &quot;Male&quot;); CHAR(34); &quot; },&quot;))" office:value-type="string" office:string-value="{ &quot;loc&quot;: &quot;English (US)&quot;, &quot;name&quot;: &quot;en-US-Neural2-C&quot;, &quot;gend&quot;: &quot;Female&quot; }," calcext:value-type="string">
            <text:p>{ "loc": "English (US)", "name": "en-US-Neural2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0]); &quot;&quot;; COM.MICROSOFT.CONCAT(&quot;{ &quot;; CHAR(34); [.$C$2]; CHAR(34); &quot;: &quot;; CHAR(34); ['Input Data'.A110]; CHAR(34); &quot;, &quot;; CHAR(34); [.$D$2]; CHAR(34); &quot;: &quot;; CHAR(34); ['Input Data'.D110]; CHAR(34); &quot;, &quot;; CHAR(34); [.$E$2]; CHAR(34); &quot;: &quot;; CHAR(34); IF(['Input Data'.E110]=&quot;FEMALE&quot;; &quot;Female&quot;; &quot;Male&quot;); CHAR(34); &quot; },&quot;))" office:value-type="string" office:string-value="{ &quot;loc&quot;: &quot;English (US)&quot;, &quot;name&quot;: &quot;en-US-Neural2-D&quot;, &quot;gend&quot;: &quot;Male&quot; }," calcext:value-type="string">
            <text:p>{ "loc": "English (US)", "name": "en-US-Neural2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1]); &quot;&quot;; COM.MICROSOFT.CONCAT(&quot;{ &quot;; CHAR(34); [.$C$2]; CHAR(34); &quot;: &quot;; CHAR(34); ['Input Data'.A111]; CHAR(34); &quot;, &quot;; CHAR(34); [.$D$2]; CHAR(34); &quot;: &quot;; CHAR(34); ['Input Data'.D111]; CHAR(34); &quot;, &quot;; CHAR(34); [.$E$2]; CHAR(34); &quot;: &quot;; CHAR(34); IF(['Input Data'.E111]=&quot;FEMALE&quot;; &quot;Female&quot;; &quot;Male&quot;); CHAR(34); &quot; },&quot;))" office:value-type="string" office:string-value="{ &quot;loc&quot;: &quot;English (US)&quot;, &quot;name&quot;: &quot;en-US-Neural2-E&quot;, &quot;gend&quot;: &quot;Female&quot; }," calcext:value-type="string">
            <text:p>{ "loc": "English (US)", "name": "en-US-Neural2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2]); &quot;&quot;; COM.MICROSOFT.CONCAT(&quot;{ &quot;; CHAR(34); [.$C$2]; CHAR(34); &quot;: &quot;; CHAR(34); ['Input Data'.A112]; CHAR(34); &quot;, &quot;; CHAR(34); [.$D$2]; CHAR(34); &quot;: &quot;; CHAR(34); ['Input Data'.D112]; CHAR(34); &quot;, &quot;; CHAR(34); [.$E$2]; CHAR(34); &quot;: &quot;; CHAR(34); IF(['Input Data'.E112]=&quot;FEMALE&quot;; &quot;Female&quot;; &quot;Male&quot;); CHAR(34); &quot; },&quot;))" office:value-type="string" office:string-value="{ &quot;loc&quot;: &quot;English (US)&quot;, &quot;name&quot;: &quot;en-US-Neural2-F&quot;, &quot;gend&quot;: &quot;Female&quot; }," calcext:value-type="string">
            <text:p>{ "loc": "English (US)", "name": "en-US-Neural2-F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3]); &quot;&quot;; COM.MICROSOFT.CONCAT(&quot;{ &quot;; CHAR(34); [.$C$2]; CHAR(34); &quot;: &quot;; CHAR(34); ['Input Data'.A113]; CHAR(34); &quot;, &quot;; CHAR(34); [.$D$2]; CHAR(34); &quot;: &quot;; CHAR(34); ['Input Data'.D113]; CHAR(34); &quot;, &quot;; CHAR(34); [.$E$2]; CHAR(34); &quot;: &quot;; CHAR(34); IF(['Input Data'.E113]=&quot;FEMALE&quot;; &quot;Female&quot;; &quot;Male&quot;); CHAR(34); &quot; },&quot;))" office:value-type="string" office:string-value="{ &quot;loc&quot;: &quot;English (US)&quot;, &quot;name&quot;: &quot;en-US-Neural2-G&quot;, &quot;gend&quot;: &quot;Female&quot; }," calcext:value-type="string">
            <text:p>{ "loc": "English (US)", "name": "en-US-Neural2-G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4]); &quot;&quot;; COM.MICROSOFT.CONCAT(&quot;{ &quot;; CHAR(34); [.$C$2]; CHAR(34); &quot;: &quot;; CHAR(34); ['Input Data'.A114]; CHAR(34); &quot;, &quot;; CHAR(34); [.$D$2]; CHAR(34); &quot;: &quot;; CHAR(34); ['Input Data'.D114]; CHAR(34); &quot;, &quot;; CHAR(34); [.$E$2]; CHAR(34); &quot;: &quot;; CHAR(34); IF(['Input Data'.E114]=&quot;FEMALE&quot;; &quot;Female&quot;; &quot;Male&quot;); CHAR(34); &quot; },&quot;))" office:value-type="string" office:string-value="{ &quot;loc&quot;: &quot;English (US)&quot;, &quot;name&quot;: &quot;en-US-Neural2-H&quot;, &quot;gend&quot;: &quot;Female&quot; }," calcext:value-type="string">
            <text:p>{ "loc": "English (US)", "name": "en-US-Neural2-H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5]); &quot;&quot;; COM.MICROSOFT.CONCAT(&quot;{ &quot;; CHAR(34); [.$C$2]; CHAR(34); &quot;: &quot;; CHAR(34); ['Input Data'.A115]; CHAR(34); &quot;, &quot;; CHAR(34); [.$D$2]; CHAR(34); &quot;: &quot;; CHAR(34); ['Input Data'.D115]; CHAR(34); &quot;, &quot;; CHAR(34); [.$E$2]; CHAR(34); &quot;: &quot;; CHAR(34); IF(['Input Data'.E115]=&quot;FEMALE&quot;; &quot;Female&quot;; &quot;Male&quot;); CHAR(34); &quot; },&quot;))" office:value-type="string" office:string-value="{ &quot;loc&quot;: &quot;English (US)&quot;, &quot;name&quot;: &quot;en-US-Neural2-I&quot;, &quot;gend&quot;: &quot;Male&quot; }," calcext:value-type="string">
            <text:p>{ "loc": "English (US)", "name": "en-US-Neural2-I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6]); &quot;&quot;; COM.MICROSOFT.CONCAT(&quot;{ &quot;; CHAR(34); [.$C$2]; CHAR(34); &quot;: &quot;; CHAR(34); ['Input Data'.A116]; CHAR(34); &quot;, &quot;; CHAR(34); [.$D$2]; CHAR(34); &quot;: &quot;; CHAR(34); ['Input Data'.D116]; CHAR(34); &quot;, &quot;; CHAR(34); [.$E$2]; CHAR(34); &quot;: &quot;; CHAR(34); IF(['Input Data'.E116]=&quot;FEMALE&quot;; &quot;Female&quot;; &quot;Male&quot;); CHAR(34); &quot; },&quot;))" office:value-type="string" office:string-value="{ &quot;loc&quot;: &quot;English (US)&quot;, &quot;name&quot;: &quot;en-US-Neural2-J&quot;, &quot;gend&quot;: &quot;Male&quot; }," calcext:value-type="string">
            <text:p>{ "loc": "English (US)", "name": "en-US-Neural2-J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7]); &quot;&quot;; COM.MICROSOFT.CONCAT(&quot;{ &quot;; CHAR(34); [.$C$2]; CHAR(34); &quot;: &quot;; CHAR(34); ['Input Data'.A117]; CHAR(34); &quot;, &quot;; CHAR(34); [.$D$2]; CHAR(34); &quot;: &quot;; CHAR(34); ['Input Data'.D117]; CHAR(34); &quot;, &quot;; CHAR(34); [.$E$2]; CHAR(34); &quot;: &quot;; CHAR(34); IF(['Input Data'.E117]=&quot;FEMALE&quot;; &quot;Female&quot;; &quot;Male&quot;); CHAR(34); &quot; },&quot;))" office:value-type="string" office:string-value="{ &quot;loc&quot;: &quot;English (US)&quot;, &quot;name&quot;: &quot;en-US-News-K&quot;, &quot;gend&quot;: &quot;Female&quot; }," calcext:value-type="string">
            <text:p>{ "loc": "English (US)", "name": "en-US-News-K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8]); &quot;&quot;; COM.MICROSOFT.CONCAT(&quot;{ &quot;; CHAR(34); [.$C$2]; CHAR(34); &quot;: &quot;; CHAR(34); ['Input Data'.A118]; CHAR(34); &quot;, &quot;; CHAR(34); [.$D$2]; CHAR(34); &quot;: &quot;; CHAR(34); ['Input Data'.D118]; CHAR(34); &quot;, &quot;; CHAR(34); [.$E$2]; CHAR(34); &quot;: &quot;; CHAR(34); IF(['Input Data'.E118]=&quot;FEMALE&quot;; &quot;Female&quot;; &quot;Male&quot;); CHAR(34); &quot; },&quot;))" office:value-type="string" office:string-value="{ &quot;loc&quot;: &quot;English (US)&quot;, &quot;name&quot;: &quot;en-US-News-L&quot;, &quot;gend&quot;: &quot;Female&quot; }," calcext:value-type="string">
            <text:p>{ "loc": "English (US)", "name": "en-US-News-L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9]); &quot;&quot;; COM.MICROSOFT.CONCAT(&quot;{ &quot;; CHAR(34); [.$C$2]; CHAR(34); &quot;: &quot;; CHAR(34); ['Input Data'.A119]; CHAR(34); &quot;, &quot;; CHAR(34); [.$D$2]; CHAR(34); &quot;: &quot;; CHAR(34); ['Input Data'.D119]; CHAR(34); &quot;, &quot;; CHAR(34); [.$E$2]; CHAR(34); &quot;: &quot;; CHAR(34); IF(['Input Data'.E119]=&quot;FEMALE&quot;; &quot;Female&quot;; &quot;Male&quot;); CHAR(34); &quot; },&quot;))" office:value-type="string" office:string-value="{ &quot;loc&quot;: &quot;English (US)&quot;, &quot;name&quot;: &quot;en-US-News-N&quot;, &quot;gend&quot;: &quot;Male&quot; }," calcext:value-type="string">
            <text:p>{ "loc": "English (US)", "name": "en-US-News-N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0]); &quot;&quot;; COM.MICROSOFT.CONCAT(&quot;{ &quot;; CHAR(34); [.$C$2]; CHAR(34); &quot;: &quot;; CHAR(34); ['Input Data'.A120]; CHAR(34); &quot;, &quot;; CHAR(34); [.$D$2]; CHAR(34); &quot;: &quot;; CHAR(34); ['Input Data'.D120]; CHAR(34); &quot;, &quot;; CHAR(34); [.$E$2]; CHAR(34); &quot;: &quot;; CHAR(34); IF(['Input Data'.E120]=&quot;FEMALE&quot;; &quot;Female&quot;; &quot;Male&quot;); CHAR(34); &quot; },&quot;))" office:value-type="string" office:string-value="{ &quot;loc&quot;: &quot;English (US)&quot;, &quot;name&quot;: &quot;en-US-Polyglot-1&quot;, &quot;gend&quot;: &quot;Male&quot; }," calcext:value-type="string">
            <text:p>{ "loc": "English (US)", "name": "en-US-Polyglot-1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1]); &quot;&quot;; COM.MICROSOFT.CONCAT(&quot;{ &quot;; CHAR(34); [.$C$2]; CHAR(34); &quot;: &quot;; CHAR(34); ['Input Data'.A121]; CHAR(34); &quot;, &quot;; CHAR(34); [.$D$2]; CHAR(34); &quot;: &quot;; CHAR(34); ['Input Data'.D121]; CHAR(34); &quot;, &quot;; CHAR(34); [.$E$2]; CHAR(34); &quot;: &quot;; CHAR(34); IF(['Input Data'.E121]=&quot;FEMALE&quot;; &quot;Female&quot;; &quot;Male&quot;); CHAR(34); &quot; },&quot;))" office:value-type="string" office:string-value="{ &quot;loc&quot;: &quot;English (US)&quot;, &quot;name&quot;: &quot;en-US-Standard-A&quot;, &quot;gend&quot;: &quot;Male&quot; }," calcext:value-type="string">
            <text:p>{ "loc": "English (US)", "name": "en-US-Standard-A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2]); &quot;&quot;; COM.MICROSOFT.CONCAT(&quot;{ &quot;; CHAR(34); [.$C$2]; CHAR(34); &quot;: &quot;; CHAR(34); ['Input Data'.A122]; CHAR(34); &quot;, &quot;; CHAR(34); [.$D$2]; CHAR(34); &quot;: &quot;; CHAR(34); ['Input Data'.D122]; CHAR(34); &quot;, &quot;; CHAR(34); [.$E$2]; CHAR(34); &quot;: &quot;; CHAR(34); IF(['Input Data'.E122]=&quot;FEMALE&quot;; &quot;Female&quot;; &quot;Male&quot;); CHAR(34); &quot; },&quot;))" office:value-type="string" office:string-value="{ &quot;loc&quot;: &quot;English (US)&quot;, &quot;name&quot;: &quot;en-US-Standard-B&quot;, &quot;gend&quot;: &quot;Male&quot; }," calcext:value-type="string">
            <text:p>{ "loc": "English (US)", "name": "en-US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3]); &quot;&quot;; COM.MICROSOFT.CONCAT(&quot;{ &quot;; CHAR(34); [.$C$2]; CHAR(34); &quot;: &quot;; CHAR(34); ['Input Data'.A123]; CHAR(34); &quot;, &quot;; CHAR(34); [.$D$2]; CHAR(34); &quot;: &quot;; CHAR(34); ['Input Data'.D123]; CHAR(34); &quot;, &quot;; CHAR(34); [.$E$2]; CHAR(34); &quot;: &quot;; CHAR(34); IF(['Input Data'.E123]=&quot;FEMALE&quot;; &quot;Female&quot;; &quot;Male&quot;); CHAR(34); &quot; },&quot;))" office:value-type="string" office:string-value="{ &quot;loc&quot;: &quot;English (US)&quot;, &quot;name&quot;: &quot;en-US-Standard-C&quot;, &quot;gend&quot;: &quot;Female&quot; }," calcext:value-type="string">
            <text:p>{ "loc": "English (US)", "name": "en-US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4]); &quot;&quot;; COM.MICROSOFT.CONCAT(&quot;{ &quot;; CHAR(34); [.$C$2]; CHAR(34); &quot;: &quot;; CHAR(34); ['Input Data'.A124]; CHAR(34); &quot;, &quot;; CHAR(34); [.$D$2]; CHAR(34); &quot;: &quot;; CHAR(34); ['Input Data'.D124]; CHAR(34); &quot;, &quot;; CHAR(34); [.$E$2]; CHAR(34); &quot;: &quot;; CHAR(34); IF(['Input Data'.E124]=&quot;FEMALE&quot;; &quot;Female&quot;; &quot;Male&quot;); CHAR(34); &quot; },&quot;))" office:value-type="string" office:string-value="{ &quot;loc&quot;: &quot;English (US)&quot;, &quot;name&quot;: &quot;en-US-Standard-D&quot;, &quot;gend&quot;: &quot;Male&quot; }," calcext:value-type="string">
            <text:p>{ "loc": "English (US)", "name": "en-US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5]); &quot;&quot;; COM.MICROSOFT.CONCAT(&quot;{ &quot;; CHAR(34); [.$C$2]; CHAR(34); &quot;: &quot;; CHAR(34); ['Input Data'.A125]; CHAR(34); &quot;, &quot;; CHAR(34); [.$D$2]; CHAR(34); &quot;: &quot;; CHAR(34); ['Input Data'.D125]; CHAR(34); &quot;, &quot;; CHAR(34); [.$E$2]; CHAR(34); &quot;: &quot;; CHAR(34); IF(['Input Data'.E125]=&quot;FEMALE&quot;; &quot;Female&quot;; &quot;Male&quot;); CHAR(34); &quot; },&quot;))" office:value-type="string" office:string-value="{ &quot;loc&quot;: &quot;English (US)&quot;, &quot;name&quot;: &quot;en-US-Standard-E&quot;, &quot;gend&quot;: &quot;Female&quot; }," calcext:value-type="string">
            <text:p>{ "loc": "English (US)", "name": "en-US-Standard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6]); &quot;&quot;; COM.MICROSOFT.CONCAT(&quot;{ &quot;; CHAR(34); [.$C$2]; CHAR(34); &quot;: &quot;; CHAR(34); ['Input Data'.A126]; CHAR(34); &quot;, &quot;; CHAR(34); [.$D$2]; CHAR(34); &quot;: &quot;; CHAR(34); ['Input Data'.D126]; CHAR(34); &quot;, &quot;; CHAR(34); [.$E$2]; CHAR(34); &quot;: &quot;; CHAR(34); IF(['Input Data'.E126]=&quot;FEMALE&quot;; &quot;Female&quot;; &quot;Male&quot;); CHAR(34); &quot; },&quot;))" office:value-type="string" office:string-value="{ &quot;loc&quot;: &quot;English (US)&quot;, &quot;name&quot;: &quot;en-US-Standard-F&quot;, &quot;gend&quot;: &quot;Female&quot; }," calcext:value-type="string">
            <text:p>{ "loc": "English (US)", "name": "en-US-Standard-F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7]); &quot;&quot;; COM.MICROSOFT.CONCAT(&quot;{ &quot;; CHAR(34); [.$C$2]; CHAR(34); &quot;: &quot;; CHAR(34); ['Input Data'.A127]; CHAR(34); &quot;, &quot;; CHAR(34); [.$D$2]; CHAR(34); &quot;: &quot;; CHAR(34); ['Input Data'.D127]; CHAR(34); &quot;, &quot;; CHAR(34); [.$E$2]; CHAR(34); &quot;: &quot;; CHAR(34); IF(['Input Data'.E127]=&quot;FEMALE&quot;; &quot;Female&quot;; &quot;Male&quot;); CHAR(34); &quot; },&quot;))" office:value-type="string" office:string-value="{ &quot;loc&quot;: &quot;English (US)&quot;, &quot;name&quot;: &quot;en-US-Standard-G&quot;, &quot;gend&quot;: &quot;Female&quot; }," calcext:value-type="string">
            <text:p>{ "loc": "English (US)", "name": "en-US-Standard-G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8]); &quot;&quot;; COM.MICROSOFT.CONCAT(&quot;{ &quot;; CHAR(34); [.$C$2]; CHAR(34); &quot;: &quot;; CHAR(34); ['Input Data'.A128]; CHAR(34); &quot;, &quot;; CHAR(34); [.$D$2]; CHAR(34); &quot;: &quot;; CHAR(34); ['Input Data'.D128]; CHAR(34); &quot;, &quot;; CHAR(34); [.$E$2]; CHAR(34); &quot;: &quot;; CHAR(34); IF(['Input Data'.E128]=&quot;FEMALE&quot;; &quot;Female&quot;; &quot;Male&quot;); CHAR(34); &quot; },&quot;))" office:value-type="string" office:string-value="{ &quot;loc&quot;: &quot;English (US)&quot;, &quot;name&quot;: &quot;en-US-Standard-H&quot;, &quot;gend&quot;: &quot;Female&quot; }," calcext:value-type="string">
            <text:p>{ "loc": "English (US)", "name": "en-US-Standard-H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9]); &quot;&quot;; COM.MICROSOFT.CONCAT(&quot;{ &quot;; CHAR(34); [.$C$2]; CHAR(34); &quot;: &quot;; CHAR(34); ['Input Data'.A129]; CHAR(34); &quot;, &quot;; CHAR(34); [.$D$2]; CHAR(34); &quot;: &quot;; CHAR(34); ['Input Data'.D129]; CHAR(34); &quot;, &quot;; CHAR(34); [.$E$2]; CHAR(34); &quot;: &quot;; CHAR(34); IF(['Input Data'.E129]=&quot;FEMALE&quot;; &quot;Female&quot;; &quot;Male&quot;); CHAR(34); &quot; },&quot;))" office:value-type="string" office:string-value="{ &quot;loc&quot;: &quot;English (US)&quot;, &quot;name&quot;: &quot;en-US-Standard-I&quot;, &quot;gend&quot;: &quot;Male&quot; }," calcext:value-type="string">
            <text:p>{ "loc": "English (US)", "name": "en-US-Standard-I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0]); &quot;&quot;; COM.MICROSOFT.CONCAT(&quot;{ &quot;; CHAR(34); [.$C$2]; CHAR(34); &quot;: &quot;; CHAR(34); ['Input Data'.A130]; CHAR(34); &quot;, &quot;; CHAR(34); [.$D$2]; CHAR(34); &quot;: &quot;; CHAR(34); ['Input Data'.D130]; CHAR(34); &quot;, &quot;; CHAR(34); [.$E$2]; CHAR(34); &quot;: &quot;; CHAR(34); IF(['Input Data'.E130]=&quot;FEMALE&quot;; &quot;Female&quot;; &quot;Male&quot;); CHAR(34); &quot; },&quot;))" office:value-type="string" office:string-value="{ &quot;loc&quot;: &quot;English (US)&quot;, &quot;name&quot;: &quot;en-US-Standard-J&quot;, &quot;gend&quot;: &quot;Male&quot; }," calcext:value-type="string">
            <text:p>{ "loc": "English (US)", "name": "en-US-Standard-J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1]); &quot;&quot;; COM.MICROSOFT.CONCAT(&quot;{ &quot;; CHAR(34); [.$C$2]; CHAR(34); &quot;: &quot;; CHAR(34); ['Input Data'.A131]; CHAR(34); &quot;, &quot;; CHAR(34); [.$D$2]; CHAR(34); &quot;: &quot;; CHAR(34); ['Input Data'.D131]; CHAR(34); &quot;, &quot;; CHAR(34); [.$E$2]; CHAR(34); &quot;: &quot;; CHAR(34); IF(['Input Data'.E131]=&quot;FEMALE&quot;; &quot;Female&quot;; &quot;Male&quot;); CHAR(34); &quot; },&quot;))" office:value-type="string" office:string-value="{ &quot;loc&quot;: &quot;English (US)&quot;, &quot;name&quot;: &quot;en-US-Studio-O&quot;, &quot;gend&quot;: &quot;Female&quot; }," calcext:value-type="string">
            <text:p>{ "loc": "English (US)", "name": "en-US-Studio-O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2]); &quot;&quot;; COM.MICROSOFT.CONCAT(&quot;{ &quot;; CHAR(34); [.$C$2]; CHAR(34); &quot;: &quot;; CHAR(34); ['Input Data'.A132]; CHAR(34); &quot;, &quot;; CHAR(34); [.$D$2]; CHAR(34); &quot;: &quot;; CHAR(34); ['Input Data'.D132]; CHAR(34); &quot;, &quot;; CHAR(34); [.$E$2]; CHAR(34); &quot;: &quot;; CHAR(34); IF(['Input Data'.E132]=&quot;FEMALE&quot;; &quot;Female&quot;; &quot;Male&quot;); CHAR(34); &quot; },&quot;))" office:value-type="string" office:string-value="{ &quot;loc&quot;: &quot;English (US)&quot;, &quot;name&quot;: &quot;en-US-Studio-Q&quot;, &quot;gend&quot;: &quot;Male&quot; }," calcext:value-type="string">
            <text:p>{ "loc": "English (US)", "name": "en-US-Studio-Q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3]); &quot;&quot;; COM.MICROSOFT.CONCAT(&quot;{ &quot;; CHAR(34); [.$C$2]; CHAR(34); &quot;: &quot;; CHAR(34); ['Input Data'.A133]; CHAR(34); &quot;, &quot;; CHAR(34); [.$D$2]; CHAR(34); &quot;: &quot;; CHAR(34); ['Input Data'.D133]; CHAR(34); &quot;, &quot;; CHAR(34); [.$E$2]; CHAR(34); &quot;: &quot;; CHAR(34); IF(['Input Data'.E133]=&quot;FEMALE&quot;; &quot;Female&quot;; &quot;Male&quot;); CHAR(34); &quot; },&quot;))" office:value-type="string" office:string-value="{ &quot;loc&quot;: &quot;English (US)&quot;, &quot;name&quot;: &quot;en-US-Wavenet-A&quot;, &quot;gend&quot;: &quot;Male&quot; }," calcext:value-type="string">
            <text:p>{ "loc": "English (US)", "name": "en-US-Wavenet-A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4]); &quot;&quot;; COM.MICROSOFT.CONCAT(&quot;{ &quot;; CHAR(34); [.$C$2]; CHAR(34); &quot;: &quot;; CHAR(34); ['Input Data'.A134]; CHAR(34); &quot;, &quot;; CHAR(34); [.$D$2]; CHAR(34); &quot;: &quot;; CHAR(34); ['Input Data'.D134]; CHAR(34); &quot;, &quot;; CHAR(34); [.$E$2]; CHAR(34); &quot;: &quot;; CHAR(34); IF(['Input Data'.E134]=&quot;FEMALE&quot;; &quot;Female&quot;; &quot;Male&quot;); CHAR(34); &quot; },&quot;))" office:value-type="string" office:string-value="{ &quot;loc&quot;: &quot;English (US)&quot;, &quot;name&quot;: &quot;en-US-Wavenet-B&quot;, &quot;gend&quot;: &quot;Male&quot; }," calcext:value-type="string">
            <text:p>{ "loc": "English (US)", "name": "en-US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5]); &quot;&quot;; COM.MICROSOFT.CONCAT(&quot;{ &quot;; CHAR(34); [.$C$2]; CHAR(34); &quot;: &quot;; CHAR(34); ['Input Data'.A135]; CHAR(34); &quot;, &quot;; CHAR(34); [.$D$2]; CHAR(34); &quot;: &quot;; CHAR(34); ['Input Data'.D135]; CHAR(34); &quot;, &quot;; CHAR(34); [.$E$2]; CHAR(34); &quot;: &quot;; CHAR(34); IF(['Input Data'.E135]=&quot;FEMALE&quot;; &quot;Female&quot;; &quot;Male&quot;); CHAR(34); &quot; },&quot;))" office:value-type="string" office:string-value="{ &quot;loc&quot;: &quot;English (US)&quot;, &quot;name&quot;: &quot;en-US-Wavenet-C&quot;, &quot;gend&quot;: &quot;Female&quot; }," calcext:value-type="string">
            <text:p>{ "loc": "English (US)", "name": "en-US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6]); &quot;&quot;; COM.MICROSOFT.CONCAT(&quot;{ &quot;; CHAR(34); [.$C$2]; CHAR(34); &quot;: &quot;; CHAR(34); ['Input Data'.A136]; CHAR(34); &quot;, &quot;; CHAR(34); [.$D$2]; CHAR(34); &quot;: &quot;; CHAR(34); ['Input Data'.D136]; CHAR(34); &quot;, &quot;; CHAR(34); [.$E$2]; CHAR(34); &quot;: &quot;; CHAR(34); IF(['Input Data'.E136]=&quot;FEMALE&quot;; &quot;Female&quot;; &quot;Male&quot;); CHAR(34); &quot; },&quot;))" office:value-type="string" office:string-value="{ &quot;loc&quot;: &quot;English (US)&quot;, &quot;name&quot;: &quot;en-US-Wavenet-D&quot;, &quot;gend&quot;: &quot;Male&quot; }," calcext:value-type="string">
            <text:p>{ "loc": "English (US)", "name": "en-US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7]); &quot;&quot;; COM.MICROSOFT.CONCAT(&quot;{ &quot;; CHAR(34); [.$C$2]; CHAR(34); &quot;: &quot;; CHAR(34); ['Input Data'.A137]; CHAR(34); &quot;, &quot;; CHAR(34); [.$D$2]; CHAR(34); &quot;: &quot;; CHAR(34); ['Input Data'.D137]; CHAR(34); &quot;, &quot;; CHAR(34); [.$E$2]; CHAR(34); &quot;: &quot;; CHAR(34); IF(['Input Data'.E137]=&quot;FEMALE&quot;; &quot;Female&quot;; &quot;Male&quot;); CHAR(34); &quot; },&quot;))" office:value-type="string" office:string-value="{ &quot;loc&quot;: &quot;English (US)&quot;, &quot;name&quot;: &quot;en-US-Wavenet-E&quot;, &quot;gend&quot;: &quot;Female&quot; }," calcext:value-type="string">
            <text:p>{ "loc": "English (US)", "name": "en-US-Wavenet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8]); &quot;&quot;; COM.MICROSOFT.CONCAT(&quot;{ &quot;; CHAR(34); [.$C$2]; CHAR(34); &quot;: &quot;; CHAR(34); ['Input Data'.A138]; CHAR(34); &quot;, &quot;; CHAR(34); [.$D$2]; CHAR(34); &quot;: &quot;; CHAR(34); ['Input Data'.D138]; CHAR(34); &quot;, &quot;; CHAR(34); [.$E$2]; CHAR(34); &quot;: &quot;; CHAR(34); IF(['Input Data'.E138]=&quot;FEMALE&quot;; &quot;Female&quot;; &quot;Male&quot;); CHAR(34); &quot; },&quot;))" office:value-type="string" office:string-value="{ &quot;loc&quot;: &quot;English (US)&quot;, &quot;name&quot;: &quot;en-US-Wavenet-F&quot;, &quot;gend&quot;: &quot;Female&quot; }," calcext:value-type="string">
            <text:p>{ "loc": "English (US)", "name": "en-US-Wavenet-F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9]); &quot;&quot;; COM.MICROSOFT.CONCAT(&quot;{ &quot;; CHAR(34); [.$C$2]; CHAR(34); &quot;: &quot;; CHAR(34); ['Input Data'.A139]; CHAR(34); &quot;, &quot;; CHAR(34); [.$D$2]; CHAR(34); &quot;: &quot;; CHAR(34); ['Input Data'.D139]; CHAR(34); &quot;, &quot;; CHAR(34); [.$E$2]; CHAR(34); &quot;: &quot;; CHAR(34); IF(['Input Data'.E139]=&quot;FEMALE&quot;; &quot;Female&quot;; &quot;Male&quot;); CHAR(34); &quot; },&quot;))" office:value-type="string" office:string-value="{ &quot;loc&quot;: &quot;English (US)&quot;, &quot;name&quot;: &quot;en-US-Wavenet-G&quot;, &quot;gend&quot;: &quot;Female&quot; }," calcext:value-type="string">
            <text:p>{ "loc": "English (US)", "name": "en-US-Wavenet-G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0]); &quot;&quot;; COM.MICROSOFT.CONCAT(&quot;{ &quot;; CHAR(34); [.$C$2]; CHAR(34); &quot;: &quot;; CHAR(34); ['Input Data'.A140]; CHAR(34); &quot;, &quot;; CHAR(34); [.$D$2]; CHAR(34); &quot;: &quot;; CHAR(34); ['Input Data'.D140]; CHAR(34); &quot;, &quot;; CHAR(34); [.$E$2]; CHAR(34); &quot;: &quot;; CHAR(34); IF(['Input Data'.E140]=&quot;FEMALE&quot;; &quot;Female&quot;; &quot;Male&quot;); CHAR(34); &quot; },&quot;))" office:value-type="string" office:string-value="{ &quot;loc&quot;: &quot;English (US)&quot;, &quot;name&quot;: &quot;en-US-Wavenet-H&quot;, &quot;gend&quot;: &quot;Female&quot; }," calcext:value-type="string">
            <text:p>{ "loc": "English (US)", "name": "en-US-Wavenet-H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1]); &quot;&quot;; COM.MICROSOFT.CONCAT(&quot;{ &quot;; CHAR(34); [.$C$2]; CHAR(34); &quot;: &quot;; CHAR(34); ['Input Data'.A141]; CHAR(34); &quot;, &quot;; CHAR(34); [.$D$2]; CHAR(34); &quot;: &quot;; CHAR(34); ['Input Data'.D141]; CHAR(34); &quot;, &quot;; CHAR(34); [.$E$2]; CHAR(34); &quot;: &quot;; CHAR(34); IF(['Input Data'.E141]=&quot;FEMALE&quot;; &quot;Female&quot;; &quot;Male&quot;); CHAR(34); &quot; },&quot;))" office:value-type="string" office:string-value="{ &quot;loc&quot;: &quot;English (US)&quot;, &quot;name&quot;: &quot;en-US-Wavenet-I&quot;, &quot;gend&quot;: &quot;Male&quot; }," calcext:value-type="string">
            <text:p>{ "loc": "English (US)", "name": "en-US-Wavenet-I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2]); &quot;&quot;; COM.MICROSOFT.CONCAT(&quot;{ &quot;; CHAR(34); [.$C$2]; CHAR(34); &quot;: &quot;; CHAR(34); ['Input Data'.A142]; CHAR(34); &quot;, &quot;; CHAR(34); [.$D$2]; CHAR(34); &quot;: &quot;; CHAR(34); ['Input Data'.D142]; CHAR(34); &quot;, &quot;; CHAR(34); [.$E$2]; CHAR(34); &quot;: &quot;; CHAR(34); IF(['Input Data'.E142]=&quot;FEMALE&quot;; &quot;Female&quot;; &quot;Male&quot;); CHAR(34); &quot; },&quot;))" office:value-type="string" office:string-value="{ &quot;loc&quot;: &quot;English (US)&quot;, &quot;name&quot;: &quot;en-US-Wavenet-J&quot;, &quot;gend&quot;: &quot;Male&quot; }," calcext:value-type="string">
            <text:p>{ "loc": "English (US)", "name": "en-US-Wavenet-J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3]); &quot;&quot;; COM.MICROSOFT.CONCAT(&quot;{ &quot;; CHAR(34); [.$C$2]; CHAR(34); &quot;: &quot;; CHAR(34); ['Input Data'.A143]; CHAR(34); &quot;, &quot;; CHAR(34); [.$D$2]; CHAR(34); &quot;: &quot;; CHAR(34); ['Input Data'.D143]; CHAR(34); &quot;, &quot;; CHAR(34); [.$E$2]; CHAR(34); &quot;: &quot;; CHAR(34); IF(['Input Data'.E143]=&quot;FEMALE&quot;; &quot;Female&quot;; &quot;Male&quot;); CHAR(34); &quot; },&quot;))" office:value-type="string" office:string-value="{ &quot;loc&quot;: &quot;Filipino (Philippines)&quot;, &quot;name&quot;: &quot;fil-PH-Standard-A&quot;, &quot;gend&quot;: &quot;Female&quot; }," calcext:value-type="string">
            <text:p>{ "loc": "Filipino (Philippines)", "name": "fil-PH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4]); &quot;&quot;; COM.MICROSOFT.CONCAT(&quot;{ &quot;; CHAR(34); [.$C$2]; CHAR(34); &quot;: &quot;; CHAR(34); ['Input Data'.A144]; CHAR(34); &quot;, &quot;; CHAR(34); [.$D$2]; CHAR(34); &quot;: &quot;; CHAR(34); ['Input Data'.D144]; CHAR(34); &quot;, &quot;; CHAR(34); [.$E$2]; CHAR(34); &quot;: &quot;; CHAR(34); IF(['Input Data'.E144]=&quot;FEMALE&quot;; &quot;Female&quot;; &quot;Male&quot;); CHAR(34); &quot; },&quot;))" office:value-type="string" office:string-value="{ &quot;loc&quot;: &quot;Filipino (Philippines)&quot;, &quot;name&quot;: &quot;fil-PH-Standard-B&quot;, &quot;gend&quot;: &quot;Female&quot; }," calcext:value-type="string">
            <text:p>{ "loc": "Filipino (Philippines)", "name": "fil-PH-Standard-B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5]); &quot;&quot;; COM.MICROSOFT.CONCAT(&quot;{ &quot;; CHAR(34); [.$C$2]; CHAR(34); &quot;: &quot;; CHAR(34); ['Input Data'.A145]; CHAR(34); &quot;, &quot;; CHAR(34); [.$D$2]; CHAR(34); &quot;: &quot;; CHAR(34); ['Input Data'.D145]; CHAR(34); &quot;, &quot;; CHAR(34); [.$E$2]; CHAR(34); &quot;: &quot;; CHAR(34); IF(['Input Data'.E145]=&quot;FEMALE&quot;; &quot;Female&quot;; &quot;Male&quot;); CHAR(34); &quot; },&quot;))" office:value-type="string" office:string-value="{ &quot;loc&quot;: &quot;Filipino (Philippines)&quot;, &quot;name&quot;: &quot;fil-PH-Standard-C&quot;, &quot;gend&quot;: &quot;Male&quot; }," calcext:value-type="string">
            <text:p>{ "loc": "Filipino (Philippines)", "name": "fil-PH-Standard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6]); &quot;&quot;; COM.MICROSOFT.CONCAT(&quot;{ &quot;; CHAR(34); [.$C$2]; CHAR(34); &quot;: &quot;; CHAR(34); ['Input Data'.A146]; CHAR(34); &quot;, &quot;; CHAR(34); [.$D$2]; CHAR(34); &quot;: &quot;; CHAR(34); ['Input Data'.D146]; CHAR(34); &quot;, &quot;; CHAR(34); [.$E$2]; CHAR(34); &quot;: &quot;; CHAR(34); IF(['Input Data'.E146]=&quot;FEMALE&quot;; &quot;Female&quot;; &quot;Male&quot;); CHAR(34); &quot; },&quot;))" office:value-type="string" office:string-value="{ &quot;loc&quot;: &quot;Filipino (Philippines)&quot;, &quot;name&quot;: &quot;fil-PH-Standard-D&quot;, &quot;gend&quot;: &quot;Male&quot; }," calcext:value-type="string">
            <text:p>{ "loc": "Filipino (Philippines)", "name": "fil-PH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7]); &quot;&quot;; COM.MICROSOFT.CONCAT(&quot;{ &quot;; CHAR(34); [.$C$2]; CHAR(34); &quot;: &quot;; CHAR(34); ['Input Data'.A147]; CHAR(34); &quot;, &quot;; CHAR(34); [.$D$2]; CHAR(34); &quot;: &quot;; CHAR(34); ['Input Data'.D147]; CHAR(34); &quot;, &quot;; CHAR(34); [.$E$2]; CHAR(34); &quot;: &quot;; CHAR(34); IF(['Input Data'.E147]=&quot;FEMALE&quot;; &quot;Female&quot;; &quot;Male&quot;); CHAR(34); &quot; },&quot;))" office:value-type="string" office:string-value="{ &quot;loc&quot;: &quot;Filipino (Philippines)&quot;, &quot;name&quot;: &quot;fil-PH-Wavenet-A&quot;, &quot;gend&quot;: &quot;Female&quot; }," calcext:value-type="string">
            <text:p>{ "loc": "Filipino (Philippines)", "name": "fil-PH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8]); &quot;&quot;; COM.MICROSOFT.CONCAT(&quot;{ &quot;; CHAR(34); [.$C$2]; CHAR(34); &quot;: &quot;; CHAR(34); ['Input Data'.A148]; CHAR(34); &quot;, &quot;; CHAR(34); [.$D$2]; CHAR(34); &quot;: &quot;; CHAR(34); ['Input Data'.D148]; CHAR(34); &quot;, &quot;; CHAR(34); [.$E$2]; CHAR(34); &quot;: &quot;; CHAR(34); IF(['Input Data'.E148]=&quot;FEMALE&quot;; &quot;Female&quot;; &quot;Male&quot;); CHAR(34); &quot; },&quot;))" office:value-type="string" office:string-value="{ &quot;loc&quot;: &quot;Filipino (Philippines)&quot;, &quot;name&quot;: &quot;fil-PH-Wavenet-B&quot;, &quot;gend&quot;: &quot;Female&quot; }," calcext:value-type="string">
            <text:p>{ "loc": "Filipino (Philippines)", "name": "fil-PH-Wavenet-B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9]); &quot;&quot;; COM.MICROSOFT.CONCAT(&quot;{ &quot;; CHAR(34); [.$C$2]; CHAR(34); &quot;: &quot;; CHAR(34); ['Input Data'.A149]; CHAR(34); &quot;, &quot;; CHAR(34); [.$D$2]; CHAR(34); &quot;: &quot;; CHAR(34); ['Input Data'.D149]; CHAR(34); &quot;, &quot;; CHAR(34); [.$E$2]; CHAR(34); &quot;: &quot;; CHAR(34); IF(['Input Data'.E149]=&quot;FEMALE&quot;; &quot;Female&quot;; &quot;Male&quot;); CHAR(34); &quot; },&quot;))" office:value-type="string" office:string-value="{ &quot;loc&quot;: &quot;Filipino (Philippines)&quot;, &quot;name&quot;: &quot;fil-PH-Wavenet-C&quot;, &quot;gend&quot;: &quot;Male&quot; }," calcext:value-type="string">
            <text:p>{ "loc": "Filipino (Philippines)", "name": "fil-PH-Wavenet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0]); &quot;&quot;; COM.MICROSOFT.CONCAT(&quot;{ &quot;; CHAR(34); [.$C$2]; CHAR(34); &quot;: &quot;; CHAR(34); ['Input Data'.A150]; CHAR(34); &quot;, &quot;; CHAR(34); [.$D$2]; CHAR(34); &quot;: &quot;; CHAR(34); ['Input Data'.D150]; CHAR(34); &quot;, &quot;; CHAR(34); [.$E$2]; CHAR(34); &quot;: &quot;; CHAR(34); IF(['Input Data'.E150]=&quot;FEMALE&quot;; &quot;Female&quot;; &quot;Male&quot;); CHAR(34); &quot; },&quot;))" office:value-type="string" office:string-value="{ &quot;loc&quot;: &quot;Filipino (Philippines)&quot;, &quot;name&quot;: &quot;fil-PH-Wavenet-D&quot;, &quot;gend&quot;: &quot;Male&quot; }," calcext:value-type="string">
            <text:p>{ "loc": "Filipino (Philippines)", "name": "fil-PH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1]); &quot;&quot;; COM.MICROSOFT.CONCAT(&quot;{ &quot;; CHAR(34); [.$C$2]; CHAR(34); &quot;: &quot;; CHAR(34); ['Input Data'.A151]; CHAR(34); &quot;, &quot;; CHAR(34); [.$D$2]; CHAR(34); &quot;: &quot;; CHAR(34); ['Input Data'.D151]; CHAR(34); &quot;, &quot;; CHAR(34); [.$E$2]; CHAR(34); &quot;: &quot;; CHAR(34); IF(['Input Data'.E151]=&quot;FEMALE&quot;; &quot;Female&quot;; &quot;Male&quot;); CHAR(34); &quot; },&quot;))" office:value-type="string" office:string-value="{ &quot;loc&quot;: &quot;Filipino (Philippines)&quot;, &quot;name&quot;: &quot;fil-ph-Neural2-A&quot;, &quot;gend&quot;: &quot;Female&quot; }," calcext:value-type="string">
            <text:p>{ "loc": "Filipino (Philippines)", "name": "fil-ph-Neural2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2]); &quot;&quot;; COM.MICROSOFT.CONCAT(&quot;{ &quot;; CHAR(34); [.$C$2]; CHAR(34); &quot;: &quot;; CHAR(34); ['Input Data'.A152]; CHAR(34); &quot;, &quot;; CHAR(34); [.$D$2]; CHAR(34); &quot;: &quot;; CHAR(34); ['Input Data'.D152]; CHAR(34); &quot;, &quot;; CHAR(34); [.$E$2]; CHAR(34); &quot;: &quot;; CHAR(34); IF(['Input Data'.E152]=&quot;FEMALE&quot;; &quot;Female&quot;; &quot;Male&quot;); CHAR(34); &quot; },&quot;))" office:value-type="string" office:string-value="{ &quot;loc&quot;: &quot;Filipino (Philippines)&quot;, &quot;name&quot;: &quot;fil-ph-Neural2-D&quot;, &quot;gend&quot;: &quot;Male&quot; }," calcext:value-type="string">
            <text:p>{ "loc": "Filipino (Philippines)", "name": "fil-ph-Neural2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3]); &quot;&quot;; COM.MICROSOFT.CONCAT(&quot;{ &quot;; CHAR(34); [.$C$2]; CHAR(34); &quot;: &quot;; CHAR(34); ['Input Data'.A153]; CHAR(34); &quot;, &quot;; CHAR(34); [.$D$2]; CHAR(34); &quot;: &quot;; CHAR(34); ['Input Data'.D153]; CHAR(34); &quot;, &quot;; CHAR(34); [.$E$2]; CHAR(34); &quot;: &quot;; CHAR(34); IF(['Input Data'.E153]=&quot;FEMALE&quot;; &quot;Female&quot;; &quot;Male&quot;); CHAR(34); &quot; },&quot;))" office:value-type="string" office:string-value="{ &quot;loc&quot;: &quot;Finnish (Finland)&quot;, &quot;name&quot;: &quot;fi-FI-Standard-A&quot;, &quot;gend&quot;: &quot;Female&quot; }," calcext:value-type="string">
            <text:p>{ "loc": "Finnish (Finland)", "name": "fi-FI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4]); &quot;&quot;; COM.MICROSOFT.CONCAT(&quot;{ &quot;; CHAR(34); [.$C$2]; CHAR(34); &quot;: &quot;; CHAR(34); ['Input Data'.A154]; CHAR(34); &quot;, &quot;; CHAR(34); [.$D$2]; CHAR(34); &quot;: &quot;; CHAR(34); ['Input Data'.D154]; CHAR(34); &quot;, &quot;; CHAR(34); [.$E$2]; CHAR(34); &quot;: &quot;; CHAR(34); IF(['Input Data'.E154]=&quot;FEMALE&quot;; &quot;Female&quot;; &quot;Male&quot;); CHAR(34); &quot; },&quot;))" office:value-type="string" office:string-value="{ &quot;loc&quot;: &quot;Finnish (Finland)&quot;, &quot;name&quot;: &quot;fi-FI-Wavenet-A&quot;, &quot;gend&quot;: &quot;Female&quot; }," calcext:value-type="string">
            <text:p>{ "loc": "Finnish (Finland)", "name": "fi-FI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5]); &quot;&quot;; COM.MICROSOFT.CONCAT(&quot;{ &quot;; CHAR(34); [.$C$2]; CHAR(34); &quot;: &quot;; CHAR(34); ['Input Data'.A155]; CHAR(34); &quot;, &quot;; CHAR(34); [.$D$2]; CHAR(34); &quot;: &quot;; CHAR(34); ['Input Data'.D155]; CHAR(34); &quot;, &quot;; CHAR(34); [.$E$2]; CHAR(34); &quot;: &quot;; CHAR(34); IF(['Input Data'.E155]=&quot;FEMALE&quot;; &quot;Female&quot;; &quot;Male&quot;); CHAR(34); &quot; },&quot;))" office:value-type="string" office:string-value="{ &quot;loc&quot;: &quot;French (Canada)&quot;, &quot;name&quot;: &quot;fr-CA-Neural2-A&quot;, &quot;gend&quot;: &quot;Female&quot; }," calcext:value-type="string">
            <text:p>{ "loc": "French (Canada)", "name": "fr-CA-Neural2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6]); &quot;&quot;; COM.MICROSOFT.CONCAT(&quot;{ &quot;; CHAR(34); [.$C$2]; CHAR(34); &quot;: &quot;; CHAR(34); ['Input Data'.A156]; CHAR(34); &quot;, &quot;; CHAR(34); [.$D$2]; CHAR(34); &quot;: &quot;; CHAR(34); ['Input Data'.D156]; CHAR(34); &quot;, &quot;; CHAR(34); [.$E$2]; CHAR(34); &quot;: &quot;; CHAR(34); IF(['Input Data'.E156]=&quot;FEMALE&quot;; &quot;Female&quot;; &quot;Male&quot;); CHAR(34); &quot; },&quot;))" office:value-type="string" office:string-value="{ &quot;loc&quot;: &quot;French (Canada)&quot;, &quot;name&quot;: &quot;fr-CA-Neural2-B&quot;, &quot;gend&quot;: &quot;Male&quot; }," calcext:value-type="string">
            <text:p>{ "loc": "French (Canada)", "name": "fr-CA-Neural2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7]); &quot;&quot;; COM.MICROSOFT.CONCAT(&quot;{ &quot;; CHAR(34); [.$C$2]; CHAR(34); &quot;: &quot;; CHAR(34); ['Input Data'.A157]; CHAR(34); &quot;, &quot;; CHAR(34); [.$D$2]; CHAR(34); &quot;: &quot;; CHAR(34); ['Input Data'.D157]; CHAR(34); &quot;, &quot;; CHAR(34); [.$E$2]; CHAR(34); &quot;: &quot;; CHAR(34); IF(['Input Data'.E157]=&quot;FEMALE&quot;; &quot;Female&quot;; &quot;Male&quot;); CHAR(34); &quot; },&quot;))" office:value-type="string" office:string-value="{ &quot;loc&quot;: &quot;French (Canada)&quot;, &quot;name&quot;: &quot;fr-CA-Neural2-C&quot;, &quot;gend&quot;: &quot;Female&quot; }," calcext:value-type="string">
            <text:p>{ "loc": "French (Canada)", "name": "fr-CA-Neural2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8]); &quot;&quot;; COM.MICROSOFT.CONCAT(&quot;{ &quot;; CHAR(34); [.$C$2]; CHAR(34); &quot;: &quot;; CHAR(34); ['Input Data'.A158]; CHAR(34); &quot;, &quot;; CHAR(34); [.$D$2]; CHAR(34); &quot;: &quot;; CHAR(34); ['Input Data'.D158]; CHAR(34); &quot;, &quot;; CHAR(34); [.$E$2]; CHAR(34); &quot;: &quot;; CHAR(34); IF(['Input Data'.E158]=&quot;FEMALE&quot;; &quot;Female&quot;; &quot;Male&quot;); CHAR(34); &quot; },&quot;))" office:value-type="string" office:string-value="{ &quot;loc&quot;: &quot;French (Canada)&quot;, &quot;name&quot;: &quot;fr-CA-Neural2-D&quot;, &quot;gend&quot;: &quot;Male&quot; }," calcext:value-type="string">
            <text:p>{ "loc": "French (Canada)", "name": "fr-CA-Neural2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9]); &quot;&quot;; COM.MICROSOFT.CONCAT(&quot;{ &quot;; CHAR(34); [.$C$2]; CHAR(34); &quot;: &quot;; CHAR(34); ['Input Data'.A159]; CHAR(34); &quot;, &quot;; CHAR(34); [.$D$2]; CHAR(34); &quot;: &quot;; CHAR(34); ['Input Data'.D159]; CHAR(34); &quot;, &quot;; CHAR(34); [.$E$2]; CHAR(34); &quot;: &quot;; CHAR(34); IF(['Input Data'.E159]=&quot;FEMALE&quot;; &quot;Female&quot;; &quot;Male&quot;); CHAR(34); &quot; },&quot;))" office:value-type="string" office:string-value="{ &quot;loc&quot;: &quot;French (Canada)&quot;, &quot;name&quot;: &quot;fr-CA-Standard-A&quot;, &quot;gend&quot;: &quot;Female&quot; }," calcext:value-type="string">
            <text:p>{ "loc": "French (Canada)", "name": "fr-CA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0]); &quot;&quot;; COM.MICROSOFT.CONCAT(&quot;{ &quot;; CHAR(34); [.$C$2]; CHAR(34); &quot;: &quot;; CHAR(34); ['Input Data'.A160]; CHAR(34); &quot;, &quot;; CHAR(34); [.$D$2]; CHAR(34); &quot;: &quot;; CHAR(34); ['Input Data'.D160]; CHAR(34); &quot;, &quot;; CHAR(34); [.$E$2]; CHAR(34); &quot;: &quot;; CHAR(34); IF(['Input Data'.E160]=&quot;FEMALE&quot;; &quot;Female&quot;; &quot;Male&quot;); CHAR(34); &quot; },&quot;))" office:value-type="string" office:string-value="{ &quot;loc&quot;: &quot;French (Canada)&quot;, &quot;name&quot;: &quot;fr-CA-Standard-B&quot;, &quot;gend&quot;: &quot;Male&quot; }," calcext:value-type="string">
            <text:p>{ "loc": "French (Canada)", "name": "fr-CA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1]); &quot;&quot;; COM.MICROSOFT.CONCAT(&quot;{ &quot;; CHAR(34); [.$C$2]; CHAR(34); &quot;: &quot;; CHAR(34); ['Input Data'.A161]; CHAR(34); &quot;, &quot;; CHAR(34); [.$D$2]; CHAR(34); &quot;: &quot;; CHAR(34); ['Input Data'.D161]; CHAR(34); &quot;, &quot;; CHAR(34); [.$E$2]; CHAR(34); &quot;: &quot;; CHAR(34); IF(['Input Data'.E161]=&quot;FEMALE&quot;; &quot;Female&quot;; &quot;Male&quot;); CHAR(34); &quot; },&quot;))" office:value-type="string" office:string-value="{ &quot;loc&quot;: &quot;French (Canada)&quot;, &quot;name&quot;: &quot;fr-CA-Standard-C&quot;, &quot;gend&quot;: &quot;Female&quot; }," calcext:value-type="string">
            <text:p>{ "loc": "French (Canada)", "name": "fr-CA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2]); &quot;&quot;; COM.MICROSOFT.CONCAT(&quot;{ &quot;; CHAR(34); [.$C$2]; CHAR(34); &quot;: &quot;; CHAR(34); ['Input Data'.A162]; CHAR(34); &quot;, &quot;; CHAR(34); [.$D$2]; CHAR(34); &quot;: &quot;; CHAR(34); ['Input Data'.D162]; CHAR(34); &quot;, &quot;; CHAR(34); [.$E$2]; CHAR(34); &quot;: &quot;; CHAR(34); IF(['Input Data'.E162]=&quot;FEMALE&quot;; &quot;Female&quot;; &quot;Male&quot;); CHAR(34); &quot; },&quot;))" office:value-type="string" office:string-value="{ &quot;loc&quot;: &quot;French (Canada)&quot;, &quot;name&quot;: &quot;fr-CA-Standard-D&quot;, &quot;gend&quot;: &quot;Male&quot; }," calcext:value-type="string">
            <text:p>{ "loc": "French (Canada)", "name": "fr-CA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3]); &quot;&quot;; COM.MICROSOFT.CONCAT(&quot;{ &quot;; CHAR(34); [.$C$2]; CHAR(34); &quot;: &quot;; CHAR(34); ['Input Data'.A163]; CHAR(34); &quot;, &quot;; CHAR(34); [.$D$2]; CHAR(34); &quot;: &quot;; CHAR(34); ['Input Data'.D163]; CHAR(34); &quot;, &quot;; CHAR(34); [.$E$2]; CHAR(34); &quot;: &quot;; CHAR(34); IF(['Input Data'.E163]=&quot;FEMALE&quot;; &quot;Female&quot;; &quot;Male&quot;); CHAR(34); &quot; },&quot;))" office:value-type="string" office:string-value="{ &quot;loc&quot;: &quot;French (Canada)&quot;, &quot;name&quot;: &quot;fr-CA-Wavenet-A&quot;, &quot;gend&quot;: &quot;Female&quot; }," calcext:value-type="string">
            <text:p>{ "loc": "French (Canada)", "name": "fr-CA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4]); &quot;&quot;; COM.MICROSOFT.CONCAT(&quot;{ &quot;; CHAR(34); [.$C$2]; CHAR(34); &quot;: &quot;; CHAR(34); ['Input Data'.A164]; CHAR(34); &quot;, &quot;; CHAR(34); [.$D$2]; CHAR(34); &quot;: &quot;; CHAR(34); ['Input Data'.D164]; CHAR(34); &quot;, &quot;; CHAR(34); [.$E$2]; CHAR(34); &quot;: &quot;; CHAR(34); IF(['Input Data'.E164]=&quot;FEMALE&quot;; &quot;Female&quot;; &quot;Male&quot;); CHAR(34); &quot; },&quot;))" office:value-type="string" office:string-value="{ &quot;loc&quot;: &quot;French (Canada)&quot;, &quot;name&quot;: &quot;fr-CA-Wavenet-B&quot;, &quot;gend&quot;: &quot;Male&quot; }," calcext:value-type="string">
            <text:p>{ "loc": "French (Canada)", "name": "fr-CA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5]); &quot;&quot;; COM.MICROSOFT.CONCAT(&quot;{ &quot;; CHAR(34); [.$C$2]; CHAR(34); &quot;: &quot;; CHAR(34); ['Input Data'.A165]; CHAR(34); &quot;, &quot;; CHAR(34); [.$D$2]; CHAR(34); &quot;: &quot;; CHAR(34); ['Input Data'.D165]; CHAR(34); &quot;, &quot;; CHAR(34); [.$E$2]; CHAR(34); &quot;: &quot;; CHAR(34); IF(['Input Data'.E165]=&quot;FEMALE&quot;; &quot;Female&quot;; &quot;Male&quot;); CHAR(34); &quot; },&quot;))" office:value-type="string" office:string-value="{ &quot;loc&quot;: &quot;French (Canada)&quot;, &quot;name&quot;: &quot;fr-CA-Wavenet-C&quot;, &quot;gend&quot;: &quot;Female&quot; }," calcext:value-type="string">
            <text:p>{ "loc": "French (Canada)", "name": "fr-CA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6]); &quot;&quot;; COM.MICROSOFT.CONCAT(&quot;{ &quot;; CHAR(34); [.$C$2]; CHAR(34); &quot;: &quot;; CHAR(34); ['Input Data'.A166]; CHAR(34); &quot;, &quot;; CHAR(34); [.$D$2]; CHAR(34); &quot;: &quot;; CHAR(34); ['Input Data'.D166]; CHAR(34); &quot;, &quot;; CHAR(34); [.$E$2]; CHAR(34); &quot;: &quot;; CHAR(34); IF(['Input Data'.E166]=&quot;FEMALE&quot;; &quot;Female&quot;; &quot;Male&quot;); CHAR(34); &quot; },&quot;))" office:value-type="string" office:string-value="{ &quot;loc&quot;: &quot;French (Canada)&quot;, &quot;name&quot;: &quot;fr-CA-Wavenet-D&quot;, &quot;gend&quot;: &quot;Male&quot; }," calcext:value-type="string">
            <text:p>{ "loc": "French (Canada)", "name": "fr-CA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7]); &quot;&quot;; COM.MICROSOFT.CONCAT(&quot;{ &quot;; CHAR(34); [.$C$2]; CHAR(34); &quot;: &quot;; CHAR(34); ['Input Data'.A167]; CHAR(34); &quot;, &quot;; CHAR(34); [.$D$2]; CHAR(34); &quot;: &quot;; CHAR(34); ['Input Data'.D167]; CHAR(34); &quot;, &quot;; CHAR(34); [.$E$2]; CHAR(34); &quot;: &quot;; CHAR(34); IF(['Input Data'.E167]=&quot;FEMALE&quot;; &quot;Female&quot;; &quot;Male&quot;); CHAR(34); &quot; },&quot;))" office:value-type="string" office:string-value="{ &quot;loc&quot;: &quot;French (France)&quot;, &quot;name&quot;: &quot;fr-FR-Neural2-A&quot;, &quot;gend&quot;: &quot;Female&quot; }," calcext:value-type="string">
            <text:p>{ "loc": "French (France)", "name": "fr-FR-Neural2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8]); &quot;&quot;; COM.MICROSOFT.CONCAT(&quot;{ &quot;; CHAR(34); [.$C$2]; CHAR(34); &quot;: &quot;; CHAR(34); ['Input Data'.A168]; CHAR(34); &quot;, &quot;; CHAR(34); [.$D$2]; CHAR(34); &quot;: &quot;; CHAR(34); ['Input Data'.D168]; CHAR(34); &quot;, &quot;; CHAR(34); [.$E$2]; CHAR(34); &quot;: &quot;; CHAR(34); IF(['Input Data'.E168]=&quot;FEMALE&quot;; &quot;Female&quot;; &quot;Male&quot;); CHAR(34); &quot; },&quot;))" office:value-type="string" office:string-value="{ &quot;loc&quot;: &quot;French (France)&quot;, &quot;name&quot;: &quot;fr-FR-Neural2-B&quot;, &quot;gend&quot;: &quot;Male&quot; }," calcext:value-type="string">
            <text:p>{ "loc": "French (France)", "name": "fr-FR-Neural2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9]); &quot;&quot;; COM.MICROSOFT.CONCAT(&quot;{ &quot;; CHAR(34); [.$C$2]; CHAR(34); &quot;: &quot;; CHAR(34); ['Input Data'.A169]; CHAR(34); &quot;, &quot;; CHAR(34); [.$D$2]; CHAR(34); &quot;: &quot;; CHAR(34); ['Input Data'.D169]; CHAR(34); &quot;, &quot;; CHAR(34); [.$E$2]; CHAR(34); &quot;: &quot;; CHAR(34); IF(['Input Data'.E169]=&quot;FEMALE&quot;; &quot;Female&quot;; &quot;Male&quot;); CHAR(34); &quot; },&quot;))" office:value-type="string" office:string-value="{ &quot;loc&quot;: &quot;French (France)&quot;, &quot;name&quot;: &quot;fr-FR-Neural2-C&quot;, &quot;gend&quot;: &quot;Female&quot; }," calcext:value-type="string">
            <text:p>{ "loc": "French (France)", "name": "fr-FR-Neural2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0]); &quot;&quot;; COM.MICROSOFT.CONCAT(&quot;{ &quot;; CHAR(34); [.$C$2]; CHAR(34); &quot;: &quot;; CHAR(34); ['Input Data'.A170]; CHAR(34); &quot;, &quot;; CHAR(34); [.$D$2]; CHAR(34); &quot;: &quot;; CHAR(34); ['Input Data'.D170]; CHAR(34); &quot;, &quot;; CHAR(34); [.$E$2]; CHAR(34); &quot;: &quot;; CHAR(34); IF(['Input Data'.E170]=&quot;FEMALE&quot;; &quot;Female&quot;; &quot;Male&quot;); CHAR(34); &quot; },&quot;))" office:value-type="string" office:string-value="{ &quot;loc&quot;: &quot;French (France)&quot;, &quot;name&quot;: &quot;fr-FR-Neural2-D&quot;, &quot;gend&quot;: &quot;Male&quot; }," calcext:value-type="string">
            <text:p>{ "loc": "French (France)", "name": "fr-FR-Neural2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1]); &quot;&quot;; COM.MICROSOFT.CONCAT(&quot;{ &quot;; CHAR(34); [.$C$2]; CHAR(34); &quot;: &quot;; CHAR(34); ['Input Data'.A171]; CHAR(34); &quot;, &quot;; CHAR(34); [.$D$2]; CHAR(34); &quot;: &quot;; CHAR(34); ['Input Data'.D171]; CHAR(34); &quot;, &quot;; CHAR(34); [.$E$2]; CHAR(34); &quot;: &quot;; CHAR(34); IF(['Input Data'.E171]=&quot;FEMALE&quot;; &quot;Female&quot;; &quot;Male&quot;); CHAR(34); &quot; },&quot;))" office:value-type="string" office:string-value="{ &quot;loc&quot;: &quot;French (France)&quot;, &quot;name&quot;: &quot;fr-FR-Neural2-E&quot;, &quot;gend&quot;: &quot;Female&quot; }," calcext:value-type="string">
            <text:p>{ "loc": "French (France)", "name": "fr-FR-Neural2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2]); &quot;&quot;; COM.MICROSOFT.CONCAT(&quot;{ &quot;; CHAR(34); [.$C$2]; CHAR(34); &quot;: &quot;; CHAR(34); ['Input Data'.A172]; CHAR(34); &quot;, &quot;; CHAR(34); [.$D$2]; CHAR(34); &quot;: &quot;; CHAR(34); ['Input Data'.D172]; CHAR(34); &quot;, &quot;; CHAR(34); [.$E$2]; CHAR(34); &quot;: &quot;; CHAR(34); IF(['Input Data'.E172]=&quot;FEMALE&quot;; &quot;Female&quot;; &quot;Male&quot;); CHAR(34); &quot; },&quot;))" office:value-type="string" office:string-value="{ &quot;loc&quot;: &quot;French (France)&quot;, &quot;name&quot;: &quot;fr-FR-Polyglot-1&quot;, &quot;gend&quot;: &quot;Male&quot; }," calcext:value-type="string">
            <text:p>{ "loc": "French (France)", "name": "fr-FR-Polyglot-1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3]); &quot;&quot;; COM.MICROSOFT.CONCAT(&quot;{ &quot;; CHAR(34); [.$C$2]; CHAR(34); &quot;: &quot;; CHAR(34); ['Input Data'.A173]; CHAR(34); &quot;, &quot;; CHAR(34); [.$D$2]; CHAR(34); &quot;: &quot;; CHAR(34); ['Input Data'.D173]; CHAR(34); &quot;, &quot;; CHAR(34); [.$E$2]; CHAR(34); &quot;: &quot;; CHAR(34); IF(['Input Data'.E173]=&quot;FEMALE&quot;; &quot;Female&quot;; &quot;Male&quot;); CHAR(34); &quot; },&quot;))" office:value-type="string" office:string-value="{ &quot;loc&quot;: &quot;French (France)&quot;, &quot;name&quot;: &quot;fr-FR-Standard-A&quot;, &quot;gend&quot;: &quot;Female&quot; }," calcext:value-type="string">
            <text:p>{ "loc": "French (France)", "name": "fr-FR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4]); &quot;&quot;; COM.MICROSOFT.CONCAT(&quot;{ &quot;; CHAR(34); [.$C$2]; CHAR(34); &quot;: &quot;; CHAR(34); ['Input Data'.A174]; CHAR(34); &quot;, &quot;; CHAR(34); [.$D$2]; CHAR(34); &quot;: &quot;; CHAR(34); ['Input Data'.D174]; CHAR(34); &quot;, &quot;; CHAR(34); [.$E$2]; CHAR(34); &quot;: &quot;; CHAR(34); IF(['Input Data'.E174]=&quot;FEMALE&quot;; &quot;Female&quot;; &quot;Male&quot;); CHAR(34); &quot; },&quot;))" office:value-type="string" office:string-value="{ &quot;loc&quot;: &quot;French (France)&quot;, &quot;name&quot;: &quot;fr-FR-Standard-B&quot;, &quot;gend&quot;: &quot;Male&quot; }," calcext:value-type="string">
            <text:p>{ "loc": "French (France)", "name": "fr-FR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5]); &quot;&quot;; COM.MICROSOFT.CONCAT(&quot;{ &quot;; CHAR(34); [.$C$2]; CHAR(34); &quot;: &quot;; CHAR(34); ['Input Data'.A175]; CHAR(34); &quot;, &quot;; CHAR(34); [.$D$2]; CHAR(34); &quot;: &quot;; CHAR(34); ['Input Data'.D175]; CHAR(34); &quot;, &quot;; CHAR(34); [.$E$2]; CHAR(34); &quot;: &quot;; CHAR(34); IF(['Input Data'.E175]=&quot;FEMALE&quot;; &quot;Female&quot;; &quot;Male&quot;); CHAR(34); &quot; },&quot;))" office:value-type="string" office:string-value="{ &quot;loc&quot;: &quot;French (France)&quot;, &quot;name&quot;: &quot;fr-FR-Standard-C&quot;, &quot;gend&quot;: &quot;Female&quot; }," calcext:value-type="string">
            <text:p>{ "loc": "French (France)", "name": "fr-FR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6]); &quot;&quot;; COM.MICROSOFT.CONCAT(&quot;{ &quot;; CHAR(34); [.$C$2]; CHAR(34); &quot;: &quot;; CHAR(34); ['Input Data'.A176]; CHAR(34); &quot;, &quot;; CHAR(34); [.$D$2]; CHAR(34); &quot;: &quot;; CHAR(34); ['Input Data'.D176]; CHAR(34); &quot;, &quot;; CHAR(34); [.$E$2]; CHAR(34); &quot;: &quot;; CHAR(34); IF(['Input Data'.E176]=&quot;FEMALE&quot;; &quot;Female&quot;; &quot;Male&quot;); CHAR(34); &quot; },&quot;))" office:value-type="string" office:string-value="{ &quot;loc&quot;: &quot;French (France)&quot;, &quot;name&quot;: &quot;fr-FR-Standard-D&quot;, &quot;gend&quot;: &quot;Male&quot; }," calcext:value-type="string">
            <text:p>{ "loc": "French (France)", "name": "fr-FR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7]); &quot;&quot;; COM.MICROSOFT.CONCAT(&quot;{ &quot;; CHAR(34); [.$C$2]; CHAR(34); &quot;: &quot;; CHAR(34); ['Input Data'.A177]; CHAR(34); &quot;, &quot;; CHAR(34); [.$D$2]; CHAR(34); &quot;: &quot;; CHAR(34); ['Input Data'.D177]; CHAR(34); &quot;, &quot;; CHAR(34); [.$E$2]; CHAR(34); &quot;: &quot;; CHAR(34); IF(['Input Data'.E177]=&quot;FEMALE&quot;; &quot;Female&quot;; &quot;Male&quot;); CHAR(34); &quot; },&quot;))" office:value-type="string" office:string-value="{ &quot;loc&quot;: &quot;French (France)&quot;, &quot;name&quot;: &quot;fr-FR-Standard-E&quot;, &quot;gend&quot;: &quot;Female&quot; }," calcext:value-type="string">
            <text:p>{ "loc": "French (France)", "name": "fr-FR-Standard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8]); &quot;&quot;; COM.MICROSOFT.CONCAT(&quot;{ &quot;; CHAR(34); [.$C$2]; CHAR(34); &quot;: &quot;; CHAR(34); ['Input Data'.A178]; CHAR(34); &quot;, &quot;; CHAR(34); [.$D$2]; CHAR(34); &quot;: &quot;; CHAR(34); ['Input Data'.D178]; CHAR(34); &quot;, &quot;; CHAR(34); [.$E$2]; CHAR(34); &quot;: &quot;; CHAR(34); IF(['Input Data'.E178]=&quot;FEMALE&quot;; &quot;Female&quot;; &quot;Male&quot;); CHAR(34); &quot; },&quot;))" office:value-type="string" office:string-value="{ &quot;loc&quot;: &quot;French (France)&quot;, &quot;name&quot;: &quot;fr-FR-Studio-A&quot;, &quot;gend&quot;: &quot;Female&quot; }," calcext:value-type="string">
            <text:p>{ "loc": "French (France)", "name": "fr-FR-Studio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9]); &quot;&quot;; COM.MICROSOFT.CONCAT(&quot;{ &quot;; CHAR(34); [.$C$2]; CHAR(34); &quot;: &quot;; CHAR(34); ['Input Data'.A179]; CHAR(34); &quot;, &quot;; CHAR(34); [.$D$2]; CHAR(34); &quot;: &quot;; CHAR(34); ['Input Data'.D179]; CHAR(34); &quot;, &quot;; CHAR(34); [.$E$2]; CHAR(34); &quot;: &quot;; CHAR(34); IF(['Input Data'.E179]=&quot;FEMALE&quot;; &quot;Female&quot;; &quot;Male&quot;); CHAR(34); &quot; },&quot;))" office:value-type="string" office:string-value="{ &quot;loc&quot;: &quot;French (France)&quot;, &quot;name&quot;: &quot;fr-FR-Studio-D&quot;, &quot;gend&quot;: &quot;Male&quot; }," calcext:value-type="string">
            <text:p>{ "loc": "French (France)", "name": "fr-FR-Studio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0]); &quot;&quot;; COM.MICROSOFT.CONCAT(&quot;{ &quot;; CHAR(34); [.$C$2]; CHAR(34); &quot;: &quot;; CHAR(34); ['Input Data'.A180]; CHAR(34); &quot;, &quot;; CHAR(34); [.$D$2]; CHAR(34); &quot;: &quot;; CHAR(34); ['Input Data'.D180]; CHAR(34); &quot;, &quot;; CHAR(34); [.$E$2]; CHAR(34); &quot;: &quot;; CHAR(34); IF(['Input Data'.E180]=&quot;FEMALE&quot;; &quot;Female&quot;; &quot;Male&quot;); CHAR(34); &quot; },&quot;))" office:value-type="string" office:string-value="{ &quot;loc&quot;: &quot;French (France)&quot;, &quot;name&quot;: &quot;fr-FR-Wavenet-A&quot;, &quot;gend&quot;: &quot;Female&quot; }," calcext:value-type="string">
            <text:p>{ "loc": "French (France)", "name": "fr-FR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1]); &quot;&quot;; COM.MICROSOFT.CONCAT(&quot;{ &quot;; CHAR(34); [.$C$2]; CHAR(34); &quot;: &quot;; CHAR(34); ['Input Data'.A181]; CHAR(34); &quot;, &quot;; CHAR(34); [.$D$2]; CHAR(34); &quot;: &quot;; CHAR(34); ['Input Data'.D181]; CHAR(34); &quot;, &quot;; CHAR(34); [.$E$2]; CHAR(34); &quot;: &quot;; CHAR(34); IF(['Input Data'.E181]=&quot;FEMALE&quot;; &quot;Female&quot;; &quot;Male&quot;); CHAR(34); &quot; },&quot;))" office:value-type="string" office:string-value="{ &quot;loc&quot;: &quot;French (France)&quot;, &quot;name&quot;: &quot;fr-FR-Wavenet-B&quot;, &quot;gend&quot;: &quot;Male&quot; }," calcext:value-type="string">
            <text:p>{ "loc": "French (France)", "name": "fr-FR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2]); &quot;&quot;; COM.MICROSOFT.CONCAT(&quot;{ &quot;; CHAR(34); [.$C$2]; CHAR(34); &quot;: &quot;; CHAR(34); ['Input Data'.A182]; CHAR(34); &quot;, &quot;; CHAR(34); [.$D$2]; CHAR(34); &quot;: &quot;; CHAR(34); ['Input Data'.D182]; CHAR(34); &quot;, &quot;; CHAR(34); [.$E$2]; CHAR(34); &quot;: &quot;; CHAR(34); IF(['Input Data'.E182]=&quot;FEMALE&quot;; &quot;Female&quot;; &quot;Male&quot;); CHAR(34); &quot; },&quot;))" office:value-type="string" office:string-value="{ &quot;loc&quot;: &quot;French (France)&quot;, &quot;name&quot;: &quot;fr-FR-Wavenet-C&quot;, &quot;gend&quot;: &quot;Female&quot; }," calcext:value-type="string">
            <text:p>{ "loc": "French (France)", "name": "fr-FR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3]); &quot;&quot;; COM.MICROSOFT.CONCAT(&quot;{ &quot;; CHAR(34); [.$C$2]; CHAR(34); &quot;: &quot;; CHAR(34); ['Input Data'.A183]; CHAR(34); &quot;, &quot;; CHAR(34); [.$D$2]; CHAR(34); &quot;: &quot;; CHAR(34); ['Input Data'.D183]; CHAR(34); &quot;, &quot;; CHAR(34); [.$E$2]; CHAR(34); &quot;: &quot;; CHAR(34); IF(['Input Data'.E183]=&quot;FEMALE&quot;; &quot;Female&quot;; &quot;Male&quot;); CHAR(34); &quot; },&quot;))" office:value-type="string" office:string-value="{ &quot;loc&quot;: &quot;French (France)&quot;, &quot;name&quot;: &quot;fr-FR-Wavenet-D&quot;, &quot;gend&quot;: &quot;Male&quot; }," calcext:value-type="string">
            <text:p>{ "loc": "French (France)", "name": "fr-FR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4]); &quot;&quot;; COM.MICROSOFT.CONCAT(&quot;{ &quot;; CHAR(34); [.$C$2]; CHAR(34); &quot;: &quot;; CHAR(34); ['Input Data'.A184]; CHAR(34); &quot;, &quot;; CHAR(34); [.$D$2]; CHAR(34); &quot;: &quot;; CHAR(34); ['Input Data'.D184]; CHAR(34); &quot;, &quot;; CHAR(34); [.$E$2]; CHAR(34); &quot;: &quot;; CHAR(34); IF(['Input Data'.E184]=&quot;FEMALE&quot;; &quot;Female&quot;; &quot;Male&quot;); CHAR(34); &quot; },&quot;))" office:value-type="string" office:string-value="{ &quot;loc&quot;: &quot;French (France)&quot;, &quot;name&quot;: &quot;fr-FR-Wavenet-E&quot;, &quot;gend&quot;: &quot;Female&quot; }," calcext:value-type="string">
            <text:p>{ "loc": "French (France)", "name": "fr-FR-Wavenet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5]); &quot;&quot;; COM.MICROSOFT.CONCAT(&quot;{ &quot;; CHAR(34); [.$C$2]; CHAR(34); &quot;: &quot;; CHAR(34); ['Input Data'.A185]; CHAR(34); &quot;, &quot;; CHAR(34); [.$D$2]; CHAR(34); &quot;: &quot;; CHAR(34); ['Input Data'.D185]; CHAR(34); &quot;, &quot;; CHAR(34); [.$E$2]; CHAR(34); &quot;: &quot;; CHAR(34); IF(['Input Data'.E185]=&quot;FEMALE&quot;; &quot;Female&quot;; &quot;Male&quot;); CHAR(34); &quot; },&quot;))" office:value-type="string" office:string-value="{ &quot;loc&quot;: &quot;Galician (Spain)&quot;, &quot;name&quot;: &quot;gl-ES-Standard-A&quot;, &quot;gend&quot;: &quot;Female&quot; }," calcext:value-type="string">
            <text:p>{ "loc": "Galician (Spain)", "name": "gl-ES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6]); &quot;&quot;; COM.MICROSOFT.CONCAT(&quot;{ &quot;; CHAR(34); [.$C$2]; CHAR(34); &quot;: &quot;; CHAR(34); ['Input Data'.A186]; CHAR(34); &quot;, &quot;; CHAR(34); [.$D$2]; CHAR(34); &quot;: &quot;; CHAR(34); ['Input Data'.D186]; CHAR(34); &quot;, &quot;; CHAR(34); [.$E$2]; CHAR(34); &quot;: &quot;; CHAR(34); IF(['Input Data'.E186]=&quot;FEMALE&quot;; &quot;Female&quot;; &quot;Male&quot;); CHAR(34); &quot; },&quot;))" office:value-type="string" office:string-value="{ &quot;loc&quot;: &quot;German (Germany)&quot;, &quot;name&quot;: &quot;de-DE-Neural2-A&quot;, &quot;gend&quot;: &quot;Female&quot; }," calcext:value-type="string">
            <text:p>{ "loc": "German (Germany)", "name": "de-DE-Neural2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7]); &quot;&quot;; COM.MICROSOFT.CONCAT(&quot;{ &quot;; CHAR(34); [.$C$2]; CHAR(34); &quot;: &quot;; CHAR(34); ['Input Data'.A187]; CHAR(34); &quot;, &quot;; CHAR(34); [.$D$2]; CHAR(34); &quot;: &quot;; CHAR(34); ['Input Data'.D187]; CHAR(34); &quot;, &quot;; CHAR(34); [.$E$2]; CHAR(34); &quot;: &quot;; CHAR(34); IF(['Input Data'.E187]=&quot;FEMALE&quot;; &quot;Female&quot;; &quot;Male&quot;); CHAR(34); &quot; },&quot;))" office:value-type="string" office:string-value="{ &quot;loc&quot;: &quot;German (Germany)&quot;, &quot;name&quot;: &quot;de-DE-Neural2-B&quot;, &quot;gend&quot;: &quot;Male&quot; }," calcext:value-type="string">
            <text:p>{ "loc": "German (Germany)", "name": "de-DE-Neural2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8]); &quot;&quot;; COM.MICROSOFT.CONCAT(&quot;{ &quot;; CHAR(34); [.$C$2]; CHAR(34); &quot;: &quot;; CHAR(34); ['Input Data'.A188]; CHAR(34); &quot;, &quot;; CHAR(34); [.$D$2]; CHAR(34); &quot;: &quot;; CHAR(34); ['Input Data'.D188]; CHAR(34); &quot;, &quot;; CHAR(34); [.$E$2]; CHAR(34); &quot;: &quot;; CHAR(34); IF(['Input Data'.E188]=&quot;FEMALE&quot;; &quot;Female&quot;; &quot;Male&quot;); CHAR(34); &quot; },&quot;))" office:value-type="string" office:string-value="{ &quot;loc&quot;: &quot;German (Germany)&quot;, &quot;name&quot;: &quot;de-DE-Neural2-C&quot;, &quot;gend&quot;: &quot;Female&quot; }," calcext:value-type="string">
            <text:p>{ "loc": "German (Germany)", "name": "de-DE-Neural2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9]); &quot;&quot;; COM.MICROSOFT.CONCAT(&quot;{ &quot;; CHAR(34); [.$C$2]; CHAR(34); &quot;: &quot;; CHAR(34); ['Input Data'.A189]; CHAR(34); &quot;, &quot;; CHAR(34); [.$D$2]; CHAR(34); &quot;: &quot;; CHAR(34); ['Input Data'.D189]; CHAR(34); &quot;, &quot;; CHAR(34); [.$E$2]; CHAR(34); &quot;: &quot;; CHAR(34); IF(['Input Data'.E189]=&quot;FEMALE&quot;; &quot;Female&quot;; &quot;Male&quot;); CHAR(34); &quot; },&quot;))" office:value-type="string" office:string-value="{ &quot;loc&quot;: &quot;German (Germany)&quot;, &quot;name&quot;: &quot;de-DE-Neural2-D&quot;, &quot;gend&quot;: &quot;Male&quot; }," calcext:value-type="string">
            <text:p>{ "loc": "German (Germany)", "name": "de-DE-Neural2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0]); &quot;&quot;; COM.MICROSOFT.CONCAT(&quot;{ &quot;; CHAR(34); [.$C$2]; CHAR(34); &quot;: &quot;; CHAR(34); ['Input Data'.A190]; CHAR(34); &quot;, &quot;; CHAR(34); [.$D$2]; CHAR(34); &quot;: &quot;; CHAR(34); ['Input Data'.D190]; CHAR(34); &quot;, &quot;; CHAR(34); [.$E$2]; CHAR(34); &quot;: &quot;; CHAR(34); IF(['Input Data'.E190]=&quot;FEMALE&quot;; &quot;Female&quot;; &quot;Male&quot;); CHAR(34); &quot; },&quot;))" office:value-type="string" office:string-value="{ &quot;loc&quot;: &quot;German (Germany)&quot;, &quot;name&quot;: &quot;de-DE-Neural2-F&quot;, &quot;gend&quot;: &quot;Female&quot; }," calcext:value-type="string">
            <text:p>{ "loc": "German (Germany)", "name": "de-DE-Neural2-F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1]); &quot;&quot;; COM.MICROSOFT.CONCAT(&quot;{ &quot;; CHAR(34); [.$C$2]; CHAR(34); &quot;: &quot;; CHAR(34); ['Input Data'.A191]; CHAR(34); &quot;, &quot;; CHAR(34); [.$D$2]; CHAR(34); &quot;: &quot;; CHAR(34); ['Input Data'.D191]; CHAR(34); &quot;, &quot;; CHAR(34); [.$E$2]; CHAR(34); &quot;: &quot;; CHAR(34); IF(['Input Data'.E191]=&quot;FEMALE&quot;; &quot;Female&quot;; &quot;Male&quot;); CHAR(34); &quot; },&quot;))" office:value-type="string" office:string-value="{ &quot;loc&quot;: &quot;German (Germany)&quot;, &quot;name&quot;: &quot;de-DE-Polyglot-1&quot;, &quot;gend&quot;: &quot;Male&quot; }," calcext:value-type="string">
            <text:p>{ "loc": "German (Germany)", "name": "de-DE-Polyglot-1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2]); &quot;&quot;; COM.MICROSOFT.CONCAT(&quot;{ &quot;; CHAR(34); [.$C$2]; CHAR(34); &quot;: &quot;; CHAR(34); ['Input Data'.A192]; CHAR(34); &quot;, &quot;; CHAR(34); [.$D$2]; CHAR(34); &quot;: &quot;; CHAR(34); ['Input Data'.D192]; CHAR(34); &quot;, &quot;; CHAR(34); [.$E$2]; CHAR(34); &quot;: &quot;; CHAR(34); IF(['Input Data'.E192]=&quot;FEMALE&quot;; &quot;Female&quot;; &quot;Male&quot;); CHAR(34); &quot; },&quot;))" office:value-type="string" office:string-value="{ &quot;loc&quot;: &quot;German (Germany)&quot;, &quot;name&quot;: &quot;de-DE-Standard-A&quot;, &quot;gend&quot;: &quot;Female&quot; }," calcext:value-type="string">
            <text:p>{ "loc": "German (Germany)", "name": "de-DE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3]); &quot;&quot;; COM.MICROSOFT.CONCAT(&quot;{ &quot;; CHAR(34); [.$C$2]; CHAR(34); &quot;: &quot;; CHAR(34); ['Input Data'.A193]; CHAR(34); &quot;, &quot;; CHAR(34); [.$D$2]; CHAR(34); &quot;: &quot;; CHAR(34); ['Input Data'.D193]; CHAR(34); &quot;, &quot;; CHAR(34); [.$E$2]; CHAR(34); &quot;: &quot;; CHAR(34); IF(['Input Data'.E193]=&quot;FEMALE&quot;; &quot;Female&quot;; &quot;Male&quot;); CHAR(34); &quot; },&quot;))" office:value-type="string" office:string-value="{ &quot;loc&quot;: &quot;German (Germany)&quot;, &quot;name&quot;: &quot;de-DE-Standard-B&quot;, &quot;gend&quot;: &quot;Male&quot; }," calcext:value-type="string">
            <text:p>{ "loc": "German (Germany)", "name": "de-DE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4]); &quot;&quot;; COM.MICROSOFT.CONCAT(&quot;{ &quot;; CHAR(34); [.$C$2]; CHAR(34); &quot;: &quot;; CHAR(34); ['Input Data'.A194]; CHAR(34); &quot;, &quot;; CHAR(34); [.$D$2]; CHAR(34); &quot;: &quot;; CHAR(34); ['Input Data'.D194]; CHAR(34); &quot;, &quot;; CHAR(34); [.$E$2]; CHAR(34); &quot;: &quot;; CHAR(34); IF(['Input Data'.E194]=&quot;FEMALE&quot;; &quot;Female&quot;; &quot;Male&quot;); CHAR(34); &quot; },&quot;))" office:value-type="string" office:string-value="{ &quot;loc&quot;: &quot;German (Germany)&quot;, &quot;name&quot;: &quot;de-DE-Standard-C&quot;, &quot;gend&quot;: &quot;Female&quot; }," calcext:value-type="string">
            <text:p>{ "loc": "German (Germany)", "name": "de-DE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5]); &quot;&quot;; COM.MICROSOFT.CONCAT(&quot;{ &quot;; CHAR(34); [.$C$2]; CHAR(34); &quot;: &quot;; CHAR(34); ['Input Data'.A195]; CHAR(34); &quot;, &quot;; CHAR(34); [.$D$2]; CHAR(34); &quot;: &quot;; CHAR(34); ['Input Data'.D195]; CHAR(34); &quot;, &quot;; CHAR(34); [.$E$2]; CHAR(34); &quot;: &quot;; CHAR(34); IF(['Input Data'.E195]=&quot;FEMALE&quot;; &quot;Female&quot;; &quot;Male&quot;); CHAR(34); &quot; },&quot;))" office:value-type="string" office:string-value="{ &quot;loc&quot;: &quot;German (Germany)&quot;, &quot;name&quot;: &quot;de-DE-Standard-D&quot;, &quot;gend&quot;: &quot;Male&quot; }," calcext:value-type="string">
            <text:p>{ "loc": "German (Germany)", "name": "de-DE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6]); &quot;&quot;; COM.MICROSOFT.CONCAT(&quot;{ &quot;; CHAR(34); [.$C$2]; CHAR(34); &quot;: &quot;; CHAR(34); ['Input Data'.A196]; CHAR(34); &quot;, &quot;; CHAR(34); [.$D$2]; CHAR(34); &quot;: &quot;; CHAR(34); ['Input Data'.D196]; CHAR(34); &quot;, &quot;; CHAR(34); [.$E$2]; CHAR(34); &quot;: &quot;; CHAR(34); IF(['Input Data'.E196]=&quot;FEMALE&quot;; &quot;Female&quot;; &quot;Male&quot;); CHAR(34); &quot; },&quot;))" office:value-type="string" office:string-value="{ &quot;loc&quot;: &quot;German (Germany)&quot;, &quot;name&quot;: &quot;de-DE-Standard-E&quot;, &quot;gend&quot;: &quot;Male&quot; }," calcext:value-type="string">
            <text:p>{ "loc": "German (Germany)", "name": "de-DE-Standard-E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7]); &quot;&quot;; COM.MICROSOFT.CONCAT(&quot;{ &quot;; CHAR(34); [.$C$2]; CHAR(34); &quot;: &quot;; CHAR(34); ['Input Data'.A197]; CHAR(34); &quot;, &quot;; CHAR(34); [.$D$2]; CHAR(34); &quot;: &quot;; CHAR(34); ['Input Data'.D197]; CHAR(34); &quot;, &quot;; CHAR(34); [.$E$2]; CHAR(34); &quot;: &quot;; CHAR(34); IF(['Input Data'.E197]=&quot;FEMALE&quot;; &quot;Female&quot;; &quot;Male&quot;); CHAR(34); &quot; },&quot;))" office:value-type="string" office:string-value="{ &quot;loc&quot;: &quot;German (Germany)&quot;, &quot;name&quot;: &quot;de-DE-Standard-F&quot;, &quot;gend&quot;: &quot;Female&quot; }," calcext:value-type="string">
            <text:p>{ "loc": "German (Germany)", "name": "de-DE-Standard-F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8]); &quot;&quot;; COM.MICROSOFT.CONCAT(&quot;{ &quot;; CHAR(34); [.$C$2]; CHAR(34); &quot;: &quot;; CHAR(34); ['Input Data'.A198]; CHAR(34); &quot;, &quot;; CHAR(34); [.$D$2]; CHAR(34); &quot;: &quot;; CHAR(34); ['Input Data'.D198]; CHAR(34); &quot;, &quot;; CHAR(34); [.$E$2]; CHAR(34); &quot;: &quot;; CHAR(34); IF(['Input Data'.E198]=&quot;FEMALE&quot;; &quot;Female&quot;; &quot;Male&quot;); CHAR(34); &quot; },&quot;))" office:value-type="string" office:string-value="{ &quot;loc&quot;: &quot;German (Germany)&quot;, &quot;name&quot;: &quot;de-DE-Studio-B&quot;, &quot;gend&quot;: &quot;Male&quot; }," calcext:value-type="string">
            <text:p>{ "loc": "German (Germany)", "name": "de-DE-Studio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9]); &quot;&quot;; COM.MICROSOFT.CONCAT(&quot;{ &quot;; CHAR(34); [.$C$2]; CHAR(34); &quot;: &quot;; CHAR(34); ['Input Data'.A199]; CHAR(34); &quot;, &quot;; CHAR(34); [.$D$2]; CHAR(34); &quot;: &quot;; CHAR(34); ['Input Data'.D199]; CHAR(34); &quot;, &quot;; CHAR(34); [.$E$2]; CHAR(34); &quot;: &quot;; CHAR(34); IF(['Input Data'.E199]=&quot;FEMALE&quot;; &quot;Female&quot;; &quot;Male&quot;); CHAR(34); &quot; },&quot;))" office:value-type="string" office:string-value="{ &quot;loc&quot;: &quot;German (Germany)&quot;, &quot;name&quot;: &quot;de-DE-Studio-C&quot;, &quot;gend&quot;: &quot;Female&quot; }," calcext:value-type="string">
            <text:p>{ "loc": "German (Germany)", "name": "de-DE-Studio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0]); &quot;&quot;; COM.MICROSOFT.CONCAT(&quot;{ &quot;; CHAR(34); [.$C$2]; CHAR(34); &quot;: &quot;; CHAR(34); ['Input Data'.A200]; CHAR(34); &quot;, &quot;; CHAR(34); [.$D$2]; CHAR(34); &quot;: &quot;; CHAR(34); ['Input Data'.D200]; CHAR(34); &quot;, &quot;; CHAR(34); [.$E$2]; CHAR(34); &quot;: &quot;; CHAR(34); IF(['Input Data'.E200]=&quot;FEMALE&quot;; &quot;Female&quot;; &quot;Male&quot;); CHAR(34); &quot; },&quot;))" office:value-type="string" office:string-value="{ &quot;loc&quot;: &quot;German (Germany)&quot;, &quot;name&quot;: &quot;de-DE-Wavenet-A&quot;, &quot;gend&quot;: &quot;Female&quot; }," calcext:value-type="string">
            <text:p>{ "loc": "German (Germany)", "name": "de-DE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1]); &quot;&quot;; COM.MICROSOFT.CONCAT(&quot;{ &quot;; CHAR(34); [.$C$2]; CHAR(34); &quot;: &quot;; CHAR(34); ['Input Data'.A201]; CHAR(34); &quot;, &quot;; CHAR(34); [.$D$2]; CHAR(34); &quot;: &quot;; CHAR(34); ['Input Data'.D201]; CHAR(34); &quot;, &quot;; CHAR(34); [.$E$2]; CHAR(34); &quot;: &quot;; CHAR(34); IF(['Input Data'.E201]=&quot;FEMALE&quot;; &quot;Female&quot;; &quot;Male&quot;); CHAR(34); &quot; },&quot;))" office:value-type="string" office:string-value="{ &quot;loc&quot;: &quot;German (Germany)&quot;, &quot;name&quot;: &quot;de-DE-Wavenet-B&quot;, &quot;gend&quot;: &quot;Male&quot; }," calcext:value-type="string">
            <text:p>{ "loc": "German (Germany)", "name": "de-DE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2]); &quot;&quot;; COM.MICROSOFT.CONCAT(&quot;{ &quot;; CHAR(34); [.$C$2]; CHAR(34); &quot;: &quot;; CHAR(34); ['Input Data'.A202]; CHAR(34); &quot;, &quot;; CHAR(34); [.$D$2]; CHAR(34); &quot;: &quot;; CHAR(34); ['Input Data'.D202]; CHAR(34); &quot;, &quot;; CHAR(34); [.$E$2]; CHAR(34); &quot;: &quot;; CHAR(34); IF(['Input Data'.E202]=&quot;FEMALE&quot;; &quot;Female&quot;; &quot;Male&quot;); CHAR(34); &quot; },&quot;))" office:value-type="string" office:string-value="{ &quot;loc&quot;: &quot;German (Germany)&quot;, &quot;name&quot;: &quot;de-DE-Wavenet-C&quot;, &quot;gend&quot;: &quot;Female&quot; }," calcext:value-type="string">
            <text:p>{ "loc": "German (Germany)", "name": "de-DE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3]); &quot;&quot;; COM.MICROSOFT.CONCAT(&quot;{ &quot;; CHAR(34); [.$C$2]; CHAR(34); &quot;: &quot;; CHAR(34); ['Input Data'.A203]; CHAR(34); &quot;, &quot;; CHAR(34); [.$D$2]; CHAR(34); &quot;: &quot;; CHAR(34); ['Input Data'.D203]; CHAR(34); &quot;, &quot;; CHAR(34); [.$E$2]; CHAR(34); &quot;: &quot;; CHAR(34); IF(['Input Data'.E203]=&quot;FEMALE&quot;; &quot;Female&quot;; &quot;Male&quot;); CHAR(34); &quot; },&quot;))" office:value-type="string" office:string-value="{ &quot;loc&quot;: &quot;German (Germany)&quot;, &quot;name&quot;: &quot;de-DE-Wavenet-D&quot;, &quot;gend&quot;: &quot;Male&quot; }," calcext:value-type="string">
            <text:p>{ "loc": "German (Germany)", "name": "de-DE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4]); &quot;&quot;; COM.MICROSOFT.CONCAT(&quot;{ &quot;; CHAR(34); [.$C$2]; CHAR(34); &quot;: &quot;; CHAR(34); ['Input Data'.A204]; CHAR(34); &quot;, &quot;; CHAR(34); [.$D$2]; CHAR(34); &quot;: &quot;; CHAR(34); ['Input Data'.D204]; CHAR(34); &quot;, &quot;; CHAR(34); [.$E$2]; CHAR(34); &quot;: &quot;; CHAR(34); IF(['Input Data'.E204]=&quot;FEMALE&quot;; &quot;Female&quot;; &quot;Male&quot;); CHAR(34); &quot; },&quot;))" office:value-type="string" office:string-value="{ &quot;loc&quot;: &quot;German (Germany)&quot;, &quot;name&quot;: &quot;de-DE-Wavenet-E&quot;, &quot;gend&quot;: &quot;Male&quot; }," calcext:value-type="string">
            <text:p>{ "loc": "German (Germany)", "name": "de-DE-Wavenet-E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5]); &quot;&quot;; COM.MICROSOFT.CONCAT(&quot;{ &quot;; CHAR(34); [.$C$2]; CHAR(34); &quot;: &quot;; CHAR(34); ['Input Data'.A205]; CHAR(34); &quot;, &quot;; CHAR(34); [.$D$2]; CHAR(34); &quot;: &quot;; CHAR(34); ['Input Data'.D205]; CHAR(34); &quot;, &quot;; CHAR(34); [.$E$2]; CHAR(34); &quot;: &quot;; CHAR(34); IF(['Input Data'.E205]=&quot;FEMALE&quot;; &quot;Female&quot;; &quot;Male&quot;); CHAR(34); &quot; },&quot;))" office:value-type="string" office:string-value="{ &quot;loc&quot;: &quot;German (Germany)&quot;, &quot;name&quot;: &quot;de-DE-Wavenet-F&quot;, &quot;gend&quot;: &quot;Female&quot; }," calcext:value-type="string">
            <text:p>{ "loc": "German (Germany)", "name": "de-DE-Wavenet-F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6]); &quot;&quot;; COM.MICROSOFT.CONCAT(&quot;{ &quot;; CHAR(34); [.$C$2]; CHAR(34); &quot;: &quot;; CHAR(34); ['Input Data'.A206]; CHAR(34); &quot;, &quot;; CHAR(34); [.$D$2]; CHAR(34); &quot;: &quot;; CHAR(34); ['Input Data'.D206]; CHAR(34); &quot;, &quot;; CHAR(34); [.$E$2]; CHAR(34); &quot;: &quot;; CHAR(34); IF(['Input Data'.E206]=&quot;FEMALE&quot;; &quot;Female&quot;; &quot;Male&quot;); CHAR(34); &quot; },&quot;))" office:value-type="string" office:string-value="{ &quot;loc&quot;: &quot;Greek (Greece)&quot;, &quot;name&quot;: &quot;el-GR-Standard-A&quot;, &quot;gend&quot;: &quot;Female&quot; }," calcext:value-type="string">
            <text:p>{ "loc": "Greek (Greece)", "name": "el-GR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7]); &quot;&quot;; COM.MICROSOFT.CONCAT(&quot;{ &quot;; CHAR(34); [.$C$2]; CHAR(34); &quot;: &quot;; CHAR(34); ['Input Data'.A207]; CHAR(34); &quot;, &quot;; CHAR(34); [.$D$2]; CHAR(34); &quot;: &quot;; CHAR(34); ['Input Data'.D207]; CHAR(34); &quot;, &quot;; CHAR(34); [.$E$2]; CHAR(34); &quot;: &quot;; CHAR(34); IF(['Input Data'.E207]=&quot;FEMALE&quot;; &quot;Female&quot;; &quot;Male&quot;); CHAR(34); &quot; },&quot;))" office:value-type="string" office:string-value="{ &quot;loc&quot;: &quot;Greek (Greece)&quot;, &quot;name&quot;: &quot;el-GR-Wavenet-A&quot;, &quot;gend&quot;: &quot;Female&quot; }," calcext:value-type="string">
            <text:p>{ "loc": "Greek (Greece)", "name": "el-GR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8]); &quot;&quot;; COM.MICROSOFT.CONCAT(&quot;{ &quot;; CHAR(34); [.$C$2]; CHAR(34); &quot;: &quot;; CHAR(34); ['Input Data'.A208]; CHAR(34); &quot;, &quot;; CHAR(34); [.$D$2]; CHAR(34); &quot;: &quot;; CHAR(34); ['Input Data'.D208]; CHAR(34); &quot;, &quot;; CHAR(34); [.$E$2]; CHAR(34); &quot;: &quot;; CHAR(34); IF(['Input Data'.E208]=&quot;FEMALE&quot;; &quot;Female&quot;; &quot;Male&quot;); CHAR(34); &quot; },&quot;))" office:value-type="string" office:string-value="{ &quot;loc&quot;: &quot;Gujarati (India)&quot;, &quot;name&quot;: &quot;gu-IN-Standard-A&quot;, &quot;gend&quot;: &quot;Female&quot; }," calcext:value-type="string">
            <text:p>{ "loc": "Gujarati (India)", "name": "gu-IN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9]); &quot;&quot;; COM.MICROSOFT.CONCAT(&quot;{ &quot;; CHAR(34); [.$C$2]; CHAR(34); &quot;: &quot;; CHAR(34); ['Input Data'.A209]; CHAR(34); &quot;, &quot;; CHAR(34); [.$D$2]; CHAR(34); &quot;: &quot;; CHAR(34); ['Input Data'.D209]; CHAR(34); &quot;, &quot;; CHAR(34); [.$E$2]; CHAR(34); &quot;: &quot;; CHAR(34); IF(['Input Data'.E209]=&quot;FEMALE&quot;; &quot;Female&quot;; &quot;Male&quot;); CHAR(34); &quot; },&quot;))" office:value-type="string" office:string-value="{ &quot;loc&quot;: &quot;Gujarati (India)&quot;, &quot;name&quot;: &quot;gu-IN-Standard-B&quot;, &quot;gend&quot;: &quot;Male&quot; }," calcext:value-type="string">
            <text:p>{ "loc": "Gujarati (India)", "name": "gu-IN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0]); &quot;&quot;; COM.MICROSOFT.CONCAT(&quot;{ &quot;; CHAR(34); [.$C$2]; CHAR(34); &quot;: &quot;; CHAR(34); ['Input Data'.A210]; CHAR(34); &quot;, &quot;; CHAR(34); [.$D$2]; CHAR(34); &quot;: &quot;; CHAR(34); ['Input Data'.D210]; CHAR(34); &quot;, &quot;; CHAR(34); [.$E$2]; CHAR(34); &quot;: &quot;; CHAR(34); IF(['Input Data'.E210]=&quot;FEMALE&quot;; &quot;Female&quot;; &quot;Male&quot;); CHAR(34); &quot; },&quot;))" office:value-type="string" office:string-value="{ &quot;loc&quot;: &quot;Gujarati (India)&quot;, &quot;name&quot;: &quot;gu-IN-Standard-C&quot;, &quot;gend&quot;: &quot;Female&quot; }," calcext:value-type="string">
            <text:p>{ "loc": "Gujarati (India)", "name": "gu-IN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1]); &quot;&quot;; COM.MICROSOFT.CONCAT(&quot;{ &quot;; CHAR(34); [.$C$2]; CHAR(34); &quot;: &quot;; CHAR(34); ['Input Data'.A211]; CHAR(34); &quot;, &quot;; CHAR(34); [.$D$2]; CHAR(34); &quot;: &quot;; CHAR(34); ['Input Data'.D211]; CHAR(34); &quot;, &quot;; CHAR(34); [.$E$2]; CHAR(34); &quot;: &quot;; CHAR(34); IF(['Input Data'.E211]=&quot;FEMALE&quot;; &quot;Female&quot;; &quot;Male&quot;); CHAR(34); &quot; },&quot;))" office:value-type="string" office:string-value="{ &quot;loc&quot;: &quot;Gujarati (India)&quot;, &quot;name&quot;: &quot;gu-IN-Standard-D&quot;, &quot;gend&quot;: &quot;Male&quot; }," calcext:value-type="string">
            <text:p>{ "loc": "Gujarati (India)", "name": "gu-IN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2]); &quot;&quot;; COM.MICROSOFT.CONCAT(&quot;{ &quot;; CHAR(34); [.$C$2]; CHAR(34); &quot;: &quot;; CHAR(34); ['Input Data'.A212]; CHAR(34); &quot;, &quot;; CHAR(34); [.$D$2]; CHAR(34); &quot;: &quot;; CHAR(34); ['Input Data'.D212]; CHAR(34); &quot;, &quot;; CHAR(34); [.$E$2]; CHAR(34); &quot;: &quot;; CHAR(34); IF(['Input Data'.E212]=&quot;FEMALE&quot;; &quot;Female&quot;; &quot;Male&quot;); CHAR(34); &quot; },&quot;))" office:value-type="string" office:string-value="{ &quot;loc&quot;: &quot;Gujarati (India)&quot;, &quot;name&quot;: &quot;gu-IN-Wavenet-A&quot;, &quot;gend&quot;: &quot;Female&quot; }," calcext:value-type="string">
            <text:p>{ "loc": "Gujarati (India)", "name": "gu-IN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3]); &quot;&quot;; COM.MICROSOFT.CONCAT(&quot;{ &quot;; CHAR(34); [.$C$2]; CHAR(34); &quot;: &quot;; CHAR(34); ['Input Data'.A213]; CHAR(34); &quot;, &quot;; CHAR(34); [.$D$2]; CHAR(34); &quot;: &quot;; CHAR(34); ['Input Data'.D213]; CHAR(34); &quot;, &quot;; CHAR(34); [.$E$2]; CHAR(34); &quot;: &quot;; CHAR(34); IF(['Input Data'.E213]=&quot;FEMALE&quot;; &quot;Female&quot;; &quot;Male&quot;); CHAR(34); &quot; },&quot;))" office:value-type="string" office:string-value="{ &quot;loc&quot;: &quot;Gujarati (India)&quot;, &quot;name&quot;: &quot;gu-IN-Wavenet-B&quot;, &quot;gend&quot;: &quot;Male&quot; }," calcext:value-type="string">
            <text:p>{ "loc": "Gujarati (India)", "name": "gu-IN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4]); &quot;&quot;; COM.MICROSOFT.CONCAT(&quot;{ &quot;; CHAR(34); [.$C$2]; CHAR(34); &quot;: &quot;; CHAR(34); ['Input Data'.A214]; CHAR(34); &quot;, &quot;; CHAR(34); [.$D$2]; CHAR(34); &quot;: &quot;; CHAR(34); ['Input Data'.D214]; CHAR(34); &quot;, &quot;; CHAR(34); [.$E$2]; CHAR(34); &quot;: &quot;; CHAR(34); IF(['Input Data'.E214]=&quot;FEMALE&quot;; &quot;Female&quot;; &quot;Male&quot;); CHAR(34); &quot; },&quot;))" office:value-type="string" office:string-value="{ &quot;loc&quot;: &quot;Gujarati (India)&quot;, &quot;name&quot;: &quot;gu-IN-Wavenet-C&quot;, &quot;gend&quot;: &quot;Female&quot; }," calcext:value-type="string">
            <text:p>{ "loc": "Gujarati (India)", "name": "gu-IN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5]); &quot;&quot;; COM.MICROSOFT.CONCAT(&quot;{ &quot;; CHAR(34); [.$C$2]; CHAR(34); &quot;: &quot;; CHAR(34); ['Input Data'.A215]; CHAR(34); &quot;, &quot;; CHAR(34); [.$D$2]; CHAR(34); &quot;: &quot;; CHAR(34); ['Input Data'.D215]; CHAR(34); &quot;, &quot;; CHAR(34); [.$E$2]; CHAR(34); &quot;: &quot;; CHAR(34); IF(['Input Data'.E215]=&quot;FEMALE&quot;; &quot;Female&quot;; &quot;Male&quot;); CHAR(34); &quot; },&quot;))" office:value-type="string" office:string-value="{ &quot;loc&quot;: &quot;Gujarati (India)&quot;, &quot;name&quot;: &quot;gu-IN-Wavenet-D&quot;, &quot;gend&quot;: &quot;Male&quot; }," calcext:value-type="string">
            <text:p>{ "loc": "Gujarati (India)", "name": "gu-IN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6]); &quot;&quot;; COM.MICROSOFT.CONCAT(&quot;{ &quot;; CHAR(34); [.$C$2]; CHAR(34); &quot;: &quot;; CHAR(34); ['Input Data'.A216]; CHAR(34); &quot;, &quot;; CHAR(34); [.$D$2]; CHAR(34); &quot;: &quot;; CHAR(34); ['Input Data'.D216]; CHAR(34); &quot;, &quot;; CHAR(34); [.$E$2]; CHAR(34); &quot;: &quot;; CHAR(34); IF(['Input Data'.E216]=&quot;FEMALE&quot;; &quot;Female&quot;; &quot;Male&quot;); CHAR(34); &quot; },&quot;))" office:value-type="string" office:string-value="{ &quot;loc&quot;: &quot;Hebrew (Israel)&quot;, &quot;name&quot;: &quot;he-IL-Standard-A&quot;, &quot;gend&quot;: &quot;Female&quot; }," calcext:value-type="string">
            <text:p>{ "loc": "Hebrew (Israel)", "name": "he-IL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7]); &quot;&quot;; COM.MICROSOFT.CONCAT(&quot;{ &quot;; CHAR(34); [.$C$2]; CHAR(34); &quot;: &quot;; CHAR(34); ['Input Data'.A217]; CHAR(34); &quot;, &quot;; CHAR(34); [.$D$2]; CHAR(34); &quot;: &quot;; CHAR(34); ['Input Data'.D217]; CHAR(34); &quot;, &quot;; CHAR(34); [.$E$2]; CHAR(34); &quot;: &quot;; CHAR(34); IF(['Input Data'.E217]=&quot;FEMALE&quot;; &quot;Female&quot;; &quot;Male&quot;); CHAR(34); &quot; },&quot;))" office:value-type="string" office:string-value="{ &quot;loc&quot;: &quot;Hebrew (Israel)&quot;, &quot;name&quot;: &quot;he-IL-Standard-B&quot;, &quot;gend&quot;: &quot;Male&quot; }," calcext:value-type="string">
            <text:p>{ "loc": "Hebrew (Israel)", "name": "he-IL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8]); &quot;&quot;; COM.MICROSOFT.CONCAT(&quot;{ &quot;; CHAR(34); [.$C$2]; CHAR(34); &quot;: &quot;; CHAR(34); ['Input Data'.A218]; CHAR(34); &quot;, &quot;; CHAR(34); [.$D$2]; CHAR(34); &quot;: &quot;; CHAR(34); ['Input Data'.D218]; CHAR(34); &quot;, &quot;; CHAR(34); [.$E$2]; CHAR(34); &quot;: &quot;; CHAR(34); IF(['Input Data'.E218]=&quot;FEMALE&quot;; &quot;Female&quot;; &quot;Male&quot;); CHAR(34); &quot; },&quot;))" office:value-type="string" office:string-value="{ &quot;loc&quot;: &quot;Hebrew (Israel)&quot;, &quot;name&quot;: &quot;he-IL-Standard-C&quot;, &quot;gend&quot;: &quot;Female&quot; }," calcext:value-type="string">
            <text:p>{ "loc": "Hebrew (Israel)", "name": "he-IL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9]); &quot;&quot;; COM.MICROSOFT.CONCAT(&quot;{ &quot;; CHAR(34); [.$C$2]; CHAR(34); &quot;: &quot;; CHAR(34); ['Input Data'.A219]; CHAR(34); &quot;, &quot;; CHAR(34); [.$D$2]; CHAR(34); &quot;: &quot;; CHAR(34); ['Input Data'.D219]; CHAR(34); &quot;, &quot;; CHAR(34); [.$E$2]; CHAR(34); &quot;: &quot;; CHAR(34); IF(['Input Data'.E219]=&quot;FEMALE&quot;; &quot;Female&quot;; &quot;Male&quot;); CHAR(34); &quot; },&quot;))" office:value-type="string" office:string-value="{ &quot;loc&quot;: &quot;Hebrew (Israel)&quot;, &quot;name&quot;: &quot;he-IL-Standard-D&quot;, &quot;gend&quot;: &quot;Male&quot; }," calcext:value-type="string">
            <text:p>{ "loc": "Hebrew (Israel)", "name": "he-IL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0]); &quot;&quot;; COM.MICROSOFT.CONCAT(&quot;{ &quot;; CHAR(34); [.$C$2]; CHAR(34); &quot;: &quot;; CHAR(34); ['Input Data'.A220]; CHAR(34); &quot;, &quot;; CHAR(34); [.$D$2]; CHAR(34); &quot;: &quot;; CHAR(34); ['Input Data'.D220]; CHAR(34); &quot;, &quot;; CHAR(34); [.$E$2]; CHAR(34); &quot;: &quot;; CHAR(34); IF(['Input Data'.E220]=&quot;FEMALE&quot;; &quot;Female&quot;; &quot;Male&quot;); CHAR(34); &quot; },&quot;))" office:value-type="string" office:string-value="{ &quot;loc&quot;: &quot;Hebrew (Israel)&quot;, &quot;name&quot;: &quot;he-IL-Wavenet-A&quot;, &quot;gend&quot;: &quot;Female&quot; }," calcext:value-type="string">
            <text:p>{ "loc": "Hebrew (Israel)", "name": "he-IL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1]); &quot;&quot;; COM.MICROSOFT.CONCAT(&quot;{ &quot;; CHAR(34); [.$C$2]; CHAR(34); &quot;: &quot;; CHAR(34); ['Input Data'.A221]; CHAR(34); &quot;, &quot;; CHAR(34); [.$D$2]; CHAR(34); &quot;: &quot;; CHAR(34); ['Input Data'.D221]; CHAR(34); &quot;, &quot;; CHAR(34); [.$E$2]; CHAR(34); &quot;: &quot;; CHAR(34); IF(['Input Data'.E221]=&quot;FEMALE&quot;; &quot;Female&quot;; &quot;Male&quot;); CHAR(34); &quot; },&quot;))" office:value-type="string" office:string-value="{ &quot;loc&quot;: &quot;Hebrew (Israel)&quot;, &quot;name&quot;: &quot;he-IL-Wavenet-B&quot;, &quot;gend&quot;: &quot;Male&quot; }," calcext:value-type="string">
            <text:p>{ "loc": "Hebrew (Israel)", "name": "he-IL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2]); &quot;&quot;; COM.MICROSOFT.CONCAT(&quot;{ &quot;; CHAR(34); [.$C$2]; CHAR(34); &quot;: &quot;; CHAR(34); ['Input Data'.A222]; CHAR(34); &quot;, &quot;; CHAR(34); [.$D$2]; CHAR(34); &quot;: &quot;; CHAR(34); ['Input Data'.D222]; CHAR(34); &quot;, &quot;; CHAR(34); [.$E$2]; CHAR(34); &quot;: &quot;; CHAR(34); IF(['Input Data'.E222]=&quot;FEMALE&quot;; &quot;Female&quot;; &quot;Male&quot;); CHAR(34); &quot; },&quot;))" office:value-type="string" office:string-value="{ &quot;loc&quot;: &quot;Hebrew (Israel)&quot;, &quot;name&quot;: &quot;he-IL-Wavenet-C&quot;, &quot;gend&quot;: &quot;Female&quot; }," calcext:value-type="string">
            <text:p>{ "loc": "Hebrew (Israel)", "name": "he-IL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3]); &quot;&quot;; COM.MICROSOFT.CONCAT(&quot;{ &quot;; CHAR(34); [.$C$2]; CHAR(34); &quot;: &quot;; CHAR(34); ['Input Data'.A223]; CHAR(34); &quot;, &quot;; CHAR(34); [.$D$2]; CHAR(34); &quot;: &quot;; CHAR(34); ['Input Data'.D223]; CHAR(34); &quot;, &quot;; CHAR(34); [.$E$2]; CHAR(34); &quot;: &quot;; CHAR(34); IF(['Input Data'.E223]=&quot;FEMALE&quot;; &quot;Female&quot;; &quot;Male&quot;); CHAR(34); &quot; },&quot;))" office:value-type="string" office:string-value="{ &quot;loc&quot;: &quot;Hebrew (Israel)&quot;, &quot;name&quot;: &quot;he-IL-Wavenet-D&quot;, &quot;gend&quot;: &quot;Male&quot; }," calcext:value-type="string">
            <text:p>{ "loc": "Hebrew (Israel)", "name": "he-IL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4]); &quot;&quot;; COM.MICROSOFT.CONCAT(&quot;{ &quot;; CHAR(34); [.$C$2]; CHAR(34); &quot;: &quot;; CHAR(34); ['Input Data'.A224]; CHAR(34); &quot;, &quot;; CHAR(34); [.$D$2]; CHAR(34); &quot;: &quot;; CHAR(34); ['Input Data'.D224]; CHAR(34); &quot;, &quot;; CHAR(34); [.$E$2]; CHAR(34); &quot;: &quot;; CHAR(34); IF(['Input Data'.E224]=&quot;FEMALE&quot;; &quot;Female&quot;; &quot;Male&quot;); CHAR(34); &quot; },&quot;))" office:value-type="string" office:string-value="{ &quot;loc&quot;: &quot;Hindi (India)&quot;, &quot;name&quot;: &quot;hi-IN-Neural2-A&quot;, &quot;gend&quot;: &quot;Female&quot; }," calcext:value-type="string">
            <text:p>{ "loc": "Hindi (India)", "name": "hi-IN-Neural2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5]); &quot;&quot;; COM.MICROSOFT.CONCAT(&quot;{ &quot;; CHAR(34); [.$C$2]; CHAR(34); &quot;: &quot;; CHAR(34); ['Input Data'.A225]; CHAR(34); &quot;, &quot;; CHAR(34); [.$D$2]; CHAR(34); &quot;: &quot;; CHAR(34); ['Input Data'.D225]; CHAR(34); &quot;, &quot;; CHAR(34); [.$E$2]; CHAR(34); &quot;: &quot;; CHAR(34); IF(['Input Data'.E225]=&quot;FEMALE&quot;; &quot;Female&quot;; &quot;Male&quot;); CHAR(34); &quot; },&quot;))" office:value-type="string" office:string-value="{ &quot;loc&quot;: &quot;Hindi (India)&quot;, &quot;name&quot;: &quot;hi-IN-Neural2-B&quot;, &quot;gend&quot;: &quot;Male&quot; }," calcext:value-type="string">
            <text:p>{ "loc": "Hindi (India)", "name": "hi-IN-Neural2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6]); &quot;&quot;; COM.MICROSOFT.CONCAT(&quot;{ &quot;; CHAR(34); [.$C$2]; CHAR(34); &quot;: &quot;; CHAR(34); ['Input Data'.A226]; CHAR(34); &quot;, &quot;; CHAR(34); [.$D$2]; CHAR(34); &quot;: &quot;; CHAR(34); ['Input Data'.D226]; CHAR(34); &quot;, &quot;; CHAR(34); [.$E$2]; CHAR(34); &quot;: &quot;; CHAR(34); IF(['Input Data'.E226]=&quot;FEMALE&quot;; &quot;Female&quot;; &quot;Male&quot;); CHAR(34); &quot; },&quot;))" office:value-type="string" office:string-value="{ &quot;loc&quot;: &quot;Hindi (India)&quot;, &quot;name&quot;: &quot;hi-IN-Neural2-C&quot;, &quot;gend&quot;: &quot;Male&quot; }," calcext:value-type="string">
            <text:p>{ "loc": "Hindi (India)", "name": "hi-IN-Neural2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7]); &quot;&quot;; COM.MICROSOFT.CONCAT(&quot;{ &quot;; CHAR(34); [.$C$2]; CHAR(34); &quot;: &quot;; CHAR(34); ['Input Data'.A227]; CHAR(34); &quot;, &quot;; CHAR(34); [.$D$2]; CHAR(34); &quot;: &quot;; CHAR(34); ['Input Data'.D227]; CHAR(34); &quot;, &quot;; CHAR(34); [.$E$2]; CHAR(34); &quot;: &quot;; CHAR(34); IF(['Input Data'.E227]=&quot;FEMALE&quot;; &quot;Female&quot;; &quot;Male&quot;); CHAR(34); &quot; },&quot;))" office:value-type="string" office:string-value="{ &quot;loc&quot;: &quot;Hindi (India)&quot;, &quot;name&quot;: &quot;hi-IN-Neural2-D&quot;, &quot;gend&quot;: &quot;Female&quot; }," calcext:value-type="string">
            <text:p>{ "loc": "Hindi (India)", "name": "hi-IN-Neural2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8]); &quot;&quot;; COM.MICROSOFT.CONCAT(&quot;{ &quot;; CHAR(34); [.$C$2]; CHAR(34); &quot;: &quot;; CHAR(34); ['Input Data'.A228]; CHAR(34); &quot;, &quot;; CHAR(34); [.$D$2]; CHAR(34); &quot;: &quot;; CHAR(34); ['Input Data'.D228]; CHAR(34); &quot;, &quot;; CHAR(34); [.$E$2]; CHAR(34); &quot;: &quot;; CHAR(34); IF(['Input Data'.E228]=&quot;FEMALE&quot;; &quot;Female&quot;; &quot;Male&quot;); CHAR(34); &quot; },&quot;))" office:value-type="string" office:string-value="{ &quot;loc&quot;: &quot;Hindi (India)&quot;, &quot;name&quot;: &quot;hi-IN-Standard-A&quot;, &quot;gend&quot;: &quot;Female&quot; }," calcext:value-type="string">
            <text:p>{ "loc": "Hindi (India)", "name": "hi-IN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9]); &quot;&quot;; COM.MICROSOFT.CONCAT(&quot;{ &quot;; CHAR(34); [.$C$2]; CHAR(34); &quot;: &quot;; CHAR(34); ['Input Data'.A229]; CHAR(34); &quot;, &quot;; CHAR(34); [.$D$2]; CHAR(34); &quot;: &quot;; CHAR(34); ['Input Data'.D229]; CHAR(34); &quot;, &quot;; CHAR(34); [.$E$2]; CHAR(34); &quot;: &quot;; CHAR(34); IF(['Input Data'.E229]=&quot;FEMALE&quot;; &quot;Female&quot;; &quot;Male&quot;); CHAR(34); &quot; },&quot;))" office:value-type="string" office:string-value="{ &quot;loc&quot;: &quot;Hindi (India)&quot;, &quot;name&quot;: &quot;hi-IN-Standard-B&quot;, &quot;gend&quot;: &quot;Male&quot; }," calcext:value-type="string">
            <text:p>{ "loc": "Hindi (India)", "name": "hi-IN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0]); &quot;&quot;; COM.MICROSOFT.CONCAT(&quot;{ &quot;; CHAR(34); [.$C$2]; CHAR(34); &quot;: &quot;; CHAR(34); ['Input Data'.A230]; CHAR(34); &quot;, &quot;; CHAR(34); [.$D$2]; CHAR(34); &quot;: &quot;; CHAR(34); ['Input Data'.D230]; CHAR(34); &quot;, &quot;; CHAR(34); [.$E$2]; CHAR(34); &quot;: &quot;; CHAR(34); IF(['Input Data'.E230]=&quot;FEMALE&quot;; &quot;Female&quot;; &quot;Male&quot;); CHAR(34); &quot; },&quot;))" office:value-type="string" office:string-value="{ &quot;loc&quot;: &quot;Hindi (India)&quot;, &quot;name&quot;: &quot;hi-IN-Standard-C&quot;, &quot;gend&quot;: &quot;Male&quot; }," calcext:value-type="string">
            <text:p>{ "loc": "Hindi (India)", "name": "hi-IN-Standard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1]); &quot;&quot;; COM.MICROSOFT.CONCAT(&quot;{ &quot;; CHAR(34); [.$C$2]; CHAR(34); &quot;: &quot;; CHAR(34); ['Input Data'.A231]; CHAR(34); &quot;, &quot;; CHAR(34); [.$D$2]; CHAR(34); &quot;: &quot;; CHAR(34); ['Input Data'.D231]; CHAR(34); &quot;, &quot;; CHAR(34); [.$E$2]; CHAR(34); &quot;: &quot;; CHAR(34); IF(['Input Data'.E231]=&quot;FEMALE&quot;; &quot;Female&quot;; &quot;Male&quot;); CHAR(34); &quot; },&quot;))" office:value-type="string" office:string-value="{ &quot;loc&quot;: &quot;Hindi (India)&quot;, &quot;name&quot;: &quot;hi-IN-Standard-D&quot;, &quot;gend&quot;: &quot;Female&quot; }," calcext:value-type="string">
            <text:p>{ "loc": "Hindi (India)", "name": "hi-IN-Standard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2]); &quot;&quot;; COM.MICROSOFT.CONCAT(&quot;{ &quot;; CHAR(34); [.$C$2]; CHAR(34); &quot;: &quot;; CHAR(34); ['Input Data'.A232]; CHAR(34); &quot;, &quot;; CHAR(34); [.$D$2]; CHAR(34); &quot;: &quot;; CHAR(34); ['Input Data'.D232]; CHAR(34); &quot;, &quot;; CHAR(34); [.$E$2]; CHAR(34); &quot;: &quot;; CHAR(34); IF(['Input Data'.E232]=&quot;FEMALE&quot;; &quot;Female&quot;; &quot;Male&quot;); CHAR(34); &quot; },&quot;))" office:value-type="string" office:string-value="{ &quot;loc&quot;: &quot;Hindi (India)&quot;, &quot;name&quot;: &quot;hi-IN-Wavenet-A&quot;, &quot;gend&quot;: &quot;Female&quot; }," calcext:value-type="string">
            <text:p>{ "loc": "Hindi (India)", "name": "hi-IN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3]); &quot;&quot;; COM.MICROSOFT.CONCAT(&quot;{ &quot;; CHAR(34); [.$C$2]; CHAR(34); &quot;: &quot;; CHAR(34); ['Input Data'.A233]; CHAR(34); &quot;, &quot;; CHAR(34); [.$D$2]; CHAR(34); &quot;: &quot;; CHAR(34); ['Input Data'.D233]; CHAR(34); &quot;, &quot;; CHAR(34); [.$E$2]; CHAR(34); &quot;: &quot;; CHAR(34); IF(['Input Data'.E233]=&quot;FEMALE&quot;; &quot;Female&quot;; &quot;Male&quot;); CHAR(34); &quot; },&quot;))" office:value-type="string" office:string-value="{ &quot;loc&quot;: &quot;Hindi (India)&quot;, &quot;name&quot;: &quot;hi-IN-Wavenet-B&quot;, &quot;gend&quot;: &quot;Male&quot; }," calcext:value-type="string">
            <text:p>{ "loc": "Hindi (India)", "name": "hi-IN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4]); &quot;&quot;; COM.MICROSOFT.CONCAT(&quot;{ &quot;; CHAR(34); [.$C$2]; CHAR(34); &quot;: &quot;; CHAR(34); ['Input Data'.A234]; CHAR(34); &quot;, &quot;; CHAR(34); [.$D$2]; CHAR(34); &quot;: &quot;; CHAR(34); ['Input Data'.D234]; CHAR(34); &quot;, &quot;; CHAR(34); [.$E$2]; CHAR(34); &quot;: &quot;; CHAR(34); IF(['Input Data'.E234]=&quot;FEMALE&quot;; &quot;Female&quot;; &quot;Male&quot;); CHAR(34); &quot; },&quot;))" office:value-type="string" office:string-value="{ &quot;loc&quot;: &quot;Hindi (India)&quot;, &quot;name&quot;: &quot;hi-IN-Wavenet-C&quot;, &quot;gend&quot;: &quot;Male&quot; }," calcext:value-type="string">
            <text:p>{ "loc": "Hindi (India)", "name": "hi-IN-Wavenet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5]); &quot;&quot;; COM.MICROSOFT.CONCAT(&quot;{ &quot;; CHAR(34); [.$C$2]; CHAR(34); &quot;: &quot;; CHAR(34); ['Input Data'.A235]; CHAR(34); &quot;, &quot;; CHAR(34); [.$D$2]; CHAR(34); &quot;: &quot;; CHAR(34); ['Input Data'.D235]; CHAR(34); &quot;, &quot;; CHAR(34); [.$E$2]; CHAR(34); &quot;: &quot;; CHAR(34); IF(['Input Data'.E235]=&quot;FEMALE&quot;; &quot;Female&quot;; &quot;Male&quot;); CHAR(34); &quot; },&quot;))" office:value-type="string" office:string-value="{ &quot;loc&quot;: &quot;Hindi (India)&quot;, &quot;name&quot;: &quot;hi-IN-Wavenet-D&quot;, &quot;gend&quot;: &quot;Female&quot; }," calcext:value-type="string">
            <text:p>{ "loc": "Hindi (India)", "name": "hi-IN-Wavenet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6]); &quot;&quot;; COM.MICROSOFT.CONCAT(&quot;{ &quot;; CHAR(34); [.$C$2]; CHAR(34); &quot;: &quot;; CHAR(34); ['Input Data'.A236]; CHAR(34); &quot;, &quot;; CHAR(34); [.$D$2]; CHAR(34); &quot;: &quot;; CHAR(34); ['Input Data'.D236]; CHAR(34); &quot;, &quot;; CHAR(34); [.$E$2]; CHAR(34); &quot;: &quot;; CHAR(34); IF(['Input Data'.E236]=&quot;FEMALE&quot;; &quot;Female&quot;; &quot;Male&quot;); CHAR(34); &quot; },&quot;))" office:value-type="string" office:string-value="{ &quot;loc&quot;: &quot;Hungarian (Hungary)&quot;, &quot;name&quot;: &quot;hu-HU-Standard-A&quot;, &quot;gend&quot;: &quot;Female&quot; }," calcext:value-type="string">
            <text:p>{ "loc": "Hungarian (Hungary)", "name": "hu-HU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7]); &quot;&quot;; COM.MICROSOFT.CONCAT(&quot;{ &quot;; CHAR(34); [.$C$2]; CHAR(34); &quot;: &quot;; CHAR(34); ['Input Data'.A237]; CHAR(34); &quot;, &quot;; CHAR(34); [.$D$2]; CHAR(34); &quot;: &quot;; CHAR(34); ['Input Data'.D237]; CHAR(34); &quot;, &quot;; CHAR(34); [.$E$2]; CHAR(34); &quot;: &quot;; CHAR(34); IF(['Input Data'.E237]=&quot;FEMALE&quot;; &quot;Female&quot;; &quot;Male&quot;); CHAR(34); &quot; },&quot;))" office:value-type="string" office:string-value="{ &quot;loc&quot;: &quot;Hungarian (Hungary)&quot;, &quot;name&quot;: &quot;hu-HU-Wavenet-A&quot;, &quot;gend&quot;: &quot;Female&quot; }," calcext:value-type="string">
            <text:p>{ "loc": "Hungarian (Hungary)", "name": "hu-HU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8]); &quot;&quot;; COM.MICROSOFT.CONCAT(&quot;{ &quot;; CHAR(34); [.$C$2]; CHAR(34); &quot;: &quot;; CHAR(34); ['Input Data'.A238]; CHAR(34); &quot;, &quot;; CHAR(34); [.$D$2]; CHAR(34); &quot;: &quot;; CHAR(34); ['Input Data'.D238]; CHAR(34); &quot;, &quot;; CHAR(34); [.$E$2]; CHAR(34); &quot;: &quot;; CHAR(34); IF(['Input Data'.E238]=&quot;FEMALE&quot;; &quot;Female&quot;; &quot;Male&quot;); CHAR(34); &quot; },&quot;))" office:value-type="string" office:string-value="{ &quot;loc&quot;: &quot;Icelandic (Iceland)&quot;, &quot;name&quot;: &quot;is-IS-Standard-A&quot;, &quot;gend&quot;: &quot;Female&quot; }," calcext:value-type="string">
            <text:p>{ "loc": "Icelandic (Iceland)", "name": "is-IS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9]); &quot;&quot;; COM.MICROSOFT.CONCAT(&quot;{ &quot;; CHAR(34); [.$C$2]; CHAR(34); &quot;: &quot;; CHAR(34); ['Input Data'.A239]; CHAR(34); &quot;, &quot;; CHAR(34); [.$D$2]; CHAR(34); &quot;: &quot;; CHAR(34); ['Input Data'.D239]; CHAR(34); &quot;, &quot;; CHAR(34); [.$E$2]; CHAR(34); &quot;: &quot;; CHAR(34); IF(['Input Data'.E239]=&quot;FEMALE&quot;; &quot;Female&quot;; &quot;Male&quot;); CHAR(34); &quot; },&quot;))" office:value-type="string" office:string-value="{ &quot;loc&quot;: &quot;Indonesian (Indonesia)&quot;, &quot;name&quot;: &quot;id-ID-Standard-A&quot;, &quot;gend&quot;: &quot;Female&quot; }," calcext:value-type="string">
            <text:p>{ "loc": "Indonesian (Indonesia)", "name": "id-ID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0]); &quot;&quot;; COM.MICROSOFT.CONCAT(&quot;{ &quot;; CHAR(34); [.$C$2]; CHAR(34); &quot;: &quot;; CHAR(34); ['Input Data'.A240]; CHAR(34); &quot;, &quot;; CHAR(34); [.$D$2]; CHAR(34); &quot;: &quot;; CHAR(34); ['Input Data'.D240]; CHAR(34); &quot;, &quot;; CHAR(34); [.$E$2]; CHAR(34); &quot;: &quot;; CHAR(34); IF(['Input Data'.E240]=&quot;FEMALE&quot;; &quot;Female&quot;; &quot;Male&quot;); CHAR(34); &quot; },&quot;))" office:value-type="string" office:string-value="{ &quot;loc&quot;: &quot;Indonesian (Indonesia)&quot;, &quot;name&quot;: &quot;id-ID-Standard-B&quot;, &quot;gend&quot;: &quot;Male&quot; }," calcext:value-type="string">
            <text:p>{ "loc": "Indonesian (Indonesia)", "name": "id-ID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1]); &quot;&quot;; COM.MICROSOFT.CONCAT(&quot;{ &quot;; CHAR(34); [.$C$2]; CHAR(34); &quot;: &quot;; CHAR(34); ['Input Data'.A241]; CHAR(34); &quot;, &quot;; CHAR(34); [.$D$2]; CHAR(34); &quot;: &quot;; CHAR(34); ['Input Data'.D241]; CHAR(34); &quot;, &quot;; CHAR(34); [.$E$2]; CHAR(34); &quot;: &quot;; CHAR(34); IF(['Input Data'.E241]=&quot;FEMALE&quot;; &quot;Female&quot;; &quot;Male&quot;); CHAR(34); &quot; },&quot;))" office:value-type="string" office:string-value="{ &quot;loc&quot;: &quot;Indonesian (Indonesia)&quot;, &quot;name&quot;: &quot;id-ID-Standard-C&quot;, &quot;gend&quot;: &quot;Male&quot; }," calcext:value-type="string">
            <text:p>{ "loc": "Indonesian (Indonesia)", "name": "id-ID-Standard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2]); &quot;&quot;; COM.MICROSOFT.CONCAT(&quot;{ &quot;; CHAR(34); [.$C$2]; CHAR(34); &quot;: &quot;; CHAR(34); ['Input Data'.A242]; CHAR(34); &quot;, &quot;; CHAR(34); [.$D$2]; CHAR(34); &quot;: &quot;; CHAR(34); ['Input Data'.D242]; CHAR(34); &quot;, &quot;; CHAR(34); [.$E$2]; CHAR(34); &quot;: &quot;; CHAR(34); IF(['Input Data'.E242]=&quot;FEMALE&quot;; &quot;Female&quot;; &quot;Male&quot;); CHAR(34); &quot; },&quot;))" office:value-type="string" office:string-value="{ &quot;loc&quot;: &quot;Indonesian (Indonesia)&quot;, &quot;name&quot;: &quot;id-ID-Standard-D&quot;, &quot;gend&quot;: &quot;Female&quot; }," calcext:value-type="string">
            <text:p>{ "loc": "Indonesian (Indonesia)", "name": "id-ID-Standard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3]); &quot;&quot;; COM.MICROSOFT.CONCAT(&quot;{ &quot;; CHAR(34); [.$C$2]; CHAR(34); &quot;: &quot;; CHAR(34); ['Input Data'.A243]; CHAR(34); &quot;, &quot;; CHAR(34); [.$D$2]; CHAR(34); &quot;: &quot;; CHAR(34); ['Input Data'.D243]; CHAR(34); &quot;, &quot;; CHAR(34); [.$E$2]; CHAR(34); &quot;: &quot;; CHAR(34); IF(['Input Data'.E243]=&quot;FEMALE&quot;; &quot;Female&quot;; &quot;Male&quot;); CHAR(34); &quot; },&quot;))" office:value-type="string" office:string-value="{ &quot;loc&quot;: &quot;Indonesian (Indonesia)&quot;, &quot;name&quot;: &quot;id-ID-Wavenet-A&quot;, &quot;gend&quot;: &quot;Female&quot; }," calcext:value-type="string">
            <text:p>{ "loc": "Indonesian (Indonesia)", "name": "id-ID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4]); &quot;&quot;; COM.MICROSOFT.CONCAT(&quot;{ &quot;; CHAR(34); [.$C$2]; CHAR(34); &quot;: &quot;; CHAR(34); ['Input Data'.A244]; CHAR(34); &quot;, &quot;; CHAR(34); [.$D$2]; CHAR(34); &quot;: &quot;; CHAR(34); ['Input Data'.D244]; CHAR(34); &quot;, &quot;; CHAR(34); [.$E$2]; CHAR(34); &quot;: &quot;; CHAR(34); IF(['Input Data'.E244]=&quot;FEMALE&quot;; &quot;Female&quot;; &quot;Male&quot;); CHAR(34); &quot; },&quot;))" office:value-type="string" office:string-value="{ &quot;loc&quot;: &quot;Indonesian (Indonesia)&quot;, &quot;name&quot;: &quot;id-ID-Wavenet-B&quot;, &quot;gend&quot;: &quot;Male&quot; }," calcext:value-type="string">
            <text:p>{ "loc": "Indonesian (Indonesia)", "name": "id-ID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5]); &quot;&quot;; COM.MICROSOFT.CONCAT(&quot;{ &quot;; CHAR(34); [.$C$2]; CHAR(34); &quot;: &quot;; CHAR(34); ['Input Data'.A245]; CHAR(34); &quot;, &quot;; CHAR(34); [.$D$2]; CHAR(34); &quot;: &quot;; CHAR(34); ['Input Data'.D245]; CHAR(34); &quot;, &quot;; CHAR(34); [.$E$2]; CHAR(34); &quot;: &quot;; CHAR(34); IF(['Input Data'.E245]=&quot;FEMALE&quot;; &quot;Female&quot;; &quot;Male&quot;); CHAR(34); &quot; },&quot;))" office:value-type="string" office:string-value="{ &quot;loc&quot;: &quot;Indonesian (Indonesia)&quot;, &quot;name&quot;: &quot;id-ID-Wavenet-C&quot;, &quot;gend&quot;: &quot;Male&quot; }," calcext:value-type="string">
            <text:p>{ "loc": "Indonesian (Indonesia)", "name": "id-ID-Wavenet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6]); &quot;&quot;; COM.MICROSOFT.CONCAT(&quot;{ &quot;; CHAR(34); [.$C$2]; CHAR(34); &quot;: &quot;; CHAR(34); ['Input Data'.A246]; CHAR(34); &quot;, &quot;; CHAR(34); [.$D$2]; CHAR(34); &quot;: &quot;; CHAR(34); ['Input Data'.D246]; CHAR(34); &quot;, &quot;; CHAR(34); [.$E$2]; CHAR(34); &quot;: &quot;; CHAR(34); IF(['Input Data'.E246]=&quot;FEMALE&quot;; &quot;Female&quot;; &quot;Male&quot;); CHAR(34); &quot; },&quot;))" office:value-type="string" office:string-value="{ &quot;loc&quot;: &quot;Indonesian (Indonesia)&quot;, &quot;name&quot;: &quot;id-ID-Wavenet-D&quot;, &quot;gend&quot;: &quot;Female&quot; }," calcext:value-type="string">
            <text:p>{ "loc": "Indonesian (Indonesia)", "name": "id-ID-Wavenet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7]); &quot;&quot;; COM.MICROSOFT.CONCAT(&quot;{ &quot;; CHAR(34); [.$C$2]; CHAR(34); &quot;: &quot;; CHAR(34); ['Input Data'.A247]; CHAR(34); &quot;, &quot;; CHAR(34); [.$D$2]; CHAR(34); &quot;: &quot;; CHAR(34); ['Input Data'.D247]; CHAR(34); &quot;, &quot;; CHAR(34); [.$E$2]; CHAR(34); &quot;: &quot;; CHAR(34); IF(['Input Data'.E247]=&quot;FEMALE&quot;; &quot;Female&quot;; &quot;Male&quot;); CHAR(34); &quot; },&quot;))" office:value-type="string" office:string-value="{ &quot;loc&quot;: &quot;Italian (Italy)&quot;, &quot;name&quot;: &quot;it-IT-Neural2-A&quot;, &quot;gend&quot;: &quot;Female&quot; }," calcext:value-type="string">
            <text:p>{ "loc": "Italian (Italy)", "name": "it-IT-Neural2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8]); &quot;&quot;; COM.MICROSOFT.CONCAT(&quot;{ &quot;; CHAR(34); [.$C$2]; CHAR(34); &quot;: &quot;; CHAR(34); ['Input Data'.A248]; CHAR(34); &quot;, &quot;; CHAR(34); [.$D$2]; CHAR(34); &quot;: &quot;; CHAR(34); ['Input Data'.D248]; CHAR(34); &quot;, &quot;; CHAR(34); [.$E$2]; CHAR(34); &quot;: &quot;; CHAR(34); IF(['Input Data'.E248]=&quot;FEMALE&quot;; &quot;Female&quot;; &quot;Male&quot;); CHAR(34); &quot; },&quot;))" office:value-type="string" office:string-value="{ &quot;loc&quot;: &quot;Italian (Italy)&quot;, &quot;name&quot;: &quot;it-IT-Neural2-C&quot;, &quot;gend&quot;: &quot;Male&quot; }," calcext:value-type="string">
            <text:p>{ "loc": "Italian (Italy)", "name": "it-IT-Neural2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9]); &quot;&quot;; COM.MICROSOFT.CONCAT(&quot;{ &quot;; CHAR(34); [.$C$2]; CHAR(34); &quot;: &quot;; CHAR(34); ['Input Data'.A249]; CHAR(34); &quot;, &quot;; CHAR(34); [.$D$2]; CHAR(34); &quot;: &quot;; CHAR(34); ['Input Data'.D249]; CHAR(34); &quot;, &quot;; CHAR(34); [.$E$2]; CHAR(34); &quot;: &quot;; CHAR(34); IF(['Input Data'.E249]=&quot;FEMALE&quot;; &quot;Female&quot;; &quot;Male&quot;); CHAR(34); &quot; },&quot;))" office:value-type="string" office:string-value="{ &quot;loc&quot;: &quot;Italian (Italy)&quot;, &quot;name&quot;: &quot;it-IT-Standard-A&quot;, &quot;gend&quot;: &quot;Female&quot; }," calcext:value-type="string">
            <text:p>{ "loc": "Italian (Italy)", "name": "it-IT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0]); &quot;&quot;; COM.MICROSOFT.CONCAT(&quot;{ &quot;; CHAR(34); [.$C$2]; CHAR(34); &quot;: &quot;; CHAR(34); ['Input Data'.A250]; CHAR(34); &quot;, &quot;; CHAR(34); [.$D$2]; CHAR(34); &quot;: &quot;; CHAR(34); ['Input Data'.D250]; CHAR(34); &quot;, &quot;; CHAR(34); [.$E$2]; CHAR(34); &quot;: &quot;; CHAR(34); IF(['Input Data'.E250]=&quot;FEMALE&quot;; &quot;Female&quot;; &quot;Male&quot;); CHAR(34); &quot; },&quot;))" office:value-type="string" office:string-value="{ &quot;loc&quot;: &quot;Italian (Italy)&quot;, &quot;name&quot;: &quot;it-IT-Standard-B&quot;, &quot;gend&quot;: &quot;Female&quot; }," calcext:value-type="string">
            <text:p>{ "loc": "Italian (Italy)", "name": "it-IT-Standard-B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1]); &quot;&quot;; COM.MICROSOFT.CONCAT(&quot;{ &quot;; CHAR(34); [.$C$2]; CHAR(34); &quot;: &quot;; CHAR(34); ['Input Data'.A251]; CHAR(34); &quot;, &quot;; CHAR(34); [.$D$2]; CHAR(34); &quot;: &quot;; CHAR(34); ['Input Data'.D251]; CHAR(34); &quot;, &quot;; CHAR(34); [.$E$2]; CHAR(34); &quot;: &quot;; CHAR(34); IF(['Input Data'.E251]=&quot;FEMALE&quot;; &quot;Female&quot;; &quot;Male&quot;); CHAR(34); &quot; },&quot;))" office:value-type="string" office:string-value="{ &quot;loc&quot;: &quot;Italian (Italy)&quot;, &quot;name&quot;: &quot;it-IT-Standard-C&quot;, &quot;gend&quot;: &quot;Male&quot; }," calcext:value-type="string">
            <text:p>{ "loc": "Italian (Italy)", "name": "it-IT-Standard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2]); &quot;&quot;; COM.MICROSOFT.CONCAT(&quot;{ &quot;; CHAR(34); [.$C$2]; CHAR(34); &quot;: &quot;; CHAR(34); ['Input Data'.A252]; CHAR(34); &quot;, &quot;; CHAR(34); [.$D$2]; CHAR(34); &quot;: &quot;; CHAR(34); ['Input Data'.D252]; CHAR(34); &quot;, &quot;; CHAR(34); [.$E$2]; CHAR(34); &quot;: &quot;; CHAR(34); IF(['Input Data'.E252]=&quot;FEMALE&quot;; &quot;Female&quot;; &quot;Male&quot;); CHAR(34); &quot; },&quot;))" office:value-type="string" office:string-value="{ &quot;loc&quot;: &quot;Italian (Italy)&quot;, &quot;name&quot;: &quot;it-IT-Standard-D&quot;, &quot;gend&quot;: &quot;Male&quot; }," calcext:value-type="string">
            <text:p>{ "loc": "Italian (Italy)", "name": "it-IT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3]); &quot;&quot;; COM.MICROSOFT.CONCAT(&quot;{ &quot;; CHAR(34); [.$C$2]; CHAR(34); &quot;: &quot;; CHAR(34); ['Input Data'.A253]; CHAR(34); &quot;, &quot;; CHAR(34); [.$D$2]; CHAR(34); &quot;: &quot;; CHAR(34); ['Input Data'.D253]; CHAR(34); &quot;, &quot;; CHAR(34); [.$E$2]; CHAR(34); &quot;: &quot;; CHAR(34); IF(['Input Data'.E253]=&quot;FEMALE&quot;; &quot;Female&quot;; &quot;Male&quot;); CHAR(34); &quot; },&quot;))" office:value-type="string" office:string-value="{ &quot;loc&quot;: &quot;Italian (Italy)&quot;, &quot;name&quot;: &quot;it-IT-Wavenet-A&quot;, &quot;gend&quot;: &quot;Female&quot; }," calcext:value-type="string">
            <text:p>{ "loc": "Italian (Italy)", "name": "it-IT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4]); &quot;&quot;; COM.MICROSOFT.CONCAT(&quot;{ &quot;; CHAR(34); [.$C$2]; CHAR(34); &quot;: &quot;; CHAR(34); ['Input Data'.A254]; CHAR(34); &quot;, &quot;; CHAR(34); [.$D$2]; CHAR(34); &quot;: &quot;; CHAR(34); ['Input Data'.D254]; CHAR(34); &quot;, &quot;; CHAR(34); [.$E$2]; CHAR(34); &quot;: &quot;; CHAR(34); IF(['Input Data'.E254]=&quot;FEMALE&quot;; &quot;Female&quot;; &quot;Male&quot;); CHAR(34); &quot; },&quot;))" office:value-type="string" office:string-value="{ &quot;loc&quot;: &quot;Italian (Italy)&quot;, &quot;name&quot;: &quot;it-IT-Wavenet-B&quot;, &quot;gend&quot;: &quot;Female&quot; }," calcext:value-type="string">
            <text:p>{ "loc": "Italian (Italy)", "name": "it-IT-Wavenet-B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5]); &quot;&quot;; COM.MICROSOFT.CONCAT(&quot;{ &quot;; CHAR(34); [.$C$2]; CHAR(34); &quot;: &quot;; CHAR(34); ['Input Data'.A255]; CHAR(34); &quot;, &quot;; CHAR(34); [.$D$2]; CHAR(34); &quot;: &quot;; CHAR(34); ['Input Data'.D255]; CHAR(34); &quot;, &quot;; CHAR(34); [.$E$2]; CHAR(34); &quot;: &quot;; CHAR(34); IF(['Input Data'.E255]=&quot;FEMALE&quot;; &quot;Female&quot;; &quot;Male&quot;); CHAR(34); &quot; },&quot;))" office:value-type="string" office:string-value="{ &quot;loc&quot;: &quot;Italian (Italy)&quot;, &quot;name&quot;: &quot;it-IT-Wavenet-C&quot;, &quot;gend&quot;: &quot;Male&quot; }," calcext:value-type="string">
            <text:p>{ "loc": "Italian (Italy)", "name": "it-IT-Wavenet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6]); &quot;&quot;; COM.MICROSOFT.CONCAT(&quot;{ &quot;; CHAR(34); [.$C$2]; CHAR(34); &quot;: &quot;; CHAR(34); ['Input Data'.A256]; CHAR(34); &quot;, &quot;; CHAR(34); [.$D$2]; CHAR(34); &quot;: &quot;; CHAR(34); ['Input Data'.D256]; CHAR(34); &quot;, &quot;; CHAR(34); [.$E$2]; CHAR(34); &quot;: &quot;; CHAR(34); IF(['Input Data'.E256]=&quot;FEMALE&quot;; &quot;Female&quot;; &quot;Male&quot;); CHAR(34); &quot; },&quot;))" office:value-type="string" office:string-value="{ &quot;loc&quot;: &quot;Italian (Italy)&quot;, &quot;name&quot;: &quot;it-IT-Wavenet-D&quot;, &quot;gend&quot;: &quot;Male&quot; }," calcext:value-type="string">
            <text:p>{ "loc": "Italian (Italy)", "name": "it-IT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7]); &quot;&quot;; COM.MICROSOFT.CONCAT(&quot;{ &quot;; CHAR(34); [.$C$2]; CHAR(34); &quot;: &quot;; CHAR(34); ['Input Data'.A257]; CHAR(34); &quot;, &quot;; CHAR(34); [.$D$2]; CHAR(34); &quot;: &quot;; CHAR(34); ['Input Data'.D257]; CHAR(34); &quot;, &quot;; CHAR(34); [.$E$2]; CHAR(34); &quot;: &quot;; CHAR(34); IF(['Input Data'.E257]=&quot;FEMALE&quot;; &quot;Female&quot;; &quot;Male&quot;); CHAR(34); &quot; },&quot;))" office:value-type="string" office:string-value="{ &quot;loc&quot;: &quot;Japanese (Japan)&quot;, &quot;name&quot;: &quot;ja-JP-Neural2-B&quot;, &quot;gend&quot;: &quot;Female&quot; }," calcext:value-type="string">
            <text:p>{ "loc": "Japanese (Japan)", "name": "ja-JP-Neural2-B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8]); &quot;&quot;; COM.MICROSOFT.CONCAT(&quot;{ &quot;; CHAR(34); [.$C$2]; CHAR(34); &quot;: &quot;; CHAR(34); ['Input Data'.A258]; CHAR(34); &quot;, &quot;; CHAR(34); [.$D$2]; CHAR(34); &quot;: &quot;; CHAR(34); ['Input Data'.D258]; CHAR(34); &quot;, &quot;; CHAR(34); [.$E$2]; CHAR(34); &quot;: &quot;; CHAR(34); IF(['Input Data'.E258]=&quot;FEMALE&quot;; &quot;Female&quot;; &quot;Male&quot;); CHAR(34); &quot; },&quot;))" office:value-type="string" office:string-value="{ &quot;loc&quot;: &quot;Japanese (Japan)&quot;, &quot;name&quot;: &quot;ja-JP-Neural2-C&quot;, &quot;gend&quot;: &quot;Male&quot; }," calcext:value-type="string">
            <text:p>{ "loc": "Japanese (Japan)", "name": "ja-JP-Neural2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9]); &quot;&quot;; COM.MICROSOFT.CONCAT(&quot;{ &quot;; CHAR(34); [.$C$2]; CHAR(34); &quot;: &quot;; CHAR(34); ['Input Data'.A259]; CHAR(34); &quot;, &quot;; CHAR(34); [.$D$2]; CHAR(34); &quot;: &quot;; CHAR(34); ['Input Data'.D259]; CHAR(34); &quot;, &quot;; CHAR(34); [.$E$2]; CHAR(34); &quot;: &quot;; CHAR(34); IF(['Input Data'.E259]=&quot;FEMALE&quot;; &quot;Female&quot;; &quot;Male&quot;); CHAR(34); &quot; },&quot;))" office:value-type="string" office:string-value="{ &quot;loc&quot;: &quot;Japanese (Japan)&quot;, &quot;name&quot;: &quot;ja-JP-Neural2-D&quot;, &quot;gend&quot;: &quot;Male&quot; }," calcext:value-type="string">
            <text:p>{ "loc": "Japanese (Japan)", "name": "ja-JP-Neural2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0]); &quot;&quot;; COM.MICROSOFT.CONCAT(&quot;{ &quot;; CHAR(34); [.$C$2]; CHAR(34); &quot;: &quot;; CHAR(34); ['Input Data'.A260]; CHAR(34); &quot;, &quot;; CHAR(34); [.$D$2]; CHAR(34); &quot;: &quot;; CHAR(34); ['Input Data'.D260]; CHAR(34); &quot;, &quot;; CHAR(34); [.$E$2]; CHAR(34); &quot;: &quot;; CHAR(34); IF(['Input Data'.E260]=&quot;FEMALE&quot;; &quot;Female&quot;; &quot;Male&quot;); CHAR(34); &quot; },&quot;))" office:value-type="string" office:string-value="{ &quot;loc&quot;: &quot;Japanese (Japan)&quot;, &quot;name&quot;: &quot;ja-JP-Standard-A&quot;, &quot;gend&quot;: &quot;Female&quot; }," calcext:value-type="string">
            <text:p>{ "loc": "Japanese (Japan)", "name": "ja-JP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1]); &quot;&quot;; COM.MICROSOFT.CONCAT(&quot;{ &quot;; CHAR(34); [.$C$2]; CHAR(34); &quot;: &quot;; CHAR(34); ['Input Data'.A261]; CHAR(34); &quot;, &quot;; CHAR(34); [.$D$2]; CHAR(34); &quot;: &quot;; CHAR(34); ['Input Data'.D261]; CHAR(34); &quot;, &quot;; CHAR(34); [.$E$2]; CHAR(34); &quot;: &quot;; CHAR(34); IF(['Input Data'.E261]=&quot;FEMALE&quot;; &quot;Female&quot;; &quot;Male&quot;); CHAR(34); &quot; },&quot;))" office:value-type="string" office:string-value="{ &quot;loc&quot;: &quot;Japanese (Japan)&quot;, &quot;name&quot;: &quot;ja-JP-Standard-B&quot;, &quot;gend&quot;: &quot;Female&quot; }," calcext:value-type="string">
            <text:p>{ "loc": "Japanese (Japan)", "name": "ja-JP-Standard-B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2]); &quot;&quot;; COM.MICROSOFT.CONCAT(&quot;{ &quot;; CHAR(34); [.$C$2]; CHAR(34); &quot;: &quot;; CHAR(34); ['Input Data'.A262]; CHAR(34); &quot;, &quot;; CHAR(34); [.$D$2]; CHAR(34); &quot;: &quot;; CHAR(34); ['Input Data'.D262]; CHAR(34); &quot;, &quot;; CHAR(34); [.$E$2]; CHAR(34); &quot;: &quot;; CHAR(34); IF(['Input Data'.E262]=&quot;FEMALE&quot;; &quot;Female&quot;; &quot;Male&quot;); CHAR(34); &quot; },&quot;))" office:value-type="string" office:string-value="{ &quot;loc&quot;: &quot;Japanese (Japan)&quot;, &quot;name&quot;: &quot;ja-JP-Standard-C&quot;, &quot;gend&quot;: &quot;Male&quot; }," calcext:value-type="string">
            <text:p>{ "loc": "Japanese (Japan)", "name": "ja-JP-Standard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3]); &quot;&quot;; COM.MICROSOFT.CONCAT(&quot;{ &quot;; CHAR(34); [.$C$2]; CHAR(34); &quot;: &quot;; CHAR(34); ['Input Data'.A263]; CHAR(34); &quot;, &quot;; CHAR(34); [.$D$2]; CHAR(34); &quot;: &quot;; CHAR(34); ['Input Data'.D263]; CHAR(34); &quot;, &quot;; CHAR(34); [.$E$2]; CHAR(34); &quot;: &quot;; CHAR(34); IF(['Input Data'.E263]=&quot;FEMALE&quot;; &quot;Female&quot;; &quot;Male&quot;); CHAR(34); &quot; },&quot;))" office:value-type="string" office:string-value="{ &quot;loc&quot;: &quot;Japanese (Japan)&quot;, &quot;name&quot;: &quot;ja-JP-Standard-D&quot;, &quot;gend&quot;: &quot;Male&quot; }," calcext:value-type="string">
            <text:p>{ "loc": "Japanese (Japan)", "name": "ja-JP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4]); &quot;&quot;; COM.MICROSOFT.CONCAT(&quot;{ &quot;; CHAR(34); [.$C$2]; CHAR(34); &quot;: &quot;; CHAR(34); ['Input Data'.A264]; CHAR(34); &quot;, &quot;; CHAR(34); [.$D$2]; CHAR(34); &quot;: &quot;; CHAR(34); ['Input Data'.D264]; CHAR(34); &quot;, &quot;; CHAR(34); [.$E$2]; CHAR(34); &quot;: &quot;; CHAR(34); IF(['Input Data'.E264]=&quot;FEMALE&quot;; &quot;Female&quot;; &quot;Male&quot;); CHAR(34); &quot; },&quot;))" office:value-type="string" office:string-value="{ &quot;loc&quot;: &quot;Japanese (Japan)&quot;, &quot;name&quot;: &quot;ja-JP-Wavenet-A&quot;, &quot;gend&quot;: &quot;Female&quot; }," calcext:value-type="string">
            <text:p>{ "loc": "Japanese (Japan)", "name": "ja-JP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5]); &quot;&quot;; COM.MICROSOFT.CONCAT(&quot;{ &quot;; CHAR(34); [.$C$2]; CHAR(34); &quot;: &quot;; CHAR(34); ['Input Data'.A265]; CHAR(34); &quot;, &quot;; CHAR(34); [.$D$2]; CHAR(34); &quot;: &quot;; CHAR(34); ['Input Data'.D265]; CHAR(34); &quot;, &quot;; CHAR(34); [.$E$2]; CHAR(34); &quot;: &quot;; CHAR(34); IF(['Input Data'.E265]=&quot;FEMALE&quot;; &quot;Female&quot;; &quot;Male&quot;); CHAR(34); &quot; },&quot;))" office:value-type="string" office:string-value="{ &quot;loc&quot;: &quot;Japanese (Japan)&quot;, &quot;name&quot;: &quot;ja-JP-Wavenet-B&quot;, &quot;gend&quot;: &quot;Female&quot; }," calcext:value-type="string">
            <text:p>{ "loc": "Japanese (Japan)", "name": "ja-JP-Wavenet-B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6]); &quot;&quot;; COM.MICROSOFT.CONCAT(&quot;{ &quot;; CHAR(34); [.$C$2]; CHAR(34); &quot;: &quot;; CHAR(34); ['Input Data'.A266]; CHAR(34); &quot;, &quot;; CHAR(34); [.$D$2]; CHAR(34); &quot;: &quot;; CHAR(34); ['Input Data'.D266]; CHAR(34); &quot;, &quot;; CHAR(34); [.$E$2]; CHAR(34); &quot;: &quot;; CHAR(34); IF(['Input Data'.E266]=&quot;FEMALE&quot;; &quot;Female&quot;; &quot;Male&quot;); CHAR(34); &quot; },&quot;))" office:value-type="string" office:string-value="{ &quot;loc&quot;: &quot;Japanese (Japan)&quot;, &quot;name&quot;: &quot;ja-JP-Wavenet-C&quot;, &quot;gend&quot;: &quot;Male&quot; }," calcext:value-type="string">
            <text:p>{ "loc": "Japanese (Japan)", "name": "ja-JP-Wavenet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7]); &quot;&quot;; COM.MICROSOFT.CONCAT(&quot;{ &quot;; CHAR(34); [.$C$2]; CHAR(34); &quot;: &quot;; CHAR(34); ['Input Data'.A267]; CHAR(34); &quot;, &quot;; CHAR(34); [.$D$2]; CHAR(34); &quot;: &quot;; CHAR(34); ['Input Data'.D267]; CHAR(34); &quot;, &quot;; CHAR(34); [.$E$2]; CHAR(34); &quot;: &quot;; CHAR(34); IF(['Input Data'.E267]=&quot;FEMALE&quot;; &quot;Female&quot;; &quot;Male&quot;); CHAR(34); &quot; },&quot;))" office:value-type="string" office:string-value="{ &quot;loc&quot;: &quot;Japanese (Japan)&quot;, &quot;name&quot;: &quot;ja-JP-Wavenet-D&quot;, &quot;gend&quot;: &quot;Male&quot; }," calcext:value-type="string">
            <text:p>{ "loc": "Japanese (Japan)", "name": "ja-JP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8]); &quot;&quot;; COM.MICROSOFT.CONCAT(&quot;{ &quot;; CHAR(34); [.$C$2]; CHAR(34); &quot;: &quot;; CHAR(34); ['Input Data'.A268]; CHAR(34); &quot;, &quot;; CHAR(34); [.$D$2]; CHAR(34); &quot;: &quot;; CHAR(34); ['Input Data'.D268]; CHAR(34); &quot;, &quot;; CHAR(34); [.$E$2]; CHAR(34); &quot;: &quot;; CHAR(34); IF(['Input Data'.E268]=&quot;FEMALE&quot;; &quot;Female&quot;; &quot;Male&quot;); CHAR(34); &quot; },&quot;))" office:value-type="string" office:string-value="{ &quot;loc&quot;: &quot;Kannada (India)&quot;, &quot;name&quot;: &quot;kn-IN-Standard-A&quot;, &quot;gend&quot;: &quot;Female&quot; }," calcext:value-type="string">
            <text:p>{ "loc": "Kannada (India)", "name": "kn-IN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9]); &quot;&quot;; COM.MICROSOFT.CONCAT(&quot;{ &quot;; CHAR(34); [.$C$2]; CHAR(34); &quot;: &quot;; CHAR(34); ['Input Data'.A269]; CHAR(34); &quot;, &quot;; CHAR(34); [.$D$2]; CHAR(34); &quot;: &quot;; CHAR(34); ['Input Data'.D269]; CHAR(34); &quot;, &quot;; CHAR(34); [.$E$2]; CHAR(34); &quot;: &quot;; CHAR(34); IF(['Input Data'.E269]=&quot;FEMALE&quot;; &quot;Female&quot;; &quot;Male&quot;); CHAR(34); &quot; },&quot;))" office:value-type="string" office:string-value="{ &quot;loc&quot;: &quot;Kannada (India)&quot;, &quot;name&quot;: &quot;kn-IN-Standard-B&quot;, &quot;gend&quot;: &quot;Male&quot; }," calcext:value-type="string">
            <text:p>{ "loc": "Kannada (India)", "name": "kn-IN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0]); &quot;&quot;; COM.MICROSOFT.CONCAT(&quot;{ &quot;; CHAR(34); [.$C$2]; CHAR(34); &quot;: &quot;; CHAR(34); ['Input Data'.A270]; CHAR(34); &quot;, &quot;; CHAR(34); [.$D$2]; CHAR(34); &quot;: &quot;; CHAR(34); ['Input Data'.D270]; CHAR(34); &quot;, &quot;; CHAR(34); [.$E$2]; CHAR(34); &quot;: &quot;; CHAR(34); IF(['Input Data'.E270]=&quot;FEMALE&quot;; &quot;Female&quot;; &quot;Male&quot;); CHAR(34); &quot; },&quot;))" office:value-type="string" office:string-value="{ &quot;loc&quot;: &quot;Kannada (India)&quot;, &quot;name&quot;: &quot;kn-IN-Standard-C&quot;, &quot;gend&quot;: &quot;Female&quot; }," calcext:value-type="string">
            <text:p>{ "loc": "Kannada (India)", "name": "kn-IN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1]); &quot;&quot;; COM.MICROSOFT.CONCAT(&quot;{ &quot;; CHAR(34); [.$C$2]; CHAR(34); &quot;: &quot;; CHAR(34); ['Input Data'.A271]; CHAR(34); &quot;, &quot;; CHAR(34); [.$D$2]; CHAR(34); &quot;: &quot;; CHAR(34); ['Input Data'.D271]; CHAR(34); &quot;, &quot;; CHAR(34); [.$E$2]; CHAR(34); &quot;: &quot;; CHAR(34); IF(['Input Data'.E271]=&quot;FEMALE&quot;; &quot;Female&quot;; &quot;Male&quot;); CHAR(34); &quot; },&quot;))" office:value-type="string" office:string-value="{ &quot;loc&quot;: &quot;Kannada (India)&quot;, &quot;name&quot;: &quot;kn-IN-Standard-D&quot;, &quot;gend&quot;: &quot;Male&quot; }," calcext:value-type="string">
            <text:p>{ "loc": "Kannada (India)", "name": "kn-IN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2]); &quot;&quot;; COM.MICROSOFT.CONCAT(&quot;{ &quot;; CHAR(34); [.$C$2]; CHAR(34); &quot;: &quot;; CHAR(34); ['Input Data'.A272]; CHAR(34); &quot;, &quot;; CHAR(34); [.$D$2]; CHAR(34); &quot;: &quot;; CHAR(34); ['Input Data'.D272]; CHAR(34); &quot;, &quot;; CHAR(34); [.$E$2]; CHAR(34); &quot;: &quot;; CHAR(34); IF(['Input Data'.E272]=&quot;FEMALE&quot;; &quot;Female&quot;; &quot;Male&quot;); CHAR(34); &quot; },&quot;))" office:value-type="string" office:string-value="{ &quot;loc&quot;: &quot;Kannada (India)&quot;, &quot;name&quot;: &quot;kn-IN-Wavenet-A&quot;, &quot;gend&quot;: &quot;Female&quot; }," calcext:value-type="string">
            <text:p>{ "loc": "Kannada (India)", "name": "kn-IN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3]); &quot;&quot;; COM.MICROSOFT.CONCAT(&quot;{ &quot;; CHAR(34); [.$C$2]; CHAR(34); &quot;: &quot;; CHAR(34); ['Input Data'.A273]; CHAR(34); &quot;, &quot;; CHAR(34); [.$D$2]; CHAR(34); &quot;: &quot;; CHAR(34); ['Input Data'.D273]; CHAR(34); &quot;, &quot;; CHAR(34); [.$E$2]; CHAR(34); &quot;: &quot;; CHAR(34); IF(['Input Data'.E273]=&quot;FEMALE&quot;; &quot;Female&quot;; &quot;Male&quot;); CHAR(34); &quot; },&quot;))" office:value-type="string" office:string-value="{ &quot;loc&quot;: &quot;Kannada (India)&quot;, &quot;name&quot;: &quot;kn-IN-Wavenet-B&quot;, &quot;gend&quot;: &quot;Male&quot; }," calcext:value-type="string">
            <text:p>{ "loc": "Kannada (India)", "name": "kn-IN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4]); &quot;&quot;; COM.MICROSOFT.CONCAT(&quot;{ &quot;; CHAR(34); [.$C$2]; CHAR(34); &quot;: &quot;; CHAR(34); ['Input Data'.A274]; CHAR(34); &quot;, &quot;; CHAR(34); [.$D$2]; CHAR(34); &quot;: &quot;; CHAR(34); ['Input Data'.D274]; CHAR(34); &quot;, &quot;; CHAR(34); [.$E$2]; CHAR(34); &quot;: &quot;; CHAR(34); IF(['Input Data'.E274]=&quot;FEMALE&quot;; &quot;Female&quot;; &quot;Male&quot;); CHAR(34); &quot; },&quot;))" office:value-type="string" office:string-value="{ &quot;loc&quot;: &quot;Kannada (India)&quot;, &quot;name&quot;: &quot;kn-IN-Wavenet-C&quot;, &quot;gend&quot;: &quot;Female&quot; }," calcext:value-type="string">
            <text:p>{ "loc": "Kannada (India)", "name": "kn-IN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5]); &quot;&quot;; COM.MICROSOFT.CONCAT(&quot;{ &quot;; CHAR(34); [.$C$2]; CHAR(34); &quot;: &quot;; CHAR(34); ['Input Data'.A275]; CHAR(34); &quot;, &quot;; CHAR(34); [.$D$2]; CHAR(34); &quot;: &quot;; CHAR(34); ['Input Data'.D275]; CHAR(34); &quot;, &quot;; CHAR(34); [.$E$2]; CHAR(34); &quot;: &quot;; CHAR(34); IF(['Input Data'.E275]=&quot;FEMALE&quot;; &quot;Female&quot;; &quot;Male&quot;); CHAR(34); &quot; },&quot;))" office:value-type="string" office:string-value="{ &quot;loc&quot;: &quot;Kannada (India)&quot;, &quot;name&quot;: &quot;kn-IN-Wavenet-D&quot;, &quot;gend&quot;: &quot;Male&quot; }," calcext:value-type="string">
            <text:p>{ "loc": "Kannada (India)", "name": "kn-IN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6]); &quot;&quot;; COM.MICROSOFT.CONCAT(&quot;{ &quot;; CHAR(34); [.$C$2]; CHAR(34); &quot;: &quot;; CHAR(34); ['Input Data'.A276]; CHAR(34); &quot;, &quot;; CHAR(34); [.$D$2]; CHAR(34); &quot;: &quot;; CHAR(34); ['Input Data'.D276]; CHAR(34); &quot;, &quot;; CHAR(34); [.$E$2]; CHAR(34); &quot;: &quot;; CHAR(34); IF(['Input Data'.E276]=&quot;FEMALE&quot;; &quot;Female&quot;; &quot;Male&quot;); CHAR(34); &quot; },&quot;))" office:value-type="string" office:string-value="{ &quot;loc&quot;: &quot;Korean (South Korea)&quot;, &quot;name&quot;: &quot;ko-KR-Neural2-A&quot;, &quot;gend&quot;: &quot;Female&quot; }," calcext:value-type="string">
            <text:p>{ "loc": "Korean (South Korea)", "name": "ko-KR-Neural2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7]); &quot;&quot;; COM.MICROSOFT.CONCAT(&quot;{ &quot;; CHAR(34); [.$C$2]; CHAR(34); &quot;: &quot;; CHAR(34); ['Input Data'.A277]; CHAR(34); &quot;, &quot;; CHAR(34); [.$D$2]; CHAR(34); &quot;: &quot;; CHAR(34); ['Input Data'.D277]; CHAR(34); &quot;, &quot;; CHAR(34); [.$E$2]; CHAR(34); &quot;: &quot;; CHAR(34); IF(['Input Data'.E277]=&quot;FEMALE&quot;; &quot;Female&quot;; &quot;Male&quot;); CHAR(34); &quot; },&quot;))" office:value-type="string" office:string-value="{ &quot;loc&quot;: &quot;Korean (South Korea)&quot;, &quot;name&quot;: &quot;ko-KR-Neural2-B&quot;, &quot;gend&quot;: &quot;Female&quot; }," calcext:value-type="string">
            <text:p>{ "loc": "Korean (South Korea)", "name": "ko-KR-Neural2-B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8]); &quot;&quot;; COM.MICROSOFT.CONCAT(&quot;{ &quot;; CHAR(34); [.$C$2]; CHAR(34); &quot;: &quot;; CHAR(34); ['Input Data'.A278]; CHAR(34); &quot;, &quot;; CHAR(34); [.$D$2]; CHAR(34); &quot;: &quot;; CHAR(34); ['Input Data'.D278]; CHAR(34); &quot;, &quot;; CHAR(34); [.$E$2]; CHAR(34); &quot;: &quot;; CHAR(34); IF(['Input Data'.E278]=&quot;FEMALE&quot;; &quot;Female&quot;; &quot;Male&quot;); CHAR(34); &quot; },&quot;))" office:value-type="string" office:string-value="{ &quot;loc&quot;: &quot;Korean (South Korea)&quot;, &quot;name&quot;: &quot;ko-KR-Neural2-C&quot;, &quot;gend&quot;: &quot;Male&quot; }," calcext:value-type="string">
            <text:p>{ "loc": "Korean (South Korea)", "name": "ko-KR-Neural2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9]); &quot;&quot;; COM.MICROSOFT.CONCAT(&quot;{ &quot;; CHAR(34); [.$C$2]; CHAR(34); &quot;: &quot;; CHAR(34); ['Input Data'.A279]; CHAR(34); &quot;, &quot;; CHAR(34); [.$D$2]; CHAR(34); &quot;: &quot;; CHAR(34); ['Input Data'.D279]; CHAR(34); &quot;, &quot;; CHAR(34); [.$E$2]; CHAR(34); &quot;: &quot;; CHAR(34); IF(['Input Data'.E279]=&quot;FEMALE&quot;; &quot;Female&quot;; &quot;Male&quot;); CHAR(34); &quot; },&quot;))" office:value-type="string" office:string-value="{ &quot;loc&quot;: &quot;Korean (South Korea)&quot;, &quot;name&quot;: &quot;ko-KR-Standard-A&quot;, &quot;gend&quot;: &quot;Female&quot; }," calcext:value-type="string">
            <text:p>{ "loc": "Korean (South Korea)", "name": "ko-KR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0]); &quot;&quot;; COM.MICROSOFT.CONCAT(&quot;{ &quot;; CHAR(34); [.$C$2]; CHAR(34); &quot;: &quot;; CHAR(34); ['Input Data'.A280]; CHAR(34); &quot;, &quot;; CHAR(34); [.$D$2]; CHAR(34); &quot;: &quot;; CHAR(34); ['Input Data'.D280]; CHAR(34); &quot;, &quot;; CHAR(34); [.$E$2]; CHAR(34); &quot;: &quot;; CHAR(34); IF(['Input Data'.E280]=&quot;FEMALE&quot;; &quot;Female&quot;; &quot;Male&quot;); CHAR(34); &quot; },&quot;))" office:value-type="string" office:string-value="{ &quot;loc&quot;: &quot;Korean (South Korea)&quot;, &quot;name&quot;: &quot;ko-KR-Standard-B&quot;, &quot;gend&quot;: &quot;Female&quot; }," calcext:value-type="string">
            <text:p>{ "loc": "Korean (South Korea)", "name": "ko-KR-Standard-B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1]); &quot;&quot;; COM.MICROSOFT.CONCAT(&quot;{ &quot;; CHAR(34); [.$C$2]; CHAR(34); &quot;: &quot;; CHAR(34); ['Input Data'.A281]; CHAR(34); &quot;, &quot;; CHAR(34); [.$D$2]; CHAR(34); &quot;: &quot;; CHAR(34); ['Input Data'.D281]; CHAR(34); &quot;, &quot;; CHAR(34); [.$E$2]; CHAR(34); &quot;: &quot;; CHAR(34); IF(['Input Data'.E281]=&quot;FEMALE&quot;; &quot;Female&quot;; &quot;Male&quot;); CHAR(34); &quot; },&quot;))" office:value-type="string" office:string-value="{ &quot;loc&quot;: &quot;Korean (South Korea)&quot;, &quot;name&quot;: &quot;ko-KR-Standard-C&quot;, &quot;gend&quot;: &quot;Male&quot; }," calcext:value-type="string">
            <text:p>{ "loc": "Korean (South Korea)", "name": "ko-KR-Standard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2]); &quot;&quot;; COM.MICROSOFT.CONCAT(&quot;{ &quot;; CHAR(34); [.$C$2]; CHAR(34); &quot;: &quot;; CHAR(34); ['Input Data'.A282]; CHAR(34); &quot;, &quot;; CHAR(34); [.$D$2]; CHAR(34); &quot;: &quot;; CHAR(34); ['Input Data'.D282]; CHAR(34); &quot;, &quot;; CHAR(34); [.$E$2]; CHAR(34); &quot;: &quot;; CHAR(34); IF(['Input Data'.E282]=&quot;FEMALE&quot;; &quot;Female&quot;; &quot;Male&quot;); CHAR(34); &quot; },&quot;))" office:value-type="string" office:string-value="{ &quot;loc&quot;: &quot;Korean (South Korea)&quot;, &quot;name&quot;: &quot;ko-KR-Standard-D&quot;, &quot;gend&quot;: &quot;Male&quot; }," calcext:value-type="string">
            <text:p>{ "loc": "Korean (South Korea)", "name": "ko-KR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3]); &quot;&quot;; COM.MICROSOFT.CONCAT(&quot;{ &quot;; CHAR(34); [.$C$2]; CHAR(34); &quot;: &quot;; CHAR(34); ['Input Data'.A283]; CHAR(34); &quot;, &quot;; CHAR(34); [.$D$2]; CHAR(34); &quot;: &quot;; CHAR(34); ['Input Data'.D283]; CHAR(34); &quot;, &quot;; CHAR(34); [.$E$2]; CHAR(34); &quot;: &quot;; CHAR(34); IF(['Input Data'.E283]=&quot;FEMALE&quot;; &quot;Female&quot;; &quot;Male&quot;); CHAR(34); &quot; },&quot;))" office:value-type="string" office:string-value="{ &quot;loc&quot;: &quot;Korean (South Korea)&quot;, &quot;name&quot;: &quot;ko-KR-Wavenet-A&quot;, &quot;gend&quot;: &quot;Female&quot; }," calcext:value-type="string">
            <text:p>{ "loc": "Korean (South Korea)", "name": "ko-KR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4]); &quot;&quot;; COM.MICROSOFT.CONCAT(&quot;{ &quot;; CHAR(34); [.$C$2]; CHAR(34); &quot;: &quot;; CHAR(34); ['Input Data'.A284]; CHAR(34); &quot;, &quot;; CHAR(34); [.$D$2]; CHAR(34); &quot;: &quot;; CHAR(34); ['Input Data'.D284]; CHAR(34); &quot;, &quot;; CHAR(34); [.$E$2]; CHAR(34); &quot;: &quot;; CHAR(34); IF(['Input Data'.E284]=&quot;FEMALE&quot;; &quot;Female&quot;; &quot;Male&quot;); CHAR(34); &quot; },&quot;))" office:value-type="string" office:string-value="{ &quot;loc&quot;: &quot;Korean (South Korea)&quot;, &quot;name&quot;: &quot;ko-KR-Wavenet-B&quot;, &quot;gend&quot;: &quot;Female&quot; }," calcext:value-type="string">
            <text:p>{ "loc": "Korean (South Korea)", "name": "ko-KR-Wavenet-B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5]); &quot;&quot;; COM.MICROSOFT.CONCAT(&quot;{ &quot;; CHAR(34); [.$C$2]; CHAR(34); &quot;: &quot;; CHAR(34); ['Input Data'.A285]; CHAR(34); &quot;, &quot;; CHAR(34); [.$D$2]; CHAR(34); &quot;: &quot;; CHAR(34); ['Input Data'.D285]; CHAR(34); &quot;, &quot;; CHAR(34); [.$E$2]; CHAR(34); &quot;: &quot;; CHAR(34); IF(['Input Data'.E285]=&quot;FEMALE&quot;; &quot;Female&quot;; &quot;Male&quot;); CHAR(34); &quot; },&quot;))" office:value-type="string" office:string-value="{ &quot;loc&quot;: &quot;Korean (South Korea)&quot;, &quot;name&quot;: &quot;ko-KR-Wavenet-C&quot;, &quot;gend&quot;: &quot;Male&quot; }," calcext:value-type="string">
            <text:p>{ "loc": "Korean (South Korea)", "name": "ko-KR-Wavenet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6]); &quot;&quot;; COM.MICROSOFT.CONCAT(&quot;{ &quot;; CHAR(34); [.$C$2]; CHAR(34); &quot;: &quot;; CHAR(34); ['Input Data'.A286]; CHAR(34); &quot;, &quot;; CHAR(34); [.$D$2]; CHAR(34); &quot;: &quot;; CHAR(34); ['Input Data'.D286]; CHAR(34); &quot;, &quot;; CHAR(34); [.$E$2]; CHAR(34); &quot;: &quot;; CHAR(34); IF(['Input Data'.E286]=&quot;FEMALE&quot;; &quot;Female&quot;; &quot;Male&quot;); CHAR(34); &quot; },&quot;))" office:value-type="string" office:string-value="{ &quot;loc&quot;: &quot;Korean (South Korea)&quot;, &quot;name&quot;: &quot;ko-KR-Wavenet-D&quot;, &quot;gend&quot;: &quot;Male&quot; }," calcext:value-type="string">
            <text:p>{ "loc": "Korean (South Korea)", "name": "ko-KR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7]); &quot;&quot;; COM.MICROSOFT.CONCAT(&quot;{ &quot;; CHAR(34); [.$C$2]; CHAR(34); &quot;: &quot;; CHAR(34); ['Input Data'.A287]; CHAR(34); &quot;, &quot;; CHAR(34); [.$D$2]; CHAR(34); &quot;: &quot;; CHAR(34); ['Input Data'.D287]; CHAR(34); &quot;, &quot;; CHAR(34); [.$E$2]; CHAR(34); &quot;: &quot;; CHAR(34); IF(['Input Data'.E287]=&quot;FEMALE&quot;; &quot;Female&quot;; &quot;Male&quot;); CHAR(34); &quot; },&quot;))" office:value-type="string" office:string-value="{ &quot;loc&quot;: &quot;Latvian (Latvia)&quot;, &quot;name&quot;: &quot;lv-LV-Standard-A&quot;, &quot;gend&quot;: &quot;Male&quot; }," calcext:value-type="string">
            <text:p>{ "loc": "Latvian (Latvia)", "name": "lv-LV-Standard-A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8]); &quot;&quot;; COM.MICROSOFT.CONCAT(&quot;{ &quot;; CHAR(34); [.$C$2]; CHAR(34); &quot;: &quot;; CHAR(34); ['Input Data'.A288]; CHAR(34); &quot;, &quot;; CHAR(34); [.$D$2]; CHAR(34); &quot;: &quot;; CHAR(34); ['Input Data'.D288]; CHAR(34); &quot;, &quot;; CHAR(34); [.$E$2]; CHAR(34); &quot;: &quot;; CHAR(34); IF(['Input Data'.E288]=&quot;FEMALE&quot;; &quot;Female&quot;; &quot;Male&quot;); CHAR(34); &quot; },&quot;))" office:value-type="string" office:string-value="{ &quot;loc&quot;: &quot;Lithuanian (Lithuania)&quot;, &quot;name&quot;: &quot;lt-LT-Standard-A&quot;, &quot;gend&quot;: &quot;Male&quot; }," calcext:value-type="string">
            <text:p>{ "loc": "Lithuanian (Lithuania)", "name": "lt-LT-Standard-A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9]); &quot;&quot;; COM.MICROSOFT.CONCAT(&quot;{ &quot;; CHAR(34); [.$C$2]; CHAR(34); &quot;: &quot;; CHAR(34); ['Input Data'.A289]; CHAR(34); &quot;, &quot;; CHAR(34); [.$D$2]; CHAR(34); &quot;: &quot;; CHAR(34); ['Input Data'.D289]; CHAR(34); &quot;, &quot;; CHAR(34); [.$E$2]; CHAR(34); &quot;: &quot;; CHAR(34); IF(['Input Data'.E289]=&quot;FEMALE&quot;; &quot;Female&quot;; &quot;Male&quot;); CHAR(34); &quot; },&quot;))" office:value-type="string" office:string-value="{ &quot;loc&quot;: &quot;Malay (Malaysia)&quot;, &quot;name&quot;: &quot;ms-MY-Standard-A&quot;, &quot;gend&quot;: &quot;Female&quot; }," calcext:value-type="string">
            <text:p>{ "loc": "Malay (Malaysia)", "name": "ms-MY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0]); &quot;&quot;; COM.MICROSOFT.CONCAT(&quot;{ &quot;; CHAR(34); [.$C$2]; CHAR(34); &quot;: &quot;; CHAR(34); ['Input Data'.A290]; CHAR(34); &quot;, &quot;; CHAR(34); [.$D$2]; CHAR(34); &quot;: &quot;; CHAR(34); ['Input Data'.D290]; CHAR(34); &quot;, &quot;; CHAR(34); [.$E$2]; CHAR(34); &quot;: &quot;; CHAR(34); IF(['Input Data'.E290]=&quot;FEMALE&quot;; &quot;Female&quot;; &quot;Male&quot;); CHAR(34); &quot; },&quot;))" office:value-type="string" office:string-value="{ &quot;loc&quot;: &quot;Malay (Malaysia)&quot;, &quot;name&quot;: &quot;ms-MY-Standard-B&quot;, &quot;gend&quot;: &quot;Male&quot; }," calcext:value-type="string">
            <text:p>{ "loc": "Malay (Malaysia)", "name": "ms-MY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1]); &quot;&quot;; COM.MICROSOFT.CONCAT(&quot;{ &quot;; CHAR(34); [.$C$2]; CHAR(34); &quot;: &quot;; CHAR(34); ['Input Data'.A291]; CHAR(34); &quot;, &quot;; CHAR(34); [.$D$2]; CHAR(34); &quot;: &quot;; CHAR(34); ['Input Data'.D291]; CHAR(34); &quot;, &quot;; CHAR(34); [.$E$2]; CHAR(34); &quot;: &quot;; CHAR(34); IF(['Input Data'.E291]=&quot;FEMALE&quot;; &quot;Female&quot;; &quot;Male&quot;); CHAR(34); &quot; },&quot;))" office:value-type="string" office:string-value="{ &quot;loc&quot;: &quot;Malay (Malaysia)&quot;, &quot;name&quot;: &quot;ms-MY-Standard-C&quot;, &quot;gend&quot;: &quot;Female&quot; }," calcext:value-type="string">
            <text:p>{ "loc": "Malay (Malaysia)", "name": "ms-MY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2]); &quot;&quot;; COM.MICROSOFT.CONCAT(&quot;{ &quot;; CHAR(34); [.$C$2]; CHAR(34); &quot;: &quot;; CHAR(34); ['Input Data'.A292]; CHAR(34); &quot;, &quot;; CHAR(34); [.$D$2]; CHAR(34); &quot;: &quot;; CHAR(34); ['Input Data'.D292]; CHAR(34); &quot;, &quot;; CHAR(34); [.$E$2]; CHAR(34); &quot;: &quot;; CHAR(34); IF(['Input Data'.E292]=&quot;FEMALE&quot;; &quot;Female&quot;; &quot;Male&quot;); CHAR(34); &quot; },&quot;))" office:value-type="string" office:string-value="{ &quot;loc&quot;: &quot;Malay (Malaysia)&quot;, &quot;name&quot;: &quot;ms-MY-Standard-D&quot;, &quot;gend&quot;: &quot;Male&quot; }," calcext:value-type="string">
            <text:p>{ "loc": "Malay (Malaysia)", "name": "ms-MY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3]); &quot;&quot;; COM.MICROSOFT.CONCAT(&quot;{ &quot;; CHAR(34); [.$C$2]; CHAR(34); &quot;: &quot;; CHAR(34); ['Input Data'.A293]; CHAR(34); &quot;, &quot;; CHAR(34); [.$D$2]; CHAR(34); &quot;: &quot;; CHAR(34); ['Input Data'.D293]; CHAR(34); &quot;, &quot;; CHAR(34); [.$E$2]; CHAR(34); &quot;: &quot;; CHAR(34); IF(['Input Data'.E293]=&quot;FEMALE&quot;; &quot;Female&quot;; &quot;Male&quot;); CHAR(34); &quot; },&quot;))" office:value-type="string" office:string-value="{ &quot;loc&quot;: &quot;Malay (Malaysia)&quot;, &quot;name&quot;: &quot;ms-MY-Wavenet-A&quot;, &quot;gend&quot;: &quot;Female&quot; }," calcext:value-type="string">
            <text:p>{ "loc": "Malay (Malaysia)", "name": "ms-MY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4]); &quot;&quot;; COM.MICROSOFT.CONCAT(&quot;{ &quot;; CHAR(34); [.$C$2]; CHAR(34); &quot;: &quot;; CHAR(34); ['Input Data'.A294]; CHAR(34); &quot;, &quot;; CHAR(34); [.$D$2]; CHAR(34); &quot;: &quot;; CHAR(34); ['Input Data'.D294]; CHAR(34); &quot;, &quot;; CHAR(34); [.$E$2]; CHAR(34); &quot;: &quot;; CHAR(34); IF(['Input Data'.E294]=&quot;FEMALE&quot;; &quot;Female&quot;; &quot;Male&quot;); CHAR(34); &quot; },&quot;))" office:value-type="string" office:string-value="{ &quot;loc&quot;: &quot;Malay (Malaysia)&quot;, &quot;name&quot;: &quot;ms-MY-Wavenet-B&quot;, &quot;gend&quot;: &quot;Male&quot; }," calcext:value-type="string">
            <text:p>{ "loc": "Malay (Malaysia)", "name": "ms-MY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5]); &quot;&quot;; COM.MICROSOFT.CONCAT(&quot;{ &quot;; CHAR(34); [.$C$2]; CHAR(34); &quot;: &quot;; CHAR(34); ['Input Data'.A295]; CHAR(34); &quot;, &quot;; CHAR(34); [.$D$2]; CHAR(34); &quot;: &quot;; CHAR(34); ['Input Data'.D295]; CHAR(34); &quot;, &quot;; CHAR(34); [.$E$2]; CHAR(34); &quot;: &quot;; CHAR(34); IF(['Input Data'.E295]=&quot;FEMALE&quot;; &quot;Female&quot;; &quot;Male&quot;); CHAR(34); &quot; },&quot;))" office:value-type="string" office:string-value="{ &quot;loc&quot;: &quot;Malay (Malaysia)&quot;, &quot;name&quot;: &quot;ms-MY-Wavenet-C&quot;, &quot;gend&quot;: &quot;Female&quot; }," calcext:value-type="string">
            <text:p>{ "loc": "Malay (Malaysia)", "name": "ms-MY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6]); &quot;&quot;; COM.MICROSOFT.CONCAT(&quot;{ &quot;; CHAR(34); [.$C$2]; CHAR(34); &quot;: &quot;; CHAR(34); ['Input Data'.A296]; CHAR(34); &quot;, &quot;; CHAR(34); [.$D$2]; CHAR(34); &quot;: &quot;; CHAR(34); ['Input Data'.D296]; CHAR(34); &quot;, &quot;; CHAR(34); [.$E$2]; CHAR(34); &quot;: &quot;; CHAR(34); IF(['Input Data'.E296]=&quot;FEMALE&quot;; &quot;Female&quot;; &quot;Male&quot;); CHAR(34); &quot; },&quot;))" office:value-type="string" office:string-value="{ &quot;loc&quot;: &quot;Malay (Malaysia)&quot;, &quot;name&quot;: &quot;ms-MY-Wavenet-D&quot;, &quot;gend&quot;: &quot;Male&quot; }," calcext:value-type="string">
            <text:p>{ "loc": "Malay (Malaysia)", "name": "ms-MY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7]); &quot;&quot;; COM.MICROSOFT.CONCAT(&quot;{ &quot;; CHAR(34); [.$C$2]; CHAR(34); &quot;: &quot;; CHAR(34); ['Input Data'.A297]; CHAR(34); &quot;, &quot;; CHAR(34); [.$D$2]; CHAR(34); &quot;: &quot;; CHAR(34); ['Input Data'.D297]; CHAR(34); &quot;, &quot;; CHAR(34); [.$E$2]; CHAR(34); &quot;: &quot;; CHAR(34); IF(['Input Data'.E297]=&quot;FEMALE&quot;; &quot;Female&quot;; &quot;Male&quot;); CHAR(34); &quot; },&quot;))" office:value-type="string" office:string-value="{ &quot;loc&quot;: &quot;Malayalam (India)&quot;, &quot;name&quot;: &quot;ml-IN-Standard-A&quot;, &quot;gend&quot;: &quot;Female&quot; }," calcext:value-type="string">
            <text:p>{ "loc": "Malayalam (India)", "name": "ml-IN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8]); &quot;&quot;; COM.MICROSOFT.CONCAT(&quot;{ &quot;; CHAR(34); [.$C$2]; CHAR(34); &quot;: &quot;; CHAR(34); ['Input Data'.A298]; CHAR(34); &quot;, &quot;; CHAR(34); [.$D$2]; CHAR(34); &quot;: &quot;; CHAR(34); ['Input Data'.D298]; CHAR(34); &quot;, &quot;; CHAR(34); [.$E$2]; CHAR(34); &quot;: &quot;; CHAR(34); IF(['Input Data'.E298]=&quot;FEMALE&quot;; &quot;Female&quot;; &quot;Male&quot;); CHAR(34); &quot; },&quot;))" office:value-type="string" office:string-value="{ &quot;loc&quot;: &quot;Malayalam (India)&quot;, &quot;name&quot;: &quot;ml-IN-Standard-B&quot;, &quot;gend&quot;: &quot;Male&quot; }," calcext:value-type="string">
            <text:p>{ "loc": "Malayalam (India)", "name": "ml-IN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9]); &quot;&quot;; COM.MICROSOFT.CONCAT(&quot;{ &quot;; CHAR(34); [.$C$2]; CHAR(34); &quot;: &quot;; CHAR(34); ['Input Data'.A299]; CHAR(34); &quot;, &quot;; CHAR(34); [.$D$2]; CHAR(34); &quot;: &quot;; CHAR(34); ['Input Data'.D299]; CHAR(34); &quot;, &quot;; CHAR(34); [.$E$2]; CHAR(34); &quot;: &quot;; CHAR(34); IF(['Input Data'.E299]=&quot;FEMALE&quot;; &quot;Female&quot;; &quot;Male&quot;); CHAR(34); &quot; },&quot;))" office:value-type="string" office:string-value="{ &quot;loc&quot;: &quot;Malayalam (India)&quot;, &quot;name&quot;: &quot;ml-IN-Standard-C&quot;, &quot;gend&quot;: &quot;Female&quot; }," calcext:value-type="string">
            <text:p>{ "loc": "Malayalam (India)", "name": "ml-IN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0]); &quot;&quot;; COM.MICROSOFT.CONCAT(&quot;{ &quot;; CHAR(34); [.$C$2]; CHAR(34); &quot;: &quot;; CHAR(34); ['Input Data'.A300]; CHAR(34); &quot;, &quot;; CHAR(34); [.$D$2]; CHAR(34); &quot;: &quot;; CHAR(34); ['Input Data'.D300]; CHAR(34); &quot;, &quot;; CHAR(34); [.$E$2]; CHAR(34); &quot;: &quot;; CHAR(34); IF(['Input Data'.E300]=&quot;FEMALE&quot;; &quot;Female&quot;; &quot;Male&quot;); CHAR(34); &quot; },&quot;))" office:value-type="string" office:string-value="{ &quot;loc&quot;: &quot;Malayalam (India)&quot;, &quot;name&quot;: &quot;ml-IN-Standard-D&quot;, &quot;gend&quot;: &quot;Male&quot; }," calcext:value-type="string">
            <text:p>{ "loc": "Malayalam (India)", "name": "ml-IN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1]); &quot;&quot;; COM.MICROSOFT.CONCAT(&quot;{ &quot;; CHAR(34); [.$C$2]; CHAR(34); &quot;: &quot;; CHAR(34); ['Input Data'.A301]; CHAR(34); &quot;, &quot;; CHAR(34); [.$D$2]; CHAR(34); &quot;: &quot;; CHAR(34); ['Input Data'.D301]; CHAR(34); &quot;, &quot;; CHAR(34); [.$E$2]; CHAR(34); &quot;: &quot;; CHAR(34); IF(['Input Data'.E301]=&quot;FEMALE&quot;; &quot;Female&quot;; &quot;Male&quot;); CHAR(34); &quot; },&quot;))" office:value-type="string" office:string-value="{ &quot;loc&quot;: &quot;Malayalam (India)&quot;, &quot;name&quot;: &quot;ml-IN-Wavenet-A&quot;, &quot;gend&quot;: &quot;Female&quot; }," calcext:value-type="string">
            <text:p>{ "loc": "Malayalam (India)", "name": "ml-IN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2]); &quot;&quot;; COM.MICROSOFT.CONCAT(&quot;{ &quot;; CHAR(34); [.$C$2]; CHAR(34); &quot;: &quot;; CHAR(34); ['Input Data'.A302]; CHAR(34); &quot;, &quot;; CHAR(34); [.$D$2]; CHAR(34); &quot;: &quot;; CHAR(34); ['Input Data'.D302]; CHAR(34); &quot;, &quot;; CHAR(34); [.$E$2]; CHAR(34); &quot;: &quot;; CHAR(34); IF(['Input Data'.E302]=&quot;FEMALE&quot;; &quot;Female&quot;; &quot;Male&quot;); CHAR(34); &quot; },&quot;))" office:value-type="string" office:string-value="{ &quot;loc&quot;: &quot;Malayalam (India)&quot;, &quot;name&quot;: &quot;ml-IN-Wavenet-B&quot;, &quot;gend&quot;: &quot;Male&quot; }," calcext:value-type="string">
            <text:p>{ "loc": "Malayalam (India)", "name": "ml-IN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3]); &quot;&quot;; COM.MICROSOFT.CONCAT(&quot;{ &quot;; CHAR(34); [.$C$2]; CHAR(34); &quot;: &quot;; CHAR(34); ['Input Data'.A303]; CHAR(34); &quot;, &quot;; CHAR(34); [.$D$2]; CHAR(34); &quot;: &quot;; CHAR(34); ['Input Data'.D303]; CHAR(34); &quot;, &quot;; CHAR(34); [.$E$2]; CHAR(34); &quot;: &quot;; CHAR(34); IF(['Input Data'.E303]=&quot;FEMALE&quot;; &quot;Female&quot;; &quot;Male&quot;); CHAR(34); &quot; },&quot;))" office:value-type="string" office:string-value="{ &quot;loc&quot;: &quot;Malayalam (India)&quot;, &quot;name&quot;: &quot;ml-IN-Wavenet-C&quot;, &quot;gend&quot;: &quot;Female&quot; }," calcext:value-type="string">
            <text:p>{ "loc": "Malayalam (India)", "name": "ml-IN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4]); &quot;&quot;; COM.MICROSOFT.CONCAT(&quot;{ &quot;; CHAR(34); [.$C$2]; CHAR(34); &quot;: &quot;; CHAR(34); ['Input Data'.A304]; CHAR(34); &quot;, &quot;; CHAR(34); [.$D$2]; CHAR(34); &quot;: &quot;; CHAR(34); ['Input Data'.D304]; CHAR(34); &quot;, &quot;; CHAR(34); [.$E$2]; CHAR(34); &quot;: &quot;; CHAR(34); IF(['Input Data'.E304]=&quot;FEMALE&quot;; &quot;Female&quot;; &quot;Male&quot;); CHAR(34); &quot; },&quot;))" office:value-type="string" office:string-value="{ &quot;loc&quot;: &quot;Malayalam (India)&quot;, &quot;name&quot;: &quot;ml-IN-Wavenet-D&quot;, &quot;gend&quot;: &quot;Male&quot; }," calcext:value-type="string">
            <text:p>{ "loc": "Malayalam (India)", "name": "ml-IN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5]); &quot;&quot;; COM.MICROSOFT.CONCAT(&quot;{ &quot;; CHAR(34); [.$C$2]; CHAR(34); &quot;: &quot;; CHAR(34); ['Input Data'.A305]; CHAR(34); &quot;, &quot;; CHAR(34); [.$D$2]; CHAR(34); &quot;: &quot;; CHAR(34); ['Input Data'.D305]; CHAR(34); &quot;, &quot;; CHAR(34); [.$E$2]; CHAR(34); &quot;: &quot;; CHAR(34); IF(['Input Data'.E305]=&quot;FEMALE&quot;; &quot;Female&quot;; &quot;Male&quot;); CHAR(34); &quot; },&quot;))" office:value-type="string" office:string-value="{ &quot;loc&quot;: &quot;Mandarin Chinese&quot;, &quot;name&quot;: &quot;cmn-CN-Standard-A&quot;, &quot;gend&quot;: &quot;Female&quot; }," calcext:value-type="string">
            <text:p>{ "loc": "Mandarin Chinese", "name": "cmn-CN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6]); &quot;&quot;; COM.MICROSOFT.CONCAT(&quot;{ &quot;; CHAR(34); [.$C$2]; CHAR(34); &quot;: &quot;; CHAR(34); ['Input Data'.A306]; CHAR(34); &quot;, &quot;; CHAR(34); [.$D$2]; CHAR(34); &quot;: &quot;; CHAR(34); ['Input Data'.D306]; CHAR(34); &quot;, &quot;; CHAR(34); [.$E$2]; CHAR(34); &quot;: &quot;; CHAR(34); IF(['Input Data'.E306]=&quot;FEMALE&quot;; &quot;Female&quot;; &quot;Male&quot;); CHAR(34); &quot; },&quot;))" office:value-type="string" office:string-value="{ &quot;loc&quot;: &quot;Mandarin Chinese&quot;, &quot;name&quot;: &quot;cmn-CN-Standard-B&quot;, &quot;gend&quot;: &quot;Male&quot; }," calcext:value-type="string">
            <text:p>{ "loc": "Mandarin Chinese", "name": "cmn-CN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7]); &quot;&quot;; COM.MICROSOFT.CONCAT(&quot;{ &quot;; CHAR(34); [.$C$2]; CHAR(34); &quot;: &quot;; CHAR(34); ['Input Data'.A307]; CHAR(34); &quot;, &quot;; CHAR(34); [.$D$2]; CHAR(34); &quot;: &quot;; CHAR(34); ['Input Data'.D307]; CHAR(34); &quot;, &quot;; CHAR(34); [.$E$2]; CHAR(34); &quot;: &quot;; CHAR(34); IF(['Input Data'.E307]=&quot;FEMALE&quot;; &quot;Female&quot;; &quot;Male&quot;); CHAR(34); &quot; },&quot;))" office:value-type="string" office:string-value="{ &quot;loc&quot;: &quot;Mandarin Chinese&quot;, &quot;name&quot;: &quot;cmn-CN-Standard-C&quot;, &quot;gend&quot;: &quot;Male&quot; }," calcext:value-type="string">
            <text:p>{ "loc": "Mandarin Chinese", "name": "cmn-CN-Standard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8]); &quot;&quot;; COM.MICROSOFT.CONCAT(&quot;{ &quot;; CHAR(34); [.$C$2]; CHAR(34); &quot;: &quot;; CHAR(34); ['Input Data'.A308]; CHAR(34); &quot;, &quot;; CHAR(34); [.$D$2]; CHAR(34); &quot;: &quot;; CHAR(34); ['Input Data'.D308]; CHAR(34); &quot;, &quot;; CHAR(34); [.$E$2]; CHAR(34); &quot;: &quot;; CHAR(34); IF(['Input Data'.E308]=&quot;FEMALE&quot;; &quot;Female&quot;; &quot;Male&quot;); CHAR(34); &quot; },&quot;))" office:value-type="string" office:string-value="{ &quot;loc&quot;: &quot;Mandarin Chinese&quot;, &quot;name&quot;: &quot;cmn-CN-Standard-D&quot;, &quot;gend&quot;: &quot;Female&quot; }," calcext:value-type="string">
            <text:p>{ "loc": "Mandarin Chinese", "name": "cmn-CN-Standard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9]); &quot;&quot;; COM.MICROSOFT.CONCAT(&quot;{ &quot;; CHAR(34); [.$C$2]; CHAR(34); &quot;: &quot;; CHAR(34); ['Input Data'.A309]; CHAR(34); &quot;, &quot;; CHAR(34); [.$D$2]; CHAR(34); &quot;: &quot;; CHAR(34); ['Input Data'.D309]; CHAR(34); &quot;, &quot;; CHAR(34); [.$E$2]; CHAR(34); &quot;: &quot;; CHAR(34); IF(['Input Data'.E309]=&quot;FEMALE&quot;; &quot;Female&quot;; &quot;Male&quot;); CHAR(34); &quot; },&quot;))" office:value-type="string" office:string-value="{ &quot;loc&quot;: &quot;Mandarin Chinese&quot;, &quot;name&quot;: &quot;cmn-CN-Wavenet-A&quot;, &quot;gend&quot;: &quot;Female&quot; }," calcext:value-type="string">
            <text:p>{ "loc": "Mandarin Chinese", "name": "cmn-CN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0]); &quot;&quot;; COM.MICROSOFT.CONCAT(&quot;{ &quot;; CHAR(34); [.$C$2]; CHAR(34); &quot;: &quot;; CHAR(34); ['Input Data'.A310]; CHAR(34); &quot;, &quot;; CHAR(34); [.$D$2]; CHAR(34); &quot;: &quot;; CHAR(34); ['Input Data'.D310]; CHAR(34); &quot;, &quot;; CHAR(34); [.$E$2]; CHAR(34); &quot;: &quot;; CHAR(34); IF(['Input Data'.E310]=&quot;FEMALE&quot;; &quot;Female&quot;; &quot;Male&quot;); CHAR(34); &quot; },&quot;))" office:value-type="string" office:string-value="{ &quot;loc&quot;: &quot;Mandarin Chinese&quot;, &quot;name&quot;: &quot;cmn-CN-Wavenet-B&quot;, &quot;gend&quot;: &quot;Male&quot; }," calcext:value-type="string">
            <text:p>{ "loc": "Mandarin Chinese", "name": "cmn-CN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1]); &quot;&quot;; COM.MICROSOFT.CONCAT(&quot;{ &quot;; CHAR(34); [.$C$2]; CHAR(34); &quot;: &quot;; CHAR(34); ['Input Data'.A311]; CHAR(34); &quot;, &quot;; CHAR(34); [.$D$2]; CHAR(34); &quot;: &quot;; CHAR(34); ['Input Data'.D311]; CHAR(34); &quot;, &quot;; CHAR(34); [.$E$2]; CHAR(34); &quot;: &quot;; CHAR(34); IF(['Input Data'.E311]=&quot;FEMALE&quot;; &quot;Female&quot;; &quot;Male&quot;); CHAR(34); &quot; },&quot;))" office:value-type="string" office:string-value="{ &quot;loc&quot;: &quot;Mandarin Chinese&quot;, &quot;name&quot;: &quot;cmn-CN-Wavenet-C&quot;, &quot;gend&quot;: &quot;Male&quot; }," calcext:value-type="string">
            <text:p>{ "loc": "Mandarin Chinese", "name": "cmn-CN-Wavenet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2]); &quot;&quot;; COM.MICROSOFT.CONCAT(&quot;{ &quot;; CHAR(34); [.$C$2]; CHAR(34); &quot;: &quot;; CHAR(34); ['Input Data'.A312]; CHAR(34); &quot;, &quot;; CHAR(34); [.$D$2]; CHAR(34); &quot;: &quot;; CHAR(34); ['Input Data'.D312]; CHAR(34); &quot;, &quot;; CHAR(34); [.$E$2]; CHAR(34); &quot;: &quot;; CHAR(34); IF(['Input Data'.E312]=&quot;FEMALE&quot;; &quot;Female&quot;; &quot;Male&quot;); CHAR(34); &quot; },&quot;))" office:value-type="string" office:string-value="{ &quot;loc&quot;: &quot;Mandarin Chinese&quot;, &quot;name&quot;: &quot;cmn-CN-Wavenet-D&quot;, &quot;gend&quot;: &quot;Female&quot; }," calcext:value-type="string">
            <text:p>{ "loc": "Mandarin Chinese", "name": "cmn-CN-Wavenet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3]); &quot;&quot;; COM.MICROSOFT.CONCAT(&quot;{ &quot;; CHAR(34); [.$C$2]; CHAR(34); &quot;: &quot;; CHAR(34); ['Input Data'.A313]; CHAR(34); &quot;, &quot;; CHAR(34); [.$D$2]; CHAR(34); &quot;: &quot;; CHAR(34); ['Input Data'.D313]; CHAR(34); &quot;, &quot;; CHAR(34); [.$E$2]; CHAR(34); &quot;: &quot;; CHAR(34); IF(['Input Data'.E313]=&quot;FEMALE&quot;; &quot;Female&quot;; &quot;Male&quot;); CHAR(34); &quot; },&quot;))" office:value-type="string" office:string-value="{ &quot;loc&quot;: &quot;Mandarin Chinese&quot;, &quot;name&quot;: &quot;cmn-TW-Standard-A&quot;, &quot;gend&quot;: &quot;Female&quot; }," calcext:value-type="string">
            <text:p>{ "loc": "Mandarin Chinese", "name": "cmn-TW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4]); &quot;&quot;; COM.MICROSOFT.CONCAT(&quot;{ &quot;; CHAR(34); [.$C$2]; CHAR(34); &quot;: &quot;; CHAR(34); ['Input Data'.A314]; CHAR(34); &quot;, &quot;; CHAR(34); [.$D$2]; CHAR(34); &quot;: &quot;; CHAR(34); ['Input Data'.D314]; CHAR(34); &quot;, &quot;; CHAR(34); [.$E$2]; CHAR(34); &quot;: &quot;; CHAR(34); IF(['Input Data'.E314]=&quot;FEMALE&quot;; &quot;Female&quot;; &quot;Male&quot;); CHAR(34); &quot; },&quot;))" office:value-type="string" office:string-value="{ &quot;loc&quot;: &quot;Mandarin Chinese&quot;, &quot;name&quot;: &quot;cmn-TW-Standard-B&quot;, &quot;gend&quot;: &quot;Male&quot; }," calcext:value-type="string">
            <text:p>{ "loc": "Mandarin Chinese", "name": "cmn-TW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5]); &quot;&quot;; COM.MICROSOFT.CONCAT(&quot;{ &quot;; CHAR(34); [.$C$2]; CHAR(34); &quot;: &quot;; CHAR(34); ['Input Data'.A315]; CHAR(34); &quot;, &quot;; CHAR(34); [.$D$2]; CHAR(34); &quot;: &quot;; CHAR(34); ['Input Data'.D315]; CHAR(34); &quot;, &quot;; CHAR(34); [.$E$2]; CHAR(34); &quot;: &quot;; CHAR(34); IF(['Input Data'.E315]=&quot;FEMALE&quot;; &quot;Female&quot;; &quot;Male&quot;); CHAR(34); &quot; },&quot;))" office:value-type="string" office:string-value="{ &quot;loc&quot;: &quot;Mandarin Chinese&quot;, &quot;name&quot;: &quot;cmn-TW-Standard-C&quot;, &quot;gend&quot;: &quot;Male&quot; }," calcext:value-type="string">
            <text:p>{ "loc": "Mandarin Chinese", "name": "cmn-TW-Standard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6]); &quot;&quot;; COM.MICROSOFT.CONCAT(&quot;{ &quot;; CHAR(34); [.$C$2]; CHAR(34); &quot;: &quot;; CHAR(34); ['Input Data'.A316]; CHAR(34); &quot;, &quot;; CHAR(34); [.$D$2]; CHAR(34); &quot;: &quot;; CHAR(34); ['Input Data'.D316]; CHAR(34); &quot;, &quot;; CHAR(34); [.$E$2]; CHAR(34); &quot;: &quot;; CHAR(34); IF(['Input Data'.E316]=&quot;FEMALE&quot;; &quot;Female&quot;; &quot;Male&quot;); CHAR(34); &quot; },&quot;))" office:value-type="string" office:string-value="{ &quot;loc&quot;: &quot;Mandarin Chinese&quot;, &quot;name&quot;: &quot;cmn-TW-Wavenet-A&quot;, &quot;gend&quot;: &quot;Female&quot; }," calcext:value-type="string">
            <text:p>{ "loc": "Mandarin Chinese", "name": "cmn-TW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7]); &quot;&quot;; COM.MICROSOFT.CONCAT(&quot;{ &quot;; CHAR(34); [.$C$2]; CHAR(34); &quot;: &quot;; CHAR(34); ['Input Data'.A317]; CHAR(34); &quot;, &quot;; CHAR(34); [.$D$2]; CHAR(34); &quot;: &quot;; CHAR(34); ['Input Data'.D317]; CHAR(34); &quot;, &quot;; CHAR(34); [.$E$2]; CHAR(34); &quot;: &quot;; CHAR(34); IF(['Input Data'.E317]=&quot;FEMALE&quot;; &quot;Female&quot;; &quot;Male&quot;); CHAR(34); &quot; },&quot;))" office:value-type="string" office:string-value="{ &quot;loc&quot;: &quot;Mandarin Chinese&quot;, &quot;name&quot;: &quot;cmn-TW-Wavenet-B&quot;, &quot;gend&quot;: &quot;Male&quot; }," calcext:value-type="string">
            <text:p>{ "loc": "Mandarin Chinese", "name": "cmn-TW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8]); &quot;&quot;; COM.MICROSOFT.CONCAT(&quot;{ &quot;; CHAR(34); [.$C$2]; CHAR(34); &quot;: &quot;; CHAR(34); ['Input Data'.A318]; CHAR(34); &quot;, &quot;; CHAR(34); [.$D$2]; CHAR(34); &quot;: &quot;; CHAR(34); ['Input Data'.D318]; CHAR(34); &quot;, &quot;; CHAR(34); [.$E$2]; CHAR(34); &quot;: &quot;; CHAR(34); IF(['Input Data'.E318]=&quot;FEMALE&quot;; &quot;Female&quot;; &quot;Male&quot;); CHAR(34); &quot; },&quot;))" office:value-type="string" office:string-value="{ &quot;loc&quot;: &quot;Mandarin Chinese&quot;, &quot;name&quot;: &quot;cmn-TW-Wavenet-C&quot;, &quot;gend&quot;: &quot;Male&quot; }," calcext:value-type="string">
            <text:p>{ "loc": "Mandarin Chinese", "name": "cmn-TW-Wavenet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9]); &quot;&quot;; COM.MICROSOFT.CONCAT(&quot;{ &quot;; CHAR(34); [.$C$2]; CHAR(34); &quot;: &quot;; CHAR(34); ['Input Data'.A319]; CHAR(34); &quot;, &quot;; CHAR(34); [.$D$2]; CHAR(34); &quot;: &quot;; CHAR(34); ['Input Data'.D319]; CHAR(34); &quot;, &quot;; CHAR(34); [.$E$2]; CHAR(34); &quot;: &quot;; CHAR(34); IF(['Input Data'.E319]=&quot;FEMALE&quot;; &quot;Female&quot;; &quot;Male&quot;); CHAR(34); &quot; },&quot;))" office:value-type="string" office:string-value="{ &quot;loc&quot;: &quot;Marathi (India)&quot;, &quot;name&quot;: &quot;mr-IN-Standard-A&quot;, &quot;gend&quot;: &quot;Female&quot; }," calcext:value-type="string">
            <text:p>{ "loc": "Marathi (India)", "name": "mr-IN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0]); &quot;&quot;; COM.MICROSOFT.CONCAT(&quot;{ &quot;; CHAR(34); [.$C$2]; CHAR(34); &quot;: &quot;; CHAR(34); ['Input Data'.A320]; CHAR(34); &quot;, &quot;; CHAR(34); [.$D$2]; CHAR(34); &quot;: &quot;; CHAR(34); ['Input Data'.D320]; CHAR(34); &quot;, &quot;; CHAR(34); [.$E$2]; CHAR(34); &quot;: &quot;; CHAR(34); IF(['Input Data'.E320]=&quot;FEMALE&quot;; &quot;Female&quot;; &quot;Male&quot;); CHAR(34); &quot; },&quot;))" office:value-type="string" office:string-value="{ &quot;loc&quot;: &quot;Marathi (India)&quot;, &quot;name&quot;: &quot;mr-IN-Standard-B&quot;, &quot;gend&quot;: &quot;Male&quot; }," calcext:value-type="string">
            <text:p>{ "loc": "Marathi (India)", "name": "mr-IN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1]); &quot;&quot;; COM.MICROSOFT.CONCAT(&quot;{ &quot;; CHAR(34); [.$C$2]; CHAR(34); &quot;: &quot;; CHAR(34); ['Input Data'.A321]; CHAR(34); &quot;, &quot;; CHAR(34); [.$D$2]; CHAR(34); &quot;: &quot;; CHAR(34); ['Input Data'.D321]; CHAR(34); &quot;, &quot;; CHAR(34); [.$E$2]; CHAR(34); &quot;: &quot;; CHAR(34); IF(['Input Data'.E321]=&quot;FEMALE&quot;; &quot;Female&quot;; &quot;Male&quot;); CHAR(34); &quot; },&quot;))" office:value-type="string" office:string-value="{ &quot;loc&quot;: &quot;Marathi (India)&quot;, &quot;name&quot;: &quot;mr-IN-Standard-C&quot;, &quot;gend&quot;: &quot;Female&quot; }," calcext:value-type="string">
            <text:p>{ "loc": "Marathi (India)", "name": "mr-IN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2]); &quot;&quot;; COM.MICROSOFT.CONCAT(&quot;{ &quot;; CHAR(34); [.$C$2]; CHAR(34); &quot;: &quot;; CHAR(34); ['Input Data'.A322]; CHAR(34); &quot;, &quot;; CHAR(34); [.$D$2]; CHAR(34); &quot;: &quot;; CHAR(34); ['Input Data'.D322]; CHAR(34); &quot;, &quot;; CHAR(34); [.$E$2]; CHAR(34); &quot;: &quot;; CHAR(34); IF(['Input Data'.E322]=&quot;FEMALE&quot;; &quot;Female&quot;; &quot;Male&quot;); CHAR(34); &quot; },&quot;))" office:value-type="string" office:string-value="{ &quot;loc&quot;: &quot;Marathi (India)&quot;, &quot;name&quot;: &quot;mr-IN-Wavenet-A&quot;, &quot;gend&quot;: &quot;Female&quot; }," calcext:value-type="string">
            <text:p>{ "loc": "Marathi (India)", "name": "mr-IN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3]); &quot;&quot;; COM.MICROSOFT.CONCAT(&quot;{ &quot;; CHAR(34); [.$C$2]; CHAR(34); &quot;: &quot;; CHAR(34); ['Input Data'.A323]; CHAR(34); &quot;, &quot;; CHAR(34); [.$D$2]; CHAR(34); &quot;: &quot;; CHAR(34); ['Input Data'.D323]; CHAR(34); &quot;, &quot;; CHAR(34); [.$E$2]; CHAR(34); &quot;: &quot;; CHAR(34); IF(['Input Data'.E323]=&quot;FEMALE&quot;; &quot;Female&quot;; &quot;Male&quot;); CHAR(34); &quot; },&quot;))" office:value-type="string" office:string-value="{ &quot;loc&quot;: &quot;Marathi (India)&quot;, &quot;name&quot;: &quot;mr-IN-Wavenet-B&quot;, &quot;gend&quot;: &quot;Male&quot; }," calcext:value-type="string">
            <text:p>{ "loc": "Marathi (India)", "name": "mr-IN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4]); &quot;&quot;; COM.MICROSOFT.CONCAT(&quot;{ &quot;; CHAR(34); [.$C$2]; CHAR(34); &quot;: &quot;; CHAR(34); ['Input Data'.A324]; CHAR(34); &quot;, &quot;; CHAR(34); [.$D$2]; CHAR(34); &quot;: &quot;; CHAR(34); ['Input Data'.D324]; CHAR(34); &quot;, &quot;; CHAR(34); [.$E$2]; CHAR(34); &quot;: &quot;; CHAR(34); IF(['Input Data'.E324]=&quot;FEMALE&quot;; &quot;Female&quot;; &quot;Male&quot;); CHAR(34); &quot; },&quot;))" office:value-type="string" office:string-value="{ &quot;loc&quot;: &quot;Marathi (India)&quot;, &quot;name&quot;: &quot;mr-IN-Wavenet-C&quot;, &quot;gend&quot;: &quot;Female&quot; }," calcext:value-type="string">
            <text:p>{ "loc": "Marathi (India)", "name": "mr-IN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5]); &quot;&quot;; COM.MICROSOFT.CONCAT(&quot;{ &quot;; CHAR(34); [.$C$2]; CHAR(34); &quot;: &quot;; CHAR(34); ['Input Data'.A325]; CHAR(34); &quot;, &quot;; CHAR(34); [.$D$2]; CHAR(34); &quot;: &quot;; CHAR(34); ['Input Data'.D325]; CHAR(34); &quot;, &quot;; CHAR(34); [.$E$2]; CHAR(34); &quot;: &quot;; CHAR(34); IF(['Input Data'.E325]=&quot;FEMALE&quot;; &quot;Female&quot;; &quot;Male&quot;); CHAR(34); &quot; },&quot;))" office:value-type="string" office:string-value="{ &quot;loc&quot;: &quot;Norwegian (Norway)&quot;, &quot;name&quot;: &quot;nb-NO-Standard-A&quot;, &quot;gend&quot;: &quot;Female&quot; }," calcext:value-type="string">
            <text:p>{ "loc": "Norwegian (Norway)", "name": "nb-NO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6]); &quot;&quot;; COM.MICROSOFT.CONCAT(&quot;{ &quot;; CHAR(34); [.$C$2]; CHAR(34); &quot;: &quot;; CHAR(34); ['Input Data'.A326]; CHAR(34); &quot;, &quot;; CHAR(34); [.$D$2]; CHAR(34); &quot;: &quot;; CHAR(34); ['Input Data'.D326]; CHAR(34); &quot;, &quot;; CHAR(34); [.$E$2]; CHAR(34); &quot;: &quot;; CHAR(34); IF(['Input Data'.E326]=&quot;FEMALE&quot;; &quot;Female&quot;; &quot;Male&quot;); CHAR(34); &quot; },&quot;))" office:value-type="string" office:string-value="{ &quot;loc&quot;: &quot;Norwegian (Norway)&quot;, &quot;name&quot;: &quot;nb-NO-Standard-B&quot;, &quot;gend&quot;: &quot;Male&quot; }," calcext:value-type="string">
            <text:p>{ "loc": "Norwegian (Norway)", "name": "nb-NO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7]); &quot;&quot;; COM.MICROSOFT.CONCAT(&quot;{ &quot;; CHAR(34); [.$C$2]; CHAR(34); &quot;: &quot;; CHAR(34); ['Input Data'.A327]; CHAR(34); &quot;, &quot;; CHAR(34); [.$D$2]; CHAR(34); &quot;: &quot;; CHAR(34); ['Input Data'.D327]; CHAR(34); &quot;, &quot;; CHAR(34); [.$E$2]; CHAR(34); &quot;: &quot;; CHAR(34); IF(['Input Data'.E327]=&quot;FEMALE&quot;; &quot;Female&quot;; &quot;Male&quot;); CHAR(34); &quot; },&quot;))" office:value-type="string" office:string-value="{ &quot;loc&quot;: &quot;Norwegian (Norway)&quot;, &quot;name&quot;: &quot;nb-NO-Standard-C&quot;, &quot;gend&quot;: &quot;Female&quot; }," calcext:value-type="string">
            <text:p>{ "loc": "Norwegian (Norway)", "name": "nb-NO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8]); &quot;&quot;; COM.MICROSOFT.CONCAT(&quot;{ &quot;; CHAR(34); [.$C$2]; CHAR(34); &quot;: &quot;; CHAR(34); ['Input Data'.A328]; CHAR(34); &quot;, &quot;; CHAR(34); [.$D$2]; CHAR(34); &quot;: &quot;; CHAR(34); ['Input Data'.D328]; CHAR(34); &quot;, &quot;; CHAR(34); [.$E$2]; CHAR(34); &quot;: &quot;; CHAR(34); IF(['Input Data'.E328]=&quot;FEMALE&quot;; &quot;Female&quot;; &quot;Male&quot;); CHAR(34); &quot; },&quot;))" office:value-type="string" office:string-value="{ &quot;loc&quot;: &quot;Norwegian (Norway)&quot;, &quot;name&quot;: &quot;nb-NO-Standard-D&quot;, &quot;gend&quot;: &quot;Male&quot; }," calcext:value-type="string">
            <text:p>{ "loc": "Norwegian (Norway)", "name": "nb-NO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9]); &quot;&quot;; COM.MICROSOFT.CONCAT(&quot;{ &quot;; CHAR(34); [.$C$2]; CHAR(34); &quot;: &quot;; CHAR(34); ['Input Data'.A329]; CHAR(34); &quot;, &quot;; CHAR(34); [.$D$2]; CHAR(34); &quot;: &quot;; CHAR(34); ['Input Data'.D329]; CHAR(34); &quot;, &quot;; CHAR(34); [.$E$2]; CHAR(34); &quot;: &quot;; CHAR(34); IF(['Input Data'.E329]=&quot;FEMALE&quot;; &quot;Female&quot;; &quot;Male&quot;); CHAR(34); &quot; },&quot;))" office:value-type="string" office:string-value="{ &quot;loc&quot;: &quot;Norwegian (Norway)&quot;, &quot;name&quot;: &quot;nb-NO-Standard-E&quot;, &quot;gend&quot;: &quot;Female&quot; }," calcext:value-type="string">
            <text:p>{ "loc": "Norwegian (Norway)", "name": "nb-NO-Standard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0]); &quot;&quot;; COM.MICROSOFT.CONCAT(&quot;{ &quot;; CHAR(34); [.$C$2]; CHAR(34); &quot;: &quot;; CHAR(34); ['Input Data'.A330]; CHAR(34); &quot;, &quot;; CHAR(34); [.$D$2]; CHAR(34); &quot;: &quot;; CHAR(34); ['Input Data'.D330]; CHAR(34); &quot;, &quot;; CHAR(34); [.$E$2]; CHAR(34); &quot;: &quot;; CHAR(34); IF(['Input Data'.E330]=&quot;FEMALE&quot;; &quot;Female&quot;; &quot;Male&quot;); CHAR(34); &quot; },&quot;))" office:value-type="string" office:string-value="{ &quot;loc&quot;: &quot;Norwegian (Norway)&quot;, &quot;name&quot;: &quot;nb-NO-Wavenet-A&quot;, &quot;gend&quot;: &quot;Female&quot; }," calcext:value-type="string">
            <text:p>{ "loc": "Norwegian (Norway)", "name": "nb-NO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1]); &quot;&quot;; COM.MICROSOFT.CONCAT(&quot;{ &quot;; CHAR(34); [.$C$2]; CHAR(34); &quot;: &quot;; CHAR(34); ['Input Data'.A331]; CHAR(34); &quot;, &quot;; CHAR(34); [.$D$2]; CHAR(34); &quot;: &quot;; CHAR(34); ['Input Data'.D331]; CHAR(34); &quot;, &quot;; CHAR(34); [.$E$2]; CHAR(34); &quot;: &quot;; CHAR(34); IF(['Input Data'.E331]=&quot;FEMALE&quot;; &quot;Female&quot;; &quot;Male&quot;); CHAR(34); &quot; },&quot;))" office:value-type="string" office:string-value="{ &quot;loc&quot;: &quot;Norwegian (Norway)&quot;, &quot;name&quot;: &quot;nb-NO-Wavenet-B&quot;, &quot;gend&quot;: &quot;Male&quot; }," calcext:value-type="string">
            <text:p>{ "loc": "Norwegian (Norway)", "name": "nb-NO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2]); &quot;&quot;; COM.MICROSOFT.CONCAT(&quot;{ &quot;; CHAR(34); [.$C$2]; CHAR(34); &quot;: &quot;; CHAR(34); ['Input Data'.A332]; CHAR(34); &quot;, &quot;; CHAR(34); [.$D$2]; CHAR(34); &quot;: &quot;; CHAR(34); ['Input Data'.D332]; CHAR(34); &quot;, &quot;; CHAR(34); [.$E$2]; CHAR(34); &quot;: &quot;; CHAR(34); IF(['Input Data'.E332]=&quot;FEMALE&quot;; &quot;Female&quot;; &quot;Male&quot;); CHAR(34); &quot; },&quot;))" office:value-type="string" office:string-value="{ &quot;loc&quot;: &quot;Norwegian (Norway)&quot;, &quot;name&quot;: &quot;nb-NO-Wavenet-C&quot;, &quot;gend&quot;: &quot;Female&quot; }," calcext:value-type="string">
            <text:p>{ "loc": "Norwegian (Norway)", "name": "nb-NO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3]); &quot;&quot;; COM.MICROSOFT.CONCAT(&quot;{ &quot;; CHAR(34); [.$C$2]; CHAR(34); &quot;: &quot;; CHAR(34); ['Input Data'.A333]; CHAR(34); &quot;, &quot;; CHAR(34); [.$D$2]; CHAR(34); &quot;: &quot;; CHAR(34); ['Input Data'.D333]; CHAR(34); &quot;, &quot;; CHAR(34); [.$E$2]; CHAR(34); &quot;: &quot;; CHAR(34); IF(['Input Data'.E333]=&quot;FEMALE&quot;; &quot;Female&quot;; &quot;Male&quot;); CHAR(34); &quot; },&quot;))" office:value-type="string" office:string-value="{ &quot;loc&quot;: &quot;Norwegian (Norway)&quot;, &quot;name&quot;: &quot;nb-NO-Wavenet-D&quot;, &quot;gend&quot;: &quot;Male&quot; }," calcext:value-type="string">
            <text:p>{ "loc": "Norwegian (Norway)", "name": "nb-NO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4]); &quot;&quot;; COM.MICROSOFT.CONCAT(&quot;{ &quot;; CHAR(34); [.$C$2]; CHAR(34); &quot;: &quot;; CHAR(34); ['Input Data'.A334]; CHAR(34); &quot;, &quot;; CHAR(34); [.$D$2]; CHAR(34); &quot;: &quot;; CHAR(34); ['Input Data'.D334]; CHAR(34); &quot;, &quot;; CHAR(34); [.$E$2]; CHAR(34); &quot;: &quot;; CHAR(34); IF(['Input Data'.E334]=&quot;FEMALE&quot;; &quot;Female&quot;; &quot;Male&quot;); CHAR(34); &quot; },&quot;))" office:value-type="string" office:string-value="{ &quot;loc&quot;: &quot;Norwegian (Norway)&quot;, &quot;name&quot;: &quot;nb-NO-Wavenet-E&quot;, &quot;gend&quot;: &quot;Female&quot; }," calcext:value-type="string">
            <text:p>{ "loc": "Norwegian (Norway)", "name": "nb-NO-Wavenet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5]); &quot;&quot;; COM.MICROSOFT.CONCAT(&quot;{ &quot;; CHAR(34); [.$C$2]; CHAR(34); &quot;: &quot;; CHAR(34); ['Input Data'.A335]; CHAR(34); &quot;, &quot;; CHAR(34); [.$D$2]; CHAR(34); &quot;: &quot;; CHAR(34); ['Input Data'.D335]; CHAR(34); &quot;, &quot;; CHAR(34); [.$E$2]; CHAR(34); &quot;: &quot;; CHAR(34); IF(['Input Data'.E335]=&quot;FEMALE&quot;; &quot;Female&quot;; &quot;Male&quot;); CHAR(34); &quot; },&quot;))" office:value-type="string" office:string-value="{ &quot;loc&quot;: &quot;Polish (Poland)&quot;, &quot;name&quot;: &quot;pl-PL-Standard-A&quot;, &quot;gend&quot;: &quot;Female&quot; }," calcext:value-type="string">
            <text:p>{ "loc": "Polish (Poland)", "name": "pl-PL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6]); &quot;&quot;; COM.MICROSOFT.CONCAT(&quot;{ &quot;; CHAR(34); [.$C$2]; CHAR(34); &quot;: &quot;; CHAR(34); ['Input Data'.A336]; CHAR(34); &quot;, &quot;; CHAR(34); [.$D$2]; CHAR(34); &quot;: &quot;; CHAR(34); ['Input Data'.D336]; CHAR(34); &quot;, &quot;; CHAR(34); [.$E$2]; CHAR(34); &quot;: &quot;; CHAR(34); IF(['Input Data'.E336]=&quot;FEMALE&quot;; &quot;Female&quot;; &quot;Male&quot;); CHAR(34); &quot; },&quot;))" office:value-type="string" office:string-value="{ &quot;loc&quot;: &quot;Polish (Poland)&quot;, &quot;name&quot;: &quot;pl-PL-Standard-B&quot;, &quot;gend&quot;: &quot;Male&quot; }," calcext:value-type="string">
            <text:p>{ "loc": "Polish (Poland)", "name": "pl-PL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7]); &quot;&quot;; COM.MICROSOFT.CONCAT(&quot;{ &quot;; CHAR(34); [.$C$2]; CHAR(34); &quot;: &quot;; CHAR(34); ['Input Data'.A337]; CHAR(34); &quot;, &quot;; CHAR(34); [.$D$2]; CHAR(34); &quot;: &quot;; CHAR(34); ['Input Data'.D337]; CHAR(34); &quot;, &quot;; CHAR(34); [.$E$2]; CHAR(34); &quot;: &quot;; CHAR(34); IF(['Input Data'.E337]=&quot;FEMALE&quot;; &quot;Female&quot;; &quot;Male&quot;); CHAR(34); &quot; },&quot;))" office:value-type="string" office:string-value="{ &quot;loc&quot;: &quot;Polish (Poland)&quot;, &quot;name&quot;: &quot;pl-PL-Standard-C&quot;, &quot;gend&quot;: &quot;Male&quot; }," calcext:value-type="string">
            <text:p>{ "loc": "Polish (Poland)", "name": "pl-PL-Standard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8]); &quot;&quot;; COM.MICROSOFT.CONCAT(&quot;{ &quot;; CHAR(34); [.$C$2]; CHAR(34); &quot;: &quot;; CHAR(34); ['Input Data'.A338]; CHAR(34); &quot;, &quot;; CHAR(34); [.$D$2]; CHAR(34); &quot;: &quot;; CHAR(34); ['Input Data'.D338]; CHAR(34); &quot;, &quot;; CHAR(34); [.$E$2]; CHAR(34); &quot;: &quot;; CHAR(34); IF(['Input Data'.E338]=&quot;FEMALE&quot;; &quot;Female&quot;; &quot;Male&quot;); CHAR(34); &quot; },&quot;))" office:value-type="string" office:string-value="{ &quot;loc&quot;: &quot;Polish (Poland)&quot;, &quot;name&quot;: &quot;pl-PL-Standard-D&quot;, &quot;gend&quot;: &quot;Female&quot; }," calcext:value-type="string">
            <text:p>{ "loc": "Polish (Poland)", "name": "pl-PL-Standard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9]); &quot;&quot;; COM.MICROSOFT.CONCAT(&quot;{ &quot;; CHAR(34); [.$C$2]; CHAR(34); &quot;: &quot;; CHAR(34); ['Input Data'.A339]; CHAR(34); &quot;, &quot;; CHAR(34); [.$D$2]; CHAR(34); &quot;: &quot;; CHAR(34); ['Input Data'.D339]; CHAR(34); &quot;, &quot;; CHAR(34); [.$E$2]; CHAR(34); &quot;: &quot;; CHAR(34); IF(['Input Data'.E339]=&quot;FEMALE&quot;; &quot;Female&quot;; &quot;Male&quot;); CHAR(34); &quot; },&quot;))" office:value-type="string" office:string-value="{ &quot;loc&quot;: &quot;Polish (Poland)&quot;, &quot;name&quot;: &quot;pl-PL-Standard-E&quot;, &quot;gend&quot;: &quot;Female&quot; }," calcext:value-type="string">
            <text:p>{ "loc": "Polish (Poland)", "name": "pl-PL-Standard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0]); &quot;&quot;; COM.MICROSOFT.CONCAT(&quot;{ &quot;; CHAR(34); [.$C$2]; CHAR(34); &quot;: &quot;; CHAR(34); ['Input Data'.A340]; CHAR(34); &quot;, &quot;; CHAR(34); [.$D$2]; CHAR(34); &quot;: &quot;; CHAR(34); ['Input Data'.D340]; CHAR(34); &quot;, &quot;; CHAR(34); [.$E$2]; CHAR(34); &quot;: &quot;; CHAR(34); IF(['Input Data'.E340]=&quot;FEMALE&quot;; &quot;Female&quot;; &quot;Male&quot;); CHAR(34); &quot; },&quot;))" office:value-type="string" office:string-value="{ &quot;loc&quot;: &quot;Polish (Poland)&quot;, &quot;name&quot;: &quot;pl-PL-Wavenet-A&quot;, &quot;gend&quot;: &quot;Female&quot; }," calcext:value-type="string">
            <text:p>{ "loc": "Polish (Poland)", "name": "pl-PL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1]); &quot;&quot;; COM.MICROSOFT.CONCAT(&quot;{ &quot;; CHAR(34); [.$C$2]; CHAR(34); &quot;: &quot;; CHAR(34); ['Input Data'.A341]; CHAR(34); &quot;, &quot;; CHAR(34); [.$D$2]; CHAR(34); &quot;: &quot;; CHAR(34); ['Input Data'.D341]; CHAR(34); &quot;, &quot;; CHAR(34); [.$E$2]; CHAR(34); &quot;: &quot;; CHAR(34); IF(['Input Data'.E341]=&quot;FEMALE&quot;; &quot;Female&quot;; &quot;Male&quot;); CHAR(34); &quot; },&quot;))" office:value-type="string" office:string-value="{ &quot;loc&quot;: &quot;Polish (Poland)&quot;, &quot;name&quot;: &quot;pl-PL-Wavenet-B&quot;, &quot;gend&quot;: &quot;Male&quot; }," calcext:value-type="string">
            <text:p>{ "loc": "Polish (Poland)", "name": "pl-PL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2]); &quot;&quot;; COM.MICROSOFT.CONCAT(&quot;{ &quot;; CHAR(34); [.$C$2]; CHAR(34); &quot;: &quot;; CHAR(34); ['Input Data'.A342]; CHAR(34); &quot;, &quot;; CHAR(34); [.$D$2]; CHAR(34); &quot;: &quot;; CHAR(34); ['Input Data'.D342]; CHAR(34); &quot;, &quot;; CHAR(34); [.$E$2]; CHAR(34); &quot;: &quot;; CHAR(34); IF(['Input Data'.E342]=&quot;FEMALE&quot;; &quot;Female&quot;; &quot;Male&quot;); CHAR(34); &quot; },&quot;))" office:value-type="string" office:string-value="{ &quot;loc&quot;: &quot;Polish (Poland)&quot;, &quot;name&quot;: &quot;pl-PL-Wavenet-C&quot;, &quot;gend&quot;: &quot;Male&quot; }," calcext:value-type="string">
            <text:p>{ "loc": "Polish (Poland)", "name": "pl-PL-Wavenet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3]); &quot;&quot;; COM.MICROSOFT.CONCAT(&quot;{ &quot;; CHAR(34); [.$C$2]; CHAR(34); &quot;: &quot;; CHAR(34); ['Input Data'.A343]; CHAR(34); &quot;, &quot;; CHAR(34); [.$D$2]; CHAR(34); &quot;: &quot;; CHAR(34); ['Input Data'.D343]; CHAR(34); &quot;, &quot;; CHAR(34); [.$E$2]; CHAR(34); &quot;: &quot;; CHAR(34); IF(['Input Data'.E343]=&quot;FEMALE&quot;; &quot;Female&quot;; &quot;Male&quot;); CHAR(34); &quot; },&quot;))" office:value-type="string" office:string-value="{ &quot;loc&quot;: &quot;Polish (Poland)&quot;, &quot;name&quot;: &quot;pl-PL-Wavenet-D&quot;, &quot;gend&quot;: &quot;Female&quot; }," calcext:value-type="string">
            <text:p>{ "loc": "Polish (Poland)", "name": "pl-PL-Wavenet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4]); &quot;&quot;; COM.MICROSOFT.CONCAT(&quot;{ &quot;; CHAR(34); [.$C$2]; CHAR(34); &quot;: &quot;; CHAR(34); ['Input Data'.A344]; CHAR(34); &quot;, &quot;; CHAR(34); [.$D$2]; CHAR(34); &quot;: &quot;; CHAR(34); ['Input Data'.D344]; CHAR(34); &quot;, &quot;; CHAR(34); [.$E$2]; CHAR(34); &quot;: &quot;; CHAR(34); IF(['Input Data'.E344]=&quot;FEMALE&quot;; &quot;Female&quot;; &quot;Male&quot;); CHAR(34); &quot; },&quot;))" office:value-type="string" office:string-value="{ &quot;loc&quot;: &quot;Polish (Poland)&quot;, &quot;name&quot;: &quot;pl-PL-Wavenet-E&quot;, &quot;gend&quot;: &quot;Female&quot; }," calcext:value-type="string">
            <text:p>{ "loc": "Polish (Poland)", "name": "pl-PL-Wavenet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5]); &quot;&quot;; COM.MICROSOFT.CONCAT(&quot;{ &quot;; CHAR(34); [.$C$2]; CHAR(34); &quot;: &quot;; CHAR(34); ['Input Data'.A345]; CHAR(34); &quot;, &quot;; CHAR(34); [.$D$2]; CHAR(34); &quot;: &quot;; CHAR(34); ['Input Data'.D345]; CHAR(34); &quot;, &quot;; CHAR(34); [.$E$2]; CHAR(34); &quot;: &quot;; CHAR(34); IF(['Input Data'.E345]=&quot;FEMALE&quot;; &quot;Female&quot;; &quot;Male&quot;); CHAR(34); &quot; },&quot;))" office:value-type="string" office:string-value="{ &quot;loc&quot;: &quot;Portuguese (Brazil)&quot;, &quot;name&quot;: &quot;pt-BR-Neural2-A&quot;, &quot;gend&quot;: &quot;Female&quot; }," calcext:value-type="string">
            <text:p>{ "loc": "Portuguese (Brazil)", "name": "pt-BR-Neural2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6]); &quot;&quot;; COM.MICROSOFT.CONCAT(&quot;{ &quot;; CHAR(34); [.$C$2]; CHAR(34); &quot;: &quot;; CHAR(34); ['Input Data'.A346]; CHAR(34); &quot;, &quot;; CHAR(34); [.$D$2]; CHAR(34); &quot;: &quot;; CHAR(34); ['Input Data'.D346]; CHAR(34); &quot;, &quot;; CHAR(34); [.$E$2]; CHAR(34); &quot;: &quot;; CHAR(34); IF(['Input Data'.E346]=&quot;FEMALE&quot;; &quot;Female&quot;; &quot;Male&quot;); CHAR(34); &quot; },&quot;))" office:value-type="string" office:string-value="{ &quot;loc&quot;: &quot;Portuguese (Brazil)&quot;, &quot;name&quot;: &quot;pt-BR-Neural2-B&quot;, &quot;gend&quot;: &quot;Male&quot; }," calcext:value-type="string">
            <text:p>{ "loc": "Portuguese (Brazil)", "name": "pt-BR-Neural2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7]); &quot;&quot;; COM.MICROSOFT.CONCAT(&quot;{ &quot;; CHAR(34); [.$C$2]; CHAR(34); &quot;: &quot;; CHAR(34); ['Input Data'.A347]; CHAR(34); &quot;, &quot;; CHAR(34); [.$D$2]; CHAR(34); &quot;: &quot;; CHAR(34); ['Input Data'.D347]; CHAR(34); &quot;, &quot;; CHAR(34); [.$E$2]; CHAR(34); &quot;: &quot;; CHAR(34); IF(['Input Data'.E347]=&quot;FEMALE&quot;; &quot;Female&quot;; &quot;Male&quot;); CHAR(34); &quot; },&quot;))" office:value-type="string" office:string-value="{ &quot;loc&quot;: &quot;Portuguese (Brazil)&quot;, &quot;name&quot;: &quot;pt-BR-Neural2-C&quot;, &quot;gend&quot;: &quot;Female&quot; }," calcext:value-type="string">
            <text:p>{ "loc": "Portuguese (Brazil)", "name": "pt-BR-Neural2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8]); &quot;&quot;; COM.MICROSOFT.CONCAT(&quot;{ &quot;; CHAR(34); [.$C$2]; CHAR(34); &quot;: &quot;; CHAR(34); ['Input Data'.A348]; CHAR(34); &quot;, &quot;; CHAR(34); [.$D$2]; CHAR(34); &quot;: &quot;; CHAR(34); ['Input Data'.D348]; CHAR(34); &quot;, &quot;; CHAR(34); [.$E$2]; CHAR(34); &quot;: &quot;; CHAR(34); IF(['Input Data'.E348]=&quot;FEMALE&quot;; &quot;Female&quot;; &quot;Male&quot;); CHAR(34); &quot; },&quot;))" office:value-type="string" office:string-value="{ &quot;loc&quot;: &quot;Portuguese (Brazil)&quot;, &quot;name&quot;: &quot;pt-BR-Standard-A&quot;, &quot;gend&quot;: &quot;Female&quot; }," calcext:value-type="string">
            <text:p>{ "loc": "Portuguese (Brazil)", "name": "pt-BR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9]); &quot;&quot;; COM.MICROSOFT.CONCAT(&quot;{ &quot;; CHAR(34); [.$C$2]; CHAR(34); &quot;: &quot;; CHAR(34); ['Input Data'.A349]; CHAR(34); &quot;, &quot;; CHAR(34); [.$D$2]; CHAR(34); &quot;: &quot;; CHAR(34); ['Input Data'.D349]; CHAR(34); &quot;, &quot;; CHAR(34); [.$E$2]; CHAR(34); &quot;: &quot;; CHAR(34); IF(['Input Data'.E349]=&quot;FEMALE&quot;; &quot;Female&quot;; &quot;Male&quot;); CHAR(34); &quot; },&quot;))" office:value-type="string" office:string-value="{ &quot;loc&quot;: &quot;Portuguese (Brazil)&quot;, &quot;name&quot;: &quot;pt-BR-Standard-B&quot;, &quot;gend&quot;: &quot;Male&quot; }," calcext:value-type="string">
            <text:p>{ "loc": "Portuguese (Brazil)", "name": "pt-BR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0]); &quot;&quot;; COM.MICROSOFT.CONCAT(&quot;{ &quot;; CHAR(34); [.$C$2]; CHAR(34); &quot;: &quot;; CHAR(34); ['Input Data'.A350]; CHAR(34); &quot;, &quot;; CHAR(34); [.$D$2]; CHAR(34); &quot;: &quot;; CHAR(34); ['Input Data'.D350]; CHAR(34); &quot;, &quot;; CHAR(34); [.$E$2]; CHAR(34); &quot;: &quot;; CHAR(34); IF(['Input Data'.E350]=&quot;FEMALE&quot;; &quot;Female&quot;; &quot;Male&quot;); CHAR(34); &quot; },&quot;))" office:value-type="string" office:string-value="{ &quot;loc&quot;: &quot;Portuguese (Brazil)&quot;, &quot;name&quot;: &quot;pt-BR-Standard-C&quot;, &quot;gend&quot;: &quot;Female&quot; }," calcext:value-type="string">
            <text:p>{ "loc": "Portuguese (Brazil)", "name": "pt-BR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1]); &quot;&quot;; COM.MICROSOFT.CONCAT(&quot;{ &quot;; CHAR(34); [.$C$2]; CHAR(34); &quot;: &quot;; CHAR(34); ['Input Data'.A351]; CHAR(34); &quot;, &quot;; CHAR(34); [.$D$2]; CHAR(34); &quot;: &quot;; CHAR(34); ['Input Data'.D351]; CHAR(34); &quot;, &quot;; CHAR(34); [.$E$2]; CHAR(34); &quot;: &quot;; CHAR(34); IF(['Input Data'.E351]=&quot;FEMALE&quot;; &quot;Female&quot;; &quot;Male&quot;); CHAR(34); &quot; },&quot;))" office:value-type="string" office:string-value="{ &quot;loc&quot;: &quot;Portuguese (Brazil)&quot;, &quot;name&quot;: &quot;pt-BR-Studio-B&quot;, &quot;gend&quot;: &quot;Male&quot; }," calcext:value-type="string">
            <text:p>{ "loc": "Portuguese (Brazil)", "name": "pt-BR-Studio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2]); &quot;&quot;; COM.MICROSOFT.CONCAT(&quot;{ &quot;; CHAR(34); [.$C$2]; CHAR(34); &quot;: &quot;; CHAR(34); ['Input Data'.A352]; CHAR(34); &quot;, &quot;; CHAR(34); [.$D$2]; CHAR(34); &quot;: &quot;; CHAR(34); ['Input Data'.D352]; CHAR(34); &quot;, &quot;; CHAR(34); [.$E$2]; CHAR(34); &quot;: &quot;; CHAR(34); IF(['Input Data'.E352]=&quot;FEMALE&quot;; &quot;Female&quot;; &quot;Male&quot;); CHAR(34); &quot; },&quot;))" office:value-type="string" office:string-value="{ &quot;loc&quot;: &quot;Portuguese (Brazil)&quot;, &quot;name&quot;: &quot;pt-BR-Studio-C&quot;, &quot;gend&quot;: &quot;Female&quot; }," calcext:value-type="string">
            <text:p>{ "loc": "Portuguese (Brazil)", "name": "pt-BR-Studio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3]); &quot;&quot;; COM.MICROSOFT.CONCAT(&quot;{ &quot;; CHAR(34); [.$C$2]; CHAR(34); &quot;: &quot;; CHAR(34); ['Input Data'.A353]; CHAR(34); &quot;, &quot;; CHAR(34); [.$D$2]; CHAR(34); &quot;: &quot;; CHAR(34); ['Input Data'.D353]; CHAR(34); &quot;, &quot;; CHAR(34); [.$E$2]; CHAR(34); &quot;: &quot;; CHAR(34); IF(['Input Data'.E353]=&quot;FEMALE&quot;; &quot;Female&quot;; &quot;Male&quot;); CHAR(34); &quot; },&quot;))" office:value-type="string" office:string-value="{ &quot;loc&quot;: &quot;Portuguese (Brazil)&quot;, &quot;name&quot;: &quot;pt-BR-Wavenet-A&quot;, &quot;gend&quot;: &quot;Female&quot; }," calcext:value-type="string">
            <text:p>{ "loc": "Portuguese (Brazil)", "name": "pt-BR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4]); &quot;&quot;; COM.MICROSOFT.CONCAT(&quot;{ &quot;; CHAR(34); [.$C$2]; CHAR(34); &quot;: &quot;; CHAR(34); ['Input Data'.A354]; CHAR(34); &quot;, &quot;; CHAR(34); [.$D$2]; CHAR(34); &quot;: &quot;; CHAR(34); ['Input Data'.D354]; CHAR(34); &quot;, &quot;; CHAR(34); [.$E$2]; CHAR(34); &quot;: &quot;; CHAR(34); IF(['Input Data'.E354]=&quot;FEMALE&quot;; &quot;Female&quot;; &quot;Male&quot;); CHAR(34); &quot; },&quot;))" office:value-type="string" office:string-value="{ &quot;loc&quot;: &quot;Portuguese (Brazil)&quot;, &quot;name&quot;: &quot;pt-BR-Wavenet-B&quot;, &quot;gend&quot;: &quot;Male&quot; }," calcext:value-type="string">
            <text:p>{ "loc": "Portuguese (Brazil)", "name": "pt-BR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5]); &quot;&quot;; COM.MICROSOFT.CONCAT(&quot;{ &quot;; CHAR(34); [.$C$2]; CHAR(34); &quot;: &quot;; CHAR(34); ['Input Data'.A355]; CHAR(34); &quot;, &quot;; CHAR(34); [.$D$2]; CHAR(34); &quot;: &quot;; CHAR(34); ['Input Data'.D355]; CHAR(34); &quot;, &quot;; CHAR(34); [.$E$2]; CHAR(34); &quot;: &quot;; CHAR(34); IF(['Input Data'.E355]=&quot;FEMALE&quot;; &quot;Female&quot;; &quot;Male&quot;); CHAR(34); &quot; },&quot;))" office:value-type="string" office:string-value="{ &quot;loc&quot;: &quot;Portuguese (Brazil)&quot;, &quot;name&quot;: &quot;pt-BR-Wavenet-C&quot;, &quot;gend&quot;: &quot;Female&quot; }," calcext:value-type="string">
            <text:p>{ "loc": "Portuguese (Brazil)", "name": "pt-BR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6]); &quot;&quot;; COM.MICROSOFT.CONCAT(&quot;{ &quot;; CHAR(34); [.$C$2]; CHAR(34); &quot;: &quot;; CHAR(34); ['Input Data'.A356]; CHAR(34); &quot;, &quot;; CHAR(34); [.$D$2]; CHAR(34); &quot;: &quot;; CHAR(34); ['Input Data'.D356]; CHAR(34); &quot;, &quot;; CHAR(34); [.$E$2]; CHAR(34); &quot;: &quot;; CHAR(34); IF(['Input Data'.E356]=&quot;FEMALE&quot;; &quot;Female&quot;; &quot;Male&quot;); CHAR(34); &quot; },&quot;))" office:value-type="string" office:string-value="{ &quot;loc&quot;: &quot;Portuguese (Portugal)&quot;, &quot;name&quot;: &quot;pt-PT-Standard-A&quot;, &quot;gend&quot;: &quot;Female&quot; }," calcext:value-type="string">
            <text:p>{ "loc": "Portuguese (Portugal)", "name": "pt-PT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7]); &quot;&quot;; COM.MICROSOFT.CONCAT(&quot;{ &quot;; CHAR(34); [.$C$2]; CHAR(34); &quot;: &quot;; CHAR(34); ['Input Data'.A357]; CHAR(34); &quot;, &quot;; CHAR(34); [.$D$2]; CHAR(34); &quot;: &quot;; CHAR(34); ['Input Data'.D357]; CHAR(34); &quot;, &quot;; CHAR(34); [.$E$2]; CHAR(34); &quot;: &quot;; CHAR(34); IF(['Input Data'.E357]=&quot;FEMALE&quot;; &quot;Female&quot;; &quot;Male&quot;); CHAR(34); &quot; },&quot;))" office:value-type="string" office:string-value="{ &quot;loc&quot;: &quot;Portuguese (Portugal)&quot;, &quot;name&quot;: &quot;pt-PT-Standard-B&quot;, &quot;gend&quot;: &quot;Male&quot; }," calcext:value-type="string">
            <text:p>{ "loc": "Portuguese (Portugal)", "name": "pt-PT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8]); &quot;&quot;; COM.MICROSOFT.CONCAT(&quot;{ &quot;; CHAR(34); [.$C$2]; CHAR(34); &quot;: &quot;; CHAR(34); ['Input Data'.A358]; CHAR(34); &quot;, &quot;; CHAR(34); [.$D$2]; CHAR(34); &quot;: &quot;; CHAR(34); ['Input Data'.D358]; CHAR(34); &quot;, &quot;; CHAR(34); [.$E$2]; CHAR(34); &quot;: &quot;; CHAR(34); IF(['Input Data'.E358]=&quot;FEMALE&quot;; &quot;Female&quot;; &quot;Male&quot;); CHAR(34); &quot; },&quot;))" office:value-type="string" office:string-value="{ &quot;loc&quot;: &quot;Portuguese (Portugal)&quot;, &quot;name&quot;: &quot;pt-PT-Standard-C&quot;, &quot;gend&quot;: &quot;Male&quot; }," calcext:value-type="string">
            <text:p>{ "loc": "Portuguese (Portugal)", "name": "pt-PT-Standard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9]); &quot;&quot;; COM.MICROSOFT.CONCAT(&quot;{ &quot;; CHAR(34); [.$C$2]; CHAR(34); &quot;: &quot;; CHAR(34); ['Input Data'.A359]; CHAR(34); &quot;, &quot;; CHAR(34); [.$D$2]; CHAR(34); &quot;: &quot;; CHAR(34); ['Input Data'.D359]; CHAR(34); &quot;, &quot;; CHAR(34); [.$E$2]; CHAR(34); &quot;: &quot;; CHAR(34); IF(['Input Data'.E359]=&quot;FEMALE&quot;; &quot;Female&quot;; &quot;Male&quot;); CHAR(34); &quot; },&quot;))" office:value-type="string" office:string-value="{ &quot;loc&quot;: &quot;Portuguese (Portugal)&quot;, &quot;name&quot;: &quot;pt-PT-Standard-D&quot;, &quot;gend&quot;: &quot;Female&quot; }," calcext:value-type="string">
            <text:p>{ "loc": "Portuguese (Portugal)", "name": "pt-PT-Standard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0]); &quot;&quot;; COM.MICROSOFT.CONCAT(&quot;{ &quot;; CHAR(34); [.$C$2]; CHAR(34); &quot;: &quot;; CHAR(34); ['Input Data'.A360]; CHAR(34); &quot;, &quot;; CHAR(34); [.$D$2]; CHAR(34); &quot;: &quot;; CHAR(34); ['Input Data'.D360]; CHAR(34); &quot;, &quot;; CHAR(34); [.$E$2]; CHAR(34); &quot;: &quot;; CHAR(34); IF(['Input Data'.E360]=&quot;FEMALE&quot;; &quot;Female&quot;; &quot;Male&quot;); CHAR(34); &quot; },&quot;))" office:value-type="string" office:string-value="{ &quot;loc&quot;: &quot;Portuguese (Portugal)&quot;, &quot;name&quot;: &quot;pt-PT-Wavenet-A&quot;, &quot;gend&quot;: &quot;Female&quot; }," calcext:value-type="string">
            <text:p>{ "loc": "Portuguese (Portugal)", "name": "pt-PT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1]); &quot;&quot;; COM.MICROSOFT.CONCAT(&quot;{ &quot;; CHAR(34); [.$C$2]; CHAR(34); &quot;: &quot;; CHAR(34); ['Input Data'.A361]; CHAR(34); &quot;, &quot;; CHAR(34); [.$D$2]; CHAR(34); &quot;: &quot;; CHAR(34); ['Input Data'.D361]; CHAR(34); &quot;, &quot;; CHAR(34); [.$E$2]; CHAR(34); &quot;: &quot;; CHAR(34); IF(['Input Data'.E361]=&quot;FEMALE&quot;; &quot;Female&quot;; &quot;Male&quot;); CHAR(34); &quot; },&quot;))" office:value-type="string" office:string-value="{ &quot;loc&quot;: &quot;Portuguese (Portugal)&quot;, &quot;name&quot;: &quot;pt-PT-Wavenet-B&quot;, &quot;gend&quot;: &quot;Male&quot; }," calcext:value-type="string">
            <text:p>{ "loc": "Portuguese (Portugal)", "name": "pt-PT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2]); &quot;&quot;; COM.MICROSOFT.CONCAT(&quot;{ &quot;; CHAR(34); [.$C$2]; CHAR(34); &quot;: &quot;; CHAR(34); ['Input Data'.A362]; CHAR(34); &quot;, &quot;; CHAR(34); [.$D$2]; CHAR(34); &quot;: &quot;; CHAR(34); ['Input Data'.D362]; CHAR(34); &quot;, &quot;; CHAR(34); [.$E$2]; CHAR(34); &quot;: &quot;; CHAR(34); IF(['Input Data'.E362]=&quot;FEMALE&quot;; &quot;Female&quot;; &quot;Male&quot;); CHAR(34); &quot; },&quot;))" office:value-type="string" office:string-value="{ &quot;loc&quot;: &quot;Portuguese (Portugal)&quot;, &quot;name&quot;: &quot;pt-PT-Wavenet-C&quot;, &quot;gend&quot;: &quot;Male&quot; }," calcext:value-type="string">
            <text:p>{ "loc": "Portuguese (Portugal)", "name": "pt-PT-Wavenet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3]); &quot;&quot;; COM.MICROSOFT.CONCAT(&quot;{ &quot;; CHAR(34); [.$C$2]; CHAR(34); &quot;: &quot;; CHAR(34); ['Input Data'.A363]; CHAR(34); &quot;, &quot;; CHAR(34); [.$D$2]; CHAR(34); &quot;: &quot;; CHAR(34); ['Input Data'.D363]; CHAR(34); &quot;, &quot;; CHAR(34); [.$E$2]; CHAR(34); &quot;: &quot;; CHAR(34); IF(['Input Data'.E363]=&quot;FEMALE&quot;; &quot;Female&quot;; &quot;Male&quot;); CHAR(34); &quot; },&quot;))" office:value-type="string" office:string-value="{ &quot;loc&quot;: &quot;Portuguese (Portugal)&quot;, &quot;name&quot;: &quot;pt-PT-Wavenet-D&quot;, &quot;gend&quot;: &quot;Female&quot; }," calcext:value-type="string">
            <text:p>{ "loc": "Portuguese (Portugal)", "name": "pt-PT-Wavenet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4]); &quot;&quot;; COM.MICROSOFT.CONCAT(&quot;{ &quot;; CHAR(34); [.$C$2]; CHAR(34); &quot;: &quot;; CHAR(34); ['Input Data'.A364]; CHAR(34); &quot;, &quot;; CHAR(34); [.$D$2]; CHAR(34); &quot;: &quot;; CHAR(34); ['Input Data'.D364]; CHAR(34); &quot;, &quot;; CHAR(34); [.$E$2]; CHAR(34); &quot;: &quot;; CHAR(34); IF(['Input Data'.E364]=&quot;FEMALE&quot;; &quot;Female&quot;; &quot;Male&quot;); CHAR(34); &quot; },&quot;))" office:value-type="string" office:string-value="{ &quot;loc&quot;: &quot;Punjabi (India)&quot;, &quot;name&quot;: &quot;pa-IN-Standard-A&quot;, &quot;gend&quot;: &quot;Female&quot; }," calcext:value-type="string">
            <text:p>{ "loc": "Punjabi (India)", "name": "pa-IN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5]); &quot;&quot;; COM.MICROSOFT.CONCAT(&quot;{ &quot;; CHAR(34); [.$C$2]; CHAR(34); &quot;: &quot;; CHAR(34); ['Input Data'.A365]; CHAR(34); &quot;, &quot;; CHAR(34); [.$D$2]; CHAR(34); &quot;: &quot;; CHAR(34); ['Input Data'.D365]; CHAR(34); &quot;, &quot;; CHAR(34); [.$E$2]; CHAR(34); &quot;: &quot;; CHAR(34); IF(['Input Data'.E365]=&quot;FEMALE&quot;; &quot;Female&quot;; &quot;Male&quot;); CHAR(34); &quot; },&quot;))" office:value-type="string" office:string-value="{ &quot;loc&quot;: &quot;Punjabi (India)&quot;, &quot;name&quot;: &quot;pa-IN-Standard-B&quot;, &quot;gend&quot;: &quot;Male&quot; }," calcext:value-type="string">
            <text:p>{ "loc": "Punjabi (India)", "name": "pa-IN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6]); &quot;&quot;; COM.MICROSOFT.CONCAT(&quot;{ &quot;; CHAR(34); [.$C$2]; CHAR(34); &quot;: &quot;; CHAR(34); ['Input Data'.A366]; CHAR(34); &quot;, &quot;; CHAR(34); [.$D$2]; CHAR(34); &quot;: &quot;; CHAR(34); ['Input Data'.D366]; CHAR(34); &quot;, &quot;; CHAR(34); [.$E$2]; CHAR(34); &quot;: &quot;; CHAR(34); IF(['Input Data'.E366]=&quot;FEMALE&quot;; &quot;Female&quot;; &quot;Male&quot;); CHAR(34); &quot; },&quot;))" office:value-type="string" office:string-value="{ &quot;loc&quot;: &quot;Punjabi (India)&quot;, &quot;name&quot;: &quot;pa-IN-Standard-C&quot;, &quot;gend&quot;: &quot;Female&quot; }," calcext:value-type="string">
            <text:p>{ "loc": "Punjabi (India)", "name": "pa-IN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7]); &quot;&quot;; COM.MICROSOFT.CONCAT(&quot;{ &quot;; CHAR(34); [.$C$2]; CHAR(34); &quot;: &quot;; CHAR(34); ['Input Data'.A367]; CHAR(34); &quot;, &quot;; CHAR(34); [.$D$2]; CHAR(34); &quot;: &quot;; CHAR(34); ['Input Data'.D367]; CHAR(34); &quot;, &quot;; CHAR(34); [.$E$2]; CHAR(34); &quot;: &quot;; CHAR(34); IF(['Input Data'.E367]=&quot;FEMALE&quot;; &quot;Female&quot;; &quot;Male&quot;); CHAR(34); &quot; },&quot;))" office:value-type="string" office:string-value="{ &quot;loc&quot;: &quot;Punjabi (India)&quot;, &quot;name&quot;: &quot;pa-IN-Standard-D&quot;, &quot;gend&quot;: &quot;Male&quot; }," calcext:value-type="string">
            <text:p>{ "loc": "Punjabi (India)", "name": "pa-IN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8]); &quot;&quot;; COM.MICROSOFT.CONCAT(&quot;{ &quot;; CHAR(34); [.$C$2]; CHAR(34); &quot;: &quot;; CHAR(34); ['Input Data'.A368]; CHAR(34); &quot;, &quot;; CHAR(34); [.$D$2]; CHAR(34); &quot;: &quot;; CHAR(34); ['Input Data'.D368]; CHAR(34); &quot;, &quot;; CHAR(34); [.$E$2]; CHAR(34); &quot;: &quot;; CHAR(34); IF(['Input Data'.E368]=&quot;FEMALE&quot;; &quot;Female&quot;; &quot;Male&quot;); CHAR(34); &quot; },&quot;))" office:value-type="string" office:string-value="{ &quot;loc&quot;: &quot;Punjabi (India)&quot;, &quot;name&quot;: &quot;pa-IN-Wavenet-A&quot;, &quot;gend&quot;: &quot;Female&quot; }," calcext:value-type="string">
            <text:p>{ "loc": "Punjabi (India)", "name": "pa-IN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9]); &quot;&quot;; COM.MICROSOFT.CONCAT(&quot;{ &quot;; CHAR(34); [.$C$2]; CHAR(34); &quot;: &quot;; CHAR(34); ['Input Data'.A369]; CHAR(34); &quot;, &quot;; CHAR(34); [.$D$2]; CHAR(34); &quot;: &quot;; CHAR(34); ['Input Data'.D369]; CHAR(34); &quot;, &quot;; CHAR(34); [.$E$2]; CHAR(34); &quot;: &quot;; CHAR(34); IF(['Input Data'.E369]=&quot;FEMALE&quot;; &quot;Female&quot;; &quot;Male&quot;); CHAR(34); &quot; },&quot;))" office:value-type="string" office:string-value="{ &quot;loc&quot;: &quot;Punjabi (India)&quot;, &quot;name&quot;: &quot;pa-IN-Wavenet-B&quot;, &quot;gend&quot;: &quot;Male&quot; }," calcext:value-type="string">
            <text:p>{ "loc": "Punjabi (India)", "name": "pa-IN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0]); &quot;&quot;; COM.MICROSOFT.CONCAT(&quot;{ &quot;; CHAR(34); [.$C$2]; CHAR(34); &quot;: &quot;; CHAR(34); ['Input Data'.A370]; CHAR(34); &quot;, &quot;; CHAR(34); [.$D$2]; CHAR(34); &quot;: &quot;; CHAR(34); ['Input Data'.D370]; CHAR(34); &quot;, &quot;; CHAR(34); [.$E$2]; CHAR(34); &quot;: &quot;; CHAR(34); IF(['Input Data'.E370]=&quot;FEMALE&quot;; &quot;Female&quot;; &quot;Male&quot;); CHAR(34); &quot; },&quot;))" office:value-type="string" office:string-value="{ &quot;loc&quot;: &quot;Punjabi (India)&quot;, &quot;name&quot;: &quot;pa-IN-Wavenet-C&quot;, &quot;gend&quot;: &quot;Female&quot; }," calcext:value-type="string">
            <text:p>{ "loc": "Punjabi (India)", "name": "pa-IN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1]); &quot;&quot;; COM.MICROSOFT.CONCAT(&quot;{ &quot;; CHAR(34); [.$C$2]; CHAR(34); &quot;: &quot;; CHAR(34); ['Input Data'.A371]; CHAR(34); &quot;, &quot;; CHAR(34); [.$D$2]; CHAR(34); &quot;: &quot;; CHAR(34); ['Input Data'.D371]; CHAR(34); &quot;, &quot;; CHAR(34); [.$E$2]; CHAR(34); &quot;: &quot;; CHAR(34); IF(['Input Data'.E371]=&quot;FEMALE&quot;; &quot;Female&quot;; &quot;Male&quot;); CHAR(34); &quot; },&quot;))" office:value-type="string" office:string-value="{ &quot;loc&quot;: &quot;Punjabi (India)&quot;, &quot;name&quot;: &quot;pa-IN-Wavenet-D&quot;, &quot;gend&quot;: &quot;Male&quot; }," calcext:value-type="string">
            <text:p>{ "loc": "Punjabi (India)", "name": "pa-IN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2]); &quot;&quot;; COM.MICROSOFT.CONCAT(&quot;{ &quot;; CHAR(34); [.$C$2]; CHAR(34); &quot;: &quot;; CHAR(34); ['Input Data'.A372]; CHAR(34); &quot;, &quot;; CHAR(34); [.$D$2]; CHAR(34); &quot;: &quot;; CHAR(34); ['Input Data'.D372]; CHAR(34); &quot;, &quot;; CHAR(34); [.$E$2]; CHAR(34); &quot;: &quot;; CHAR(34); IF(['Input Data'.E372]=&quot;FEMALE&quot;; &quot;Female&quot;; &quot;Male&quot;); CHAR(34); &quot; },&quot;))" office:value-type="string" office:string-value="{ &quot;loc&quot;: &quot;Romanian (Romania)&quot;, &quot;name&quot;: &quot;ro-RO-Standard-A&quot;, &quot;gend&quot;: &quot;Female&quot; }," calcext:value-type="string">
            <text:p>{ "loc": "Romanian (Romania)", "name": "ro-RO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3]); &quot;&quot;; COM.MICROSOFT.CONCAT(&quot;{ &quot;; CHAR(34); [.$C$2]; CHAR(34); &quot;: &quot;; CHAR(34); ['Input Data'.A373]; CHAR(34); &quot;, &quot;; CHAR(34); [.$D$2]; CHAR(34); &quot;: &quot;; CHAR(34); ['Input Data'.D373]; CHAR(34); &quot;, &quot;; CHAR(34); [.$E$2]; CHAR(34); &quot;: &quot;; CHAR(34); IF(['Input Data'.E373]=&quot;FEMALE&quot;; &quot;Female&quot;; &quot;Male&quot;); CHAR(34); &quot; },&quot;))" office:value-type="string" office:string-value="{ &quot;loc&quot;: &quot;Romanian (Romania)&quot;, &quot;name&quot;: &quot;ro-RO-Wavenet-A&quot;, &quot;gend&quot;: &quot;Female&quot; }," calcext:value-type="string">
            <text:p>{ "loc": "Romanian (Romania)", "name": "ro-RO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4]); &quot;&quot;; COM.MICROSOFT.CONCAT(&quot;{ &quot;; CHAR(34); [.$C$2]; CHAR(34); &quot;: &quot;; CHAR(34); ['Input Data'.A374]; CHAR(34); &quot;, &quot;; CHAR(34); [.$D$2]; CHAR(34); &quot;: &quot;; CHAR(34); ['Input Data'.D374]; CHAR(34); &quot;, &quot;; CHAR(34); [.$E$2]; CHAR(34); &quot;: &quot;; CHAR(34); IF(['Input Data'.E374]=&quot;FEMALE&quot;; &quot;Female&quot;; &quot;Male&quot;); CHAR(34); &quot; },&quot;))" office:value-type="string" office:string-value="{ &quot;loc&quot;: &quot;Russian (Russia)&quot;, &quot;name&quot;: &quot;ru-RU-Standard-A&quot;, &quot;gend&quot;: &quot;Female&quot; }," calcext:value-type="string">
            <text:p>{ "loc": "Russian (Russia)", "name": "ru-RU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5]); &quot;&quot;; COM.MICROSOFT.CONCAT(&quot;{ &quot;; CHAR(34); [.$C$2]; CHAR(34); &quot;: &quot;; CHAR(34); ['Input Data'.A375]; CHAR(34); &quot;, &quot;; CHAR(34); [.$D$2]; CHAR(34); &quot;: &quot;; CHAR(34); ['Input Data'.D375]; CHAR(34); &quot;, &quot;; CHAR(34); [.$E$2]; CHAR(34); &quot;: &quot;; CHAR(34); IF(['Input Data'.E375]=&quot;FEMALE&quot;; &quot;Female&quot;; &quot;Male&quot;); CHAR(34); &quot; },&quot;))" office:value-type="string" office:string-value="{ &quot;loc&quot;: &quot;Russian (Russia)&quot;, &quot;name&quot;: &quot;ru-RU-Standard-B&quot;, &quot;gend&quot;: &quot;Male&quot; }," calcext:value-type="string">
            <text:p>{ "loc": "Russian (Russia)", "name": "ru-RU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6]); &quot;&quot;; COM.MICROSOFT.CONCAT(&quot;{ &quot;; CHAR(34); [.$C$2]; CHAR(34); &quot;: &quot;; CHAR(34); ['Input Data'.A376]; CHAR(34); &quot;, &quot;; CHAR(34); [.$D$2]; CHAR(34); &quot;: &quot;; CHAR(34); ['Input Data'.D376]; CHAR(34); &quot;, &quot;; CHAR(34); [.$E$2]; CHAR(34); &quot;: &quot;; CHAR(34); IF(['Input Data'.E376]=&quot;FEMALE&quot;; &quot;Female&quot;; &quot;Male&quot;); CHAR(34); &quot; },&quot;))" office:value-type="string" office:string-value="{ &quot;loc&quot;: &quot;Russian (Russia)&quot;, &quot;name&quot;: &quot;ru-RU-Standard-C&quot;, &quot;gend&quot;: &quot;Female&quot; }," calcext:value-type="string">
            <text:p>{ "loc": "Russian (Russia)", "name": "ru-RU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7]); &quot;&quot;; COM.MICROSOFT.CONCAT(&quot;{ &quot;; CHAR(34); [.$C$2]; CHAR(34); &quot;: &quot;; CHAR(34); ['Input Data'.A377]; CHAR(34); &quot;, &quot;; CHAR(34); [.$D$2]; CHAR(34); &quot;: &quot;; CHAR(34); ['Input Data'.D377]; CHAR(34); &quot;, &quot;; CHAR(34); [.$E$2]; CHAR(34); &quot;: &quot;; CHAR(34); IF(['Input Data'.E377]=&quot;FEMALE&quot;; &quot;Female&quot;; &quot;Male&quot;); CHAR(34); &quot; },&quot;))" office:value-type="string" office:string-value="{ &quot;loc&quot;: &quot;Russian (Russia)&quot;, &quot;name&quot;: &quot;ru-RU-Standard-D&quot;, &quot;gend&quot;: &quot;Male&quot; }," calcext:value-type="string">
            <text:p>{ "loc": "Russian (Russia)", "name": "ru-RU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8]); &quot;&quot;; COM.MICROSOFT.CONCAT(&quot;{ &quot;; CHAR(34); [.$C$2]; CHAR(34); &quot;: &quot;; CHAR(34); ['Input Data'.A378]; CHAR(34); &quot;, &quot;; CHAR(34); [.$D$2]; CHAR(34); &quot;: &quot;; CHAR(34); ['Input Data'.D378]; CHAR(34); &quot;, &quot;; CHAR(34); [.$E$2]; CHAR(34); &quot;: &quot;; CHAR(34); IF(['Input Data'.E378]=&quot;FEMALE&quot;; &quot;Female&quot;; &quot;Male&quot;); CHAR(34); &quot; },&quot;))" office:value-type="string" office:string-value="{ &quot;loc&quot;: &quot;Russian (Russia)&quot;, &quot;name&quot;: &quot;ru-RU-Standard-E&quot;, &quot;gend&quot;: &quot;Female&quot; }," calcext:value-type="string">
            <text:p>{ "loc": "Russian (Russia)", "name": "ru-RU-Standard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9]); &quot;&quot;; COM.MICROSOFT.CONCAT(&quot;{ &quot;; CHAR(34); [.$C$2]; CHAR(34); &quot;: &quot;; CHAR(34); ['Input Data'.A379]; CHAR(34); &quot;, &quot;; CHAR(34); [.$D$2]; CHAR(34); &quot;: &quot;; CHAR(34); ['Input Data'.D379]; CHAR(34); &quot;, &quot;; CHAR(34); [.$E$2]; CHAR(34); &quot;: &quot;; CHAR(34); IF(['Input Data'.E379]=&quot;FEMALE&quot;; &quot;Female&quot;; &quot;Male&quot;); CHAR(34); &quot; },&quot;))" office:value-type="string" office:string-value="{ &quot;loc&quot;: &quot;Russian (Russia)&quot;, &quot;name&quot;: &quot;ru-RU-Wavenet-A&quot;, &quot;gend&quot;: &quot;Female&quot; }," calcext:value-type="string">
            <text:p>{ "loc": "Russian (Russia)", "name": "ru-RU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0]); &quot;&quot;; COM.MICROSOFT.CONCAT(&quot;{ &quot;; CHAR(34); [.$C$2]; CHAR(34); &quot;: &quot;; CHAR(34); ['Input Data'.A380]; CHAR(34); &quot;, &quot;; CHAR(34); [.$D$2]; CHAR(34); &quot;: &quot;; CHAR(34); ['Input Data'.D380]; CHAR(34); &quot;, &quot;; CHAR(34); [.$E$2]; CHAR(34); &quot;: &quot;; CHAR(34); IF(['Input Data'.E380]=&quot;FEMALE&quot;; &quot;Female&quot;; &quot;Male&quot;); CHAR(34); &quot; },&quot;))" office:value-type="string" office:string-value="{ &quot;loc&quot;: &quot;Russian (Russia)&quot;, &quot;name&quot;: &quot;ru-RU-Wavenet-B&quot;, &quot;gend&quot;: &quot;Male&quot; }," calcext:value-type="string">
            <text:p>{ "loc": "Russian (Russia)", "name": "ru-RU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1]); &quot;&quot;; COM.MICROSOFT.CONCAT(&quot;{ &quot;; CHAR(34); [.$C$2]; CHAR(34); &quot;: &quot;; CHAR(34); ['Input Data'.A381]; CHAR(34); &quot;, &quot;; CHAR(34); [.$D$2]; CHAR(34); &quot;: &quot;; CHAR(34); ['Input Data'.D381]; CHAR(34); &quot;, &quot;; CHAR(34); [.$E$2]; CHAR(34); &quot;: &quot;; CHAR(34); IF(['Input Data'.E381]=&quot;FEMALE&quot;; &quot;Female&quot;; &quot;Male&quot;); CHAR(34); &quot; },&quot;))" office:value-type="string" office:string-value="{ &quot;loc&quot;: &quot;Russian (Russia)&quot;, &quot;name&quot;: &quot;ru-RU-Wavenet-C&quot;, &quot;gend&quot;: &quot;Female&quot; }," calcext:value-type="string">
            <text:p>{ "loc": "Russian (Russia)", "name": "ru-RU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2]); &quot;&quot;; COM.MICROSOFT.CONCAT(&quot;{ &quot;; CHAR(34); [.$C$2]; CHAR(34); &quot;: &quot;; CHAR(34); ['Input Data'.A382]; CHAR(34); &quot;, &quot;; CHAR(34); [.$D$2]; CHAR(34); &quot;: &quot;; CHAR(34); ['Input Data'.D382]; CHAR(34); &quot;, &quot;; CHAR(34); [.$E$2]; CHAR(34); &quot;: &quot;; CHAR(34); IF(['Input Data'.E382]=&quot;FEMALE&quot;; &quot;Female&quot;; &quot;Male&quot;); CHAR(34); &quot; },&quot;))" office:value-type="string" office:string-value="{ &quot;loc&quot;: &quot;Russian (Russia)&quot;, &quot;name&quot;: &quot;ru-RU-Wavenet-D&quot;, &quot;gend&quot;: &quot;Male&quot; }," calcext:value-type="string">
            <text:p>{ "loc": "Russian (Russia)", "name": "ru-RU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3]); &quot;&quot;; COM.MICROSOFT.CONCAT(&quot;{ &quot;; CHAR(34); [.$C$2]; CHAR(34); &quot;: &quot;; CHAR(34); ['Input Data'.A383]; CHAR(34); &quot;, &quot;; CHAR(34); [.$D$2]; CHAR(34); &quot;: &quot;; CHAR(34); ['Input Data'.D383]; CHAR(34); &quot;, &quot;; CHAR(34); [.$E$2]; CHAR(34); &quot;: &quot;; CHAR(34); IF(['Input Data'.E383]=&quot;FEMALE&quot;; &quot;Female&quot;; &quot;Male&quot;); CHAR(34); &quot; },&quot;))" office:value-type="string" office:string-value="{ &quot;loc&quot;: &quot;Russian (Russia)&quot;, &quot;name&quot;: &quot;ru-RU-Wavenet-E&quot;, &quot;gend&quot;: &quot;Female&quot; }," calcext:value-type="string">
            <text:p>{ "loc": "Russian (Russia)", "name": "ru-RU-Wavenet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4]); &quot;&quot;; COM.MICROSOFT.CONCAT(&quot;{ &quot;; CHAR(34); [.$C$2]; CHAR(34); &quot;: &quot;; CHAR(34); ['Input Data'.A384]; CHAR(34); &quot;, &quot;; CHAR(34); [.$D$2]; CHAR(34); &quot;: &quot;; CHAR(34); ['Input Data'.D384]; CHAR(34); &quot;, &quot;; CHAR(34); [.$E$2]; CHAR(34); &quot;: &quot;; CHAR(34); IF(['Input Data'.E384]=&quot;FEMALE&quot;; &quot;Female&quot;; &quot;Male&quot;); CHAR(34); &quot; },&quot;))" office:value-type="string" office:string-value="{ &quot;loc&quot;: &quot;Serbian (Cyrillic)&quot;, &quot;name&quot;: &quot;sr-RS-Standard-A&quot;, &quot;gend&quot;: &quot;Female&quot; }," calcext:value-type="string">
            <text:p>{ "loc": "Serbian (Cyrillic)", "name": "sr-RS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5]); &quot;&quot;; COM.MICROSOFT.CONCAT(&quot;{ &quot;; CHAR(34); [.$C$2]; CHAR(34); &quot;: &quot;; CHAR(34); ['Input Data'.A385]; CHAR(34); &quot;, &quot;; CHAR(34); [.$D$2]; CHAR(34); &quot;: &quot;; CHAR(34); ['Input Data'.D385]; CHAR(34); &quot;, &quot;; CHAR(34); [.$E$2]; CHAR(34); &quot;: &quot;; CHAR(34); IF(['Input Data'.E385]=&quot;FEMALE&quot;; &quot;Female&quot;; &quot;Male&quot;); CHAR(34); &quot; },&quot;))" office:value-type="string" office:string-value="{ &quot;loc&quot;: &quot;Slovak (Slovakia)&quot;, &quot;name&quot;: &quot;sk-SK-Standard-A&quot;, &quot;gend&quot;: &quot;Female&quot; }," calcext:value-type="string">
            <text:p>{ "loc": "Slovak (Slovakia)", "name": "sk-SK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6]); &quot;&quot;; COM.MICROSOFT.CONCAT(&quot;{ &quot;; CHAR(34); [.$C$2]; CHAR(34); &quot;: &quot;; CHAR(34); ['Input Data'.A386]; CHAR(34); &quot;, &quot;; CHAR(34); [.$D$2]; CHAR(34); &quot;: &quot;; CHAR(34); ['Input Data'.D386]; CHAR(34); &quot;, &quot;; CHAR(34); [.$E$2]; CHAR(34); &quot;: &quot;; CHAR(34); IF(['Input Data'.E386]=&quot;FEMALE&quot;; &quot;Female&quot;; &quot;Male&quot;); CHAR(34); &quot; },&quot;))" office:value-type="string" office:string-value="{ &quot;loc&quot;: &quot;Slovak (Slovakia)&quot;, &quot;name&quot;: &quot;sk-SK-Wavenet-A&quot;, &quot;gend&quot;: &quot;Female&quot; }," calcext:value-type="string">
            <text:p>{ "loc": "Slovak (Slovakia)", "name": "sk-SK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7]); &quot;&quot;; COM.MICROSOFT.CONCAT(&quot;{ &quot;; CHAR(34); [.$C$2]; CHAR(34); &quot;: &quot;; CHAR(34); ['Input Data'.A387]; CHAR(34); &quot;, &quot;; CHAR(34); [.$D$2]; CHAR(34); &quot;: &quot;; CHAR(34); ['Input Data'.D387]; CHAR(34); &quot;, &quot;; CHAR(34); [.$E$2]; CHAR(34); &quot;: &quot;; CHAR(34); IF(['Input Data'.E387]=&quot;FEMALE&quot;; &quot;Female&quot;; &quot;Male&quot;); CHAR(34); &quot; },&quot;))" office:value-type="string" office:string-value="{ &quot;loc&quot;: &quot;Spanish (Spain)&quot;, &quot;name&quot;: &quot;es-ES-Neural2-A&quot;, &quot;gend&quot;: &quot;Female&quot; }," calcext:value-type="string">
            <text:p>{ "loc": "Spanish (Spain)", "name": "es-ES-Neural2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8]); &quot;&quot;; COM.MICROSOFT.CONCAT(&quot;{ &quot;; CHAR(34); [.$C$2]; CHAR(34); &quot;: &quot;; CHAR(34); ['Input Data'.A388]; CHAR(34); &quot;, &quot;; CHAR(34); [.$D$2]; CHAR(34); &quot;: &quot;; CHAR(34); ['Input Data'.D388]; CHAR(34); &quot;, &quot;; CHAR(34); [.$E$2]; CHAR(34); &quot;: &quot;; CHAR(34); IF(['Input Data'.E388]=&quot;FEMALE&quot;; &quot;Female&quot;; &quot;Male&quot;); CHAR(34); &quot; },&quot;))" office:value-type="string" office:string-value="{ &quot;loc&quot;: &quot;Spanish (Spain)&quot;, &quot;name&quot;: &quot;es-ES-Neural2-B&quot;, &quot;gend&quot;: &quot;Male&quot; }," calcext:value-type="string">
            <text:p>{ "loc": "Spanish (Spain)", "name": "es-ES-Neural2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9]); &quot;&quot;; COM.MICROSOFT.CONCAT(&quot;{ &quot;; CHAR(34); [.$C$2]; CHAR(34); &quot;: &quot;; CHAR(34); ['Input Data'.A389]; CHAR(34); &quot;, &quot;; CHAR(34); [.$D$2]; CHAR(34); &quot;: &quot;; CHAR(34); ['Input Data'.D389]; CHAR(34); &quot;, &quot;; CHAR(34); [.$E$2]; CHAR(34); &quot;: &quot;; CHAR(34); IF(['Input Data'.E389]=&quot;FEMALE&quot;; &quot;Female&quot;; &quot;Male&quot;); CHAR(34); &quot; },&quot;))" office:value-type="string" office:string-value="{ &quot;loc&quot;: &quot;Spanish (Spain)&quot;, &quot;name&quot;: &quot;es-ES-Neural2-C&quot;, &quot;gend&quot;: &quot;Female&quot; }," calcext:value-type="string">
            <text:p>{ "loc": "Spanish (Spain)", "name": "es-ES-Neural2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0]); &quot;&quot;; COM.MICROSOFT.CONCAT(&quot;{ &quot;; CHAR(34); [.$C$2]; CHAR(34); &quot;: &quot;; CHAR(34); ['Input Data'.A390]; CHAR(34); &quot;, &quot;; CHAR(34); [.$D$2]; CHAR(34); &quot;: &quot;; CHAR(34); ['Input Data'.D390]; CHAR(34); &quot;, &quot;; CHAR(34); [.$E$2]; CHAR(34); &quot;: &quot;; CHAR(34); IF(['Input Data'.E390]=&quot;FEMALE&quot;; &quot;Female&quot;; &quot;Male&quot;); CHAR(34); &quot; },&quot;))" office:value-type="string" office:string-value="{ &quot;loc&quot;: &quot;Spanish (Spain)&quot;, &quot;name&quot;: &quot;es-ES-Neural2-D&quot;, &quot;gend&quot;: &quot;Female&quot; }," calcext:value-type="string">
            <text:p>{ "loc": "Spanish (Spain)", "name": "es-ES-Neural2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1]); &quot;&quot;; COM.MICROSOFT.CONCAT(&quot;{ &quot;; CHAR(34); [.$C$2]; CHAR(34); &quot;: &quot;; CHAR(34); ['Input Data'.A391]; CHAR(34); &quot;, &quot;; CHAR(34); [.$D$2]; CHAR(34); &quot;: &quot;; CHAR(34); ['Input Data'.D391]; CHAR(34); &quot;, &quot;; CHAR(34); [.$E$2]; CHAR(34); &quot;: &quot;; CHAR(34); IF(['Input Data'.E391]=&quot;FEMALE&quot;; &quot;Female&quot;; &quot;Male&quot;); CHAR(34); &quot; },&quot;))" office:value-type="string" office:string-value="{ &quot;loc&quot;: &quot;Spanish (Spain)&quot;, &quot;name&quot;: &quot;es-ES-Neural2-E&quot;, &quot;gend&quot;: &quot;Female&quot; }," calcext:value-type="string">
            <text:p>{ "loc": "Spanish (Spain)", "name": "es-ES-Neural2-E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2]); &quot;&quot;; COM.MICROSOFT.CONCAT(&quot;{ &quot;; CHAR(34); [.$C$2]; CHAR(34); &quot;: &quot;; CHAR(34); ['Input Data'.A392]; CHAR(34); &quot;, &quot;; CHAR(34); [.$D$2]; CHAR(34); &quot;: &quot;; CHAR(34); ['Input Data'.D392]; CHAR(34); &quot;, &quot;; CHAR(34); [.$E$2]; CHAR(34); &quot;: &quot;; CHAR(34); IF(['Input Data'.E392]=&quot;FEMALE&quot;; &quot;Female&quot;; &quot;Male&quot;); CHAR(34); &quot; },&quot;))" office:value-type="string" office:string-value="{ &quot;loc&quot;: &quot;Spanish (Spain)&quot;, &quot;name&quot;: &quot;es-ES-Neural2-F&quot;, &quot;gend&quot;: &quot;Male&quot; }," calcext:value-type="string">
            <text:p>{ "loc": "Spanish (Spain)", "name": "es-ES-Neural2-F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3]); &quot;&quot;; COM.MICROSOFT.CONCAT(&quot;{ &quot;; CHAR(34); [.$C$2]; CHAR(34); &quot;: &quot;; CHAR(34); ['Input Data'.A393]; CHAR(34); &quot;, &quot;; CHAR(34); [.$D$2]; CHAR(34); &quot;: &quot;; CHAR(34); ['Input Data'.D393]; CHAR(34); &quot;, &quot;; CHAR(34); [.$E$2]; CHAR(34); &quot;: &quot;; CHAR(34); IF(['Input Data'.E393]=&quot;FEMALE&quot;; &quot;Female&quot;; &quot;Male&quot;); CHAR(34); &quot; },&quot;))" office:value-type="string" office:string-value="{ &quot;loc&quot;: &quot;Spanish (Spain)&quot;, &quot;name&quot;: &quot;es-ES-Polyglot-1&quot;, &quot;gend&quot;: &quot;Male&quot; }," calcext:value-type="string">
            <text:p>{ "loc": "Spanish (Spain)", "name": "es-ES-Polyglot-1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4]); &quot;&quot;; COM.MICROSOFT.CONCAT(&quot;{ &quot;; CHAR(34); [.$C$2]; CHAR(34); &quot;: &quot;; CHAR(34); ['Input Data'.A394]; CHAR(34); &quot;, &quot;; CHAR(34); [.$D$2]; CHAR(34); &quot;: &quot;; CHAR(34); ['Input Data'.D394]; CHAR(34); &quot;, &quot;; CHAR(34); [.$E$2]; CHAR(34); &quot;: &quot;; CHAR(34); IF(['Input Data'.E394]=&quot;FEMALE&quot;; &quot;Female&quot;; &quot;Male&quot;); CHAR(34); &quot; },&quot;))" office:value-type="string" office:string-value="{ &quot;loc&quot;: &quot;Spanish (Spain)&quot;, &quot;name&quot;: &quot;es-ES-Standard-A&quot;, &quot;gend&quot;: &quot;Female&quot; }," calcext:value-type="string">
            <text:p>{ "loc": "Spanish (Spain)", "name": "es-ES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5]); &quot;&quot;; COM.MICROSOFT.CONCAT(&quot;{ &quot;; CHAR(34); [.$C$2]; CHAR(34); &quot;: &quot;; CHAR(34); ['Input Data'.A395]; CHAR(34); &quot;, &quot;; CHAR(34); [.$D$2]; CHAR(34); &quot;: &quot;; CHAR(34); ['Input Data'.D395]; CHAR(34); &quot;, &quot;; CHAR(34); [.$E$2]; CHAR(34); &quot;: &quot;; CHAR(34); IF(['Input Data'.E395]=&quot;FEMALE&quot;; &quot;Female&quot;; &quot;Male&quot;); CHAR(34); &quot; },&quot;))" office:value-type="string" office:string-value="{ &quot;loc&quot;: &quot;Spanish (Spain)&quot;, &quot;name&quot;: &quot;es-ES-Standard-B&quot;, &quot;gend&quot;: &quot;Male&quot; }," calcext:value-type="string">
            <text:p>{ "loc": "Spanish (Spain)", "name": "es-ES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6]); &quot;&quot;; COM.MICROSOFT.CONCAT(&quot;{ &quot;; CHAR(34); [.$C$2]; CHAR(34); &quot;: &quot;; CHAR(34); ['Input Data'.A396]; CHAR(34); &quot;, &quot;; CHAR(34); [.$D$2]; CHAR(34); &quot;: &quot;; CHAR(34); ['Input Data'.D396]; CHAR(34); &quot;, &quot;; CHAR(34); [.$E$2]; CHAR(34); &quot;: &quot;; CHAR(34); IF(['Input Data'.E396]=&quot;FEMALE&quot;; &quot;Female&quot;; &quot;Male&quot;); CHAR(34); &quot; },&quot;))" office:value-type="string" office:string-value="{ &quot;loc&quot;: &quot;Spanish (Spain)&quot;, &quot;name&quot;: &quot;es-ES-Standard-C&quot;, &quot;gend&quot;: &quot;Female&quot; }," calcext:value-type="string">
            <text:p>{ "loc": "Spanish (Spain)", "name": "es-ES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7]); &quot;&quot;; COM.MICROSOFT.CONCAT(&quot;{ &quot;; CHAR(34); [.$C$2]; CHAR(34); &quot;: &quot;; CHAR(34); ['Input Data'.A397]; CHAR(34); &quot;, &quot;; CHAR(34); [.$D$2]; CHAR(34); &quot;: &quot;; CHAR(34); ['Input Data'.D397]; CHAR(34); &quot;, &quot;; CHAR(34); [.$E$2]; CHAR(34); &quot;: &quot;; CHAR(34); IF(['Input Data'.E397]=&quot;FEMALE&quot;; &quot;Female&quot;; &quot;Male&quot;); CHAR(34); &quot; },&quot;))" office:value-type="string" office:string-value="{ &quot;loc&quot;: &quot;Spanish (Spain)&quot;, &quot;name&quot;: &quot;es-ES-Standard-D&quot;, &quot;gend&quot;: &quot;Female&quot; }," calcext:value-type="string">
            <text:p>{ "loc": "Spanish (Spain)", "name": "es-ES-Standard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8]); &quot;&quot;; COM.MICROSOFT.CONCAT(&quot;{ &quot;; CHAR(34); [.$C$2]; CHAR(34); &quot;: &quot;; CHAR(34); ['Input Data'.A398]; CHAR(34); &quot;, &quot;; CHAR(34); [.$D$2]; CHAR(34); &quot;: &quot;; CHAR(34); ['Input Data'.D398]; CHAR(34); &quot;, &quot;; CHAR(34); [.$E$2]; CHAR(34); &quot;: &quot;; CHAR(34); IF(['Input Data'.E398]=&quot;FEMALE&quot;; &quot;Female&quot;; &quot;Male&quot;); CHAR(34); &quot; },&quot;))" office:value-type="string" office:string-value="{ &quot;loc&quot;: &quot;Spanish (Spain)&quot;, &quot;name&quot;: &quot;es-ES-Studio-C&quot;, &quot;gend&quot;: &quot;Female&quot; }," calcext:value-type="string">
            <text:p>{ "loc": "Spanish (Spain)", "name": "es-ES-Studio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9]); &quot;&quot;; COM.MICROSOFT.CONCAT(&quot;{ &quot;; CHAR(34); [.$C$2]; CHAR(34); &quot;: &quot;; CHAR(34); ['Input Data'.A399]; CHAR(34); &quot;, &quot;; CHAR(34); [.$D$2]; CHAR(34); &quot;: &quot;; CHAR(34); ['Input Data'.D399]; CHAR(34); &quot;, &quot;; CHAR(34); [.$E$2]; CHAR(34); &quot;: &quot;; CHAR(34); IF(['Input Data'.E399]=&quot;FEMALE&quot;; &quot;Female&quot;; &quot;Male&quot;); CHAR(34); &quot; },&quot;))" office:value-type="string" office:string-value="{ &quot;loc&quot;: &quot;Spanish (Spain)&quot;, &quot;name&quot;: &quot;es-ES-Studio-F&quot;, &quot;gend&quot;: &quot;Male&quot; }," calcext:value-type="string">
            <text:p>{ "loc": "Spanish (Spain)", "name": "es-ES-Studio-F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0]); &quot;&quot;; COM.MICROSOFT.CONCAT(&quot;{ &quot;; CHAR(34); [.$C$2]; CHAR(34); &quot;: &quot;; CHAR(34); ['Input Data'.A400]; CHAR(34); &quot;, &quot;; CHAR(34); [.$D$2]; CHAR(34); &quot;: &quot;; CHAR(34); ['Input Data'.D400]; CHAR(34); &quot;, &quot;; CHAR(34); [.$E$2]; CHAR(34); &quot;: &quot;; CHAR(34); IF(['Input Data'.E400]=&quot;FEMALE&quot;; &quot;Female&quot;; &quot;Male&quot;); CHAR(34); &quot; },&quot;))" office:value-type="string" office:string-value="{ &quot;loc&quot;: &quot;Spanish (Spain)&quot;, &quot;name&quot;: &quot;es-ES-Wavenet-B&quot;, &quot;gend&quot;: &quot;Male&quot; }," calcext:value-type="string">
            <text:p>{ "loc": "Spanish (Spain)", "name": "es-ES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1]); &quot;&quot;; COM.MICROSOFT.CONCAT(&quot;{ &quot;; CHAR(34); [.$C$2]; CHAR(34); &quot;: &quot;; CHAR(34); ['Input Data'.A401]; CHAR(34); &quot;, &quot;; CHAR(34); [.$D$2]; CHAR(34); &quot;: &quot;; CHAR(34); ['Input Data'.D401]; CHAR(34); &quot;, &quot;; CHAR(34); [.$E$2]; CHAR(34); &quot;: &quot;; CHAR(34); IF(['Input Data'.E401]=&quot;FEMALE&quot;; &quot;Female&quot;; &quot;Male&quot;); CHAR(34); &quot; },&quot;))" office:value-type="string" office:string-value="{ &quot;loc&quot;: &quot;Spanish (Spain)&quot;, &quot;name&quot;: &quot;es-ES-Wavenet-C&quot;, &quot;gend&quot;: &quot;Female&quot; }," calcext:value-type="string">
            <text:p>{ "loc": "Spanish (Spain)", "name": "es-ES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2]); &quot;&quot;; COM.MICROSOFT.CONCAT(&quot;{ &quot;; CHAR(34); [.$C$2]; CHAR(34); &quot;: &quot;; CHAR(34); ['Input Data'.A402]; CHAR(34); &quot;, &quot;; CHAR(34); [.$D$2]; CHAR(34); &quot;: &quot;; CHAR(34); ['Input Data'.D402]; CHAR(34); &quot;, &quot;; CHAR(34); [.$E$2]; CHAR(34); &quot;: &quot;; CHAR(34); IF(['Input Data'.E402]=&quot;FEMALE&quot;; &quot;Female&quot;; &quot;Male&quot;); CHAR(34); &quot; },&quot;))" office:value-type="string" office:string-value="{ &quot;loc&quot;: &quot;Spanish (Spain)&quot;, &quot;name&quot;: &quot;es-ES-Wavenet-D&quot;, &quot;gend&quot;: &quot;Female&quot; }," calcext:value-type="string">
            <text:p>{ "loc": "Spanish (Spain)", "name": "es-ES-Wavenet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3]); &quot;&quot;; COM.MICROSOFT.CONCAT(&quot;{ &quot;; CHAR(34); [.$C$2]; CHAR(34); &quot;: &quot;; CHAR(34); ['Input Data'.A403]; CHAR(34); &quot;, &quot;; CHAR(34); [.$D$2]; CHAR(34); &quot;: &quot;; CHAR(34); ['Input Data'.D403]; CHAR(34); &quot;, &quot;; CHAR(34); [.$E$2]; CHAR(34); &quot;: &quot;; CHAR(34); IF(['Input Data'.E403]=&quot;FEMALE&quot;; &quot;Female&quot;; &quot;Male&quot;); CHAR(34); &quot; },&quot;))" office:value-type="string" office:string-value="{ &quot;loc&quot;: &quot;Spanish (US)&quot;, &quot;name&quot;: &quot;es-US-Neural2-A&quot;, &quot;gend&quot;: &quot;Female&quot; }," calcext:value-type="string">
            <text:p>{ "loc": "Spanish (US)", "name": "es-US-Neural2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4]); &quot;&quot;; COM.MICROSOFT.CONCAT(&quot;{ &quot;; CHAR(34); [.$C$2]; CHAR(34); &quot;: &quot;; CHAR(34); ['Input Data'.A404]; CHAR(34); &quot;, &quot;; CHAR(34); [.$D$2]; CHAR(34); &quot;: &quot;; CHAR(34); ['Input Data'.D404]; CHAR(34); &quot;, &quot;; CHAR(34); [.$E$2]; CHAR(34); &quot;: &quot;; CHAR(34); IF(['Input Data'.E404]=&quot;FEMALE&quot;; &quot;Female&quot;; &quot;Male&quot;); CHAR(34); &quot; },&quot;))" office:value-type="string" office:string-value="{ &quot;loc&quot;: &quot;Spanish (US)&quot;, &quot;name&quot;: &quot;es-US-Neural2-B&quot;, &quot;gend&quot;: &quot;Male&quot; }," calcext:value-type="string">
            <text:p>{ "loc": "Spanish (US)", "name": "es-US-Neural2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5]); &quot;&quot;; COM.MICROSOFT.CONCAT(&quot;{ &quot;; CHAR(34); [.$C$2]; CHAR(34); &quot;: &quot;; CHAR(34); ['Input Data'.A405]; CHAR(34); &quot;, &quot;; CHAR(34); [.$D$2]; CHAR(34); &quot;: &quot;; CHAR(34); ['Input Data'.D405]; CHAR(34); &quot;, &quot;; CHAR(34); [.$E$2]; CHAR(34); &quot;: &quot;; CHAR(34); IF(['Input Data'.E405]=&quot;FEMALE&quot;; &quot;Female&quot;; &quot;Male&quot;); CHAR(34); &quot; },&quot;))" office:value-type="string" office:string-value="{ &quot;loc&quot;: &quot;Spanish (US)&quot;, &quot;name&quot;: &quot;es-US-Neural2-C&quot;, &quot;gend&quot;: &quot;Male&quot; }," calcext:value-type="string">
            <text:p>{ "loc": "Spanish (US)", "name": "es-US-Neural2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6]); &quot;&quot;; COM.MICROSOFT.CONCAT(&quot;{ &quot;; CHAR(34); [.$C$2]; CHAR(34); &quot;: &quot;; CHAR(34); ['Input Data'.A406]; CHAR(34); &quot;, &quot;; CHAR(34); [.$D$2]; CHAR(34); &quot;: &quot;; CHAR(34); ['Input Data'.D406]; CHAR(34); &quot;, &quot;; CHAR(34); [.$E$2]; CHAR(34); &quot;: &quot;; CHAR(34); IF(['Input Data'.E406]=&quot;FEMALE&quot;; &quot;Female&quot;; &quot;Male&quot;); CHAR(34); &quot; },&quot;))" office:value-type="string" office:string-value="{ &quot;loc&quot;: &quot;Spanish (US)&quot;, &quot;name&quot;: &quot;es-US-News-D&quot;, &quot;gend&quot;: &quot;Male&quot; }," calcext:value-type="string">
            <text:p>{ "loc": "Spanish (US)", "name": "es-US-News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7]); &quot;&quot;; COM.MICROSOFT.CONCAT(&quot;{ &quot;; CHAR(34); [.$C$2]; CHAR(34); &quot;: &quot;; CHAR(34); ['Input Data'.A407]; CHAR(34); &quot;, &quot;; CHAR(34); [.$D$2]; CHAR(34); &quot;: &quot;; CHAR(34); ['Input Data'.D407]; CHAR(34); &quot;, &quot;; CHAR(34); [.$E$2]; CHAR(34); &quot;: &quot;; CHAR(34); IF(['Input Data'.E407]=&quot;FEMALE&quot;; &quot;Female&quot;; &quot;Male&quot;); CHAR(34); &quot; },&quot;))" office:value-type="string" office:string-value="{ &quot;loc&quot;: &quot;Spanish (US)&quot;, &quot;name&quot;: &quot;es-US-News-E&quot;, &quot;gend&quot;: &quot;Male&quot; }," calcext:value-type="string">
            <text:p>{ "loc": "Spanish (US)", "name": "es-US-News-E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8]); &quot;&quot;; COM.MICROSOFT.CONCAT(&quot;{ &quot;; CHAR(34); [.$C$2]; CHAR(34); &quot;: &quot;; CHAR(34); ['Input Data'.A408]; CHAR(34); &quot;, &quot;; CHAR(34); [.$D$2]; CHAR(34); &quot;: &quot;; CHAR(34); ['Input Data'.D408]; CHAR(34); &quot;, &quot;; CHAR(34); [.$E$2]; CHAR(34); &quot;: &quot;; CHAR(34); IF(['Input Data'.E408]=&quot;FEMALE&quot;; &quot;Female&quot;; &quot;Male&quot;); CHAR(34); &quot; },&quot;))" office:value-type="string" office:string-value="{ &quot;loc&quot;: &quot;Spanish (US)&quot;, &quot;name&quot;: &quot;es-US-News-F&quot;, &quot;gend&quot;: &quot;Female&quot; }," calcext:value-type="string">
            <text:p>{ "loc": "Spanish (US)", "name": "es-US-News-F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9]); &quot;&quot;; COM.MICROSOFT.CONCAT(&quot;{ &quot;; CHAR(34); [.$C$2]; CHAR(34); &quot;: &quot;; CHAR(34); ['Input Data'.A409]; CHAR(34); &quot;, &quot;; CHAR(34); [.$D$2]; CHAR(34); &quot;: &quot;; CHAR(34); ['Input Data'.D409]; CHAR(34); &quot;, &quot;; CHAR(34); [.$E$2]; CHAR(34); &quot;: &quot;; CHAR(34); IF(['Input Data'.E409]=&quot;FEMALE&quot;; &quot;Female&quot;; &quot;Male&quot;); CHAR(34); &quot; },&quot;))" office:value-type="string" office:string-value="{ &quot;loc&quot;: &quot;Spanish (US)&quot;, &quot;name&quot;: &quot;es-US-News-G&quot;, &quot;gend&quot;: &quot;Female&quot; }," calcext:value-type="string">
            <text:p>{ "loc": "Spanish (US)", "name": "es-US-News-G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0]); &quot;&quot;; COM.MICROSOFT.CONCAT(&quot;{ &quot;; CHAR(34); [.$C$2]; CHAR(34); &quot;: &quot;; CHAR(34); ['Input Data'.A410]; CHAR(34); &quot;, &quot;; CHAR(34); [.$D$2]; CHAR(34); &quot;: &quot;; CHAR(34); ['Input Data'.D410]; CHAR(34); &quot;, &quot;; CHAR(34); [.$E$2]; CHAR(34); &quot;: &quot;; CHAR(34); IF(['Input Data'.E410]=&quot;FEMALE&quot;; &quot;Female&quot;; &quot;Male&quot;); CHAR(34); &quot; },&quot;))" office:value-type="string" office:string-value="{ &quot;loc&quot;: &quot;Spanish (US)&quot;, &quot;name&quot;: &quot;es-US-Polyglot-1&quot;, &quot;gend&quot;: &quot;Male&quot; }," calcext:value-type="string">
            <text:p>{ "loc": "Spanish (US)", "name": "es-US-Polyglot-1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1]); &quot;&quot;; COM.MICROSOFT.CONCAT(&quot;{ &quot;; CHAR(34); [.$C$2]; CHAR(34); &quot;: &quot;; CHAR(34); ['Input Data'.A411]; CHAR(34); &quot;, &quot;; CHAR(34); [.$D$2]; CHAR(34); &quot;: &quot;; CHAR(34); ['Input Data'.D411]; CHAR(34); &quot;, &quot;; CHAR(34); [.$E$2]; CHAR(34); &quot;: &quot;; CHAR(34); IF(['Input Data'.E411]=&quot;FEMALE&quot;; &quot;Female&quot;; &quot;Male&quot;); CHAR(34); &quot; },&quot;))" office:value-type="string" office:string-value="{ &quot;loc&quot;: &quot;Spanish (US)&quot;, &quot;name&quot;: &quot;es-US-Standard-A&quot;, &quot;gend&quot;: &quot;Female&quot; }," calcext:value-type="string">
            <text:p>{ "loc": "Spanish (US)", "name": "es-US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2]); &quot;&quot;; COM.MICROSOFT.CONCAT(&quot;{ &quot;; CHAR(34); [.$C$2]; CHAR(34); &quot;: &quot;; CHAR(34); ['Input Data'.A412]; CHAR(34); &quot;, &quot;; CHAR(34); [.$D$2]; CHAR(34); &quot;: &quot;; CHAR(34); ['Input Data'.D412]; CHAR(34); &quot;, &quot;; CHAR(34); [.$E$2]; CHAR(34); &quot;: &quot;; CHAR(34); IF(['Input Data'.E412]=&quot;FEMALE&quot;; &quot;Female&quot;; &quot;Male&quot;); CHAR(34); &quot; },&quot;))" office:value-type="string" office:string-value="{ &quot;loc&quot;: &quot;Spanish (US)&quot;, &quot;name&quot;: &quot;es-US-Standard-B&quot;, &quot;gend&quot;: &quot;Male&quot; }," calcext:value-type="string">
            <text:p>{ "loc": "Spanish (US)", "name": "es-US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3]); &quot;&quot;; COM.MICROSOFT.CONCAT(&quot;{ &quot;; CHAR(34); [.$C$2]; CHAR(34); &quot;: &quot;; CHAR(34); ['Input Data'.A413]; CHAR(34); &quot;, &quot;; CHAR(34); [.$D$2]; CHAR(34); &quot;: &quot;; CHAR(34); ['Input Data'.D413]; CHAR(34); &quot;, &quot;; CHAR(34); [.$E$2]; CHAR(34); &quot;: &quot;; CHAR(34); IF(['Input Data'.E413]=&quot;FEMALE&quot;; &quot;Female&quot;; &quot;Male&quot;); CHAR(34); &quot; },&quot;))" office:value-type="string" office:string-value="{ &quot;loc&quot;: &quot;Spanish (US)&quot;, &quot;name&quot;: &quot;es-US-Standard-C&quot;, &quot;gend&quot;: &quot;Male&quot; }," calcext:value-type="string">
            <text:p>{ "loc": "Spanish (US)", "name": "es-US-Standard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4]); &quot;&quot;; COM.MICROSOFT.CONCAT(&quot;{ &quot;; CHAR(34); [.$C$2]; CHAR(34); &quot;: &quot;; CHAR(34); ['Input Data'.A414]; CHAR(34); &quot;, &quot;; CHAR(34); [.$D$2]; CHAR(34); &quot;: &quot;; CHAR(34); ['Input Data'.D414]; CHAR(34); &quot;, &quot;; CHAR(34); [.$E$2]; CHAR(34); &quot;: &quot;; CHAR(34); IF(['Input Data'.E414]=&quot;FEMALE&quot;; &quot;Female&quot;; &quot;Male&quot;); CHAR(34); &quot; },&quot;))" office:value-type="string" office:string-value="{ &quot;loc&quot;: &quot;Spanish (US)&quot;, &quot;name&quot;: &quot;es-US-Studio-B&quot;, &quot;gend&quot;: &quot;Male&quot; }," calcext:value-type="string">
            <text:p>{ "loc": "Spanish (US)", "name": "es-US-Studio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5]); &quot;&quot;; COM.MICROSOFT.CONCAT(&quot;{ &quot;; CHAR(34); [.$C$2]; CHAR(34); &quot;: &quot;; CHAR(34); ['Input Data'.A415]; CHAR(34); &quot;, &quot;; CHAR(34); [.$D$2]; CHAR(34); &quot;: &quot;; CHAR(34); ['Input Data'.D415]; CHAR(34); &quot;, &quot;; CHAR(34); [.$E$2]; CHAR(34); &quot;: &quot;; CHAR(34); IF(['Input Data'.E415]=&quot;FEMALE&quot;; &quot;Female&quot;; &quot;Male&quot;); CHAR(34); &quot; },&quot;))" office:value-type="string" office:string-value="{ &quot;loc&quot;: &quot;Spanish (US)&quot;, &quot;name&quot;: &quot;es-US-Wavenet-A&quot;, &quot;gend&quot;: &quot;Female&quot; }," calcext:value-type="string">
            <text:p>{ "loc": "Spanish (US)", "name": "es-US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6]); &quot;&quot;; COM.MICROSOFT.CONCAT(&quot;{ &quot;; CHAR(34); [.$C$2]; CHAR(34); &quot;: &quot;; CHAR(34); ['Input Data'.A416]; CHAR(34); &quot;, &quot;; CHAR(34); [.$D$2]; CHAR(34); &quot;: &quot;; CHAR(34); ['Input Data'.D416]; CHAR(34); &quot;, &quot;; CHAR(34); [.$E$2]; CHAR(34); &quot;: &quot;; CHAR(34); IF(['Input Data'.E416]=&quot;FEMALE&quot;; &quot;Female&quot;; &quot;Male&quot;); CHAR(34); &quot; },&quot;))" office:value-type="string" office:string-value="{ &quot;loc&quot;: &quot;Spanish (US)&quot;, &quot;name&quot;: &quot;es-US-Wavenet-B&quot;, &quot;gend&quot;: &quot;Male&quot; }," calcext:value-type="string">
            <text:p>{ "loc": "Spanish (US)", "name": "es-US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7]); &quot;&quot;; COM.MICROSOFT.CONCAT(&quot;{ &quot;; CHAR(34); [.$C$2]; CHAR(34); &quot;: &quot;; CHAR(34); ['Input Data'.A417]; CHAR(34); &quot;, &quot;; CHAR(34); [.$D$2]; CHAR(34); &quot;: &quot;; CHAR(34); ['Input Data'.D417]; CHAR(34); &quot;, &quot;; CHAR(34); [.$E$2]; CHAR(34); &quot;: &quot;; CHAR(34); IF(['Input Data'.E417]=&quot;FEMALE&quot;; &quot;Female&quot;; &quot;Male&quot;); CHAR(34); &quot; },&quot;))" office:value-type="string" office:string-value="{ &quot;loc&quot;: &quot;Spanish (US)&quot;, &quot;name&quot;: &quot;es-US-Wavenet-C&quot;, &quot;gend&quot;: &quot;Male&quot; }," calcext:value-type="string">
            <text:p>{ "loc": "Spanish (US)", "name": "es-US-Wavenet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8]); &quot;&quot;; COM.MICROSOFT.CONCAT(&quot;{ &quot;; CHAR(34); [.$C$2]; CHAR(34); &quot;: &quot;; CHAR(34); ['Input Data'.A418]; CHAR(34); &quot;, &quot;; CHAR(34); [.$D$2]; CHAR(34); &quot;: &quot;; CHAR(34); ['Input Data'.D418]; CHAR(34); &quot;, &quot;; CHAR(34); [.$E$2]; CHAR(34); &quot;: &quot;; CHAR(34); IF(['Input Data'.E418]=&quot;FEMALE&quot;; &quot;Female&quot;; &quot;Male&quot;); CHAR(34); &quot; },&quot;))" office:value-type="string" office:string-value="{ &quot;loc&quot;: &quot;Swedish (Sweden)&quot;, &quot;name&quot;: &quot;sv-SE-Standard-A&quot;, &quot;gend&quot;: &quot;Female&quot; }," calcext:value-type="string">
            <text:p>{ "loc": "Swedish (Sweden)", "name": "sv-SE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9]); &quot;&quot;; COM.MICROSOFT.CONCAT(&quot;{ &quot;; CHAR(34); [.$C$2]; CHAR(34); &quot;: &quot;; CHAR(34); ['Input Data'.A419]; CHAR(34); &quot;, &quot;; CHAR(34); [.$D$2]; CHAR(34); &quot;: &quot;; CHAR(34); ['Input Data'.D419]; CHAR(34); &quot;, &quot;; CHAR(34); [.$E$2]; CHAR(34); &quot;: &quot;; CHAR(34); IF(['Input Data'.E419]=&quot;FEMALE&quot;; &quot;Female&quot;; &quot;Male&quot;); CHAR(34); &quot; },&quot;))" office:value-type="string" office:string-value="{ &quot;loc&quot;: &quot;Swedish (Sweden)&quot;, &quot;name&quot;: &quot;sv-SE-Standard-B&quot;, &quot;gend&quot;: &quot;Female&quot; }," calcext:value-type="string">
            <text:p>{ "loc": "Swedish (Sweden)", "name": "sv-SE-Standard-B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0]); &quot;&quot;; COM.MICROSOFT.CONCAT(&quot;{ &quot;; CHAR(34); [.$C$2]; CHAR(34); &quot;: &quot;; CHAR(34); ['Input Data'.A420]; CHAR(34); &quot;, &quot;; CHAR(34); [.$D$2]; CHAR(34); &quot;: &quot;; CHAR(34); ['Input Data'.D420]; CHAR(34); &quot;, &quot;; CHAR(34); [.$E$2]; CHAR(34); &quot;: &quot;; CHAR(34); IF(['Input Data'.E420]=&quot;FEMALE&quot;; &quot;Female&quot;; &quot;Male&quot;); CHAR(34); &quot; },&quot;))" office:value-type="string" office:string-value="{ &quot;loc&quot;: &quot;Swedish (Sweden)&quot;, &quot;name&quot;: &quot;sv-SE-Standard-C&quot;, &quot;gend&quot;: &quot;Female&quot; }," calcext:value-type="string">
            <text:p>{ "loc": "Swedish (Sweden)", "name": "sv-SE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1]); &quot;&quot;; COM.MICROSOFT.CONCAT(&quot;{ &quot;; CHAR(34); [.$C$2]; CHAR(34); &quot;: &quot;; CHAR(34); ['Input Data'.A421]; CHAR(34); &quot;, &quot;; CHAR(34); [.$D$2]; CHAR(34); &quot;: &quot;; CHAR(34); ['Input Data'.D421]; CHAR(34); &quot;, &quot;; CHAR(34); [.$E$2]; CHAR(34); &quot;: &quot;; CHAR(34); IF(['Input Data'.E421]=&quot;FEMALE&quot;; &quot;Female&quot;; &quot;Male&quot;); CHAR(34); &quot; },&quot;))" office:value-type="string" office:string-value="{ &quot;loc&quot;: &quot;Swedish (Sweden)&quot;, &quot;name&quot;: &quot;sv-SE-Standard-D&quot;, &quot;gend&quot;: &quot;Male&quot; }," calcext:value-type="string">
            <text:p>{ "loc": "Swedish (Sweden)", "name": "sv-SE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2]); &quot;&quot;; COM.MICROSOFT.CONCAT(&quot;{ &quot;; CHAR(34); [.$C$2]; CHAR(34); &quot;: &quot;; CHAR(34); ['Input Data'.A422]; CHAR(34); &quot;, &quot;; CHAR(34); [.$D$2]; CHAR(34); &quot;: &quot;; CHAR(34); ['Input Data'.D422]; CHAR(34); &quot;, &quot;; CHAR(34); [.$E$2]; CHAR(34); &quot;: &quot;; CHAR(34); IF(['Input Data'.E422]=&quot;FEMALE&quot;; &quot;Female&quot;; &quot;Male&quot;); CHAR(34); &quot; },&quot;))" office:value-type="string" office:string-value="{ &quot;loc&quot;: &quot;Swedish (Sweden)&quot;, &quot;name&quot;: &quot;sv-SE-Standard-E&quot;, &quot;gend&quot;: &quot;Male&quot; }," calcext:value-type="string">
            <text:p>{ "loc": "Swedish (Sweden)", "name": "sv-SE-Standard-E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3]); &quot;&quot;; COM.MICROSOFT.CONCAT(&quot;{ &quot;; CHAR(34); [.$C$2]; CHAR(34); &quot;: &quot;; CHAR(34); ['Input Data'.A423]; CHAR(34); &quot;, &quot;; CHAR(34); [.$D$2]; CHAR(34); &quot;: &quot;; CHAR(34); ['Input Data'.D423]; CHAR(34); &quot;, &quot;; CHAR(34); [.$E$2]; CHAR(34); &quot;: &quot;; CHAR(34); IF(['Input Data'.E423]=&quot;FEMALE&quot;; &quot;Female&quot;; &quot;Male&quot;); CHAR(34); &quot; },&quot;))" office:value-type="string" office:string-value="{ &quot;loc&quot;: &quot;Swedish (Sweden)&quot;, &quot;name&quot;: &quot;sv-SE-Wavenet-A&quot;, &quot;gend&quot;: &quot;Female&quot; }," calcext:value-type="string">
            <text:p>{ "loc": "Swedish (Sweden)", "name": "sv-SE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4]); &quot;&quot;; COM.MICROSOFT.CONCAT(&quot;{ &quot;; CHAR(34); [.$C$2]; CHAR(34); &quot;: &quot;; CHAR(34); ['Input Data'.A424]; CHAR(34); &quot;, &quot;; CHAR(34); [.$D$2]; CHAR(34); &quot;: &quot;; CHAR(34); ['Input Data'.D424]; CHAR(34); &quot;, &quot;; CHAR(34); [.$E$2]; CHAR(34); &quot;: &quot;; CHAR(34); IF(['Input Data'.E424]=&quot;FEMALE&quot;; &quot;Female&quot;; &quot;Male&quot;); CHAR(34); &quot; },&quot;))" office:value-type="string" office:string-value="{ &quot;loc&quot;: &quot;Swedish (Sweden)&quot;, &quot;name&quot;: &quot;sv-SE-Wavenet-B&quot;, &quot;gend&quot;: &quot;Female&quot; }," calcext:value-type="string">
            <text:p>{ "loc": "Swedish (Sweden)", "name": "sv-SE-Wavenet-B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5]); &quot;&quot;; COM.MICROSOFT.CONCAT(&quot;{ &quot;; CHAR(34); [.$C$2]; CHAR(34); &quot;: &quot;; CHAR(34); ['Input Data'.A425]; CHAR(34); &quot;, &quot;; CHAR(34); [.$D$2]; CHAR(34); &quot;: &quot;; CHAR(34); ['Input Data'.D425]; CHAR(34); &quot;, &quot;; CHAR(34); [.$E$2]; CHAR(34); &quot;: &quot;; CHAR(34); IF(['Input Data'.E425]=&quot;FEMALE&quot;; &quot;Female&quot;; &quot;Male&quot;); CHAR(34); &quot; },&quot;))" office:value-type="string" office:string-value="{ &quot;loc&quot;: &quot;Swedish (Sweden)&quot;, &quot;name&quot;: &quot;sv-SE-Wavenet-C&quot;, &quot;gend&quot;: &quot;Male&quot; }," calcext:value-type="string">
            <text:p>{ "loc": "Swedish (Sweden)", "name": "sv-SE-Wavenet-C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6]); &quot;&quot;; COM.MICROSOFT.CONCAT(&quot;{ &quot;; CHAR(34); [.$C$2]; CHAR(34); &quot;: &quot;; CHAR(34); ['Input Data'.A426]; CHAR(34); &quot;, &quot;; CHAR(34); [.$D$2]; CHAR(34); &quot;: &quot;; CHAR(34); ['Input Data'.D426]; CHAR(34); &quot;, &quot;; CHAR(34); [.$E$2]; CHAR(34); &quot;: &quot;; CHAR(34); IF(['Input Data'.E426]=&quot;FEMALE&quot;; &quot;Female&quot;; &quot;Male&quot;); CHAR(34); &quot; },&quot;))" office:value-type="string" office:string-value="{ &quot;loc&quot;: &quot;Swedish (Sweden)&quot;, &quot;name&quot;: &quot;sv-SE-Wavenet-D&quot;, &quot;gend&quot;: &quot;Female&quot; }," calcext:value-type="string">
            <text:p>{ "loc": "Swedish (Sweden)", "name": "sv-SE-Wavenet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7]); &quot;&quot;; COM.MICROSOFT.CONCAT(&quot;{ &quot;; CHAR(34); [.$C$2]; CHAR(34); &quot;: &quot;; CHAR(34); ['Input Data'.A427]; CHAR(34); &quot;, &quot;; CHAR(34); [.$D$2]; CHAR(34); &quot;: &quot;; CHAR(34); ['Input Data'.D427]; CHAR(34); &quot;, &quot;; CHAR(34); [.$E$2]; CHAR(34); &quot;: &quot;; CHAR(34); IF(['Input Data'.E427]=&quot;FEMALE&quot;; &quot;Female&quot;; &quot;Male&quot;); CHAR(34); &quot; },&quot;))" office:value-type="string" office:string-value="{ &quot;loc&quot;: &quot;Swedish (Sweden)&quot;, &quot;name&quot;: &quot;sv-SE-Wavenet-E&quot;, &quot;gend&quot;: &quot;Male&quot; }," calcext:value-type="string">
            <text:p>{ "loc": "Swedish (Sweden)", "name": "sv-SE-Wavenet-E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8]); &quot;&quot;; COM.MICROSOFT.CONCAT(&quot;{ &quot;; CHAR(34); [.$C$2]; CHAR(34); &quot;: &quot;; CHAR(34); ['Input Data'.A428]; CHAR(34); &quot;, &quot;; CHAR(34); [.$D$2]; CHAR(34); &quot;: &quot;; CHAR(34); ['Input Data'.D428]; CHAR(34); &quot;, &quot;; CHAR(34); [.$E$2]; CHAR(34); &quot;: &quot;; CHAR(34); IF(['Input Data'.E428]=&quot;FEMALE&quot;; &quot;Female&quot;; &quot;Male&quot;); CHAR(34); &quot; },&quot;))" office:value-type="string" office:string-value="{ &quot;loc&quot;: &quot;Tamil (India)&quot;, &quot;name&quot;: &quot;ta-IN-Standard-A&quot;, &quot;gend&quot;: &quot;Female&quot; }," calcext:value-type="string">
            <text:p>{ "loc": "Tamil (India)", "name": "ta-IN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9]); &quot;&quot;; COM.MICROSOFT.CONCAT(&quot;{ &quot;; CHAR(34); [.$C$2]; CHAR(34); &quot;: &quot;; CHAR(34); ['Input Data'.A429]; CHAR(34); &quot;, &quot;; CHAR(34); [.$D$2]; CHAR(34); &quot;: &quot;; CHAR(34); ['Input Data'.D429]; CHAR(34); &quot;, &quot;; CHAR(34); [.$E$2]; CHAR(34); &quot;: &quot;; CHAR(34); IF(['Input Data'.E429]=&quot;FEMALE&quot;; &quot;Female&quot;; &quot;Male&quot;); CHAR(34); &quot; },&quot;))" office:value-type="string" office:string-value="{ &quot;loc&quot;: &quot;Tamil (India)&quot;, &quot;name&quot;: &quot;ta-IN-Standard-B&quot;, &quot;gend&quot;: &quot;Male&quot; }," calcext:value-type="string">
            <text:p>{ "loc": "Tamil (India)", "name": "ta-IN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0]); &quot;&quot;; COM.MICROSOFT.CONCAT(&quot;{ &quot;; CHAR(34); [.$C$2]; CHAR(34); &quot;: &quot;; CHAR(34); ['Input Data'.A430]; CHAR(34); &quot;, &quot;; CHAR(34); [.$D$2]; CHAR(34); &quot;: &quot;; CHAR(34); ['Input Data'.D430]; CHAR(34); &quot;, &quot;; CHAR(34); [.$E$2]; CHAR(34); &quot;: &quot;; CHAR(34); IF(['Input Data'.E430]=&quot;FEMALE&quot;; &quot;Female&quot;; &quot;Male&quot;); CHAR(34); &quot; },&quot;))" office:value-type="string" office:string-value="{ &quot;loc&quot;: &quot;Tamil (India)&quot;, &quot;name&quot;: &quot;ta-IN-Standard-C&quot;, &quot;gend&quot;: &quot;Female&quot; }," calcext:value-type="string">
            <text:p>{ "loc": "Tamil (India)", "name": "ta-IN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1]); &quot;&quot;; COM.MICROSOFT.CONCAT(&quot;{ &quot;; CHAR(34); [.$C$2]; CHAR(34); &quot;: &quot;; CHAR(34); ['Input Data'.A431]; CHAR(34); &quot;, &quot;; CHAR(34); [.$D$2]; CHAR(34); &quot;: &quot;; CHAR(34); ['Input Data'.D431]; CHAR(34); &quot;, &quot;; CHAR(34); [.$E$2]; CHAR(34); &quot;: &quot;; CHAR(34); IF(['Input Data'.E431]=&quot;FEMALE&quot;; &quot;Female&quot;; &quot;Male&quot;); CHAR(34); &quot; },&quot;))" office:value-type="string" office:string-value="{ &quot;loc&quot;: &quot;Tamil (India)&quot;, &quot;name&quot;: &quot;ta-IN-Standard-D&quot;, &quot;gend&quot;: &quot;Male&quot; }," calcext:value-type="string">
            <text:p>{ "loc": "Tamil (India)", "name": "ta-IN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2]); &quot;&quot;; COM.MICROSOFT.CONCAT(&quot;{ &quot;; CHAR(34); [.$C$2]; CHAR(34); &quot;: &quot;; CHAR(34); ['Input Data'.A432]; CHAR(34); &quot;, &quot;; CHAR(34); [.$D$2]; CHAR(34); &quot;: &quot;; CHAR(34); ['Input Data'.D432]; CHAR(34); &quot;, &quot;; CHAR(34); [.$E$2]; CHAR(34); &quot;: &quot;; CHAR(34); IF(['Input Data'.E432]=&quot;FEMALE&quot;; &quot;Female&quot;; &quot;Male&quot;); CHAR(34); &quot; },&quot;))" office:value-type="string" office:string-value="{ &quot;loc&quot;: &quot;Tamil (India)&quot;, &quot;name&quot;: &quot;ta-IN-Wavenet-A&quot;, &quot;gend&quot;: &quot;Female&quot; }," calcext:value-type="string">
            <text:p>{ "loc": "Tamil (India)", "name": "ta-IN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3]); &quot;&quot;; COM.MICROSOFT.CONCAT(&quot;{ &quot;; CHAR(34); [.$C$2]; CHAR(34); &quot;: &quot;; CHAR(34); ['Input Data'.A433]; CHAR(34); &quot;, &quot;; CHAR(34); [.$D$2]; CHAR(34); &quot;: &quot;; CHAR(34); ['Input Data'.D433]; CHAR(34); &quot;, &quot;; CHAR(34); [.$E$2]; CHAR(34); &quot;: &quot;; CHAR(34); IF(['Input Data'.E433]=&quot;FEMALE&quot;; &quot;Female&quot;; &quot;Male&quot;); CHAR(34); &quot; },&quot;))" office:value-type="string" office:string-value="{ &quot;loc&quot;: &quot;Tamil (India)&quot;, &quot;name&quot;: &quot;ta-IN-Wavenet-B&quot;, &quot;gend&quot;: &quot;Male&quot; }," calcext:value-type="string">
            <text:p>{ "loc": "Tamil (India)", "name": "ta-IN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4]); &quot;&quot;; COM.MICROSOFT.CONCAT(&quot;{ &quot;; CHAR(34); [.$C$2]; CHAR(34); &quot;: &quot;; CHAR(34); ['Input Data'.A434]; CHAR(34); &quot;, &quot;; CHAR(34); [.$D$2]; CHAR(34); &quot;: &quot;; CHAR(34); ['Input Data'.D434]; CHAR(34); &quot;, &quot;; CHAR(34); [.$E$2]; CHAR(34); &quot;: &quot;; CHAR(34); IF(['Input Data'.E434]=&quot;FEMALE&quot;; &quot;Female&quot;; &quot;Male&quot;); CHAR(34); &quot; },&quot;))" office:value-type="string" office:string-value="{ &quot;loc&quot;: &quot;Tamil (India)&quot;, &quot;name&quot;: &quot;ta-IN-Wavenet-C&quot;, &quot;gend&quot;: &quot;Female&quot; }," calcext:value-type="string">
            <text:p>{ "loc": "Tamil (India)", "name": "ta-IN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5]); &quot;&quot;; COM.MICROSOFT.CONCAT(&quot;{ &quot;; CHAR(34); [.$C$2]; CHAR(34); &quot;: &quot;; CHAR(34); ['Input Data'.A435]; CHAR(34); &quot;, &quot;; CHAR(34); [.$D$2]; CHAR(34); &quot;: &quot;; CHAR(34); ['Input Data'.D435]; CHAR(34); &quot;, &quot;; CHAR(34); [.$E$2]; CHAR(34); &quot;: &quot;; CHAR(34); IF(['Input Data'.E435]=&quot;FEMALE&quot;; &quot;Female&quot;; &quot;Male&quot;); CHAR(34); &quot; },&quot;))" office:value-type="string" office:string-value="{ &quot;loc&quot;: &quot;Tamil (India)&quot;, &quot;name&quot;: &quot;ta-IN-Wavenet-D&quot;, &quot;gend&quot;: &quot;Male&quot; }," calcext:value-type="string">
            <text:p>{ "loc": "Tamil (India)", "name": "ta-IN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6]); &quot;&quot;; COM.MICROSOFT.CONCAT(&quot;{ &quot;; CHAR(34); [.$C$2]; CHAR(34); &quot;: &quot;; CHAR(34); ['Input Data'.A436]; CHAR(34); &quot;, &quot;; CHAR(34); [.$D$2]; CHAR(34); &quot;: &quot;; CHAR(34); ['Input Data'.D436]; CHAR(34); &quot;, &quot;; CHAR(34); [.$E$2]; CHAR(34); &quot;: &quot;; CHAR(34); IF(['Input Data'.E436]=&quot;FEMALE&quot;; &quot;Female&quot;; &quot;Male&quot;); CHAR(34); &quot; },&quot;))" office:value-type="string" office:string-value="{ &quot;loc&quot;: &quot;Telugu (India)&quot;, &quot;name&quot;: &quot;te-IN-Standard-A&quot;, &quot;gend&quot;: &quot;Female&quot; }," calcext:value-type="string">
            <text:p>{ "loc": "Telugu (India)", "name": "te-IN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7]); &quot;&quot;; COM.MICROSOFT.CONCAT(&quot;{ &quot;; CHAR(34); [.$C$2]; CHAR(34); &quot;: &quot;; CHAR(34); ['Input Data'.A437]; CHAR(34); &quot;, &quot;; CHAR(34); [.$D$2]; CHAR(34); &quot;: &quot;; CHAR(34); ['Input Data'.D437]; CHAR(34); &quot;, &quot;; CHAR(34); [.$E$2]; CHAR(34); &quot;: &quot;; CHAR(34); IF(['Input Data'.E437]=&quot;FEMALE&quot;; &quot;Female&quot;; &quot;Male&quot;); CHAR(34); &quot; },&quot;))" office:value-type="string" office:string-value="{ &quot;loc&quot;: &quot;Telugu (India)&quot;, &quot;name&quot;: &quot;te-IN-Standard-B&quot;, &quot;gend&quot;: &quot;Male&quot; }," calcext:value-type="string">
            <text:p>{ "loc": "Telugu (India)", "name": "te-IN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8]); &quot;&quot;; COM.MICROSOFT.CONCAT(&quot;{ &quot;; CHAR(34); [.$C$2]; CHAR(34); &quot;: &quot;; CHAR(34); ['Input Data'.A438]; CHAR(34); &quot;, &quot;; CHAR(34); [.$D$2]; CHAR(34); &quot;: &quot;; CHAR(34); ['Input Data'.D438]; CHAR(34); &quot;, &quot;; CHAR(34); [.$E$2]; CHAR(34); &quot;: &quot;; CHAR(34); IF(['Input Data'.E438]=&quot;FEMALE&quot;; &quot;Female&quot;; &quot;Male&quot;); CHAR(34); &quot; },&quot;))" office:value-type="string" office:string-value="{ &quot;loc&quot;: &quot;Thai (Thailand)&quot;, &quot;name&quot;: &quot;th-TH-Neural2-C&quot;, &quot;gend&quot;: &quot;Female&quot; }," calcext:value-type="string">
            <text:p>{ "loc": "Thai (Thailand)", "name": "th-TH-Neural2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9]); &quot;&quot;; COM.MICROSOFT.CONCAT(&quot;{ &quot;; CHAR(34); [.$C$2]; CHAR(34); &quot;: &quot;; CHAR(34); ['Input Data'.A439]; CHAR(34); &quot;, &quot;; CHAR(34); [.$D$2]; CHAR(34); &quot;: &quot;; CHAR(34); ['Input Data'.D439]; CHAR(34); &quot;, &quot;; CHAR(34); [.$E$2]; CHAR(34); &quot;: &quot;; CHAR(34); IF(['Input Data'.E439]=&quot;FEMALE&quot;; &quot;Female&quot;; &quot;Male&quot;); CHAR(34); &quot; },&quot;))" office:value-type="string" office:string-value="{ &quot;loc&quot;: &quot;Thai (Thailand)&quot;, &quot;name&quot;: &quot;th-TH-Standard-A&quot;, &quot;gend&quot;: &quot;Female&quot; }," calcext:value-type="string">
            <text:p>{ "loc": "Thai (Thailand)", "name": "th-TH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0]); &quot;&quot;; COM.MICROSOFT.CONCAT(&quot;{ &quot;; CHAR(34); [.$C$2]; CHAR(34); &quot;: &quot;; CHAR(34); ['Input Data'.A440]; CHAR(34); &quot;, &quot;; CHAR(34); [.$D$2]; CHAR(34); &quot;: &quot;; CHAR(34); ['Input Data'.D440]; CHAR(34); &quot;, &quot;; CHAR(34); [.$E$2]; CHAR(34); &quot;: &quot;; CHAR(34); IF(['Input Data'.E440]=&quot;FEMALE&quot;; &quot;Female&quot;; &quot;Male&quot;); CHAR(34); &quot; },&quot;))" office:value-type="string" office:string-value="{ &quot;loc&quot;: &quot;Turkish (Turkey)&quot;, &quot;name&quot;: &quot;tr-TR-Standard-A&quot;, &quot;gend&quot;: &quot;Female&quot; }," calcext:value-type="string">
            <text:p>{ "loc": "Turkish (Turkey)", "name": "tr-TR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1]); &quot;&quot;; COM.MICROSOFT.CONCAT(&quot;{ &quot;; CHAR(34); [.$C$2]; CHAR(34); &quot;: &quot;; CHAR(34); ['Input Data'.A441]; CHAR(34); &quot;, &quot;; CHAR(34); [.$D$2]; CHAR(34); &quot;: &quot;; CHAR(34); ['Input Data'.D441]; CHAR(34); &quot;, &quot;; CHAR(34); [.$E$2]; CHAR(34); &quot;: &quot;; CHAR(34); IF(['Input Data'.E441]=&quot;FEMALE&quot;; &quot;Female&quot;; &quot;Male&quot;); CHAR(34); &quot; },&quot;))" office:value-type="string" office:string-value="{ &quot;loc&quot;: &quot;Turkish (Turkey)&quot;, &quot;name&quot;: &quot;tr-TR-Standard-B&quot;, &quot;gend&quot;: &quot;Male&quot; }," calcext:value-type="string">
            <text:p>{ "loc": "Turkish (Turkey)", "name": "tr-TR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2]); &quot;&quot;; COM.MICROSOFT.CONCAT(&quot;{ &quot;; CHAR(34); [.$C$2]; CHAR(34); &quot;: &quot;; CHAR(34); ['Input Data'.A442]; CHAR(34); &quot;, &quot;; CHAR(34); [.$D$2]; CHAR(34); &quot;: &quot;; CHAR(34); ['Input Data'.D442]; CHAR(34); &quot;, &quot;; CHAR(34); [.$E$2]; CHAR(34); &quot;: &quot;; CHAR(34); IF(['Input Data'.E442]=&quot;FEMALE&quot;; &quot;Female&quot;; &quot;Male&quot;); CHAR(34); &quot; },&quot;))" office:value-type="string" office:string-value="{ &quot;loc&quot;: &quot;Turkish (Turkey)&quot;, &quot;name&quot;: &quot;tr-TR-Standard-C&quot;, &quot;gend&quot;: &quot;Female&quot; }," calcext:value-type="string">
            <text:p>{ "loc": "Turkish (Turkey)", "name": "tr-TR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3]); &quot;&quot;; COM.MICROSOFT.CONCAT(&quot;{ &quot;; CHAR(34); [.$C$2]; CHAR(34); &quot;: &quot;; CHAR(34); ['Input Data'.A443]; CHAR(34); &quot;, &quot;; CHAR(34); [.$D$2]; CHAR(34); &quot;: &quot;; CHAR(34); ['Input Data'.D443]; CHAR(34); &quot;, &quot;; CHAR(34); [.$E$2]; CHAR(34); &quot;: &quot;; CHAR(34); IF(['Input Data'.E443]=&quot;FEMALE&quot;; &quot;Female&quot;; &quot;Male&quot;); CHAR(34); &quot; },&quot;))" office:value-type="string" office:string-value="{ &quot;loc&quot;: &quot;Turkish (Turkey)&quot;, &quot;name&quot;: &quot;tr-TR-Standard-D&quot;, &quot;gend&quot;: &quot;Female&quot; }," calcext:value-type="string">
            <text:p>{ "loc": "Turkish (Turkey)", "name": "tr-TR-Standard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4]); &quot;&quot;; COM.MICROSOFT.CONCAT(&quot;{ &quot;; CHAR(34); [.$C$2]; CHAR(34); &quot;: &quot;; CHAR(34); ['Input Data'.A444]; CHAR(34); &quot;, &quot;; CHAR(34); [.$D$2]; CHAR(34); &quot;: &quot;; CHAR(34); ['Input Data'.D444]; CHAR(34); &quot;, &quot;; CHAR(34); [.$E$2]; CHAR(34); &quot;: &quot;; CHAR(34); IF(['Input Data'.E444]=&quot;FEMALE&quot;; &quot;Female&quot;; &quot;Male&quot;); CHAR(34); &quot; },&quot;))" office:value-type="string" office:string-value="{ &quot;loc&quot;: &quot;Turkish (Turkey)&quot;, &quot;name&quot;: &quot;tr-TR-Standard-E&quot;, &quot;gend&quot;: &quot;Male&quot; }," calcext:value-type="string">
            <text:p>{ "loc": "Turkish (Turkey)", "name": "tr-TR-Standard-E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5]); &quot;&quot;; COM.MICROSOFT.CONCAT(&quot;{ &quot;; CHAR(34); [.$C$2]; CHAR(34); &quot;: &quot;; CHAR(34); ['Input Data'.A445]; CHAR(34); &quot;, &quot;; CHAR(34); [.$D$2]; CHAR(34); &quot;: &quot;; CHAR(34); ['Input Data'.D445]; CHAR(34); &quot;, &quot;; CHAR(34); [.$E$2]; CHAR(34); &quot;: &quot;; CHAR(34); IF(['Input Data'.E445]=&quot;FEMALE&quot;; &quot;Female&quot;; &quot;Male&quot;); CHAR(34); &quot; },&quot;))" office:value-type="string" office:string-value="{ &quot;loc&quot;: &quot;Turkish (Turkey)&quot;, &quot;name&quot;: &quot;tr-TR-Wavenet-A&quot;, &quot;gend&quot;: &quot;Female&quot; }," calcext:value-type="string">
            <text:p>{ "loc": "Turkish (Turkey)", "name": "tr-TR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6]); &quot;&quot;; COM.MICROSOFT.CONCAT(&quot;{ &quot;; CHAR(34); [.$C$2]; CHAR(34); &quot;: &quot;; CHAR(34); ['Input Data'.A446]; CHAR(34); &quot;, &quot;; CHAR(34); [.$D$2]; CHAR(34); &quot;: &quot;; CHAR(34); ['Input Data'.D446]; CHAR(34); &quot;, &quot;; CHAR(34); [.$E$2]; CHAR(34); &quot;: &quot;; CHAR(34); IF(['Input Data'.E446]=&quot;FEMALE&quot;; &quot;Female&quot;; &quot;Male&quot;); CHAR(34); &quot; },&quot;))" office:value-type="string" office:string-value="{ &quot;loc&quot;: &quot;Turkish (Turkey)&quot;, &quot;name&quot;: &quot;tr-TR-Wavenet-B&quot;, &quot;gend&quot;: &quot;Male&quot; }," calcext:value-type="string">
            <text:p>{ "loc": "Turkish (Turkey)", "name": "tr-TR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7]); &quot;&quot;; COM.MICROSOFT.CONCAT(&quot;{ &quot;; CHAR(34); [.$C$2]; CHAR(34); &quot;: &quot;; CHAR(34); ['Input Data'.A447]; CHAR(34); &quot;, &quot;; CHAR(34); [.$D$2]; CHAR(34); &quot;: &quot;; CHAR(34); ['Input Data'.D447]; CHAR(34); &quot;, &quot;; CHAR(34); [.$E$2]; CHAR(34); &quot;: &quot;; CHAR(34); IF(['Input Data'.E447]=&quot;FEMALE&quot;; &quot;Female&quot;; &quot;Male&quot;); CHAR(34); &quot; },&quot;))" office:value-type="string" office:string-value="{ &quot;loc&quot;: &quot;Turkish (Turkey)&quot;, &quot;name&quot;: &quot;tr-TR-Wavenet-C&quot;, &quot;gend&quot;: &quot;Female&quot; }," calcext:value-type="string">
            <text:p>{ "loc": "Turkish (Turkey)", "name": "tr-TR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8]); &quot;&quot;; COM.MICROSOFT.CONCAT(&quot;{ &quot;; CHAR(34); [.$C$2]; CHAR(34); &quot;: &quot;; CHAR(34); ['Input Data'.A448]; CHAR(34); &quot;, &quot;; CHAR(34); [.$D$2]; CHAR(34); &quot;: &quot;; CHAR(34); ['Input Data'.D448]; CHAR(34); &quot;, &quot;; CHAR(34); [.$E$2]; CHAR(34); &quot;: &quot;; CHAR(34); IF(['Input Data'.E448]=&quot;FEMALE&quot;; &quot;Female&quot;; &quot;Male&quot;); CHAR(34); &quot; },&quot;))" office:value-type="string" office:string-value="{ &quot;loc&quot;: &quot;Turkish (Turkey)&quot;, &quot;name&quot;: &quot;tr-TR-Wavenet-D&quot;, &quot;gend&quot;: &quot;Female&quot; }," calcext:value-type="string">
            <text:p>{ "loc": "Turkish (Turkey)", "name": "tr-TR-Wavenet-D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9]); &quot;&quot;; COM.MICROSOFT.CONCAT(&quot;{ &quot;; CHAR(34); [.$C$2]; CHAR(34); &quot;: &quot;; CHAR(34); ['Input Data'.A449]; CHAR(34); &quot;, &quot;; CHAR(34); [.$D$2]; CHAR(34); &quot;: &quot;; CHAR(34); ['Input Data'.D449]; CHAR(34); &quot;, &quot;; CHAR(34); [.$E$2]; CHAR(34); &quot;: &quot;; CHAR(34); IF(['Input Data'.E449]=&quot;FEMALE&quot;; &quot;Female&quot;; &quot;Male&quot;); CHAR(34); &quot; },&quot;))" office:value-type="string" office:string-value="{ &quot;loc&quot;: &quot;Turkish (Turkey)&quot;, &quot;name&quot;: &quot;tr-TR-Wavenet-E&quot;, &quot;gend&quot;: &quot;Male&quot; }," calcext:value-type="string">
            <text:p>{ "loc": "Turkish (Turkey)", "name": "tr-TR-Wavenet-E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0]); &quot;&quot;; COM.MICROSOFT.CONCAT(&quot;{ &quot;; CHAR(34); [.$C$2]; CHAR(34); &quot;: &quot;; CHAR(34); ['Input Data'.A450]; CHAR(34); &quot;, &quot;; CHAR(34); [.$D$2]; CHAR(34); &quot;: &quot;; CHAR(34); ['Input Data'.D450]; CHAR(34); &quot;, &quot;; CHAR(34); [.$E$2]; CHAR(34); &quot;: &quot;; CHAR(34); IF(['Input Data'.E450]=&quot;FEMALE&quot;; &quot;Female&quot;; &quot;Male&quot;); CHAR(34); &quot; },&quot;))" office:value-type="string" office:string-value="{ &quot;loc&quot;: &quot;Ukrainian (Ukraine)&quot;, &quot;name&quot;: &quot;uk-UA-Standard-A&quot;, &quot;gend&quot;: &quot;Female&quot; }," calcext:value-type="string">
            <text:p>{ "loc": "Ukrainian (Ukraine)", "name": "uk-UA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1]); &quot;&quot;; COM.MICROSOFT.CONCAT(&quot;{ &quot;; CHAR(34); [.$C$2]; CHAR(34); &quot;: &quot;; CHAR(34); ['Input Data'.A451]; CHAR(34); &quot;, &quot;; CHAR(34); [.$D$2]; CHAR(34); &quot;: &quot;; CHAR(34); ['Input Data'.D451]; CHAR(34); &quot;, &quot;; CHAR(34); [.$E$2]; CHAR(34); &quot;: &quot;; CHAR(34); IF(['Input Data'.E451]=&quot;FEMALE&quot;; &quot;Female&quot;; &quot;Male&quot;); CHAR(34); &quot; },&quot;))" office:value-type="string" office:string-value="{ &quot;loc&quot;: &quot;Ukrainian (Ukraine)&quot;, &quot;name&quot;: &quot;uk-UA-Wavenet-A&quot;, &quot;gend&quot;: &quot;Female&quot; }," calcext:value-type="string">
            <text:p>{ "loc": "Ukrainian (Ukraine)", "name": "uk-UA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2]); &quot;&quot;; COM.MICROSOFT.CONCAT(&quot;{ &quot;; CHAR(34); [.$C$2]; CHAR(34); &quot;: &quot;; CHAR(34); ['Input Data'.A452]; CHAR(34); &quot;, &quot;; CHAR(34); [.$D$2]; CHAR(34); &quot;: &quot;; CHAR(34); ['Input Data'.D452]; CHAR(34); &quot;, &quot;; CHAR(34); [.$E$2]; CHAR(34); &quot;: &quot;; CHAR(34); IF(['Input Data'.E452]=&quot;FEMALE&quot;; &quot;Female&quot;; &quot;Male&quot;); CHAR(34); &quot; },&quot;))" office:value-type="string" office:string-value="{ &quot;loc&quot;: &quot;Vietnamese (Vietnam)&quot;, &quot;name&quot;: &quot;vi-VN-Neural2-A&quot;, &quot;gend&quot;: &quot;Female&quot; }," calcext:value-type="string">
            <text:p>{ "loc": "Vietnamese (Vietnam)", "name": "vi-VN-Neural2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3]); &quot;&quot;; COM.MICROSOFT.CONCAT(&quot;{ &quot;; CHAR(34); [.$C$2]; CHAR(34); &quot;: &quot;; CHAR(34); ['Input Data'.A453]; CHAR(34); &quot;, &quot;; CHAR(34); [.$D$2]; CHAR(34); &quot;: &quot;; CHAR(34); ['Input Data'.D453]; CHAR(34); &quot;, &quot;; CHAR(34); [.$E$2]; CHAR(34); &quot;: &quot;; CHAR(34); IF(['Input Data'.E453]=&quot;FEMALE&quot;; &quot;Female&quot;; &quot;Male&quot;); CHAR(34); &quot; },&quot;))" office:value-type="string" office:string-value="{ &quot;loc&quot;: &quot;Vietnamese (Vietnam)&quot;, &quot;name&quot;: &quot;vi-VN-Neural2-D&quot;, &quot;gend&quot;: &quot;Male&quot; }," calcext:value-type="string">
            <text:p>{ "loc": "Vietnamese (Vietnam)", "name": "vi-VN-Neural2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4]); &quot;&quot;; COM.MICROSOFT.CONCAT(&quot;{ &quot;; CHAR(34); [.$C$2]; CHAR(34); &quot;: &quot;; CHAR(34); ['Input Data'.A454]; CHAR(34); &quot;, &quot;; CHAR(34); [.$D$2]; CHAR(34); &quot;: &quot;; CHAR(34); ['Input Data'.D454]; CHAR(34); &quot;, &quot;; CHAR(34); [.$E$2]; CHAR(34); &quot;: &quot;; CHAR(34); IF(['Input Data'.E454]=&quot;FEMALE&quot;; &quot;Female&quot;; &quot;Male&quot;); CHAR(34); &quot; },&quot;))" office:value-type="string" office:string-value="{ &quot;loc&quot;: &quot;Vietnamese (Vietnam)&quot;, &quot;name&quot;: &quot;vi-VN-Standard-A&quot;, &quot;gend&quot;: &quot;Female&quot; }," calcext:value-type="string">
            <text:p>{ "loc": "Vietnamese (Vietnam)", "name": "vi-VN-Standard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5]); &quot;&quot;; COM.MICROSOFT.CONCAT(&quot;{ &quot;; CHAR(34); [.$C$2]; CHAR(34); &quot;: &quot;; CHAR(34); ['Input Data'.A455]; CHAR(34); &quot;, &quot;; CHAR(34); [.$D$2]; CHAR(34); &quot;: &quot;; CHAR(34); ['Input Data'.D455]; CHAR(34); &quot;, &quot;; CHAR(34); [.$E$2]; CHAR(34); &quot;: &quot;; CHAR(34); IF(['Input Data'.E455]=&quot;FEMALE&quot;; &quot;Female&quot;; &quot;Male&quot;); CHAR(34); &quot; },&quot;))" office:value-type="string" office:string-value="{ &quot;loc&quot;: &quot;Vietnamese (Vietnam)&quot;, &quot;name&quot;: &quot;vi-VN-Standard-B&quot;, &quot;gend&quot;: &quot;Male&quot; }," calcext:value-type="string">
            <text:p>{ "loc": "Vietnamese (Vietnam)", "name": "vi-VN-Standard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6]); &quot;&quot;; COM.MICROSOFT.CONCAT(&quot;{ &quot;; CHAR(34); [.$C$2]; CHAR(34); &quot;: &quot;; CHAR(34); ['Input Data'.A456]; CHAR(34); &quot;, &quot;; CHAR(34); [.$D$2]; CHAR(34); &quot;: &quot;; CHAR(34); ['Input Data'.D456]; CHAR(34); &quot;, &quot;; CHAR(34); [.$E$2]; CHAR(34); &quot;: &quot;; CHAR(34); IF(['Input Data'.E456]=&quot;FEMALE&quot;; &quot;Female&quot;; &quot;Male&quot;); CHAR(34); &quot; },&quot;))" office:value-type="string" office:string-value="{ &quot;loc&quot;: &quot;Vietnamese (Vietnam)&quot;, &quot;name&quot;: &quot;vi-VN-Standard-C&quot;, &quot;gend&quot;: &quot;Female&quot; }," calcext:value-type="string">
            <text:p>{ "loc": "Vietnamese (Vietnam)", "name": "vi-VN-Standard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7]); &quot;&quot;; COM.MICROSOFT.CONCAT(&quot;{ &quot;; CHAR(34); [.$C$2]; CHAR(34); &quot;: &quot;; CHAR(34); ['Input Data'.A457]; CHAR(34); &quot;, &quot;; CHAR(34); [.$D$2]; CHAR(34); &quot;: &quot;; CHAR(34); ['Input Data'.D457]; CHAR(34); &quot;, &quot;; CHAR(34); [.$E$2]; CHAR(34); &quot;: &quot;; CHAR(34); IF(['Input Data'.E457]=&quot;FEMALE&quot;; &quot;Female&quot;; &quot;Male&quot;); CHAR(34); &quot; },&quot;))" office:value-type="string" office:string-value="{ &quot;loc&quot;: &quot;Vietnamese (Vietnam)&quot;, &quot;name&quot;: &quot;vi-VN-Standard-D&quot;, &quot;gend&quot;: &quot;Male&quot; }," calcext:value-type="string">
            <text:p>{ "loc": "Vietnamese (Vietnam)", "name": "vi-VN-Standard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8]); &quot;&quot;; COM.MICROSOFT.CONCAT(&quot;{ &quot;; CHAR(34); [.$C$2]; CHAR(34); &quot;: &quot;; CHAR(34); ['Input Data'.A458]; CHAR(34); &quot;, &quot;; CHAR(34); [.$D$2]; CHAR(34); &quot;: &quot;; CHAR(34); ['Input Data'.D458]; CHAR(34); &quot;, &quot;; CHAR(34); [.$E$2]; CHAR(34); &quot;: &quot;; CHAR(34); IF(['Input Data'.E458]=&quot;FEMALE&quot;; &quot;Female&quot;; &quot;Male&quot;); CHAR(34); &quot; },&quot;))" office:value-type="string" office:string-value="{ &quot;loc&quot;: &quot;Vietnamese (Vietnam)&quot;, &quot;name&quot;: &quot;vi-VN-Wavenet-A&quot;, &quot;gend&quot;: &quot;Female&quot; }," calcext:value-type="string">
            <text:p>{ "loc": "Vietnamese (Vietnam)", "name": "vi-VN-Wavenet-A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9]); &quot;&quot;; COM.MICROSOFT.CONCAT(&quot;{ &quot;; CHAR(34); [.$C$2]; CHAR(34); &quot;: &quot;; CHAR(34); ['Input Data'.A459]; CHAR(34); &quot;, &quot;; CHAR(34); [.$D$2]; CHAR(34); &quot;: &quot;; CHAR(34); ['Input Data'.D459]; CHAR(34); &quot;, &quot;; CHAR(34); [.$E$2]; CHAR(34); &quot;: &quot;; CHAR(34); IF(['Input Data'.E459]=&quot;FEMALE&quot;; &quot;Female&quot;; &quot;Male&quot;); CHAR(34); &quot; },&quot;))" office:value-type="string" office:string-value="{ &quot;loc&quot;: &quot;Vietnamese (Vietnam)&quot;, &quot;name&quot;: &quot;vi-VN-Wavenet-B&quot;, &quot;gend&quot;: &quot;Male&quot; }," calcext:value-type="string">
            <text:p>{ "loc": "Vietnamese (Vietnam)", "name": "vi-VN-Wavenet-B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60]); &quot;&quot;; COM.MICROSOFT.CONCAT(&quot;{ &quot;; CHAR(34); [.$C$2]; CHAR(34); &quot;: &quot;; CHAR(34); ['Input Data'.A460]; CHAR(34); &quot;, &quot;; CHAR(34); [.$D$2]; CHAR(34); &quot;: &quot;; CHAR(34); ['Input Data'.D460]; CHAR(34); &quot;, &quot;; CHAR(34); [.$E$2]; CHAR(34); &quot;: &quot;; CHAR(34); IF(['Input Data'.E460]=&quot;FEMALE&quot;; &quot;Female&quot;; &quot;Male&quot;); CHAR(34); &quot; },&quot;))" office:value-type="string" office:string-value="{ &quot;loc&quot;: &quot;Vietnamese (Vietnam)&quot;, &quot;name&quot;: &quot;vi-VN-Wavenet-C&quot;, &quot;gend&quot;: &quot;Female&quot; }," calcext:value-type="string">
            <text:p>{ "loc": "Vietnamese (Vietnam)", "name": "vi-VN-Wavenet-C", "gend"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61]); &quot;&quot;; COM.MICROSOFT.CONCAT(&quot;{ &quot;; CHAR(34); [.$C$2]; CHAR(34); &quot;: &quot;; CHAR(34); ['Input Data'.A461]; CHAR(34); &quot;, &quot;; CHAR(34); [.$D$2]; CHAR(34); &quot;: &quot;; CHAR(34); ['Input Data'.D461]; CHAR(34); &quot;, &quot;; CHAR(34); [.$E$2]; CHAR(34); &quot;: &quot;; CHAR(34); IF(['Input Data'.E461]=&quot;FEMALE&quot;; &quot;Female&quot;; &quot;Male&quot;); CHAR(34); &quot; },&quot;))" office:value-type="string" office:string-value="{ &quot;loc&quot;: &quot;Vietnamese (Vietnam)&quot;, &quot;name&quot;: &quot;vi-VN-Wavenet-D&quot;, &quot;gend&quot;: &quot;Male&quot; }," calcext:value-type="string">
            <text:p>{ "loc": "Vietnamese (Vietnam)", "name": "vi-VN-Wavenet-D", "gend"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62]); &quot;&quot;; COM.MICROSOFT.CONCAT(&quot;{ &quot;; CHAR(34); [.$C$2]; CHAR(34); &quot;: &quot;; CHAR(34); ['Input Data'.A462]; CHAR(34); &quot;, &quot;; CHAR(34); [.$D$2]; CHAR(34); &quot;: &quot;; CHAR(34); ['Input Data'.D462]; CHAR(34); &quot;, &quot;; CHAR(34); [.$E$2]; CHAR(34); &quot;: &quot;; CHAR(34); IF(['Input Data'.E46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63]); &quot;&quot;; COM.MICROSOFT.CONCAT(&quot;{ &quot;; CHAR(34); [.$C$2]; CHAR(34); &quot;: &quot;; CHAR(34); ['Input Data'.A463]; CHAR(34); &quot;, &quot;; CHAR(34); [.$D$2]; CHAR(34); &quot;: &quot;; CHAR(34); ['Input Data'.D463]; CHAR(34); &quot;, &quot;; CHAR(34); [.$E$2]; CHAR(34); &quot;: &quot;; CHAR(34); IF(['Input Data'.E46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64]); &quot;&quot;; COM.MICROSOFT.CONCAT(&quot;{ &quot;; CHAR(34); [.$C$2]; CHAR(34); &quot;: &quot;; CHAR(34); ['Input Data'.A464]; CHAR(34); &quot;, &quot;; CHAR(34); [.$D$2]; CHAR(34); &quot;: &quot;; CHAR(34); ['Input Data'.D464]; CHAR(34); &quot;, &quot;; CHAR(34); [.$E$2]; CHAR(34); &quot;: &quot;; CHAR(34); IF(['Input Data'.E46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65]); &quot;&quot;; COM.MICROSOFT.CONCAT(&quot;{ &quot;; CHAR(34); [.$C$2]; CHAR(34); &quot;: &quot;; CHAR(34); ['Input Data'.A465]; CHAR(34); &quot;, &quot;; CHAR(34); [.$D$2]; CHAR(34); &quot;: &quot;; CHAR(34); ['Input Data'.D465]; CHAR(34); &quot;, &quot;; CHAR(34); [.$E$2]; CHAR(34); &quot;: &quot;; CHAR(34); IF(['Input Data'.E46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66]); &quot;&quot;; COM.MICROSOFT.CONCAT(&quot;{ &quot;; CHAR(34); [.$C$2]; CHAR(34); &quot;: &quot;; CHAR(34); ['Input Data'.A466]; CHAR(34); &quot;, &quot;; CHAR(34); [.$D$2]; CHAR(34); &quot;: &quot;; CHAR(34); ['Input Data'.D466]; CHAR(34); &quot;, &quot;; CHAR(34); [.$E$2]; CHAR(34); &quot;: &quot;; CHAR(34); IF(['Input Data'.E46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67]); &quot;&quot;; COM.MICROSOFT.CONCAT(&quot;{ &quot;; CHAR(34); [.$C$2]; CHAR(34); &quot;: &quot;; CHAR(34); ['Input Data'.A467]; CHAR(34); &quot;, &quot;; CHAR(34); [.$D$2]; CHAR(34); &quot;: &quot;; CHAR(34); ['Input Data'.D467]; CHAR(34); &quot;, &quot;; CHAR(34); [.$E$2]; CHAR(34); &quot;: &quot;; CHAR(34); IF(['Input Data'.E46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68]); &quot;&quot;; COM.MICROSOFT.CONCAT(&quot;{ &quot;; CHAR(34); [.$C$2]; CHAR(34); &quot;: &quot;; CHAR(34); ['Input Data'.A468]; CHAR(34); &quot;, &quot;; CHAR(34); [.$D$2]; CHAR(34); &quot;: &quot;; CHAR(34); ['Input Data'.D468]; CHAR(34); &quot;, &quot;; CHAR(34); [.$E$2]; CHAR(34); &quot;: &quot;; CHAR(34); IF(['Input Data'.E46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69]); &quot;&quot;; COM.MICROSOFT.CONCAT(&quot;{ &quot;; CHAR(34); [.$C$2]; CHAR(34); &quot;: &quot;; CHAR(34); ['Input Data'.A469]; CHAR(34); &quot;, &quot;; CHAR(34); [.$D$2]; CHAR(34); &quot;: &quot;; CHAR(34); ['Input Data'.D469]; CHAR(34); &quot;, &quot;; CHAR(34); [.$E$2]; CHAR(34); &quot;: &quot;; CHAR(34); IF(['Input Data'.E46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0]); &quot;&quot;; COM.MICROSOFT.CONCAT(&quot;{ &quot;; CHAR(34); [.$C$2]; CHAR(34); &quot;: &quot;; CHAR(34); ['Input Data'.A470]; CHAR(34); &quot;, &quot;; CHAR(34); [.$D$2]; CHAR(34); &quot;: &quot;; CHAR(34); ['Input Data'.D470]; CHAR(34); &quot;, &quot;; CHAR(34); [.$E$2]; CHAR(34); &quot;: &quot;; CHAR(34); IF(['Input Data'.E47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1]); &quot;&quot;; COM.MICROSOFT.CONCAT(&quot;{ &quot;; CHAR(34); [.$C$2]; CHAR(34); &quot;: &quot;; CHAR(34); ['Input Data'.A471]; CHAR(34); &quot;, &quot;; CHAR(34); [.$D$2]; CHAR(34); &quot;: &quot;; CHAR(34); ['Input Data'.D471]; CHAR(34); &quot;, &quot;; CHAR(34); [.$E$2]; CHAR(34); &quot;: &quot;; CHAR(34); IF(['Input Data'.E47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2]); &quot;&quot;; COM.MICROSOFT.CONCAT(&quot;{ &quot;; CHAR(34); [.$C$2]; CHAR(34); &quot;: &quot;; CHAR(34); ['Input Data'.A472]; CHAR(34); &quot;, &quot;; CHAR(34); [.$D$2]; CHAR(34); &quot;: &quot;; CHAR(34); ['Input Data'.D472]; CHAR(34); &quot;, &quot;; CHAR(34); [.$E$2]; CHAR(34); &quot;: &quot;; CHAR(34); IF(['Input Data'.E47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3]); &quot;&quot;; COM.MICROSOFT.CONCAT(&quot;{ &quot;; CHAR(34); [.$C$2]; CHAR(34); &quot;: &quot;; CHAR(34); ['Input Data'.A473]; CHAR(34); &quot;, &quot;; CHAR(34); [.$D$2]; CHAR(34); &quot;: &quot;; CHAR(34); ['Input Data'.D473]; CHAR(34); &quot;, &quot;; CHAR(34); [.$E$2]; CHAR(34); &quot;: &quot;; CHAR(34); IF(['Input Data'.E47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4]); &quot;&quot;; COM.MICROSOFT.CONCAT(&quot;{ &quot;; CHAR(34); [.$C$2]; CHAR(34); &quot;: &quot;; CHAR(34); ['Input Data'.A474]; CHAR(34); &quot;, &quot;; CHAR(34); [.$D$2]; CHAR(34); &quot;: &quot;; CHAR(34); ['Input Data'.D474]; CHAR(34); &quot;, &quot;; CHAR(34); [.$E$2]; CHAR(34); &quot;: &quot;; CHAR(34); IF(['Input Data'.E47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5]); &quot;&quot;; COM.MICROSOFT.CONCAT(&quot;{ &quot;; CHAR(34); [.$C$2]; CHAR(34); &quot;: &quot;; CHAR(34); ['Input Data'.A475]; CHAR(34); &quot;, &quot;; CHAR(34); [.$D$2]; CHAR(34); &quot;: &quot;; CHAR(34); ['Input Data'.D475]; CHAR(34); &quot;, &quot;; CHAR(34); [.$E$2]; CHAR(34); &quot;: &quot;; CHAR(34); IF(['Input Data'.E47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6]); &quot;&quot;; COM.MICROSOFT.CONCAT(&quot;{ &quot;; CHAR(34); [.$C$2]; CHAR(34); &quot;: &quot;; CHAR(34); ['Input Data'.A476]; CHAR(34); &quot;, &quot;; CHAR(34); [.$D$2]; CHAR(34); &quot;: &quot;; CHAR(34); ['Input Data'.D476]; CHAR(34); &quot;, &quot;; CHAR(34); [.$E$2]; CHAR(34); &quot;: &quot;; CHAR(34); IF(['Input Data'.E47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7]); &quot;&quot;; COM.MICROSOFT.CONCAT(&quot;{ &quot;; CHAR(34); [.$C$2]; CHAR(34); &quot;: &quot;; CHAR(34); ['Input Data'.A477]; CHAR(34); &quot;, &quot;; CHAR(34); [.$D$2]; CHAR(34); &quot;: &quot;; CHAR(34); ['Input Data'.D477]; CHAR(34); &quot;, &quot;; CHAR(34); [.$E$2]; CHAR(34); &quot;: &quot;; CHAR(34); IF(['Input Data'.E47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8]); &quot;&quot;; COM.MICROSOFT.CONCAT(&quot;{ &quot;; CHAR(34); [.$C$2]; CHAR(34); &quot;: &quot;; CHAR(34); ['Input Data'.A478]; CHAR(34); &quot;, &quot;; CHAR(34); [.$D$2]; CHAR(34); &quot;: &quot;; CHAR(34); ['Input Data'.D478]; CHAR(34); &quot;, &quot;; CHAR(34); [.$E$2]; CHAR(34); &quot;: &quot;; CHAR(34); IF(['Input Data'.E47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9]); &quot;&quot;; COM.MICROSOFT.CONCAT(&quot;{ &quot;; CHAR(34); [.$C$2]; CHAR(34); &quot;: &quot;; CHAR(34); ['Input Data'.A479]; CHAR(34); &quot;, &quot;; CHAR(34); [.$D$2]; CHAR(34); &quot;: &quot;; CHAR(34); ['Input Data'.D479]; CHAR(34); &quot;, &quot;; CHAR(34); [.$E$2]; CHAR(34); &quot;: &quot;; CHAR(34); IF(['Input Data'.E47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0]); &quot;&quot;; COM.MICROSOFT.CONCAT(&quot;{ &quot;; CHAR(34); [.$C$2]; CHAR(34); &quot;: &quot;; CHAR(34); ['Input Data'.A480]; CHAR(34); &quot;, &quot;; CHAR(34); [.$D$2]; CHAR(34); &quot;: &quot;; CHAR(34); ['Input Data'.D480]; CHAR(34); &quot;, &quot;; CHAR(34); [.$E$2]; CHAR(34); &quot;: &quot;; CHAR(34); IF(['Input Data'.E48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1]); &quot;&quot;; COM.MICROSOFT.CONCAT(&quot;{ &quot;; CHAR(34); [.$C$2]; CHAR(34); &quot;: &quot;; CHAR(34); ['Input Data'.A481]; CHAR(34); &quot;, &quot;; CHAR(34); [.$D$2]; CHAR(34); &quot;: &quot;; CHAR(34); ['Input Data'.D481]; CHAR(34); &quot;, &quot;; CHAR(34); [.$E$2]; CHAR(34); &quot;: &quot;; CHAR(34); IF(['Input Data'.E48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2]); &quot;&quot;; COM.MICROSOFT.CONCAT(&quot;{ &quot;; CHAR(34); [.$C$2]; CHAR(34); &quot;: &quot;; CHAR(34); ['Input Data'.A482]; CHAR(34); &quot;, &quot;; CHAR(34); [.$D$2]; CHAR(34); &quot;: &quot;; CHAR(34); ['Input Data'.D482]; CHAR(34); &quot;, &quot;; CHAR(34); [.$E$2]; CHAR(34); &quot;: &quot;; CHAR(34); IF(['Input Data'.E48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3]); &quot;&quot;; COM.MICROSOFT.CONCAT(&quot;{ &quot;; CHAR(34); [.$C$2]; CHAR(34); &quot;: &quot;; CHAR(34); ['Input Data'.A483]; CHAR(34); &quot;, &quot;; CHAR(34); [.$D$2]; CHAR(34); &quot;: &quot;; CHAR(34); ['Input Data'.D483]; CHAR(34); &quot;, &quot;; CHAR(34); [.$E$2]; CHAR(34); &quot;: &quot;; CHAR(34); IF(['Input Data'.E48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4]); &quot;&quot;; COM.MICROSOFT.CONCAT(&quot;{ &quot;; CHAR(34); [.$C$2]; CHAR(34); &quot;: &quot;; CHAR(34); ['Input Data'.A484]; CHAR(34); &quot;, &quot;; CHAR(34); [.$D$2]; CHAR(34); &quot;: &quot;; CHAR(34); ['Input Data'.D484]; CHAR(34); &quot;, &quot;; CHAR(34); [.$E$2]; CHAR(34); &quot;: &quot;; CHAR(34); IF(['Input Data'.E48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5]); &quot;&quot;; COM.MICROSOFT.CONCAT(&quot;{ &quot;; CHAR(34); [.$C$2]; CHAR(34); &quot;: &quot;; CHAR(34); ['Input Data'.A485]; CHAR(34); &quot;, &quot;; CHAR(34); [.$D$2]; CHAR(34); &quot;: &quot;; CHAR(34); ['Input Data'.D485]; CHAR(34); &quot;, &quot;; CHAR(34); [.$E$2]; CHAR(34); &quot;: &quot;; CHAR(34); IF(['Input Data'.E48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6]); &quot;&quot;; COM.MICROSOFT.CONCAT(&quot;{ &quot;; CHAR(34); [.$C$2]; CHAR(34); &quot;: &quot;; CHAR(34); ['Input Data'.A486]; CHAR(34); &quot;, &quot;; CHAR(34); [.$D$2]; CHAR(34); &quot;: &quot;; CHAR(34); ['Input Data'.D486]; CHAR(34); &quot;, &quot;; CHAR(34); [.$E$2]; CHAR(34); &quot;: &quot;; CHAR(34); IF(['Input Data'.E48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7]); &quot;&quot;; COM.MICROSOFT.CONCAT(&quot;{ &quot;; CHAR(34); [.$C$2]; CHAR(34); &quot;: &quot;; CHAR(34); ['Input Data'.A487]; CHAR(34); &quot;, &quot;; CHAR(34); [.$D$2]; CHAR(34); &quot;: &quot;; CHAR(34); ['Input Data'.D487]; CHAR(34); &quot;, &quot;; CHAR(34); [.$E$2]; CHAR(34); &quot;: &quot;; CHAR(34); IF(['Input Data'.E48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8]); &quot;&quot;; COM.MICROSOFT.CONCAT(&quot;{ &quot;; CHAR(34); [.$C$2]; CHAR(34); &quot;: &quot;; CHAR(34); ['Input Data'.A488]; CHAR(34); &quot;, &quot;; CHAR(34); [.$D$2]; CHAR(34); &quot;: &quot;; CHAR(34); ['Input Data'.D488]; CHAR(34); &quot;, &quot;; CHAR(34); [.$E$2]; CHAR(34); &quot;: &quot;; CHAR(34); IF(['Input Data'.E48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9]); &quot;&quot;; COM.MICROSOFT.CONCAT(&quot;{ &quot;; CHAR(34); [.$C$2]; CHAR(34); &quot;: &quot;; CHAR(34); ['Input Data'.A489]; CHAR(34); &quot;, &quot;; CHAR(34); [.$D$2]; CHAR(34); &quot;: &quot;; CHAR(34); ['Input Data'.D489]; CHAR(34); &quot;, &quot;; CHAR(34); [.$E$2]; CHAR(34); &quot;: &quot;; CHAR(34); IF(['Input Data'.E48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0]); &quot;&quot;; COM.MICROSOFT.CONCAT(&quot;{ &quot;; CHAR(34); [.$C$2]; CHAR(34); &quot;: &quot;; CHAR(34); ['Input Data'.A490]; CHAR(34); &quot;, &quot;; CHAR(34); [.$D$2]; CHAR(34); &quot;: &quot;; CHAR(34); ['Input Data'.D490]; CHAR(34); &quot;, &quot;; CHAR(34); [.$E$2]; CHAR(34); &quot;: &quot;; CHAR(34); IF(['Input Data'.E49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1]); &quot;&quot;; COM.MICROSOFT.CONCAT(&quot;{ &quot;; CHAR(34); [.$C$2]; CHAR(34); &quot;: &quot;; CHAR(34); ['Input Data'.A491]; CHAR(34); &quot;, &quot;; CHAR(34); [.$D$2]; CHAR(34); &quot;: &quot;; CHAR(34); ['Input Data'.D491]; CHAR(34); &quot;, &quot;; CHAR(34); [.$E$2]; CHAR(34); &quot;: &quot;; CHAR(34); IF(['Input Data'.E49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2]); &quot;&quot;; COM.MICROSOFT.CONCAT(&quot;{ &quot;; CHAR(34); [.$C$2]; CHAR(34); &quot;: &quot;; CHAR(34); ['Input Data'.A492]; CHAR(34); &quot;, &quot;; CHAR(34); [.$D$2]; CHAR(34); &quot;: &quot;; CHAR(34); ['Input Data'.D492]; CHAR(34); &quot;, &quot;; CHAR(34); [.$E$2]; CHAR(34); &quot;: &quot;; CHAR(34); IF(['Input Data'.E49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3]); &quot;&quot;; COM.MICROSOFT.CONCAT(&quot;{ &quot;; CHAR(34); [.$C$2]; CHAR(34); &quot;: &quot;; CHAR(34); ['Input Data'.A493]; CHAR(34); &quot;, &quot;; CHAR(34); [.$D$2]; CHAR(34); &quot;: &quot;; CHAR(34); ['Input Data'.D493]; CHAR(34); &quot;, &quot;; CHAR(34); [.$E$2]; CHAR(34); &quot;: &quot;; CHAR(34); IF(['Input Data'.E49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4]); &quot;&quot;; COM.MICROSOFT.CONCAT(&quot;{ &quot;; CHAR(34); [.$C$2]; CHAR(34); &quot;: &quot;; CHAR(34); ['Input Data'.A494]; CHAR(34); &quot;, &quot;; CHAR(34); [.$D$2]; CHAR(34); &quot;: &quot;; CHAR(34); ['Input Data'.D494]; CHAR(34); &quot;, &quot;; CHAR(34); [.$E$2]; CHAR(34); &quot;: &quot;; CHAR(34); IF(['Input Data'.E49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5]); &quot;&quot;; COM.MICROSOFT.CONCAT(&quot;{ &quot;; CHAR(34); [.$C$2]; CHAR(34); &quot;: &quot;; CHAR(34); ['Input Data'.A495]; CHAR(34); &quot;, &quot;; CHAR(34); [.$D$2]; CHAR(34); &quot;: &quot;; CHAR(34); ['Input Data'.D495]; CHAR(34); &quot;, &quot;; CHAR(34); [.$E$2]; CHAR(34); &quot;: &quot;; CHAR(34); IF(['Input Data'.E49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6]); &quot;&quot;; COM.MICROSOFT.CONCAT(&quot;{ &quot;; CHAR(34); [.$C$2]; CHAR(34); &quot;: &quot;; CHAR(34); ['Input Data'.A496]; CHAR(34); &quot;, &quot;; CHAR(34); [.$D$2]; CHAR(34); &quot;: &quot;; CHAR(34); ['Input Data'.D496]; CHAR(34); &quot;, &quot;; CHAR(34); [.$E$2]; CHAR(34); &quot;: &quot;; CHAR(34); IF(['Input Data'.E49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7]); &quot;&quot;; COM.MICROSOFT.CONCAT(&quot;{ &quot;; CHAR(34); [.$C$2]; CHAR(34); &quot;: &quot;; CHAR(34); ['Input Data'.A497]; CHAR(34); &quot;, &quot;; CHAR(34); [.$D$2]; CHAR(34); &quot;: &quot;; CHAR(34); ['Input Data'.D497]; CHAR(34); &quot;, &quot;; CHAR(34); [.$E$2]; CHAR(34); &quot;: &quot;; CHAR(34); IF(['Input Data'.E49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8]); &quot;&quot;; COM.MICROSOFT.CONCAT(&quot;{ &quot;; CHAR(34); [.$C$2]; CHAR(34); &quot;: &quot;; CHAR(34); ['Input Data'.A498]; CHAR(34); &quot;, &quot;; CHAR(34); [.$D$2]; CHAR(34); &quot;: &quot;; CHAR(34); ['Input Data'.D498]; CHAR(34); &quot;, &quot;; CHAR(34); [.$E$2]; CHAR(34); &quot;: &quot;; CHAR(34); IF(['Input Data'.E49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9]); &quot;&quot;; COM.MICROSOFT.CONCAT(&quot;{ &quot;; CHAR(34); [.$C$2]; CHAR(34); &quot;: &quot;; CHAR(34); ['Input Data'.A499]; CHAR(34); &quot;, &quot;; CHAR(34); [.$D$2]; CHAR(34); &quot;: &quot;; CHAR(34); ['Input Data'.D499]; CHAR(34); &quot;, &quot;; CHAR(34); [.$E$2]; CHAR(34); &quot;: &quot;; CHAR(34); IF(['Input Data'.E49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0]); &quot;&quot;; COM.MICROSOFT.CONCAT(&quot;{ &quot;; CHAR(34); [.$C$2]; CHAR(34); &quot;: &quot;; CHAR(34); ['Input Data'.A500]; CHAR(34); &quot;, &quot;; CHAR(34); [.$D$2]; CHAR(34); &quot;: &quot;; CHAR(34); ['Input Data'.D500]; CHAR(34); &quot;, &quot;; CHAR(34); [.$E$2]; CHAR(34); &quot;: &quot;; CHAR(34); IF(['Input Data'.E50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1]); &quot;&quot;; COM.MICROSOFT.CONCAT(&quot;{ &quot;; CHAR(34); [.$C$2]; CHAR(34); &quot;: &quot;; CHAR(34); ['Input Data'.A501]; CHAR(34); &quot;, &quot;; CHAR(34); [.$D$2]; CHAR(34); &quot;: &quot;; CHAR(34); ['Input Data'.D501]; CHAR(34); &quot;, &quot;; CHAR(34); [.$E$2]; CHAR(34); &quot;: &quot;; CHAR(34); IF(['Input Data'.E50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2]); &quot;&quot;; COM.MICROSOFT.CONCAT(&quot;{ &quot;; CHAR(34); [.$C$2]; CHAR(34); &quot;: &quot;; CHAR(34); ['Input Data'.A502]; CHAR(34); &quot;, &quot;; CHAR(34); [.$D$2]; CHAR(34); &quot;: &quot;; CHAR(34); ['Input Data'.D502]; CHAR(34); &quot;, &quot;; CHAR(34); [.$E$2]; CHAR(34); &quot;: &quot;; CHAR(34); IF(['Input Data'.E50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3]); &quot;&quot;; COM.MICROSOFT.CONCAT(&quot;{ &quot;; CHAR(34); [.$C$2]; CHAR(34); &quot;: &quot;; CHAR(34); ['Input Data'.A503]; CHAR(34); &quot;, &quot;; CHAR(34); [.$D$2]; CHAR(34); &quot;: &quot;; CHAR(34); ['Input Data'.D503]; CHAR(34); &quot;, &quot;; CHAR(34); [.$E$2]; CHAR(34); &quot;: &quot;; CHAR(34); IF(['Input Data'.E50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4]); &quot;&quot;; COM.MICROSOFT.CONCAT(&quot;{ &quot;; CHAR(34); [.$C$2]; CHAR(34); &quot;: &quot;; CHAR(34); ['Input Data'.A504]; CHAR(34); &quot;, &quot;; CHAR(34); [.$D$2]; CHAR(34); &quot;: &quot;; CHAR(34); ['Input Data'.D504]; CHAR(34); &quot;, &quot;; CHAR(34); [.$E$2]; CHAR(34); &quot;: &quot;; CHAR(34); IF(['Input Data'.E50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5]); &quot;&quot;; COM.MICROSOFT.CONCAT(&quot;{ &quot;; CHAR(34); [.$C$2]; CHAR(34); &quot;: &quot;; CHAR(34); ['Input Data'.A505]; CHAR(34); &quot;, &quot;; CHAR(34); [.$D$2]; CHAR(34); &quot;: &quot;; CHAR(34); ['Input Data'.D505]; CHAR(34); &quot;, &quot;; CHAR(34); [.$E$2]; CHAR(34); &quot;: &quot;; CHAR(34); IF(['Input Data'.E50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6]); &quot;&quot;; COM.MICROSOFT.CONCAT(&quot;{ &quot;; CHAR(34); [.$C$2]; CHAR(34); &quot;: &quot;; CHAR(34); ['Input Data'.A506]; CHAR(34); &quot;, &quot;; CHAR(34); [.$D$2]; CHAR(34); &quot;: &quot;; CHAR(34); ['Input Data'.D506]; CHAR(34); &quot;, &quot;; CHAR(34); [.$E$2]; CHAR(34); &quot;: &quot;; CHAR(34); IF(['Input Data'.E50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7]); &quot;&quot;; COM.MICROSOFT.CONCAT(&quot;{ &quot;; CHAR(34); [.$C$2]; CHAR(34); &quot;: &quot;; CHAR(34); ['Input Data'.A507]; CHAR(34); &quot;, &quot;; CHAR(34); [.$D$2]; CHAR(34); &quot;: &quot;; CHAR(34); ['Input Data'.D507]; CHAR(34); &quot;, &quot;; CHAR(34); [.$E$2]; CHAR(34); &quot;: &quot;; CHAR(34); IF(['Input Data'.E50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8]); &quot;&quot;; COM.MICROSOFT.CONCAT(&quot;{ &quot;; CHAR(34); [.$C$2]; CHAR(34); &quot;: &quot;; CHAR(34); ['Input Data'.A508]; CHAR(34); &quot;, &quot;; CHAR(34); [.$D$2]; CHAR(34); &quot;: &quot;; CHAR(34); ['Input Data'.D508]; CHAR(34); &quot;, &quot;; CHAR(34); [.$E$2]; CHAR(34); &quot;: &quot;; CHAR(34); IF(['Input Data'.E50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9]); &quot;&quot;; COM.MICROSOFT.CONCAT(&quot;{ &quot;; CHAR(34); [.$C$2]; CHAR(34); &quot;: &quot;; CHAR(34); ['Input Data'.A509]; CHAR(34); &quot;, &quot;; CHAR(34); [.$D$2]; CHAR(34); &quot;: &quot;; CHAR(34); ['Input Data'.D509]; CHAR(34); &quot;, &quot;; CHAR(34); [.$E$2]; CHAR(34); &quot;: &quot;; CHAR(34); IF(['Input Data'.E50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0]); &quot;&quot;; COM.MICROSOFT.CONCAT(&quot;{ &quot;; CHAR(34); [.$C$2]; CHAR(34); &quot;: &quot;; CHAR(34); ['Input Data'.A510]; CHAR(34); &quot;, &quot;; CHAR(34); [.$D$2]; CHAR(34); &quot;: &quot;; CHAR(34); ['Input Data'.D510]; CHAR(34); &quot;, &quot;; CHAR(34); [.$E$2]; CHAR(34); &quot;: &quot;; CHAR(34); IF(['Input Data'.E51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1]); &quot;&quot;; COM.MICROSOFT.CONCAT(&quot;{ &quot;; CHAR(34); [.$C$2]; CHAR(34); &quot;: &quot;; CHAR(34); ['Input Data'.A511]; CHAR(34); &quot;, &quot;; CHAR(34); [.$D$2]; CHAR(34); &quot;: &quot;; CHAR(34); ['Input Data'.D511]; CHAR(34); &quot;, &quot;; CHAR(34); [.$E$2]; CHAR(34); &quot;: &quot;; CHAR(34); IF(['Input Data'.E51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2]); &quot;&quot;; COM.MICROSOFT.CONCAT(&quot;{ &quot;; CHAR(34); [.$C$2]; CHAR(34); &quot;: &quot;; CHAR(34); ['Input Data'.A512]; CHAR(34); &quot;, &quot;; CHAR(34); [.$D$2]; CHAR(34); &quot;: &quot;; CHAR(34); ['Input Data'.D512]; CHAR(34); &quot;, &quot;; CHAR(34); [.$E$2]; CHAR(34); &quot;: &quot;; CHAR(34); IF(['Input Data'.E51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3]); &quot;&quot;; COM.MICROSOFT.CONCAT(&quot;{ &quot;; CHAR(34); [.$C$2]; CHAR(34); &quot;: &quot;; CHAR(34); ['Input Data'.A513]; CHAR(34); &quot;, &quot;; CHAR(34); [.$D$2]; CHAR(34); &quot;: &quot;; CHAR(34); ['Input Data'.D513]; CHAR(34); &quot;, &quot;; CHAR(34); [.$E$2]; CHAR(34); &quot;: &quot;; CHAR(34); IF(['Input Data'.E51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4]); &quot;&quot;; COM.MICROSOFT.CONCAT(&quot;{ &quot;; CHAR(34); [.$C$2]; CHAR(34); &quot;: &quot;; CHAR(34); ['Input Data'.A514]; CHAR(34); &quot;, &quot;; CHAR(34); [.$D$2]; CHAR(34); &quot;: &quot;; CHAR(34); ['Input Data'.D514]; CHAR(34); &quot;, &quot;; CHAR(34); [.$E$2]; CHAR(34); &quot;: &quot;; CHAR(34); IF(['Input Data'.E51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5]); &quot;&quot;; COM.MICROSOFT.CONCAT(&quot;{ &quot;; CHAR(34); [.$C$2]; CHAR(34); &quot;: &quot;; CHAR(34); ['Input Data'.A515]; CHAR(34); &quot;, &quot;; CHAR(34); [.$D$2]; CHAR(34); &quot;: &quot;; CHAR(34); ['Input Data'.D515]; CHAR(34); &quot;, &quot;; CHAR(34); [.$E$2]; CHAR(34); &quot;: &quot;; CHAR(34); IF(['Input Data'.E51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6]); &quot;&quot;; COM.MICROSOFT.CONCAT(&quot;{ &quot;; CHAR(34); [.$C$2]; CHAR(34); &quot;: &quot;; CHAR(34); ['Input Data'.A516]; CHAR(34); &quot;, &quot;; CHAR(34); [.$D$2]; CHAR(34); &quot;: &quot;; CHAR(34); ['Input Data'.D516]; CHAR(34); &quot;, &quot;; CHAR(34); [.$E$2]; CHAR(34); &quot;: &quot;; CHAR(34); IF(['Input Data'.E51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7]); &quot;&quot;; COM.MICROSOFT.CONCAT(&quot;{ &quot;; CHAR(34); [.$C$2]; CHAR(34); &quot;: &quot;; CHAR(34); ['Input Data'.A517]; CHAR(34); &quot;, &quot;; CHAR(34); [.$D$2]; CHAR(34); &quot;: &quot;; CHAR(34); ['Input Data'.D517]; CHAR(34); &quot;, &quot;; CHAR(34); [.$E$2]; CHAR(34); &quot;: &quot;; CHAR(34); IF(['Input Data'.E51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8]); &quot;&quot;; COM.MICROSOFT.CONCAT(&quot;{ &quot;; CHAR(34); [.$C$2]; CHAR(34); &quot;: &quot;; CHAR(34); ['Input Data'.A518]; CHAR(34); &quot;, &quot;; CHAR(34); [.$D$2]; CHAR(34); &quot;: &quot;; CHAR(34); ['Input Data'.D518]; CHAR(34); &quot;, &quot;; CHAR(34); [.$E$2]; CHAR(34); &quot;: &quot;; CHAR(34); IF(['Input Data'.E51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9]); &quot;&quot;; COM.MICROSOFT.CONCAT(&quot;{ &quot;; CHAR(34); [.$C$2]; CHAR(34); &quot;: &quot;; CHAR(34); ['Input Data'.A519]; CHAR(34); &quot;, &quot;; CHAR(34); [.$D$2]; CHAR(34); &quot;: &quot;; CHAR(34); ['Input Data'.D519]; CHAR(34); &quot;, &quot;; CHAR(34); [.$E$2]; CHAR(34); &quot;: &quot;; CHAR(34); IF(['Input Data'.E51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0]); &quot;&quot;; COM.MICROSOFT.CONCAT(&quot;{ &quot;; CHAR(34); [.$C$2]; CHAR(34); &quot;: &quot;; CHAR(34); ['Input Data'.A520]; CHAR(34); &quot;, &quot;; CHAR(34); [.$D$2]; CHAR(34); &quot;: &quot;; CHAR(34); ['Input Data'.D520]; CHAR(34); &quot;, &quot;; CHAR(34); [.$E$2]; CHAR(34); &quot;: &quot;; CHAR(34); IF(['Input Data'.E52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1]); &quot;&quot;; COM.MICROSOFT.CONCAT(&quot;{ &quot;; CHAR(34); [.$C$2]; CHAR(34); &quot;: &quot;; CHAR(34); ['Input Data'.A521]; CHAR(34); &quot;, &quot;; CHAR(34); [.$D$2]; CHAR(34); &quot;: &quot;; CHAR(34); ['Input Data'.D521]; CHAR(34); &quot;, &quot;; CHAR(34); [.$E$2]; CHAR(34); &quot;: &quot;; CHAR(34); IF(['Input Data'.E52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2]); &quot;&quot;; COM.MICROSOFT.CONCAT(&quot;{ &quot;; CHAR(34); [.$C$2]; CHAR(34); &quot;: &quot;; CHAR(34); ['Input Data'.A522]; CHAR(34); &quot;, &quot;; CHAR(34); [.$D$2]; CHAR(34); &quot;: &quot;; CHAR(34); ['Input Data'.D522]; CHAR(34); &quot;, &quot;; CHAR(34); [.$E$2]; CHAR(34); &quot;: &quot;; CHAR(34); IF(['Input Data'.E52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3]); &quot;&quot;; COM.MICROSOFT.CONCAT(&quot;{ &quot;; CHAR(34); [.$C$2]; CHAR(34); &quot;: &quot;; CHAR(34); ['Input Data'.A523]; CHAR(34); &quot;, &quot;; CHAR(34); [.$D$2]; CHAR(34); &quot;: &quot;; CHAR(34); ['Input Data'.D523]; CHAR(34); &quot;, &quot;; CHAR(34); [.$E$2]; CHAR(34); &quot;: &quot;; CHAR(34); IF(['Input Data'.E52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4]); &quot;&quot;; COM.MICROSOFT.CONCAT(&quot;{ &quot;; CHAR(34); [.$C$2]; CHAR(34); &quot;: &quot;; CHAR(34); ['Input Data'.A524]; CHAR(34); &quot;, &quot;; CHAR(34); [.$D$2]; CHAR(34); &quot;: &quot;; CHAR(34); ['Input Data'.D524]; CHAR(34); &quot;, &quot;; CHAR(34); [.$E$2]; CHAR(34); &quot;: &quot;; CHAR(34); IF(['Input Data'.E52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5]); &quot;&quot;; COM.MICROSOFT.CONCAT(&quot;{ &quot;; CHAR(34); [.$C$2]; CHAR(34); &quot;: &quot;; CHAR(34); ['Input Data'.A525]; CHAR(34); &quot;, &quot;; CHAR(34); [.$D$2]; CHAR(34); &quot;: &quot;; CHAR(34); ['Input Data'.D525]; CHAR(34); &quot;, &quot;; CHAR(34); [.$E$2]; CHAR(34); &quot;: &quot;; CHAR(34); IF(['Input Data'.E52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6]); &quot;&quot;; COM.MICROSOFT.CONCAT(&quot;{ &quot;; CHAR(34); [.$C$2]; CHAR(34); &quot;: &quot;; CHAR(34); ['Input Data'.A526]; CHAR(34); &quot;, &quot;; CHAR(34); [.$D$2]; CHAR(34); &quot;: &quot;; CHAR(34); ['Input Data'.D526]; CHAR(34); &quot;, &quot;; CHAR(34); [.$E$2]; CHAR(34); &quot;: &quot;; CHAR(34); IF(['Input Data'.E52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7]); &quot;&quot;; COM.MICROSOFT.CONCAT(&quot;{ &quot;; CHAR(34); [.$C$2]; CHAR(34); &quot;: &quot;; CHAR(34); ['Input Data'.A527]; CHAR(34); &quot;, &quot;; CHAR(34); [.$D$2]; CHAR(34); &quot;: &quot;; CHAR(34); ['Input Data'.D527]; CHAR(34); &quot;, &quot;; CHAR(34); [.$E$2]; CHAR(34); &quot;: &quot;; CHAR(34); IF(['Input Data'.E52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8]); &quot;&quot;; COM.MICROSOFT.CONCAT(&quot;{ &quot;; CHAR(34); [.$C$2]; CHAR(34); &quot;: &quot;; CHAR(34); ['Input Data'.A528]; CHAR(34); &quot;, &quot;; CHAR(34); [.$D$2]; CHAR(34); &quot;: &quot;; CHAR(34); ['Input Data'.D528]; CHAR(34); &quot;, &quot;; CHAR(34); [.$E$2]; CHAR(34); &quot;: &quot;; CHAR(34); IF(['Input Data'.E52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9]); &quot;&quot;; COM.MICROSOFT.CONCAT(&quot;{ &quot;; CHAR(34); [.$C$2]; CHAR(34); &quot;: &quot;; CHAR(34); ['Input Data'.A529]; CHAR(34); &quot;, &quot;; CHAR(34); [.$D$2]; CHAR(34); &quot;: &quot;; CHAR(34); ['Input Data'.D529]; CHAR(34); &quot;, &quot;; CHAR(34); [.$E$2]; CHAR(34); &quot;: &quot;; CHAR(34); IF(['Input Data'.E52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0]); &quot;&quot;; COM.MICROSOFT.CONCAT(&quot;{ &quot;; CHAR(34); [.$C$2]; CHAR(34); &quot;: &quot;; CHAR(34); ['Input Data'.A530]; CHAR(34); &quot;, &quot;; CHAR(34); [.$D$2]; CHAR(34); &quot;: &quot;; CHAR(34); ['Input Data'.D530]; CHAR(34); &quot;, &quot;; CHAR(34); [.$E$2]; CHAR(34); &quot;: &quot;; CHAR(34); IF(['Input Data'.E53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1]); &quot;&quot;; COM.MICROSOFT.CONCAT(&quot;{ &quot;; CHAR(34); [.$C$2]; CHAR(34); &quot;: &quot;; CHAR(34); ['Input Data'.A531]; CHAR(34); &quot;, &quot;; CHAR(34); [.$D$2]; CHAR(34); &quot;: &quot;; CHAR(34); ['Input Data'.D531]; CHAR(34); &quot;, &quot;; CHAR(34); [.$E$2]; CHAR(34); &quot;: &quot;; CHAR(34); IF(['Input Data'.E53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2]); &quot;&quot;; COM.MICROSOFT.CONCAT(&quot;{ &quot;; CHAR(34); [.$C$2]; CHAR(34); &quot;: &quot;; CHAR(34); ['Input Data'.A532]; CHAR(34); &quot;, &quot;; CHAR(34); [.$D$2]; CHAR(34); &quot;: &quot;; CHAR(34); ['Input Data'.D532]; CHAR(34); &quot;, &quot;; CHAR(34); [.$E$2]; CHAR(34); &quot;: &quot;; CHAR(34); IF(['Input Data'.E53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3]); &quot;&quot;; COM.MICROSOFT.CONCAT(&quot;{ &quot;; CHAR(34); [.$C$2]; CHAR(34); &quot;: &quot;; CHAR(34); ['Input Data'.A533]; CHAR(34); &quot;, &quot;; CHAR(34); [.$D$2]; CHAR(34); &quot;: &quot;; CHAR(34); ['Input Data'.D533]; CHAR(34); &quot;, &quot;; CHAR(34); [.$E$2]; CHAR(34); &quot;: &quot;; CHAR(34); IF(['Input Data'.E53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4]); &quot;&quot;; COM.MICROSOFT.CONCAT(&quot;{ &quot;; CHAR(34); [.$C$2]; CHAR(34); &quot;: &quot;; CHAR(34); ['Input Data'.A534]; CHAR(34); &quot;, &quot;; CHAR(34); [.$D$2]; CHAR(34); &quot;: &quot;; CHAR(34); ['Input Data'.D534]; CHAR(34); &quot;, &quot;; CHAR(34); [.$E$2]; CHAR(34); &quot;: &quot;; CHAR(34); IF(['Input Data'.E53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5]); &quot;&quot;; COM.MICROSOFT.CONCAT(&quot;{ &quot;; CHAR(34); [.$C$2]; CHAR(34); &quot;: &quot;; CHAR(34); ['Input Data'.A535]; CHAR(34); &quot;, &quot;; CHAR(34); [.$D$2]; CHAR(34); &quot;: &quot;; CHAR(34); ['Input Data'.D535]; CHAR(34); &quot;, &quot;; CHAR(34); [.$E$2]; CHAR(34); &quot;: &quot;; CHAR(34); IF(['Input Data'.E53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6]); &quot;&quot;; COM.MICROSOFT.CONCAT(&quot;{ &quot;; CHAR(34); [.$C$2]; CHAR(34); &quot;: &quot;; CHAR(34); ['Input Data'.A536]; CHAR(34); &quot;, &quot;; CHAR(34); [.$D$2]; CHAR(34); &quot;: &quot;; CHAR(34); ['Input Data'.D536]; CHAR(34); &quot;, &quot;; CHAR(34); [.$E$2]; CHAR(34); &quot;: &quot;; CHAR(34); IF(['Input Data'.E53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7]); &quot;&quot;; COM.MICROSOFT.CONCAT(&quot;{ &quot;; CHAR(34); [.$C$2]; CHAR(34); &quot;: &quot;; CHAR(34); ['Input Data'.A537]; CHAR(34); &quot;, &quot;; CHAR(34); [.$D$2]; CHAR(34); &quot;: &quot;; CHAR(34); ['Input Data'.D537]; CHAR(34); &quot;, &quot;; CHAR(34); [.$E$2]; CHAR(34); &quot;: &quot;; CHAR(34); IF(['Input Data'.E53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8]); &quot;&quot;; COM.MICROSOFT.CONCAT(&quot;{ &quot;; CHAR(34); [.$C$2]; CHAR(34); &quot;: &quot;; CHAR(34); ['Input Data'.A538]; CHAR(34); &quot;, &quot;; CHAR(34); [.$D$2]; CHAR(34); &quot;: &quot;; CHAR(34); ['Input Data'.D538]; CHAR(34); &quot;, &quot;; CHAR(34); [.$E$2]; CHAR(34); &quot;: &quot;; CHAR(34); IF(['Input Data'.E53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9]); &quot;&quot;; COM.MICROSOFT.CONCAT(&quot;{ &quot;; CHAR(34); [.$C$2]; CHAR(34); &quot;: &quot;; CHAR(34); ['Input Data'.A539]; CHAR(34); &quot;, &quot;; CHAR(34); [.$D$2]; CHAR(34); &quot;: &quot;; CHAR(34); ['Input Data'.D539]; CHAR(34); &quot;, &quot;; CHAR(34); [.$E$2]; CHAR(34); &quot;: &quot;; CHAR(34); IF(['Input Data'.E53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0]); &quot;&quot;; COM.MICROSOFT.CONCAT(&quot;{ &quot;; CHAR(34); [.$C$2]; CHAR(34); &quot;: &quot;; CHAR(34); ['Input Data'.A540]; CHAR(34); &quot;, &quot;; CHAR(34); [.$D$2]; CHAR(34); &quot;: &quot;; CHAR(34); ['Input Data'.D540]; CHAR(34); &quot;, &quot;; CHAR(34); [.$E$2]; CHAR(34); &quot;: &quot;; CHAR(34); IF(['Input Data'.E54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1]); &quot;&quot;; COM.MICROSOFT.CONCAT(&quot;{ &quot;; CHAR(34); [.$C$2]; CHAR(34); &quot;: &quot;; CHAR(34); ['Input Data'.A541]; CHAR(34); &quot;, &quot;; CHAR(34); [.$D$2]; CHAR(34); &quot;: &quot;; CHAR(34); ['Input Data'.D541]; CHAR(34); &quot;, &quot;; CHAR(34); [.$E$2]; CHAR(34); &quot;: &quot;; CHAR(34); IF(['Input Data'.E54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2]); &quot;&quot;; COM.MICROSOFT.CONCAT(&quot;{ &quot;; CHAR(34); [.$C$2]; CHAR(34); &quot;: &quot;; CHAR(34); ['Input Data'.A542]; CHAR(34); &quot;, &quot;; CHAR(34); [.$D$2]; CHAR(34); &quot;: &quot;; CHAR(34); ['Input Data'.D542]; CHAR(34); &quot;, &quot;; CHAR(34); [.$E$2]; CHAR(34); &quot;: &quot;; CHAR(34); IF(['Input Data'.E54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3]); &quot;&quot;; COM.MICROSOFT.CONCAT(&quot;{ &quot;; CHAR(34); [.$C$2]; CHAR(34); &quot;: &quot;; CHAR(34); ['Input Data'.A543]; CHAR(34); &quot;, &quot;; CHAR(34); [.$D$2]; CHAR(34); &quot;: &quot;; CHAR(34); ['Input Data'.D543]; CHAR(34); &quot;, &quot;; CHAR(34); [.$E$2]; CHAR(34); &quot;: &quot;; CHAR(34); IF(['Input Data'.E54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4]); &quot;&quot;; COM.MICROSOFT.CONCAT(&quot;{ &quot;; CHAR(34); [.$C$2]; CHAR(34); &quot;: &quot;; CHAR(34); ['Input Data'.A544]; CHAR(34); &quot;, &quot;; CHAR(34); [.$D$2]; CHAR(34); &quot;: &quot;; CHAR(34); ['Input Data'.D544]; CHAR(34); &quot;, &quot;; CHAR(34); [.$E$2]; CHAR(34); &quot;: &quot;; CHAR(34); IF(['Input Data'.E54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5]); &quot;&quot;; COM.MICROSOFT.CONCAT(&quot;{ &quot;; CHAR(34); [.$C$2]; CHAR(34); &quot;: &quot;; CHAR(34); ['Input Data'.A545]; CHAR(34); &quot;, &quot;; CHAR(34); [.$D$2]; CHAR(34); &quot;: &quot;; CHAR(34); ['Input Data'.D545]; CHAR(34); &quot;, &quot;; CHAR(34); [.$E$2]; CHAR(34); &quot;: &quot;; CHAR(34); IF(['Input Data'.E54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6]); &quot;&quot;; COM.MICROSOFT.CONCAT(&quot;{ &quot;; CHAR(34); [.$C$2]; CHAR(34); &quot;: &quot;; CHAR(34); ['Input Data'.A546]; CHAR(34); &quot;, &quot;; CHAR(34); [.$D$2]; CHAR(34); &quot;: &quot;; CHAR(34); ['Input Data'.D546]; CHAR(34); &quot;, &quot;; CHAR(34); [.$E$2]; CHAR(34); &quot;: &quot;; CHAR(34); IF(['Input Data'.E54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7]); &quot;&quot;; COM.MICROSOFT.CONCAT(&quot;{ &quot;; CHAR(34); [.$C$2]; CHAR(34); &quot;: &quot;; CHAR(34); ['Input Data'.A547]; CHAR(34); &quot;, &quot;; CHAR(34); [.$D$2]; CHAR(34); &quot;: &quot;; CHAR(34); ['Input Data'.D547]; CHAR(34); &quot;, &quot;; CHAR(34); [.$E$2]; CHAR(34); &quot;: &quot;; CHAR(34); IF(['Input Data'.E54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8]); &quot;&quot;; COM.MICROSOFT.CONCAT(&quot;{ &quot;; CHAR(34); [.$C$2]; CHAR(34); &quot;: &quot;; CHAR(34); ['Input Data'.A548]; CHAR(34); &quot;, &quot;; CHAR(34); [.$D$2]; CHAR(34); &quot;: &quot;; CHAR(34); ['Input Data'.D548]; CHAR(34); &quot;, &quot;; CHAR(34); [.$E$2]; CHAR(34); &quot;: &quot;; CHAR(34); IF(['Input Data'.E54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9]); &quot;&quot;; COM.MICROSOFT.CONCAT(&quot;{ &quot;; CHAR(34); [.$C$2]; CHAR(34); &quot;: &quot;; CHAR(34); ['Input Data'.A549]; CHAR(34); &quot;, &quot;; CHAR(34); [.$D$2]; CHAR(34); &quot;: &quot;; CHAR(34); ['Input Data'.D549]; CHAR(34); &quot;, &quot;; CHAR(34); [.$E$2]; CHAR(34); &quot;: &quot;; CHAR(34); IF(['Input Data'.E54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0]); &quot;&quot;; COM.MICROSOFT.CONCAT(&quot;{ &quot;; CHAR(34); [.$C$2]; CHAR(34); &quot;: &quot;; CHAR(34); ['Input Data'.A550]; CHAR(34); &quot;, &quot;; CHAR(34); [.$D$2]; CHAR(34); &quot;: &quot;; CHAR(34); ['Input Data'.D550]; CHAR(34); &quot;, &quot;; CHAR(34); [.$E$2]; CHAR(34); &quot;: &quot;; CHAR(34); IF(['Input Data'.E55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1]); &quot;&quot;; COM.MICROSOFT.CONCAT(&quot;{ &quot;; CHAR(34); [.$C$2]; CHAR(34); &quot;: &quot;; CHAR(34); ['Input Data'.A551]; CHAR(34); &quot;, &quot;; CHAR(34); [.$D$2]; CHAR(34); &quot;: &quot;; CHAR(34); ['Input Data'.D551]; CHAR(34); &quot;, &quot;; CHAR(34); [.$E$2]; CHAR(34); &quot;: &quot;; CHAR(34); IF(['Input Data'.E55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2]); &quot;&quot;; COM.MICROSOFT.CONCAT(&quot;{ &quot;; CHAR(34); [.$C$2]; CHAR(34); &quot;: &quot;; CHAR(34); ['Input Data'.A552]; CHAR(34); &quot;, &quot;; CHAR(34); [.$D$2]; CHAR(34); &quot;: &quot;; CHAR(34); ['Input Data'.D552]; CHAR(34); &quot;, &quot;; CHAR(34); [.$E$2]; CHAR(34); &quot;: &quot;; CHAR(34); IF(['Input Data'.E55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3]); &quot;&quot;; COM.MICROSOFT.CONCAT(&quot;{ &quot;; CHAR(34); [.$C$2]; CHAR(34); &quot;: &quot;; CHAR(34); ['Input Data'.A553]; CHAR(34); &quot;, &quot;; CHAR(34); [.$D$2]; CHAR(34); &quot;: &quot;; CHAR(34); ['Input Data'.D553]; CHAR(34); &quot;, &quot;; CHAR(34); [.$E$2]; CHAR(34); &quot;: &quot;; CHAR(34); IF(['Input Data'.E55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4]); &quot;&quot;; COM.MICROSOFT.CONCAT(&quot;{ &quot;; CHAR(34); [.$C$2]; CHAR(34); &quot;: &quot;; CHAR(34); ['Input Data'.A554]; CHAR(34); &quot;, &quot;; CHAR(34); [.$D$2]; CHAR(34); &quot;: &quot;; CHAR(34); ['Input Data'.D554]; CHAR(34); &quot;, &quot;; CHAR(34); [.$E$2]; CHAR(34); &quot;: &quot;; CHAR(34); IF(['Input Data'.E55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5]); &quot;&quot;; COM.MICROSOFT.CONCAT(&quot;{ &quot;; CHAR(34); [.$C$2]; CHAR(34); &quot;: &quot;; CHAR(34); ['Input Data'.A555]; CHAR(34); &quot;, &quot;; CHAR(34); [.$D$2]; CHAR(34); &quot;: &quot;; CHAR(34); ['Input Data'.D555]; CHAR(34); &quot;, &quot;; CHAR(34); [.$E$2]; CHAR(34); &quot;: &quot;; CHAR(34); IF(['Input Data'.E55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6]); &quot;&quot;; COM.MICROSOFT.CONCAT(&quot;{ &quot;; CHAR(34); [.$C$2]; CHAR(34); &quot;: &quot;; CHAR(34); ['Input Data'.A556]; CHAR(34); &quot;, &quot;; CHAR(34); [.$D$2]; CHAR(34); &quot;: &quot;; CHAR(34); ['Input Data'.D556]; CHAR(34); &quot;, &quot;; CHAR(34); [.$E$2]; CHAR(34); &quot;: &quot;; CHAR(34); IF(['Input Data'.E55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7]); &quot;&quot;; COM.MICROSOFT.CONCAT(&quot;{ &quot;; CHAR(34); [.$C$2]; CHAR(34); &quot;: &quot;; CHAR(34); ['Input Data'.A557]; CHAR(34); &quot;, &quot;; CHAR(34); [.$D$2]; CHAR(34); &quot;: &quot;; CHAR(34); ['Input Data'.D557]; CHAR(34); &quot;, &quot;; CHAR(34); [.$E$2]; CHAR(34); &quot;: &quot;; CHAR(34); IF(['Input Data'.E55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8]); &quot;&quot;; COM.MICROSOFT.CONCAT(&quot;{ &quot;; CHAR(34); [.$C$2]; CHAR(34); &quot;: &quot;; CHAR(34); ['Input Data'.A558]; CHAR(34); &quot;, &quot;; CHAR(34); [.$D$2]; CHAR(34); &quot;: &quot;; CHAR(34); ['Input Data'.D558]; CHAR(34); &quot;, &quot;; CHAR(34); [.$E$2]; CHAR(34); &quot;: &quot;; CHAR(34); IF(['Input Data'.E55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9]); &quot;&quot;; COM.MICROSOFT.CONCAT(&quot;{ &quot;; CHAR(34); [.$C$2]; CHAR(34); &quot;: &quot;; CHAR(34); ['Input Data'.A559]; CHAR(34); &quot;, &quot;; CHAR(34); [.$D$2]; CHAR(34); &quot;: &quot;; CHAR(34); ['Input Data'.D559]; CHAR(34); &quot;, &quot;; CHAR(34); [.$E$2]; CHAR(34); &quot;: &quot;; CHAR(34); IF(['Input Data'.E55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0]); &quot;&quot;; COM.MICROSOFT.CONCAT(&quot;{ &quot;; CHAR(34); [.$C$2]; CHAR(34); &quot;: &quot;; CHAR(34); ['Input Data'.A560]; CHAR(34); &quot;, &quot;; CHAR(34); [.$D$2]; CHAR(34); &quot;: &quot;; CHAR(34); ['Input Data'.D560]; CHAR(34); &quot;, &quot;; CHAR(34); [.$E$2]; CHAR(34); &quot;: &quot;; CHAR(34); IF(['Input Data'.E56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1]); &quot;&quot;; COM.MICROSOFT.CONCAT(&quot;{ &quot;; CHAR(34); [.$C$2]; CHAR(34); &quot;: &quot;; CHAR(34); ['Input Data'.A561]; CHAR(34); &quot;, &quot;; CHAR(34); [.$D$2]; CHAR(34); &quot;: &quot;; CHAR(34); ['Input Data'.D561]; CHAR(34); &quot;, &quot;; CHAR(34); [.$E$2]; CHAR(34); &quot;: &quot;; CHAR(34); IF(['Input Data'.E56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2]); &quot;&quot;; COM.MICROSOFT.CONCAT(&quot;{ &quot;; CHAR(34); [.$C$2]; CHAR(34); &quot;: &quot;; CHAR(34); ['Input Data'.A562]; CHAR(34); &quot;, &quot;; CHAR(34); [.$D$2]; CHAR(34); &quot;: &quot;; CHAR(34); ['Input Data'.D562]; CHAR(34); &quot;, &quot;; CHAR(34); [.$E$2]; CHAR(34); &quot;: &quot;; CHAR(34); IF(['Input Data'.E56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3]); &quot;&quot;; COM.MICROSOFT.CONCAT(&quot;{ &quot;; CHAR(34); [.$C$2]; CHAR(34); &quot;: &quot;; CHAR(34); ['Input Data'.A563]; CHAR(34); &quot;, &quot;; CHAR(34); [.$D$2]; CHAR(34); &quot;: &quot;; CHAR(34); ['Input Data'.D563]; CHAR(34); &quot;, &quot;; CHAR(34); [.$E$2]; CHAR(34); &quot;: &quot;; CHAR(34); IF(['Input Data'.E56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4]); &quot;&quot;; COM.MICROSOFT.CONCAT(&quot;{ &quot;; CHAR(34); [.$C$2]; CHAR(34); &quot;: &quot;; CHAR(34); ['Input Data'.A564]; CHAR(34); &quot;, &quot;; CHAR(34); [.$D$2]; CHAR(34); &quot;: &quot;; CHAR(34); ['Input Data'.D564]; CHAR(34); &quot;, &quot;; CHAR(34); [.$E$2]; CHAR(34); &quot;: &quot;; CHAR(34); IF(['Input Data'.E56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5]); &quot;&quot;; COM.MICROSOFT.CONCAT(&quot;{ &quot;; CHAR(34); [.$C$2]; CHAR(34); &quot;: &quot;; CHAR(34); ['Input Data'.A565]; CHAR(34); &quot;, &quot;; CHAR(34); [.$D$2]; CHAR(34); &quot;: &quot;; CHAR(34); ['Input Data'.D565]; CHAR(34); &quot;, &quot;; CHAR(34); [.$E$2]; CHAR(34); &quot;: &quot;; CHAR(34); IF(['Input Data'.E56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6]); &quot;&quot;; COM.MICROSOFT.CONCAT(&quot;{ &quot;; CHAR(34); [.$C$2]; CHAR(34); &quot;: &quot;; CHAR(34); ['Input Data'.A566]; CHAR(34); &quot;, &quot;; CHAR(34); [.$D$2]; CHAR(34); &quot;: &quot;; CHAR(34); ['Input Data'.D566]; CHAR(34); &quot;, &quot;; CHAR(34); [.$E$2]; CHAR(34); &quot;: &quot;; CHAR(34); IF(['Input Data'.E56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7]); &quot;&quot;; COM.MICROSOFT.CONCAT(&quot;{ &quot;; CHAR(34); [.$C$2]; CHAR(34); &quot;: &quot;; CHAR(34); ['Input Data'.A567]; CHAR(34); &quot;, &quot;; CHAR(34); [.$D$2]; CHAR(34); &quot;: &quot;; CHAR(34); ['Input Data'.D567]; CHAR(34); &quot;, &quot;; CHAR(34); [.$E$2]; CHAR(34); &quot;: &quot;; CHAR(34); IF(['Input Data'.E56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8]); &quot;&quot;; COM.MICROSOFT.CONCAT(&quot;{ &quot;; CHAR(34); [.$C$2]; CHAR(34); &quot;: &quot;; CHAR(34); ['Input Data'.A568]; CHAR(34); &quot;, &quot;; CHAR(34); [.$D$2]; CHAR(34); &quot;: &quot;; CHAR(34); ['Input Data'.D568]; CHAR(34); &quot;, &quot;; CHAR(34); [.$E$2]; CHAR(34); &quot;: &quot;; CHAR(34); IF(['Input Data'.E56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9]); &quot;&quot;; COM.MICROSOFT.CONCAT(&quot;{ &quot;; CHAR(34); [.$C$2]; CHAR(34); &quot;: &quot;; CHAR(34); ['Input Data'.A569]; CHAR(34); &quot;, &quot;; CHAR(34); [.$D$2]; CHAR(34); &quot;: &quot;; CHAR(34); ['Input Data'.D569]; CHAR(34); &quot;, &quot;; CHAR(34); [.$E$2]; CHAR(34); &quot;: &quot;; CHAR(34); IF(['Input Data'.E56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0]); &quot;&quot;; COM.MICROSOFT.CONCAT(&quot;{ &quot;; CHAR(34); [.$C$2]; CHAR(34); &quot;: &quot;; CHAR(34); ['Input Data'.A570]; CHAR(34); &quot;, &quot;; CHAR(34); [.$D$2]; CHAR(34); &quot;: &quot;; CHAR(34); ['Input Data'.D570]; CHAR(34); &quot;, &quot;; CHAR(34); [.$E$2]; CHAR(34); &quot;: &quot;; CHAR(34); IF(['Input Data'.E57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1]); &quot;&quot;; COM.MICROSOFT.CONCAT(&quot;{ &quot;; CHAR(34); [.$C$2]; CHAR(34); &quot;: &quot;; CHAR(34); ['Input Data'.A571]; CHAR(34); &quot;, &quot;; CHAR(34); [.$D$2]; CHAR(34); &quot;: &quot;; CHAR(34); ['Input Data'.D571]; CHAR(34); &quot;, &quot;; CHAR(34); [.$E$2]; CHAR(34); &quot;: &quot;; CHAR(34); IF(['Input Data'.E57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2]); &quot;&quot;; COM.MICROSOFT.CONCAT(&quot;{ &quot;; CHAR(34); [.$C$2]; CHAR(34); &quot;: &quot;; CHAR(34); ['Input Data'.A572]; CHAR(34); &quot;, &quot;; CHAR(34); [.$D$2]; CHAR(34); &quot;: &quot;; CHAR(34); ['Input Data'.D572]; CHAR(34); &quot;, &quot;; CHAR(34); [.$E$2]; CHAR(34); &quot;: &quot;; CHAR(34); IF(['Input Data'.E57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3]); &quot;&quot;; COM.MICROSOFT.CONCAT(&quot;{ &quot;; CHAR(34); [.$C$2]; CHAR(34); &quot;: &quot;; CHAR(34); ['Input Data'.A573]; CHAR(34); &quot;, &quot;; CHAR(34); [.$D$2]; CHAR(34); &quot;: &quot;; CHAR(34); ['Input Data'.D573]; CHAR(34); &quot;, &quot;; CHAR(34); [.$E$2]; CHAR(34); &quot;: &quot;; CHAR(34); IF(['Input Data'.E57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4]); &quot;&quot;; COM.MICROSOFT.CONCAT(&quot;{ &quot;; CHAR(34); [.$C$2]; CHAR(34); &quot;: &quot;; CHAR(34); ['Input Data'.A574]; CHAR(34); &quot;, &quot;; CHAR(34); [.$D$2]; CHAR(34); &quot;: &quot;; CHAR(34); ['Input Data'.D574]; CHAR(34); &quot;, &quot;; CHAR(34); [.$E$2]; CHAR(34); &quot;: &quot;; CHAR(34); IF(['Input Data'.E57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5]); &quot;&quot;; COM.MICROSOFT.CONCAT(&quot;{ &quot;; CHAR(34); [.$C$2]; CHAR(34); &quot;: &quot;; CHAR(34); ['Input Data'.A575]; CHAR(34); &quot;, &quot;; CHAR(34); [.$D$2]; CHAR(34); &quot;: &quot;; CHAR(34); ['Input Data'.D575]; CHAR(34); &quot;, &quot;; CHAR(34); [.$E$2]; CHAR(34); &quot;: &quot;; CHAR(34); IF(['Input Data'.E57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6]); &quot;&quot;; COM.MICROSOFT.CONCAT(&quot;{ &quot;; CHAR(34); [.$C$2]; CHAR(34); &quot;: &quot;; CHAR(34); ['Input Data'.A576]; CHAR(34); &quot;, &quot;; CHAR(34); [.$D$2]; CHAR(34); &quot;: &quot;; CHAR(34); ['Input Data'.D576]; CHAR(34); &quot;, &quot;; CHAR(34); [.$E$2]; CHAR(34); &quot;: &quot;; CHAR(34); IF(['Input Data'.E57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7]); &quot;&quot;; COM.MICROSOFT.CONCAT(&quot;{ &quot;; CHAR(34); [.$C$2]; CHAR(34); &quot;: &quot;; CHAR(34); ['Input Data'.A577]; CHAR(34); &quot;, &quot;; CHAR(34); [.$D$2]; CHAR(34); &quot;: &quot;; CHAR(34); ['Input Data'.D577]; CHAR(34); &quot;, &quot;; CHAR(34); [.$E$2]; CHAR(34); &quot;: &quot;; CHAR(34); IF(['Input Data'.E57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8]); &quot;&quot;; COM.MICROSOFT.CONCAT(&quot;{ &quot;; CHAR(34); [.$C$2]; CHAR(34); &quot;: &quot;; CHAR(34); ['Input Data'.A578]; CHAR(34); &quot;, &quot;; CHAR(34); [.$D$2]; CHAR(34); &quot;: &quot;; CHAR(34); ['Input Data'.D578]; CHAR(34); &quot;, &quot;; CHAR(34); [.$E$2]; CHAR(34); &quot;: &quot;; CHAR(34); IF(['Input Data'.E57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9]); &quot;&quot;; COM.MICROSOFT.CONCAT(&quot;{ &quot;; CHAR(34); [.$C$2]; CHAR(34); &quot;: &quot;; CHAR(34); ['Input Data'.A579]; CHAR(34); &quot;, &quot;; CHAR(34); [.$D$2]; CHAR(34); &quot;: &quot;; CHAR(34); ['Input Data'.D579]; CHAR(34); &quot;, &quot;; CHAR(34); [.$E$2]; CHAR(34); &quot;: &quot;; CHAR(34); IF(['Input Data'.E57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0]); &quot;&quot;; COM.MICROSOFT.CONCAT(&quot;{ &quot;; CHAR(34); [.$C$2]; CHAR(34); &quot;: &quot;; CHAR(34); ['Input Data'.A580]; CHAR(34); &quot;, &quot;; CHAR(34); [.$D$2]; CHAR(34); &quot;: &quot;; CHAR(34); ['Input Data'.D580]; CHAR(34); &quot;, &quot;; CHAR(34); [.$E$2]; CHAR(34); &quot;: &quot;; CHAR(34); IF(['Input Data'.E58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1]); &quot;&quot;; COM.MICROSOFT.CONCAT(&quot;{ &quot;; CHAR(34); [.$C$2]; CHAR(34); &quot;: &quot;; CHAR(34); ['Input Data'.A581]; CHAR(34); &quot;, &quot;; CHAR(34); [.$D$2]; CHAR(34); &quot;: &quot;; CHAR(34); ['Input Data'.D581]; CHAR(34); &quot;, &quot;; CHAR(34); [.$E$2]; CHAR(34); &quot;: &quot;; CHAR(34); IF(['Input Data'.E58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2]); &quot;&quot;; COM.MICROSOFT.CONCAT(&quot;{ &quot;; CHAR(34); [.$C$2]; CHAR(34); &quot;: &quot;; CHAR(34); ['Input Data'.A582]; CHAR(34); &quot;, &quot;; CHAR(34); [.$D$2]; CHAR(34); &quot;: &quot;; CHAR(34); ['Input Data'.D582]; CHAR(34); &quot;, &quot;; CHAR(34); [.$E$2]; CHAR(34); &quot;: &quot;; CHAR(34); IF(['Input Data'.E58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3]); &quot;&quot;; COM.MICROSOFT.CONCAT(&quot;{ &quot;; CHAR(34); [.$C$2]; CHAR(34); &quot;: &quot;; CHAR(34); ['Input Data'.A583]; CHAR(34); &quot;, &quot;; CHAR(34); [.$D$2]; CHAR(34); &quot;: &quot;; CHAR(34); ['Input Data'.D583]; CHAR(34); &quot;, &quot;; CHAR(34); [.$E$2]; CHAR(34); &quot;: &quot;; CHAR(34); IF(['Input Data'.E58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4]); &quot;&quot;; COM.MICROSOFT.CONCAT(&quot;{ &quot;; CHAR(34); [.$C$2]; CHAR(34); &quot;: &quot;; CHAR(34); ['Input Data'.A584]; CHAR(34); &quot;, &quot;; CHAR(34); [.$D$2]; CHAR(34); &quot;: &quot;; CHAR(34); ['Input Data'.D584]; CHAR(34); &quot;, &quot;; CHAR(34); [.$E$2]; CHAR(34); &quot;: &quot;; CHAR(34); IF(['Input Data'.E58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5]); &quot;&quot;; COM.MICROSOFT.CONCAT(&quot;{ &quot;; CHAR(34); [.$C$2]; CHAR(34); &quot;: &quot;; CHAR(34); ['Input Data'.A585]; CHAR(34); &quot;, &quot;; CHAR(34); [.$D$2]; CHAR(34); &quot;: &quot;; CHAR(34); ['Input Data'.D585]; CHAR(34); &quot;, &quot;; CHAR(34); [.$E$2]; CHAR(34); &quot;: &quot;; CHAR(34); IF(['Input Data'.E58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6]); &quot;&quot;; COM.MICROSOFT.CONCAT(&quot;{ &quot;; CHAR(34); [.$C$2]; CHAR(34); &quot;: &quot;; CHAR(34); ['Input Data'.A586]; CHAR(34); &quot;, &quot;; CHAR(34); [.$D$2]; CHAR(34); &quot;: &quot;; CHAR(34); ['Input Data'.D586]; CHAR(34); &quot;, &quot;; CHAR(34); [.$E$2]; CHAR(34); &quot;: &quot;; CHAR(34); IF(['Input Data'.E58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7]); &quot;&quot;; COM.MICROSOFT.CONCAT(&quot;{ &quot;; CHAR(34); [.$C$2]; CHAR(34); &quot;: &quot;; CHAR(34); ['Input Data'.A587]; CHAR(34); &quot;, &quot;; CHAR(34); [.$D$2]; CHAR(34); &quot;: &quot;; CHAR(34); ['Input Data'.D587]; CHAR(34); &quot;, &quot;; CHAR(34); [.$E$2]; CHAR(34); &quot;: &quot;; CHAR(34); IF(['Input Data'.E58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8]); &quot;&quot;; COM.MICROSOFT.CONCAT(&quot;{ &quot;; CHAR(34); [.$C$2]; CHAR(34); &quot;: &quot;; CHAR(34); ['Input Data'.A588]; CHAR(34); &quot;, &quot;; CHAR(34); [.$D$2]; CHAR(34); &quot;: &quot;; CHAR(34); ['Input Data'.D588]; CHAR(34); &quot;, &quot;; CHAR(34); [.$E$2]; CHAR(34); &quot;: &quot;; CHAR(34); IF(['Input Data'.E58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9]); &quot;&quot;; COM.MICROSOFT.CONCAT(&quot;{ &quot;; CHAR(34); [.$C$2]; CHAR(34); &quot;: &quot;; CHAR(34); ['Input Data'.A589]; CHAR(34); &quot;, &quot;; CHAR(34); [.$D$2]; CHAR(34); &quot;: &quot;; CHAR(34); ['Input Data'.D589]; CHAR(34); &quot;, &quot;; CHAR(34); [.$E$2]; CHAR(34); &quot;: &quot;; CHAR(34); IF(['Input Data'.E58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0]); &quot;&quot;; COM.MICROSOFT.CONCAT(&quot;{ &quot;; CHAR(34); [.$C$2]; CHAR(34); &quot;: &quot;; CHAR(34); ['Input Data'.A590]; CHAR(34); &quot;, &quot;; CHAR(34); [.$D$2]; CHAR(34); &quot;: &quot;; CHAR(34); ['Input Data'.D590]; CHAR(34); &quot;, &quot;; CHAR(34); [.$E$2]; CHAR(34); &quot;: &quot;; CHAR(34); IF(['Input Data'.E59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1]); &quot;&quot;; COM.MICROSOFT.CONCAT(&quot;{ &quot;; CHAR(34); [.$C$2]; CHAR(34); &quot;: &quot;; CHAR(34); ['Input Data'.A591]; CHAR(34); &quot;, &quot;; CHAR(34); [.$D$2]; CHAR(34); &quot;: &quot;; CHAR(34); ['Input Data'.D591]; CHAR(34); &quot;, &quot;; CHAR(34); [.$E$2]; CHAR(34); &quot;: &quot;; CHAR(34); IF(['Input Data'.E59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2]); &quot;&quot;; COM.MICROSOFT.CONCAT(&quot;{ &quot;; CHAR(34); [.$C$2]; CHAR(34); &quot;: &quot;; CHAR(34); ['Input Data'.A592]; CHAR(34); &quot;, &quot;; CHAR(34); [.$D$2]; CHAR(34); &quot;: &quot;; CHAR(34); ['Input Data'.D592]; CHAR(34); &quot;, &quot;; CHAR(34); [.$E$2]; CHAR(34); &quot;: &quot;; CHAR(34); IF(['Input Data'.E59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3]); &quot;&quot;; COM.MICROSOFT.CONCAT(&quot;{ &quot;; CHAR(34); [.$C$2]; CHAR(34); &quot;: &quot;; CHAR(34); ['Input Data'.A593]; CHAR(34); &quot;, &quot;; CHAR(34); [.$D$2]; CHAR(34); &quot;: &quot;; CHAR(34); ['Input Data'.D593]; CHAR(34); &quot;, &quot;; CHAR(34); [.$E$2]; CHAR(34); &quot;: &quot;; CHAR(34); IF(['Input Data'.E59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4]); &quot;&quot;; COM.MICROSOFT.CONCAT(&quot;{ &quot;; CHAR(34); [.$C$2]; CHAR(34); &quot;: &quot;; CHAR(34); ['Input Data'.A594]; CHAR(34); &quot;, &quot;; CHAR(34); [.$D$2]; CHAR(34); &quot;: &quot;; CHAR(34); ['Input Data'.D594]; CHAR(34); &quot;, &quot;; CHAR(34); [.$E$2]; CHAR(34); &quot;: &quot;; CHAR(34); IF(['Input Data'.E59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5]); &quot;&quot;; COM.MICROSOFT.CONCAT(&quot;{ &quot;; CHAR(34); [.$C$2]; CHAR(34); &quot;: &quot;; CHAR(34); ['Input Data'.A595]; CHAR(34); &quot;, &quot;; CHAR(34); [.$D$2]; CHAR(34); &quot;: &quot;; CHAR(34); ['Input Data'.D595]; CHAR(34); &quot;, &quot;; CHAR(34); [.$E$2]; CHAR(34); &quot;: &quot;; CHAR(34); IF(['Input Data'.E59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6]); &quot;&quot;; COM.MICROSOFT.CONCAT(&quot;{ &quot;; CHAR(34); [.$C$2]; CHAR(34); &quot;: &quot;; CHAR(34); ['Input Data'.A596]; CHAR(34); &quot;, &quot;; CHAR(34); [.$D$2]; CHAR(34); &quot;: &quot;; CHAR(34); ['Input Data'.D596]; CHAR(34); &quot;, &quot;; CHAR(34); [.$E$2]; CHAR(34); &quot;: &quot;; CHAR(34); IF(['Input Data'.E59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7]); &quot;&quot;; COM.MICROSOFT.CONCAT(&quot;{ &quot;; CHAR(34); [.$C$2]; CHAR(34); &quot;: &quot;; CHAR(34); ['Input Data'.A597]; CHAR(34); &quot;, &quot;; CHAR(34); [.$D$2]; CHAR(34); &quot;: &quot;; CHAR(34); ['Input Data'.D597]; CHAR(34); &quot;, &quot;; CHAR(34); [.$E$2]; CHAR(34); &quot;: &quot;; CHAR(34); IF(['Input Data'.E59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8]); &quot;&quot;; COM.MICROSOFT.CONCAT(&quot;{ &quot;; CHAR(34); [.$C$2]; CHAR(34); &quot;: &quot;; CHAR(34); ['Input Data'.A598]; CHAR(34); &quot;, &quot;; CHAR(34); [.$D$2]; CHAR(34); &quot;: &quot;; CHAR(34); ['Input Data'.D598]; CHAR(34); &quot;, &quot;; CHAR(34); [.$E$2]; CHAR(34); &quot;: &quot;; CHAR(34); IF(['Input Data'.E59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9]); &quot;&quot;; COM.MICROSOFT.CONCAT(&quot;{ &quot;; CHAR(34); [.$C$2]; CHAR(34); &quot;: &quot;; CHAR(34); ['Input Data'.A599]; CHAR(34); &quot;, &quot;; CHAR(34); [.$D$2]; CHAR(34); &quot;: &quot;; CHAR(34); ['Input Data'.D599]; CHAR(34); &quot;, &quot;; CHAR(34); [.$E$2]; CHAR(34); &quot;: &quot;; CHAR(34); IF(['Input Data'.E59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0]); &quot;&quot;; COM.MICROSOFT.CONCAT(&quot;{ &quot;; CHAR(34); [.$C$2]; CHAR(34); &quot;: &quot;; CHAR(34); ['Input Data'.A600]; CHAR(34); &quot;, &quot;; CHAR(34); [.$D$2]; CHAR(34); &quot;: &quot;; CHAR(34); ['Input Data'.D600]; CHAR(34); &quot;, &quot;; CHAR(34); [.$E$2]; CHAR(34); &quot;: &quot;; CHAR(34); IF(['Input Data'.E60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1]); &quot;&quot;; COM.MICROSOFT.CONCAT(&quot;{ &quot;; CHAR(34); [.$C$2]; CHAR(34); &quot;: &quot;; CHAR(34); ['Input Data'.A601]; CHAR(34); &quot;, &quot;; CHAR(34); [.$D$2]; CHAR(34); &quot;: &quot;; CHAR(34); ['Input Data'.D601]; CHAR(34); &quot;, &quot;; CHAR(34); [.$E$2]; CHAR(34); &quot;: &quot;; CHAR(34); IF(['Input Data'.E60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2]); &quot;&quot;; COM.MICROSOFT.CONCAT(&quot;{ &quot;; CHAR(34); [.$C$2]; CHAR(34); &quot;: &quot;; CHAR(34); ['Input Data'.A602]; CHAR(34); &quot;, &quot;; CHAR(34); [.$D$2]; CHAR(34); &quot;: &quot;; CHAR(34); ['Input Data'.D602]; CHAR(34); &quot;, &quot;; CHAR(34); [.$E$2]; CHAR(34); &quot;: &quot;; CHAR(34); IF(['Input Data'.E60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3]); &quot;&quot;; COM.MICROSOFT.CONCAT(&quot;{ &quot;; CHAR(34); [.$C$2]; CHAR(34); &quot;: &quot;; CHAR(34); ['Input Data'.A603]; CHAR(34); &quot;, &quot;; CHAR(34); [.$D$2]; CHAR(34); &quot;: &quot;; CHAR(34); ['Input Data'.D603]; CHAR(34); &quot;, &quot;; CHAR(34); [.$E$2]; CHAR(34); &quot;: &quot;; CHAR(34); IF(['Input Data'.E60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4]); &quot;&quot;; COM.MICROSOFT.CONCAT(&quot;{ &quot;; CHAR(34); [.$C$2]; CHAR(34); &quot;: &quot;; CHAR(34); ['Input Data'.A604]; CHAR(34); &quot;, &quot;; CHAR(34); [.$D$2]; CHAR(34); &quot;: &quot;; CHAR(34); ['Input Data'.D604]; CHAR(34); &quot;, &quot;; CHAR(34); [.$E$2]; CHAR(34); &quot;: &quot;; CHAR(34); IF(['Input Data'.E60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5]); &quot;&quot;; COM.MICROSOFT.CONCAT(&quot;{ &quot;; CHAR(34); [.$C$2]; CHAR(34); &quot;: &quot;; CHAR(34); ['Input Data'.A605]; CHAR(34); &quot;, &quot;; CHAR(34); [.$D$2]; CHAR(34); &quot;: &quot;; CHAR(34); ['Input Data'.D605]; CHAR(34); &quot;, &quot;; CHAR(34); [.$E$2]; CHAR(34); &quot;: &quot;; CHAR(34); IF(['Input Data'.E60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6]); &quot;&quot;; COM.MICROSOFT.CONCAT(&quot;{ &quot;; CHAR(34); [.$C$2]; CHAR(34); &quot;: &quot;; CHAR(34); ['Input Data'.A606]; CHAR(34); &quot;, &quot;; CHAR(34); [.$D$2]; CHAR(34); &quot;: &quot;; CHAR(34); ['Input Data'.D606]; CHAR(34); &quot;, &quot;; CHAR(34); [.$E$2]; CHAR(34); &quot;: &quot;; CHAR(34); IF(['Input Data'.E60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7]); &quot;&quot;; COM.MICROSOFT.CONCAT(&quot;{ &quot;; CHAR(34); [.$C$2]; CHAR(34); &quot;: &quot;; CHAR(34); ['Input Data'.A607]; CHAR(34); &quot;, &quot;; CHAR(34); [.$D$2]; CHAR(34); &quot;: &quot;; CHAR(34); ['Input Data'.D607]; CHAR(34); &quot;, &quot;; CHAR(34); [.$E$2]; CHAR(34); &quot;: &quot;; CHAR(34); IF(['Input Data'.E60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8]); &quot;&quot;; COM.MICROSOFT.CONCAT(&quot;{ &quot;; CHAR(34); [.$C$2]; CHAR(34); &quot;: &quot;; CHAR(34); ['Input Data'.A608]; CHAR(34); &quot;, &quot;; CHAR(34); [.$D$2]; CHAR(34); &quot;: &quot;; CHAR(34); ['Input Data'.D608]; CHAR(34); &quot;, &quot;; CHAR(34); [.$E$2]; CHAR(34); &quot;: &quot;; CHAR(34); IF(['Input Data'.E60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9]); &quot;&quot;; COM.MICROSOFT.CONCAT(&quot;{ &quot;; CHAR(34); [.$C$2]; CHAR(34); &quot;: &quot;; CHAR(34); ['Input Data'.A609]; CHAR(34); &quot;, &quot;; CHAR(34); [.$D$2]; CHAR(34); &quot;: &quot;; CHAR(34); ['Input Data'.D609]; CHAR(34); &quot;, &quot;; CHAR(34); [.$E$2]; CHAR(34); &quot;: &quot;; CHAR(34); IF(['Input Data'.E60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0]); &quot;&quot;; COM.MICROSOFT.CONCAT(&quot;{ &quot;; CHAR(34); [.$C$2]; CHAR(34); &quot;: &quot;; CHAR(34); ['Input Data'.A610]; CHAR(34); &quot;, &quot;; CHAR(34); [.$D$2]; CHAR(34); &quot;: &quot;; CHAR(34); ['Input Data'.D610]; CHAR(34); &quot;, &quot;; CHAR(34); [.$E$2]; CHAR(34); &quot;: &quot;; CHAR(34); IF(['Input Data'.E61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1]); &quot;&quot;; COM.MICROSOFT.CONCAT(&quot;{ &quot;; CHAR(34); [.$C$2]; CHAR(34); &quot;: &quot;; CHAR(34); ['Input Data'.A611]; CHAR(34); &quot;, &quot;; CHAR(34); [.$D$2]; CHAR(34); &quot;: &quot;; CHAR(34); ['Input Data'.D611]; CHAR(34); &quot;, &quot;; CHAR(34); [.$E$2]; CHAR(34); &quot;: &quot;; CHAR(34); IF(['Input Data'.E61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2]); &quot;&quot;; COM.MICROSOFT.CONCAT(&quot;{ &quot;; CHAR(34); [.$C$2]; CHAR(34); &quot;: &quot;; CHAR(34); ['Input Data'.A612]; CHAR(34); &quot;, &quot;; CHAR(34); [.$D$2]; CHAR(34); &quot;: &quot;; CHAR(34); ['Input Data'.D612]; CHAR(34); &quot;, &quot;; CHAR(34); [.$E$2]; CHAR(34); &quot;: &quot;; CHAR(34); IF(['Input Data'.E61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3]); &quot;&quot;; COM.MICROSOFT.CONCAT(&quot;{ &quot;; CHAR(34); [.$C$2]; CHAR(34); &quot;: &quot;; CHAR(34); ['Input Data'.A613]; CHAR(34); &quot;, &quot;; CHAR(34); [.$D$2]; CHAR(34); &quot;: &quot;; CHAR(34); ['Input Data'.D613]; CHAR(34); &quot;, &quot;; CHAR(34); [.$E$2]; CHAR(34); &quot;: &quot;; CHAR(34); IF(['Input Data'.E61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4]); &quot;&quot;; COM.MICROSOFT.CONCAT(&quot;{ &quot;; CHAR(34); [.$C$2]; CHAR(34); &quot;: &quot;; CHAR(34); ['Input Data'.A614]; CHAR(34); &quot;, &quot;; CHAR(34); [.$D$2]; CHAR(34); &quot;: &quot;; CHAR(34); ['Input Data'.D614]; CHAR(34); &quot;, &quot;; CHAR(34); [.$E$2]; CHAR(34); &quot;: &quot;; CHAR(34); IF(['Input Data'.E61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5]); &quot;&quot;; COM.MICROSOFT.CONCAT(&quot;{ &quot;; CHAR(34); [.$C$2]; CHAR(34); &quot;: &quot;; CHAR(34); ['Input Data'.A615]; CHAR(34); &quot;, &quot;; CHAR(34); [.$D$2]; CHAR(34); &quot;: &quot;; CHAR(34); ['Input Data'.D615]; CHAR(34); &quot;, &quot;; CHAR(34); [.$E$2]; CHAR(34); &quot;: &quot;; CHAR(34); IF(['Input Data'.E61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6]); &quot;&quot;; COM.MICROSOFT.CONCAT(&quot;{ &quot;; CHAR(34); [.$C$2]; CHAR(34); &quot;: &quot;; CHAR(34); ['Input Data'.A616]; CHAR(34); &quot;, &quot;; CHAR(34); [.$D$2]; CHAR(34); &quot;: &quot;; CHAR(34); ['Input Data'.D616]; CHAR(34); &quot;, &quot;; CHAR(34); [.$E$2]; CHAR(34); &quot;: &quot;; CHAR(34); IF(['Input Data'.E61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7]); &quot;&quot;; COM.MICROSOFT.CONCAT(&quot;{ &quot;; CHAR(34); [.$C$2]; CHAR(34); &quot;: &quot;; CHAR(34); ['Input Data'.A617]; CHAR(34); &quot;, &quot;; CHAR(34); [.$D$2]; CHAR(34); &quot;: &quot;; CHAR(34); ['Input Data'.D617]; CHAR(34); &quot;, &quot;; CHAR(34); [.$E$2]; CHAR(34); &quot;: &quot;; CHAR(34); IF(['Input Data'.E61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8]); &quot;&quot;; COM.MICROSOFT.CONCAT(&quot;{ &quot;; CHAR(34); [.$C$2]; CHAR(34); &quot;: &quot;; CHAR(34); ['Input Data'.A618]; CHAR(34); &quot;, &quot;; CHAR(34); [.$D$2]; CHAR(34); &quot;: &quot;; CHAR(34); ['Input Data'.D618]; CHAR(34); &quot;, &quot;; CHAR(34); [.$E$2]; CHAR(34); &quot;: &quot;; CHAR(34); IF(['Input Data'.E61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9]); &quot;&quot;; COM.MICROSOFT.CONCAT(&quot;{ &quot;; CHAR(34); [.$C$2]; CHAR(34); &quot;: &quot;; CHAR(34); ['Input Data'.A619]; CHAR(34); &quot;, &quot;; CHAR(34); [.$D$2]; CHAR(34); &quot;: &quot;; CHAR(34); ['Input Data'.D619]; CHAR(34); &quot;, &quot;; CHAR(34); [.$E$2]; CHAR(34); &quot;: &quot;; CHAR(34); IF(['Input Data'.E61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0]); &quot;&quot;; COM.MICROSOFT.CONCAT(&quot;{ &quot;; CHAR(34); [.$C$2]; CHAR(34); &quot;: &quot;; CHAR(34); ['Input Data'.A620]; CHAR(34); &quot;, &quot;; CHAR(34); [.$D$2]; CHAR(34); &quot;: &quot;; CHAR(34); ['Input Data'.D620]; CHAR(34); &quot;, &quot;; CHAR(34); [.$E$2]; CHAR(34); &quot;: &quot;; CHAR(34); IF(['Input Data'.E62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1]); &quot;&quot;; COM.MICROSOFT.CONCAT(&quot;{ &quot;; CHAR(34); [.$C$2]; CHAR(34); &quot;: &quot;; CHAR(34); ['Input Data'.A621]; CHAR(34); &quot;, &quot;; CHAR(34); [.$D$2]; CHAR(34); &quot;: &quot;; CHAR(34); ['Input Data'.D621]; CHAR(34); &quot;, &quot;; CHAR(34); [.$E$2]; CHAR(34); &quot;: &quot;; CHAR(34); IF(['Input Data'.E62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2]); &quot;&quot;; COM.MICROSOFT.CONCAT(&quot;{ &quot;; CHAR(34); [.$C$2]; CHAR(34); &quot;: &quot;; CHAR(34); ['Input Data'.A622]; CHAR(34); &quot;, &quot;; CHAR(34); [.$D$2]; CHAR(34); &quot;: &quot;; CHAR(34); ['Input Data'.D622]; CHAR(34); &quot;, &quot;; CHAR(34); [.$E$2]; CHAR(34); &quot;: &quot;; CHAR(34); IF(['Input Data'.E62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3]); &quot;&quot;; COM.MICROSOFT.CONCAT(&quot;{ &quot;; CHAR(34); [.$C$2]; CHAR(34); &quot;: &quot;; CHAR(34); ['Input Data'.A623]; CHAR(34); &quot;, &quot;; CHAR(34); [.$D$2]; CHAR(34); &quot;: &quot;; CHAR(34); ['Input Data'.D623]; CHAR(34); &quot;, &quot;; CHAR(34); [.$E$2]; CHAR(34); &quot;: &quot;; CHAR(34); IF(['Input Data'.E62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4]); &quot;&quot;; COM.MICROSOFT.CONCAT(&quot;{ &quot;; CHAR(34); [.$C$2]; CHAR(34); &quot;: &quot;; CHAR(34); ['Input Data'.A624]; CHAR(34); &quot;, &quot;; CHAR(34); [.$D$2]; CHAR(34); &quot;: &quot;; CHAR(34); ['Input Data'.D624]; CHAR(34); &quot;, &quot;; CHAR(34); [.$E$2]; CHAR(34); &quot;: &quot;; CHAR(34); IF(['Input Data'.E62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5]); &quot;&quot;; COM.MICROSOFT.CONCAT(&quot;{ &quot;; CHAR(34); [.$C$2]; CHAR(34); &quot;: &quot;; CHAR(34); ['Input Data'.A625]; CHAR(34); &quot;, &quot;; CHAR(34); [.$D$2]; CHAR(34); &quot;: &quot;; CHAR(34); ['Input Data'.D625]; CHAR(34); &quot;, &quot;; CHAR(34); [.$E$2]; CHAR(34); &quot;: &quot;; CHAR(34); IF(['Input Data'.E62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6]); &quot;&quot;; COM.MICROSOFT.CONCAT(&quot;{ &quot;; CHAR(34); [.$C$2]; CHAR(34); &quot;: &quot;; CHAR(34); ['Input Data'.A626]; CHAR(34); &quot;, &quot;; CHAR(34); [.$D$2]; CHAR(34); &quot;: &quot;; CHAR(34); ['Input Data'.D626]; CHAR(34); &quot;, &quot;; CHAR(34); [.$E$2]; CHAR(34); &quot;: &quot;; CHAR(34); IF(['Input Data'.E62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7]); &quot;&quot;; COM.MICROSOFT.CONCAT(&quot;{ &quot;; CHAR(34); [.$C$2]; CHAR(34); &quot;: &quot;; CHAR(34); ['Input Data'.A627]; CHAR(34); &quot;, &quot;; CHAR(34); [.$D$2]; CHAR(34); &quot;: &quot;; CHAR(34); ['Input Data'.D627]; CHAR(34); &quot;, &quot;; CHAR(34); [.$E$2]; CHAR(34); &quot;: &quot;; CHAR(34); IF(['Input Data'.E62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8]); &quot;&quot;; COM.MICROSOFT.CONCAT(&quot;{ &quot;; CHAR(34); [.$C$2]; CHAR(34); &quot;: &quot;; CHAR(34); ['Input Data'.A628]; CHAR(34); &quot;, &quot;; CHAR(34); [.$D$2]; CHAR(34); &quot;: &quot;; CHAR(34); ['Input Data'.D628]; CHAR(34); &quot;, &quot;; CHAR(34); [.$E$2]; CHAR(34); &quot;: &quot;; CHAR(34); IF(['Input Data'.E62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9]); &quot;&quot;; COM.MICROSOFT.CONCAT(&quot;{ &quot;; CHAR(34); [.$C$2]; CHAR(34); &quot;: &quot;; CHAR(34); ['Input Data'.A629]; CHAR(34); &quot;, &quot;; CHAR(34); [.$D$2]; CHAR(34); &quot;: &quot;; CHAR(34); ['Input Data'.D629]; CHAR(34); &quot;, &quot;; CHAR(34); [.$E$2]; CHAR(34); &quot;: &quot;; CHAR(34); IF(['Input Data'.E62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0]); &quot;&quot;; COM.MICROSOFT.CONCAT(&quot;{ &quot;; CHAR(34); [.$C$2]; CHAR(34); &quot;: &quot;; CHAR(34); ['Input Data'.A630]; CHAR(34); &quot;, &quot;; CHAR(34); [.$D$2]; CHAR(34); &quot;: &quot;; CHAR(34); ['Input Data'.D630]; CHAR(34); &quot;, &quot;; CHAR(34); [.$E$2]; CHAR(34); &quot;: &quot;; CHAR(34); IF(['Input Data'.E63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1]); &quot;&quot;; COM.MICROSOFT.CONCAT(&quot;{ &quot;; CHAR(34); [.$C$2]; CHAR(34); &quot;: &quot;; CHAR(34); ['Input Data'.A631]; CHAR(34); &quot;, &quot;; CHAR(34); [.$D$2]; CHAR(34); &quot;: &quot;; CHAR(34); ['Input Data'.D631]; CHAR(34); &quot;, &quot;; CHAR(34); [.$E$2]; CHAR(34); &quot;: &quot;; CHAR(34); IF(['Input Data'.E63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2]); &quot;&quot;; COM.MICROSOFT.CONCAT(&quot;{ &quot;; CHAR(34); [.$C$2]; CHAR(34); &quot;: &quot;; CHAR(34); ['Input Data'.A632]; CHAR(34); &quot;, &quot;; CHAR(34); [.$D$2]; CHAR(34); &quot;: &quot;; CHAR(34); ['Input Data'.D632]; CHAR(34); &quot;, &quot;; CHAR(34); [.$E$2]; CHAR(34); &quot;: &quot;; CHAR(34); IF(['Input Data'.E63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3]); &quot;&quot;; COM.MICROSOFT.CONCAT(&quot;{ &quot;; CHAR(34); [.$C$2]; CHAR(34); &quot;: &quot;; CHAR(34); ['Input Data'.A633]; CHAR(34); &quot;, &quot;; CHAR(34); [.$D$2]; CHAR(34); &quot;: &quot;; CHAR(34); ['Input Data'.D633]; CHAR(34); &quot;, &quot;; CHAR(34); [.$E$2]; CHAR(34); &quot;: &quot;; CHAR(34); IF(['Input Data'.E63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4]); &quot;&quot;; COM.MICROSOFT.CONCAT(&quot;{ &quot;; CHAR(34); [.$C$2]; CHAR(34); &quot;: &quot;; CHAR(34); ['Input Data'.A634]; CHAR(34); &quot;, &quot;; CHAR(34); [.$D$2]; CHAR(34); &quot;: &quot;; CHAR(34); ['Input Data'.D634]; CHAR(34); &quot;, &quot;; CHAR(34); [.$E$2]; CHAR(34); &quot;: &quot;; CHAR(34); IF(['Input Data'.E63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5]); &quot;&quot;; COM.MICROSOFT.CONCAT(&quot;{ &quot;; CHAR(34); [.$C$2]; CHAR(34); &quot;: &quot;; CHAR(34); ['Input Data'.A635]; CHAR(34); &quot;, &quot;; CHAR(34); [.$D$2]; CHAR(34); &quot;: &quot;; CHAR(34); ['Input Data'.D635]; CHAR(34); &quot;, &quot;; CHAR(34); [.$E$2]; CHAR(34); &quot;: &quot;; CHAR(34); IF(['Input Data'.E63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6]); &quot;&quot;; COM.MICROSOFT.CONCAT(&quot;{ &quot;; CHAR(34); [.$C$2]; CHAR(34); &quot;: &quot;; CHAR(34); ['Input Data'.A636]; CHAR(34); &quot;, &quot;; CHAR(34); [.$D$2]; CHAR(34); &quot;: &quot;; CHAR(34); ['Input Data'.D636]; CHAR(34); &quot;, &quot;; CHAR(34); [.$E$2]; CHAR(34); &quot;: &quot;; CHAR(34); IF(['Input Data'.E63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7]); &quot;&quot;; COM.MICROSOFT.CONCAT(&quot;{ &quot;; CHAR(34); [.$C$2]; CHAR(34); &quot;: &quot;; CHAR(34); ['Input Data'.A637]; CHAR(34); &quot;, &quot;; CHAR(34); [.$D$2]; CHAR(34); &quot;: &quot;; CHAR(34); ['Input Data'.D637]; CHAR(34); &quot;, &quot;; CHAR(34); [.$E$2]; CHAR(34); &quot;: &quot;; CHAR(34); IF(['Input Data'.E63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8]); &quot;&quot;; COM.MICROSOFT.CONCAT(&quot;{ &quot;; CHAR(34); [.$C$2]; CHAR(34); &quot;: &quot;; CHAR(34); ['Input Data'.A638]; CHAR(34); &quot;, &quot;; CHAR(34); [.$D$2]; CHAR(34); &quot;: &quot;; CHAR(34); ['Input Data'.D638]; CHAR(34); &quot;, &quot;; CHAR(34); [.$E$2]; CHAR(34); &quot;: &quot;; CHAR(34); IF(['Input Data'.E63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9]); &quot;&quot;; COM.MICROSOFT.CONCAT(&quot;{ &quot;; CHAR(34); [.$C$2]; CHAR(34); &quot;: &quot;; CHAR(34); ['Input Data'.A639]; CHAR(34); &quot;, &quot;; CHAR(34); [.$D$2]; CHAR(34); &quot;: &quot;; CHAR(34); ['Input Data'.D639]; CHAR(34); &quot;, &quot;; CHAR(34); [.$E$2]; CHAR(34); &quot;: &quot;; CHAR(34); IF(['Input Data'.E63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0]); &quot;&quot;; COM.MICROSOFT.CONCAT(&quot;{ &quot;; CHAR(34); [.$C$2]; CHAR(34); &quot;: &quot;; CHAR(34); ['Input Data'.A640]; CHAR(34); &quot;, &quot;; CHAR(34); [.$D$2]; CHAR(34); &quot;: &quot;; CHAR(34); ['Input Data'.D640]; CHAR(34); &quot;, &quot;; CHAR(34); [.$E$2]; CHAR(34); &quot;: &quot;; CHAR(34); IF(['Input Data'.E64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1]); &quot;&quot;; COM.MICROSOFT.CONCAT(&quot;{ &quot;; CHAR(34); [.$C$2]; CHAR(34); &quot;: &quot;; CHAR(34); ['Input Data'.A641]; CHAR(34); &quot;, &quot;; CHAR(34); [.$D$2]; CHAR(34); &quot;: &quot;; CHAR(34); ['Input Data'.D641]; CHAR(34); &quot;, &quot;; CHAR(34); [.$E$2]; CHAR(34); &quot;: &quot;; CHAR(34); IF(['Input Data'.E64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2]); &quot;&quot;; COM.MICROSOFT.CONCAT(&quot;{ &quot;; CHAR(34); [.$C$2]; CHAR(34); &quot;: &quot;; CHAR(34); ['Input Data'.A642]; CHAR(34); &quot;, &quot;; CHAR(34); [.$D$2]; CHAR(34); &quot;: &quot;; CHAR(34); ['Input Data'.D642]; CHAR(34); &quot;, &quot;; CHAR(34); [.$E$2]; CHAR(34); &quot;: &quot;; CHAR(34); IF(['Input Data'.E64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3]); &quot;&quot;; COM.MICROSOFT.CONCAT(&quot;{ &quot;; CHAR(34); [.$C$2]; CHAR(34); &quot;: &quot;; CHAR(34); ['Input Data'.A643]; CHAR(34); &quot;, &quot;; CHAR(34); [.$D$2]; CHAR(34); &quot;: &quot;; CHAR(34); ['Input Data'.D643]; CHAR(34); &quot;, &quot;; CHAR(34); [.$E$2]; CHAR(34); &quot;: &quot;; CHAR(34); IF(['Input Data'.E64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4]); &quot;&quot;; COM.MICROSOFT.CONCAT(&quot;{ &quot;; CHAR(34); [.$C$2]; CHAR(34); &quot;: &quot;; CHAR(34); ['Input Data'.A644]; CHAR(34); &quot;, &quot;; CHAR(34); [.$D$2]; CHAR(34); &quot;: &quot;; CHAR(34); ['Input Data'.D644]; CHAR(34); &quot;, &quot;; CHAR(34); [.$E$2]; CHAR(34); &quot;: &quot;; CHAR(34); IF(['Input Data'.E64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5]); &quot;&quot;; COM.MICROSOFT.CONCAT(&quot;{ &quot;; CHAR(34); [.$C$2]; CHAR(34); &quot;: &quot;; CHAR(34); ['Input Data'.A645]; CHAR(34); &quot;, &quot;; CHAR(34); [.$D$2]; CHAR(34); &quot;: &quot;; CHAR(34); ['Input Data'.D645]; CHAR(34); &quot;, &quot;; CHAR(34); [.$E$2]; CHAR(34); &quot;: &quot;; CHAR(34); IF(['Input Data'.E64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6]); &quot;&quot;; COM.MICROSOFT.CONCAT(&quot;{ &quot;; CHAR(34); [.$C$2]; CHAR(34); &quot;: &quot;; CHAR(34); ['Input Data'.A646]; CHAR(34); &quot;, &quot;; CHAR(34); [.$D$2]; CHAR(34); &quot;: &quot;; CHAR(34); ['Input Data'.D646]; CHAR(34); &quot;, &quot;; CHAR(34); [.$E$2]; CHAR(34); &quot;: &quot;; CHAR(34); IF(['Input Data'.E64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7]); &quot;&quot;; COM.MICROSOFT.CONCAT(&quot;{ &quot;; CHAR(34); [.$C$2]; CHAR(34); &quot;: &quot;; CHAR(34); ['Input Data'.A647]; CHAR(34); &quot;, &quot;; CHAR(34); [.$D$2]; CHAR(34); &quot;: &quot;; CHAR(34); ['Input Data'.D647]; CHAR(34); &quot;, &quot;; CHAR(34); [.$E$2]; CHAR(34); &quot;: &quot;; CHAR(34); IF(['Input Data'.E64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8]); &quot;&quot;; COM.MICROSOFT.CONCAT(&quot;{ &quot;; CHAR(34); [.$C$2]; CHAR(34); &quot;: &quot;; CHAR(34); ['Input Data'.A648]; CHAR(34); &quot;, &quot;; CHAR(34); [.$D$2]; CHAR(34); &quot;: &quot;; CHAR(34); ['Input Data'.D648]; CHAR(34); &quot;, &quot;; CHAR(34); [.$E$2]; CHAR(34); &quot;: &quot;; CHAR(34); IF(['Input Data'.E64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9]); &quot;&quot;; COM.MICROSOFT.CONCAT(&quot;{ &quot;; CHAR(34); [.$C$2]; CHAR(34); &quot;: &quot;; CHAR(34); ['Input Data'.A649]; CHAR(34); &quot;, &quot;; CHAR(34); [.$D$2]; CHAR(34); &quot;: &quot;; CHAR(34); ['Input Data'.D649]; CHAR(34); &quot;, &quot;; CHAR(34); [.$E$2]; CHAR(34); &quot;: &quot;; CHAR(34); IF(['Input Data'.E64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0]); &quot;&quot;; COM.MICROSOFT.CONCAT(&quot;{ &quot;; CHAR(34); [.$C$2]; CHAR(34); &quot;: &quot;; CHAR(34); ['Input Data'.A650]; CHAR(34); &quot;, &quot;; CHAR(34); [.$D$2]; CHAR(34); &quot;: &quot;; CHAR(34); ['Input Data'.D650]; CHAR(34); &quot;, &quot;; CHAR(34); [.$E$2]; CHAR(34); &quot;: &quot;; CHAR(34); IF(['Input Data'.E65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1]); &quot;&quot;; COM.MICROSOFT.CONCAT(&quot;{ &quot;; CHAR(34); [.$C$2]; CHAR(34); &quot;: &quot;; CHAR(34); ['Input Data'.A651]; CHAR(34); &quot;, &quot;; CHAR(34); [.$D$2]; CHAR(34); &quot;: &quot;; CHAR(34); ['Input Data'.D651]; CHAR(34); &quot;, &quot;; CHAR(34); [.$E$2]; CHAR(34); &quot;: &quot;; CHAR(34); IF(['Input Data'.E65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2]); &quot;&quot;; COM.MICROSOFT.CONCAT(&quot;{ &quot;; CHAR(34); [.$C$2]; CHAR(34); &quot;: &quot;; CHAR(34); ['Input Data'.A652]; CHAR(34); &quot;, &quot;; CHAR(34); [.$D$2]; CHAR(34); &quot;: &quot;; CHAR(34); ['Input Data'.D652]; CHAR(34); &quot;, &quot;; CHAR(34); [.$E$2]; CHAR(34); &quot;: &quot;; CHAR(34); IF(['Input Data'.E65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3]); &quot;&quot;; COM.MICROSOFT.CONCAT(&quot;{ &quot;; CHAR(34); [.$C$2]; CHAR(34); &quot;: &quot;; CHAR(34); ['Input Data'.A653]; CHAR(34); &quot;, &quot;; CHAR(34); [.$D$2]; CHAR(34); &quot;: &quot;; CHAR(34); ['Input Data'.D653]; CHAR(34); &quot;, &quot;; CHAR(34); [.$E$2]; CHAR(34); &quot;: &quot;; CHAR(34); IF(['Input Data'.E65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4]); &quot;&quot;; COM.MICROSOFT.CONCAT(&quot;{ &quot;; CHAR(34); [.$C$2]; CHAR(34); &quot;: &quot;; CHAR(34); ['Input Data'.A654]; CHAR(34); &quot;, &quot;; CHAR(34); [.$D$2]; CHAR(34); &quot;: &quot;; CHAR(34); ['Input Data'.D654]; CHAR(34); &quot;, &quot;; CHAR(34); [.$E$2]; CHAR(34); &quot;: &quot;; CHAR(34); IF(['Input Data'.E65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5]); &quot;&quot;; COM.MICROSOFT.CONCAT(&quot;{ &quot;; CHAR(34); [.$C$2]; CHAR(34); &quot;: &quot;; CHAR(34); ['Input Data'.A655]; CHAR(34); &quot;, &quot;; CHAR(34); [.$D$2]; CHAR(34); &quot;: &quot;; CHAR(34); ['Input Data'.D655]; CHAR(34); &quot;, &quot;; CHAR(34); [.$E$2]; CHAR(34); &quot;: &quot;; CHAR(34); IF(['Input Data'.E65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6]); &quot;&quot;; COM.MICROSOFT.CONCAT(&quot;{ &quot;; CHAR(34); [.$C$2]; CHAR(34); &quot;: &quot;; CHAR(34); ['Input Data'.A656]; CHAR(34); &quot;, &quot;; CHAR(34); [.$D$2]; CHAR(34); &quot;: &quot;; CHAR(34); ['Input Data'.D656]; CHAR(34); &quot;, &quot;; CHAR(34); [.$E$2]; CHAR(34); &quot;: &quot;; CHAR(34); IF(['Input Data'.E65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7]); &quot;&quot;; COM.MICROSOFT.CONCAT(&quot;{ &quot;; CHAR(34); [.$C$2]; CHAR(34); &quot;: &quot;; CHAR(34); ['Input Data'.A657]; CHAR(34); &quot;, &quot;; CHAR(34); [.$D$2]; CHAR(34); &quot;: &quot;; CHAR(34); ['Input Data'.D657]; CHAR(34); &quot;, &quot;; CHAR(34); [.$E$2]; CHAR(34); &quot;: &quot;; CHAR(34); IF(['Input Data'.E65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8]); &quot;&quot;; COM.MICROSOFT.CONCAT(&quot;{ &quot;; CHAR(34); [.$C$2]; CHAR(34); &quot;: &quot;; CHAR(34); ['Input Data'.A658]; CHAR(34); &quot;, &quot;; CHAR(34); [.$D$2]; CHAR(34); &quot;: &quot;; CHAR(34); ['Input Data'.D658]; CHAR(34); &quot;, &quot;; CHAR(34); [.$E$2]; CHAR(34); &quot;: &quot;; CHAR(34); IF(['Input Data'.E65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9]); &quot;&quot;; COM.MICROSOFT.CONCAT(&quot;{ &quot;; CHAR(34); [.$C$2]; CHAR(34); &quot;: &quot;; CHAR(34); ['Input Data'.A659]; CHAR(34); &quot;, &quot;; CHAR(34); [.$D$2]; CHAR(34); &quot;: &quot;; CHAR(34); ['Input Data'.D659]; CHAR(34); &quot;, &quot;; CHAR(34); [.$E$2]; CHAR(34); &quot;: &quot;; CHAR(34); IF(['Input Data'.E65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0]); &quot;&quot;; COM.MICROSOFT.CONCAT(&quot;{ &quot;; CHAR(34); [.$C$2]; CHAR(34); &quot;: &quot;; CHAR(34); ['Input Data'.A660]; CHAR(34); &quot;, &quot;; CHAR(34); [.$D$2]; CHAR(34); &quot;: &quot;; CHAR(34); ['Input Data'.D660]; CHAR(34); &quot;, &quot;; CHAR(34); [.$E$2]; CHAR(34); &quot;: &quot;; CHAR(34); IF(['Input Data'.E66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1]); &quot;&quot;; COM.MICROSOFT.CONCAT(&quot;{ &quot;; CHAR(34); [.$C$2]; CHAR(34); &quot;: &quot;; CHAR(34); ['Input Data'.A661]; CHAR(34); &quot;, &quot;; CHAR(34); [.$D$2]; CHAR(34); &quot;: &quot;; CHAR(34); ['Input Data'.D661]; CHAR(34); &quot;, &quot;; CHAR(34); [.$E$2]; CHAR(34); &quot;: &quot;; CHAR(34); IF(['Input Data'.E66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2]); &quot;&quot;; COM.MICROSOFT.CONCAT(&quot;{ &quot;; CHAR(34); [.$C$2]; CHAR(34); &quot;: &quot;; CHAR(34); ['Input Data'.A662]; CHAR(34); &quot;, &quot;; CHAR(34); [.$D$2]; CHAR(34); &quot;: &quot;; CHAR(34); ['Input Data'.D662]; CHAR(34); &quot;, &quot;; CHAR(34); [.$E$2]; CHAR(34); &quot;: &quot;; CHAR(34); IF(['Input Data'.E66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3]); &quot;&quot;; COM.MICROSOFT.CONCAT(&quot;{ &quot;; CHAR(34); [.$C$2]; CHAR(34); &quot;: &quot;; CHAR(34); ['Input Data'.A663]; CHAR(34); &quot;, &quot;; CHAR(34); [.$D$2]; CHAR(34); &quot;: &quot;; CHAR(34); ['Input Data'.D663]; CHAR(34); &quot;, &quot;; CHAR(34); [.$E$2]; CHAR(34); &quot;: &quot;; CHAR(34); IF(['Input Data'.E66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4]); &quot;&quot;; COM.MICROSOFT.CONCAT(&quot;{ &quot;; CHAR(34); [.$C$2]; CHAR(34); &quot;: &quot;; CHAR(34); ['Input Data'.A664]; CHAR(34); &quot;, &quot;; CHAR(34); [.$D$2]; CHAR(34); &quot;: &quot;; CHAR(34); ['Input Data'.D664]; CHAR(34); &quot;, &quot;; CHAR(34); [.$E$2]; CHAR(34); &quot;: &quot;; CHAR(34); IF(['Input Data'.E66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5]); &quot;&quot;; COM.MICROSOFT.CONCAT(&quot;{ &quot;; CHAR(34); [.$C$2]; CHAR(34); &quot;: &quot;; CHAR(34); ['Input Data'.A665]; CHAR(34); &quot;, &quot;; CHAR(34); [.$D$2]; CHAR(34); &quot;: &quot;; CHAR(34); ['Input Data'.D665]; CHAR(34); &quot;, &quot;; CHAR(34); [.$E$2]; CHAR(34); &quot;: &quot;; CHAR(34); IF(['Input Data'.E66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6]); &quot;&quot;; COM.MICROSOFT.CONCAT(&quot;{ &quot;; CHAR(34); [.$C$2]; CHAR(34); &quot;: &quot;; CHAR(34); ['Input Data'.A666]; CHAR(34); &quot;, &quot;; CHAR(34); [.$D$2]; CHAR(34); &quot;: &quot;; CHAR(34); ['Input Data'.D666]; CHAR(34); &quot;, &quot;; CHAR(34); [.$E$2]; CHAR(34); &quot;: &quot;; CHAR(34); IF(['Input Data'.E66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7]); &quot;&quot;; COM.MICROSOFT.CONCAT(&quot;{ &quot;; CHAR(34); [.$C$2]; CHAR(34); &quot;: &quot;; CHAR(34); ['Input Data'.A667]; CHAR(34); &quot;, &quot;; CHAR(34); [.$D$2]; CHAR(34); &quot;: &quot;; CHAR(34); ['Input Data'.D667]; CHAR(34); &quot;, &quot;; CHAR(34); [.$E$2]; CHAR(34); &quot;: &quot;; CHAR(34); IF(['Input Data'.E66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8]); &quot;&quot;; COM.MICROSOFT.CONCAT(&quot;{ &quot;; CHAR(34); [.$C$2]; CHAR(34); &quot;: &quot;; CHAR(34); ['Input Data'.A668]; CHAR(34); &quot;, &quot;; CHAR(34); [.$D$2]; CHAR(34); &quot;: &quot;; CHAR(34); ['Input Data'.D668]; CHAR(34); &quot;, &quot;; CHAR(34); [.$E$2]; CHAR(34); &quot;: &quot;; CHAR(34); IF(['Input Data'.E66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9]); &quot;&quot;; COM.MICROSOFT.CONCAT(&quot;{ &quot;; CHAR(34); [.$C$2]; CHAR(34); &quot;: &quot;; CHAR(34); ['Input Data'.A669]; CHAR(34); &quot;, &quot;; CHAR(34); [.$D$2]; CHAR(34); &quot;: &quot;; CHAR(34); ['Input Data'.D669]; CHAR(34); &quot;, &quot;; CHAR(34); [.$E$2]; CHAR(34); &quot;: &quot;; CHAR(34); IF(['Input Data'.E66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0]); &quot;&quot;; COM.MICROSOFT.CONCAT(&quot;{ &quot;; CHAR(34); [.$C$2]; CHAR(34); &quot;: &quot;; CHAR(34); ['Input Data'.A670]; CHAR(34); &quot;, &quot;; CHAR(34); [.$D$2]; CHAR(34); &quot;: &quot;; CHAR(34); ['Input Data'.D670]; CHAR(34); &quot;, &quot;; CHAR(34); [.$E$2]; CHAR(34); &quot;: &quot;; CHAR(34); IF(['Input Data'.E67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1]); &quot;&quot;; COM.MICROSOFT.CONCAT(&quot;{ &quot;; CHAR(34); [.$C$2]; CHAR(34); &quot;: &quot;; CHAR(34); ['Input Data'.A671]; CHAR(34); &quot;, &quot;; CHAR(34); [.$D$2]; CHAR(34); &quot;: &quot;; CHAR(34); ['Input Data'.D671]; CHAR(34); &quot;, &quot;; CHAR(34); [.$E$2]; CHAR(34); &quot;: &quot;; CHAR(34); IF(['Input Data'.E67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2]); &quot;&quot;; COM.MICROSOFT.CONCAT(&quot;{ &quot;; CHAR(34); [.$C$2]; CHAR(34); &quot;: &quot;; CHAR(34); ['Input Data'.A672]; CHAR(34); &quot;, &quot;; CHAR(34); [.$D$2]; CHAR(34); &quot;: &quot;; CHAR(34); ['Input Data'.D672]; CHAR(34); &quot;, &quot;; CHAR(34); [.$E$2]; CHAR(34); &quot;: &quot;; CHAR(34); IF(['Input Data'.E67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3]); &quot;&quot;; COM.MICROSOFT.CONCAT(&quot;{ &quot;; CHAR(34); [.$C$2]; CHAR(34); &quot;: &quot;; CHAR(34); ['Input Data'.A673]; CHAR(34); &quot;, &quot;; CHAR(34); [.$D$2]; CHAR(34); &quot;: &quot;; CHAR(34); ['Input Data'.D673]; CHAR(34); &quot;, &quot;; CHAR(34); [.$E$2]; CHAR(34); &quot;: &quot;; CHAR(34); IF(['Input Data'.E67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4]); &quot;&quot;; COM.MICROSOFT.CONCAT(&quot;{ &quot;; CHAR(34); [.$C$2]; CHAR(34); &quot;: &quot;; CHAR(34); ['Input Data'.A674]; CHAR(34); &quot;, &quot;; CHAR(34); [.$D$2]; CHAR(34); &quot;: &quot;; CHAR(34); ['Input Data'.D674]; CHAR(34); &quot;, &quot;; CHAR(34); [.$E$2]; CHAR(34); &quot;: &quot;; CHAR(34); IF(['Input Data'.E67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5]); &quot;&quot;; COM.MICROSOFT.CONCAT(&quot;{ &quot;; CHAR(34); [.$C$2]; CHAR(34); &quot;: &quot;; CHAR(34); ['Input Data'.A675]; CHAR(34); &quot;, &quot;; CHAR(34); [.$D$2]; CHAR(34); &quot;: &quot;; CHAR(34); ['Input Data'.D675]; CHAR(34); &quot;, &quot;; CHAR(34); [.$E$2]; CHAR(34); &quot;: &quot;; CHAR(34); IF(['Input Data'.E67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6]); &quot;&quot;; COM.MICROSOFT.CONCAT(&quot;{ &quot;; CHAR(34); [.$C$2]; CHAR(34); &quot;: &quot;; CHAR(34); ['Input Data'.A676]; CHAR(34); &quot;, &quot;; CHAR(34); [.$D$2]; CHAR(34); &quot;: &quot;; CHAR(34); ['Input Data'.D676]; CHAR(34); &quot;, &quot;; CHAR(34); [.$E$2]; CHAR(34); &quot;: &quot;; CHAR(34); IF(['Input Data'.E67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7]); &quot;&quot;; COM.MICROSOFT.CONCAT(&quot;{ &quot;; CHAR(34); [.$C$2]; CHAR(34); &quot;: &quot;; CHAR(34); ['Input Data'.A677]; CHAR(34); &quot;, &quot;; CHAR(34); [.$D$2]; CHAR(34); &quot;: &quot;; CHAR(34); ['Input Data'.D677]; CHAR(34); &quot;, &quot;; CHAR(34); [.$E$2]; CHAR(34); &quot;: &quot;; CHAR(34); IF(['Input Data'.E67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8]); &quot;&quot;; COM.MICROSOFT.CONCAT(&quot;{ &quot;; CHAR(34); [.$C$2]; CHAR(34); &quot;: &quot;; CHAR(34); ['Input Data'.A678]; CHAR(34); &quot;, &quot;; CHAR(34); [.$D$2]; CHAR(34); &quot;: &quot;; CHAR(34); ['Input Data'.D678]; CHAR(34); &quot;, &quot;; CHAR(34); [.$E$2]; CHAR(34); &quot;: &quot;; CHAR(34); IF(['Input Data'.E67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9]); &quot;&quot;; COM.MICROSOFT.CONCAT(&quot;{ &quot;; CHAR(34); [.$C$2]; CHAR(34); &quot;: &quot;; CHAR(34); ['Input Data'.A679]; CHAR(34); &quot;, &quot;; CHAR(34); [.$D$2]; CHAR(34); &quot;: &quot;; CHAR(34); ['Input Data'.D679]; CHAR(34); &quot;, &quot;; CHAR(34); [.$E$2]; CHAR(34); &quot;: &quot;; CHAR(34); IF(['Input Data'.E67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0]); &quot;&quot;; COM.MICROSOFT.CONCAT(&quot;{ &quot;; CHAR(34); [.$C$2]; CHAR(34); &quot;: &quot;; CHAR(34); ['Input Data'.A680]; CHAR(34); &quot;, &quot;; CHAR(34); [.$D$2]; CHAR(34); &quot;: &quot;; CHAR(34); ['Input Data'.D680]; CHAR(34); &quot;, &quot;; CHAR(34); [.$E$2]; CHAR(34); &quot;: &quot;; CHAR(34); IF(['Input Data'.E68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1]); &quot;&quot;; COM.MICROSOFT.CONCAT(&quot;{ &quot;; CHAR(34); [.$C$2]; CHAR(34); &quot;: &quot;; CHAR(34); ['Input Data'.A681]; CHAR(34); &quot;, &quot;; CHAR(34); [.$D$2]; CHAR(34); &quot;: &quot;; CHAR(34); ['Input Data'.D681]; CHAR(34); &quot;, &quot;; CHAR(34); [.$E$2]; CHAR(34); &quot;: &quot;; CHAR(34); IF(['Input Data'.E68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2]); &quot;&quot;; COM.MICROSOFT.CONCAT(&quot;{ &quot;; CHAR(34); [.$C$2]; CHAR(34); &quot;: &quot;; CHAR(34); ['Input Data'.A682]; CHAR(34); &quot;, &quot;; CHAR(34); [.$D$2]; CHAR(34); &quot;: &quot;; CHAR(34); ['Input Data'.D682]; CHAR(34); &quot;, &quot;; CHAR(34); [.$E$2]; CHAR(34); &quot;: &quot;; CHAR(34); IF(['Input Data'.E68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3]); &quot;&quot;; COM.MICROSOFT.CONCAT(&quot;{ &quot;; CHAR(34); [.$C$2]; CHAR(34); &quot;: &quot;; CHAR(34); ['Input Data'.A683]; CHAR(34); &quot;, &quot;; CHAR(34); [.$D$2]; CHAR(34); &quot;: &quot;; CHAR(34); ['Input Data'.D683]; CHAR(34); &quot;, &quot;; CHAR(34); [.$E$2]; CHAR(34); &quot;: &quot;; CHAR(34); IF(['Input Data'.E68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4]); &quot;&quot;; COM.MICROSOFT.CONCAT(&quot;{ &quot;; CHAR(34); [.$C$2]; CHAR(34); &quot;: &quot;; CHAR(34); ['Input Data'.A684]; CHAR(34); &quot;, &quot;; CHAR(34); [.$D$2]; CHAR(34); &quot;: &quot;; CHAR(34); ['Input Data'.D684]; CHAR(34); &quot;, &quot;; CHAR(34); [.$E$2]; CHAR(34); &quot;: &quot;; CHAR(34); IF(['Input Data'.E68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5]); &quot;&quot;; COM.MICROSOFT.CONCAT(&quot;{ &quot;; CHAR(34); [.$C$2]; CHAR(34); &quot;: &quot;; CHAR(34); ['Input Data'.A685]; CHAR(34); &quot;, &quot;; CHAR(34); [.$D$2]; CHAR(34); &quot;: &quot;; CHAR(34); ['Input Data'.D685]; CHAR(34); &quot;, &quot;; CHAR(34); [.$E$2]; CHAR(34); &quot;: &quot;; CHAR(34); IF(['Input Data'.E68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6]); &quot;&quot;; COM.MICROSOFT.CONCAT(&quot;{ &quot;; CHAR(34); [.$C$2]; CHAR(34); &quot;: &quot;; CHAR(34); ['Input Data'.A686]; CHAR(34); &quot;, &quot;; CHAR(34); [.$D$2]; CHAR(34); &quot;: &quot;; CHAR(34); ['Input Data'.D686]; CHAR(34); &quot;, &quot;; CHAR(34); [.$E$2]; CHAR(34); &quot;: &quot;; CHAR(34); IF(['Input Data'.E68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7]); &quot;&quot;; COM.MICROSOFT.CONCAT(&quot;{ &quot;; CHAR(34); [.$C$2]; CHAR(34); &quot;: &quot;; CHAR(34); ['Input Data'.A687]; CHAR(34); &quot;, &quot;; CHAR(34); [.$D$2]; CHAR(34); &quot;: &quot;; CHAR(34); ['Input Data'.D687]; CHAR(34); &quot;, &quot;; CHAR(34); [.$E$2]; CHAR(34); &quot;: &quot;; CHAR(34); IF(['Input Data'.E68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8]); &quot;&quot;; COM.MICROSOFT.CONCAT(&quot;{ &quot;; CHAR(34); [.$C$2]; CHAR(34); &quot;: &quot;; CHAR(34); ['Input Data'.A688]; CHAR(34); &quot;, &quot;; CHAR(34); [.$D$2]; CHAR(34); &quot;: &quot;; CHAR(34); ['Input Data'.D688]; CHAR(34); &quot;, &quot;; CHAR(34); [.$E$2]; CHAR(34); &quot;: &quot;; CHAR(34); IF(['Input Data'.E68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9]); &quot;&quot;; COM.MICROSOFT.CONCAT(&quot;{ &quot;; CHAR(34); [.$C$2]; CHAR(34); &quot;: &quot;; CHAR(34); ['Input Data'.A689]; CHAR(34); &quot;, &quot;; CHAR(34); [.$D$2]; CHAR(34); &quot;: &quot;; CHAR(34); ['Input Data'.D689]; CHAR(34); &quot;, &quot;; CHAR(34); [.$E$2]; CHAR(34); &quot;: &quot;; CHAR(34); IF(['Input Data'.E68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0]); &quot;&quot;; COM.MICROSOFT.CONCAT(&quot;{ &quot;; CHAR(34); [.$C$2]; CHAR(34); &quot;: &quot;; CHAR(34); ['Input Data'.A690]; CHAR(34); &quot;, &quot;; CHAR(34); [.$D$2]; CHAR(34); &quot;: &quot;; CHAR(34); ['Input Data'.D690]; CHAR(34); &quot;, &quot;; CHAR(34); [.$E$2]; CHAR(34); &quot;: &quot;; CHAR(34); IF(['Input Data'.E69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1]); &quot;&quot;; COM.MICROSOFT.CONCAT(&quot;{ &quot;; CHAR(34); [.$C$2]; CHAR(34); &quot;: &quot;; CHAR(34); ['Input Data'.A691]; CHAR(34); &quot;, &quot;; CHAR(34); [.$D$2]; CHAR(34); &quot;: &quot;; CHAR(34); ['Input Data'.D691]; CHAR(34); &quot;, &quot;; CHAR(34); [.$E$2]; CHAR(34); &quot;: &quot;; CHAR(34); IF(['Input Data'.E69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2]); &quot;&quot;; COM.MICROSOFT.CONCAT(&quot;{ &quot;; CHAR(34); [.$C$2]; CHAR(34); &quot;: &quot;; CHAR(34); ['Input Data'.A692]; CHAR(34); &quot;, &quot;; CHAR(34); [.$D$2]; CHAR(34); &quot;: &quot;; CHAR(34); ['Input Data'.D692]; CHAR(34); &quot;, &quot;; CHAR(34); [.$E$2]; CHAR(34); &quot;: &quot;; CHAR(34); IF(['Input Data'.E69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3]); &quot;&quot;; COM.MICROSOFT.CONCAT(&quot;{ &quot;; CHAR(34); [.$C$2]; CHAR(34); &quot;: &quot;; CHAR(34); ['Input Data'.A693]; CHAR(34); &quot;, &quot;; CHAR(34); [.$D$2]; CHAR(34); &quot;: &quot;; CHAR(34); ['Input Data'.D693]; CHAR(34); &quot;, &quot;; CHAR(34); [.$E$2]; CHAR(34); &quot;: &quot;; CHAR(34); IF(['Input Data'.E69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4]); &quot;&quot;; COM.MICROSOFT.CONCAT(&quot;{ &quot;; CHAR(34); [.$C$2]; CHAR(34); &quot;: &quot;; CHAR(34); ['Input Data'.A694]; CHAR(34); &quot;, &quot;; CHAR(34); [.$D$2]; CHAR(34); &quot;: &quot;; CHAR(34); ['Input Data'.D694]; CHAR(34); &quot;, &quot;; CHAR(34); [.$E$2]; CHAR(34); &quot;: &quot;; CHAR(34); IF(['Input Data'.E69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5]); &quot;&quot;; COM.MICROSOFT.CONCAT(&quot;{ &quot;; CHAR(34); [.$C$2]; CHAR(34); &quot;: &quot;; CHAR(34); ['Input Data'.A695]; CHAR(34); &quot;, &quot;; CHAR(34); [.$D$2]; CHAR(34); &quot;: &quot;; CHAR(34); ['Input Data'.D695]; CHAR(34); &quot;, &quot;; CHAR(34); [.$E$2]; CHAR(34); &quot;: &quot;; CHAR(34); IF(['Input Data'.E69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6]); &quot;&quot;; COM.MICROSOFT.CONCAT(&quot;{ &quot;; CHAR(34); [.$C$2]; CHAR(34); &quot;: &quot;; CHAR(34); ['Input Data'.A696]; CHAR(34); &quot;, &quot;; CHAR(34); [.$D$2]; CHAR(34); &quot;: &quot;; CHAR(34); ['Input Data'.D696]; CHAR(34); &quot;, &quot;; CHAR(34); [.$E$2]; CHAR(34); &quot;: &quot;; CHAR(34); IF(['Input Data'.E69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7]); &quot;&quot;; COM.MICROSOFT.CONCAT(&quot;{ &quot;; CHAR(34); [.$C$2]; CHAR(34); &quot;: &quot;; CHAR(34); ['Input Data'.A697]; CHAR(34); &quot;, &quot;; CHAR(34); [.$D$2]; CHAR(34); &quot;: &quot;; CHAR(34); ['Input Data'.D697]; CHAR(34); &quot;, &quot;; CHAR(34); [.$E$2]; CHAR(34); &quot;: &quot;; CHAR(34); IF(['Input Data'.E69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8]); &quot;&quot;; COM.MICROSOFT.CONCAT(&quot;{ &quot;; CHAR(34); [.$C$2]; CHAR(34); &quot;: &quot;; CHAR(34); ['Input Data'.A698]; CHAR(34); &quot;, &quot;; CHAR(34); [.$D$2]; CHAR(34); &quot;: &quot;; CHAR(34); ['Input Data'.D698]; CHAR(34); &quot;, &quot;; CHAR(34); [.$E$2]; CHAR(34); &quot;: &quot;; CHAR(34); IF(['Input Data'.E69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9]); &quot;&quot;; COM.MICROSOFT.CONCAT(&quot;{ &quot;; CHAR(34); [.$C$2]; CHAR(34); &quot;: &quot;; CHAR(34); ['Input Data'.A699]; CHAR(34); &quot;, &quot;; CHAR(34); [.$D$2]; CHAR(34); &quot;: &quot;; CHAR(34); ['Input Data'.D699]; CHAR(34); &quot;, &quot;; CHAR(34); [.$E$2]; CHAR(34); &quot;: &quot;; CHAR(34); IF(['Input Data'.E69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0]); &quot;&quot;; COM.MICROSOFT.CONCAT(&quot;{ &quot;; CHAR(34); [.$C$2]; CHAR(34); &quot;: &quot;; CHAR(34); ['Input Data'.A700]; CHAR(34); &quot;, &quot;; CHAR(34); [.$D$2]; CHAR(34); &quot;: &quot;; CHAR(34); ['Input Data'.D700]; CHAR(34); &quot;, &quot;; CHAR(34); [.$E$2]; CHAR(34); &quot;: &quot;; CHAR(34); IF(['Input Data'.E70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1]); &quot;&quot;; COM.MICROSOFT.CONCAT(&quot;{ &quot;; CHAR(34); [.$C$2]; CHAR(34); &quot;: &quot;; CHAR(34); ['Input Data'.A701]; CHAR(34); &quot;, &quot;; CHAR(34); [.$D$2]; CHAR(34); &quot;: &quot;; CHAR(34); ['Input Data'.D701]; CHAR(34); &quot;, &quot;; CHAR(34); [.$E$2]; CHAR(34); &quot;: &quot;; CHAR(34); IF(['Input Data'.E70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2]); &quot;&quot;; COM.MICROSOFT.CONCAT(&quot;{ &quot;; CHAR(34); [.$C$2]; CHAR(34); &quot;: &quot;; CHAR(34); ['Input Data'.A702]; CHAR(34); &quot;, &quot;; CHAR(34); [.$D$2]; CHAR(34); &quot;: &quot;; CHAR(34); ['Input Data'.D702]; CHAR(34); &quot;, &quot;; CHAR(34); [.$E$2]; CHAR(34); &quot;: &quot;; CHAR(34); IF(['Input Data'.E70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3]); &quot;&quot;; COM.MICROSOFT.CONCAT(&quot;{ &quot;; CHAR(34); [.$C$2]; CHAR(34); &quot;: &quot;; CHAR(34); ['Input Data'.A703]; CHAR(34); &quot;, &quot;; CHAR(34); [.$D$2]; CHAR(34); &quot;: &quot;; CHAR(34); ['Input Data'.D703]; CHAR(34); &quot;, &quot;; CHAR(34); [.$E$2]; CHAR(34); &quot;: &quot;; CHAR(34); IF(['Input Data'.E70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4]); &quot;&quot;; COM.MICROSOFT.CONCAT(&quot;{ &quot;; CHAR(34); [.$C$2]; CHAR(34); &quot;: &quot;; CHAR(34); ['Input Data'.A704]; CHAR(34); &quot;, &quot;; CHAR(34); [.$D$2]; CHAR(34); &quot;: &quot;; CHAR(34); ['Input Data'.D704]; CHAR(34); &quot;, &quot;; CHAR(34); [.$E$2]; CHAR(34); &quot;: &quot;; CHAR(34); IF(['Input Data'.E70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5]); &quot;&quot;; COM.MICROSOFT.CONCAT(&quot;{ &quot;; CHAR(34); [.$C$2]; CHAR(34); &quot;: &quot;; CHAR(34); ['Input Data'.A705]; CHAR(34); &quot;, &quot;; CHAR(34); [.$D$2]; CHAR(34); &quot;: &quot;; CHAR(34); ['Input Data'.D705]; CHAR(34); &quot;, &quot;; CHAR(34); [.$E$2]; CHAR(34); &quot;: &quot;; CHAR(34); IF(['Input Data'.E70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6]); &quot;&quot;; COM.MICROSOFT.CONCAT(&quot;{ &quot;; CHAR(34); [.$C$2]; CHAR(34); &quot;: &quot;; CHAR(34); ['Input Data'.A706]; CHAR(34); &quot;, &quot;; CHAR(34); [.$D$2]; CHAR(34); &quot;: &quot;; CHAR(34); ['Input Data'.D706]; CHAR(34); &quot;, &quot;; CHAR(34); [.$E$2]; CHAR(34); &quot;: &quot;; CHAR(34); IF(['Input Data'.E70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7]); &quot;&quot;; COM.MICROSOFT.CONCAT(&quot;{ &quot;; CHAR(34); [.$C$2]; CHAR(34); &quot;: &quot;; CHAR(34); ['Input Data'.A707]; CHAR(34); &quot;, &quot;; CHAR(34); [.$D$2]; CHAR(34); &quot;: &quot;; CHAR(34); ['Input Data'.D707]; CHAR(34); &quot;, &quot;; CHAR(34); [.$E$2]; CHAR(34); &quot;: &quot;; CHAR(34); IF(['Input Data'.E70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8]); &quot;&quot;; COM.MICROSOFT.CONCAT(&quot;{ &quot;; CHAR(34); [.$C$2]; CHAR(34); &quot;: &quot;; CHAR(34); ['Input Data'.A708]; CHAR(34); &quot;, &quot;; CHAR(34); [.$D$2]; CHAR(34); &quot;: &quot;; CHAR(34); ['Input Data'.D708]; CHAR(34); &quot;, &quot;; CHAR(34); [.$E$2]; CHAR(34); &quot;: &quot;; CHAR(34); IF(['Input Data'.E70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9]); &quot;&quot;; COM.MICROSOFT.CONCAT(&quot;{ &quot;; CHAR(34); [.$C$2]; CHAR(34); &quot;: &quot;; CHAR(34); ['Input Data'.A709]; CHAR(34); &quot;, &quot;; CHAR(34); [.$D$2]; CHAR(34); &quot;: &quot;; CHAR(34); ['Input Data'.D709]; CHAR(34); &quot;, &quot;; CHAR(34); [.$E$2]; CHAR(34); &quot;: &quot;; CHAR(34); IF(['Input Data'.E70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0]); &quot;&quot;; COM.MICROSOFT.CONCAT(&quot;{ &quot;; CHAR(34); [.$C$2]; CHAR(34); &quot;: &quot;; CHAR(34); ['Input Data'.A710]; CHAR(34); &quot;, &quot;; CHAR(34); [.$D$2]; CHAR(34); &quot;: &quot;; CHAR(34); ['Input Data'.D710]; CHAR(34); &quot;, &quot;; CHAR(34); [.$E$2]; CHAR(34); &quot;: &quot;; CHAR(34); IF(['Input Data'.E71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1]); &quot;&quot;; COM.MICROSOFT.CONCAT(&quot;{ &quot;; CHAR(34); [.$C$2]; CHAR(34); &quot;: &quot;; CHAR(34); ['Input Data'.A711]; CHAR(34); &quot;, &quot;; CHAR(34); [.$D$2]; CHAR(34); &quot;: &quot;; CHAR(34); ['Input Data'.D711]; CHAR(34); &quot;, &quot;; CHAR(34); [.$E$2]; CHAR(34); &quot;: &quot;; CHAR(34); IF(['Input Data'.E71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2]); &quot;&quot;; COM.MICROSOFT.CONCAT(&quot;{ &quot;; CHAR(34); [.$C$2]; CHAR(34); &quot;: &quot;; CHAR(34); ['Input Data'.A712]; CHAR(34); &quot;, &quot;; CHAR(34); [.$D$2]; CHAR(34); &quot;: &quot;; CHAR(34); ['Input Data'.D712]; CHAR(34); &quot;, &quot;; CHAR(34); [.$E$2]; CHAR(34); &quot;: &quot;; CHAR(34); IF(['Input Data'.E71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3]); &quot;&quot;; COM.MICROSOFT.CONCAT(&quot;{ &quot;; CHAR(34); [.$C$2]; CHAR(34); &quot;: &quot;; CHAR(34); ['Input Data'.A713]; CHAR(34); &quot;, &quot;; CHAR(34); [.$D$2]; CHAR(34); &quot;: &quot;; CHAR(34); ['Input Data'.D713]; CHAR(34); &quot;, &quot;; CHAR(34); [.$E$2]; CHAR(34); &quot;: &quot;; CHAR(34); IF(['Input Data'.E71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4]); &quot;&quot;; COM.MICROSOFT.CONCAT(&quot;{ &quot;; CHAR(34); [.$C$2]; CHAR(34); &quot;: &quot;; CHAR(34); ['Input Data'.A714]; CHAR(34); &quot;, &quot;; CHAR(34); [.$D$2]; CHAR(34); &quot;: &quot;; CHAR(34); ['Input Data'.D714]; CHAR(34); &quot;, &quot;; CHAR(34); [.$E$2]; CHAR(34); &quot;: &quot;; CHAR(34); IF(['Input Data'.E71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5]); &quot;&quot;; COM.MICROSOFT.CONCAT(&quot;{ &quot;; CHAR(34); [.$C$2]; CHAR(34); &quot;: &quot;; CHAR(34); ['Input Data'.A715]; CHAR(34); &quot;, &quot;; CHAR(34); [.$D$2]; CHAR(34); &quot;: &quot;; CHAR(34); ['Input Data'.D715]; CHAR(34); &quot;, &quot;; CHAR(34); [.$E$2]; CHAR(34); &quot;: &quot;; CHAR(34); IF(['Input Data'.E71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6]); &quot;&quot;; COM.MICROSOFT.CONCAT(&quot;{ &quot;; CHAR(34); [.$C$2]; CHAR(34); &quot;: &quot;; CHAR(34); ['Input Data'.A716]; CHAR(34); &quot;, &quot;; CHAR(34); [.$D$2]; CHAR(34); &quot;: &quot;; CHAR(34); ['Input Data'.D716]; CHAR(34); &quot;, &quot;; CHAR(34); [.$E$2]; CHAR(34); &quot;: &quot;; CHAR(34); IF(['Input Data'.E71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7]); &quot;&quot;; COM.MICROSOFT.CONCAT(&quot;{ &quot;; CHAR(34); [.$C$2]; CHAR(34); &quot;: &quot;; CHAR(34); ['Input Data'.A717]; CHAR(34); &quot;, &quot;; CHAR(34); [.$D$2]; CHAR(34); &quot;: &quot;; CHAR(34); ['Input Data'.D717]; CHAR(34); &quot;, &quot;; CHAR(34); [.$E$2]; CHAR(34); &quot;: &quot;; CHAR(34); IF(['Input Data'.E71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8]); &quot;&quot;; COM.MICROSOFT.CONCAT(&quot;{ &quot;; CHAR(34); [.$C$2]; CHAR(34); &quot;: &quot;; CHAR(34); ['Input Data'.A718]; CHAR(34); &quot;, &quot;; CHAR(34); [.$D$2]; CHAR(34); &quot;: &quot;; CHAR(34); ['Input Data'.D718]; CHAR(34); &quot;, &quot;; CHAR(34); [.$E$2]; CHAR(34); &quot;: &quot;; CHAR(34); IF(['Input Data'.E71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9]); &quot;&quot;; COM.MICROSOFT.CONCAT(&quot;{ &quot;; CHAR(34); [.$C$2]; CHAR(34); &quot;: &quot;; CHAR(34); ['Input Data'.A719]; CHAR(34); &quot;, &quot;; CHAR(34); [.$D$2]; CHAR(34); &quot;: &quot;; CHAR(34); ['Input Data'.D719]; CHAR(34); &quot;, &quot;; CHAR(34); [.$E$2]; CHAR(34); &quot;: &quot;; CHAR(34); IF(['Input Data'.E71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0]); &quot;&quot;; COM.MICROSOFT.CONCAT(&quot;{ &quot;; CHAR(34); [.$C$2]; CHAR(34); &quot;: &quot;; CHAR(34); ['Input Data'.A720]; CHAR(34); &quot;, &quot;; CHAR(34); [.$D$2]; CHAR(34); &quot;: &quot;; CHAR(34); ['Input Data'.D720]; CHAR(34); &quot;, &quot;; CHAR(34); [.$E$2]; CHAR(34); &quot;: &quot;; CHAR(34); IF(['Input Data'.E72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1]); &quot;&quot;; COM.MICROSOFT.CONCAT(&quot;{ &quot;; CHAR(34); [.$C$2]; CHAR(34); &quot;: &quot;; CHAR(34); ['Input Data'.A721]; CHAR(34); &quot;, &quot;; CHAR(34); [.$D$2]; CHAR(34); &quot;: &quot;; CHAR(34); ['Input Data'.D721]; CHAR(34); &quot;, &quot;; CHAR(34); [.$E$2]; CHAR(34); &quot;: &quot;; CHAR(34); IF(['Input Data'.E72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2]); &quot;&quot;; COM.MICROSOFT.CONCAT(&quot;{ &quot;; CHAR(34); [.$C$2]; CHAR(34); &quot;: &quot;; CHAR(34); ['Input Data'.A722]; CHAR(34); &quot;, &quot;; CHAR(34); [.$D$2]; CHAR(34); &quot;: &quot;; CHAR(34); ['Input Data'.D722]; CHAR(34); &quot;, &quot;; CHAR(34); [.$E$2]; CHAR(34); &quot;: &quot;; CHAR(34); IF(['Input Data'.E72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3]); &quot;&quot;; COM.MICROSOFT.CONCAT(&quot;{ &quot;; CHAR(34); [.$C$2]; CHAR(34); &quot;: &quot;; CHAR(34); ['Input Data'.A723]; CHAR(34); &quot;, &quot;; CHAR(34); [.$D$2]; CHAR(34); &quot;: &quot;; CHAR(34); ['Input Data'.D723]; CHAR(34); &quot;, &quot;; CHAR(34); [.$E$2]; CHAR(34); &quot;: &quot;; CHAR(34); IF(['Input Data'.E72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4]); &quot;&quot;; COM.MICROSOFT.CONCAT(&quot;{ &quot;; CHAR(34); [.$C$2]; CHAR(34); &quot;: &quot;; CHAR(34); ['Input Data'.A724]; CHAR(34); &quot;, &quot;; CHAR(34); [.$D$2]; CHAR(34); &quot;: &quot;; CHAR(34); ['Input Data'.D724]; CHAR(34); &quot;, &quot;; CHAR(34); [.$E$2]; CHAR(34); &quot;: &quot;; CHAR(34); IF(['Input Data'.E72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5]); &quot;&quot;; COM.MICROSOFT.CONCAT(&quot;{ &quot;; CHAR(34); [.$C$2]; CHAR(34); &quot;: &quot;; CHAR(34); ['Input Data'.A725]; CHAR(34); &quot;, &quot;; CHAR(34); [.$D$2]; CHAR(34); &quot;: &quot;; CHAR(34); ['Input Data'.D725]; CHAR(34); &quot;, &quot;; CHAR(34); [.$E$2]; CHAR(34); &quot;: &quot;; CHAR(34); IF(['Input Data'.E72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6]); &quot;&quot;; COM.MICROSOFT.CONCAT(&quot;{ &quot;; CHAR(34); [.$C$2]; CHAR(34); &quot;: &quot;; CHAR(34); ['Input Data'.A726]; CHAR(34); &quot;, &quot;; CHAR(34); [.$D$2]; CHAR(34); &quot;: &quot;; CHAR(34); ['Input Data'.D726]; CHAR(34); &quot;, &quot;; CHAR(34); [.$E$2]; CHAR(34); &quot;: &quot;; CHAR(34); IF(['Input Data'.E72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7]); &quot;&quot;; COM.MICROSOFT.CONCAT(&quot;{ &quot;; CHAR(34); [.$C$2]; CHAR(34); &quot;: &quot;; CHAR(34); ['Input Data'.A727]; CHAR(34); &quot;, &quot;; CHAR(34); [.$D$2]; CHAR(34); &quot;: &quot;; CHAR(34); ['Input Data'.D727]; CHAR(34); &quot;, &quot;; CHAR(34); [.$E$2]; CHAR(34); &quot;: &quot;; CHAR(34); IF(['Input Data'.E72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8]); &quot;&quot;; COM.MICROSOFT.CONCAT(&quot;{ &quot;; CHAR(34); [.$C$2]; CHAR(34); &quot;: &quot;; CHAR(34); ['Input Data'.A728]; CHAR(34); &quot;, &quot;; CHAR(34); [.$D$2]; CHAR(34); &quot;: &quot;; CHAR(34); ['Input Data'.D728]; CHAR(34); &quot;, &quot;; CHAR(34); [.$E$2]; CHAR(34); &quot;: &quot;; CHAR(34); IF(['Input Data'.E72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9]); &quot;&quot;; COM.MICROSOFT.CONCAT(&quot;{ &quot;; CHAR(34); [.$C$2]; CHAR(34); &quot;: &quot;; CHAR(34); ['Input Data'.A729]; CHAR(34); &quot;, &quot;; CHAR(34); [.$D$2]; CHAR(34); &quot;: &quot;; CHAR(34); ['Input Data'.D729]; CHAR(34); &quot;, &quot;; CHAR(34); [.$E$2]; CHAR(34); &quot;: &quot;; CHAR(34); IF(['Input Data'.E72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0]); &quot;&quot;; COM.MICROSOFT.CONCAT(&quot;{ &quot;; CHAR(34); [.$C$2]; CHAR(34); &quot;: &quot;; CHAR(34); ['Input Data'.A730]; CHAR(34); &quot;, &quot;; CHAR(34); [.$D$2]; CHAR(34); &quot;: &quot;; CHAR(34); ['Input Data'.D730]; CHAR(34); &quot;, &quot;; CHAR(34); [.$E$2]; CHAR(34); &quot;: &quot;; CHAR(34); IF(['Input Data'.E73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1]); &quot;&quot;; COM.MICROSOFT.CONCAT(&quot;{ &quot;; CHAR(34); [.$C$2]; CHAR(34); &quot;: &quot;; CHAR(34); ['Input Data'.A731]; CHAR(34); &quot;, &quot;; CHAR(34); [.$D$2]; CHAR(34); &quot;: &quot;; CHAR(34); ['Input Data'.D731]; CHAR(34); &quot;, &quot;; CHAR(34); [.$E$2]; CHAR(34); &quot;: &quot;; CHAR(34); IF(['Input Data'.E73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2]); &quot;&quot;; COM.MICROSOFT.CONCAT(&quot;{ &quot;; CHAR(34); [.$C$2]; CHAR(34); &quot;: &quot;; CHAR(34); ['Input Data'.A732]; CHAR(34); &quot;, &quot;; CHAR(34); [.$D$2]; CHAR(34); &quot;: &quot;; CHAR(34); ['Input Data'.D732]; CHAR(34); &quot;, &quot;; CHAR(34); [.$E$2]; CHAR(34); &quot;: &quot;; CHAR(34); IF(['Input Data'.E73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3]); &quot;&quot;; COM.MICROSOFT.CONCAT(&quot;{ &quot;; CHAR(34); [.$C$2]; CHAR(34); &quot;: &quot;; CHAR(34); ['Input Data'.A733]; CHAR(34); &quot;, &quot;; CHAR(34); [.$D$2]; CHAR(34); &quot;: &quot;; CHAR(34); ['Input Data'.D733]; CHAR(34); &quot;, &quot;; CHAR(34); [.$E$2]; CHAR(34); &quot;: &quot;; CHAR(34); IF(['Input Data'.E73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4]); &quot;&quot;; COM.MICROSOFT.CONCAT(&quot;{ &quot;; CHAR(34); [.$C$2]; CHAR(34); &quot;: &quot;; CHAR(34); ['Input Data'.A734]; CHAR(34); &quot;, &quot;; CHAR(34); [.$D$2]; CHAR(34); &quot;: &quot;; CHAR(34); ['Input Data'.D734]; CHAR(34); &quot;, &quot;; CHAR(34); [.$E$2]; CHAR(34); &quot;: &quot;; CHAR(34); IF(['Input Data'.E73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5]); &quot;&quot;; COM.MICROSOFT.CONCAT(&quot;{ &quot;; CHAR(34); [.$C$2]; CHAR(34); &quot;: &quot;; CHAR(34); ['Input Data'.A735]; CHAR(34); &quot;, &quot;; CHAR(34); [.$D$2]; CHAR(34); &quot;: &quot;; CHAR(34); ['Input Data'.D735]; CHAR(34); &quot;, &quot;; CHAR(34); [.$E$2]; CHAR(34); &quot;: &quot;; CHAR(34); IF(['Input Data'.E73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6]); &quot;&quot;; COM.MICROSOFT.CONCAT(&quot;{ &quot;; CHAR(34); [.$C$2]; CHAR(34); &quot;: &quot;; CHAR(34); ['Input Data'.A736]; CHAR(34); &quot;, &quot;; CHAR(34); [.$D$2]; CHAR(34); &quot;: &quot;; CHAR(34); ['Input Data'.D736]; CHAR(34); &quot;, &quot;; CHAR(34); [.$E$2]; CHAR(34); &quot;: &quot;; CHAR(34); IF(['Input Data'.E73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7]); &quot;&quot;; COM.MICROSOFT.CONCAT(&quot;{ &quot;; CHAR(34); [.$C$2]; CHAR(34); &quot;: &quot;; CHAR(34); ['Input Data'.A737]; CHAR(34); &quot;, &quot;; CHAR(34); [.$D$2]; CHAR(34); &quot;: &quot;; CHAR(34); ['Input Data'.D737]; CHAR(34); &quot;, &quot;; CHAR(34); [.$E$2]; CHAR(34); &quot;: &quot;; CHAR(34); IF(['Input Data'.E73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8]); &quot;&quot;; COM.MICROSOFT.CONCAT(&quot;{ &quot;; CHAR(34); [.$C$2]; CHAR(34); &quot;: &quot;; CHAR(34); ['Input Data'.A738]; CHAR(34); &quot;, &quot;; CHAR(34); [.$D$2]; CHAR(34); &quot;: &quot;; CHAR(34); ['Input Data'.D738]; CHAR(34); &quot;, &quot;; CHAR(34); [.$E$2]; CHAR(34); &quot;: &quot;; CHAR(34); IF(['Input Data'.E73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9]); &quot;&quot;; COM.MICROSOFT.CONCAT(&quot;{ &quot;; CHAR(34); [.$C$2]; CHAR(34); &quot;: &quot;; CHAR(34); ['Input Data'.A739]; CHAR(34); &quot;, &quot;; CHAR(34); [.$D$2]; CHAR(34); &quot;: &quot;; CHAR(34); ['Input Data'.D739]; CHAR(34); &quot;, &quot;; CHAR(34); [.$E$2]; CHAR(34); &quot;: &quot;; CHAR(34); IF(['Input Data'.E73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0]); &quot;&quot;; COM.MICROSOFT.CONCAT(&quot;{ &quot;; CHAR(34); [.$C$2]; CHAR(34); &quot;: &quot;; CHAR(34); ['Input Data'.A740]; CHAR(34); &quot;, &quot;; CHAR(34); [.$D$2]; CHAR(34); &quot;: &quot;; CHAR(34); ['Input Data'.D740]; CHAR(34); &quot;, &quot;; CHAR(34); [.$E$2]; CHAR(34); &quot;: &quot;; CHAR(34); IF(['Input Data'.E74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1]); &quot;&quot;; COM.MICROSOFT.CONCAT(&quot;{ &quot;; CHAR(34); [.$C$2]; CHAR(34); &quot;: &quot;; CHAR(34); ['Input Data'.A741]; CHAR(34); &quot;, &quot;; CHAR(34); [.$D$2]; CHAR(34); &quot;: &quot;; CHAR(34); ['Input Data'.D741]; CHAR(34); &quot;, &quot;; CHAR(34); [.$E$2]; CHAR(34); &quot;: &quot;; CHAR(34); IF(['Input Data'.E74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2]); &quot;&quot;; COM.MICROSOFT.CONCAT(&quot;{ &quot;; CHAR(34); [.$C$2]; CHAR(34); &quot;: &quot;; CHAR(34); ['Input Data'.A742]; CHAR(34); &quot;, &quot;; CHAR(34); [.$D$2]; CHAR(34); &quot;: &quot;; CHAR(34); ['Input Data'.D742]; CHAR(34); &quot;, &quot;; CHAR(34); [.$E$2]; CHAR(34); &quot;: &quot;; CHAR(34); IF(['Input Data'.E74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3]); &quot;&quot;; COM.MICROSOFT.CONCAT(&quot;{ &quot;; CHAR(34); [.$C$2]; CHAR(34); &quot;: &quot;; CHAR(34); ['Input Data'.A743]; CHAR(34); &quot;, &quot;; CHAR(34); [.$D$2]; CHAR(34); &quot;: &quot;; CHAR(34); ['Input Data'.D743]; CHAR(34); &quot;, &quot;; CHAR(34); [.$E$2]; CHAR(34); &quot;: &quot;; CHAR(34); IF(['Input Data'.E74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4]); &quot;&quot;; COM.MICROSOFT.CONCAT(&quot;{ &quot;; CHAR(34); [.$C$2]; CHAR(34); &quot;: &quot;; CHAR(34); ['Input Data'.A744]; CHAR(34); &quot;, &quot;; CHAR(34); [.$D$2]; CHAR(34); &quot;: &quot;; CHAR(34); ['Input Data'.D744]; CHAR(34); &quot;, &quot;; CHAR(34); [.$E$2]; CHAR(34); &quot;: &quot;; CHAR(34); IF(['Input Data'.E74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5]); &quot;&quot;; COM.MICROSOFT.CONCAT(&quot;{ &quot;; CHAR(34); [.$C$2]; CHAR(34); &quot;: &quot;; CHAR(34); ['Input Data'.A745]; CHAR(34); &quot;, &quot;; CHAR(34); [.$D$2]; CHAR(34); &quot;: &quot;; CHAR(34); ['Input Data'.D745]; CHAR(34); &quot;, &quot;; CHAR(34); [.$E$2]; CHAR(34); &quot;: &quot;; CHAR(34); IF(['Input Data'.E74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6]); &quot;&quot;; COM.MICROSOFT.CONCAT(&quot;{ &quot;; CHAR(34); [.$C$2]; CHAR(34); &quot;: &quot;; CHAR(34); ['Input Data'.A746]; CHAR(34); &quot;, &quot;; CHAR(34); [.$D$2]; CHAR(34); &quot;: &quot;; CHAR(34); ['Input Data'.D746]; CHAR(34); &quot;, &quot;; CHAR(34); [.$E$2]; CHAR(34); &quot;: &quot;; CHAR(34); IF(['Input Data'.E74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7]); &quot;&quot;; COM.MICROSOFT.CONCAT(&quot;{ &quot;; CHAR(34); [.$C$2]; CHAR(34); &quot;: &quot;; CHAR(34); ['Input Data'.A747]; CHAR(34); &quot;, &quot;; CHAR(34); [.$D$2]; CHAR(34); &quot;: &quot;; CHAR(34); ['Input Data'.D747]; CHAR(34); &quot;, &quot;; CHAR(34); [.$E$2]; CHAR(34); &quot;: &quot;; CHAR(34); IF(['Input Data'.E74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8]); &quot;&quot;; COM.MICROSOFT.CONCAT(&quot;{ &quot;; CHAR(34); [.$C$2]; CHAR(34); &quot;: &quot;; CHAR(34); ['Input Data'.A748]; CHAR(34); &quot;, &quot;; CHAR(34); [.$D$2]; CHAR(34); &quot;: &quot;; CHAR(34); ['Input Data'.D748]; CHAR(34); &quot;, &quot;; CHAR(34); [.$E$2]; CHAR(34); &quot;: &quot;; CHAR(34); IF(['Input Data'.E74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9]); &quot;&quot;; COM.MICROSOFT.CONCAT(&quot;{ &quot;; CHAR(34); [.$C$2]; CHAR(34); &quot;: &quot;; CHAR(34); ['Input Data'.A749]; CHAR(34); &quot;, &quot;; CHAR(34); [.$D$2]; CHAR(34); &quot;: &quot;; CHAR(34); ['Input Data'.D749]; CHAR(34); &quot;, &quot;; CHAR(34); [.$E$2]; CHAR(34); &quot;: &quot;; CHAR(34); IF(['Input Data'.E74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0]); &quot;&quot;; COM.MICROSOFT.CONCAT(&quot;{ &quot;; CHAR(34); [.$C$2]; CHAR(34); &quot;: &quot;; CHAR(34); ['Input Data'.A750]; CHAR(34); &quot;, &quot;; CHAR(34); [.$D$2]; CHAR(34); &quot;: &quot;; CHAR(34); ['Input Data'.D750]; CHAR(34); &quot;, &quot;; CHAR(34); [.$E$2]; CHAR(34); &quot;: &quot;; CHAR(34); IF(['Input Data'.E75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1]); &quot;&quot;; COM.MICROSOFT.CONCAT(&quot;{ &quot;; CHAR(34); [.$C$2]; CHAR(34); &quot;: &quot;; CHAR(34); ['Input Data'.A751]; CHAR(34); &quot;, &quot;; CHAR(34); [.$D$2]; CHAR(34); &quot;: &quot;; CHAR(34); ['Input Data'.D751]; CHAR(34); &quot;, &quot;; CHAR(34); [.$E$2]; CHAR(34); &quot;: &quot;; CHAR(34); IF(['Input Data'.E75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2]); &quot;&quot;; COM.MICROSOFT.CONCAT(&quot;{ &quot;; CHAR(34); [.$C$2]; CHAR(34); &quot;: &quot;; CHAR(34); ['Input Data'.A752]; CHAR(34); &quot;, &quot;; CHAR(34); [.$D$2]; CHAR(34); &quot;: &quot;; CHAR(34); ['Input Data'.D752]; CHAR(34); &quot;, &quot;; CHAR(34); [.$E$2]; CHAR(34); &quot;: &quot;; CHAR(34); IF(['Input Data'.E75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3]); &quot;&quot;; COM.MICROSOFT.CONCAT(&quot;{ &quot;; CHAR(34); [.$C$2]; CHAR(34); &quot;: &quot;; CHAR(34); ['Input Data'.A753]; CHAR(34); &quot;, &quot;; CHAR(34); [.$D$2]; CHAR(34); &quot;: &quot;; CHAR(34); ['Input Data'.D753]; CHAR(34); &quot;, &quot;; CHAR(34); [.$E$2]; CHAR(34); &quot;: &quot;; CHAR(34); IF(['Input Data'.E75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4]); &quot;&quot;; COM.MICROSOFT.CONCAT(&quot;{ &quot;; CHAR(34); [.$C$2]; CHAR(34); &quot;: &quot;; CHAR(34); ['Input Data'.A754]; CHAR(34); &quot;, &quot;; CHAR(34); [.$D$2]; CHAR(34); &quot;: &quot;; CHAR(34); ['Input Data'.D754]; CHAR(34); &quot;, &quot;; CHAR(34); [.$E$2]; CHAR(34); &quot;: &quot;; CHAR(34); IF(['Input Data'.E75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5]); &quot;&quot;; COM.MICROSOFT.CONCAT(&quot;{ &quot;; CHAR(34); [.$C$2]; CHAR(34); &quot;: &quot;; CHAR(34); ['Input Data'.A755]; CHAR(34); &quot;, &quot;; CHAR(34); [.$D$2]; CHAR(34); &quot;: &quot;; CHAR(34); ['Input Data'.D755]; CHAR(34); &quot;, &quot;; CHAR(34); [.$E$2]; CHAR(34); &quot;: &quot;; CHAR(34); IF(['Input Data'.E75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6]); &quot;&quot;; COM.MICROSOFT.CONCAT(&quot;{ &quot;; CHAR(34); [.$C$2]; CHAR(34); &quot;: &quot;; CHAR(34); ['Input Data'.A756]; CHAR(34); &quot;, &quot;; CHAR(34); [.$D$2]; CHAR(34); &quot;: &quot;; CHAR(34); ['Input Data'.D756]; CHAR(34); &quot;, &quot;; CHAR(34); [.$E$2]; CHAR(34); &quot;: &quot;; CHAR(34); IF(['Input Data'.E75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7]); &quot;&quot;; COM.MICROSOFT.CONCAT(&quot;{ &quot;; CHAR(34); [.$C$2]; CHAR(34); &quot;: &quot;; CHAR(34); ['Input Data'.A757]; CHAR(34); &quot;, &quot;; CHAR(34); [.$D$2]; CHAR(34); &quot;: &quot;; CHAR(34); ['Input Data'.D757]; CHAR(34); &quot;, &quot;; CHAR(34); [.$E$2]; CHAR(34); &quot;: &quot;; CHAR(34); IF(['Input Data'.E75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8]); &quot;&quot;; COM.MICROSOFT.CONCAT(&quot;{ &quot;; CHAR(34); [.$C$2]; CHAR(34); &quot;: &quot;; CHAR(34); ['Input Data'.A758]; CHAR(34); &quot;, &quot;; CHAR(34); [.$D$2]; CHAR(34); &quot;: &quot;; CHAR(34); ['Input Data'.D758]; CHAR(34); &quot;, &quot;; CHAR(34); [.$E$2]; CHAR(34); &quot;: &quot;; CHAR(34); IF(['Input Data'.E75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9]); &quot;&quot;; COM.MICROSOFT.CONCAT(&quot;{ &quot;; CHAR(34); [.$C$2]; CHAR(34); &quot;: &quot;; CHAR(34); ['Input Data'.A759]; CHAR(34); &quot;, &quot;; CHAR(34); [.$D$2]; CHAR(34); &quot;: &quot;; CHAR(34); ['Input Data'.D759]; CHAR(34); &quot;, &quot;; CHAR(34); [.$E$2]; CHAR(34); &quot;: &quot;; CHAR(34); IF(['Input Data'.E75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0]); &quot;&quot;; COM.MICROSOFT.CONCAT(&quot;{ &quot;; CHAR(34); [.$C$2]; CHAR(34); &quot;: &quot;; CHAR(34); ['Input Data'.A760]; CHAR(34); &quot;, &quot;; CHAR(34); [.$D$2]; CHAR(34); &quot;: &quot;; CHAR(34); ['Input Data'.D760]; CHAR(34); &quot;, &quot;; CHAR(34); [.$E$2]; CHAR(34); &quot;: &quot;; CHAR(34); IF(['Input Data'.E76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1]); &quot;&quot;; COM.MICROSOFT.CONCAT(&quot;{ &quot;; CHAR(34); [.$C$2]; CHAR(34); &quot;: &quot;; CHAR(34); ['Input Data'.A761]; CHAR(34); &quot;, &quot;; CHAR(34); [.$D$2]; CHAR(34); &quot;: &quot;; CHAR(34); ['Input Data'.D761]; CHAR(34); &quot;, &quot;; CHAR(34); [.$E$2]; CHAR(34); &quot;: &quot;; CHAR(34); IF(['Input Data'.E76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2]); &quot;&quot;; COM.MICROSOFT.CONCAT(&quot;{ &quot;; CHAR(34); [.$C$2]; CHAR(34); &quot;: &quot;; CHAR(34); ['Input Data'.A762]; CHAR(34); &quot;, &quot;; CHAR(34); [.$D$2]; CHAR(34); &quot;: &quot;; CHAR(34); ['Input Data'.D762]; CHAR(34); &quot;, &quot;; CHAR(34); [.$E$2]; CHAR(34); &quot;: &quot;; CHAR(34); IF(['Input Data'.E76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3]); &quot;&quot;; COM.MICROSOFT.CONCAT(&quot;{ &quot;; CHAR(34); [.$C$2]; CHAR(34); &quot;: &quot;; CHAR(34); ['Input Data'.A763]; CHAR(34); &quot;, &quot;; CHAR(34); [.$D$2]; CHAR(34); &quot;: &quot;; CHAR(34); ['Input Data'.D763]; CHAR(34); &quot;, &quot;; CHAR(34); [.$E$2]; CHAR(34); &quot;: &quot;; CHAR(34); IF(['Input Data'.E76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4]); &quot;&quot;; COM.MICROSOFT.CONCAT(&quot;{ &quot;; CHAR(34); [.$C$2]; CHAR(34); &quot;: &quot;; CHAR(34); ['Input Data'.A764]; CHAR(34); &quot;, &quot;; CHAR(34); [.$D$2]; CHAR(34); &quot;: &quot;; CHAR(34); ['Input Data'.D764]; CHAR(34); &quot;, &quot;; CHAR(34); [.$E$2]; CHAR(34); &quot;: &quot;; CHAR(34); IF(['Input Data'.E76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5]); &quot;&quot;; COM.MICROSOFT.CONCAT(&quot;{ &quot;; CHAR(34); [.$C$2]; CHAR(34); &quot;: &quot;; CHAR(34); ['Input Data'.A765]; CHAR(34); &quot;, &quot;; CHAR(34); [.$D$2]; CHAR(34); &quot;: &quot;; CHAR(34); ['Input Data'.D765]; CHAR(34); &quot;, &quot;; CHAR(34); [.$E$2]; CHAR(34); &quot;: &quot;; CHAR(34); IF(['Input Data'.E76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6]); &quot;&quot;; COM.MICROSOFT.CONCAT(&quot;{ &quot;; CHAR(34); [.$C$2]; CHAR(34); &quot;: &quot;; CHAR(34); ['Input Data'.A766]; CHAR(34); &quot;, &quot;; CHAR(34); [.$D$2]; CHAR(34); &quot;: &quot;; CHAR(34); ['Input Data'.D766]; CHAR(34); &quot;, &quot;; CHAR(34); [.$E$2]; CHAR(34); &quot;: &quot;; CHAR(34); IF(['Input Data'.E76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7]); &quot;&quot;; COM.MICROSOFT.CONCAT(&quot;{ &quot;; CHAR(34); [.$C$2]; CHAR(34); &quot;: &quot;; CHAR(34); ['Input Data'.A767]; CHAR(34); &quot;, &quot;; CHAR(34); [.$D$2]; CHAR(34); &quot;: &quot;; CHAR(34); ['Input Data'.D767]; CHAR(34); &quot;, &quot;; CHAR(34); [.$E$2]; CHAR(34); &quot;: &quot;; CHAR(34); IF(['Input Data'.E76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8]); &quot;&quot;; COM.MICROSOFT.CONCAT(&quot;{ &quot;; CHAR(34); [.$C$2]; CHAR(34); &quot;: &quot;; CHAR(34); ['Input Data'.A768]; CHAR(34); &quot;, &quot;; CHAR(34); [.$D$2]; CHAR(34); &quot;: &quot;; CHAR(34); ['Input Data'.D768]; CHAR(34); &quot;, &quot;; CHAR(34); [.$E$2]; CHAR(34); &quot;: &quot;; CHAR(34); IF(['Input Data'.E76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9]); &quot;&quot;; COM.MICROSOFT.CONCAT(&quot;{ &quot;; CHAR(34); [.$C$2]; CHAR(34); &quot;: &quot;; CHAR(34); ['Input Data'.A769]; CHAR(34); &quot;, &quot;; CHAR(34); [.$D$2]; CHAR(34); &quot;: &quot;; CHAR(34); ['Input Data'.D769]; CHAR(34); &quot;, &quot;; CHAR(34); [.$E$2]; CHAR(34); &quot;: &quot;; CHAR(34); IF(['Input Data'.E76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0]); &quot;&quot;; COM.MICROSOFT.CONCAT(&quot;{ &quot;; CHAR(34); [.$C$2]; CHAR(34); &quot;: &quot;; CHAR(34); ['Input Data'.A770]; CHAR(34); &quot;, &quot;; CHAR(34); [.$D$2]; CHAR(34); &quot;: &quot;; CHAR(34); ['Input Data'.D770]; CHAR(34); &quot;, &quot;; CHAR(34); [.$E$2]; CHAR(34); &quot;: &quot;; CHAR(34); IF(['Input Data'.E77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1]); &quot;&quot;; COM.MICROSOFT.CONCAT(&quot;{ &quot;; CHAR(34); [.$C$2]; CHAR(34); &quot;: &quot;; CHAR(34); ['Input Data'.A771]; CHAR(34); &quot;, &quot;; CHAR(34); [.$D$2]; CHAR(34); &quot;: &quot;; CHAR(34); ['Input Data'.D771]; CHAR(34); &quot;, &quot;; CHAR(34); [.$E$2]; CHAR(34); &quot;: &quot;; CHAR(34); IF(['Input Data'.E77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2]); &quot;&quot;; COM.MICROSOFT.CONCAT(&quot;{ &quot;; CHAR(34); [.$C$2]; CHAR(34); &quot;: &quot;; CHAR(34); ['Input Data'.A772]; CHAR(34); &quot;, &quot;; CHAR(34); [.$D$2]; CHAR(34); &quot;: &quot;; CHAR(34); ['Input Data'.D772]; CHAR(34); &quot;, &quot;; CHAR(34); [.$E$2]; CHAR(34); &quot;: &quot;; CHAR(34); IF(['Input Data'.E77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3]); &quot;&quot;; COM.MICROSOFT.CONCAT(&quot;{ &quot;; CHAR(34); [.$C$2]; CHAR(34); &quot;: &quot;; CHAR(34); ['Input Data'.A773]; CHAR(34); &quot;, &quot;; CHAR(34); [.$D$2]; CHAR(34); &quot;: &quot;; CHAR(34); ['Input Data'.D773]; CHAR(34); &quot;, &quot;; CHAR(34); [.$E$2]; CHAR(34); &quot;: &quot;; CHAR(34); IF(['Input Data'.E77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4]); &quot;&quot;; COM.MICROSOFT.CONCAT(&quot;{ &quot;; CHAR(34); [.$C$2]; CHAR(34); &quot;: &quot;; CHAR(34); ['Input Data'.A774]; CHAR(34); &quot;, &quot;; CHAR(34); [.$D$2]; CHAR(34); &quot;: &quot;; CHAR(34); ['Input Data'.D774]; CHAR(34); &quot;, &quot;; CHAR(34); [.$E$2]; CHAR(34); &quot;: &quot;; CHAR(34); IF(['Input Data'.E77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5]); &quot;&quot;; COM.MICROSOFT.CONCAT(&quot;{ &quot;; CHAR(34); [.$C$2]; CHAR(34); &quot;: &quot;; CHAR(34); ['Input Data'.A775]; CHAR(34); &quot;, &quot;; CHAR(34); [.$D$2]; CHAR(34); &quot;: &quot;; CHAR(34); ['Input Data'.D775]; CHAR(34); &quot;, &quot;; CHAR(34); [.$E$2]; CHAR(34); &quot;: &quot;; CHAR(34); IF(['Input Data'.E77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6]); &quot;&quot;; COM.MICROSOFT.CONCAT(&quot;{ &quot;; CHAR(34); [.$C$2]; CHAR(34); &quot;: &quot;; CHAR(34); ['Input Data'.A776]; CHAR(34); &quot;, &quot;; CHAR(34); [.$D$2]; CHAR(34); &quot;: &quot;; CHAR(34); ['Input Data'.D776]; CHAR(34); &quot;, &quot;; CHAR(34); [.$E$2]; CHAR(34); &quot;: &quot;; CHAR(34); IF(['Input Data'.E77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7]); &quot;&quot;; COM.MICROSOFT.CONCAT(&quot;{ &quot;; CHAR(34); [.$C$2]; CHAR(34); &quot;: &quot;; CHAR(34); ['Input Data'.A777]; CHAR(34); &quot;, &quot;; CHAR(34); [.$D$2]; CHAR(34); &quot;: &quot;; CHAR(34); ['Input Data'.D777]; CHAR(34); &quot;, &quot;; CHAR(34); [.$E$2]; CHAR(34); &quot;: &quot;; CHAR(34); IF(['Input Data'.E77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8]); &quot;&quot;; COM.MICROSOFT.CONCAT(&quot;{ &quot;; CHAR(34); [.$C$2]; CHAR(34); &quot;: &quot;; CHAR(34); ['Input Data'.A778]; CHAR(34); &quot;, &quot;; CHAR(34); [.$D$2]; CHAR(34); &quot;: &quot;; CHAR(34); ['Input Data'.D778]; CHAR(34); &quot;, &quot;; CHAR(34); [.$E$2]; CHAR(34); &quot;: &quot;; CHAR(34); IF(['Input Data'.E77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9]); &quot;&quot;; COM.MICROSOFT.CONCAT(&quot;{ &quot;; CHAR(34); [.$C$2]; CHAR(34); &quot;: &quot;; CHAR(34); ['Input Data'.A779]; CHAR(34); &quot;, &quot;; CHAR(34); [.$D$2]; CHAR(34); &quot;: &quot;; CHAR(34); ['Input Data'.D779]; CHAR(34); &quot;, &quot;; CHAR(34); [.$E$2]; CHAR(34); &quot;: &quot;; CHAR(34); IF(['Input Data'.E77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0]); &quot;&quot;; COM.MICROSOFT.CONCAT(&quot;{ &quot;; CHAR(34); [.$C$2]; CHAR(34); &quot;: &quot;; CHAR(34); ['Input Data'.A780]; CHAR(34); &quot;, &quot;; CHAR(34); [.$D$2]; CHAR(34); &quot;: &quot;; CHAR(34); ['Input Data'.D780]; CHAR(34); &quot;, &quot;; CHAR(34); [.$E$2]; CHAR(34); &quot;: &quot;; CHAR(34); IF(['Input Data'.E78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1]); &quot;&quot;; COM.MICROSOFT.CONCAT(&quot;{ &quot;; CHAR(34); [.$C$2]; CHAR(34); &quot;: &quot;; CHAR(34); ['Input Data'.A781]; CHAR(34); &quot;, &quot;; CHAR(34); [.$D$2]; CHAR(34); &quot;: &quot;; CHAR(34); ['Input Data'.D781]; CHAR(34); &quot;, &quot;; CHAR(34); [.$E$2]; CHAR(34); &quot;: &quot;; CHAR(34); IF(['Input Data'.E78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2]); &quot;&quot;; COM.MICROSOFT.CONCAT(&quot;{ &quot;; CHAR(34); [.$C$2]; CHAR(34); &quot;: &quot;; CHAR(34); ['Input Data'.A782]; CHAR(34); &quot;, &quot;; CHAR(34); [.$D$2]; CHAR(34); &quot;: &quot;; CHAR(34); ['Input Data'.D782]; CHAR(34); &quot;, &quot;; CHAR(34); [.$E$2]; CHAR(34); &quot;: &quot;; CHAR(34); IF(['Input Data'.E78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3]); &quot;&quot;; COM.MICROSOFT.CONCAT(&quot;{ &quot;; CHAR(34); [.$C$2]; CHAR(34); &quot;: &quot;; CHAR(34); ['Input Data'.A783]; CHAR(34); &quot;, &quot;; CHAR(34); [.$D$2]; CHAR(34); &quot;: &quot;; CHAR(34); ['Input Data'.D783]; CHAR(34); &quot;, &quot;; CHAR(34); [.$E$2]; CHAR(34); &quot;: &quot;; CHAR(34); IF(['Input Data'.E78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4]); &quot;&quot;; COM.MICROSOFT.CONCAT(&quot;{ &quot;; CHAR(34); [.$C$2]; CHAR(34); &quot;: &quot;; CHAR(34); ['Input Data'.A784]; CHAR(34); &quot;, &quot;; CHAR(34); [.$D$2]; CHAR(34); &quot;: &quot;; CHAR(34); ['Input Data'.D784]; CHAR(34); &quot;, &quot;; CHAR(34); [.$E$2]; CHAR(34); &quot;: &quot;; CHAR(34); IF(['Input Data'.E78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5]); &quot;&quot;; COM.MICROSOFT.CONCAT(&quot;{ &quot;; CHAR(34); [.$C$2]; CHAR(34); &quot;: &quot;; CHAR(34); ['Input Data'.A785]; CHAR(34); &quot;, &quot;; CHAR(34); [.$D$2]; CHAR(34); &quot;: &quot;; CHAR(34); ['Input Data'.D785]; CHAR(34); &quot;, &quot;; CHAR(34); [.$E$2]; CHAR(34); &quot;: &quot;; CHAR(34); IF(['Input Data'.E78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6]); &quot;&quot;; COM.MICROSOFT.CONCAT(&quot;{ &quot;; CHAR(34); [.$C$2]; CHAR(34); &quot;: &quot;; CHAR(34); ['Input Data'.A786]; CHAR(34); &quot;, &quot;; CHAR(34); [.$D$2]; CHAR(34); &quot;: &quot;; CHAR(34); ['Input Data'.D786]; CHAR(34); &quot;, &quot;; CHAR(34); [.$E$2]; CHAR(34); &quot;: &quot;; CHAR(34); IF(['Input Data'.E78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7]); &quot;&quot;; COM.MICROSOFT.CONCAT(&quot;{ &quot;; CHAR(34); [.$C$2]; CHAR(34); &quot;: &quot;; CHAR(34); ['Input Data'.A787]; CHAR(34); &quot;, &quot;; CHAR(34); [.$D$2]; CHAR(34); &quot;: &quot;; CHAR(34); ['Input Data'.D787]; CHAR(34); &quot;, &quot;; CHAR(34); [.$E$2]; CHAR(34); &quot;: &quot;; CHAR(34); IF(['Input Data'.E78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8]); &quot;&quot;; COM.MICROSOFT.CONCAT(&quot;{ &quot;; CHAR(34); [.$C$2]; CHAR(34); &quot;: &quot;; CHAR(34); ['Input Data'.A788]; CHAR(34); &quot;, &quot;; CHAR(34); [.$D$2]; CHAR(34); &quot;: &quot;; CHAR(34); ['Input Data'.D788]; CHAR(34); &quot;, &quot;; CHAR(34); [.$E$2]; CHAR(34); &quot;: &quot;; CHAR(34); IF(['Input Data'.E78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9]); &quot;&quot;; COM.MICROSOFT.CONCAT(&quot;{ &quot;; CHAR(34); [.$C$2]; CHAR(34); &quot;: &quot;; CHAR(34); ['Input Data'.A789]; CHAR(34); &quot;, &quot;; CHAR(34); [.$D$2]; CHAR(34); &quot;: &quot;; CHAR(34); ['Input Data'.D789]; CHAR(34); &quot;, &quot;; CHAR(34); [.$E$2]; CHAR(34); &quot;: &quot;; CHAR(34); IF(['Input Data'.E78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0]); &quot;&quot;; COM.MICROSOFT.CONCAT(&quot;{ &quot;; CHAR(34); [.$C$2]; CHAR(34); &quot;: &quot;; CHAR(34); ['Input Data'.A790]; CHAR(34); &quot;, &quot;; CHAR(34); [.$D$2]; CHAR(34); &quot;: &quot;; CHAR(34); ['Input Data'.D790]; CHAR(34); &quot;, &quot;; CHAR(34); [.$E$2]; CHAR(34); &quot;: &quot;; CHAR(34); IF(['Input Data'.E79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1]); &quot;&quot;; COM.MICROSOFT.CONCAT(&quot;{ &quot;; CHAR(34); [.$C$2]; CHAR(34); &quot;: &quot;; CHAR(34); ['Input Data'.A791]; CHAR(34); &quot;, &quot;; CHAR(34); [.$D$2]; CHAR(34); &quot;: &quot;; CHAR(34); ['Input Data'.D791]; CHAR(34); &quot;, &quot;; CHAR(34); [.$E$2]; CHAR(34); &quot;: &quot;; CHAR(34); IF(['Input Data'.E79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2]); &quot;&quot;; COM.MICROSOFT.CONCAT(&quot;{ &quot;; CHAR(34); [.$C$2]; CHAR(34); &quot;: &quot;; CHAR(34); ['Input Data'.A792]; CHAR(34); &quot;, &quot;; CHAR(34); [.$D$2]; CHAR(34); &quot;: &quot;; CHAR(34); ['Input Data'.D792]; CHAR(34); &quot;, &quot;; CHAR(34); [.$E$2]; CHAR(34); &quot;: &quot;; CHAR(34); IF(['Input Data'.E79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3]); &quot;&quot;; COM.MICROSOFT.CONCAT(&quot;{ &quot;; CHAR(34); [.$C$2]; CHAR(34); &quot;: &quot;; CHAR(34); ['Input Data'.A793]; CHAR(34); &quot;, &quot;; CHAR(34); [.$D$2]; CHAR(34); &quot;: &quot;; CHAR(34); ['Input Data'.D793]; CHAR(34); &quot;, &quot;; CHAR(34); [.$E$2]; CHAR(34); &quot;: &quot;; CHAR(34); IF(['Input Data'.E79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4]); &quot;&quot;; COM.MICROSOFT.CONCAT(&quot;{ &quot;; CHAR(34); [.$C$2]; CHAR(34); &quot;: &quot;; CHAR(34); ['Input Data'.A794]; CHAR(34); &quot;, &quot;; CHAR(34); [.$D$2]; CHAR(34); &quot;: &quot;; CHAR(34); ['Input Data'.D794]; CHAR(34); &quot;, &quot;; CHAR(34); [.$E$2]; CHAR(34); &quot;: &quot;; CHAR(34); IF(['Input Data'.E79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5]); &quot;&quot;; COM.MICROSOFT.CONCAT(&quot;{ &quot;; CHAR(34); [.$C$2]; CHAR(34); &quot;: &quot;; CHAR(34); ['Input Data'.A795]; CHAR(34); &quot;, &quot;; CHAR(34); [.$D$2]; CHAR(34); &quot;: &quot;; CHAR(34); ['Input Data'.D795]; CHAR(34); &quot;, &quot;; CHAR(34); [.$E$2]; CHAR(34); &quot;: &quot;; CHAR(34); IF(['Input Data'.E79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6]); &quot;&quot;; COM.MICROSOFT.CONCAT(&quot;{ &quot;; CHAR(34); [.$C$2]; CHAR(34); &quot;: &quot;; CHAR(34); ['Input Data'.A796]; CHAR(34); &quot;, &quot;; CHAR(34); [.$D$2]; CHAR(34); &quot;: &quot;; CHAR(34); ['Input Data'.D796]; CHAR(34); &quot;, &quot;; CHAR(34); [.$E$2]; CHAR(34); &quot;: &quot;; CHAR(34); IF(['Input Data'.E79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7]); &quot;&quot;; COM.MICROSOFT.CONCAT(&quot;{ &quot;; CHAR(34); [.$C$2]; CHAR(34); &quot;: &quot;; CHAR(34); ['Input Data'.A797]; CHAR(34); &quot;, &quot;; CHAR(34); [.$D$2]; CHAR(34); &quot;: &quot;; CHAR(34); ['Input Data'.D797]; CHAR(34); &quot;, &quot;; CHAR(34); [.$E$2]; CHAR(34); &quot;: &quot;; CHAR(34); IF(['Input Data'.E79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8]); &quot;&quot;; COM.MICROSOFT.CONCAT(&quot;{ &quot;; CHAR(34); [.$C$2]; CHAR(34); &quot;: &quot;; CHAR(34); ['Input Data'.A798]; CHAR(34); &quot;, &quot;; CHAR(34); [.$D$2]; CHAR(34); &quot;: &quot;; CHAR(34); ['Input Data'.D798]; CHAR(34); &quot;, &quot;; CHAR(34); [.$E$2]; CHAR(34); &quot;: &quot;; CHAR(34); IF(['Input Data'.E79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9]); &quot;&quot;; COM.MICROSOFT.CONCAT(&quot;{ &quot;; CHAR(34); [.$C$2]; CHAR(34); &quot;: &quot;; CHAR(34); ['Input Data'.A799]; CHAR(34); &quot;, &quot;; CHAR(34); [.$D$2]; CHAR(34); &quot;: &quot;; CHAR(34); ['Input Data'.D799]; CHAR(34); &quot;, &quot;; CHAR(34); [.$E$2]; CHAR(34); &quot;: &quot;; CHAR(34); IF(['Input Data'.E79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0]); &quot;&quot;; COM.MICROSOFT.CONCAT(&quot;{ &quot;; CHAR(34); [.$C$2]; CHAR(34); &quot;: &quot;; CHAR(34); ['Input Data'.A800]; CHAR(34); &quot;, &quot;; CHAR(34); [.$D$2]; CHAR(34); &quot;: &quot;; CHAR(34); ['Input Data'.D800]; CHAR(34); &quot;, &quot;; CHAR(34); [.$E$2]; CHAR(34); &quot;: &quot;; CHAR(34); IF(['Input Data'.E80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1]); &quot;&quot;; COM.MICROSOFT.CONCAT(&quot;{ &quot;; CHAR(34); [.$C$2]; CHAR(34); &quot;: &quot;; CHAR(34); ['Input Data'.A801]; CHAR(34); &quot;, &quot;; CHAR(34); [.$D$2]; CHAR(34); &quot;: &quot;; CHAR(34); ['Input Data'.D801]; CHAR(34); &quot;, &quot;; CHAR(34); [.$E$2]; CHAR(34); &quot;: &quot;; CHAR(34); IF(['Input Data'.E80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2]); &quot;&quot;; COM.MICROSOFT.CONCAT(&quot;{ &quot;; CHAR(34); [.$C$2]; CHAR(34); &quot;: &quot;; CHAR(34); ['Input Data'.A802]; CHAR(34); &quot;, &quot;; CHAR(34); [.$D$2]; CHAR(34); &quot;: &quot;; CHAR(34); ['Input Data'.D802]; CHAR(34); &quot;, &quot;; CHAR(34); [.$E$2]; CHAR(34); &quot;: &quot;; CHAR(34); IF(['Input Data'.E80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3]); &quot;&quot;; COM.MICROSOFT.CONCAT(&quot;{ &quot;; CHAR(34); [.$C$2]; CHAR(34); &quot;: &quot;; CHAR(34); ['Input Data'.A803]; CHAR(34); &quot;, &quot;; CHAR(34); [.$D$2]; CHAR(34); &quot;: &quot;; CHAR(34); ['Input Data'.D803]; CHAR(34); &quot;, &quot;; CHAR(34); [.$E$2]; CHAR(34); &quot;: &quot;; CHAR(34); IF(['Input Data'.E80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4]); &quot;&quot;; COM.MICROSOFT.CONCAT(&quot;{ &quot;; CHAR(34); [.$C$2]; CHAR(34); &quot;: &quot;; CHAR(34); ['Input Data'.A804]; CHAR(34); &quot;, &quot;; CHAR(34); [.$D$2]; CHAR(34); &quot;: &quot;; CHAR(34); ['Input Data'.D804]; CHAR(34); &quot;, &quot;; CHAR(34); [.$E$2]; CHAR(34); &quot;: &quot;; CHAR(34); IF(['Input Data'.E80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5]); &quot;&quot;; COM.MICROSOFT.CONCAT(&quot;{ &quot;; CHAR(34); [.$C$2]; CHAR(34); &quot;: &quot;; CHAR(34); ['Input Data'.A805]; CHAR(34); &quot;, &quot;; CHAR(34); [.$D$2]; CHAR(34); &quot;: &quot;; CHAR(34); ['Input Data'.D805]; CHAR(34); &quot;, &quot;; CHAR(34); [.$E$2]; CHAR(34); &quot;: &quot;; CHAR(34); IF(['Input Data'.E80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6]); &quot;&quot;; COM.MICROSOFT.CONCAT(&quot;{ &quot;; CHAR(34); [.$C$2]; CHAR(34); &quot;: &quot;; CHAR(34); ['Input Data'.A806]; CHAR(34); &quot;, &quot;; CHAR(34); [.$D$2]; CHAR(34); &quot;: &quot;; CHAR(34); ['Input Data'.D806]; CHAR(34); &quot;, &quot;; CHAR(34); [.$E$2]; CHAR(34); &quot;: &quot;; CHAR(34); IF(['Input Data'.E80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7]); &quot;&quot;; COM.MICROSOFT.CONCAT(&quot;{ &quot;; CHAR(34); [.$C$2]; CHAR(34); &quot;: &quot;; CHAR(34); ['Input Data'.A807]; CHAR(34); &quot;, &quot;; CHAR(34); [.$D$2]; CHAR(34); &quot;: &quot;; CHAR(34); ['Input Data'.D807]; CHAR(34); &quot;, &quot;; CHAR(34); [.$E$2]; CHAR(34); &quot;: &quot;; CHAR(34); IF(['Input Data'.E80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8]); &quot;&quot;; COM.MICROSOFT.CONCAT(&quot;{ &quot;; CHAR(34); [.$C$2]; CHAR(34); &quot;: &quot;; CHAR(34); ['Input Data'.A808]; CHAR(34); &quot;, &quot;; CHAR(34); [.$D$2]; CHAR(34); &quot;: &quot;; CHAR(34); ['Input Data'.D808]; CHAR(34); &quot;, &quot;; CHAR(34); [.$E$2]; CHAR(34); &quot;: &quot;; CHAR(34); IF(['Input Data'.E80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9]); &quot;&quot;; COM.MICROSOFT.CONCAT(&quot;{ &quot;; CHAR(34); [.$C$2]; CHAR(34); &quot;: &quot;; CHAR(34); ['Input Data'.A809]; CHAR(34); &quot;, &quot;; CHAR(34); [.$D$2]; CHAR(34); &quot;: &quot;; CHAR(34); ['Input Data'.D809]; CHAR(34); &quot;, &quot;; CHAR(34); [.$E$2]; CHAR(34); &quot;: &quot;; CHAR(34); IF(['Input Data'.E80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0]); &quot;&quot;; COM.MICROSOFT.CONCAT(&quot;{ &quot;; CHAR(34); [.$C$2]; CHAR(34); &quot;: &quot;; CHAR(34); ['Input Data'.A810]; CHAR(34); &quot;, &quot;; CHAR(34); [.$D$2]; CHAR(34); &quot;: &quot;; CHAR(34); ['Input Data'.D810]; CHAR(34); &quot;, &quot;; CHAR(34); [.$E$2]; CHAR(34); &quot;: &quot;; CHAR(34); IF(['Input Data'.E81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1]); &quot;&quot;; COM.MICROSOFT.CONCAT(&quot;{ &quot;; CHAR(34); [.$C$2]; CHAR(34); &quot;: &quot;; CHAR(34); ['Input Data'.A811]; CHAR(34); &quot;, &quot;; CHAR(34); [.$D$2]; CHAR(34); &quot;: &quot;; CHAR(34); ['Input Data'.D811]; CHAR(34); &quot;, &quot;; CHAR(34); [.$E$2]; CHAR(34); &quot;: &quot;; CHAR(34); IF(['Input Data'.E81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2]); &quot;&quot;; COM.MICROSOFT.CONCAT(&quot;{ &quot;; CHAR(34); [.$C$2]; CHAR(34); &quot;: &quot;; CHAR(34); ['Input Data'.A812]; CHAR(34); &quot;, &quot;; CHAR(34); [.$D$2]; CHAR(34); &quot;: &quot;; CHAR(34); ['Input Data'.D812]; CHAR(34); &quot;, &quot;; CHAR(34); [.$E$2]; CHAR(34); &quot;: &quot;; CHAR(34); IF(['Input Data'.E81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3]); &quot;&quot;; COM.MICROSOFT.CONCAT(&quot;{ &quot;; CHAR(34); [.$C$2]; CHAR(34); &quot;: &quot;; CHAR(34); ['Input Data'.A813]; CHAR(34); &quot;, &quot;; CHAR(34); [.$D$2]; CHAR(34); &quot;: &quot;; CHAR(34); ['Input Data'.D813]; CHAR(34); &quot;, &quot;; CHAR(34); [.$E$2]; CHAR(34); &quot;: &quot;; CHAR(34); IF(['Input Data'.E81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4]); &quot;&quot;; COM.MICROSOFT.CONCAT(&quot;{ &quot;; CHAR(34); [.$C$2]; CHAR(34); &quot;: &quot;; CHAR(34); ['Input Data'.A814]; CHAR(34); &quot;, &quot;; CHAR(34); [.$D$2]; CHAR(34); &quot;: &quot;; CHAR(34); ['Input Data'.D814]; CHAR(34); &quot;, &quot;; CHAR(34); [.$E$2]; CHAR(34); &quot;: &quot;; CHAR(34); IF(['Input Data'.E81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5]); &quot;&quot;; COM.MICROSOFT.CONCAT(&quot;{ &quot;; CHAR(34); [.$C$2]; CHAR(34); &quot;: &quot;; CHAR(34); ['Input Data'.A815]; CHAR(34); &quot;, &quot;; CHAR(34); [.$D$2]; CHAR(34); &quot;: &quot;; CHAR(34); ['Input Data'.D815]; CHAR(34); &quot;, &quot;; CHAR(34); [.$E$2]; CHAR(34); &quot;: &quot;; CHAR(34); IF(['Input Data'.E81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6]); &quot;&quot;; COM.MICROSOFT.CONCAT(&quot;{ &quot;; CHAR(34); [.$C$2]; CHAR(34); &quot;: &quot;; CHAR(34); ['Input Data'.A816]; CHAR(34); &quot;, &quot;; CHAR(34); [.$D$2]; CHAR(34); &quot;: &quot;; CHAR(34); ['Input Data'.D816]; CHAR(34); &quot;, &quot;; CHAR(34); [.$E$2]; CHAR(34); &quot;: &quot;; CHAR(34); IF(['Input Data'.E81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7]); &quot;&quot;; COM.MICROSOFT.CONCAT(&quot;{ &quot;; CHAR(34); [.$C$2]; CHAR(34); &quot;: &quot;; CHAR(34); ['Input Data'.A817]; CHAR(34); &quot;, &quot;; CHAR(34); [.$D$2]; CHAR(34); &quot;: &quot;; CHAR(34); ['Input Data'.D817]; CHAR(34); &quot;, &quot;; CHAR(34); [.$E$2]; CHAR(34); &quot;: &quot;; CHAR(34); IF(['Input Data'.E81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8]); &quot;&quot;; COM.MICROSOFT.CONCAT(&quot;{ &quot;; CHAR(34); [.$C$2]; CHAR(34); &quot;: &quot;; CHAR(34); ['Input Data'.A818]; CHAR(34); &quot;, &quot;; CHAR(34); [.$D$2]; CHAR(34); &quot;: &quot;; CHAR(34); ['Input Data'.D818]; CHAR(34); &quot;, &quot;; CHAR(34); [.$E$2]; CHAR(34); &quot;: &quot;; CHAR(34); IF(['Input Data'.E81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9]); &quot;&quot;; COM.MICROSOFT.CONCAT(&quot;{ &quot;; CHAR(34); [.$C$2]; CHAR(34); &quot;: &quot;; CHAR(34); ['Input Data'.A819]; CHAR(34); &quot;, &quot;; CHAR(34); [.$D$2]; CHAR(34); &quot;: &quot;; CHAR(34); ['Input Data'.D819]; CHAR(34); &quot;, &quot;; CHAR(34); [.$E$2]; CHAR(34); &quot;: &quot;; CHAR(34); IF(['Input Data'.E81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0]); &quot;&quot;; COM.MICROSOFT.CONCAT(&quot;{ &quot;; CHAR(34); [.$C$2]; CHAR(34); &quot;: &quot;; CHAR(34); ['Input Data'.A820]; CHAR(34); &quot;, &quot;; CHAR(34); [.$D$2]; CHAR(34); &quot;: &quot;; CHAR(34); ['Input Data'.D820]; CHAR(34); &quot;, &quot;; CHAR(34); [.$E$2]; CHAR(34); &quot;: &quot;; CHAR(34); IF(['Input Data'.E82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1]); &quot;&quot;; COM.MICROSOFT.CONCAT(&quot;{ &quot;; CHAR(34); [.$C$2]; CHAR(34); &quot;: &quot;; CHAR(34); ['Input Data'.A821]; CHAR(34); &quot;, &quot;; CHAR(34); [.$D$2]; CHAR(34); &quot;: &quot;; CHAR(34); ['Input Data'.D821]; CHAR(34); &quot;, &quot;; CHAR(34); [.$E$2]; CHAR(34); &quot;: &quot;; CHAR(34); IF(['Input Data'.E82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2]); &quot;&quot;; COM.MICROSOFT.CONCAT(&quot;{ &quot;; CHAR(34); [.$C$2]; CHAR(34); &quot;: &quot;; CHAR(34); ['Input Data'.A822]; CHAR(34); &quot;, &quot;; CHAR(34); [.$D$2]; CHAR(34); &quot;: &quot;; CHAR(34); ['Input Data'.D822]; CHAR(34); &quot;, &quot;; CHAR(34); [.$E$2]; CHAR(34); &quot;: &quot;; CHAR(34); IF(['Input Data'.E82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3]); &quot;&quot;; COM.MICROSOFT.CONCAT(&quot;{ &quot;; CHAR(34); [.$C$2]; CHAR(34); &quot;: &quot;; CHAR(34); ['Input Data'.A823]; CHAR(34); &quot;, &quot;; CHAR(34); [.$D$2]; CHAR(34); &quot;: &quot;; CHAR(34); ['Input Data'.D823]; CHAR(34); &quot;, &quot;; CHAR(34); [.$E$2]; CHAR(34); &quot;: &quot;; CHAR(34); IF(['Input Data'.E82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4]); &quot;&quot;; COM.MICROSOFT.CONCAT(&quot;{ &quot;; CHAR(34); [.$C$2]; CHAR(34); &quot;: &quot;; CHAR(34); ['Input Data'.A824]; CHAR(34); &quot;, &quot;; CHAR(34); [.$D$2]; CHAR(34); &quot;: &quot;; CHAR(34); ['Input Data'.D824]; CHAR(34); &quot;, &quot;; CHAR(34); [.$E$2]; CHAR(34); &quot;: &quot;; CHAR(34); IF(['Input Data'.E82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5]); &quot;&quot;; COM.MICROSOFT.CONCAT(&quot;{ &quot;; CHAR(34); [.$C$2]; CHAR(34); &quot;: &quot;; CHAR(34); ['Input Data'.A825]; CHAR(34); &quot;, &quot;; CHAR(34); [.$D$2]; CHAR(34); &quot;: &quot;; CHAR(34); ['Input Data'.D825]; CHAR(34); &quot;, &quot;; CHAR(34); [.$E$2]; CHAR(34); &quot;: &quot;; CHAR(34); IF(['Input Data'.E82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6]); &quot;&quot;; COM.MICROSOFT.CONCAT(&quot;{ &quot;; CHAR(34); [.$C$2]; CHAR(34); &quot;: &quot;; CHAR(34); ['Input Data'.A826]; CHAR(34); &quot;, &quot;; CHAR(34); [.$D$2]; CHAR(34); &quot;: &quot;; CHAR(34); ['Input Data'.D826]; CHAR(34); &quot;, &quot;; CHAR(34); [.$E$2]; CHAR(34); &quot;: &quot;; CHAR(34); IF(['Input Data'.E82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7]); &quot;&quot;; COM.MICROSOFT.CONCAT(&quot;{ &quot;; CHAR(34); [.$C$2]; CHAR(34); &quot;: &quot;; CHAR(34); ['Input Data'.A827]; CHAR(34); &quot;, &quot;; CHAR(34); [.$D$2]; CHAR(34); &quot;: &quot;; CHAR(34); ['Input Data'.D827]; CHAR(34); &quot;, &quot;; CHAR(34); [.$E$2]; CHAR(34); &quot;: &quot;; CHAR(34); IF(['Input Data'.E82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8]); &quot;&quot;; COM.MICROSOFT.CONCAT(&quot;{ &quot;; CHAR(34); [.$C$2]; CHAR(34); &quot;: &quot;; CHAR(34); ['Input Data'.A828]; CHAR(34); &quot;, &quot;; CHAR(34); [.$D$2]; CHAR(34); &quot;: &quot;; CHAR(34); ['Input Data'.D828]; CHAR(34); &quot;, &quot;; CHAR(34); [.$E$2]; CHAR(34); &quot;: &quot;; CHAR(34); IF(['Input Data'.E82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9]); &quot;&quot;; COM.MICROSOFT.CONCAT(&quot;{ &quot;; CHAR(34); [.$C$2]; CHAR(34); &quot;: &quot;; CHAR(34); ['Input Data'.A829]; CHAR(34); &quot;, &quot;; CHAR(34); [.$D$2]; CHAR(34); &quot;: &quot;; CHAR(34); ['Input Data'.D829]; CHAR(34); &quot;, &quot;; CHAR(34); [.$E$2]; CHAR(34); &quot;: &quot;; CHAR(34); IF(['Input Data'.E82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0]); &quot;&quot;; COM.MICROSOFT.CONCAT(&quot;{ &quot;; CHAR(34); [.$C$2]; CHAR(34); &quot;: &quot;; CHAR(34); ['Input Data'.A830]; CHAR(34); &quot;, &quot;; CHAR(34); [.$D$2]; CHAR(34); &quot;: &quot;; CHAR(34); ['Input Data'.D830]; CHAR(34); &quot;, &quot;; CHAR(34); [.$E$2]; CHAR(34); &quot;: &quot;; CHAR(34); IF(['Input Data'.E83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1]); &quot;&quot;; COM.MICROSOFT.CONCAT(&quot;{ &quot;; CHAR(34); [.$C$2]; CHAR(34); &quot;: &quot;; CHAR(34); ['Input Data'.A831]; CHAR(34); &quot;, &quot;; CHAR(34); [.$D$2]; CHAR(34); &quot;: &quot;; CHAR(34); ['Input Data'.D831]; CHAR(34); &quot;, &quot;; CHAR(34); [.$E$2]; CHAR(34); &quot;: &quot;; CHAR(34); IF(['Input Data'.E83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2]); &quot;&quot;; COM.MICROSOFT.CONCAT(&quot;{ &quot;; CHAR(34); [.$C$2]; CHAR(34); &quot;: &quot;; CHAR(34); ['Input Data'.A832]; CHAR(34); &quot;, &quot;; CHAR(34); [.$D$2]; CHAR(34); &quot;: &quot;; CHAR(34); ['Input Data'.D832]; CHAR(34); &quot;, &quot;; CHAR(34); [.$E$2]; CHAR(34); &quot;: &quot;; CHAR(34); IF(['Input Data'.E83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3]); &quot;&quot;; COM.MICROSOFT.CONCAT(&quot;{ &quot;; CHAR(34); [.$C$2]; CHAR(34); &quot;: &quot;; CHAR(34); ['Input Data'.A833]; CHAR(34); &quot;, &quot;; CHAR(34); [.$D$2]; CHAR(34); &quot;: &quot;; CHAR(34); ['Input Data'.D833]; CHAR(34); &quot;, &quot;; CHAR(34); [.$E$2]; CHAR(34); &quot;: &quot;; CHAR(34); IF(['Input Data'.E83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4]); &quot;&quot;; COM.MICROSOFT.CONCAT(&quot;{ &quot;; CHAR(34); [.$C$2]; CHAR(34); &quot;: &quot;; CHAR(34); ['Input Data'.A834]; CHAR(34); &quot;, &quot;; CHAR(34); [.$D$2]; CHAR(34); &quot;: &quot;; CHAR(34); ['Input Data'.D834]; CHAR(34); &quot;, &quot;; CHAR(34); [.$E$2]; CHAR(34); &quot;: &quot;; CHAR(34); IF(['Input Data'.E83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5]); &quot;&quot;; COM.MICROSOFT.CONCAT(&quot;{ &quot;; CHAR(34); [.$C$2]; CHAR(34); &quot;: &quot;; CHAR(34); ['Input Data'.A835]; CHAR(34); &quot;, &quot;; CHAR(34); [.$D$2]; CHAR(34); &quot;: &quot;; CHAR(34); ['Input Data'.D835]; CHAR(34); &quot;, &quot;; CHAR(34); [.$E$2]; CHAR(34); &quot;: &quot;; CHAR(34); IF(['Input Data'.E83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6]); &quot;&quot;; COM.MICROSOFT.CONCAT(&quot;{ &quot;; CHAR(34); [.$C$2]; CHAR(34); &quot;: &quot;; CHAR(34); ['Input Data'.A836]; CHAR(34); &quot;, &quot;; CHAR(34); [.$D$2]; CHAR(34); &quot;: &quot;; CHAR(34); ['Input Data'.D836]; CHAR(34); &quot;, &quot;; CHAR(34); [.$E$2]; CHAR(34); &quot;: &quot;; CHAR(34); IF(['Input Data'.E83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7]); &quot;&quot;; COM.MICROSOFT.CONCAT(&quot;{ &quot;; CHAR(34); [.$C$2]; CHAR(34); &quot;: &quot;; CHAR(34); ['Input Data'.A837]; CHAR(34); &quot;, &quot;; CHAR(34); [.$D$2]; CHAR(34); &quot;: &quot;; CHAR(34); ['Input Data'.D837]; CHAR(34); &quot;, &quot;; CHAR(34); [.$E$2]; CHAR(34); &quot;: &quot;; CHAR(34); IF(['Input Data'.E83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8]); &quot;&quot;; COM.MICROSOFT.CONCAT(&quot;{ &quot;; CHAR(34); [.$C$2]; CHAR(34); &quot;: &quot;; CHAR(34); ['Input Data'.A838]; CHAR(34); &quot;, &quot;; CHAR(34); [.$D$2]; CHAR(34); &quot;: &quot;; CHAR(34); ['Input Data'.D838]; CHAR(34); &quot;, &quot;; CHAR(34); [.$E$2]; CHAR(34); &quot;: &quot;; CHAR(34); IF(['Input Data'.E83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9]); &quot;&quot;; COM.MICROSOFT.CONCAT(&quot;{ &quot;; CHAR(34); [.$C$2]; CHAR(34); &quot;: &quot;; CHAR(34); ['Input Data'.A839]; CHAR(34); &quot;, &quot;; CHAR(34); [.$D$2]; CHAR(34); &quot;: &quot;; CHAR(34); ['Input Data'.D839]; CHAR(34); &quot;, &quot;; CHAR(34); [.$E$2]; CHAR(34); &quot;: &quot;; CHAR(34); IF(['Input Data'.E83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0]); &quot;&quot;; COM.MICROSOFT.CONCAT(&quot;{ &quot;; CHAR(34); [.$C$2]; CHAR(34); &quot;: &quot;; CHAR(34); ['Input Data'.A840]; CHAR(34); &quot;, &quot;; CHAR(34); [.$D$2]; CHAR(34); &quot;: &quot;; CHAR(34); ['Input Data'.D840]; CHAR(34); &quot;, &quot;; CHAR(34); [.$E$2]; CHAR(34); &quot;: &quot;; CHAR(34); IF(['Input Data'.E84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1]); &quot;&quot;; COM.MICROSOFT.CONCAT(&quot;{ &quot;; CHAR(34); [.$C$2]; CHAR(34); &quot;: &quot;; CHAR(34); ['Input Data'.A841]; CHAR(34); &quot;, &quot;; CHAR(34); [.$D$2]; CHAR(34); &quot;: &quot;; CHAR(34); ['Input Data'.D841]; CHAR(34); &quot;, &quot;; CHAR(34); [.$E$2]; CHAR(34); &quot;: &quot;; CHAR(34); IF(['Input Data'.E84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2]); &quot;&quot;; COM.MICROSOFT.CONCAT(&quot;{ &quot;; CHAR(34); [.$C$2]; CHAR(34); &quot;: &quot;; CHAR(34); ['Input Data'.A842]; CHAR(34); &quot;, &quot;; CHAR(34); [.$D$2]; CHAR(34); &quot;: &quot;; CHAR(34); ['Input Data'.D842]; CHAR(34); &quot;, &quot;; CHAR(34); [.$E$2]; CHAR(34); &quot;: &quot;; CHAR(34); IF(['Input Data'.E84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3]); &quot;&quot;; COM.MICROSOFT.CONCAT(&quot;{ &quot;; CHAR(34); [.$C$2]; CHAR(34); &quot;: &quot;; CHAR(34); ['Input Data'.A843]; CHAR(34); &quot;, &quot;; CHAR(34); [.$D$2]; CHAR(34); &quot;: &quot;; CHAR(34); ['Input Data'.D843]; CHAR(34); &quot;, &quot;; CHAR(34); [.$E$2]; CHAR(34); &quot;: &quot;; CHAR(34); IF(['Input Data'.E84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4]); &quot;&quot;; COM.MICROSOFT.CONCAT(&quot;{ &quot;; CHAR(34); [.$C$2]; CHAR(34); &quot;: &quot;; CHAR(34); ['Input Data'.A844]; CHAR(34); &quot;, &quot;; CHAR(34); [.$D$2]; CHAR(34); &quot;: &quot;; CHAR(34); ['Input Data'.D844]; CHAR(34); &quot;, &quot;; CHAR(34); [.$E$2]; CHAR(34); &quot;: &quot;; CHAR(34); IF(['Input Data'.E84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5]); &quot;&quot;; COM.MICROSOFT.CONCAT(&quot;{ &quot;; CHAR(34); [.$C$2]; CHAR(34); &quot;: &quot;; CHAR(34); ['Input Data'.A845]; CHAR(34); &quot;, &quot;; CHAR(34); [.$D$2]; CHAR(34); &quot;: &quot;; CHAR(34); ['Input Data'.D845]; CHAR(34); &quot;, &quot;; CHAR(34); [.$E$2]; CHAR(34); &quot;: &quot;; CHAR(34); IF(['Input Data'.E84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6]); &quot;&quot;; COM.MICROSOFT.CONCAT(&quot;{ &quot;; CHAR(34); [.$C$2]; CHAR(34); &quot;: &quot;; CHAR(34); ['Input Data'.A846]; CHAR(34); &quot;, &quot;; CHAR(34); [.$D$2]; CHAR(34); &quot;: &quot;; CHAR(34); ['Input Data'.D846]; CHAR(34); &quot;, &quot;; CHAR(34); [.$E$2]; CHAR(34); &quot;: &quot;; CHAR(34); IF(['Input Data'.E84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7]); &quot;&quot;; COM.MICROSOFT.CONCAT(&quot;{ &quot;; CHAR(34); [.$C$2]; CHAR(34); &quot;: &quot;; CHAR(34); ['Input Data'.A847]; CHAR(34); &quot;, &quot;; CHAR(34); [.$D$2]; CHAR(34); &quot;: &quot;; CHAR(34); ['Input Data'.D847]; CHAR(34); &quot;, &quot;; CHAR(34); [.$E$2]; CHAR(34); &quot;: &quot;; CHAR(34); IF(['Input Data'.E84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8]); &quot;&quot;; COM.MICROSOFT.CONCAT(&quot;{ &quot;; CHAR(34); [.$C$2]; CHAR(34); &quot;: &quot;; CHAR(34); ['Input Data'.A848]; CHAR(34); &quot;, &quot;; CHAR(34); [.$D$2]; CHAR(34); &quot;: &quot;; CHAR(34); ['Input Data'.D848]; CHAR(34); &quot;, &quot;; CHAR(34); [.$E$2]; CHAR(34); &quot;: &quot;; CHAR(34); IF(['Input Data'.E84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9]); &quot;&quot;; COM.MICROSOFT.CONCAT(&quot;{ &quot;; CHAR(34); [.$C$2]; CHAR(34); &quot;: &quot;; CHAR(34); ['Input Data'.A849]; CHAR(34); &quot;, &quot;; CHAR(34); [.$D$2]; CHAR(34); &quot;: &quot;; CHAR(34); ['Input Data'.D849]; CHAR(34); &quot;, &quot;; CHAR(34); [.$E$2]; CHAR(34); &quot;: &quot;; CHAR(34); IF(['Input Data'.E84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0]); &quot;&quot;; COM.MICROSOFT.CONCAT(&quot;{ &quot;; CHAR(34); [.$C$2]; CHAR(34); &quot;: &quot;; CHAR(34); ['Input Data'.A850]; CHAR(34); &quot;, &quot;; CHAR(34); [.$D$2]; CHAR(34); &quot;: &quot;; CHAR(34); ['Input Data'.D850]; CHAR(34); &quot;, &quot;; CHAR(34); [.$E$2]; CHAR(34); &quot;: &quot;; CHAR(34); IF(['Input Data'.E85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1]); &quot;&quot;; COM.MICROSOFT.CONCAT(&quot;{ &quot;; CHAR(34); [.$C$2]; CHAR(34); &quot;: &quot;; CHAR(34); ['Input Data'.A851]; CHAR(34); &quot;, &quot;; CHAR(34); [.$D$2]; CHAR(34); &quot;: &quot;; CHAR(34); ['Input Data'.D851]; CHAR(34); &quot;, &quot;; CHAR(34); [.$E$2]; CHAR(34); &quot;: &quot;; CHAR(34); IF(['Input Data'.E85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2]); &quot;&quot;; COM.MICROSOFT.CONCAT(&quot;{ &quot;; CHAR(34); [.$C$2]; CHAR(34); &quot;: &quot;; CHAR(34); ['Input Data'.A852]; CHAR(34); &quot;, &quot;; CHAR(34); [.$D$2]; CHAR(34); &quot;: &quot;; CHAR(34); ['Input Data'.D852]; CHAR(34); &quot;, &quot;; CHAR(34); [.$E$2]; CHAR(34); &quot;: &quot;; CHAR(34); IF(['Input Data'.E85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3]); &quot;&quot;; COM.MICROSOFT.CONCAT(&quot;{ &quot;; CHAR(34); [.$C$2]; CHAR(34); &quot;: &quot;; CHAR(34); ['Input Data'.A853]; CHAR(34); &quot;, &quot;; CHAR(34); [.$D$2]; CHAR(34); &quot;: &quot;; CHAR(34); ['Input Data'.D853]; CHAR(34); &quot;, &quot;; CHAR(34); [.$E$2]; CHAR(34); &quot;: &quot;; CHAR(34); IF(['Input Data'.E85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4]); &quot;&quot;; COM.MICROSOFT.CONCAT(&quot;{ &quot;; CHAR(34); [.$C$2]; CHAR(34); &quot;: &quot;; CHAR(34); ['Input Data'.A854]; CHAR(34); &quot;, &quot;; CHAR(34); [.$D$2]; CHAR(34); &quot;: &quot;; CHAR(34); ['Input Data'.D854]; CHAR(34); &quot;, &quot;; CHAR(34); [.$E$2]; CHAR(34); &quot;: &quot;; CHAR(34); IF(['Input Data'.E85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5]); &quot;&quot;; COM.MICROSOFT.CONCAT(&quot;{ &quot;; CHAR(34); [.$C$2]; CHAR(34); &quot;: &quot;; CHAR(34); ['Input Data'.A855]; CHAR(34); &quot;, &quot;; CHAR(34); [.$D$2]; CHAR(34); &quot;: &quot;; CHAR(34); ['Input Data'.D855]; CHAR(34); &quot;, &quot;; CHAR(34); [.$E$2]; CHAR(34); &quot;: &quot;; CHAR(34); IF(['Input Data'.E85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6]); &quot;&quot;; COM.MICROSOFT.CONCAT(&quot;{ &quot;; CHAR(34); [.$C$2]; CHAR(34); &quot;: &quot;; CHAR(34); ['Input Data'.A856]; CHAR(34); &quot;, &quot;; CHAR(34); [.$D$2]; CHAR(34); &quot;: &quot;; CHAR(34); ['Input Data'.D856]; CHAR(34); &quot;, &quot;; CHAR(34); [.$E$2]; CHAR(34); &quot;: &quot;; CHAR(34); IF(['Input Data'.E85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7]); &quot;&quot;; COM.MICROSOFT.CONCAT(&quot;{ &quot;; CHAR(34); [.$C$2]; CHAR(34); &quot;: &quot;; CHAR(34); ['Input Data'.A857]; CHAR(34); &quot;, &quot;; CHAR(34); [.$D$2]; CHAR(34); &quot;: &quot;; CHAR(34); ['Input Data'.D857]; CHAR(34); &quot;, &quot;; CHAR(34); [.$E$2]; CHAR(34); &quot;: &quot;; CHAR(34); IF(['Input Data'.E85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8]); &quot;&quot;; COM.MICROSOFT.CONCAT(&quot;{ &quot;; CHAR(34); [.$C$2]; CHAR(34); &quot;: &quot;; CHAR(34); ['Input Data'.A858]; CHAR(34); &quot;, &quot;; CHAR(34); [.$D$2]; CHAR(34); &quot;: &quot;; CHAR(34); ['Input Data'.D858]; CHAR(34); &quot;, &quot;; CHAR(34); [.$E$2]; CHAR(34); &quot;: &quot;; CHAR(34); IF(['Input Data'.E85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9]); &quot;&quot;; COM.MICROSOFT.CONCAT(&quot;{ &quot;; CHAR(34); [.$C$2]; CHAR(34); &quot;: &quot;; CHAR(34); ['Input Data'.A859]; CHAR(34); &quot;, &quot;; CHAR(34); [.$D$2]; CHAR(34); &quot;: &quot;; CHAR(34); ['Input Data'.D859]; CHAR(34); &quot;, &quot;; CHAR(34); [.$E$2]; CHAR(34); &quot;: &quot;; CHAR(34); IF(['Input Data'.E85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0]); &quot;&quot;; COM.MICROSOFT.CONCAT(&quot;{ &quot;; CHAR(34); [.$C$2]; CHAR(34); &quot;: &quot;; CHAR(34); ['Input Data'.A860]; CHAR(34); &quot;, &quot;; CHAR(34); [.$D$2]; CHAR(34); &quot;: &quot;; CHAR(34); ['Input Data'.D860]; CHAR(34); &quot;, &quot;; CHAR(34); [.$E$2]; CHAR(34); &quot;: &quot;; CHAR(34); IF(['Input Data'.E86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1]); &quot;&quot;; COM.MICROSOFT.CONCAT(&quot;{ &quot;; CHAR(34); [.$C$2]; CHAR(34); &quot;: &quot;; CHAR(34); ['Input Data'.A861]; CHAR(34); &quot;, &quot;; CHAR(34); [.$D$2]; CHAR(34); &quot;: &quot;; CHAR(34); ['Input Data'.D861]; CHAR(34); &quot;, &quot;; CHAR(34); [.$E$2]; CHAR(34); &quot;: &quot;; CHAR(34); IF(['Input Data'.E86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2]); &quot;&quot;; COM.MICROSOFT.CONCAT(&quot;{ &quot;; CHAR(34); [.$C$2]; CHAR(34); &quot;: &quot;; CHAR(34); ['Input Data'.A862]; CHAR(34); &quot;, &quot;; CHAR(34); [.$D$2]; CHAR(34); &quot;: &quot;; CHAR(34); ['Input Data'.D862]; CHAR(34); &quot;, &quot;; CHAR(34); [.$E$2]; CHAR(34); &quot;: &quot;; CHAR(34); IF(['Input Data'.E86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3]); &quot;&quot;; COM.MICROSOFT.CONCAT(&quot;{ &quot;; CHAR(34); [.$C$2]; CHAR(34); &quot;: &quot;; CHAR(34); ['Input Data'.A863]; CHAR(34); &quot;, &quot;; CHAR(34); [.$D$2]; CHAR(34); &quot;: &quot;; CHAR(34); ['Input Data'.D863]; CHAR(34); &quot;, &quot;; CHAR(34); [.$E$2]; CHAR(34); &quot;: &quot;; CHAR(34); IF(['Input Data'.E86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4]); &quot;&quot;; COM.MICROSOFT.CONCAT(&quot;{ &quot;; CHAR(34); [.$C$2]; CHAR(34); &quot;: &quot;; CHAR(34); ['Input Data'.A864]; CHAR(34); &quot;, &quot;; CHAR(34); [.$D$2]; CHAR(34); &quot;: &quot;; CHAR(34); ['Input Data'.D864]; CHAR(34); &quot;, &quot;; CHAR(34); [.$E$2]; CHAR(34); &quot;: &quot;; CHAR(34); IF(['Input Data'.E86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5]); &quot;&quot;; COM.MICROSOFT.CONCAT(&quot;{ &quot;; CHAR(34); [.$C$2]; CHAR(34); &quot;: &quot;; CHAR(34); ['Input Data'.A865]; CHAR(34); &quot;, &quot;; CHAR(34); [.$D$2]; CHAR(34); &quot;: &quot;; CHAR(34); ['Input Data'.D865]; CHAR(34); &quot;, &quot;; CHAR(34); [.$E$2]; CHAR(34); &quot;: &quot;; CHAR(34); IF(['Input Data'.E86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6]); &quot;&quot;; COM.MICROSOFT.CONCAT(&quot;{ &quot;; CHAR(34); [.$C$2]; CHAR(34); &quot;: &quot;; CHAR(34); ['Input Data'.A866]; CHAR(34); &quot;, &quot;; CHAR(34); [.$D$2]; CHAR(34); &quot;: &quot;; CHAR(34); ['Input Data'.D866]; CHAR(34); &quot;, &quot;; CHAR(34); [.$E$2]; CHAR(34); &quot;: &quot;; CHAR(34); IF(['Input Data'.E86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7]); &quot;&quot;; COM.MICROSOFT.CONCAT(&quot;{ &quot;; CHAR(34); [.$C$2]; CHAR(34); &quot;: &quot;; CHAR(34); ['Input Data'.A867]; CHAR(34); &quot;, &quot;; CHAR(34); [.$D$2]; CHAR(34); &quot;: &quot;; CHAR(34); ['Input Data'.D867]; CHAR(34); &quot;, &quot;; CHAR(34); [.$E$2]; CHAR(34); &quot;: &quot;; CHAR(34); IF(['Input Data'.E86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8]); &quot;&quot;; COM.MICROSOFT.CONCAT(&quot;{ &quot;; CHAR(34); [.$C$2]; CHAR(34); &quot;: &quot;; CHAR(34); ['Input Data'.A868]; CHAR(34); &quot;, &quot;; CHAR(34); [.$D$2]; CHAR(34); &quot;: &quot;; CHAR(34); ['Input Data'.D868]; CHAR(34); &quot;, &quot;; CHAR(34); [.$E$2]; CHAR(34); &quot;: &quot;; CHAR(34); IF(['Input Data'.E86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9]); &quot;&quot;; COM.MICROSOFT.CONCAT(&quot;{ &quot;; CHAR(34); [.$C$2]; CHAR(34); &quot;: &quot;; CHAR(34); ['Input Data'.A869]; CHAR(34); &quot;, &quot;; CHAR(34); [.$D$2]; CHAR(34); &quot;: &quot;; CHAR(34); ['Input Data'.D869]; CHAR(34); &quot;, &quot;; CHAR(34); [.$E$2]; CHAR(34); &quot;: &quot;; CHAR(34); IF(['Input Data'.E86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0]); &quot;&quot;; COM.MICROSOFT.CONCAT(&quot;{ &quot;; CHAR(34); [.$C$2]; CHAR(34); &quot;: &quot;; CHAR(34); ['Input Data'.A870]; CHAR(34); &quot;, &quot;; CHAR(34); [.$D$2]; CHAR(34); &quot;: &quot;; CHAR(34); ['Input Data'.D870]; CHAR(34); &quot;, &quot;; CHAR(34); [.$E$2]; CHAR(34); &quot;: &quot;; CHAR(34); IF(['Input Data'.E87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1]); &quot;&quot;; COM.MICROSOFT.CONCAT(&quot;{ &quot;; CHAR(34); [.$C$2]; CHAR(34); &quot;: &quot;; CHAR(34); ['Input Data'.A871]; CHAR(34); &quot;, &quot;; CHAR(34); [.$D$2]; CHAR(34); &quot;: &quot;; CHAR(34); ['Input Data'.D871]; CHAR(34); &quot;, &quot;; CHAR(34); [.$E$2]; CHAR(34); &quot;: &quot;; CHAR(34); IF(['Input Data'.E87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2]); &quot;&quot;; COM.MICROSOFT.CONCAT(&quot;{ &quot;; CHAR(34); [.$C$2]; CHAR(34); &quot;: &quot;; CHAR(34); ['Input Data'.A872]; CHAR(34); &quot;, &quot;; CHAR(34); [.$D$2]; CHAR(34); &quot;: &quot;; CHAR(34); ['Input Data'.D872]; CHAR(34); &quot;, &quot;; CHAR(34); [.$E$2]; CHAR(34); &quot;: &quot;; CHAR(34); IF(['Input Data'.E87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3]); &quot;&quot;; COM.MICROSOFT.CONCAT(&quot;{ &quot;; CHAR(34); [.$C$2]; CHAR(34); &quot;: &quot;; CHAR(34); ['Input Data'.A873]; CHAR(34); &quot;, &quot;; CHAR(34); [.$D$2]; CHAR(34); &quot;: &quot;; CHAR(34); ['Input Data'.D873]; CHAR(34); &quot;, &quot;; CHAR(34); [.$E$2]; CHAR(34); &quot;: &quot;; CHAR(34); IF(['Input Data'.E87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4]); &quot;&quot;; COM.MICROSOFT.CONCAT(&quot;{ &quot;; CHAR(34); [.$C$2]; CHAR(34); &quot;: &quot;; CHAR(34); ['Input Data'.A874]; CHAR(34); &quot;, &quot;; CHAR(34); [.$D$2]; CHAR(34); &quot;: &quot;; CHAR(34); ['Input Data'.D874]; CHAR(34); &quot;, &quot;; CHAR(34); [.$E$2]; CHAR(34); &quot;: &quot;; CHAR(34); IF(['Input Data'.E87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5]); &quot;&quot;; COM.MICROSOFT.CONCAT(&quot;{ &quot;; CHAR(34); [.$C$2]; CHAR(34); &quot;: &quot;; CHAR(34); ['Input Data'.A875]; CHAR(34); &quot;, &quot;; CHAR(34); [.$D$2]; CHAR(34); &quot;: &quot;; CHAR(34); ['Input Data'.D875]; CHAR(34); &quot;, &quot;; CHAR(34); [.$E$2]; CHAR(34); &quot;: &quot;; CHAR(34); IF(['Input Data'.E87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6]); &quot;&quot;; COM.MICROSOFT.CONCAT(&quot;{ &quot;; CHAR(34); [.$C$2]; CHAR(34); &quot;: &quot;; CHAR(34); ['Input Data'.A876]; CHAR(34); &quot;, &quot;; CHAR(34); [.$D$2]; CHAR(34); &quot;: &quot;; CHAR(34); ['Input Data'.D876]; CHAR(34); &quot;, &quot;; CHAR(34); [.$E$2]; CHAR(34); &quot;: &quot;; CHAR(34); IF(['Input Data'.E87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7]); &quot;&quot;; COM.MICROSOFT.CONCAT(&quot;{ &quot;; CHAR(34); [.$C$2]; CHAR(34); &quot;: &quot;; CHAR(34); ['Input Data'.A877]; CHAR(34); &quot;, &quot;; CHAR(34); [.$D$2]; CHAR(34); &quot;: &quot;; CHAR(34); ['Input Data'.D877]; CHAR(34); &quot;, &quot;; CHAR(34); [.$E$2]; CHAR(34); &quot;: &quot;; CHAR(34); IF(['Input Data'.E87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8]); &quot;&quot;; COM.MICROSOFT.CONCAT(&quot;{ &quot;; CHAR(34); [.$C$2]; CHAR(34); &quot;: &quot;; CHAR(34); ['Input Data'.A878]; CHAR(34); &quot;, &quot;; CHAR(34); [.$D$2]; CHAR(34); &quot;: &quot;; CHAR(34); ['Input Data'.D878]; CHAR(34); &quot;, &quot;; CHAR(34); [.$E$2]; CHAR(34); &quot;: &quot;; CHAR(34); IF(['Input Data'.E87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9]); &quot;&quot;; COM.MICROSOFT.CONCAT(&quot;{ &quot;; CHAR(34); [.$C$2]; CHAR(34); &quot;: &quot;; CHAR(34); ['Input Data'.A879]; CHAR(34); &quot;, &quot;; CHAR(34); [.$D$2]; CHAR(34); &quot;: &quot;; CHAR(34); ['Input Data'.D879]; CHAR(34); &quot;, &quot;; CHAR(34); [.$E$2]; CHAR(34); &quot;: &quot;; CHAR(34); IF(['Input Data'.E87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0]); &quot;&quot;; COM.MICROSOFT.CONCAT(&quot;{ &quot;; CHAR(34); [.$C$2]; CHAR(34); &quot;: &quot;; CHAR(34); ['Input Data'.A880]; CHAR(34); &quot;, &quot;; CHAR(34); [.$D$2]; CHAR(34); &quot;: &quot;; CHAR(34); ['Input Data'.D880]; CHAR(34); &quot;, &quot;; CHAR(34); [.$E$2]; CHAR(34); &quot;: &quot;; CHAR(34); IF(['Input Data'.E88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1]); &quot;&quot;; COM.MICROSOFT.CONCAT(&quot;{ &quot;; CHAR(34); [.$C$2]; CHAR(34); &quot;: &quot;; CHAR(34); ['Input Data'.A881]; CHAR(34); &quot;, &quot;; CHAR(34); [.$D$2]; CHAR(34); &quot;: &quot;; CHAR(34); ['Input Data'.D881]; CHAR(34); &quot;, &quot;; CHAR(34); [.$E$2]; CHAR(34); &quot;: &quot;; CHAR(34); IF(['Input Data'.E88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2]); &quot;&quot;; COM.MICROSOFT.CONCAT(&quot;{ &quot;; CHAR(34); [.$C$2]; CHAR(34); &quot;: &quot;; CHAR(34); ['Input Data'.A882]; CHAR(34); &quot;, &quot;; CHAR(34); [.$D$2]; CHAR(34); &quot;: &quot;; CHAR(34); ['Input Data'.D882]; CHAR(34); &quot;, &quot;; CHAR(34); [.$E$2]; CHAR(34); &quot;: &quot;; CHAR(34); IF(['Input Data'.E88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3]); &quot;&quot;; COM.MICROSOFT.CONCAT(&quot;{ &quot;; CHAR(34); [.$C$2]; CHAR(34); &quot;: &quot;; CHAR(34); ['Input Data'.A883]; CHAR(34); &quot;, &quot;; CHAR(34); [.$D$2]; CHAR(34); &quot;: &quot;; CHAR(34); ['Input Data'.D883]; CHAR(34); &quot;, &quot;; CHAR(34); [.$E$2]; CHAR(34); &quot;: &quot;; CHAR(34); IF(['Input Data'.E88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4]); &quot;&quot;; COM.MICROSOFT.CONCAT(&quot;{ &quot;; CHAR(34); [.$C$2]; CHAR(34); &quot;: &quot;; CHAR(34); ['Input Data'.A884]; CHAR(34); &quot;, &quot;; CHAR(34); [.$D$2]; CHAR(34); &quot;: &quot;; CHAR(34); ['Input Data'.D884]; CHAR(34); &quot;, &quot;; CHAR(34); [.$E$2]; CHAR(34); &quot;: &quot;; CHAR(34); IF(['Input Data'.E88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5]); &quot;&quot;; COM.MICROSOFT.CONCAT(&quot;{ &quot;; CHAR(34); [.$C$2]; CHAR(34); &quot;: &quot;; CHAR(34); ['Input Data'.A885]; CHAR(34); &quot;, &quot;; CHAR(34); [.$D$2]; CHAR(34); &quot;: &quot;; CHAR(34); ['Input Data'.D885]; CHAR(34); &quot;, &quot;; CHAR(34); [.$E$2]; CHAR(34); &quot;: &quot;; CHAR(34); IF(['Input Data'.E88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6]); &quot;&quot;; COM.MICROSOFT.CONCAT(&quot;{ &quot;; CHAR(34); [.$C$2]; CHAR(34); &quot;: &quot;; CHAR(34); ['Input Data'.A886]; CHAR(34); &quot;, &quot;; CHAR(34); [.$D$2]; CHAR(34); &quot;: &quot;; CHAR(34); ['Input Data'.D886]; CHAR(34); &quot;, &quot;; CHAR(34); [.$E$2]; CHAR(34); &quot;: &quot;; CHAR(34); IF(['Input Data'.E88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7]); &quot;&quot;; COM.MICROSOFT.CONCAT(&quot;{ &quot;; CHAR(34); [.$C$2]; CHAR(34); &quot;: &quot;; CHAR(34); ['Input Data'.A887]; CHAR(34); &quot;, &quot;; CHAR(34); [.$D$2]; CHAR(34); &quot;: &quot;; CHAR(34); ['Input Data'.D887]; CHAR(34); &quot;, &quot;; CHAR(34); [.$E$2]; CHAR(34); &quot;: &quot;; CHAR(34); IF(['Input Data'.E88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8]); &quot;&quot;; COM.MICROSOFT.CONCAT(&quot;{ &quot;; CHAR(34); [.$C$2]; CHAR(34); &quot;: &quot;; CHAR(34); ['Input Data'.A888]; CHAR(34); &quot;, &quot;; CHAR(34); [.$D$2]; CHAR(34); &quot;: &quot;; CHAR(34); ['Input Data'.D888]; CHAR(34); &quot;, &quot;; CHAR(34); [.$E$2]; CHAR(34); &quot;: &quot;; CHAR(34); IF(['Input Data'.E88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9]); &quot;&quot;; COM.MICROSOFT.CONCAT(&quot;{ &quot;; CHAR(34); [.$C$2]; CHAR(34); &quot;: &quot;; CHAR(34); ['Input Data'.A889]; CHAR(34); &quot;, &quot;; CHAR(34); [.$D$2]; CHAR(34); &quot;: &quot;; CHAR(34); ['Input Data'.D889]; CHAR(34); &quot;, &quot;; CHAR(34); [.$E$2]; CHAR(34); &quot;: &quot;; CHAR(34); IF(['Input Data'.E88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0]); &quot;&quot;; COM.MICROSOFT.CONCAT(&quot;{ &quot;; CHAR(34); [.$C$2]; CHAR(34); &quot;: &quot;; CHAR(34); ['Input Data'.A890]; CHAR(34); &quot;, &quot;; CHAR(34); [.$D$2]; CHAR(34); &quot;: &quot;; CHAR(34); ['Input Data'.D890]; CHAR(34); &quot;, &quot;; CHAR(34); [.$E$2]; CHAR(34); &quot;: &quot;; CHAR(34); IF(['Input Data'.E89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1]); &quot;&quot;; COM.MICROSOFT.CONCAT(&quot;{ &quot;; CHAR(34); [.$C$2]; CHAR(34); &quot;: &quot;; CHAR(34); ['Input Data'.A891]; CHAR(34); &quot;, &quot;; CHAR(34); [.$D$2]; CHAR(34); &quot;: &quot;; CHAR(34); ['Input Data'.D891]; CHAR(34); &quot;, &quot;; CHAR(34); [.$E$2]; CHAR(34); &quot;: &quot;; CHAR(34); IF(['Input Data'.E89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2]); &quot;&quot;; COM.MICROSOFT.CONCAT(&quot;{ &quot;; CHAR(34); [.$C$2]; CHAR(34); &quot;: &quot;; CHAR(34); ['Input Data'.A892]; CHAR(34); &quot;, &quot;; CHAR(34); [.$D$2]; CHAR(34); &quot;: &quot;; CHAR(34); ['Input Data'.D892]; CHAR(34); &quot;, &quot;; CHAR(34); [.$E$2]; CHAR(34); &quot;: &quot;; CHAR(34); IF(['Input Data'.E89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3]); &quot;&quot;; COM.MICROSOFT.CONCAT(&quot;{ &quot;; CHAR(34); [.$C$2]; CHAR(34); &quot;: &quot;; CHAR(34); ['Input Data'.A893]; CHAR(34); &quot;, &quot;; CHAR(34); [.$D$2]; CHAR(34); &quot;: &quot;; CHAR(34); ['Input Data'.D893]; CHAR(34); &quot;, &quot;; CHAR(34); [.$E$2]; CHAR(34); &quot;: &quot;; CHAR(34); IF(['Input Data'.E89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4]); &quot;&quot;; COM.MICROSOFT.CONCAT(&quot;{ &quot;; CHAR(34); [.$C$2]; CHAR(34); &quot;: &quot;; CHAR(34); ['Input Data'.A894]; CHAR(34); &quot;, &quot;; CHAR(34); [.$D$2]; CHAR(34); &quot;: &quot;; CHAR(34); ['Input Data'.D894]; CHAR(34); &quot;, &quot;; CHAR(34); [.$E$2]; CHAR(34); &quot;: &quot;; CHAR(34); IF(['Input Data'.E89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5]); &quot;&quot;; COM.MICROSOFT.CONCAT(&quot;{ &quot;; CHAR(34); [.$C$2]; CHAR(34); &quot;: &quot;; CHAR(34); ['Input Data'.A895]; CHAR(34); &quot;, &quot;; CHAR(34); [.$D$2]; CHAR(34); &quot;: &quot;; CHAR(34); ['Input Data'.D895]; CHAR(34); &quot;, &quot;; CHAR(34); [.$E$2]; CHAR(34); &quot;: &quot;; CHAR(34); IF(['Input Data'.E89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6]); &quot;&quot;; COM.MICROSOFT.CONCAT(&quot;{ &quot;; CHAR(34); [.$C$2]; CHAR(34); &quot;: &quot;; CHAR(34); ['Input Data'.A896]; CHAR(34); &quot;, &quot;; CHAR(34); [.$D$2]; CHAR(34); &quot;: &quot;; CHAR(34); ['Input Data'.D896]; CHAR(34); &quot;, &quot;; CHAR(34); [.$E$2]; CHAR(34); &quot;: &quot;; CHAR(34); IF(['Input Data'.E89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7]); &quot;&quot;; COM.MICROSOFT.CONCAT(&quot;{ &quot;; CHAR(34); [.$C$2]; CHAR(34); &quot;: &quot;; CHAR(34); ['Input Data'.A897]; CHAR(34); &quot;, &quot;; CHAR(34); [.$D$2]; CHAR(34); &quot;: &quot;; CHAR(34); ['Input Data'.D897]; CHAR(34); &quot;, &quot;; CHAR(34); [.$E$2]; CHAR(34); &quot;: &quot;; CHAR(34); IF(['Input Data'.E89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8]); &quot;&quot;; COM.MICROSOFT.CONCAT(&quot;{ &quot;; CHAR(34); [.$C$2]; CHAR(34); &quot;: &quot;; CHAR(34); ['Input Data'.A898]; CHAR(34); &quot;, &quot;; CHAR(34); [.$D$2]; CHAR(34); &quot;: &quot;; CHAR(34); ['Input Data'.D898]; CHAR(34); &quot;, &quot;; CHAR(34); [.$E$2]; CHAR(34); &quot;: &quot;; CHAR(34); IF(['Input Data'.E89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9]); &quot;&quot;; COM.MICROSOFT.CONCAT(&quot;{ &quot;; CHAR(34); [.$C$2]; CHAR(34); &quot;: &quot;; CHAR(34); ['Input Data'.A899]; CHAR(34); &quot;, &quot;; CHAR(34); [.$D$2]; CHAR(34); &quot;: &quot;; CHAR(34); ['Input Data'.D899]; CHAR(34); &quot;, &quot;; CHAR(34); [.$E$2]; CHAR(34); &quot;: &quot;; CHAR(34); IF(['Input Data'.E89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0]); &quot;&quot;; COM.MICROSOFT.CONCAT(&quot;{ &quot;; CHAR(34); [.$C$2]; CHAR(34); &quot;: &quot;; CHAR(34); ['Input Data'.A900]; CHAR(34); &quot;, &quot;; CHAR(34); [.$D$2]; CHAR(34); &quot;: &quot;; CHAR(34); ['Input Data'.D900]; CHAR(34); &quot;, &quot;; CHAR(34); [.$E$2]; CHAR(34); &quot;: &quot;; CHAR(34); IF(['Input Data'.E90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1]); &quot;&quot;; COM.MICROSOFT.CONCAT(&quot;{ &quot;; CHAR(34); [.$C$2]; CHAR(34); &quot;: &quot;; CHAR(34); ['Input Data'.A901]; CHAR(34); &quot;, &quot;; CHAR(34); [.$D$2]; CHAR(34); &quot;: &quot;; CHAR(34); ['Input Data'.D901]; CHAR(34); &quot;, &quot;; CHAR(34); [.$E$2]; CHAR(34); &quot;: &quot;; CHAR(34); IF(['Input Data'.E90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2]); &quot;&quot;; COM.MICROSOFT.CONCAT(&quot;{ &quot;; CHAR(34); [.$C$2]; CHAR(34); &quot;: &quot;; CHAR(34); ['Input Data'.A902]; CHAR(34); &quot;, &quot;; CHAR(34); [.$D$2]; CHAR(34); &quot;: &quot;; CHAR(34); ['Input Data'.D902]; CHAR(34); &quot;, &quot;; CHAR(34); [.$E$2]; CHAR(34); &quot;: &quot;; CHAR(34); IF(['Input Data'.E90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3]); &quot;&quot;; COM.MICROSOFT.CONCAT(&quot;{ &quot;; CHAR(34); [.$C$2]; CHAR(34); &quot;: &quot;; CHAR(34); ['Input Data'.A903]; CHAR(34); &quot;, &quot;; CHAR(34); [.$D$2]; CHAR(34); &quot;: &quot;; CHAR(34); ['Input Data'.D903]; CHAR(34); &quot;, &quot;; CHAR(34); [.$E$2]; CHAR(34); &quot;: &quot;; CHAR(34); IF(['Input Data'.E90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4]); &quot;&quot;; COM.MICROSOFT.CONCAT(&quot;{ &quot;; CHAR(34); [.$C$2]; CHAR(34); &quot;: &quot;; CHAR(34); ['Input Data'.A904]; CHAR(34); &quot;, &quot;; CHAR(34); [.$D$2]; CHAR(34); &quot;: &quot;; CHAR(34); ['Input Data'.D904]; CHAR(34); &quot;, &quot;; CHAR(34); [.$E$2]; CHAR(34); &quot;: &quot;; CHAR(34); IF(['Input Data'.E90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5]); &quot;&quot;; COM.MICROSOFT.CONCAT(&quot;{ &quot;; CHAR(34); [.$C$2]; CHAR(34); &quot;: &quot;; CHAR(34); ['Input Data'.A905]; CHAR(34); &quot;, &quot;; CHAR(34); [.$D$2]; CHAR(34); &quot;: &quot;; CHAR(34); ['Input Data'.D905]; CHAR(34); &quot;, &quot;; CHAR(34); [.$E$2]; CHAR(34); &quot;: &quot;; CHAR(34); IF(['Input Data'.E90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6]); &quot;&quot;; COM.MICROSOFT.CONCAT(&quot;{ &quot;; CHAR(34); [.$C$2]; CHAR(34); &quot;: &quot;; CHAR(34); ['Input Data'.A906]; CHAR(34); &quot;, &quot;; CHAR(34); [.$D$2]; CHAR(34); &quot;: &quot;; CHAR(34); ['Input Data'.D906]; CHAR(34); &quot;, &quot;; CHAR(34); [.$E$2]; CHAR(34); &quot;: &quot;; CHAR(34); IF(['Input Data'.E90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7]); &quot;&quot;; COM.MICROSOFT.CONCAT(&quot;{ &quot;; CHAR(34); [.$C$2]; CHAR(34); &quot;: &quot;; CHAR(34); ['Input Data'.A907]; CHAR(34); &quot;, &quot;; CHAR(34); [.$D$2]; CHAR(34); &quot;: &quot;; CHAR(34); ['Input Data'.D907]; CHAR(34); &quot;, &quot;; CHAR(34); [.$E$2]; CHAR(34); &quot;: &quot;; CHAR(34); IF(['Input Data'.E90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8]); &quot;&quot;; COM.MICROSOFT.CONCAT(&quot;{ &quot;; CHAR(34); [.$C$2]; CHAR(34); &quot;: &quot;; CHAR(34); ['Input Data'.A908]; CHAR(34); &quot;, &quot;; CHAR(34); [.$D$2]; CHAR(34); &quot;: &quot;; CHAR(34); ['Input Data'.D908]; CHAR(34); &quot;, &quot;; CHAR(34); [.$E$2]; CHAR(34); &quot;: &quot;; CHAR(34); IF(['Input Data'.E90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9]); &quot;&quot;; COM.MICROSOFT.CONCAT(&quot;{ &quot;; CHAR(34); [.$C$2]; CHAR(34); &quot;: &quot;; CHAR(34); ['Input Data'.A909]; CHAR(34); &quot;, &quot;; CHAR(34); [.$D$2]; CHAR(34); &quot;: &quot;; CHAR(34); ['Input Data'.D909]; CHAR(34); &quot;, &quot;; CHAR(34); [.$E$2]; CHAR(34); &quot;: &quot;; CHAR(34); IF(['Input Data'.E90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0]); &quot;&quot;; COM.MICROSOFT.CONCAT(&quot;{ &quot;; CHAR(34); [.$C$2]; CHAR(34); &quot;: &quot;; CHAR(34); ['Input Data'.A910]; CHAR(34); &quot;, &quot;; CHAR(34); [.$D$2]; CHAR(34); &quot;: &quot;; CHAR(34); ['Input Data'.D910]; CHAR(34); &quot;, &quot;; CHAR(34); [.$E$2]; CHAR(34); &quot;: &quot;; CHAR(34); IF(['Input Data'.E91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1]); &quot;&quot;; COM.MICROSOFT.CONCAT(&quot;{ &quot;; CHAR(34); [.$C$2]; CHAR(34); &quot;: &quot;; CHAR(34); ['Input Data'.A911]; CHAR(34); &quot;, &quot;; CHAR(34); [.$D$2]; CHAR(34); &quot;: &quot;; CHAR(34); ['Input Data'.D911]; CHAR(34); &quot;, &quot;; CHAR(34); [.$E$2]; CHAR(34); &quot;: &quot;; CHAR(34); IF(['Input Data'.E91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2]); &quot;&quot;; COM.MICROSOFT.CONCAT(&quot;{ &quot;; CHAR(34); [.$C$2]; CHAR(34); &quot;: &quot;; CHAR(34); ['Input Data'.A912]; CHAR(34); &quot;, &quot;; CHAR(34); [.$D$2]; CHAR(34); &quot;: &quot;; CHAR(34); ['Input Data'.D912]; CHAR(34); &quot;, &quot;; CHAR(34); [.$E$2]; CHAR(34); &quot;: &quot;; CHAR(34); IF(['Input Data'.E91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3]); &quot;&quot;; COM.MICROSOFT.CONCAT(&quot;{ &quot;; CHAR(34); [.$C$2]; CHAR(34); &quot;: &quot;; CHAR(34); ['Input Data'.A913]; CHAR(34); &quot;, &quot;; CHAR(34); [.$D$2]; CHAR(34); &quot;: &quot;; CHAR(34); ['Input Data'.D913]; CHAR(34); &quot;, &quot;; CHAR(34); [.$E$2]; CHAR(34); &quot;: &quot;; CHAR(34); IF(['Input Data'.E91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4]); &quot;&quot;; COM.MICROSOFT.CONCAT(&quot;{ &quot;; CHAR(34); [.$C$2]; CHAR(34); &quot;: &quot;; CHAR(34); ['Input Data'.A914]; CHAR(34); &quot;, &quot;; CHAR(34); [.$D$2]; CHAR(34); &quot;: &quot;; CHAR(34); ['Input Data'.D914]; CHAR(34); &quot;, &quot;; CHAR(34); [.$E$2]; CHAR(34); &quot;: &quot;; CHAR(34); IF(['Input Data'.E91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5]); &quot;&quot;; COM.MICROSOFT.CONCAT(&quot;{ &quot;; CHAR(34); [.$C$2]; CHAR(34); &quot;: &quot;; CHAR(34); ['Input Data'.A915]; CHAR(34); &quot;, &quot;; CHAR(34); [.$D$2]; CHAR(34); &quot;: &quot;; CHAR(34); ['Input Data'.D915]; CHAR(34); &quot;, &quot;; CHAR(34); [.$E$2]; CHAR(34); &quot;: &quot;; CHAR(34); IF(['Input Data'.E91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6]); &quot;&quot;; COM.MICROSOFT.CONCAT(&quot;{ &quot;; CHAR(34); [.$C$2]; CHAR(34); &quot;: &quot;; CHAR(34); ['Input Data'.A916]; CHAR(34); &quot;, &quot;; CHAR(34); [.$D$2]; CHAR(34); &quot;: &quot;; CHAR(34); ['Input Data'.D916]; CHAR(34); &quot;, &quot;; CHAR(34); [.$E$2]; CHAR(34); &quot;: &quot;; CHAR(34); IF(['Input Data'.E91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7]); &quot;&quot;; COM.MICROSOFT.CONCAT(&quot;{ &quot;; CHAR(34); [.$C$2]; CHAR(34); &quot;: &quot;; CHAR(34); ['Input Data'.A917]; CHAR(34); &quot;, &quot;; CHAR(34); [.$D$2]; CHAR(34); &quot;: &quot;; CHAR(34); ['Input Data'.D917]; CHAR(34); &quot;, &quot;; CHAR(34); [.$E$2]; CHAR(34); &quot;: &quot;; CHAR(34); IF(['Input Data'.E91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8]); &quot;&quot;; COM.MICROSOFT.CONCAT(&quot;{ &quot;; CHAR(34); [.$C$2]; CHAR(34); &quot;: &quot;; CHAR(34); ['Input Data'.A918]; CHAR(34); &quot;, &quot;; CHAR(34); [.$D$2]; CHAR(34); &quot;: &quot;; CHAR(34); ['Input Data'.D918]; CHAR(34); &quot;, &quot;; CHAR(34); [.$E$2]; CHAR(34); &quot;: &quot;; CHAR(34); IF(['Input Data'.E91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9]); &quot;&quot;; COM.MICROSOFT.CONCAT(&quot;{ &quot;; CHAR(34); [.$C$2]; CHAR(34); &quot;: &quot;; CHAR(34); ['Input Data'.A919]; CHAR(34); &quot;, &quot;; CHAR(34); [.$D$2]; CHAR(34); &quot;: &quot;; CHAR(34); ['Input Data'.D919]; CHAR(34); &quot;, &quot;; CHAR(34); [.$E$2]; CHAR(34); &quot;: &quot;; CHAR(34); IF(['Input Data'.E91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0]); &quot;&quot;; COM.MICROSOFT.CONCAT(&quot;{ &quot;; CHAR(34); [.$C$2]; CHAR(34); &quot;: &quot;; CHAR(34); ['Input Data'.A920]; CHAR(34); &quot;, &quot;; CHAR(34); [.$D$2]; CHAR(34); &quot;: &quot;; CHAR(34); ['Input Data'.D920]; CHAR(34); &quot;, &quot;; CHAR(34); [.$E$2]; CHAR(34); &quot;: &quot;; CHAR(34); IF(['Input Data'.E92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1]); &quot;&quot;; COM.MICROSOFT.CONCAT(&quot;{ &quot;; CHAR(34); [.$C$2]; CHAR(34); &quot;: &quot;; CHAR(34); ['Input Data'.A921]; CHAR(34); &quot;, &quot;; CHAR(34); [.$D$2]; CHAR(34); &quot;: &quot;; CHAR(34); ['Input Data'.D921]; CHAR(34); &quot;, &quot;; CHAR(34); [.$E$2]; CHAR(34); &quot;: &quot;; CHAR(34); IF(['Input Data'.E92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2]); &quot;&quot;; COM.MICROSOFT.CONCAT(&quot;{ &quot;; CHAR(34); [.$C$2]; CHAR(34); &quot;: &quot;; CHAR(34); ['Input Data'.A922]; CHAR(34); &quot;, &quot;; CHAR(34); [.$D$2]; CHAR(34); &quot;: &quot;; CHAR(34); ['Input Data'.D922]; CHAR(34); &quot;, &quot;; CHAR(34); [.$E$2]; CHAR(34); &quot;: &quot;; CHAR(34); IF(['Input Data'.E92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3]); &quot;&quot;; COM.MICROSOFT.CONCAT(&quot;{ &quot;; CHAR(34); [.$C$2]; CHAR(34); &quot;: &quot;; CHAR(34); ['Input Data'.A923]; CHAR(34); &quot;, &quot;; CHAR(34); [.$D$2]; CHAR(34); &quot;: &quot;; CHAR(34); ['Input Data'.D923]; CHAR(34); &quot;, &quot;; CHAR(34); [.$E$2]; CHAR(34); &quot;: &quot;; CHAR(34); IF(['Input Data'.E92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4]); &quot;&quot;; COM.MICROSOFT.CONCAT(&quot;{ &quot;; CHAR(34); [.$C$2]; CHAR(34); &quot;: &quot;; CHAR(34); ['Input Data'.A924]; CHAR(34); &quot;, &quot;; CHAR(34); [.$D$2]; CHAR(34); &quot;: &quot;; CHAR(34); ['Input Data'.D924]; CHAR(34); &quot;, &quot;; CHAR(34); [.$E$2]; CHAR(34); &quot;: &quot;; CHAR(34); IF(['Input Data'.E92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5]); &quot;&quot;; COM.MICROSOFT.CONCAT(&quot;{ &quot;; CHAR(34); [.$C$2]; CHAR(34); &quot;: &quot;; CHAR(34); ['Input Data'.A925]; CHAR(34); &quot;, &quot;; CHAR(34); [.$D$2]; CHAR(34); &quot;: &quot;; CHAR(34); ['Input Data'.D925]; CHAR(34); &quot;, &quot;; CHAR(34); [.$E$2]; CHAR(34); &quot;: &quot;; CHAR(34); IF(['Input Data'.E92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6]); &quot;&quot;; COM.MICROSOFT.CONCAT(&quot;{ &quot;; CHAR(34); [.$C$2]; CHAR(34); &quot;: &quot;; CHAR(34); ['Input Data'.A926]; CHAR(34); &quot;, &quot;; CHAR(34); [.$D$2]; CHAR(34); &quot;: &quot;; CHAR(34); ['Input Data'.D926]; CHAR(34); &quot;, &quot;; CHAR(34); [.$E$2]; CHAR(34); &quot;: &quot;; CHAR(34); IF(['Input Data'.E92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7]); &quot;&quot;; COM.MICROSOFT.CONCAT(&quot;{ &quot;; CHAR(34); [.$C$2]; CHAR(34); &quot;: &quot;; CHAR(34); ['Input Data'.A927]; CHAR(34); &quot;, &quot;; CHAR(34); [.$D$2]; CHAR(34); &quot;: &quot;; CHAR(34); ['Input Data'.D927]; CHAR(34); &quot;, &quot;; CHAR(34); [.$E$2]; CHAR(34); &quot;: &quot;; CHAR(34); IF(['Input Data'.E92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8]); &quot;&quot;; COM.MICROSOFT.CONCAT(&quot;{ &quot;; CHAR(34); [.$C$2]; CHAR(34); &quot;: &quot;; CHAR(34); ['Input Data'.A928]; CHAR(34); &quot;, &quot;; CHAR(34); [.$D$2]; CHAR(34); &quot;: &quot;; CHAR(34); ['Input Data'.D928]; CHAR(34); &quot;, &quot;; CHAR(34); [.$E$2]; CHAR(34); &quot;: &quot;; CHAR(34); IF(['Input Data'.E92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9]); &quot;&quot;; COM.MICROSOFT.CONCAT(&quot;{ &quot;; CHAR(34); [.$C$2]; CHAR(34); &quot;: &quot;; CHAR(34); ['Input Data'.A929]; CHAR(34); &quot;, &quot;; CHAR(34); [.$D$2]; CHAR(34); &quot;: &quot;; CHAR(34); ['Input Data'.D929]; CHAR(34); &quot;, &quot;; CHAR(34); [.$E$2]; CHAR(34); &quot;: &quot;; CHAR(34); IF(['Input Data'.E92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0]); &quot;&quot;; COM.MICROSOFT.CONCAT(&quot;{ &quot;; CHAR(34); [.$C$2]; CHAR(34); &quot;: &quot;; CHAR(34); ['Input Data'.A930]; CHAR(34); &quot;, &quot;; CHAR(34); [.$D$2]; CHAR(34); &quot;: &quot;; CHAR(34); ['Input Data'.D930]; CHAR(34); &quot;, &quot;; CHAR(34); [.$E$2]; CHAR(34); &quot;: &quot;; CHAR(34); IF(['Input Data'.E93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1]); &quot;&quot;; COM.MICROSOFT.CONCAT(&quot;{ &quot;; CHAR(34); [.$C$2]; CHAR(34); &quot;: &quot;; CHAR(34); ['Input Data'.A931]; CHAR(34); &quot;, &quot;; CHAR(34); [.$D$2]; CHAR(34); &quot;: &quot;; CHAR(34); ['Input Data'.D931]; CHAR(34); &quot;, &quot;; CHAR(34); [.$E$2]; CHAR(34); &quot;: &quot;; CHAR(34); IF(['Input Data'.E93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2]); &quot;&quot;; COM.MICROSOFT.CONCAT(&quot;{ &quot;; CHAR(34); [.$C$2]; CHAR(34); &quot;: &quot;; CHAR(34); ['Input Data'.A932]; CHAR(34); &quot;, &quot;; CHAR(34); [.$D$2]; CHAR(34); &quot;: &quot;; CHAR(34); ['Input Data'.D932]; CHAR(34); &quot;, &quot;; CHAR(34); [.$E$2]; CHAR(34); &quot;: &quot;; CHAR(34); IF(['Input Data'.E93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3]); &quot;&quot;; COM.MICROSOFT.CONCAT(&quot;{ &quot;; CHAR(34); [.$C$2]; CHAR(34); &quot;: &quot;; CHAR(34); ['Input Data'.A933]; CHAR(34); &quot;, &quot;; CHAR(34); [.$D$2]; CHAR(34); &quot;: &quot;; CHAR(34); ['Input Data'.D933]; CHAR(34); &quot;, &quot;; CHAR(34); [.$E$2]; CHAR(34); &quot;: &quot;; CHAR(34); IF(['Input Data'.E93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4]); &quot;&quot;; COM.MICROSOFT.CONCAT(&quot;{ &quot;; CHAR(34); [.$C$2]; CHAR(34); &quot;: &quot;; CHAR(34); ['Input Data'.A934]; CHAR(34); &quot;, &quot;; CHAR(34); [.$D$2]; CHAR(34); &quot;: &quot;; CHAR(34); ['Input Data'.D934]; CHAR(34); &quot;, &quot;; CHAR(34); [.$E$2]; CHAR(34); &quot;: &quot;; CHAR(34); IF(['Input Data'.E93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5]); &quot;&quot;; COM.MICROSOFT.CONCAT(&quot;{ &quot;; CHAR(34); [.$C$2]; CHAR(34); &quot;: &quot;; CHAR(34); ['Input Data'.A935]; CHAR(34); &quot;, &quot;; CHAR(34); [.$D$2]; CHAR(34); &quot;: &quot;; CHAR(34); ['Input Data'.D935]; CHAR(34); &quot;, &quot;; CHAR(34); [.$E$2]; CHAR(34); &quot;: &quot;; CHAR(34); IF(['Input Data'.E93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6]); &quot;&quot;; COM.MICROSOFT.CONCAT(&quot;{ &quot;; CHAR(34); [.$C$2]; CHAR(34); &quot;: &quot;; CHAR(34); ['Input Data'.A936]; CHAR(34); &quot;, &quot;; CHAR(34); [.$D$2]; CHAR(34); &quot;: &quot;; CHAR(34); ['Input Data'.D936]; CHAR(34); &quot;, &quot;; CHAR(34); [.$E$2]; CHAR(34); &quot;: &quot;; CHAR(34); IF(['Input Data'.E93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7]); &quot;&quot;; COM.MICROSOFT.CONCAT(&quot;{ &quot;; CHAR(34); [.$C$2]; CHAR(34); &quot;: &quot;; CHAR(34); ['Input Data'.A937]; CHAR(34); &quot;, &quot;; CHAR(34); [.$D$2]; CHAR(34); &quot;: &quot;; CHAR(34); ['Input Data'.D937]; CHAR(34); &quot;, &quot;; CHAR(34); [.$E$2]; CHAR(34); &quot;: &quot;; CHAR(34); IF(['Input Data'.E93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8]); &quot;&quot;; COM.MICROSOFT.CONCAT(&quot;{ &quot;; CHAR(34); [.$C$2]; CHAR(34); &quot;: &quot;; CHAR(34); ['Input Data'.A938]; CHAR(34); &quot;, &quot;; CHAR(34); [.$D$2]; CHAR(34); &quot;: &quot;; CHAR(34); ['Input Data'.D938]; CHAR(34); &quot;, &quot;; CHAR(34); [.$E$2]; CHAR(34); &quot;: &quot;; CHAR(34); IF(['Input Data'.E93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9]); &quot;&quot;; COM.MICROSOFT.CONCAT(&quot;{ &quot;; CHAR(34); [.$C$2]; CHAR(34); &quot;: &quot;; CHAR(34); ['Input Data'.A939]; CHAR(34); &quot;, &quot;; CHAR(34); [.$D$2]; CHAR(34); &quot;: &quot;; CHAR(34); ['Input Data'.D939]; CHAR(34); &quot;, &quot;; CHAR(34); [.$E$2]; CHAR(34); &quot;: &quot;; CHAR(34); IF(['Input Data'.E93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0]); &quot;&quot;; COM.MICROSOFT.CONCAT(&quot;{ &quot;; CHAR(34); [.$C$2]; CHAR(34); &quot;: &quot;; CHAR(34); ['Input Data'.A940]; CHAR(34); &quot;, &quot;; CHAR(34); [.$D$2]; CHAR(34); &quot;: &quot;; CHAR(34); ['Input Data'.D940]; CHAR(34); &quot;, &quot;; CHAR(34); [.$E$2]; CHAR(34); &quot;: &quot;; CHAR(34); IF(['Input Data'.E94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1]); &quot;&quot;; COM.MICROSOFT.CONCAT(&quot;{ &quot;; CHAR(34); [.$C$2]; CHAR(34); &quot;: &quot;; CHAR(34); ['Input Data'.A941]; CHAR(34); &quot;, &quot;; CHAR(34); [.$D$2]; CHAR(34); &quot;: &quot;; CHAR(34); ['Input Data'.D941]; CHAR(34); &quot;, &quot;; CHAR(34); [.$E$2]; CHAR(34); &quot;: &quot;; CHAR(34); IF(['Input Data'.E94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2]); &quot;&quot;; COM.MICROSOFT.CONCAT(&quot;{ &quot;; CHAR(34); [.$C$2]; CHAR(34); &quot;: &quot;; CHAR(34); ['Input Data'.A942]; CHAR(34); &quot;, &quot;; CHAR(34); [.$D$2]; CHAR(34); &quot;: &quot;; CHAR(34); ['Input Data'.D942]; CHAR(34); &quot;, &quot;; CHAR(34); [.$E$2]; CHAR(34); &quot;: &quot;; CHAR(34); IF(['Input Data'.E94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3]); &quot;&quot;; COM.MICROSOFT.CONCAT(&quot;{ &quot;; CHAR(34); [.$C$2]; CHAR(34); &quot;: &quot;; CHAR(34); ['Input Data'.A943]; CHAR(34); &quot;, &quot;; CHAR(34); [.$D$2]; CHAR(34); &quot;: &quot;; CHAR(34); ['Input Data'.D943]; CHAR(34); &quot;, &quot;; CHAR(34); [.$E$2]; CHAR(34); &quot;: &quot;; CHAR(34); IF(['Input Data'.E94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4]); &quot;&quot;; COM.MICROSOFT.CONCAT(&quot;{ &quot;; CHAR(34); [.$C$2]; CHAR(34); &quot;: &quot;; CHAR(34); ['Input Data'.A944]; CHAR(34); &quot;, &quot;; CHAR(34); [.$D$2]; CHAR(34); &quot;: &quot;; CHAR(34); ['Input Data'.D944]; CHAR(34); &quot;, &quot;; CHAR(34); [.$E$2]; CHAR(34); &quot;: &quot;; CHAR(34); IF(['Input Data'.E94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5]); &quot;&quot;; COM.MICROSOFT.CONCAT(&quot;{ &quot;; CHAR(34); [.$C$2]; CHAR(34); &quot;: &quot;; CHAR(34); ['Input Data'.A945]; CHAR(34); &quot;, &quot;; CHAR(34); [.$D$2]; CHAR(34); &quot;: &quot;; CHAR(34); ['Input Data'.D945]; CHAR(34); &quot;, &quot;; CHAR(34); [.$E$2]; CHAR(34); &quot;: &quot;; CHAR(34); IF(['Input Data'.E94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6]); &quot;&quot;; COM.MICROSOFT.CONCAT(&quot;{ &quot;; CHAR(34); [.$C$2]; CHAR(34); &quot;: &quot;; CHAR(34); ['Input Data'.A946]; CHAR(34); &quot;, &quot;; CHAR(34); [.$D$2]; CHAR(34); &quot;: &quot;; CHAR(34); ['Input Data'.D946]; CHAR(34); &quot;, &quot;; CHAR(34); [.$E$2]; CHAR(34); &quot;: &quot;; CHAR(34); IF(['Input Data'.E94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7]); &quot;&quot;; COM.MICROSOFT.CONCAT(&quot;{ &quot;; CHAR(34); [.$C$2]; CHAR(34); &quot;: &quot;; CHAR(34); ['Input Data'.A947]; CHAR(34); &quot;, &quot;; CHAR(34); [.$D$2]; CHAR(34); &quot;: &quot;; CHAR(34); ['Input Data'.D947]; CHAR(34); &quot;, &quot;; CHAR(34); [.$E$2]; CHAR(34); &quot;: &quot;; CHAR(34); IF(['Input Data'.E94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8]); &quot;&quot;; COM.MICROSOFT.CONCAT(&quot;{ &quot;; CHAR(34); [.$C$2]; CHAR(34); &quot;: &quot;; CHAR(34); ['Input Data'.A948]; CHAR(34); &quot;, &quot;; CHAR(34); [.$D$2]; CHAR(34); &quot;: &quot;; CHAR(34); ['Input Data'.D948]; CHAR(34); &quot;, &quot;; CHAR(34); [.$E$2]; CHAR(34); &quot;: &quot;; CHAR(34); IF(['Input Data'.E94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9]); &quot;&quot;; COM.MICROSOFT.CONCAT(&quot;{ &quot;; CHAR(34); [.$C$2]; CHAR(34); &quot;: &quot;; CHAR(34); ['Input Data'.A949]; CHAR(34); &quot;, &quot;; CHAR(34); [.$D$2]; CHAR(34); &quot;: &quot;; CHAR(34); ['Input Data'.D949]; CHAR(34); &quot;, &quot;; CHAR(34); [.$E$2]; CHAR(34); &quot;: &quot;; CHAR(34); IF(['Input Data'.E94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0]); &quot;&quot;; COM.MICROSOFT.CONCAT(&quot;{ &quot;; CHAR(34); [.$C$2]; CHAR(34); &quot;: &quot;; CHAR(34); ['Input Data'.A950]; CHAR(34); &quot;, &quot;; CHAR(34); [.$D$2]; CHAR(34); &quot;: &quot;; CHAR(34); ['Input Data'.D950]; CHAR(34); &quot;, &quot;; CHAR(34); [.$E$2]; CHAR(34); &quot;: &quot;; CHAR(34); IF(['Input Data'.E95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1]); &quot;&quot;; COM.MICROSOFT.CONCAT(&quot;{ &quot;; CHAR(34); [.$C$2]; CHAR(34); &quot;: &quot;; CHAR(34); ['Input Data'.A951]; CHAR(34); &quot;, &quot;; CHAR(34); [.$D$2]; CHAR(34); &quot;: &quot;; CHAR(34); ['Input Data'.D951]; CHAR(34); &quot;, &quot;; CHAR(34); [.$E$2]; CHAR(34); &quot;: &quot;; CHAR(34); IF(['Input Data'.E95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2]); &quot;&quot;; COM.MICROSOFT.CONCAT(&quot;{ &quot;; CHAR(34); [.$C$2]; CHAR(34); &quot;: &quot;; CHAR(34); ['Input Data'.A952]; CHAR(34); &quot;, &quot;; CHAR(34); [.$D$2]; CHAR(34); &quot;: &quot;; CHAR(34); ['Input Data'.D952]; CHAR(34); &quot;, &quot;; CHAR(34); [.$E$2]; CHAR(34); &quot;: &quot;; CHAR(34); IF(['Input Data'.E95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3]); &quot;&quot;; COM.MICROSOFT.CONCAT(&quot;{ &quot;; CHAR(34); [.$C$2]; CHAR(34); &quot;: &quot;; CHAR(34); ['Input Data'.A953]; CHAR(34); &quot;, &quot;; CHAR(34); [.$D$2]; CHAR(34); &quot;: &quot;; CHAR(34); ['Input Data'.D953]; CHAR(34); &quot;, &quot;; CHAR(34); [.$E$2]; CHAR(34); &quot;: &quot;; CHAR(34); IF(['Input Data'.E95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4]); &quot;&quot;; COM.MICROSOFT.CONCAT(&quot;{ &quot;; CHAR(34); [.$C$2]; CHAR(34); &quot;: &quot;; CHAR(34); ['Input Data'.A954]; CHAR(34); &quot;, &quot;; CHAR(34); [.$D$2]; CHAR(34); &quot;: &quot;; CHAR(34); ['Input Data'.D954]; CHAR(34); &quot;, &quot;; CHAR(34); [.$E$2]; CHAR(34); &quot;: &quot;; CHAR(34); IF(['Input Data'.E95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5]); &quot;&quot;; COM.MICROSOFT.CONCAT(&quot;{ &quot;; CHAR(34); [.$C$2]; CHAR(34); &quot;: &quot;; CHAR(34); ['Input Data'.A955]; CHAR(34); &quot;, &quot;; CHAR(34); [.$D$2]; CHAR(34); &quot;: &quot;; CHAR(34); ['Input Data'.D955]; CHAR(34); &quot;, &quot;; CHAR(34); [.$E$2]; CHAR(34); &quot;: &quot;; CHAR(34); IF(['Input Data'.E95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6]); &quot;&quot;; COM.MICROSOFT.CONCAT(&quot;{ &quot;; CHAR(34); [.$C$2]; CHAR(34); &quot;: &quot;; CHAR(34); ['Input Data'.A956]; CHAR(34); &quot;, &quot;; CHAR(34); [.$D$2]; CHAR(34); &quot;: &quot;; CHAR(34); ['Input Data'.D956]; CHAR(34); &quot;, &quot;; CHAR(34); [.$E$2]; CHAR(34); &quot;: &quot;; CHAR(34); IF(['Input Data'.E95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7]); &quot;&quot;; COM.MICROSOFT.CONCAT(&quot;{ &quot;; CHAR(34); [.$C$2]; CHAR(34); &quot;: &quot;; CHAR(34); ['Input Data'.A957]; CHAR(34); &quot;, &quot;; CHAR(34); [.$D$2]; CHAR(34); &quot;: &quot;; CHAR(34); ['Input Data'.D957]; CHAR(34); &quot;, &quot;; CHAR(34); [.$E$2]; CHAR(34); &quot;: &quot;; CHAR(34); IF(['Input Data'.E95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8]); &quot;&quot;; COM.MICROSOFT.CONCAT(&quot;{ &quot;; CHAR(34); [.$C$2]; CHAR(34); &quot;: &quot;; CHAR(34); ['Input Data'.A958]; CHAR(34); &quot;, &quot;; CHAR(34); [.$D$2]; CHAR(34); &quot;: &quot;; CHAR(34); ['Input Data'.D958]; CHAR(34); &quot;, &quot;; CHAR(34); [.$E$2]; CHAR(34); &quot;: &quot;; CHAR(34); IF(['Input Data'.E95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9]); &quot;&quot;; COM.MICROSOFT.CONCAT(&quot;{ &quot;; CHAR(34); [.$C$2]; CHAR(34); &quot;: &quot;; CHAR(34); ['Input Data'.A959]; CHAR(34); &quot;, &quot;; CHAR(34); [.$D$2]; CHAR(34); &quot;: &quot;; CHAR(34); ['Input Data'.D959]; CHAR(34); &quot;, &quot;; CHAR(34); [.$E$2]; CHAR(34); &quot;: &quot;; CHAR(34); IF(['Input Data'.E95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0]); &quot;&quot;; COM.MICROSOFT.CONCAT(&quot;{ &quot;; CHAR(34); [.$C$2]; CHAR(34); &quot;: &quot;; CHAR(34); ['Input Data'.A960]; CHAR(34); &quot;, &quot;; CHAR(34); [.$D$2]; CHAR(34); &quot;: &quot;; CHAR(34); ['Input Data'.D960]; CHAR(34); &quot;, &quot;; CHAR(34); [.$E$2]; CHAR(34); &quot;: &quot;; CHAR(34); IF(['Input Data'.E96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1]); &quot;&quot;; COM.MICROSOFT.CONCAT(&quot;{ &quot;; CHAR(34); [.$C$2]; CHAR(34); &quot;: &quot;; CHAR(34); ['Input Data'.A961]; CHAR(34); &quot;, &quot;; CHAR(34); [.$D$2]; CHAR(34); &quot;: &quot;; CHAR(34); ['Input Data'.D961]; CHAR(34); &quot;, &quot;; CHAR(34); [.$E$2]; CHAR(34); &quot;: &quot;; CHAR(34); IF(['Input Data'.E96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2]); &quot;&quot;; COM.MICROSOFT.CONCAT(&quot;{ &quot;; CHAR(34); [.$C$2]; CHAR(34); &quot;: &quot;; CHAR(34); ['Input Data'.A962]; CHAR(34); &quot;, &quot;; CHAR(34); [.$D$2]; CHAR(34); &quot;: &quot;; CHAR(34); ['Input Data'.D962]; CHAR(34); &quot;, &quot;; CHAR(34); [.$E$2]; CHAR(34); &quot;: &quot;; CHAR(34); IF(['Input Data'.E96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3]); &quot;&quot;; COM.MICROSOFT.CONCAT(&quot;{ &quot;; CHAR(34); [.$C$2]; CHAR(34); &quot;: &quot;; CHAR(34); ['Input Data'.A963]; CHAR(34); &quot;, &quot;; CHAR(34); [.$D$2]; CHAR(34); &quot;: &quot;; CHAR(34); ['Input Data'.D963]; CHAR(34); &quot;, &quot;; CHAR(34); [.$E$2]; CHAR(34); &quot;: &quot;; CHAR(34); IF(['Input Data'.E96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4]); &quot;&quot;; COM.MICROSOFT.CONCAT(&quot;{ &quot;; CHAR(34); [.$C$2]; CHAR(34); &quot;: &quot;; CHAR(34); ['Input Data'.A964]; CHAR(34); &quot;, &quot;; CHAR(34); [.$D$2]; CHAR(34); &quot;: &quot;; CHAR(34); ['Input Data'.D964]; CHAR(34); &quot;, &quot;; CHAR(34); [.$E$2]; CHAR(34); &quot;: &quot;; CHAR(34); IF(['Input Data'.E96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5]); &quot;&quot;; COM.MICROSOFT.CONCAT(&quot;{ &quot;; CHAR(34); [.$C$2]; CHAR(34); &quot;: &quot;; CHAR(34); ['Input Data'.A965]; CHAR(34); &quot;, &quot;; CHAR(34); [.$D$2]; CHAR(34); &quot;: &quot;; CHAR(34); ['Input Data'.D965]; CHAR(34); &quot;, &quot;; CHAR(34); [.$E$2]; CHAR(34); &quot;: &quot;; CHAR(34); IF(['Input Data'.E96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6]); &quot;&quot;; COM.MICROSOFT.CONCAT(&quot;{ &quot;; CHAR(34); [.$C$2]; CHAR(34); &quot;: &quot;; CHAR(34); ['Input Data'.A966]; CHAR(34); &quot;, &quot;; CHAR(34); [.$D$2]; CHAR(34); &quot;: &quot;; CHAR(34); ['Input Data'.D966]; CHAR(34); &quot;, &quot;; CHAR(34); [.$E$2]; CHAR(34); &quot;: &quot;; CHAR(34); IF(['Input Data'.E96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7]); &quot;&quot;; COM.MICROSOFT.CONCAT(&quot;{ &quot;; CHAR(34); [.$C$2]; CHAR(34); &quot;: &quot;; CHAR(34); ['Input Data'.A967]; CHAR(34); &quot;, &quot;; CHAR(34); [.$D$2]; CHAR(34); &quot;: &quot;; CHAR(34); ['Input Data'.D967]; CHAR(34); &quot;, &quot;; CHAR(34); [.$E$2]; CHAR(34); &quot;: &quot;; CHAR(34); IF(['Input Data'.E96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8]); &quot;&quot;; COM.MICROSOFT.CONCAT(&quot;{ &quot;; CHAR(34); [.$C$2]; CHAR(34); &quot;: &quot;; CHAR(34); ['Input Data'.A968]; CHAR(34); &quot;, &quot;; CHAR(34); [.$D$2]; CHAR(34); &quot;: &quot;; CHAR(34); ['Input Data'.D968]; CHAR(34); &quot;, &quot;; CHAR(34); [.$E$2]; CHAR(34); &quot;: &quot;; CHAR(34); IF(['Input Data'.E96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9]); &quot;&quot;; COM.MICROSOFT.CONCAT(&quot;{ &quot;; CHAR(34); [.$C$2]; CHAR(34); &quot;: &quot;; CHAR(34); ['Input Data'.A969]; CHAR(34); &quot;, &quot;; CHAR(34); [.$D$2]; CHAR(34); &quot;: &quot;; CHAR(34); ['Input Data'.D969]; CHAR(34); &quot;, &quot;; CHAR(34); [.$E$2]; CHAR(34); &quot;: &quot;; CHAR(34); IF(['Input Data'.E96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0]); &quot;&quot;; COM.MICROSOFT.CONCAT(&quot;{ &quot;; CHAR(34); [.$C$2]; CHAR(34); &quot;: &quot;; CHAR(34); ['Input Data'.A970]; CHAR(34); &quot;, &quot;; CHAR(34); [.$D$2]; CHAR(34); &quot;: &quot;; CHAR(34); ['Input Data'.D970]; CHAR(34); &quot;, &quot;; CHAR(34); [.$E$2]; CHAR(34); &quot;: &quot;; CHAR(34); IF(['Input Data'.E97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1]); &quot;&quot;; COM.MICROSOFT.CONCAT(&quot;{ &quot;; CHAR(34); [.$C$2]; CHAR(34); &quot;: &quot;; CHAR(34); ['Input Data'.A971]; CHAR(34); &quot;, &quot;; CHAR(34); [.$D$2]; CHAR(34); &quot;: &quot;; CHAR(34); ['Input Data'.D971]; CHAR(34); &quot;, &quot;; CHAR(34); [.$E$2]; CHAR(34); &quot;: &quot;; CHAR(34); IF(['Input Data'.E97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2]); &quot;&quot;; COM.MICROSOFT.CONCAT(&quot;{ &quot;; CHAR(34); [.$C$2]; CHAR(34); &quot;: &quot;; CHAR(34); ['Input Data'.A972]; CHAR(34); &quot;, &quot;; CHAR(34); [.$D$2]; CHAR(34); &quot;: &quot;; CHAR(34); ['Input Data'.D972]; CHAR(34); &quot;, &quot;; CHAR(34); [.$E$2]; CHAR(34); &quot;: &quot;; CHAR(34); IF(['Input Data'.E97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3]); &quot;&quot;; COM.MICROSOFT.CONCAT(&quot;{ &quot;; CHAR(34); [.$C$2]; CHAR(34); &quot;: &quot;; CHAR(34); ['Input Data'.A973]; CHAR(34); &quot;, &quot;; CHAR(34); [.$D$2]; CHAR(34); &quot;: &quot;; CHAR(34); ['Input Data'.D973]; CHAR(34); &quot;, &quot;; CHAR(34); [.$E$2]; CHAR(34); &quot;: &quot;; CHAR(34); IF(['Input Data'.E97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4]); &quot;&quot;; COM.MICROSOFT.CONCAT(&quot;{ &quot;; CHAR(34); [.$C$2]; CHAR(34); &quot;: &quot;; CHAR(34); ['Input Data'.A974]; CHAR(34); &quot;, &quot;; CHAR(34); [.$D$2]; CHAR(34); &quot;: &quot;; CHAR(34); ['Input Data'.D974]; CHAR(34); &quot;, &quot;; CHAR(34); [.$E$2]; CHAR(34); &quot;: &quot;; CHAR(34); IF(['Input Data'.E97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5]); &quot;&quot;; COM.MICROSOFT.CONCAT(&quot;{ &quot;; CHAR(34); [.$C$2]; CHAR(34); &quot;: &quot;; CHAR(34); ['Input Data'.A975]; CHAR(34); &quot;, &quot;; CHAR(34); [.$D$2]; CHAR(34); &quot;: &quot;; CHAR(34); ['Input Data'.D975]; CHAR(34); &quot;, &quot;; CHAR(34); [.$E$2]; CHAR(34); &quot;: &quot;; CHAR(34); IF(['Input Data'.E97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6]); &quot;&quot;; COM.MICROSOFT.CONCAT(&quot;{ &quot;; CHAR(34); [.$C$2]; CHAR(34); &quot;: &quot;; CHAR(34); ['Input Data'.A976]; CHAR(34); &quot;, &quot;; CHAR(34); [.$D$2]; CHAR(34); &quot;: &quot;; CHAR(34); ['Input Data'.D976]; CHAR(34); &quot;, &quot;; CHAR(34); [.$E$2]; CHAR(34); &quot;: &quot;; CHAR(34); IF(['Input Data'.E97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7]); &quot;&quot;; COM.MICROSOFT.CONCAT(&quot;{ &quot;; CHAR(34); [.$C$2]; CHAR(34); &quot;: &quot;; CHAR(34); ['Input Data'.A977]; CHAR(34); &quot;, &quot;; CHAR(34); [.$D$2]; CHAR(34); &quot;: &quot;; CHAR(34); ['Input Data'.D977]; CHAR(34); &quot;, &quot;; CHAR(34); [.$E$2]; CHAR(34); &quot;: &quot;; CHAR(34); IF(['Input Data'.E97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8]); &quot;&quot;; COM.MICROSOFT.CONCAT(&quot;{ &quot;; CHAR(34); [.$C$2]; CHAR(34); &quot;: &quot;; CHAR(34); ['Input Data'.A978]; CHAR(34); &quot;, &quot;; CHAR(34); [.$D$2]; CHAR(34); &quot;: &quot;; CHAR(34); ['Input Data'.D978]; CHAR(34); &quot;, &quot;; CHAR(34); [.$E$2]; CHAR(34); &quot;: &quot;; CHAR(34); IF(['Input Data'.E97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9]); &quot;&quot;; COM.MICROSOFT.CONCAT(&quot;{ &quot;; CHAR(34); [.$C$2]; CHAR(34); &quot;: &quot;; CHAR(34); ['Input Data'.A979]; CHAR(34); &quot;, &quot;; CHAR(34); [.$D$2]; CHAR(34); &quot;: &quot;; CHAR(34); ['Input Data'.D979]; CHAR(34); &quot;, &quot;; CHAR(34); [.$E$2]; CHAR(34); &quot;: &quot;; CHAR(34); IF(['Input Data'.E97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0]); &quot;&quot;; COM.MICROSOFT.CONCAT(&quot;{ &quot;; CHAR(34); [.$C$2]; CHAR(34); &quot;: &quot;; CHAR(34); ['Input Data'.A980]; CHAR(34); &quot;, &quot;; CHAR(34); [.$D$2]; CHAR(34); &quot;: &quot;; CHAR(34); ['Input Data'.D980]; CHAR(34); &quot;, &quot;; CHAR(34); [.$E$2]; CHAR(34); &quot;: &quot;; CHAR(34); IF(['Input Data'.E98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1]); &quot;&quot;; COM.MICROSOFT.CONCAT(&quot;{ &quot;; CHAR(34); [.$C$2]; CHAR(34); &quot;: &quot;; CHAR(34); ['Input Data'.A981]; CHAR(34); &quot;, &quot;; CHAR(34); [.$D$2]; CHAR(34); &quot;: &quot;; CHAR(34); ['Input Data'.D981]; CHAR(34); &quot;, &quot;; CHAR(34); [.$E$2]; CHAR(34); &quot;: &quot;; CHAR(34); IF(['Input Data'.E98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2]); &quot;&quot;; COM.MICROSOFT.CONCAT(&quot;{ &quot;; CHAR(34); [.$C$2]; CHAR(34); &quot;: &quot;; CHAR(34); ['Input Data'.A982]; CHAR(34); &quot;, &quot;; CHAR(34); [.$D$2]; CHAR(34); &quot;: &quot;; CHAR(34); ['Input Data'.D982]; CHAR(34); &quot;, &quot;; CHAR(34); [.$E$2]; CHAR(34); &quot;: &quot;; CHAR(34); IF(['Input Data'.E98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3]); &quot;&quot;; COM.MICROSOFT.CONCAT(&quot;{ &quot;; CHAR(34); [.$C$2]; CHAR(34); &quot;: &quot;; CHAR(34); ['Input Data'.A983]; CHAR(34); &quot;, &quot;; CHAR(34); [.$D$2]; CHAR(34); &quot;: &quot;; CHAR(34); ['Input Data'.D983]; CHAR(34); &quot;, &quot;; CHAR(34); [.$E$2]; CHAR(34); &quot;: &quot;; CHAR(34); IF(['Input Data'.E98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4]); &quot;&quot;; COM.MICROSOFT.CONCAT(&quot;{ &quot;; CHAR(34); [.$C$2]; CHAR(34); &quot;: &quot;; CHAR(34); ['Input Data'.A984]; CHAR(34); &quot;, &quot;; CHAR(34); [.$D$2]; CHAR(34); &quot;: &quot;; CHAR(34); ['Input Data'.D984]; CHAR(34); &quot;, &quot;; CHAR(34); [.$E$2]; CHAR(34); &quot;: &quot;; CHAR(34); IF(['Input Data'.E98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5]); &quot;&quot;; COM.MICROSOFT.CONCAT(&quot;{ &quot;; CHAR(34); [.$C$2]; CHAR(34); &quot;: &quot;; CHAR(34); ['Input Data'.A985]; CHAR(34); &quot;, &quot;; CHAR(34); [.$D$2]; CHAR(34); &quot;: &quot;; CHAR(34); ['Input Data'.D985]; CHAR(34); &quot;, &quot;; CHAR(34); [.$E$2]; CHAR(34); &quot;: &quot;; CHAR(34); IF(['Input Data'.E98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6]); &quot;&quot;; COM.MICROSOFT.CONCAT(&quot;{ &quot;; CHAR(34); [.$C$2]; CHAR(34); &quot;: &quot;; CHAR(34); ['Input Data'.A986]; CHAR(34); &quot;, &quot;; CHAR(34); [.$D$2]; CHAR(34); &quot;: &quot;; CHAR(34); ['Input Data'.D986]; CHAR(34); &quot;, &quot;; CHAR(34); [.$E$2]; CHAR(34); &quot;: &quot;; CHAR(34); IF(['Input Data'.E98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7]); &quot;&quot;; COM.MICROSOFT.CONCAT(&quot;{ &quot;; CHAR(34); [.$C$2]; CHAR(34); &quot;: &quot;; CHAR(34); ['Input Data'.A987]; CHAR(34); &quot;, &quot;; CHAR(34); [.$D$2]; CHAR(34); &quot;: &quot;; CHAR(34); ['Input Data'.D987]; CHAR(34); &quot;, &quot;; CHAR(34); [.$E$2]; CHAR(34); &quot;: &quot;; CHAR(34); IF(['Input Data'.E98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8]); &quot;&quot;; COM.MICROSOFT.CONCAT(&quot;{ &quot;; CHAR(34); [.$C$2]; CHAR(34); &quot;: &quot;; CHAR(34); ['Input Data'.A988]; CHAR(34); &quot;, &quot;; CHAR(34); [.$D$2]; CHAR(34); &quot;: &quot;; CHAR(34); ['Input Data'.D988]; CHAR(34); &quot;, &quot;; CHAR(34); [.$E$2]; CHAR(34); &quot;: &quot;; CHAR(34); IF(['Input Data'.E98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9]); &quot;&quot;; COM.MICROSOFT.CONCAT(&quot;{ &quot;; CHAR(34); [.$C$2]; CHAR(34); &quot;: &quot;; CHAR(34); ['Input Data'.A989]; CHAR(34); &quot;, &quot;; CHAR(34); [.$D$2]; CHAR(34); &quot;: &quot;; CHAR(34); ['Input Data'.D989]; CHAR(34); &quot;, &quot;; CHAR(34); [.$E$2]; CHAR(34); &quot;: &quot;; CHAR(34); IF(['Input Data'.E98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0]); &quot;&quot;; COM.MICROSOFT.CONCAT(&quot;{ &quot;; CHAR(34); [.$C$2]; CHAR(34); &quot;: &quot;; CHAR(34); ['Input Data'.A990]; CHAR(34); &quot;, &quot;; CHAR(34); [.$D$2]; CHAR(34); &quot;: &quot;; CHAR(34); ['Input Data'.D990]; CHAR(34); &quot;, &quot;; CHAR(34); [.$E$2]; CHAR(34); &quot;: &quot;; CHAR(34); IF(['Input Data'.E99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1]); &quot;&quot;; COM.MICROSOFT.CONCAT(&quot;{ &quot;; CHAR(34); [.$C$2]; CHAR(34); &quot;: &quot;; CHAR(34); ['Input Data'.A991]; CHAR(34); &quot;, &quot;; CHAR(34); [.$D$2]; CHAR(34); &quot;: &quot;; CHAR(34); ['Input Data'.D991]; CHAR(34); &quot;, &quot;; CHAR(34); [.$E$2]; CHAR(34); &quot;: &quot;; CHAR(34); IF(['Input Data'.E99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2]); &quot;&quot;; COM.MICROSOFT.CONCAT(&quot;{ &quot;; CHAR(34); [.$C$2]; CHAR(34); &quot;: &quot;; CHAR(34); ['Input Data'.A992]; CHAR(34); &quot;, &quot;; CHAR(34); [.$D$2]; CHAR(34); &quot;: &quot;; CHAR(34); ['Input Data'.D992]; CHAR(34); &quot;, &quot;; CHAR(34); [.$E$2]; CHAR(34); &quot;: &quot;; CHAR(34); IF(['Input Data'.E99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3]); &quot;&quot;; COM.MICROSOFT.CONCAT(&quot;{ &quot;; CHAR(34); [.$C$2]; CHAR(34); &quot;: &quot;; CHAR(34); ['Input Data'.A993]; CHAR(34); &quot;, &quot;; CHAR(34); [.$D$2]; CHAR(34); &quot;: &quot;; CHAR(34); ['Input Data'.D993]; CHAR(34); &quot;, &quot;; CHAR(34); [.$E$2]; CHAR(34); &quot;: &quot;; CHAR(34); IF(['Input Data'.E99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4]); &quot;&quot;; COM.MICROSOFT.CONCAT(&quot;{ &quot;; CHAR(34); [.$C$2]; CHAR(34); &quot;: &quot;; CHAR(34); ['Input Data'.A994]; CHAR(34); &quot;, &quot;; CHAR(34); [.$D$2]; CHAR(34); &quot;: &quot;; CHAR(34); ['Input Data'.D994]; CHAR(34); &quot;, &quot;; CHAR(34); [.$E$2]; CHAR(34); &quot;: &quot;; CHAR(34); IF(['Input Data'.E99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5]); &quot;&quot;; COM.MICROSOFT.CONCAT(&quot;{ &quot;; CHAR(34); [.$C$2]; CHAR(34); &quot;: &quot;; CHAR(34); ['Input Data'.A995]; CHAR(34); &quot;, &quot;; CHAR(34); [.$D$2]; CHAR(34); &quot;: &quot;; CHAR(34); ['Input Data'.D995]; CHAR(34); &quot;, &quot;; CHAR(34); [.$E$2]; CHAR(34); &quot;: &quot;; CHAR(34); IF(['Input Data'.E99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6]); &quot;&quot;; COM.MICROSOFT.CONCAT(&quot;{ &quot;; CHAR(34); [.$C$2]; CHAR(34); &quot;: &quot;; CHAR(34); ['Input Data'.A996]; CHAR(34); &quot;, &quot;; CHAR(34); [.$D$2]; CHAR(34); &quot;: &quot;; CHAR(34); ['Input Data'.D996]; CHAR(34); &quot;, &quot;; CHAR(34); [.$E$2]; CHAR(34); &quot;: &quot;; CHAR(34); IF(['Input Data'.E99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7]); &quot;&quot;; COM.MICROSOFT.CONCAT(&quot;{ &quot;; CHAR(34); [.$C$2]; CHAR(34); &quot;: &quot;; CHAR(34); ['Input Data'.A997]; CHAR(34); &quot;, &quot;; CHAR(34); [.$D$2]; CHAR(34); &quot;: &quot;; CHAR(34); ['Input Data'.D997]; CHAR(34); &quot;, &quot;; CHAR(34); [.$E$2]; CHAR(34); &quot;: &quot;; CHAR(34); IF(['Input Data'.E99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8]); &quot;&quot;; COM.MICROSOFT.CONCAT(&quot;{ &quot;; CHAR(34); [.$C$2]; CHAR(34); &quot;: &quot;; CHAR(34); ['Input Data'.A998]; CHAR(34); &quot;, &quot;; CHAR(34); [.$D$2]; CHAR(34); &quot;: &quot;; CHAR(34); ['Input Data'.D998]; CHAR(34); &quot;, &quot;; CHAR(34); [.$E$2]; CHAR(34); &quot;: &quot;; CHAR(34); IF(['Input Data'.E99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9]); &quot;&quot;; COM.MICROSOFT.CONCAT(&quot;{ &quot;; CHAR(34); [.$C$2]; CHAR(34); &quot;: &quot;; CHAR(34); ['Input Data'.A999]; CHAR(34); &quot;, &quot;; CHAR(34); [.$D$2]; CHAR(34); &quot;: &quot;; CHAR(34); ['Input Data'.D999]; CHAR(34); &quot;, &quot;; CHAR(34); [.$E$2]; CHAR(34); &quot;: &quot;; CHAR(34); IF(['Input Data'.E99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1000]); &quot;&quot;; COM.MICROSOFT.CONCAT(&quot;{ &quot;; CHAR(34); [.$C$2]; CHAR(34); &quot;: &quot;; CHAR(34); ['Input Data'.A1000]; CHAR(34); &quot;, &quot;; CHAR(34); [.$D$2]; CHAR(34); &quot;: &quot;; CHAR(34); ['Input Data'.D1000]; CHAR(34); &quot;, &quot;; CHAR(34); [.$E$2]; CHAR(34); &quot;: &quot;; CHAR(34); IF(['Input Data'.E100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4" table:formula="of:=IF(ISBLANK(['Input Data'.A1001]); &quot;&quot;; COM.MICROSOFT.CONCAT(&quot;{ &quot;; CHAR(34); [.$C$2]; CHAR(34); &quot;: &quot;; CHAR(34); ['Input Data'.A1001]; CHAR(34); &quot;, &quot;; CHAR(34); [.$D$2]; CHAR(34); &quot;: &quot;; CHAR(34); ['Input Data'.D1001]; CHAR(34); &quot;, &quot;; CHAR(34); [.$E$2]; CHAR(34); &quot;: &quot;; CHAR(34); IF(['Input Data'.E1001]=&quot;FEMALE&quot;; &quot;Female&quot;; &quot;Male&quot;); CHAR(34); &quot; },&quot;))">
            <text:p/>
          </table:table-cell>
          <table:table-cell table:style-name="ce26"/>
          <table:table-cell table:style-name="ce26" office:value-type="string" calcext:value-type="string">
            <text:p>Formulae are only populated up to this line:</text:p>
          </table:table-cell>
          <table:table-cell table:style-name="ce26" table:number-columns-repeated="1012"/>
          <table:table-cell table:number-columns-repeated="9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 Output" table:style-name="ta1" table:protected="true">
        <loext:table-protection loext:select-protected-cells="true" loext:select-unprotected-cells="true"/>
        <table:table-column table:style-name="co8" table:default-cell-style-name="ce25"/>
        <table:table-column table:style-name="co6" table:number-columns-repeated="1023" table:default-cell-style-name="ce21"/>
        <table:table-row table:style-name="ro1">
          <table:table-cell table:style-name="ce22" office:value-type="string" calcext:value-type="string">
            <text:p>JS/TS Output:</text:p>
          </table:table-cell>
          <table:table-cell table:style-name="ce26"/>
          <table:table-cell table:style-name="ce30" office:value-type="string" calcext:value-type="string" table:number-columns-spanned="3" table:number-rows-spanned="1">
            <text:p>Field Names</text:p>
          </table:table-cell>
          <table:covered-table-cell table:number-columns-repeated="2" table:style-name="ce34"/>
          <table:table-cell table:style-name="ce26" table:number-columns-repeated="1019"/>
        </table:table-row>
        <table:table-row table:style-name="ro1">
          <table:table-cell table:style-name="ce23" table:formula="of:=IF(ISBLANK(['Input Data'.A3]); &quot;&quot;; COM.MICROSOFT.CONCAT(&quot;{ &quot;; [.$C$2]; &quot;: &quot;; CHAR(34); ['Input Data'.A3]; CHAR(34); &quot;, &quot;; [.$D$2]; &quot;: &quot;; CHAR(34); ['Input Data'.D3]; CHAR(34); &quot;, &quot;; [.$E$2]; &quot;: &quot;; CHAR(34); IF(['Input Data'.E3]=&quot;FEMALE&quot;; &quot;Female&quot;; &quot;Male&quot;); CHAR(34); &quot; },&quot;))" office:value-type="string" office:string-value="{ loc: &quot;Afrikaans (South Africa)&quot;, name: &quot;af-ZA-Standard-A&quot;, gend: &quot;Female&quot; }," calcext:value-type="string">
            <text:p>{ loc: "Afrikaans (South Africa)", name: "af-ZA-Standard-A", gend: "Female" },</text:p>
          </table:table-cell>
          <table:table-cell/>
          <table:table-cell table:style-name="ce33" office:value-type="string" calcext:value-type="string">
            <text:p>loc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gend</text:p>
          </table:table-cell>
          <table:table-cell table:number-columns-repeated="1019"/>
        </table:table-row>
        <table:table-row table:style-name="ro1">
          <table:table-cell table:style-name="ce23" table:formula="of:=IF(ISBLANK(['Input Data'.A4]); &quot;&quot;; COM.MICROSOFT.CONCAT(&quot;{ &quot;; [.$C$2]; &quot;: &quot;; CHAR(34); ['Input Data'.A4]; CHAR(34); &quot;, &quot;; [.$D$2]; &quot;: &quot;; CHAR(34); ['Input Data'.D4]; CHAR(34); &quot;, &quot;; [.$E$2]; &quot;: &quot;; CHAR(34); IF(['Input Data'.E4]=&quot;FEMALE&quot;; &quot;Female&quot;; &quot;Male&quot;); CHAR(34); &quot; },&quot;))" office:value-type="string" office:string-value="{ loc: &quot;Arabic&quot;, name: &quot;ar-XA-Standard-A&quot;, gend: &quot;Female&quot; }," calcext:value-type="string">
            <text:p>{ loc: "Arabic", name: "ar-XA-Standard-A", gend: "Female" },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23" table:formula="of:=IF(ISBLANK(['Input Data'.A5]); &quot;&quot;; COM.MICROSOFT.CONCAT(&quot;{ &quot;; [.$C$2]; &quot;: &quot;; CHAR(34); ['Input Data'.A5]; CHAR(34); &quot;, &quot;; [.$D$2]; &quot;: &quot;; CHAR(34); ['Input Data'.D5]; CHAR(34); &quot;, &quot;; [.$E$2]; &quot;: &quot;; CHAR(34); IF(['Input Data'.E5]=&quot;FEMALE&quot;; &quot;Female&quot;; &quot;Male&quot;); CHAR(34); &quot; },&quot;))" office:value-type="string" office:string-value="{ loc: &quot;Arabic&quot;, name: &quot;ar-XA-Standard-B&quot;, gend: &quot;Male&quot; }," calcext:value-type="string">
            <text:p>{ loc: "Arabic", name: "ar-XA-Standard-B", gend: "Male" },</text:p>
          </table:table-cell>
          <table:table-cell table:number-columns-repeated="1023"/>
        </table:table-row>
        <table:table-row table:style-name="ro4">
          <table:table-cell table:style-name="ce23" table:formula="of:=IF(ISBLANK(['Input Data'.A6]); &quot;&quot;; COM.MICROSOFT.CONCAT(&quot;{ &quot;; [.$C$2]; &quot;: &quot;; CHAR(34); ['Input Data'.A6]; CHAR(34); &quot;, &quot;; [.$D$2]; &quot;: &quot;; CHAR(34); ['Input Data'.D6]; CHAR(34); &quot;, &quot;; [.$E$2]; &quot;: &quot;; CHAR(34); IF(['Input Data'.E6]=&quot;FEMALE&quot;; &quot;Female&quot;; &quot;Male&quot;); CHAR(34); &quot; },&quot;))" office:value-type="string" office:string-value="{ loc: &quot;Arabic&quot;, name: &quot;ar-XA-Standard-C&quot;, gend: &quot;Male&quot; }," calcext:value-type="string">
            <text:p>{ loc: "Arabic", name: "ar-XA-Standard-C", gend: "Male" },</text:p>
          </table:table-cell>
          <table:table-cell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23" table:formula="of:=IF(ISBLANK(['Input Data'.A7]); &quot;&quot;; COM.MICROSOFT.CONCAT(&quot;{ &quot;; [.$C$2]; &quot;: &quot;; CHAR(34); ['Input Data'.A7]; CHAR(34); &quot;, &quot;; [.$D$2]; &quot;: &quot;; CHAR(34); ['Input Data'.D7]; CHAR(34); &quot;, &quot;; [.$E$2]; &quot;: &quot;; CHAR(34); IF(['Input Data'.E7]=&quot;FEMALE&quot;; &quot;Female&quot;; &quot;Male&quot;); CHAR(34); &quot; },&quot;))" office:value-type="string" office:string-value="{ loc: &quot;Arabic&quot;, name: &quot;ar-XA-Standard-D&quot;, gend: &quot;Female&quot; }," calcext:value-type="string">
            <text:p>{ loc: "Arabic", name: "ar-XA-Standard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]); &quot;&quot;; COM.MICROSOFT.CONCAT(&quot;{ &quot;; [.$C$2]; &quot;: &quot;; CHAR(34); ['Input Data'.A8]; CHAR(34); &quot;, &quot;; [.$D$2]; &quot;: &quot;; CHAR(34); ['Input Data'.D8]; CHAR(34); &quot;, &quot;; [.$E$2]; &quot;: &quot;; CHAR(34); IF(['Input Data'.E8]=&quot;FEMALE&quot;; &quot;Female&quot;; &quot;Male&quot;); CHAR(34); &quot; },&quot;))" office:value-type="string" office:string-value="{ loc: &quot;Arabic&quot;, name: &quot;ar-XA-Wavenet-A&quot;, gend: &quot;Female&quot; }," calcext:value-type="string">
            <text:p>{ loc: "Arabic", name: "ar-XA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]); &quot;&quot;; COM.MICROSOFT.CONCAT(&quot;{ &quot;; [.$C$2]; &quot;: &quot;; CHAR(34); ['Input Data'.A9]; CHAR(34); &quot;, &quot;; [.$D$2]; &quot;: &quot;; CHAR(34); ['Input Data'.D9]; CHAR(34); &quot;, &quot;; [.$E$2]; &quot;: &quot;; CHAR(34); IF(['Input Data'.E9]=&quot;FEMALE&quot;; &quot;Female&quot;; &quot;Male&quot;); CHAR(34); &quot; },&quot;))" office:value-type="string" office:string-value="{ loc: &quot;Arabic&quot;, name: &quot;ar-XA-Wavenet-B&quot;, gend: &quot;Male&quot; }," calcext:value-type="string">
            <text:p>{ loc: "Arabic", name: "ar-XA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]); &quot;&quot;; COM.MICROSOFT.CONCAT(&quot;{ &quot;; [.$C$2]; &quot;: &quot;; CHAR(34); ['Input Data'.A10]; CHAR(34); &quot;, &quot;; [.$D$2]; &quot;: &quot;; CHAR(34); ['Input Data'.D10]; CHAR(34); &quot;, &quot;; [.$E$2]; &quot;: &quot;; CHAR(34); IF(['Input Data'.E10]=&quot;FEMALE&quot;; &quot;Female&quot;; &quot;Male&quot;); CHAR(34); &quot; },&quot;))" office:value-type="string" office:string-value="{ loc: &quot;Arabic&quot;, name: &quot;ar-XA-Wavenet-C&quot;, gend: &quot;Male&quot; }," calcext:value-type="string">
            <text:p>{ loc: "Arabic", name: "ar-XA-Wavenet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]); &quot;&quot;; COM.MICROSOFT.CONCAT(&quot;{ &quot;; [.$C$2]; &quot;: &quot;; CHAR(34); ['Input Data'.A11]; CHAR(34); &quot;, &quot;; [.$D$2]; &quot;: &quot;; CHAR(34); ['Input Data'.D11]; CHAR(34); &quot;, &quot;; [.$E$2]; &quot;: &quot;; CHAR(34); IF(['Input Data'.E11]=&quot;FEMALE&quot;; &quot;Female&quot;; &quot;Male&quot;); CHAR(34); &quot; },&quot;))" office:value-type="string" office:string-value="{ loc: &quot;Arabic&quot;, name: &quot;ar-XA-Wavenet-D&quot;, gend: &quot;Female&quot; }," calcext:value-type="string">
            <text:p>{ loc: "Arabic", name: "ar-XA-Wavenet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]); &quot;&quot;; COM.MICROSOFT.CONCAT(&quot;{ &quot;; [.$C$2]; &quot;: &quot;; CHAR(34); ['Input Data'.A12]; CHAR(34); &quot;, &quot;; [.$D$2]; &quot;: &quot;; CHAR(34); ['Input Data'.D12]; CHAR(34); &quot;, &quot;; [.$E$2]; &quot;: &quot;; CHAR(34); IF(['Input Data'.E12]=&quot;FEMALE&quot;; &quot;Female&quot;; &quot;Male&quot;); CHAR(34); &quot; },&quot;))" office:value-type="string" office:string-value="{ loc: &quot;Basque (Spain)&quot;, name: &quot;eu-ES-Standard-A&quot;, gend: &quot;Female&quot; }," calcext:value-type="string">
            <text:p>{ loc: "Basque (Spain)", name: "eu-ES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]); &quot;&quot;; COM.MICROSOFT.CONCAT(&quot;{ &quot;; [.$C$2]; &quot;: &quot;; CHAR(34); ['Input Data'.A13]; CHAR(34); &quot;, &quot;; [.$D$2]; &quot;: &quot;; CHAR(34); ['Input Data'.D13]; CHAR(34); &quot;, &quot;; [.$E$2]; &quot;: &quot;; CHAR(34); IF(['Input Data'.E13]=&quot;FEMALE&quot;; &quot;Female&quot;; &quot;Male&quot;); CHAR(34); &quot; },&quot;))" office:value-type="string" office:string-value="{ loc: &quot;Bengali (India)&quot;, name: &quot;bn-IN-Standard-A&quot;, gend: &quot;Female&quot; }," calcext:value-type="string">
            <text:p>{ loc: "Bengali (India)", name: "bn-IN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]); &quot;&quot;; COM.MICROSOFT.CONCAT(&quot;{ &quot;; [.$C$2]; &quot;: &quot;; CHAR(34); ['Input Data'.A14]; CHAR(34); &quot;, &quot;; [.$D$2]; &quot;: &quot;; CHAR(34); ['Input Data'.D14]; CHAR(34); &quot;, &quot;; [.$E$2]; &quot;: &quot;; CHAR(34); IF(['Input Data'.E14]=&quot;FEMALE&quot;; &quot;Female&quot;; &quot;Male&quot;); CHAR(34); &quot; },&quot;))" office:value-type="string" office:string-value="{ loc: &quot;Bengali (India)&quot;, name: &quot;bn-IN-Standard-B&quot;, gend: &quot;Male&quot; }," calcext:value-type="string">
            <text:p>{ loc: "Bengali (India)", name: "bn-IN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]); &quot;&quot;; COM.MICROSOFT.CONCAT(&quot;{ &quot;; [.$C$2]; &quot;: &quot;; CHAR(34); ['Input Data'.A15]; CHAR(34); &quot;, &quot;; [.$D$2]; &quot;: &quot;; CHAR(34); ['Input Data'.D15]; CHAR(34); &quot;, &quot;; [.$E$2]; &quot;: &quot;; CHAR(34); IF(['Input Data'.E15]=&quot;FEMALE&quot;; &quot;Female&quot;; &quot;Male&quot;); CHAR(34); &quot; },&quot;))" office:value-type="string" office:string-value="{ loc: &quot;Bengali (India)&quot;, name: &quot;bn-IN-Standard-C&quot;, gend: &quot;Female&quot; }," calcext:value-type="string">
            <text:p>{ loc: "Bengali (India)", name: "bn-IN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]); &quot;&quot;; COM.MICROSOFT.CONCAT(&quot;{ &quot;; [.$C$2]; &quot;: &quot;; CHAR(34); ['Input Data'.A16]; CHAR(34); &quot;, &quot;; [.$D$2]; &quot;: &quot;; CHAR(34); ['Input Data'.D16]; CHAR(34); &quot;, &quot;; [.$E$2]; &quot;: &quot;; CHAR(34); IF(['Input Data'.E16]=&quot;FEMALE&quot;; &quot;Female&quot;; &quot;Male&quot;); CHAR(34); &quot; },&quot;))" office:value-type="string" office:string-value="{ loc: &quot;Bengali (India)&quot;, name: &quot;bn-IN-Standard-D&quot;, gend: &quot;Male&quot; }," calcext:value-type="string">
            <text:p>{ loc: "Bengali (India)", name: "bn-IN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]); &quot;&quot;; COM.MICROSOFT.CONCAT(&quot;{ &quot;; [.$C$2]; &quot;: &quot;; CHAR(34); ['Input Data'.A17]; CHAR(34); &quot;, &quot;; [.$D$2]; &quot;: &quot;; CHAR(34); ['Input Data'.D17]; CHAR(34); &quot;, &quot;; [.$E$2]; &quot;: &quot;; CHAR(34); IF(['Input Data'.E17]=&quot;FEMALE&quot;; &quot;Female&quot;; &quot;Male&quot;); CHAR(34); &quot; },&quot;))" office:value-type="string" office:string-value="{ loc: &quot;Bengali (India)&quot;, name: &quot;bn-IN-Wavenet-A&quot;, gend: &quot;Female&quot; }," calcext:value-type="string">
            <text:p>{ loc: "Bengali (India)", name: "bn-IN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]); &quot;&quot;; COM.MICROSOFT.CONCAT(&quot;{ &quot;; [.$C$2]; &quot;: &quot;; CHAR(34); ['Input Data'.A18]; CHAR(34); &quot;, &quot;; [.$D$2]; &quot;: &quot;; CHAR(34); ['Input Data'.D18]; CHAR(34); &quot;, &quot;; [.$E$2]; &quot;: &quot;; CHAR(34); IF(['Input Data'.E18]=&quot;FEMALE&quot;; &quot;Female&quot;; &quot;Male&quot;); CHAR(34); &quot; },&quot;))" office:value-type="string" office:string-value="{ loc: &quot;Bengali (India)&quot;, name: &quot;bn-IN-Wavenet-B&quot;, gend: &quot;Male&quot; }," calcext:value-type="string">
            <text:p>{ loc: "Bengali (India)", name: "bn-IN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]); &quot;&quot;; COM.MICROSOFT.CONCAT(&quot;{ &quot;; [.$C$2]; &quot;: &quot;; CHAR(34); ['Input Data'.A19]; CHAR(34); &quot;, &quot;; [.$D$2]; &quot;: &quot;; CHAR(34); ['Input Data'.D19]; CHAR(34); &quot;, &quot;; [.$E$2]; &quot;: &quot;; CHAR(34); IF(['Input Data'.E19]=&quot;FEMALE&quot;; &quot;Female&quot;; &quot;Male&quot;); CHAR(34); &quot; },&quot;))" office:value-type="string" office:string-value="{ loc: &quot;Bengali (India)&quot;, name: &quot;bn-IN-Wavenet-C&quot;, gend: &quot;Female&quot; }," calcext:value-type="string">
            <text:p>{ loc: "Bengali (India)", name: "bn-IN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]); &quot;&quot;; COM.MICROSOFT.CONCAT(&quot;{ &quot;; [.$C$2]; &quot;: &quot;; CHAR(34); ['Input Data'.A20]; CHAR(34); &quot;, &quot;; [.$D$2]; &quot;: &quot;; CHAR(34); ['Input Data'.D20]; CHAR(34); &quot;, &quot;; [.$E$2]; &quot;: &quot;; CHAR(34); IF(['Input Data'.E20]=&quot;FEMALE&quot;; &quot;Female&quot;; &quot;Male&quot;); CHAR(34); &quot; },&quot;))" office:value-type="string" office:string-value="{ loc: &quot;Bengali (India)&quot;, name: &quot;bn-IN-Wavenet-D&quot;, gend: &quot;Male&quot; }," calcext:value-type="string">
            <text:p>{ loc: "Bengali (India)", name: "bn-IN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]); &quot;&quot;; COM.MICROSOFT.CONCAT(&quot;{ &quot;; [.$C$2]; &quot;: &quot;; CHAR(34); ['Input Data'.A21]; CHAR(34); &quot;, &quot;; [.$D$2]; &quot;: &quot;; CHAR(34); ['Input Data'.D21]; CHAR(34); &quot;, &quot;; [.$E$2]; &quot;: &quot;; CHAR(34); IF(['Input Data'.E21]=&quot;FEMALE&quot;; &quot;Female&quot;; &quot;Male&quot;); CHAR(34); &quot; },&quot;))" office:value-type="string" office:string-value="{ loc: &quot;Bulgarian (Bulgaria)&quot;, name: &quot;bg-BG-Standard-A&quot;, gend: &quot;Female&quot; }," calcext:value-type="string">
            <text:p>{ loc: "Bulgarian (Bulgaria)", name: "bg-BG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]); &quot;&quot;; COM.MICROSOFT.CONCAT(&quot;{ &quot;; [.$C$2]; &quot;: &quot;; CHAR(34); ['Input Data'.A22]; CHAR(34); &quot;, &quot;; [.$D$2]; &quot;: &quot;; CHAR(34); ['Input Data'.D22]; CHAR(34); &quot;, &quot;; [.$E$2]; &quot;: &quot;; CHAR(34); IF(['Input Data'.E22]=&quot;FEMALE&quot;; &quot;Female&quot;; &quot;Male&quot;); CHAR(34); &quot; },&quot;))" office:value-type="string" office:string-value="{ loc: &quot;Catalan (Spain)&quot;, name: &quot;ca-ES-Standard-A&quot;, gend: &quot;Female&quot; }," calcext:value-type="string">
            <text:p>{ loc: "Catalan (Spain)", name: "ca-ES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]); &quot;&quot;; COM.MICROSOFT.CONCAT(&quot;{ &quot;; [.$C$2]; &quot;: &quot;; CHAR(34); ['Input Data'.A23]; CHAR(34); &quot;, &quot;; [.$D$2]; &quot;: &quot;; CHAR(34); ['Input Data'.D23]; CHAR(34); &quot;, &quot;; [.$E$2]; &quot;: &quot;; CHAR(34); IF(['Input Data'.E23]=&quot;FEMALE&quot;; &quot;Female&quot;; &quot;Male&quot;); CHAR(34); &quot; },&quot;))" office:value-type="string" office:string-value="{ loc: &quot;Chinese (Hong Kong)&quot;, name: &quot;yue-HK-Standard-A&quot;, gend: &quot;Female&quot; }," calcext:value-type="string">
            <text:p>{ loc: "Chinese (Hong Kong)", name: "yue-HK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]); &quot;&quot;; COM.MICROSOFT.CONCAT(&quot;{ &quot;; [.$C$2]; &quot;: &quot;; CHAR(34); ['Input Data'.A24]; CHAR(34); &quot;, &quot;; [.$D$2]; &quot;: &quot;; CHAR(34); ['Input Data'.D24]; CHAR(34); &quot;, &quot;; [.$E$2]; &quot;: &quot;; CHAR(34); IF(['Input Data'.E24]=&quot;FEMALE&quot;; &quot;Female&quot;; &quot;Male&quot;); CHAR(34); &quot; },&quot;))" office:value-type="string" office:string-value="{ loc: &quot;Chinese (Hong Kong)&quot;, name: &quot;yue-HK-Standard-B&quot;, gend: &quot;Male&quot; }," calcext:value-type="string">
            <text:p>{ loc: "Chinese (Hong Kong)", name: "yue-HK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]); &quot;&quot;; COM.MICROSOFT.CONCAT(&quot;{ &quot;; [.$C$2]; &quot;: &quot;; CHAR(34); ['Input Data'.A25]; CHAR(34); &quot;, &quot;; [.$D$2]; &quot;: &quot;; CHAR(34); ['Input Data'.D25]; CHAR(34); &quot;, &quot;; [.$E$2]; &quot;: &quot;; CHAR(34); IF(['Input Data'.E25]=&quot;FEMALE&quot;; &quot;Female&quot;; &quot;Male&quot;); CHAR(34); &quot; },&quot;))" office:value-type="string" office:string-value="{ loc: &quot;Chinese (Hong Kong)&quot;, name: &quot;yue-HK-Standard-C&quot;, gend: &quot;Female&quot; }," calcext:value-type="string">
            <text:p>{ loc: "Chinese (Hong Kong)", name: "yue-HK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]); &quot;&quot;; COM.MICROSOFT.CONCAT(&quot;{ &quot;; [.$C$2]; &quot;: &quot;; CHAR(34); ['Input Data'.A26]; CHAR(34); &quot;, &quot;; [.$D$2]; &quot;: &quot;; CHAR(34); ['Input Data'.D26]; CHAR(34); &quot;, &quot;; [.$E$2]; &quot;: &quot;; CHAR(34); IF(['Input Data'.E26]=&quot;FEMALE&quot;; &quot;Female&quot;; &quot;Male&quot;); CHAR(34); &quot; },&quot;))" office:value-type="string" office:string-value="{ loc: &quot;Chinese (Hong Kong)&quot;, name: &quot;yue-HK-Standard-D&quot;, gend: &quot;Male&quot; }," calcext:value-type="string">
            <text:p>{ loc: "Chinese (Hong Kong)", name: "yue-HK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]); &quot;&quot;; COM.MICROSOFT.CONCAT(&quot;{ &quot;; [.$C$2]; &quot;: &quot;; CHAR(34); ['Input Data'.A27]; CHAR(34); &quot;, &quot;; [.$D$2]; &quot;: &quot;; CHAR(34); ['Input Data'.D27]; CHAR(34); &quot;, &quot;; [.$E$2]; &quot;: &quot;; CHAR(34); IF(['Input Data'.E27]=&quot;FEMALE&quot;; &quot;Female&quot;; &quot;Male&quot;); CHAR(34); &quot; },&quot;))" office:value-type="string" office:string-value="{ loc: &quot;Czech (Czech Republic)&quot;, name: &quot;cs-CZ-Standard-A&quot;, gend: &quot;Female&quot; }," calcext:value-type="string">
            <text:p>{ loc: "Czech (Czech Republic)", name: "cs-CZ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]); &quot;&quot;; COM.MICROSOFT.CONCAT(&quot;{ &quot;; [.$C$2]; &quot;: &quot;; CHAR(34); ['Input Data'.A28]; CHAR(34); &quot;, &quot;; [.$D$2]; &quot;: &quot;; CHAR(34); ['Input Data'.D28]; CHAR(34); &quot;, &quot;; [.$E$2]; &quot;: &quot;; CHAR(34); IF(['Input Data'.E28]=&quot;FEMALE&quot;; &quot;Female&quot;; &quot;Male&quot;); CHAR(34); &quot; },&quot;))" office:value-type="string" office:string-value="{ loc: &quot;Czech (Czech Republic)&quot;, name: &quot;cs-CZ-Wavenet-A&quot;, gend: &quot;Female&quot; }," calcext:value-type="string">
            <text:p>{ loc: "Czech (Czech Republic)", name: "cs-CZ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]); &quot;&quot;; COM.MICROSOFT.CONCAT(&quot;{ &quot;; [.$C$2]; &quot;: &quot;; CHAR(34); ['Input Data'.A29]; CHAR(34); &quot;, &quot;; [.$D$2]; &quot;: &quot;; CHAR(34); ['Input Data'.D29]; CHAR(34); &quot;, &quot;; [.$E$2]; &quot;: &quot;; CHAR(34); IF(['Input Data'.E29]=&quot;FEMALE&quot;; &quot;Female&quot;; &quot;Male&quot;); CHAR(34); &quot; },&quot;))" office:value-type="string" office:string-value="{ loc: &quot;Danish (Denmark)&quot;, name: &quot;da-DK-Neural2-D&quot;, gend: &quot;Female&quot; }," calcext:value-type="string">
            <text:p>{ loc: "Danish (Denmark)", name: "da-DK-Neural2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]); &quot;&quot;; COM.MICROSOFT.CONCAT(&quot;{ &quot;; [.$C$2]; &quot;: &quot;; CHAR(34); ['Input Data'.A30]; CHAR(34); &quot;, &quot;; [.$D$2]; &quot;: &quot;; CHAR(34); ['Input Data'.D30]; CHAR(34); &quot;, &quot;; [.$E$2]; &quot;: &quot;; CHAR(34); IF(['Input Data'.E30]=&quot;FEMALE&quot;; &quot;Female&quot;; &quot;Male&quot;); CHAR(34); &quot; },&quot;))" office:value-type="string" office:string-value="{ loc: &quot;Danish (Denmark)&quot;, name: &quot;da-DK-Standard-A&quot;, gend: &quot;Female&quot; }," calcext:value-type="string">
            <text:p>{ loc: "Danish (Denmark)", name: "da-DK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]); &quot;&quot;; COM.MICROSOFT.CONCAT(&quot;{ &quot;; [.$C$2]; &quot;: &quot;; CHAR(34); ['Input Data'.A31]; CHAR(34); &quot;, &quot;; [.$D$2]; &quot;: &quot;; CHAR(34); ['Input Data'.D31]; CHAR(34); &quot;, &quot;; [.$E$2]; &quot;: &quot;; CHAR(34); IF(['Input Data'.E31]=&quot;FEMALE&quot;; &quot;Female&quot;; &quot;Male&quot;); CHAR(34); &quot; },&quot;))" office:value-type="string" office:string-value="{ loc: &quot;Danish (Denmark)&quot;, name: &quot;da-DK-Standard-C&quot;, gend: &quot;Male&quot; }," calcext:value-type="string">
            <text:p>{ loc: "Danish (Denmark)", name: "da-DK-Standard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]); &quot;&quot;; COM.MICROSOFT.CONCAT(&quot;{ &quot;; [.$C$2]; &quot;: &quot;; CHAR(34); ['Input Data'.A32]; CHAR(34); &quot;, &quot;; [.$D$2]; &quot;: &quot;; CHAR(34); ['Input Data'.D32]; CHAR(34); &quot;, &quot;; [.$E$2]; &quot;: &quot;; CHAR(34); IF(['Input Data'.E32]=&quot;FEMALE&quot;; &quot;Female&quot;; &quot;Male&quot;); CHAR(34); &quot; },&quot;))" office:value-type="string" office:string-value="{ loc: &quot;Danish (Denmark)&quot;, name: &quot;da-DK-Standard-D&quot;, gend: &quot;Female&quot; }," calcext:value-type="string">
            <text:p>{ loc: "Danish (Denmark)", name: "da-DK-Standard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]); &quot;&quot;; COM.MICROSOFT.CONCAT(&quot;{ &quot;; [.$C$2]; &quot;: &quot;; CHAR(34); ['Input Data'.A33]; CHAR(34); &quot;, &quot;; [.$D$2]; &quot;: &quot;; CHAR(34); ['Input Data'.D33]; CHAR(34); &quot;, &quot;; [.$E$2]; &quot;: &quot;; CHAR(34); IF(['Input Data'.E33]=&quot;FEMALE&quot;; &quot;Female&quot;; &quot;Male&quot;); CHAR(34); &quot; },&quot;))" office:value-type="string" office:string-value="{ loc: &quot;Danish (Denmark)&quot;, name: &quot;da-DK-Standard-E&quot;, gend: &quot;Female&quot; }," calcext:value-type="string">
            <text:p>{ loc: "Danish (Denmark)", name: "da-DK-Standard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]); &quot;&quot;; COM.MICROSOFT.CONCAT(&quot;{ &quot;; [.$C$2]; &quot;: &quot;; CHAR(34); ['Input Data'.A34]; CHAR(34); &quot;, &quot;; [.$D$2]; &quot;: &quot;; CHAR(34); ['Input Data'.D34]; CHAR(34); &quot;, &quot;; [.$E$2]; &quot;: &quot;; CHAR(34); IF(['Input Data'.E34]=&quot;FEMALE&quot;; &quot;Female&quot;; &quot;Male&quot;); CHAR(34); &quot; },&quot;))" office:value-type="string" office:string-value="{ loc: &quot;Danish (Denmark)&quot;, name: &quot;da-DK-Wavenet-A&quot;, gend: &quot;Female&quot; }," calcext:value-type="string">
            <text:p>{ loc: "Danish (Denmark)", name: "da-DK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]); &quot;&quot;; COM.MICROSOFT.CONCAT(&quot;{ &quot;; [.$C$2]; &quot;: &quot;; CHAR(34); ['Input Data'.A35]; CHAR(34); &quot;, &quot;; [.$D$2]; &quot;: &quot;; CHAR(34); ['Input Data'.D35]; CHAR(34); &quot;, &quot;; [.$E$2]; &quot;: &quot;; CHAR(34); IF(['Input Data'.E35]=&quot;FEMALE&quot;; &quot;Female&quot;; &quot;Male&quot;); CHAR(34); &quot; },&quot;))" office:value-type="string" office:string-value="{ loc: &quot;Danish (Denmark)&quot;, name: &quot;da-DK-Wavenet-C&quot;, gend: &quot;Male&quot; }," calcext:value-type="string">
            <text:p>{ loc: "Danish (Denmark)", name: "da-DK-Wavenet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]); &quot;&quot;; COM.MICROSOFT.CONCAT(&quot;{ &quot;; [.$C$2]; &quot;: &quot;; CHAR(34); ['Input Data'.A36]; CHAR(34); &quot;, &quot;; [.$D$2]; &quot;: &quot;; CHAR(34); ['Input Data'.D36]; CHAR(34); &quot;, &quot;; [.$E$2]; &quot;: &quot;; CHAR(34); IF(['Input Data'.E36]=&quot;FEMALE&quot;; &quot;Female&quot;; &quot;Male&quot;); CHAR(34); &quot; },&quot;))" office:value-type="string" office:string-value="{ loc: &quot;Danish (Denmark)&quot;, name: &quot;da-DK-Wavenet-D&quot;, gend: &quot;Female&quot; }," calcext:value-type="string">
            <text:p>{ loc: "Danish (Denmark)", name: "da-DK-Wavenet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]); &quot;&quot;; COM.MICROSOFT.CONCAT(&quot;{ &quot;; [.$C$2]; &quot;: &quot;; CHAR(34); ['Input Data'.A37]; CHAR(34); &quot;, &quot;; [.$D$2]; &quot;: &quot;; CHAR(34); ['Input Data'.D37]; CHAR(34); &quot;, &quot;; [.$E$2]; &quot;: &quot;; CHAR(34); IF(['Input Data'.E37]=&quot;FEMALE&quot;; &quot;Female&quot;; &quot;Male&quot;); CHAR(34); &quot; },&quot;))" office:value-type="string" office:string-value="{ loc: &quot;Danish (Denmark)&quot;, name: &quot;da-DK-Wavenet-E&quot;, gend: &quot;Female&quot; }," calcext:value-type="string">
            <text:p>{ loc: "Danish (Denmark)", name: "da-DK-Wavenet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]); &quot;&quot;; COM.MICROSOFT.CONCAT(&quot;{ &quot;; [.$C$2]; &quot;: &quot;; CHAR(34); ['Input Data'.A38]; CHAR(34); &quot;, &quot;; [.$D$2]; &quot;: &quot;; CHAR(34); ['Input Data'.D38]; CHAR(34); &quot;, &quot;; [.$E$2]; &quot;: &quot;; CHAR(34); IF(['Input Data'.E38]=&quot;FEMALE&quot;; &quot;Female&quot;; &quot;Male&quot;); CHAR(34); &quot; },&quot;))" office:value-type="string" office:string-value="{ loc: &quot;Dutch (Belgium)&quot;, name: &quot;nl-BE-Standard-A&quot;, gend: &quot;Female&quot; }," calcext:value-type="string">
            <text:p>{ loc: "Dutch (Belgium)", name: "nl-BE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]); &quot;&quot;; COM.MICROSOFT.CONCAT(&quot;{ &quot;; [.$C$2]; &quot;: &quot;; CHAR(34); ['Input Data'.A39]; CHAR(34); &quot;, &quot;; [.$D$2]; &quot;: &quot;; CHAR(34); ['Input Data'.D39]; CHAR(34); &quot;, &quot;; [.$E$2]; &quot;: &quot;; CHAR(34); IF(['Input Data'.E39]=&quot;FEMALE&quot;; &quot;Female&quot;; &quot;Male&quot;); CHAR(34); &quot; },&quot;))" office:value-type="string" office:string-value="{ loc: &quot;Dutch (Belgium)&quot;, name: &quot;nl-BE-Standard-B&quot;, gend: &quot;Male&quot; }," calcext:value-type="string">
            <text:p>{ loc: "Dutch (Belgium)", name: "nl-BE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]); &quot;&quot;; COM.MICROSOFT.CONCAT(&quot;{ &quot;; [.$C$2]; &quot;: &quot;; CHAR(34); ['Input Data'.A40]; CHAR(34); &quot;, &quot;; [.$D$2]; &quot;: &quot;; CHAR(34); ['Input Data'.D40]; CHAR(34); &quot;, &quot;; [.$E$2]; &quot;: &quot;; CHAR(34); IF(['Input Data'.E40]=&quot;FEMALE&quot;; &quot;Female&quot;; &quot;Male&quot;); CHAR(34); &quot; },&quot;))" office:value-type="string" office:string-value="{ loc: &quot;Dutch (Belgium)&quot;, name: &quot;nl-BE-Wavenet-A&quot;, gend: &quot;Female&quot; }," calcext:value-type="string">
            <text:p>{ loc: "Dutch (Belgium)", name: "nl-BE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]); &quot;&quot;; COM.MICROSOFT.CONCAT(&quot;{ &quot;; [.$C$2]; &quot;: &quot;; CHAR(34); ['Input Data'.A41]; CHAR(34); &quot;, &quot;; [.$D$2]; &quot;: &quot;; CHAR(34); ['Input Data'.D41]; CHAR(34); &quot;, &quot;; [.$E$2]; &quot;: &quot;; CHAR(34); IF(['Input Data'.E41]=&quot;FEMALE&quot;; &quot;Female&quot;; &quot;Male&quot;); CHAR(34); &quot; },&quot;))" office:value-type="string" office:string-value="{ loc: &quot;Dutch (Belgium)&quot;, name: &quot;nl-BE-Wavenet-B&quot;, gend: &quot;Male&quot; }," calcext:value-type="string">
            <text:p>{ loc: "Dutch (Belgium)", name: "nl-BE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]); &quot;&quot;; COM.MICROSOFT.CONCAT(&quot;{ &quot;; [.$C$2]; &quot;: &quot;; CHAR(34); ['Input Data'.A42]; CHAR(34); &quot;, &quot;; [.$D$2]; &quot;: &quot;; CHAR(34); ['Input Data'.D42]; CHAR(34); &quot;, &quot;; [.$E$2]; &quot;: &quot;; CHAR(34); IF(['Input Data'.E42]=&quot;FEMALE&quot;; &quot;Female&quot;; &quot;Male&quot;); CHAR(34); &quot; },&quot;))" office:value-type="string" office:string-value="{ loc: &quot;Dutch (Netherlands)&quot;, name: &quot;nl-NL-Standard-A&quot;, gend: &quot;Female&quot; }," calcext:value-type="string">
            <text:p>{ loc: "Dutch (Netherlands)", name: "nl-NL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]); &quot;&quot;; COM.MICROSOFT.CONCAT(&quot;{ &quot;; [.$C$2]; &quot;: &quot;; CHAR(34); ['Input Data'.A43]; CHAR(34); &quot;, &quot;; [.$D$2]; &quot;: &quot;; CHAR(34); ['Input Data'.D43]; CHAR(34); &quot;, &quot;; [.$E$2]; &quot;: &quot;; CHAR(34); IF(['Input Data'.E43]=&quot;FEMALE&quot;; &quot;Female&quot;; &quot;Male&quot;); CHAR(34); &quot; },&quot;))" office:value-type="string" office:string-value="{ loc: &quot;Dutch (Netherlands)&quot;, name: &quot;nl-NL-Standard-B&quot;, gend: &quot;Male&quot; }," calcext:value-type="string">
            <text:p>{ loc: "Dutch (Netherlands)", name: "nl-NL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]); &quot;&quot;; COM.MICROSOFT.CONCAT(&quot;{ &quot;; [.$C$2]; &quot;: &quot;; CHAR(34); ['Input Data'.A44]; CHAR(34); &quot;, &quot;; [.$D$2]; &quot;: &quot;; CHAR(34); ['Input Data'.D44]; CHAR(34); &quot;, &quot;; [.$E$2]; &quot;: &quot;; CHAR(34); IF(['Input Data'.E44]=&quot;FEMALE&quot;; &quot;Female&quot;; &quot;Male&quot;); CHAR(34); &quot; },&quot;))" office:value-type="string" office:string-value="{ loc: &quot;Dutch (Netherlands)&quot;, name: &quot;nl-NL-Standard-C&quot;, gend: &quot;Male&quot; }," calcext:value-type="string">
            <text:p>{ loc: "Dutch (Netherlands)", name: "nl-NL-Standard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]); &quot;&quot;; COM.MICROSOFT.CONCAT(&quot;{ &quot;; [.$C$2]; &quot;: &quot;; CHAR(34); ['Input Data'.A45]; CHAR(34); &quot;, &quot;; [.$D$2]; &quot;: &quot;; CHAR(34); ['Input Data'.D45]; CHAR(34); &quot;, &quot;; [.$E$2]; &quot;: &quot;; CHAR(34); IF(['Input Data'.E45]=&quot;FEMALE&quot;; &quot;Female&quot;; &quot;Male&quot;); CHAR(34); &quot; },&quot;))" office:value-type="string" office:string-value="{ loc: &quot;Dutch (Netherlands)&quot;, name: &quot;nl-NL-Standard-D&quot;, gend: &quot;Female&quot; }," calcext:value-type="string">
            <text:p>{ loc: "Dutch (Netherlands)", name: "nl-NL-Standard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6]); &quot;&quot;; COM.MICROSOFT.CONCAT(&quot;{ &quot;; [.$C$2]; &quot;: &quot;; CHAR(34); ['Input Data'.A46]; CHAR(34); &quot;, &quot;; [.$D$2]; &quot;: &quot;; CHAR(34); ['Input Data'.D46]; CHAR(34); &quot;, &quot;; [.$E$2]; &quot;: &quot;; CHAR(34); IF(['Input Data'.E46]=&quot;FEMALE&quot;; &quot;Female&quot;; &quot;Male&quot;); CHAR(34); &quot; },&quot;))" office:value-type="string" office:string-value="{ loc: &quot;Dutch (Netherlands)&quot;, name: &quot;nl-NL-Standard-E&quot;, gend: &quot;Female&quot; }," calcext:value-type="string">
            <text:p>{ loc: "Dutch (Netherlands)", name: "nl-NL-Standard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7]); &quot;&quot;; COM.MICROSOFT.CONCAT(&quot;{ &quot;; [.$C$2]; &quot;: &quot;; CHAR(34); ['Input Data'.A47]; CHAR(34); &quot;, &quot;; [.$D$2]; &quot;: &quot;; CHAR(34); ['Input Data'.D47]; CHAR(34); &quot;, &quot;; [.$E$2]; &quot;: &quot;; CHAR(34); IF(['Input Data'.E47]=&quot;FEMALE&quot;; &quot;Female&quot;; &quot;Male&quot;); CHAR(34); &quot; },&quot;))" office:value-type="string" office:string-value="{ loc: &quot;Dutch (Netherlands)&quot;, name: &quot;nl-NL-Wavenet-A&quot;, gend: &quot;Female&quot; }," calcext:value-type="string">
            <text:p>{ loc: "Dutch (Netherlands)", name: "nl-NL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8]); &quot;&quot;; COM.MICROSOFT.CONCAT(&quot;{ &quot;; [.$C$2]; &quot;: &quot;; CHAR(34); ['Input Data'.A48]; CHAR(34); &quot;, &quot;; [.$D$2]; &quot;: &quot;; CHAR(34); ['Input Data'.D48]; CHAR(34); &quot;, &quot;; [.$E$2]; &quot;: &quot;; CHAR(34); IF(['Input Data'.E48]=&quot;FEMALE&quot;; &quot;Female&quot;; &quot;Male&quot;); CHAR(34); &quot; },&quot;))" office:value-type="string" office:string-value="{ loc: &quot;Dutch (Netherlands)&quot;, name: &quot;nl-NL-Wavenet-B&quot;, gend: &quot;Male&quot; }," calcext:value-type="string">
            <text:p>{ loc: "Dutch (Netherlands)", name: "nl-NL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9]); &quot;&quot;; COM.MICROSOFT.CONCAT(&quot;{ &quot;; [.$C$2]; &quot;: &quot;; CHAR(34); ['Input Data'.A49]; CHAR(34); &quot;, &quot;; [.$D$2]; &quot;: &quot;; CHAR(34); ['Input Data'.D49]; CHAR(34); &quot;, &quot;; [.$E$2]; &quot;: &quot;; CHAR(34); IF(['Input Data'.E49]=&quot;FEMALE&quot;; &quot;Female&quot;; &quot;Male&quot;); CHAR(34); &quot; },&quot;))" office:value-type="string" office:string-value="{ loc: &quot;Dutch (Netherlands)&quot;, name: &quot;nl-NL-Wavenet-C&quot;, gend: &quot;Male&quot; }," calcext:value-type="string">
            <text:p>{ loc: "Dutch (Netherlands)", name: "nl-NL-Wavenet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0]); &quot;&quot;; COM.MICROSOFT.CONCAT(&quot;{ &quot;; [.$C$2]; &quot;: &quot;; CHAR(34); ['Input Data'.A50]; CHAR(34); &quot;, &quot;; [.$D$2]; &quot;: &quot;; CHAR(34); ['Input Data'.D50]; CHAR(34); &quot;, &quot;; [.$E$2]; &quot;: &quot;; CHAR(34); IF(['Input Data'.E50]=&quot;FEMALE&quot;; &quot;Female&quot;; &quot;Male&quot;); CHAR(34); &quot; },&quot;))" office:value-type="string" office:string-value="{ loc: &quot;Dutch (Netherlands)&quot;, name: &quot;nl-NL-Wavenet-D&quot;, gend: &quot;Female&quot; }," calcext:value-type="string">
            <text:p>{ loc: "Dutch (Netherlands)", name: "nl-NL-Wavenet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1]); &quot;&quot;; COM.MICROSOFT.CONCAT(&quot;{ &quot;; [.$C$2]; &quot;: &quot;; CHAR(34); ['Input Data'.A51]; CHAR(34); &quot;, &quot;; [.$D$2]; &quot;: &quot;; CHAR(34); ['Input Data'.D51]; CHAR(34); &quot;, &quot;; [.$E$2]; &quot;: &quot;; CHAR(34); IF(['Input Data'.E51]=&quot;FEMALE&quot;; &quot;Female&quot;; &quot;Male&quot;); CHAR(34); &quot; },&quot;))" office:value-type="string" office:string-value="{ loc: &quot;Dutch (Netherlands)&quot;, name: &quot;nl-NL-Wavenet-E&quot;, gend: &quot;Female&quot; }," calcext:value-type="string">
            <text:p>{ loc: "Dutch (Netherlands)", name: "nl-NL-Wavenet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2]); &quot;&quot;; COM.MICROSOFT.CONCAT(&quot;{ &quot;; [.$C$2]; &quot;: &quot;; CHAR(34); ['Input Data'.A52]; CHAR(34); &quot;, &quot;; [.$D$2]; &quot;: &quot;; CHAR(34); ['Input Data'.D52]; CHAR(34); &quot;, &quot;; [.$E$2]; &quot;: &quot;; CHAR(34); IF(['Input Data'.E52]=&quot;FEMALE&quot;; &quot;Female&quot;; &quot;Male&quot;); CHAR(34); &quot; },&quot;))" office:value-type="string" office:string-value="{ loc: &quot;English (Australia)&quot;, name: &quot;en-AU-Neural2-A&quot;, gend: &quot;Female&quot; }," calcext:value-type="string">
            <text:p>{ loc: "English (Australia)", name: "en-AU-Neural2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3]); &quot;&quot;; COM.MICROSOFT.CONCAT(&quot;{ &quot;; [.$C$2]; &quot;: &quot;; CHAR(34); ['Input Data'.A53]; CHAR(34); &quot;, &quot;; [.$D$2]; &quot;: &quot;; CHAR(34); ['Input Data'.D53]; CHAR(34); &quot;, &quot;; [.$E$2]; &quot;: &quot;; CHAR(34); IF(['Input Data'.E53]=&quot;FEMALE&quot;; &quot;Female&quot;; &quot;Male&quot;); CHAR(34); &quot; },&quot;))" office:value-type="string" office:string-value="{ loc: &quot;English (Australia)&quot;, name: &quot;en-AU-Neural2-B&quot;, gend: &quot;Male&quot; }," calcext:value-type="string">
            <text:p>{ loc: "English (Australia)", name: "en-AU-Neural2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4]); &quot;&quot;; COM.MICROSOFT.CONCAT(&quot;{ &quot;; [.$C$2]; &quot;: &quot;; CHAR(34); ['Input Data'.A54]; CHAR(34); &quot;, &quot;; [.$D$2]; &quot;: &quot;; CHAR(34); ['Input Data'.D54]; CHAR(34); &quot;, &quot;; [.$E$2]; &quot;: &quot;; CHAR(34); IF(['Input Data'.E54]=&quot;FEMALE&quot;; &quot;Female&quot;; &quot;Male&quot;); CHAR(34); &quot; },&quot;))" office:value-type="string" office:string-value="{ loc: &quot;English (Australia)&quot;, name: &quot;en-AU-Neural2-C&quot;, gend: &quot;Female&quot; }," calcext:value-type="string">
            <text:p>{ loc: "English (Australia)", name: "en-AU-Neural2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5]); &quot;&quot;; COM.MICROSOFT.CONCAT(&quot;{ &quot;; [.$C$2]; &quot;: &quot;; CHAR(34); ['Input Data'.A55]; CHAR(34); &quot;, &quot;; [.$D$2]; &quot;: &quot;; CHAR(34); ['Input Data'.D55]; CHAR(34); &quot;, &quot;; [.$E$2]; &quot;: &quot;; CHAR(34); IF(['Input Data'.E55]=&quot;FEMALE&quot;; &quot;Female&quot;; &quot;Male&quot;); CHAR(34); &quot; },&quot;))" office:value-type="string" office:string-value="{ loc: &quot;English (Australia)&quot;, name: &quot;en-AU-Neural2-D&quot;, gend: &quot;Male&quot; }," calcext:value-type="string">
            <text:p>{ loc: "English (Australia)", name: "en-AU-Neural2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6]); &quot;&quot;; COM.MICROSOFT.CONCAT(&quot;{ &quot;; [.$C$2]; &quot;: &quot;; CHAR(34); ['Input Data'.A56]; CHAR(34); &quot;, &quot;; [.$D$2]; &quot;: &quot;; CHAR(34); ['Input Data'.D56]; CHAR(34); &quot;, &quot;; [.$E$2]; &quot;: &quot;; CHAR(34); IF(['Input Data'.E56]=&quot;FEMALE&quot;; &quot;Female&quot;; &quot;Male&quot;); CHAR(34); &quot; },&quot;))" office:value-type="string" office:string-value="{ loc: &quot;English (Australia)&quot;, name: &quot;en-AU-News-E&quot;, gend: &quot;Female&quot; }," calcext:value-type="string">
            <text:p>{ loc: "English (Australia)", name: "en-AU-News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7]); &quot;&quot;; COM.MICROSOFT.CONCAT(&quot;{ &quot;; [.$C$2]; &quot;: &quot;; CHAR(34); ['Input Data'.A57]; CHAR(34); &quot;, &quot;; [.$D$2]; &quot;: &quot;; CHAR(34); ['Input Data'.D57]; CHAR(34); &quot;, &quot;; [.$E$2]; &quot;: &quot;; CHAR(34); IF(['Input Data'.E57]=&quot;FEMALE&quot;; &quot;Female&quot;; &quot;Male&quot;); CHAR(34); &quot; },&quot;))" office:value-type="string" office:string-value="{ loc: &quot;English (Australia)&quot;, name: &quot;en-AU-News-F&quot;, gend: &quot;Female&quot; }," calcext:value-type="string">
            <text:p>{ loc: "English (Australia)", name: "en-AU-News-F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8]); &quot;&quot;; COM.MICROSOFT.CONCAT(&quot;{ &quot;; [.$C$2]; &quot;: &quot;; CHAR(34); ['Input Data'.A58]; CHAR(34); &quot;, &quot;; [.$D$2]; &quot;: &quot;; CHAR(34); ['Input Data'.D58]; CHAR(34); &quot;, &quot;; [.$E$2]; &quot;: &quot;; CHAR(34); IF(['Input Data'.E58]=&quot;FEMALE&quot;; &quot;Female&quot;; &quot;Male&quot;); CHAR(34); &quot; },&quot;))" office:value-type="string" office:string-value="{ loc: &quot;English (Australia)&quot;, name: &quot;en-AU-News-G&quot;, gend: &quot;Male&quot; }," calcext:value-type="string">
            <text:p>{ loc: "English (Australia)", name: "en-AU-News-G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59]); &quot;&quot;; COM.MICROSOFT.CONCAT(&quot;{ &quot;; [.$C$2]; &quot;: &quot;; CHAR(34); ['Input Data'.A59]; CHAR(34); &quot;, &quot;; [.$D$2]; &quot;: &quot;; CHAR(34); ['Input Data'.D59]; CHAR(34); &quot;, &quot;; [.$E$2]; &quot;: &quot;; CHAR(34); IF(['Input Data'.E59]=&quot;FEMALE&quot;; &quot;Female&quot;; &quot;Male&quot;); CHAR(34); &quot; },&quot;))" office:value-type="string" office:string-value="{ loc: &quot;English (Australia)&quot;, name: &quot;en-AU-Polyglot-1&quot;, gend: &quot;Male&quot; }," calcext:value-type="string">
            <text:p>{ loc: "English (Australia)", name: "en-AU-Polyglot-1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0]); &quot;&quot;; COM.MICROSOFT.CONCAT(&quot;{ &quot;; [.$C$2]; &quot;: &quot;; CHAR(34); ['Input Data'.A60]; CHAR(34); &quot;, &quot;; [.$D$2]; &quot;: &quot;; CHAR(34); ['Input Data'.D60]; CHAR(34); &quot;, &quot;; [.$E$2]; &quot;: &quot;; CHAR(34); IF(['Input Data'.E60]=&quot;FEMALE&quot;; &quot;Female&quot;; &quot;Male&quot;); CHAR(34); &quot; },&quot;))" office:value-type="string" office:string-value="{ loc: &quot;English (Australia)&quot;, name: &quot;en-AU-Standard-A&quot;, gend: &quot;Female&quot; }," calcext:value-type="string">
            <text:p>{ loc: "English (Australia)", name: "en-AU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1]); &quot;&quot;; COM.MICROSOFT.CONCAT(&quot;{ &quot;; [.$C$2]; &quot;: &quot;; CHAR(34); ['Input Data'.A61]; CHAR(34); &quot;, &quot;; [.$D$2]; &quot;: &quot;; CHAR(34); ['Input Data'.D61]; CHAR(34); &quot;, &quot;; [.$E$2]; &quot;: &quot;; CHAR(34); IF(['Input Data'.E61]=&quot;FEMALE&quot;; &quot;Female&quot;; &quot;Male&quot;); CHAR(34); &quot; },&quot;))" office:value-type="string" office:string-value="{ loc: &quot;English (Australia)&quot;, name: &quot;en-AU-Standard-B&quot;, gend: &quot;Male&quot; }," calcext:value-type="string">
            <text:p>{ loc: "English (Australia)", name: "en-AU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2]); &quot;&quot;; COM.MICROSOFT.CONCAT(&quot;{ &quot;; [.$C$2]; &quot;: &quot;; CHAR(34); ['Input Data'.A62]; CHAR(34); &quot;, &quot;; [.$D$2]; &quot;: &quot;; CHAR(34); ['Input Data'.D62]; CHAR(34); &quot;, &quot;; [.$E$2]; &quot;: &quot;; CHAR(34); IF(['Input Data'.E62]=&quot;FEMALE&quot;; &quot;Female&quot;; &quot;Male&quot;); CHAR(34); &quot; },&quot;))" office:value-type="string" office:string-value="{ loc: &quot;English (Australia)&quot;, name: &quot;en-AU-Standard-C&quot;, gend: &quot;Female&quot; }," calcext:value-type="string">
            <text:p>{ loc: "English (Australia)", name: "en-AU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3]); &quot;&quot;; COM.MICROSOFT.CONCAT(&quot;{ &quot;; [.$C$2]; &quot;: &quot;; CHAR(34); ['Input Data'.A63]; CHAR(34); &quot;, &quot;; [.$D$2]; &quot;: &quot;; CHAR(34); ['Input Data'.D63]; CHAR(34); &quot;, &quot;; [.$E$2]; &quot;: &quot;; CHAR(34); IF(['Input Data'.E63]=&quot;FEMALE&quot;; &quot;Female&quot;; &quot;Male&quot;); CHAR(34); &quot; },&quot;))" office:value-type="string" office:string-value="{ loc: &quot;English (Australia)&quot;, name: &quot;en-AU-Standard-D&quot;, gend: &quot;Male&quot; }," calcext:value-type="string">
            <text:p>{ loc: "English (Australia)", name: "en-AU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4]); &quot;&quot;; COM.MICROSOFT.CONCAT(&quot;{ &quot;; [.$C$2]; &quot;: &quot;; CHAR(34); ['Input Data'.A64]; CHAR(34); &quot;, &quot;; [.$D$2]; &quot;: &quot;; CHAR(34); ['Input Data'.D64]; CHAR(34); &quot;, &quot;; [.$E$2]; &quot;: &quot;; CHAR(34); IF(['Input Data'.E64]=&quot;FEMALE&quot;; &quot;Female&quot;; &quot;Male&quot;); CHAR(34); &quot; },&quot;))" office:value-type="string" office:string-value="{ loc: &quot;English (Australia)&quot;, name: &quot;en-AU-Wavenet-A&quot;, gend: &quot;Female&quot; }," calcext:value-type="string">
            <text:p>{ loc: "English (Australia)", name: "en-AU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5]); &quot;&quot;; COM.MICROSOFT.CONCAT(&quot;{ &quot;; [.$C$2]; &quot;: &quot;; CHAR(34); ['Input Data'.A65]; CHAR(34); &quot;, &quot;; [.$D$2]; &quot;: &quot;; CHAR(34); ['Input Data'.D65]; CHAR(34); &quot;, &quot;; [.$E$2]; &quot;: &quot;; CHAR(34); IF(['Input Data'.E65]=&quot;FEMALE&quot;; &quot;Female&quot;; &quot;Male&quot;); CHAR(34); &quot; },&quot;))" office:value-type="string" office:string-value="{ loc: &quot;English (Australia)&quot;, name: &quot;en-AU-Wavenet-B&quot;, gend: &quot;Male&quot; }," calcext:value-type="string">
            <text:p>{ loc: "English (Australia)", name: "en-AU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6]); &quot;&quot;; COM.MICROSOFT.CONCAT(&quot;{ &quot;; [.$C$2]; &quot;: &quot;; CHAR(34); ['Input Data'.A66]; CHAR(34); &quot;, &quot;; [.$D$2]; &quot;: &quot;; CHAR(34); ['Input Data'.D66]; CHAR(34); &quot;, &quot;; [.$E$2]; &quot;: &quot;; CHAR(34); IF(['Input Data'.E66]=&quot;FEMALE&quot;; &quot;Female&quot;; &quot;Male&quot;); CHAR(34); &quot; },&quot;))" office:value-type="string" office:string-value="{ loc: &quot;English (Australia)&quot;, name: &quot;en-AU-Wavenet-C&quot;, gend: &quot;Female&quot; }," calcext:value-type="string">
            <text:p>{ loc: "English (Australia)", name: "en-AU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7]); &quot;&quot;; COM.MICROSOFT.CONCAT(&quot;{ &quot;; [.$C$2]; &quot;: &quot;; CHAR(34); ['Input Data'.A67]; CHAR(34); &quot;, &quot;; [.$D$2]; &quot;: &quot;; CHAR(34); ['Input Data'.D67]; CHAR(34); &quot;, &quot;; [.$E$2]; &quot;: &quot;; CHAR(34); IF(['Input Data'.E67]=&quot;FEMALE&quot;; &quot;Female&quot;; &quot;Male&quot;); CHAR(34); &quot; },&quot;))" office:value-type="string" office:string-value="{ loc: &quot;English (Australia)&quot;, name: &quot;en-AU-Wavenet-D&quot;, gend: &quot;Male&quot; }," calcext:value-type="string">
            <text:p>{ loc: "English (Australia)", name: "en-AU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8]); &quot;&quot;; COM.MICROSOFT.CONCAT(&quot;{ &quot;; [.$C$2]; &quot;: &quot;; CHAR(34); ['Input Data'.A68]; CHAR(34); &quot;, &quot;; [.$D$2]; &quot;: &quot;; CHAR(34); ['Input Data'.D68]; CHAR(34); &quot;, &quot;; [.$E$2]; &quot;: &quot;; CHAR(34); IF(['Input Data'.E68]=&quot;FEMALE&quot;; &quot;Female&quot;; &quot;Male&quot;); CHAR(34); &quot; },&quot;))" office:value-type="string" office:string-value="{ loc: &quot;English (India)&quot;, name: &quot;en-IN-Neural2-A&quot;, gend: &quot;Female&quot; }," calcext:value-type="string">
            <text:p>{ loc: "English (India)", name: "en-IN-Neural2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69]); &quot;&quot;; COM.MICROSOFT.CONCAT(&quot;{ &quot;; [.$C$2]; &quot;: &quot;; CHAR(34); ['Input Data'.A69]; CHAR(34); &quot;, &quot;; [.$D$2]; &quot;: &quot;; CHAR(34); ['Input Data'.D69]; CHAR(34); &quot;, &quot;; [.$E$2]; &quot;: &quot;; CHAR(34); IF(['Input Data'.E69]=&quot;FEMALE&quot;; &quot;Female&quot;; &quot;Male&quot;); CHAR(34); &quot; },&quot;))" office:value-type="string" office:string-value="{ loc: &quot;English (India)&quot;, name: &quot;en-IN-Neural2-B&quot;, gend: &quot;Male&quot; }," calcext:value-type="string">
            <text:p>{ loc: "English (India)", name: "en-IN-Neural2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0]); &quot;&quot;; COM.MICROSOFT.CONCAT(&quot;{ &quot;; [.$C$2]; &quot;: &quot;; CHAR(34); ['Input Data'.A70]; CHAR(34); &quot;, &quot;; [.$D$2]; &quot;: &quot;; CHAR(34); ['Input Data'.D70]; CHAR(34); &quot;, &quot;; [.$E$2]; &quot;: &quot;; CHAR(34); IF(['Input Data'.E70]=&quot;FEMALE&quot;; &quot;Female&quot;; &quot;Male&quot;); CHAR(34); &quot; },&quot;))" office:value-type="string" office:string-value="{ loc: &quot;English (India)&quot;, name: &quot;en-IN-Neural2-C&quot;, gend: &quot;Male&quot; }," calcext:value-type="string">
            <text:p>{ loc: "English (India)", name: "en-IN-Neural2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1]); &quot;&quot;; COM.MICROSOFT.CONCAT(&quot;{ &quot;; [.$C$2]; &quot;: &quot;; CHAR(34); ['Input Data'.A71]; CHAR(34); &quot;, &quot;; [.$D$2]; &quot;: &quot;; CHAR(34); ['Input Data'.D71]; CHAR(34); &quot;, &quot;; [.$E$2]; &quot;: &quot;; CHAR(34); IF(['Input Data'.E71]=&quot;FEMALE&quot;; &quot;Female&quot;; &quot;Male&quot;); CHAR(34); &quot; },&quot;))" office:value-type="string" office:string-value="{ loc: &quot;English (India)&quot;, name: &quot;en-IN-Neural2-D&quot;, gend: &quot;Female&quot; }," calcext:value-type="string">
            <text:p>{ loc: "English (India)", name: "en-IN-Neural2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2]); &quot;&quot;; COM.MICROSOFT.CONCAT(&quot;{ &quot;; [.$C$2]; &quot;: &quot;; CHAR(34); ['Input Data'.A72]; CHAR(34); &quot;, &quot;; [.$D$2]; &quot;: &quot;; CHAR(34); ['Input Data'.D72]; CHAR(34); &quot;, &quot;; [.$E$2]; &quot;: &quot;; CHAR(34); IF(['Input Data'.E72]=&quot;FEMALE&quot;; &quot;Female&quot;; &quot;Male&quot;); CHAR(34); &quot; },&quot;))" office:value-type="string" office:string-value="{ loc: &quot;English (India)&quot;, name: &quot;en-IN-Standard-A&quot;, gend: &quot;Female&quot; }," calcext:value-type="string">
            <text:p>{ loc: "English (India)", name: "en-IN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3]); &quot;&quot;; COM.MICROSOFT.CONCAT(&quot;{ &quot;; [.$C$2]; &quot;: &quot;; CHAR(34); ['Input Data'.A73]; CHAR(34); &quot;, &quot;; [.$D$2]; &quot;: &quot;; CHAR(34); ['Input Data'.D73]; CHAR(34); &quot;, &quot;; [.$E$2]; &quot;: &quot;; CHAR(34); IF(['Input Data'.E73]=&quot;FEMALE&quot;; &quot;Female&quot;; &quot;Male&quot;); CHAR(34); &quot; },&quot;))" office:value-type="string" office:string-value="{ loc: &quot;English (India)&quot;, name: &quot;en-IN-Standard-B&quot;, gend: &quot;Male&quot; }," calcext:value-type="string">
            <text:p>{ loc: "English (India)", name: "en-IN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4]); &quot;&quot;; COM.MICROSOFT.CONCAT(&quot;{ &quot;; [.$C$2]; &quot;: &quot;; CHAR(34); ['Input Data'.A74]; CHAR(34); &quot;, &quot;; [.$D$2]; &quot;: &quot;; CHAR(34); ['Input Data'.D74]; CHAR(34); &quot;, &quot;; [.$E$2]; &quot;: &quot;; CHAR(34); IF(['Input Data'.E74]=&quot;FEMALE&quot;; &quot;Female&quot;; &quot;Male&quot;); CHAR(34); &quot; },&quot;))" office:value-type="string" office:string-value="{ loc: &quot;English (India)&quot;, name: &quot;en-IN-Standard-C&quot;, gend: &quot;Male&quot; }," calcext:value-type="string">
            <text:p>{ loc: "English (India)", name: "en-IN-Standard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5]); &quot;&quot;; COM.MICROSOFT.CONCAT(&quot;{ &quot;; [.$C$2]; &quot;: &quot;; CHAR(34); ['Input Data'.A75]; CHAR(34); &quot;, &quot;; [.$D$2]; &quot;: &quot;; CHAR(34); ['Input Data'.D75]; CHAR(34); &quot;, &quot;; [.$E$2]; &quot;: &quot;; CHAR(34); IF(['Input Data'.E75]=&quot;FEMALE&quot;; &quot;Female&quot;; &quot;Male&quot;); CHAR(34); &quot; },&quot;))" office:value-type="string" office:string-value="{ loc: &quot;English (India)&quot;, name: &quot;en-IN-Standard-D&quot;, gend: &quot;Female&quot; }," calcext:value-type="string">
            <text:p>{ loc: "English (India)", name: "en-IN-Standard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6]); &quot;&quot;; COM.MICROSOFT.CONCAT(&quot;{ &quot;; [.$C$2]; &quot;: &quot;; CHAR(34); ['Input Data'.A76]; CHAR(34); &quot;, &quot;; [.$D$2]; &quot;: &quot;; CHAR(34); ['Input Data'.D76]; CHAR(34); &quot;, &quot;; [.$E$2]; &quot;: &quot;; CHAR(34); IF(['Input Data'.E76]=&quot;FEMALE&quot;; &quot;Female&quot;; &quot;Male&quot;); CHAR(34); &quot; },&quot;))" office:value-type="string" office:string-value="{ loc: &quot;English (India)&quot;, name: &quot;en-IN-Wavenet-A&quot;, gend: &quot;Female&quot; }," calcext:value-type="string">
            <text:p>{ loc: "English (India)", name: "en-IN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7]); &quot;&quot;; COM.MICROSOFT.CONCAT(&quot;{ &quot;; [.$C$2]; &quot;: &quot;; CHAR(34); ['Input Data'.A77]; CHAR(34); &quot;, &quot;; [.$D$2]; &quot;: &quot;; CHAR(34); ['Input Data'.D77]; CHAR(34); &quot;, &quot;; [.$E$2]; &quot;: &quot;; CHAR(34); IF(['Input Data'.E77]=&quot;FEMALE&quot;; &quot;Female&quot;; &quot;Male&quot;); CHAR(34); &quot; },&quot;))" office:value-type="string" office:string-value="{ loc: &quot;English (India)&quot;, name: &quot;en-IN-Wavenet-B&quot;, gend: &quot;Male&quot; }," calcext:value-type="string">
            <text:p>{ loc: "English (India)", name: "en-IN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8]); &quot;&quot;; COM.MICROSOFT.CONCAT(&quot;{ &quot;; [.$C$2]; &quot;: &quot;; CHAR(34); ['Input Data'.A78]; CHAR(34); &quot;, &quot;; [.$D$2]; &quot;: &quot;; CHAR(34); ['Input Data'.D78]; CHAR(34); &quot;, &quot;; [.$E$2]; &quot;: &quot;; CHAR(34); IF(['Input Data'.E78]=&quot;FEMALE&quot;; &quot;Female&quot;; &quot;Male&quot;); CHAR(34); &quot; },&quot;))" office:value-type="string" office:string-value="{ loc: &quot;English (India)&quot;, name: &quot;en-IN-Wavenet-C&quot;, gend: &quot;Male&quot; }," calcext:value-type="string">
            <text:p>{ loc: "English (India)", name: "en-IN-Wavenet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79]); &quot;&quot;; COM.MICROSOFT.CONCAT(&quot;{ &quot;; [.$C$2]; &quot;: &quot;; CHAR(34); ['Input Data'.A79]; CHAR(34); &quot;, &quot;; [.$D$2]; &quot;: &quot;; CHAR(34); ['Input Data'.D79]; CHAR(34); &quot;, &quot;; [.$E$2]; &quot;: &quot;; CHAR(34); IF(['Input Data'.E79]=&quot;FEMALE&quot;; &quot;Female&quot;; &quot;Male&quot;); CHAR(34); &quot; },&quot;))" office:value-type="string" office:string-value="{ loc: &quot;English (India)&quot;, name: &quot;en-IN-Wavenet-D&quot;, gend: &quot;Female&quot; }," calcext:value-type="string">
            <text:p>{ loc: "English (India)", name: "en-IN-Wavenet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0]); &quot;&quot;; COM.MICROSOFT.CONCAT(&quot;{ &quot;; [.$C$2]; &quot;: &quot;; CHAR(34); ['Input Data'.A80]; CHAR(34); &quot;, &quot;; [.$D$2]; &quot;: &quot;; CHAR(34); ['Input Data'.D80]; CHAR(34); &quot;, &quot;; [.$E$2]; &quot;: &quot;; CHAR(34); IF(['Input Data'.E80]=&quot;FEMALE&quot;; &quot;Female&quot;; &quot;Male&quot;); CHAR(34); &quot; },&quot;))" office:value-type="string" office:string-value="{ loc: &quot;English (UK)&quot;, name: &quot;en-GB-Neural2-A&quot;, gend: &quot;Female&quot; }," calcext:value-type="string">
            <text:p>{ loc: "English (UK)", name: "en-GB-Neural2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1]); &quot;&quot;; COM.MICROSOFT.CONCAT(&quot;{ &quot;; [.$C$2]; &quot;: &quot;; CHAR(34); ['Input Data'.A81]; CHAR(34); &quot;, &quot;; [.$D$2]; &quot;: &quot;; CHAR(34); ['Input Data'.D81]; CHAR(34); &quot;, &quot;; [.$E$2]; &quot;: &quot;; CHAR(34); IF(['Input Data'.E81]=&quot;FEMALE&quot;; &quot;Female&quot;; &quot;Male&quot;); CHAR(34); &quot; },&quot;))" office:value-type="string" office:string-value="{ loc: &quot;English (UK)&quot;, name: &quot;en-GB-Neural2-B&quot;, gend: &quot;Male&quot; }," calcext:value-type="string">
            <text:p>{ loc: "English (UK)", name: "en-GB-Neural2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2]); &quot;&quot;; COM.MICROSOFT.CONCAT(&quot;{ &quot;; [.$C$2]; &quot;: &quot;; CHAR(34); ['Input Data'.A82]; CHAR(34); &quot;, &quot;; [.$D$2]; &quot;: &quot;; CHAR(34); ['Input Data'.D82]; CHAR(34); &quot;, &quot;; [.$E$2]; &quot;: &quot;; CHAR(34); IF(['Input Data'.E82]=&quot;FEMALE&quot;; &quot;Female&quot;; &quot;Male&quot;); CHAR(34); &quot; },&quot;))" office:value-type="string" office:string-value="{ loc: &quot;English (UK)&quot;, name: &quot;en-GB-Neural2-C&quot;, gend: &quot;Female&quot; }," calcext:value-type="string">
            <text:p>{ loc: "English (UK)", name: "en-GB-Neural2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3]); &quot;&quot;; COM.MICROSOFT.CONCAT(&quot;{ &quot;; [.$C$2]; &quot;: &quot;; CHAR(34); ['Input Data'.A83]; CHAR(34); &quot;, &quot;; [.$D$2]; &quot;: &quot;; CHAR(34); ['Input Data'.D83]; CHAR(34); &quot;, &quot;; [.$E$2]; &quot;: &quot;; CHAR(34); IF(['Input Data'.E83]=&quot;FEMALE&quot;; &quot;Female&quot;; &quot;Male&quot;); CHAR(34); &quot; },&quot;))" office:value-type="string" office:string-value="{ loc: &quot;English (UK)&quot;, name: &quot;en-GB-Neural2-D&quot;, gend: &quot;Male&quot; }," calcext:value-type="string">
            <text:p>{ loc: "English (UK)", name: "en-GB-Neural2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4]); &quot;&quot;; COM.MICROSOFT.CONCAT(&quot;{ &quot;; [.$C$2]; &quot;: &quot;; CHAR(34); ['Input Data'.A84]; CHAR(34); &quot;, &quot;; [.$D$2]; &quot;: &quot;; CHAR(34); ['Input Data'.D84]; CHAR(34); &quot;, &quot;; [.$E$2]; &quot;: &quot;; CHAR(34); IF(['Input Data'.E84]=&quot;FEMALE&quot;; &quot;Female&quot;; &quot;Male&quot;); CHAR(34); &quot; },&quot;))" office:value-type="string" office:string-value="{ loc: &quot;English (UK)&quot;, name: &quot;en-GB-Neural2-F&quot;, gend: &quot;Female&quot; }," calcext:value-type="string">
            <text:p>{ loc: "English (UK)", name: "en-GB-Neural2-F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5]); &quot;&quot;; COM.MICROSOFT.CONCAT(&quot;{ &quot;; [.$C$2]; &quot;: &quot;; CHAR(34); ['Input Data'.A85]; CHAR(34); &quot;, &quot;; [.$D$2]; &quot;: &quot;; CHAR(34); ['Input Data'.D85]; CHAR(34); &quot;, &quot;; [.$E$2]; &quot;: &quot;; CHAR(34); IF(['Input Data'.E85]=&quot;FEMALE&quot;; &quot;Female&quot;; &quot;Male&quot;); CHAR(34); &quot; },&quot;))" office:value-type="string" office:string-value="{ loc: &quot;English (UK)&quot;, name: &quot;en-GB-News-G&quot;, gend: &quot;Female&quot; }," calcext:value-type="string">
            <text:p>{ loc: "English (UK)", name: "en-GB-News-G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6]); &quot;&quot;; COM.MICROSOFT.CONCAT(&quot;{ &quot;; [.$C$2]; &quot;: &quot;; CHAR(34); ['Input Data'.A86]; CHAR(34); &quot;, &quot;; [.$D$2]; &quot;: &quot;; CHAR(34); ['Input Data'.D86]; CHAR(34); &quot;, &quot;; [.$E$2]; &quot;: &quot;; CHAR(34); IF(['Input Data'.E86]=&quot;FEMALE&quot;; &quot;Female&quot;; &quot;Male&quot;); CHAR(34); &quot; },&quot;))" office:value-type="string" office:string-value="{ loc: &quot;English (UK)&quot;, name: &quot;en-GB-News-H&quot;, gend: &quot;Female&quot; }," calcext:value-type="string">
            <text:p>{ loc: "English (UK)", name: "en-GB-News-H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7]); &quot;&quot;; COM.MICROSOFT.CONCAT(&quot;{ &quot;; [.$C$2]; &quot;: &quot;; CHAR(34); ['Input Data'.A87]; CHAR(34); &quot;, &quot;; [.$D$2]; &quot;: &quot;; CHAR(34); ['Input Data'.D87]; CHAR(34); &quot;, &quot;; [.$E$2]; &quot;: &quot;; CHAR(34); IF(['Input Data'.E87]=&quot;FEMALE&quot;; &quot;Female&quot;; &quot;Male&quot;); CHAR(34); &quot; },&quot;))" office:value-type="string" office:string-value="{ loc: &quot;English (UK)&quot;, name: &quot;en-GB-News-I&quot;, gend: &quot;Female&quot; }," calcext:value-type="string">
            <text:p>{ loc: "English (UK)", name: "en-GB-News-I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8]); &quot;&quot;; COM.MICROSOFT.CONCAT(&quot;{ &quot;; [.$C$2]; &quot;: &quot;; CHAR(34); ['Input Data'.A88]; CHAR(34); &quot;, &quot;; [.$D$2]; &quot;: &quot;; CHAR(34); ['Input Data'.D88]; CHAR(34); &quot;, &quot;; [.$E$2]; &quot;: &quot;; CHAR(34); IF(['Input Data'.E88]=&quot;FEMALE&quot;; &quot;Female&quot;; &quot;Male&quot;); CHAR(34); &quot; },&quot;))" office:value-type="string" office:string-value="{ loc: &quot;English (UK)&quot;, name: &quot;en-GB-News-J&quot;, gend: &quot;Male&quot; }," calcext:value-type="string">
            <text:p>{ loc: "English (UK)", name: "en-GB-News-J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89]); &quot;&quot;; COM.MICROSOFT.CONCAT(&quot;{ &quot;; [.$C$2]; &quot;: &quot;; CHAR(34); ['Input Data'.A89]; CHAR(34); &quot;, &quot;; [.$D$2]; &quot;: &quot;; CHAR(34); ['Input Data'.D89]; CHAR(34); &quot;, &quot;; [.$E$2]; &quot;: &quot;; CHAR(34); IF(['Input Data'.E89]=&quot;FEMALE&quot;; &quot;Female&quot;; &quot;Male&quot;); CHAR(34); &quot; },&quot;))" office:value-type="string" office:string-value="{ loc: &quot;English (UK)&quot;, name: &quot;en-GB-News-K&quot;, gend: &quot;Male&quot; }," calcext:value-type="string">
            <text:p>{ loc: "English (UK)", name: "en-GB-News-K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0]); &quot;&quot;; COM.MICROSOFT.CONCAT(&quot;{ &quot;; [.$C$2]; &quot;: &quot;; CHAR(34); ['Input Data'.A90]; CHAR(34); &quot;, &quot;; [.$D$2]; &quot;: &quot;; CHAR(34); ['Input Data'.D90]; CHAR(34); &quot;, &quot;; [.$E$2]; &quot;: &quot;; CHAR(34); IF(['Input Data'.E90]=&quot;FEMALE&quot;; &quot;Female&quot;; &quot;Male&quot;); CHAR(34); &quot; },&quot;))" office:value-type="string" office:string-value="{ loc: &quot;English (UK)&quot;, name: &quot;en-GB-News-L&quot;, gend: &quot;Male&quot; }," calcext:value-type="string">
            <text:p>{ loc: "English (UK)", name: "en-GB-News-L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1]); &quot;&quot;; COM.MICROSOFT.CONCAT(&quot;{ &quot;; [.$C$2]; &quot;: &quot;; CHAR(34); ['Input Data'.A91]; CHAR(34); &quot;, &quot;; [.$D$2]; &quot;: &quot;; CHAR(34); ['Input Data'.D91]; CHAR(34); &quot;, &quot;; [.$E$2]; &quot;: &quot;; CHAR(34); IF(['Input Data'.E91]=&quot;FEMALE&quot;; &quot;Female&quot;; &quot;Male&quot;); CHAR(34); &quot; },&quot;))" office:value-type="string" office:string-value="{ loc: &quot;English (UK)&quot;, name: &quot;en-GB-News-M&quot;, gend: &quot;Male&quot; }," calcext:value-type="string">
            <text:p>{ loc: "English (UK)", name: "en-GB-News-M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2]); &quot;&quot;; COM.MICROSOFT.CONCAT(&quot;{ &quot;; [.$C$2]; &quot;: &quot;; CHAR(34); ['Input Data'.A92]; CHAR(34); &quot;, &quot;; [.$D$2]; &quot;: &quot;; CHAR(34); ['Input Data'.D92]; CHAR(34); &quot;, &quot;; [.$E$2]; &quot;: &quot;; CHAR(34); IF(['Input Data'.E92]=&quot;FEMALE&quot;; &quot;Female&quot;; &quot;Male&quot;); CHAR(34); &quot; },&quot;))" office:value-type="string" office:string-value="{ loc: &quot;English (UK)&quot;, name: &quot;en-GB-Standard-A&quot;, gend: &quot;Female&quot; }," calcext:value-type="string">
            <text:p>{ loc: "English (UK)", name: "en-GB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3]); &quot;&quot;; COM.MICROSOFT.CONCAT(&quot;{ &quot;; [.$C$2]; &quot;: &quot;; CHAR(34); ['Input Data'.A93]; CHAR(34); &quot;, &quot;; [.$D$2]; &quot;: &quot;; CHAR(34); ['Input Data'.D93]; CHAR(34); &quot;, &quot;; [.$E$2]; &quot;: &quot;; CHAR(34); IF(['Input Data'.E93]=&quot;FEMALE&quot;; &quot;Female&quot;; &quot;Male&quot;); CHAR(34); &quot; },&quot;))" office:value-type="string" office:string-value="{ loc: &quot;English (UK)&quot;, name: &quot;en-GB-Standard-B&quot;, gend: &quot;Male&quot; }," calcext:value-type="string">
            <text:p>{ loc: "English (UK)", name: "en-GB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4]); &quot;&quot;; COM.MICROSOFT.CONCAT(&quot;{ &quot;; [.$C$2]; &quot;: &quot;; CHAR(34); ['Input Data'.A94]; CHAR(34); &quot;, &quot;; [.$D$2]; &quot;: &quot;; CHAR(34); ['Input Data'.D94]; CHAR(34); &quot;, &quot;; [.$E$2]; &quot;: &quot;; CHAR(34); IF(['Input Data'.E94]=&quot;FEMALE&quot;; &quot;Female&quot;; &quot;Male&quot;); CHAR(34); &quot; },&quot;))" office:value-type="string" office:string-value="{ loc: &quot;English (UK)&quot;, name: &quot;en-GB-Standard-C&quot;, gend: &quot;Female&quot; }," calcext:value-type="string">
            <text:p>{ loc: "English (UK)", name: "en-GB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5]); &quot;&quot;; COM.MICROSOFT.CONCAT(&quot;{ &quot;; [.$C$2]; &quot;: &quot;; CHAR(34); ['Input Data'.A95]; CHAR(34); &quot;, &quot;; [.$D$2]; &quot;: &quot;; CHAR(34); ['Input Data'.D95]; CHAR(34); &quot;, &quot;; [.$E$2]; &quot;: &quot;; CHAR(34); IF(['Input Data'.E95]=&quot;FEMALE&quot;; &quot;Female&quot;; &quot;Male&quot;); CHAR(34); &quot; },&quot;))" office:value-type="string" office:string-value="{ loc: &quot;English (UK)&quot;, name: &quot;en-GB-Standard-D&quot;, gend: &quot;Male&quot; }," calcext:value-type="string">
            <text:p>{ loc: "English (UK)", name: "en-GB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6]); &quot;&quot;; COM.MICROSOFT.CONCAT(&quot;{ &quot;; [.$C$2]; &quot;: &quot;; CHAR(34); ['Input Data'.A96]; CHAR(34); &quot;, &quot;; [.$D$2]; &quot;: &quot;; CHAR(34); ['Input Data'.D96]; CHAR(34); &quot;, &quot;; [.$E$2]; &quot;: &quot;; CHAR(34); IF(['Input Data'.E96]=&quot;FEMALE&quot;; &quot;Female&quot;; &quot;Male&quot;); CHAR(34); &quot; },&quot;))" office:value-type="string" office:string-value="{ loc: &quot;English (UK)&quot;, name: &quot;en-GB-Standard-F&quot;, gend: &quot;Female&quot; }," calcext:value-type="string">
            <text:p>{ loc: "English (UK)", name: "en-GB-Standard-F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7]); &quot;&quot;; COM.MICROSOFT.CONCAT(&quot;{ &quot;; [.$C$2]; &quot;: &quot;; CHAR(34); ['Input Data'.A97]; CHAR(34); &quot;, &quot;; [.$D$2]; &quot;: &quot;; CHAR(34); ['Input Data'.D97]; CHAR(34); &quot;, &quot;; [.$E$2]; &quot;: &quot;; CHAR(34); IF(['Input Data'.E97]=&quot;FEMALE&quot;; &quot;Female&quot;; &quot;Male&quot;); CHAR(34); &quot; },&quot;))" office:value-type="string" office:string-value="{ loc: &quot;English (UK)&quot;, name: &quot;en-GB-Studio-B&quot;, gend: &quot;Male&quot; }," calcext:value-type="string">
            <text:p>{ loc: "English (UK)", name: "en-GB-Studio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8]); &quot;&quot;; COM.MICROSOFT.CONCAT(&quot;{ &quot;; [.$C$2]; &quot;: &quot;; CHAR(34); ['Input Data'.A98]; CHAR(34); &quot;, &quot;; [.$D$2]; &quot;: &quot;; CHAR(34); ['Input Data'.D98]; CHAR(34); &quot;, &quot;; [.$E$2]; &quot;: &quot;; CHAR(34); IF(['Input Data'.E98]=&quot;FEMALE&quot;; &quot;Female&quot;; &quot;Male&quot;); CHAR(34); &quot; },&quot;))" office:value-type="string" office:string-value="{ loc: &quot;English (UK)&quot;, name: &quot;en-GB-Studio-C&quot;, gend: &quot;Female&quot; }," calcext:value-type="string">
            <text:p>{ loc: "English (UK)", name: "en-GB-Studio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99]); &quot;&quot;; COM.MICROSOFT.CONCAT(&quot;{ &quot;; [.$C$2]; &quot;: &quot;; CHAR(34); ['Input Data'.A99]; CHAR(34); &quot;, &quot;; [.$D$2]; &quot;: &quot;; CHAR(34); ['Input Data'.D99]; CHAR(34); &quot;, &quot;; [.$E$2]; &quot;: &quot;; CHAR(34); IF(['Input Data'.E99]=&quot;FEMALE&quot;; &quot;Female&quot;; &quot;Male&quot;); CHAR(34); &quot; },&quot;))" office:value-type="string" office:string-value="{ loc: &quot;English (UK)&quot;, name: &quot;en-GB-Wavenet-A&quot;, gend: &quot;Female&quot; }," calcext:value-type="string">
            <text:p>{ loc: "English (UK)", name: "en-GB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0]); &quot;&quot;; COM.MICROSOFT.CONCAT(&quot;{ &quot;; [.$C$2]; &quot;: &quot;; CHAR(34); ['Input Data'.A100]; CHAR(34); &quot;, &quot;; [.$D$2]; &quot;: &quot;; CHAR(34); ['Input Data'.D100]; CHAR(34); &quot;, &quot;; [.$E$2]; &quot;: &quot;; CHAR(34); IF(['Input Data'.E100]=&quot;FEMALE&quot;; &quot;Female&quot;; &quot;Male&quot;); CHAR(34); &quot; },&quot;))" office:value-type="string" office:string-value="{ loc: &quot;English (UK)&quot;, name: &quot;en-GB-Wavenet-B&quot;, gend: &quot;Male&quot; }," calcext:value-type="string">
            <text:p>{ loc: "English (UK)", name: "en-GB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1]); &quot;&quot;; COM.MICROSOFT.CONCAT(&quot;{ &quot;; [.$C$2]; &quot;: &quot;; CHAR(34); ['Input Data'.A101]; CHAR(34); &quot;, &quot;; [.$D$2]; &quot;: &quot;; CHAR(34); ['Input Data'.D101]; CHAR(34); &quot;, &quot;; [.$E$2]; &quot;: &quot;; CHAR(34); IF(['Input Data'.E101]=&quot;FEMALE&quot;; &quot;Female&quot;; &quot;Male&quot;); CHAR(34); &quot; },&quot;))" office:value-type="string" office:string-value="{ loc: &quot;English (UK)&quot;, name: &quot;en-GB-Wavenet-C&quot;, gend: &quot;Female&quot; }," calcext:value-type="string">
            <text:p>{ loc: "English (UK)", name: "en-GB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2]); &quot;&quot;; COM.MICROSOFT.CONCAT(&quot;{ &quot;; [.$C$2]; &quot;: &quot;; CHAR(34); ['Input Data'.A102]; CHAR(34); &quot;, &quot;; [.$D$2]; &quot;: &quot;; CHAR(34); ['Input Data'.D102]; CHAR(34); &quot;, &quot;; [.$E$2]; &quot;: &quot;; CHAR(34); IF(['Input Data'.E102]=&quot;FEMALE&quot;; &quot;Female&quot;; &quot;Male&quot;); CHAR(34); &quot; },&quot;))" office:value-type="string" office:string-value="{ loc: &quot;English (UK)&quot;, name: &quot;en-GB-Wavenet-D&quot;, gend: &quot;Male&quot; }," calcext:value-type="string">
            <text:p>{ loc: "English (UK)", name: "en-GB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3]); &quot;&quot;; COM.MICROSOFT.CONCAT(&quot;{ &quot;; [.$C$2]; &quot;: &quot;; CHAR(34); ['Input Data'.A103]; CHAR(34); &quot;, &quot;; [.$D$2]; &quot;: &quot;; CHAR(34); ['Input Data'.D103]; CHAR(34); &quot;, &quot;; [.$E$2]; &quot;: &quot;; CHAR(34); IF(['Input Data'.E103]=&quot;FEMALE&quot;; &quot;Female&quot;; &quot;Male&quot;); CHAR(34); &quot; },&quot;))" office:value-type="string" office:string-value="{ loc: &quot;English (UK)&quot;, name: &quot;en-GB-Wavenet-F&quot;, gend: &quot;Female&quot; }," calcext:value-type="string">
            <text:p>{ loc: "English (UK)", name: "en-GB-Wavenet-F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4]); &quot;&quot;; COM.MICROSOFT.CONCAT(&quot;{ &quot;; [.$C$2]; &quot;: &quot;; CHAR(34); ['Input Data'.A104]; CHAR(34); &quot;, &quot;; [.$D$2]; &quot;: &quot;; CHAR(34); ['Input Data'.D104]; CHAR(34); &quot;, &quot;; [.$E$2]; &quot;: &quot;; CHAR(34); IF(['Input Data'.E104]=&quot;FEMALE&quot;; &quot;Female&quot;; &quot;Male&quot;); CHAR(34); &quot; },&quot;))" office:value-type="string" office:string-value="{ loc: &quot;English (US)&quot;, name: &quot;en-US-Casual-K&quot;, gend: &quot;Male&quot; }," calcext:value-type="string">
            <text:p>{ loc: "English (US)", name: "en-US-Casual-K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5]); &quot;&quot;; COM.MICROSOFT.CONCAT(&quot;{ &quot;; [.$C$2]; &quot;: &quot;; CHAR(34); ['Input Data'.A105]; CHAR(34); &quot;, &quot;; [.$D$2]; &quot;: &quot;; CHAR(34); ['Input Data'.D105]; CHAR(34); &quot;, &quot;; [.$E$2]; &quot;: &quot;; CHAR(34); IF(['Input Data'.E105]=&quot;FEMALE&quot;; &quot;Female&quot;; &quot;Male&quot;); CHAR(34); &quot; },&quot;))" office:value-type="string" office:string-value="{ loc: &quot;English (US)&quot;, name: &quot;en-US-Journey-D&quot;, gend: &quot;Male&quot; }," calcext:value-type="string">
            <text:p>{ loc: "English (US)", name: "en-US-Journey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6]); &quot;&quot;; COM.MICROSOFT.CONCAT(&quot;{ &quot;; [.$C$2]; &quot;: &quot;; CHAR(34); ['Input Data'.A106]; CHAR(34); &quot;, &quot;; [.$D$2]; &quot;: &quot;; CHAR(34); ['Input Data'.D106]; CHAR(34); &quot;, &quot;; [.$E$2]; &quot;: &quot;; CHAR(34); IF(['Input Data'.E106]=&quot;FEMALE&quot;; &quot;Female&quot;; &quot;Male&quot;); CHAR(34); &quot; },&quot;))" office:value-type="string" office:string-value="{ loc: &quot;English (US)&quot;, name: &quot;en-US-Journey-F&quot;, gend: &quot;Female&quot; }," calcext:value-type="string">
            <text:p>{ loc: "English (US)", name: "en-US-Journey-F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7]); &quot;&quot;; COM.MICROSOFT.CONCAT(&quot;{ &quot;; [.$C$2]; &quot;: &quot;; CHAR(34); ['Input Data'.A107]; CHAR(34); &quot;, &quot;; [.$D$2]; &quot;: &quot;; CHAR(34); ['Input Data'.D107]; CHAR(34); &quot;, &quot;; [.$E$2]; &quot;: &quot;; CHAR(34); IF(['Input Data'.E107]=&quot;FEMALE&quot;; &quot;Female&quot;; &quot;Male&quot;); CHAR(34); &quot; },&quot;))" office:value-type="string" office:string-value="{ loc: &quot;English (US)&quot;, name: &quot;en-US-Journey-O&quot;, gend: &quot;Female&quot; }," calcext:value-type="string">
            <text:p>{ loc: "English (US)", name: "en-US-Journey-O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8]); &quot;&quot;; COM.MICROSOFT.CONCAT(&quot;{ &quot;; [.$C$2]; &quot;: &quot;; CHAR(34); ['Input Data'.A108]; CHAR(34); &quot;, &quot;; [.$D$2]; &quot;: &quot;; CHAR(34); ['Input Data'.D108]; CHAR(34); &quot;, &quot;; [.$E$2]; &quot;: &quot;; CHAR(34); IF(['Input Data'.E108]=&quot;FEMALE&quot;; &quot;Female&quot;; &quot;Male&quot;); CHAR(34); &quot; },&quot;))" office:value-type="string" office:string-value="{ loc: &quot;English (US)&quot;, name: &quot;en-US-Neural2-A&quot;, gend: &quot;Male&quot; }," calcext:value-type="string">
            <text:p>{ loc: "English (US)", name: "en-US-Neural2-A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09]); &quot;&quot;; COM.MICROSOFT.CONCAT(&quot;{ &quot;; [.$C$2]; &quot;: &quot;; CHAR(34); ['Input Data'.A109]; CHAR(34); &quot;, &quot;; [.$D$2]; &quot;: &quot;; CHAR(34); ['Input Data'.D109]; CHAR(34); &quot;, &quot;; [.$E$2]; &quot;: &quot;; CHAR(34); IF(['Input Data'.E109]=&quot;FEMALE&quot;; &quot;Female&quot;; &quot;Male&quot;); CHAR(34); &quot; },&quot;))" office:value-type="string" office:string-value="{ loc: &quot;English (US)&quot;, name: &quot;en-US-Neural2-C&quot;, gend: &quot;Female&quot; }," calcext:value-type="string">
            <text:p>{ loc: "English (US)", name: "en-US-Neural2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0]); &quot;&quot;; COM.MICROSOFT.CONCAT(&quot;{ &quot;; [.$C$2]; &quot;: &quot;; CHAR(34); ['Input Data'.A110]; CHAR(34); &quot;, &quot;; [.$D$2]; &quot;: &quot;; CHAR(34); ['Input Data'.D110]; CHAR(34); &quot;, &quot;; [.$E$2]; &quot;: &quot;; CHAR(34); IF(['Input Data'.E110]=&quot;FEMALE&quot;; &quot;Female&quot;; &quot;Male&quot;); CHAR(34); &quot; },&quot;))" office:value-type="string" office:string-value="{ loc: &quot;English (US)&quot;, name: &quot;en-US-Neural2-D&quot;, gend: &quot;Male&quot; }," calcext:value-type="string">
            <text:p>{ loc: "English (US)", name: "en-US-Neural2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1]); &quot;&quot;; COM.MICROSOFT.CONCAT(&quot;{ &quot;; [.$C$2]; &quot;: &quot;; CHAR(34); ['Input Data'.A111]; CHAR(34); &quot;, &quot;; [.$D$2]; &quot;: &quot;; CHAR(34); ['Input Data'.D111]; CHAR(34); &quot;, &quot;; [.$E$2]; &quot;: &quot;; CHAR(34); IF(['Input Data'.E111]=&quot;FEMALE&quot;; &quot;Female&quot;; &quot;Male&quot;); CHAR(34); &quot; },&quot;))" office:value-type="string" office:string-value="{ loc: &quot;English (US)&quot;, name: &quot;en-US-Neural2-E&quot;, gend: &quot;Female&quot; }," calcext:value-type="string">
            <text:p>{ loc: "English (US)", name: "en-US-Neural2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2]); &quot;&quot;; COM.MICROSOFT.CONCAT(&quot;{ &quot;; [.$C$2]; &quot;: &quot;; CHAR(34); ['Input Data'.A112]; CHAR(34); &quot;, &quot;; [.$D$2]; &quot;: &quot;; CHAR(34); ['Input Data'.D112]; CHAR(34); &quot;, &quot;; [.$E$2]; &quot;: &quot;; CHAR(34); IF(['Input Data'.E112]=&quot;FEMALE&quot;; &quot;Female&quot;; &quot;Male&quot;); CHAR(34); &quot; },&quot;))" office:value-type="string" office:string-value="{ loc: &quot;English (US)&quot;, name: &quot;en-US-Neural2-F&quot;, gend: &quot;Female&quot; }," calcext:value-type="string">
            <text:p>{ loc: "English (US)", name: "en-US-Neural2-F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3]); &quot;&quot;; COM.MICROSOFT.CONCAT(&quot;{ &quot;; [.$C$2]; &quot;: &quot;; CHAR(34); ['Input Data'.A113]; CHAR(34); &quot;, &quot;; [.$D$2]; &quot;: &quot;; CHAR(34); ['Input Data'.D113]; CHAR(34); &quot;, &quot;; [.$E$2]; &quot;: &quot;; CHAR(34); IF(['Input Data'.E113]=&quot;FEMALE&quot;; &quot;Female&quot;; &quot;Male&quot;); CHAR(34); &quot; },&quot;))" office:value-type="string" office:string-value="{ loc: &quot;English (US)&quot;, name: &quot;en-US-Neural2-G&quot;, gend: &quot;Female&quot; }," calcext:value-type="string">
            <text:p>{ loc: "English (US)", name: "en-US-Neural2-G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4]); &quot;&quot;; COM.MICROSOFT.CONCAT(&quot;{ &quot;; [.$C$2]; &quot;: &quot;; CHAR(34); ['Input Data'.A114]; CHAR(34); &quot;, &quot;; [.$D$2]; &quot;: &quot;; CHAR(34); ['Input Data'.D114]; CHAR(34); &quot;, &quot;; [.$E$2]; &quot;: &quot;; CHAR(34); IF(['Input Data'.E114]=&quot;FEMALE&quot;; &quot;Female&quot;; &quot;Male&quot;); CHAR(34); &quot; },&quot;))" office:value-type="string" office:string-value="{ loc: &quot;English (US)&quot;, name: &quot;en-US-Neural2-H&quot;, gend: &quot;Female&quot; }," calcext:value-type="string">
            <text:p>{ loc: "English (US)", name: "en-US-Neural2-H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5]); &quot;&quot;; COM.MICROSOFT.CONCAT(&quot;{ &quot;; [.$C$2]; &quot;: &quot;; CHAR(34); ['Input Data'.A115]; CHAR(34); &quot;, &quot;; [.$D$2]; &quot;: &quot;; CHAR(34); ['Input Data'.D115]; CHAR(34); &quot;, &quot;; [.$E$2]; &quot;: &quot;; CHAR(34); IF(['Input Data'.E115]=&quot;FEMALE&quot;; &quot;Female&quot;; &quot;Male&quot;); CHAR(34); &quot; },&quot;))" office:value-type="string" office:string-value="{ loc: &quot;English (US)&quot;, name: &quot;en-US-Neural2-I&quot;, gend: &quot;Male&quot; }," calcext:value-type="string">
            <text:p>{ loc: "English (US)", name: "en-US-Neural2-I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6]); &quot;&quot;; COM.MICROSOFT.CONCAT(&quot;{ &quot;; [.$C$2]; &quot;: &quot;; CHAR(34); ['Input Data'.A116]; CHAR(34); &quot;, &quot;; [.$D$2]; &quot;: &quot;; CHAR(34); ['Input Data'.D116]; CHAR(34); &quot;, &quot;; [.$E$2]; &quot;: &quot;; CHAR(34); IF(['Input Data'.E116]=&quot;FEMALE&quot;; &quot;Female&quot;; &quot;Male&quot;); CHAR(34); &quot; },&quot;))" office:value-type="string" office:string-value="{ loc: &quot;English (US)&quot;, name: &quot;en-US-Neural2-J&quot;, gend: &quot;Male&quot; }," calcext:value-type="string">
            <text:p>{ loc: "English (US)", name: "en-US-Neural2-J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7]); &quot;&quot;; COM.MICROSOFT.CONCAT(&quot;{ &quot;; [.$C$2]; &quot;: &quot;; CHAR(34); ['Input Data'.A117]; CHAR(34); &quot;, &quot;; [.$D$2]; &quot;: &quot;; CHAR(34); ['Input Data'.D117]; CHAR(34); &quot;, &quot;; [.$E$2]; &quot;: &quot;; CHAR(34); IF(['Input Data'.E117]=&quot;FEMALE&quot;; &quot;Female&quot;; &quot;Male&quot;); CHAR(34); &quot; },&quot;))" office:value-type="string" office:string-value="{ loc: &quot;English (US)&quot;, name: &quot;en-US-News-K&quot;, gend: &quot;Female&quot; }," calcext:value-type="string">
            <text:p>{ loc: "English (US)", name: "en-US-News-K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8]); &quot;&quot;; COM.MICROSOFT.CONCAT(&quot;{ &quot;; [.$C$2]; &quot;: &quot;; CHAR(34); ['Input Data'.A118]; CHAR(34); &quot;, &quot;; [.$D$2]; &quot;: &quot;; CHAR(34); ['Input Data'.D118]; CHAR(34); &quot;, &quot;; [.$E$2]; &quot;: &quot;; CHAR(34); IF(['Input Data'.E118]=&quot;FEMALE&quot;; &quot;Female&quot;; &quot;Male&quot;); CHAR(34); &quot; },&quot;))" office:value-type="string" office:string-value="{ loc: &quot;English (US)&quot;, name: &quot;en-US-News-L&quot;, gend: &quot;Female&quot; }," calcext:value-type="string">
            <text:p>{ loc: "English (US)", name: "en-US-News-L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19]); &quot;&quot;; COM.MICROSOFT.CONCAT(&quot;{ &quot;; [.$C$2]; &quot;: &quot;; CHAR(34); ['Input Data'.A119]; CHAR(34); &quot;, &quot;; [.$D$2]; &quot;: &quot;; CHAR(34); ['Input Data'.D119]; CHAR(34); &quot;, &quot;; [.$E$2]; &quot;: &quot;; CHAR(34); IF(['Input Data'.E119]=&quot;FEMALE&quot;; &quot;Female&quot;; &quot;Male&quot;); CHAR(34); &quot; },&quot;))" office:value-type="string" office:string-value="{ loc: &quot;English (US)&quot;, name: &quot;en-US-News-N&quot;, gend: &quot;Male&quot; }," calcext:value-type="string">
            <text:p>{ loc: "English (US)", name: "en-US-News-N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0]); &quot;&quot;; COM.MICROSOFT.CONCAT(&quot;{ &quot;; [.$C$2]; &quot;: &quot;; CHAR(34); ['Input Data'.A120]; CHAR(34); &quot;, &quot;; [.$D$2]; &quot;: &quot;; CHAR(34); ['Input Data'.D120]; CHAR(34); &quot;, &quot;; [.$E$2]; &quot;: &quot;; CHAR(34); IF(['Input Data'.E120]=&quot;FEMALE&quot;; &quot;Female&quot;; &quot;Male&quot;); CHAR(34); &quot; },&quot;))" office:value-type="string" office:string-value="{ loc: &quot;English (US)&quot;, name: &quot;en-US-Polyglot-1&quot;, gend: &quot;Male&quot; }," calcext:value-type="string">
            <text:p>{ loc: "English (US)", name: "en-US-Polyglot-1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1]); &quot;&quot;; COM.MICROSOFT.CONCAT(&quot;{ &quot;; [.$C$2]; &quot;: &quot;; CHAR(34); ['Input Data'.A121]; CHAR(34); &quot;, &quot;; [.$D$2]; &quot;: &quot;; CHAR(34); ['Input Data'.D121]; CHAR(34); &quot;, &quot;; [.$E$2]; &quot;: &quot;; CHAR(34); IF(['Input Data'.E121]=&quot;FEMALE&quot;; &quot;Female&quot;; &quot;Male&quot;); CHAR(34); &quot; },&quot;))" office:value-type="string" office:string-value="{ loc: &quot;English (US)&quot;, name: &quot;en-US-Standard-A&quot;, gend: &quot;Male&quot; }," calcext:value-type="string">
            <text:p>{ loc: "English (US)", name: "en-US-Standard-A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2]); &quot;&quot;; COM.MICROSOFT.CONCAT(&quot;{ &quot;; [.$C$2]; &quot;: &quot;; CHAR(34); ['Input Data'.A122]; CHAR(34); &quot;, &quot;; [.$D$2]; &quot;: &quot;; CHAR(34); ['Input Data'.D122]; CHAR(34); &quot;, &quot;; [.$E$2]; &quot;: &quot;; CHAR(34); IF(['Input Data'.E122]=&quot;FEMALE&quot;; &quot;Female&quot;; &quot;Male&quot;); CHAR(34); &quot; },&quot;))" office:value-type="string" office:string-value="{ loc: &quot;English (US)&quot;, name: &quot;en-US-Standard-B&quot;, gend: &quot;Male&quot; }," calcext:value-type="string">
            <text:p>{ loc: "English (US)", name: "en-US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3]); &quot;&quot;; COM.MICROSOFT.CONCAT(&quot;{ &quot;; [.$C$2]; &quot;: &quot;; CHAR(34); ['Input Data'.A123]; CHAR(34); &quot;, &quot;; [.$D$2]; &quot;: &quot;; CHAR(34); ['Input Data'.D123]; CHAR(34); &quot;, &quot;; [.$E$2]; &quot;: &quot;; CHAR(34); IF(['Input Data'.E123]=&quot;FEMALE&quot;; &quot;Female&quot;; &quot;Male&quot;); CHAR(34); &quot; },&quot;))" office:value-type="string" office:string-value="{ loc: &quot;English (US)&quot;, name: &quot;en-US-Standard-C&quot;, gend: &quot;Female&quot; }," calcext:value-type="string">
            <text:p>{ loc: "English (US)", name: "en-US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4]); &quot;&quot;; COM.MICROSOFT.CONCAT(&quot;{ &quot;; [.$C$2]; &quot;: &quot;; CHAR(34); ['Input Data'.A124]; CHAR(34); &quot;, &quot;; [.$D$2]; &quot;: &quot;; CHAR(34); ['Input Data'.D124]; CHAR(34); &quot;, &quot;; [.$E$2]; &quot;: &quot;; CHAR(34); IF(['Input Data'.E124]=&quot;FEMALE&quot;; &quot;Female&quot;; &quot;Male&quot;); CHAR(34); &quot; },&quot;))" office:value-type="string" office:string-value="{ loc: &quot;English (US)&quot;, name: &quot;en-US-Standard-D&quot;, gend: &quot;Male&quot; }," calcext:value-type="string">
            <text:p>{ loc: "English (US)", name: "en-US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5]); &quot;&quot;; COM.MICROSOFT.CONCAT(&quot;{ &quot;; [.$C$2]; &quot;: &quot;; CHAR(34); ['Input Data'.A125]; CHAR(34); &quot;, &quot;; [.$D$2]; &quot;: &quot;; CHAR(34); ['Input Data'.D125]; CHAR(34); &quot;, &quot;; [.$E$2]; &quot;: &quot;; CHAR(34); IF(['Input Data'.E125]=&quot;FEMALE&quot;; &quot;Female&quot;; &quot;Male&quot;); CHAR(34); &quot; },&quot;))" office:value-type="string" office:string-value="{ loc: &quot;English (US)&quot;, name: &quot;en-US-Standard-E&quot;, gend: &quot;Female&quot; }," calcext:value-type="string">
            <text:p>{ loc: "English (US)", name: "en-US-Standard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6]); &quot;&quot;; COM.MICROSOFT.CONCAT(&quot;{ &quot;; [.$C$2]; &quot;: &quot;; CHAR(34); ['Input Data'.A126]; CHAR(34); &quot;, &quot;; [.$D$2]; &quot;: &quot;; CHAR(34); ['Input Data'.D126]; CHAR(34); &quot;, &quot;; [.$E$2]; &quot;: &quot;; CHAR(34); IF(['Input Data'.E126]=&quot;FEMALE&quot;; &quot;Female&quot;; &quot;Male&quot;); CHAR(34); &quot; },&quot;))" office:value-type="string" office:string-value="{ loc: &quot;English (US)&quot;, name: &quot;en-US-Standard-F&quot;, gend: &quot;Female&quot; }," calcext:value-type="string">
            <text:p>{ loc: "English (US)", name: "en-US-Standard-F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7]); &quot;&quot;; COM.MICROSOFT.CONCAT(&quot;{ &quot;; [.$C$2]; &quot;: &quot;; CHAR(34); ['Input Data'.A127]; CHAR(34); &quot;, &quot;; [.$D$2]; &quot;: &quot;; CHAR(34); ['Input Data'.D127]; CHAR(34); &quot;, &quot;; [.$E$2]; &quot;: &quot;; CHAR(34); IF(['Input Data'.E127]=&quot;FEMALE&quot;; &quot;Female&quot;; &quot;Male&quot;); CHAR(34); &quot; },&quot;))" office:value-type="string" office:string-value="{ loc: &quot;English (US)&quot;, name: &quot;en-US-Standard-G&quot;, gend: &quot;Female&quot; }," calcext:value-type="string">
            <text:p>{ loc: "English (US)", name: "en-US-Standard-G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8]); &quot;&quot;; COM.MICROSOFT.CONCAT(&quot;{ &quot;; [.$C$2]; &quot;: &quot;; CHAR(34); ['Input Data'.A128]; CHAR(34); &quot;, &quot;; [.$D$2]; &quot;: &quot;; CHAR(34); ['Input Data'.D128]; CHAR(34); &quot;, &quot;; [.$E$2]; &quot;: &quot;; CHAR(34); IF(['Input Data'.E128]=&quot;FEMALE&quot;; &quot;Female&quot;; &quot;Male&quot;); CHAR(34); &quot; },&quot;))" office:value-type="string" office:string-value="{ loc: &quot;English (US)&quot;, name: &quot;en-US-Standard-H&quot;, gend: &quot;Female&quot; }," calcext:value-type="string">
            <text:p>{ loc: "English (US)", name: "en-US-Standard-H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29]); &quot;&quot;; COM.MICROSOFT.CONCAT(&quot;{ &quot;; [.$C$2]; &quot;: &quot;; CHAR(34); ['Input Data'.A129]; CHAR(34); &quot;, &quot;; [.$D$2]; &quot;: &quot;; CHAR(34); ['Input Data'.D129]; CHAR(34); &quot;, &quot;; [.$E$2]; &quot;: &quot;; CHAR(34); IF(['Input Data'.E129]=&quot;FEMALE&quot;; &quot;Female&quot;; &quot;Male&quot;); CHAR(34); &quot; },&quot;))" office:value-type="string" office:string-value="{ loc: &quot;English (US)&quot;, name: &quot;en-US-Standard-I&quot;, gend: &quot;Male&quot; }," calcext:value-type="string">
            <text:p>{ loc: "English (US)", name: "en-US-Standard-I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0]); &quot;&quot;; COM.MICROSOFT.CONCAT(&quot;{ &quot;; [.$C$2]; &quot;: &quot;; CHAR(34); ['Input Data'.A130]; CHAR(34); &quot;, &quot;; [.$D$2]; &quot;: &quot;; CHAR(34); ['Input Data'.D130]; CHAR(34); &quot;, &quot;; [.$E$2]; &quot;: &quot;; CHAR(34); IF(['Input Data'.E130]=&quot;FEMALE&quot;; &quot;Female&quot;; &quot;Male&quot;); CHAR(34); &quot; },&quot;))" office:value-type="string" office:string-value="{ loc: &quot;English (US)&quot;, name: &quot;en-US-Standard-J&quot;, gend: &quot;Male&quot; }," calcext:value-type="string">
            <text:p>{ loc: "English (US)", name: "en-US-Standard-J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1]); &quot;&quot;; COM.MICROSOFT.CONCAT(&quot;{ &quot;; [.$C$2]; &quot;: &quot;; CHAR(34); ['Input Data'.A131]; CHAR(34); &quot;, &quot;; [.$D$2]; &quot;: &quot;; CHAR(34); ['Input Data'.D131]; CHAR(34); &quot;, &quot;; [.$E$2]; &quot;: &quot;; CHAR(34); IF(['Input Data'.E131]=&quot;FEMALE&quot;; &quot;Female&quot;; &quot;Male&quot;); CHAR(34); &quot; },&quot;))" office:value-type="string" office:string-value="{ loc: &quot;English (US)&quot;, name: &quot;en-US-Studio-O&quot;, gend: &quot;Female&quot; }," calcext:value-type="string">
            <text:p>{ loc: "English (US)", name: "en-US-Studio-O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2]); &quot;&quot;; COM.MICROSOFT.CONCAT(&quot;{ &quot;; [.$C$2]; &quot;: &quot;; CHAR(34); ['Input Data'.A132]; CHAR(34); &quot;, &quot;; [.$D$2]; &quot;: &quot;; CHAR(34); ['Input Data'.D132]; CHAR(34); &quot;, &quot;; [.$E$2]; &quot;: &quot;; CHAR(34); IF(['Input Data'.E132]=&quot;FEMALE&quot;; &quot;Female&quot;; &quot;Male&quot;); CHAR(34); &quot; },&quot;))" office:value-type="string" office:string-value="{ loc: &quot;English (US)&quot;, name: &quot;en-US-Studio-Q&quot;, gend: &quot;Male&quot; }," calcext:value-type="string">
            <text:p>{ loc: "English (US)", name: "en-US-Studio-Q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3]); &quot;&quot;; COM.MICROSOFT.CONCAT(&quot;{ &quot;; [.$C$2]; &quot;: &quot;; CHAR(34); ['Input Data'.A133]; CHAR(34); &quot;, &quot;; [.$D$2]; &quot;: &quot;; CHAR(34); ['Input Data'.D133]; CHAR(34); &quot;, &quot;; [.$E$2]; &quot;: &quot;; CHAR(34); IF(['Input Data'.E133]=&quot;FEMALE&quot;; &quot;Female&quot;; &quot;Male&quot;); CHAR(34); &quot; },&quot;))" office:value-type="string" office:string-value="{ loc: &quot;English (US)&quot;, name: &quot;en-US-Wavenet-A&quot;, gend: &quot;Male&quot; }," calcext:value-type="string">
            <text:p>{ loc: "English (US)", name: "en-US-Wavenet-A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4]); &quot;&quot;; COM.MICROSOFT.CONCAT(&quot;{ &quot;; [.$C$2]; &quot;: &quot;; CHAR(34); ['Input Data'.A134]; CHAR(34); &quot;, &quot;; [.$D$2]; &quot;: &quot;; CHAR(34); ['Input Data'.D134]; CHAR(34); &quot;, &quot;; [.$E$2]; &quot;: &quot;; CHAR(34); IF(['Input Data'.E134]=&quot;FEMALE&quot;; &quot;Female&quot;; &quot;Male&quot;); CHAR(34); &quot; },&quot;))" office:value-type="string" office:string-value="{ loc: &quot;English (US)&quot;, name: &quot;en-US-Wavenet-B&quot;, gend: &quot;Male&quot; }," calcext:value-type="string">
            <text:p>{ loc: "English (US)", name: "en-US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5]); &quot;&quot;; COM.MICROSOFT.CONCAT(&quot;{ &quot;; [.$C$2]; &quot;: &quot;; CHAR(34); ['Input Data'.A135]; CHAR(34); &quot;, &quot;; [.$D$2]; &quot;: &quot;; CHAR(34); ['Input Data'.D135]; CHAR(34); &quot;, &quot;; [.$E$2]; &quot;: &quot;; CHAR(34); IF(['Input Data'.E135]=&quot;FEMALE&quot;; &quot;Female&quot;; &quot;Male&quot;); CHAR(34); &quot; },&quot;))" office:value-type="string" office:string-value="{ loc: &quot;English (US)&quot;, name: &quot;en-US-Wavenet-C&quot;, gend: &quot;Female&quot; }," calcext:value-type="string">
            <text:p>{ loc: "English (US)", name: "en-US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6]); &quot;&quot;; COM.MICROSOFT.CONCAT(&quot;{ &quot;; [.$C$2]; &quot;: &quot;; CHAR(34); ['Input Data'.A136]; CHAR(34); &quot;, &quot;; [.$D$2]; &quot;: &quot;; CHAR(34); ['Input Data'.D136]; CHAR(34); &quot;, &quot;; [.$E$2]; &quot;: &quot;; CHAR(34); IF(['Input Data'.E136]=&quot;FEMALE&quot;; &quot;Female&quot;; &quot;Male&quot;); CHAR(34); &quot; },&quot;))" office:value-type="string" office:string-value="{ loc: &quot;English (US)&quot;, name: &quot;en-US-Wavenet-D&quot;, gend: &quot;Male&quot; }," calcext:value-type="string">
            <text:p>{ loc: "English (US)", name: "en-US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7]); &quot;&quot;; COM.MICROSOFT.CONCAT(&quot;{ &quot;; [.$C$2]; &quot;: &quot;; CHAR(34); ['Input Data'.A137]; CHAR(34); &quot;, &quot;; [.$D$2]; &quot;: &quot;; CHAR(34); ['Input Data'.D137]; CHAR(34); &quot;, &quot;; [.$E$2]; &quot;: &quot;; CHAR(34); IF(['Input Data'.E137]=&quot;FEMALE&quot;; &quot;Female&quot;; &quot;Male&quot;); CHAR(34); &quot; },&quot;))" office:value-type="string" office:string-value="{ loc: &quot;English (US)&quot;, name: &quot;en-US-Wavenet-E&quot;, gend: &quot;Female&quot; }," calcext:value-type="string">
            <text:p>{ loc: "English (US)", name: "en-US-Wavenet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8]); &quot;&quot;; COM.MICROSOFT.CONCAT(&quot;{ &quot;; [.$C$2]; &quot;: &quot;; CHAR(34); ['Input Data'.A138]; CHAR(34); &quot;, &quot;; [.$D$2]; &quot;: &quot;; CHAR(34); ['Input Data'.D138]; CHAR(34); &quot;, &quot;; [.$E$2]; &quot;: &quot;; CHAR(34); IF(['Input Data'.E138]=&quot;FEMALE&quot;; &quot;Female&quot;; &quot;Male&quot;); CHAR(34); &quot; },&quot;))" office:value-type="string" office:string-value="{ loc: &quot;English (US)&quot;, name: &quot;en-US-Wavenet-F&quot;, gend: &quot;Female&quot; }," calcext:value-type="string">
            <text:p>{ loc: "English (US)", name: "en-US-Wavenet-F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39]); &quot;&quot;; COM.MICROSOFT.CONCAT(&quot;{ &quot;; [.$C$2]; &quot;: &quot;; CHAR(34); ['Input Data'.A139]; CHAR(34); &quot;, &quot;; [.$D$2]; &quot;: &quot;; CHAR(34); ['Input Data'.D139]; CHAR(34); &quot;, &quot;; [.$E$2]; &quot;: &quot;; CHAR(34); IF(['Input Data'.E139]=&quot;FEMALE&quot;; &quot;Female&quot;; &quot;Male&quot;); CHAR(34); &quot; },&quot;))" office:value-type="string" office:string-value="{ loc: &quot;English (US)&quot;, name: &quot;en-US-Wavenet-G&quot;, gend: &quot;Female&quot; }," calcext:value-type="string">
            <text:p>{ loc: "English (US)", name: "en-US-Wavenet-G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0]); &quot;&quot;; COM.MICROSOFT.CONCAT(&quot;{ &quot;; [.$C$2]; &quot;: &quot;; CHAR(34); ['Input Data'.A140]; CHAR(34); &quot;, &quot;; [.$D$2]; &quot;: &quot;; CHAR(34); ['Input Data'.D140]; CHAR(34); &quot;, &quot;; [.$E$2]; &quot;: &quot;; CHAR(34); IF(['Input Data'.E140]=&quot;FEMALE&quot;; &quot;Female&quot;; &quot;Male&quot;); CHAR(34); &quot; },&quot;))" office:value-type="string" office:string-value="{ loc: &quot;English (US)&quot;, name: &quot;en-US-Wavenet-H&quot;, gend: &quot;Female&quot; }," calcext:value-type="string">
            <text:p>{ loc: "English (US)", name: "en-US-Wavenet-H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1]); &quot;&quot;; COM.MICROSOFT.CONCAT(&quot;{ &quot;; [.$C$2]; &quot;: &quot;; CHAR(34); ['Input Data'.A141]; CHAR(34); &quot;, &quot;; [.$D$2]; &quot;: &quot;; CHAR(34); ['Input Data'.D141]; CHAR(34); &quot;, &quot;; [.$E$2]; &quot;: &quot;; CHAR(34); IF(['Input Data'.E141]=&quot;FEMALE&quot;; &quot;Female&quot;; &quot;Male&quot;); CHAR(34); &quot; },&quot;))" office:value-type="string" office:string-value="{ loc: &quot;English (US)&quot;, name: &quot;en-US-Wavenet-I&quot;, gend: &quot;Male&quot; }," calcext:value-type="string">
            <text:p>{ loc: "English (US)", name: "en-US-Wavenet-I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2]); &quot;&quot;; COM.MICROSOFT.CONCAT(&quot;{ &quot;; [.$C$2]; &quot;: &quot;; CHAR(34); ['Input Data'.A142]; CHAR(34); &quot;, &quot;; [.$D$2]; &quot;: &quot;; CHAR(34); ['Input Data'.D142]; CHAR(34); &quot;, &quot;; [.$E$2]; &quot;: &quot;; CHAR(34); IF(['Input Data'.E142]=&quot;FEMALE&quot;; &quot;Female&quot;; &quot;Male&quot;); CHAR(34); &quot; },&quot;))" office:value-type="string" office:string-value="{ loc: &quot;English (US)&quot;, name: &quot;en-US-Wavenet-J&quot;, gend: &quot;Male&quot; }," calcext:value-type="string">
            <text:p>{ loc: "English (US)", name: "en-US-Wavenet-J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3]); &quot;&quot;; COM.MICROSOFT.CONCAT(&quot;{ &quot;; [.$C$2]; &quot;: &quot;; CHAR(34); ['Input Data'.A143]; CHAR(34); &quot;, &quot;; [.$D$2]; &quot;: &quot;; CHAR(34); ['Input Data'.D143]; CHAR(34); &quot;, &quot;; [.$E$2]; &quot;: &quot;; CHAR(34); IF(['Input Data'.E143]=&quot;FEMALE&quot;; &quot;Female&quot;; &quot;Male&quot;); CHAR(34); &quot; },&quot;))" office:value-type="string" office:string-value="{ loc: &quot;Filipino (Philippines)&quot;, name: &quot;fil-PH-Standard-A&quot;, gend: &quot;Female&quot; }," calcext:value-type="string">
            <text:p>{ loc: "Filipino (Philippines)", name: "fil-PH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4]); &quot;&quot;; COM.MICROSOFT.CONCAT(&quot;{ &quot;; [.$C$2]; &quot;: &quot;; CHAR(34); ['Input Data'.A144]; CHAR(34); &quot;, &quot;; [.$D$2]; &quot;: &quot;; CHAR(34); ['Input Data'.D144]; CHAR(34); &quot;, &quot;; [.$E$2]; &quot;: &quot;; CHAR(34); IF(['Input Data'.E144]=&quot;FEMALE&quot;; &quot;Female&quot;; &quot;Male&quot;); CHAR(34); &quot; },&quot;))" office:value-type="string" office:string-value="{ loc: &quot;Filipino (Philippines)&quot;, name: &quot;fil-PH-Standard-B&quot;, gend: &quot;Female&quot; }," calcext:value-type="string">
            <text:p>{ loc: "Filipino (Philippines)", name: "fil-PH-Standard-B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5]); &quot;&quot;; COM.MICROSOFT.CONCAT(&quot;{ &quot;; [.$C$2]; &quot;: &quot;; CHAR(34); ['Input Data'.A145]; CHAR(34); &quot;, &quot;; [.$D$2]; &quot;: &quot;; CHAR(34); ['Input Data'.D145]; CHAR(34); &quot;, &quot;; [.$E$2]; &quot;: &quot;; CHAR(34); IF(['Input Data'.E145]=&quot;FEMALE&quot;; &quot;Female&quot;; &quot;Male&quot;); CHAR(34); &quot; },&quot;))" office:value-type="string" office:string-value="{ loc: &quot;Filipino (Philippines)&quot;, name: &quot;fil-PH-Standard-C&quot;, gend: &quot;Male&quot; }," calcext:value-type="string">
            <text:p>{ loc: "Filipino (Philippines)", name: "fil-PH-Standard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6]); &quot;&quot;; COM.MICROSOFT.CONCAT(&quot;{ &quot;; [.$C$2]; &quot;: &quot;; CHAR(34); ['Input Data'.A146]; CHAR(34); &quot;, &quot;; [.$D$2]; &quot;: &quot;; CHAR(34); ['Input Data'.D146]; CHAR(34); &quot;, &quot;; [.$E$2]; &quot;: &quot;; CHAR(34); IF(['Input Data'.E146]=&quot;FEMALE&quot;; &quot;Female&quot;; &quot;Male&quot;); CHAR(34); &quot; },&quot;))" office:value-type="string" office:string-value="{ loc: &quot;Filipino (Philippines)&quot;, name: &quot;fil-PH-Standard-D&quot;, gend: &quot;Male&quot; }," calcext:value-type="string">
            <text:p>{ loc: "Filipino (Philippines)", name: "fil-PH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7]); &quot;&quot;; COM.MICROSOFT.CONCAT(&quot;{ &quot;; [.$C$2]; &quot;: &quot;; CHAR(34); ['Input Data'.A147]; CHAR(34); &quot;, &quot;; [.$D$2]; &quot;: &quot;; CHAR(34); ['Input Data'.D147]; CHAR(34); &quot;, &quot;; [.$E$2]; &quot;: &quot;; CHAR(34); IF(['Input Data'.E147]=&quot;FEMALE&quot;; &quot;Female&quot;; &quot;Male&quot;); CHAR(34); &quot; },&quot;))" office:value-type="string" office:string-value="{ loc: &quot;Filipino (Philippines)&quot;, name: &quot;fil-PH-Wavenet-A&quot;, gend: &quot;Female&quot; }," calcext:value-type="string">
            <text:p>{ loc: "Filipino (Philippines)", name: "fil-PH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8]); &quot;&quot;; COM.MICROSOFT.CONCAT(&quot;{ &quot;; [.$C$2]; &quot;: &quot;; CHAR(34); ['Input Data'.A148]; CHAR(34); &quot;, &quot;; [.$D$2]; &quot;: &quot;; CHAR(34); ['Input Data'.D148]; CHAR(34); &quot;, &quot;; [.$E$2]; &quot;: &quot;; CHAR(34); IF(['Input Data'.E148]=&quot;FEMALE&quot;; &quot;Female&quot;; &quot;Male&quot;); CHAR(34); &quot; },&quot;))" office:value-type="string" office:string-value="{ loc: &quot;Filipino (Philippines)&quot;, name: &quot;fil-PH-Wavenet-B&quot;, gend: &quot;Female&quot; }," calcext:value-type="string">
            <text:p>{ loc: "Filipino (Philippines)", name: "fil-PH-Wavenet-B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49]); &quot;&quot;; COM.MICROSOFT.CONCAT(&quot;{ &quot;; [.$C$2]; &quot;: &quot;; CHAR(34); ['Input Data'.A149]; CHAR(34); &quot;, &quot;; [.$D$2]; &quot;: &quot;; CHAR(34); ['Input Data'.D149]; CHAR(34); &quot;, &quot;; [.$E$2]; &quot;: &quot;; CHAR(34); IF(['Input Data'.E149]=&quot;FEMALE&quot;; &quot;Female&quot;; &quot;Male&quot;); CHAR(34); &quot; },&quot;))" office:value-type="string" office:string-value="{ loc: &quot;Filipino (Philippines)&quot;, name: &quot;fil-PH-Wavenet-C&quot;, gend: &quot;Male&quot; }," calcext:value-type="string">
            <text:p>{ loc: "Filipino (Philippines)", name: "fil-PH-Wavenet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0]); &quot;&quot;; COM.MICROSOFT.CONCAT(&quot;{ &quot;; [.$C$2]; &quot;: &quot;; CHAR(34); ['Input Data'.A150]; CHAR(34); &quot;, &quot;; [.$D$2]; &quot;: &quot;; CHAR(34); ['Input Data'.D150]; CHAR(34); &quot;, &quot;; [.$E$2]; &quot;: &quot;; CHAR(34); IF(['Input Data'.E150]=&quot;FEMALE&quot;; &quot;Female&quot;; &quot;Male&quot;); CHAR(34); &quot; },&quot;))" office:value-type="string" office:string-value="{ loc: &quot;Filipino (Philippines)&quot;, name: &quot;fil-PH-Wavenet-D&quot;, gend: &quot;Male&quot; }," calcext:value-type="string">
            <text:p>{ loc: "Filipino (Philippines)", name: "fil-PH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1]); &quot;&quot;; COM.MICROSOFT.CONCAT(&quot;{ &quot;; [.$C$2]; &quot;: &quot;; CHAR(34); ['Input Data'.A151]; CHAR(34); &quot;, &quot;; [.$D$2]; &quot;: &quot;; CHAR(34); ['Input Data'.D151]; CHAR(34); &quot;, &quot;; [.$E$2]; &quot;: &quot;; CHAR(34); IF(['Input Data'.E151]=&quot;FEMALE&quot;; &quot;Female&quot;; &quot;Male&quot;); CHAR(34); &quot; },&quot;))" office:value-type="string" office:string-value="{ loc: &quot;Filipino (Philippines)&quot;, name: &quot;fil-ph-Neural2-A&quot;, gend: &quot;Female&quot; }," calcext:value-type="string">
            <text:p>{ loc: "Filipino (Philippines)", name: "fil-ph-Neural2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2]); &quot;&quot;; COM.MICROSOFT.CONCAT(&quot;{ &quot;; [.$C$2]; &quot;: &quot;; CHAR(34); ['Input Data'.A152]; CHAR(34); &quot;, &quot;; [.$D$2]; &quot;: &quot;; CHAR(34); ['Input Data'.D152]; CHAR(34); &quot;, &quot;; [.$E$2]; &quot;: &quot;; CHAR(34); IF(['Input Data'.E152]=&quot;FEMALE&quot;; &quot;Female&quot;; &quot;Male&quot;); CHAR(34); &quot; },&quot;))" office:value-type="string" office:string-value="{ loc: &quot;Filipino (Philippines)&quot;, name: &quot;fil-ph-Neural2-D&quot;, gend: &quot;Male&quot; }," calcext:value-type="string">
            <text:p>{ loc: "Filipino (Philippines)", name: "fil-ph-Neural2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3]); &quot;&quot;; COM.MICROSOFT.CONCAT(&quot;{ &quot;; [.$C$2]; &quot;: &quot;; CHAR(34); ['Input Data'.A153]; CHAR(34); &quot;, &quot;; [.$D$2]; &quot;: &quot;; CHAR(34); ['Input Data'.D153]; CHAR(34); &quot;, &quot;; [.$E$2]; &quot;: &quot;; CHAR(34); IF(['Input Data'.E153]=&quot;FEMALE&quot;; &quot;Female&quot;; &quot;Male&quot;); CHAR(34); &quot; },&quot;))" office:value-type="string" office:string-value="{ loc: &quot;Finnish (Finland)&quot;, name: &quot;fi-FI-Standard-A&quot;, gend: &quot;Female&quot; }," calcext:value-type="string">
            <text:p>{ loc: "Finnish (Finland)", name: "fi-FI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4]); &quot;&quot;; COM.MICROSOFT.CONCAT(&quot;{ &quot;; [.$C$2]; &quot;: &quot;; CHAR(34); ['Input Data'.A154]; CHAR(34); &quot;, &quot;; [.$D$2]; &quot;: &quot;; CHAR(34); ['Input Data'.D154]; CHAR(34); &quot;, &quot;; [.$E$2]; &quot;: &quot;; CHAR(34); IF(['Input Data'.E154]=&quot;FEMALE&quot;; &quot;Female&quot;; &quot;Male&quot;); CHAR(34); &quot; },&quot;))" office:value-type="string" office:string-value="{ loc: &quot;Finnish (Finland)&quot;, name: &quot;fi-FI-Wavenet-A&quot;, gend: &quot;Female&quot; }," calcext:value-type="string">
            <text:p>{ loc: "Finnish (Finland)", name: "fi-FI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5]); &quot;&quot;; COM.MICROSOFT.CONCAT(&quot;{ &quot;; [.$C$2]; &quot;: &quot;; CHAR(34); ['Input Data'.A155]; CHAR(34); &quot;, &quot;; [.$D$2]; &quot;: &quot;; CHAR(34); ['Input Data'.D155]; CHAR(34); &quot;, &quot;; [.$E$2]; &quot;: &quot;; CHAR(34); IF(['Input Data'.E155]=&quot;FEMALE&quot;; &quot;Female&quot;; &quot;Male&quot;); CHAR(34); &quot; },&quot;))" office:value-type="string" office:string-value="{ loc: &quot;French (Canada)&quot;, name: &quot;fr-CA-Neural2-A&quot;, gend: &quot;Female&quot; }," calcext:value-type="string">
            <text:p>{ loc: "French (Canada)", name: "fr-CA-Neural2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6]); &quot;&quot;; COM.MICROSOFT.CONCAT(&quot;{ &quot;; [.$C$2]; &quot;: &quot;; CHAR(34); ['Input Data'.A156]; CHAR(34); &quot;, &quot;; [.$D$2]; &quot;: &quot;; CHAR(34); ['Input Data'.D156]; CHAR(34); &quot;, &quot;; [.$E$2]; &quot;: &quot;; CHAR(34); IF(['Input Data'.E156]=&quot;FEMALE&quot;; &quot;Female&quot;; &quot;Male&quot;); CHAR(34); &quot; },&quot;))" office:value-type="string" office:string-value="{ loc: &quot;French (Canada)&quot;, name: &quot;fr-CA-Neural2-B&quot;, gend: &quot;Male&quot; }," calcext:value-type="string">
            <text:p>{ loc: "French (Canada)", name: "fr-CA-Neural2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7]); &quot;&quot;; COM.MICROSOFT.CONCAT(&quot;{ &quot;; [.$C$2]; &quot;: &quot;; CHAR(34); ['Input Data'.A157]; CHAR(34); &quot;, &quot;; [.$D$2]; &quot;: &quot;; CHAR(34); ['Input Data'.D157]; CHAR(34); &quot;, &quot;; [.$E$2]; &quot;: &quot;; CHAR(34); IF(['Input Data'.E157]=&quot;FEMALE&quot;; &quot;Female&quot;; &quot;Male&quot;); CHAR(34); &quot; },&quot;))" office:value-type="string" office:string-value="{ loc: &quot;French (Canada)&quot;, name: &quot;fr-CA-Neural2-C&quot;, gend: &quot;Female&quot; }," calcext:value-type="string">
            <text:p>{ loc: "French (Canada)", name: "fr-CA-Neural2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8]); &quot;&quot;; COM.MICROSOFT.CONCAT(&quot;{ &quot;; [.$C$2]; &quot;: &quot;; CHAR(34); ['Input Data'.A158]; CHAR(34); &quot;, &quot;; [.$D$2]; &quot;: &quot;; CHAR(34); ['Input Data'.D158]; CHAR(34); &quot;, &quot;; [.$E$2]; &quot;: &quot;; CHAR(34); IF(['Input Data'.E158]=&quot;FEMALE&quot;; &quot;Female&quot;; &quot;Male&quot;); CHAR(34); &quot; },&quot;))" office:value-type="string" office:string-value="{ loc: &quot;French (Canada)&quot;, name: &quot;fr-CA-Neural2-D&quot;, gend: &quot;Male&quot; }," calcext:value-type="string">
            <text:p>{ loc: "French (Canada)", name: "fr-CA-Neural2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59]); &quot;&quot;; COM.MICROSOFT.CONCAT(&quot;{ &quot;; [.$C$2]; &quot;: &quot;; CHAR(34); ['Input Data'.A159]; CHAR(34); &quot;, &quot;; [.$D$2]; &quot;: &quot;; CHAR(34); ['Input Data'.D159]; CHAR(34); &quot;, &quot;; [.$E$2]; &quot;: &quot;; CHAR(34); IF(['Input Data'.E159]=&quot;FEMALE&quot;; &quot;Female&quot;; &quot;Male&quot;); CHAR(34); &quot; },&quot;))" office:value-type="string" office:string-value="{ loc: &quot;French (Canada)&quot;, name: &quot;fr-CA-Standard-A&quot;, gend: &quot;Female&quot; }," calcext:value-type="string">
            <text:p>{ loc: "French (Canada)", name: "fr-CA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0]); &quot;&quot;; COM.MICROSOFT.CONCAT(&quot;{ &quot;; [.$C$2]; &quot;: &quot;; CHAR(34); ['Input Data'.A160]; CHAR(34); &quot;, &quot;; [.$D$2]; &quot;: &quot;; CHAR(34); ['Input Data'.D160]; CHAR(34); &quot;, &quot;; [.$E$2]; &quot;: &quot;; CHAR(34); IF(['Input Data'.E160]=&quot;FEMALE&quot;; &quot;Female&quot;; &quot;Male&quot;); CHAR(34); &quot; },&quot;))" office:value-type="string" office:string-value="{ loc: &quot;French (Canada)&quot;, name: &quot;fr-CA-Standard-B&quot;, gend: &quot;Male&quot; }," calcext:value-type="string">
            <text:p>{ loc: "French (Canada)", name: "fr-CA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1]); &quot;&quot;; COM.MICROSOFT.CONCAT(&quot;{ &quot;; [.$C$2]; &quot;: &quot;; CHAR(34); ['Input Data'.A161]; CHAR(34); &quot;, &quot;; [.$D$2]; &quot;: &quot;; CHAR(34); ['Input Data'.D161]; CHAR(34); &quot;, &quot;; [.$E$2]; &quot;: &quot;; CHAR(34); IF(['Input Data'.E161]=&quot;FEMALE&quot;; &quot;Female&quot;; &quot;Male&quot;); CHAR(34); &quot; },&quot;))" office:value-type="string" office:string-value="{ loc: &quot;French (Canada)&quot;, name: &quot;fr-CA-Standard-C&quot;, gend: &quot;Female&quot; }," calcext:value-type="string">
            <text:p>{ loc: "French (Canada)", name: "fr-CA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2]); &quot;&quot;; COM.MICROSOFT.CONCAT(&quot;{ &quot;; [.$C$2]; &quot;: &quot;; CHAR(34); ['Input Data'.A162]; CHAR(34); &quot;, &quot;; [.$D$2]; &quot;: &quot;; CHAR(34); ['Input Data'.D162]; CHAR(34); &quot;, &quot;; [.$E$2]; &quot;: &quot;; CHAR(34); IF(['Input Data'.E162]=&quot;FEMALE&quot;; &quot;Female&quot;; &quot;Male&quot;); CHAR(34); &quot; },&quot;))" office:value-type="string" office:string-value="{ loc: &quot;French (Canada)&quot;, name: &quot;fr-CA-Standard-D&quot;, gend: &quot;Male&quot; }," calcext:value-type="string">
            <text:p>{ loc: "French (Canada)", name: "fr-CA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3]); &quot;&quot;; COM.MICROSOFT.CONCAT(&quot;{ &quot;; [.$C$2]; &quot;: &quot;; CHAR(34); ['Input Data'.A163]; CHAR(34); &quot;, &quot;; [.$D$2]; &quot;: &quot;; CHAR(34); ['Input Data'.D163]; CHAR(34); &quot;, &quot;; [.$E$2]; &quot;: &quot;; CHAR(34); IF(['Input Data'.E163]=&quot;FEMALE&quot;; &quot;Female&quot;; &quot;Male&quot;); CHAR(34); &quot; },&quot;))" office:value-type="string" office:string-value="{ loc: &quot;French (Canada)&quot;, name: &quot;fr-CA-Wavenet-A&quot;, gend: &quot;Female&quot; }," calcext:value-type="string">
            <text:p>{ loc: "French (Canada)", name: "fr-CA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4]); &quot;&quot;; COM.MICROSOFT.CONCAT(&quot;{ &quot;; [.$C$2]; &quot;: &quot;; CHAR(34); ['Input Data'.A164]; CHAR(34); &quot;, &quot;; [.$D$2]; &quot;: &quot;; CHAR(34); ['Input Data'.D164]; CHAR(34); &quot;, &quot;; [.$E$2]; &quot;: &quot;; CHAR(34); IF(['Input Data'.E164]=&quot;FEMALE&quot;; &quot;Female&quot;; &quot;Male&quot;); CHAR(34); &quot; },&quot;))" office:value-type="string" office:string-value="{ loc: &quot;French (Canada)&quot;, name: &quot;fr-CA-Wavenet-B&quot;, gend: &quot;Male&quot; }," calcext:value-type="string">
            <text:p>{ loc: "French (Canada)", name: "fr-CA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5]); &quot;&quot;; COM.MICROSOFT.CONCAT(&quot;{ &quot;; [.$C$2]; &quot;: &quot;; CHAR(34); ['Input Data'.A165]; CHAR(34); &quot;, &quot;; [.$D$2]; &quot;: &quot;; CHAR(34); ['Input Data'.D165]; CHAR(34); &quot;, &quot;; [.$E$2]; &quot;: &quot;; CHAR(34); IF(['Input Data'.E165]=&quot;FEMALE&quot;; &quot;Female&quot;; &quot;Male&quot;); CHAR(34); &quot; },&quot;))" office:value-type="string" office:string-value="{ loc: &quot;French (Canada)&quot;, name: &quot;fr-CA-Wavenet-C&quot;, gend: &quot;Female&quot; }," calcext:value-type="string">
            <text:p>{ loc: "French (Canada)", name: "fr-CA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6]); &quot;&quot;; COM.MICROSOFT.CONCAT(&quot;{ &quot;; [.$C$2]; &quot;: &quot;; CHAR(34); ['Input Data'.A166]; CHAR(34); &quot;, &quot;; [.$D$2]; &quot;: &quot;; CHAR(34); ['Input Data'.D166]; CHAR(34); &quot;, &quot;; [.$E$2]; &quot;: &quot;; CHAR(34); IF(['Input Data'.E166]=&quot;FEMALE&quot;; &quot;Female&quot;; &quot;Male&quot;); CHAR(34); &quot; },&quot;))" office:value-type="string" office:string-value="{ loc: &quot;French (Canada)&quot;, name: &quot;fr-CA-Wavenet-D&quot;, gend: &quot;Male&quot; }," calcext:value-type="string">
            <text:p>{ loc: "French (Canada)", name: "fr-CA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7]); &quot;&quot;; COM.MICROSOFT.CONCAT(&quot;{ &quot;; [.$C$2]; &quot;: &quot;; CHAR(34); ['Input Data'.A167]; CHAR(34); &quot;, &quot;; [.$D$2]; &quot;: &quot;; CHAR(34); ['Input Data'.D167]; CHAR(34); &quot;, &quot;; [.$E$2]; &quot;: &quot;; CHAR(34); IF(['Input Data'.E167]=&quot;FEMALE&quot;; &quot;Female&quot;; &quot;Male&quot;); CHAR(34); &quot; },&quot;))" office:value-type="string" office:string-value="{ loc: &quot;French (France)&quot;, name: &quot;fr-FR-Neural2-A&quot;, gend: &quot;Female&quot; }," calcext:value-type="string">
            <text:p>{ loc: "French (France)", name: "fr-FR-Neural2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8]); &quot;&quot;; COM.MICROSOFT.CONCAT(&quot;{ &quot;; [.$C$2]; &quot;: &quot;; CHAR(34); ['Input Data'.A168]; CHAR(34); &quot;, &quot;; [.$D$2]; &quot;: &quot;; CHAR(34); ['Input Data'.D168]; CHAR(34); &quot;, &quot;; [.$E$2]; &quot;: &quot;; CHAR(34); IF(['Input Data'.E168]=&quot;FEMALE&quot;; &quot;Female&quot;; &quot;Male&quot;); CHAR(34); &quot; },&quot;))" office:value-type="string" office:string-value="{ loc: &quot;French (France)&quot;, name: &quot;fr-FR-Neural2-B&quot;, gend: &quot;Male&quot; }," calcext:value-type="string">
            <text:p>{ loc: "French (France)", name: "fr-FR-Neural2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69]); &quot;&quot;; COM.MICROSOFT.CONCAT(&quot;{ &quot;; [.$C$2]; &quot;: &quot;; CHAR(34); ['Input Data'.A169]; CHAR(34); &quot;, &quot;; [.$D$2]; &quot;: &quot;; CHAR(34); ['Input Data'.D169]; CHAR(34); &quot;, &quot;; [.$E$2]; &quot;: &quot;; CHAR(34); IF(['Input Data'.E169]=&quot;FEMALE&quot;; &quot;Female&quot;; &quot;Male&quot;); CHAR(34); &quot; },&quot;))" office:value-type="string" office:string-value="{ loc: &quot;French (France)&quot;, name: &quot;fr-FR-Neural2-C&quot;, gend: &quot;Female&quot; }," calcext:value-type="string">
            <text:p>{ loc: "French (France)", name: "fr-FR-Neural2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0]); &quot;&quot;; COM.MICROSOFT.CONCAT(&quot;{ &quot;; [.$C$2]; &quot;: &quot;; CHAR(34); ['Input Data'.A170]; CHAR(34); &quot;, &quot;; [.$D$2]; &quot;: &quot;; CHAR(34); ['Input Data'.D170]; CHAR(34); &quot;, &quot;; [.$E$2]; &quot;: &quot;; CHAR(34); IF(['Input Data'.E170]=&quot;FEMALE&quot;; &quot;Female&quot;; &quot;Male&quot;); CHAR(34); &quot; },&quot;))" office:value-type="string" office:string-value="{ loc: &quot;French (France)&quot;, name: &quot;fr-FR-Neural2-D&quot;, gend: &quot;Male&quot; }," calcext:value-type="string">
            <text:p>{ loc: "French (France)", name: "fr-FR-Neural2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1]); &quot;&quot;; COM.MICROSOFT.CONCAT(&quot;{ &quot;; [.$C$2]; &quot;: &quot;; CHAR(34); ['Input Data'.A171]; CHAR(34); &quot;, &quot;; [.$D$2]; &quot;: &quot;; CHAR(34); ['Input Data'.D171]; CHAR(34); &quot;, &quot;; [.$E$2]; &quot;: &quot;; CHAR(34); IF(['Input Data'.E171]=&quot;FEMALE&quot;; &quot;Female&quot;; &quot;Male&quot;); CHAR(34); &quot; },&quot;))" office:value-type="string" office:string-value="{ loc: &quot;French (France)&quot;, name: &quot;fr-FR-Neural2-E&quot;, gend: &quot;Female&quot; }," calcext:value-type="string">
            <text:p>{ loc: "French (France)", name: "fr-FR-Neural2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2]); &quot;&quot;; COM.MICROSOFT.CONCAT(&quot;{ &quot;; [.$C$2]; &quot;: &quot;; CHAR(34); ['Input Data'.A172]; CHAR(34); &quot;, &quot;; [.$D$2]; &quot;: &quot;; CHAR(34); ['Input Data'.D172]; CHAR(34); &quot;, &quot;; [.$E$2]; &quot;: &quot;; CHAR(34); IF(['Input Data'.E172]=&quot;FEMALE&quot;; &quot;Female&quot;; &quot;Male&quot;); CHAR(34); &quot; },&quot;))" office:value-type="string" office:string-value="{ loc: &quot;French (France)&quot;, name: &quot;fr-FR-Polyglot-1&quot;, gend: &quot;Male&quot; }," calcext:value-type="string">
            <text:p>{ loc: "French (France)", name: "fr-FR-Polyglot-1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3]); &quot;&quot;; COM.MICROSOFT.CONCAT(&quot;{ &quot;; [.$C$2]; &quot;: &quot;; CHAR(34); ['Input Data'.A173]; CHAR(34); &quot;, &quot;; [.$D$2]; &quot;: &quot;; CHAR(34); ['Input Data'.D173]; CHAR(34); &quot;, &quot;; [.$E$2]; &quot;: &quot;; CHAR(34); IF(['Input Data'.E173]=&quot;FEMALE&quot;; &quot;Female&quot;; &quot;Male&quot;); CHAR(34); &quot; },&quot;))" office:value-type="string" office:string-value="{ loc: &quot;French (France)&quot;, name: &quot;fr-FR-Standard-A&quot;, gend: &quot;Female&quot; }," calcext:value-type="string">
            <text:p>{ loc: "French (France)", name: "fr-FR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4]); &quot;&quot;; COM.MICROSOFT.CONCAT(&quot;{ &quot;; [.$C$2]; &quot;: &quot;; CHAR(34); ['Input Data'.A174]; CHAR(34); &quot;, &quot;; [.$D$2]; &quot;: &quot;; CHAR(34); ['Input Data'.D174]; CHAR(34); &quot;, &quot;; [.$E$2]; &quot;: &quot;; CHAR(34); IF(['Input Data'.E174]=&quot;FEMALE&quot;; &quot;Female&quot;; &quot;Male&quot;); CHAR(34); &quot; },&quot;))" office:value-type="string" office:string-value="{ loc: &quot;French (France)&quot;, name: &quot;fr-FR-Standard-B&quot;, gend: &quot;Male&quot; }," calcext:value-type="string">
            <text:p>{ loc: "French (France)", name: "fr-FR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5]); &quot;&quot;; COM.MICROSOFT.CONCAT(&quot;{ &quot;; [.$C$2]; &quot;: &quot;; CHAR(34); ['Input Data'.A175]; CHAR(34); &quot;, &quot;; [.$D$2]; &quot;: &quot;; CHAR(34); ['Input Data'.D175]; CHAR(34); &quot;, &quot;; [.$E$2]; &quot;: &quot;; CHAR(34); IF(['Input Data'.E175]=&quot;FEMALE&quot;; &quot;Female&quot;; &quot;Male&quot;); CHAR(34); &quot; },&quot;))" office:value-type="string" office:string-value="{ loc: &quot;French (France)&quot;, name: &quot;fr-FR-Standard-C&quot;, gend: &quot;Female&quot; }," calcext:value-type="string">
            <text:p>{ loc: "French (France)", name: "fr-FR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6]); &quot;&quot;; COM.MICROSOFT.CONCAT(&quot;{ &quot;; [.$C$2]; &quot;: &quot;; CHAR(34); ['Input Data'.A176]; CHAR(34); &quot;, &quot;; [.$D$2]; &quot;: &quot;; CHAR(34); ['Input Data'.D176]; CHAR(34); &quot;, &quot;; [.$E$2]; &quot;: &quot;; CHAR(34); IF(['Input Data'.E176]=&quot;FEMALE&quot;; &quot;Female&quot;; &quot;Male&quot;); CHAR(34); &quot; },&quot;))" office:value-type="string" office:string-value="{ loc: &quot;French (France)&quot;, name: &quot;fr-FR-Standard-D&quot;, gend: &quot;Male&quot; }," calcext:value-type="string">
            <text:p>{ loc: "French (France)", name: "fr-FR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7]); &quot;&quot;; COM.MICROSOFT.CONCAT(&quot;{ &quot;; [.$C$2]; &quot;: &quot;; CHAR(34); ['Input Data'.A177]; CHAR(34); &quot;, &quot;; [.$D$2]; &quot;: &quot;; CHAR(34); ['Input Data'.D177]; CHAR(34); &quot;, &quot;; [.$E$2]; &quot;: &quot;; CHAR(34); IF(['Input Data'.E177]=&quot;FEMALE&quot;; &quot;Female&quot;; &quot;Male&quot;); CHAR(34); &quot; },&quot;))" office:value-type="string" office:string-value="{ loc: &quot;French (France)&quot;, name: &quot;fr-FR-Standard-E&quot;, gend: &quot;Female&quot; }," calcext:value-type="string">
            <text:p>{ loc: "French (France)", name: "fr-FR-Standard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8]); &quot;&quot;; COM.MICROSOFT.CONCAT(&quot;{ &quot;; [.$C$2]; &quot;: &quot;; CHAR(34); ['Input Data'.A178]; CHAR(34); &quot;, &quot;; [.$D$2]; &quot;: &quot;; CHAR(34); ['Input Data'.D178]; CHAR(34); &quot;, &quot;; [.$E$2]; &quot;: &quot;; CHAR(34); IF(['Input Data'.E178]=&quot;FEMALE&quot;; &quot;Female&quot;; &quot;Male&quot;); CHAR(34); &quot; },&quot;))" office:value-type="string" office:string-value="{ loc: &quot;French (France)&quot;, name: &quot;fr-FR-Studio-A&quot;, gend: &quot;Female&quot; }," calcext:value-type="string">
            <text:p>{ loc: "French (France)", name: "fr-FR-Studio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79]); &quot;&quot;; COM.MICROSOFT.CONCAT(&quot;{ &quot;; [.$C$2]; &quot;: &quot;; CHAR(34); ['Input Data'.A179]; CHAR(34); &quot;, &quot;; [.$D$2]; &quot;: &quot;; CHAR(34); ['Input Data'.D179]; CHAR(34); &quot;, &quot;; [.$E$2]; &quot;: &quot;; CHAR(34); IF(['Input Data'.E179]=&quot;FEMALE&quot;; &quot;Female&quot;; &quot;Male&quot;); CHAR(34); &quot; },&quot;))" office:value-type="string" office:string-value="{ loc: &quot;French (France)&quot;, name: &quot;fr-FR-Studio-D&quot;, gend: &quot;Male&quot; }," calcext:value-type="string">
            <text:p>{ loc: "French (France)", name: "fr-FR-Studio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0]); &quot;&quot;; COM.MICROSOFT.CONCAT(&quot;{ &quot;; [.$C$2]; &quot;: &quot;; CHAR(34); ['Input Data'.A180]; CHAR(34); &quot;, &quot;; [.$D$2]; &quot;: &quot;; CHAR(34); ['Input Data'.D180]; CHAR(34); &quot;, &quot;; [.$E$2]; &quot;: &quot;; CHAR(34); IF(['Input Data'.E180]=&quot;FEMALE&quot;; &quot;Female&quot;; &quot;Male&quot;); CHAR(34); &quot; },&quot;))" office:value-type="string" office:string-value="{ loc: &quot;French (France)&quot;, name: &quot;fr-FR-Wavenet-A&quot;, gend: &quot;Female&quot; }," calcext:value-type="string">
            <text:p>{ loc: "French (France)", name: "fr-FR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1]); &quot;&quot;; COM.MICROSOFT.CONCAT(&quot;{ &quot;; [.$C$2]; &quot;: &quot;; CHAR(34); ['Input Data'.A181]; CHAR(34); &quot;, &quot;; [.$D$2]; &quot;: &quot;; CHAR(34); ['Input Data'.D181]; CHAR(34); &quot;, &quot;; [.$E$2]; &quot;: &quot;; CHAR(34); IF(['Input Data'.E181]=&quot;FEMALE&quot;; &quot;Female&quot;; &quot;Male&quot;); CHAR(34); &quot; },&quot;))" office:value-type="string" office:string-value="{ loc: &quot;French (France)&quot;, name: &quot;fr-FR-Wavenet-B&quot;, gend: &quot;Male&quot; }," calcext:value-type="string">
            <text:p>{ loc: "French (France)", name: "fr-FR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2]); &quot;&quot;; COM.MICROSOFT.CONCAT(&quot;{ &quot;; [.$C$2]; &quot;: &quot;; CHAR(34); ['Input Data'.A182]; CHAR(34); &quot;, &quot;; [.$D$2]; &quot;: &quot;; CHAR(34); ['Input Data'.D182]; CHAR(34); &quot;, &quot;; [.$E$2]; &quot;: &quot;; CHAR(34); IF(['Input Data'.E182]=&quot;FEMALE&quot;; &quot;Female&quot;; &quot;Male&quot;); CHAR(34); &quot; },&quot;))" office:value-type="string" office:string-value="{ loc: &quot;French (France)&quot;, name: &quot;fr-FR-Wavenet-C&quot;, gend: &quot;Female&quot; }," calcext:value-type="string">
            <text:p>{ loc: "French (France)", name: "fr-FR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3]); &quot;&quot;; COM.MICROSOFT.CONCAT(&quot;{ &quot;; [.$C$2]; &quot;: &quot;; CHAR(34); ['Input Data'.A183]; CHAR(34); &quot;, &quot;; [.$D$2]; &quot;: &quot;; CHAR(34); ['Input Data'.D183]; CHAR(34); &quot;, &quot;; [.$E$2]; &quot;: &quot;; CHAR(34); IF(['Input Data'.E183]=&quot;FEMALE&quot;; &quot;Female&quot;; &quot;Male&quot;); CHAR(34); &quot; },&quot;))" office:value-type="string" office:string-value="{ loc: &quot;French (France)&quot;, name: &quot;fr-FR-Wavenet-D&quot;, gend: &quot;Male&quot; }," calcext:value-type="string">
            <text:p>{ loc: "French (France)", name: "fr-FR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4]); &quot;&quot;; COM.MICROSOFT.CONCAT(&quot;{ &quot;; [.$C$2]; &quot;: &quot;; CHAR(34); ['Input Data'.A184]; CHAR(34); &quot;, &quot;; [.$D$2]; &quot;: &quot;; CHAR(34); ['Input Data'.D184]; CHAR(34); &quot;, &quot;; [.$E$2]; &quot;: &quot;; CHAR(34); IF(['Input Data'.E184]=&quot;FEMALE&quot;; &quot;Female&quot;; &quot;Male&quot;); CHAR(34); &quot; },&quot;))" office:value-type="string" office:string-value="{ loc: &quot;French (France)&quot;, name: &quot;fr-FR-Wavenet-E&quot;, gend: &quot;Female&quot; }," calcext:value-type="string">
            <text:p>{ loc: "French (France)", name: "fr-FR-Wavenet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5]); &quot;&quot;; COM.MICROSOFT.CONCAT(&quot;{ &quot;; [.$C$2]; &quot;: &quot;; CHAR(34); ['Input Data'.A185]; CHAR(34); &quot;, &quot;; [.$D$2]; &quot;: &quot;; CHAR(34); ['Input Data'.D185]; CHAR(34); &quot;, &quot;; [.$E$2]; &quot;: &quot;; CHAR(34); IF(['Input Data'.E185]=&quot;FEMALE&quot;; &quot;Female&quot;; &quot;Male&quot;); CHAR(34); &quot; },&quot;))" office:value-type="string" office:string-value="{ loc: &quot;Galician (Spain)&quot;, name: &quot;gl-ES-Standard-A&quot;, gend: &quot;Female&quot; }," calcext:value-type="string">
            <text:p>{ loc: "Galician (Spain)", name: "gl-ES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6]); &quot;&quot;; COM.MICROSOFT.CONCAT(&quot;{ &quot;; [.$C$2]; &quot;: &quot;; CHAR(34); ['Input Data'.A186]; CHAR(34); &quot;, &quot;; [.$D$2]; &quot;: &quot;; CHAR(34); ['Input Data'.D186]; CHAR(34); &quot;, &quot;; [.$E$2]; &quot;: &quot;; CHAR(34); IF(['Input Data'.E186]=&quot;FEMALE&quot;; &quot;Female&quot;; &quot;Male&quot;); CHAR(34); &quot; },&quot;))" office:value-type="string" office:string-value="{ loc: &quot;German (Germany)&quot;, name: &quot;de-DE-Neural2-A&quot;, gend: &quot;Female&quot; }," calcext:value-type="string">
            <text:p>{ loc: "German (Germany)", name: "de-DE-Neural2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7]); &quot;&quot;; COM.MICROSOFT.CONCAT(&quot;{ &quot;; [.$C$2]; &quot;: &quot;; CHAR(34); ['Input Data'.A187]; CHAR(34); &quot;, &quot;; [.$D$2]; &quot;: &quot;; CHAR(34); ['Input Data'.D187]; CHAR(34); &quot;, &quot;; [.$E$2]; &quot;: &quot;; CHAR(34); IF(['Input Data'.E187]=&quot;FEMALE&quot;; &quot;Female&quot;; &quot;Male&quot;); CHAR(34); &quot; },&quot;))" office:value-type="string" office:string-value="{ loc: &quot;German (Germany)&quot;, name: &quot;de-DE-Neural2-B&quot;, gend: &quot;Male&quot; }," calcext:value-type="string">
            <text:p>{ loc: "German (Germany)", name: "de-DE-Neural2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8]); &quot;&quot;; COM.MICROSOFT.CONCAT(&quot;{ &quot;; [.$C$2]; &quot;: &quot;; CHAR(34); ['Input Data'.A188]; CHAR(34); &quot;, &quot;; [.$D$2]; &quot;: &quot;; CHAR(34); ['Input Data'.D188]; CHAR(34); &quot;, &quot;; [.$E$2]; &quot;: &quot;; CHAR(34); IF(['Input Data'.E188]=&quot;FEMALE&quot;; &quot;Female&quot;; &quot;Male&quot;); CHAR(34); &quot; },&quot;))" office:value-type="string" office:string-value="{ loc: &quot;German (Germany)&quot;, name: &quot;de-DE-Neural2-C&quot;, gend: &quot;Female&quot; }," calcext:value-type="string">
            <text:p>{ loc: "German (Germany)", name: "de-DE-Neural2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89]); &quot;&quot;; COM.MICROSOFT.CONCAT(&quot;{ &quot;; [.$C$2]; &quot;: &quot;; CHAR(34); ['Input Data'.A189]; CHAR(34); &quot;, &quot;; [.$D$2]; &quot;: &quot;; CHAR(34); ['Input Data'.D189]; CHAR(34); &quot;, &quot;; [.$E$2]; &quot;: &quot;; CHAR(34); IF(['Input Data'.E189]=&quot;FEMALE&quot;; &quot;Female&quot;; &quot;Male&quot;); CHAR(34); &quot; },&quot;))" office:value-type="string" office:string-value="{ loc: &quot;German (Germany)&quot;, name: &quot;de-DE-Neural2-D&quot;, gend: &quot;Male&quot; }," calcext:value-type="string">
            <text:p>{ loc: "German (Germany)", name: "de-DE-Neural2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0]); &quot;&quot;; COM.MICROSOFT.CONCAT(&quot;{ &quot;; [.$C$2]; &quot;: &quot;; CHAR(34); ['Input Data'.A190]; CHAR(34); &quot;, &quot;; [.$D$2]; &quot;: &quot;; CHAR(34); ['Input Data'.D190]; CHAR(34); &quot;, &quot;; [.$E$2]; &quot;: &quot;; CHAR(34); IF(['Input Data'.E190]=&quot;FEMALE&quot;; &quot;Female&quot;; &quot;Male&quot;); CHAR(34); &quot; },&quot;))" office:value-type="string" office:string-value="{ loc: &quot;German (Germany)&quot;, name: &quot;de-DE-Neural2-F&quot;, gend: &quot;Female&quot; }," calcext:value-type="string">
            <text:p>{ loc: "German (Germany)", name: "de-DE-Neural2-F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1]); &quot;&quot;; COM.MICROSOFT.CONCAT(&quot;{ &quot;; [.$C$2]; &quot;: &quot;; CHAR(34); ['Input Data'.A191]; CHAR(34); &quot;, &quot;; [.$D$2]; &quot;: &quot;; CHAR(34); ['Input Data'.D191]; CHAR(34); &quot;, &quot;; [.$E$2]; &quot;: &quot;; CHAR(34); IF(['Input Data'.E191]=&quot;FEMALE&quot;; &quot;Female&quot;; &quot;Male&quot;); CHAR(34); &quot; },&quot;))" office:value-type="string" office:string-value="{ loc: &quot;German (Germany)&quot;, name: &quot;de-DE-Polyglot-1&quot;, gend: &quot;Male&quot; }," calcext:value-type="string">
            <text:p>{ loc: "German (Germany)", name: "de-DE-Polyglot-1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2]); &quot;&quot;; COM.MICROSOFT.CONCAT(&quot;{ &quot;; [.$C$2]; &quot;: &quot;; CHAR(34); ['Input Data'.A192]; CHAR(34); &quot;, &quot;; [.$D$2]; &quot;: &quot;; CHAR(34); ['Input Data'.D192]; CHAR(34); &quot;, &quot;; [.$E$2]; &quot;: &quot;; CHAR(34); IF(['Input Data'.E192]=&quot;FEMALE&quot;; &quot;Female&quot;; &quot;Male&quot;); CHAR(34); &quot; },&quot;))" office:value-type="string" office:string-value="{ loc: &quot;German (Germany)&quot;, name: &quot;de-DE-Standard-A&quot;, gend: &quot;Female&quot; }," calcext:value-type="string">
            <text:p>{ loc: "German (Germany)", name: "de-DE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3]); &quot;&quot;; COM.MICROSOFT.CONCAT(&quot;{ &quot;; [.$C$2]; &quot;: &quot;; CHAR(34); ['Input Data'.A193]; CHAR(34); &quot;, &quot;; [.$D$2]; &quot;: &quot;; CHAR(34); ['Input Data'.D193]; CHAR(34); &quot;, &quot;; [.$E$2]; &quot;: &quot;; CHAR(34); IF(['Input Data'.E193]=&quot;FEMALE&quot;; &quot;Female&quot;; &quot;Male&quot;); CHAR(34); &quot; },&quot;))" office:value-type="string" office:string-value="{ loc: &quot;German (Germany)&quot;, name: &quot;de-DE-Standard-B&quot;, gend: &quot;Male&quot; }," calcext:value-type="string">
            <text:p>{ loc: "German (Germany)", name: "de-DE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4]); &quot;&quot;; COM.MICROSOFT.CONCAT(&quot;{ &quot;; [.$C$2]; &quot;: &quot;; CHAR(34); ['Input Data'.A194]; CHAR(34); &quot;, &quot;; [.$D$2]; &quot;: &quot;; CHAR(34); ['Input Data'.D194]; CHAR(34); &quot;, &quot;; [.$E$2]; &quot;: &quot;; CHAR(34); IF(['Input Data'.E194]=&quot;FEMALE&quot;; &quot;Female&quot;; &quot;Male&quot;); CHAR(34); &quot; },&quot;))" office:value-type="string" office:string-value="{ loc: &quot;German (Germany)&quot;, name: &quot;de-DE-Standard-C&quot;, gend: &quot;Female&quot; }," calcext:value-type="string">
            <text:p>{ loc: "German (Germany)", name: "de-DE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5]); &quot;&quot;; COM.MICROSOFT.CONCAT(&quot;{ &quot;; [.$C$2]; &quot;: &quot;; CHAR(34); ['Input Data'.A195]; CHAR(34); &quot;, &quot;; [.$D$2]; &quot;: &quot;; CHAR(34); ['Input Data'.D195]; CHAR(34); &quot;, &quot;; [.$E$2]; &quot;: &quot;; CHAR(34); IF(['Input Data'.E195]=&quot;FEMALE&quot;; &quot;Female&quot;; &quot;Male&quot;); CHAR(34); &quot; },&quot;))" office:value-type="string" office:string-value="{ loc: &quot;German (Germany)&quot;, name: &quot;de-DE-Standard-D&quot;, gend: &quot;Male&quot; }," calcext:value-type="string">
            <text:p>{ loc: "German (Germany)", name: "de-DE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6]); &quot;&quot;; COM.MICROSOFT.CONCAT(&quot;{ &quot;; [.$C$2]; &quot;: &quot;; CHAR(34); ['Input Data'.A196]; CHAR(34); &quot;, &quot;; [.$D$2]; &quot;: &quot;; CHAR(34); ['Input Data'.D196]; CHAR(34); &quot;, &quot;; [.$E$2]; &quot;: &quot;; CHAR(34); IF(['Input Data'.E196]=&quot;FEMALE&quot;; &quot;Female&quot;; &quot;Male&quot;); CHAR(34); &quot; },&quot;))" office:value-type="string" office:string-value="{ loc: &quot;German (Germany)&quot;, name: &quot;de-DE-Standard-E&quot;, gend: &quot;Male&quot; }," calcext:value-type="string">
            <text:p>{ loc: "German (Germany)", name: "de-DE-Standard-E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7]); &quot;&quot;; COM.MICROSOFT.CONCAT(&quot;{ &quot;; [.$C$2]; &quot;: &quot;; CHAR(34); ['Input Data'.A197]; CHAR(34); &quot;, &quot;; [.$D$2]; &quot;: &quot;; CHAR(34); ['Input Data'.D197]; CHAR(34); &quot;, &quot;; [.$E$2]; &quot;: &quot;; CHAR(34); IF(['Input Data'.E197]=&quot;FEMALE&quot;; &quot;Female&quot;; &quot;Male&quot;); CHAR(34); &quot; },&quot;))" office:value-type="string" office:string-value="{ loc: &quot;German (Germany)&quot;, name: &quot;de-DE-Standard-F&quot;, gend: &quot;Female&quot; }," calcext:value-type="string">
            <text:p>{ loc: "German (Germany)", name: "de-DE-Standard-F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8]); &quot;&quot;; COM.MICROSOFT.CONCAT(&quot;{ &quot;; [.$C$2]; &quot;: &quot;; CHAR(34); ['Input Data'.A198]; CHAR(34); &quot;, &quot;; [.$D$2]; &quot;: &quot;; CHAR(34); ['Input Data'.D198]; CHAR(34); &quot;, &quot;; [.$E$2]; &quot;: &quot;; CHAR(34); IF(['Input Data'.E198]=&quot;FEMALE&quot;; &quot;Female&quot;; &quot;Male&quot;); CHAR(34); &quot; },&quot;))" office:value-type="string" office:string-value="{ loc: &quot;German (Germany)&quot;, name: &quot;de-DE-Studio-B&quot;, gend: &quot;Male&quot; }," calcext:value-type="string">
            <text:p>{ loc: "German (Germany)", name: "de-DE-Studio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199]); &quot;&quot;; COM.MICROSOFT.CONCAT(&quot;{ &quot;; [.$C$2]; &quot;: &quot;; CHAR(34); ['Input Data'.A199]; CHAR(34); &quot;, &quot;; [.$D$2]; &quot;: &quot;; CHAR(34); ['Input Data'.D199]; CHAR(34); &quot;, &quot;; [.$E$2]; &quot;: &quot;; CHAR(34); IF(['Input Data'.E199]=&quot;FEMALE&quot;; &quot;Female&quot;; &quot;Male&quot;); CHAR(34); &quot; },&quot;))" office:value-type="string" office:string-value="{ loc: &quot;German (Germany)&quot;, name: &quot;de-DE-Studio-C&quot;, gend: &quot;Female&quot; }," calcext:value-type="string">
            <text:p>{ loc: "German (Germany)", name: "de-DE-Studio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0]); &quot;&quot;; COM.MICROSOFT.CONCAT(&quot;{ &quot;; [.$C$2]; &quot;: &quot;; CHAR(34); ['Input Data'.A200]; CHAR(34); &quot;, &quot;; [.$D$2]; &quot;: &quot;; CHAR(34); ['Input Data'.D200]; CHAR(34); &quot;, &quot;; [.$E$2]; &quot;: &quot;; CHAR(34); IF(['Input Data'.E200]=&quot;FEMALE&quot;; &quot;Female&quot;; &quot;Male&quot;); CHAR(34); &quot; },&quot;))" office:value-type="string" office:string-value="{ loc: &quot;German (Germany)&quot;, name: &quot;de-DE-Wavenet-A&quot;, gend: &quot;Female&quot; }," calcext:value-type="string">
            <text:p>{ loc: "German (Germany)", name: "de-DE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1]); &quot;&quot;; COM.MICROSOFT.CONCAT(&quot;{ &quot;; [.$C$2]; &quot;: &quot;; CHAR(34); ['Input Data'.A201]; CHAR(34); &quot;, &quot;; [.$D$2]; &quot;: &quot;; CHAR(34); ['Input Data'.D201]; CHAR(34); &quot;, &quot;; [.$E$2]; &quot;: &quot;; CHAR(34); IF(['Input Data'.E201]=&quot;FEMALE&quot;; &quot;Female&quot;; &quot;Male&quot;); CHAR(34); &quot; },&quot;))" office:value-type="string" office:string-value="{ loc: &quot;German (Germany)&quot;, name: &quot;de-DE-Wavenet-B&quot;, gend: &quot;Male&quot; }," calcext:value-type="string">
            <text:p>{ loc: "German (Germany)", name: "de-DE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2]); &quot;&quot;; COM.MICROSOFT.CONCAT(&quot;{ &quot;; [.$C$2]; &quot;: &quot;; CHAR(34); ['Input Data'.A202]; CHAR(34); &quot;, &quot;; [.$D$2]; &quot;: &quot;; CHAR(34); ['Input Data'.D202]; CHAR(34); &quot;, &quot;; [.$E$2]; &quot;: &quot;; CHAR(34); IF(['Input Data'.E202]=&quot;FEMALE&quot;; &quot;Female&quot;; &quot;Male&quot;); CHAR(34); &quot; },&quot;))" office:value-type="string" office:string-value="{ loc: &quot;German (Germany)&quot;, name: &quot;de-DE-Wavenet-C&quot;, gend: &quot;Female&quot; }," calcext:value-type="string">
            <text:p>{ loc: "German (Germany)", name: "de-DE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3]); &quot;&quot;; COM.MICROSOFT.CONCAT(&quot;{ &quot;; [.$C$2]; &quot;: &quot;; CHAR(34); ['Input Data'.A203]; CHAR(34); &quot;, &quot;; [.$D$2]; &quot;: &quot;; CHAR(34); ['Input Data'.D203]; CHAR(34); &quot;, &quot;; [.$E$2]; &quot;: &quot;; CHAR(34); IF(['Input Data'.E203]=&quot;FEMALE&quot;; &quot;Female&quot;; &quot;Male&quot;); CHAR(34); &quot; },&quot;))" office:value-type="string" office:string-value="{ loc: &quot;German (Germany)&quot;, name: &quot;de-DE-Wavenet-D&quot;, gend: &quot;Male&quot; }," calcext:value-type="string">
            <text:p>{ loc: "German (Germany)", name: "de-DE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4]); &quot;&quot;; COM.MICROSOFT.CONCAT(&quot;{ &quot;; [.$C$2]; &quot;: &quot;; CHAR(34); ['Input Data'.A204]; CHAR(34); &quot;, &quot;; [.$D$2]; &quot;: &quot;; CHAR(34); ['Input Data'.D204]; CHAR(34); &quot;, &quot;; [.$E$2]; &quot;: &quot;; CHAR(34); IF(['Input Data'.E204]=&quot;FEMALE&quot;; &quot;Female&quot;; &quot;Male&quot;); CHAR(34); &quot; },&quot;))" office:value-type="string" office:string-value="{ loc: &quot;German (Germany)&quot;, name: &quot;de-DE-Wavenet-E&quot;, gend: &quot;Male&quot; }," calcext:value-type="string">
            <text:p>{ loc: "German (Germany)", name: "de-DE-Wavenet-E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5]); &quot;&quot;; COM.MICROSOFT.CONCAT(&quot;{ &quot;; [.$C$2]; &quot;: &quot;; CHAR(34); ['Input Data'.A205]; CHAR(34); &quot;, &quot;; [.$D$2]; &quot;: &quot;; CHAR(34); ['Input Data'.D205]; CHAR(34); &quot;, &quot;; [.$E$2]; &quot;: &quot;; CHAR(34); IF(['Input Data'.E205]=&quot;FEMALE&quot;; &quot;Female&quot;; &quot;Male&quot;); CHAR(34); &quot; },&quot;))" office:value-type="string" office:string-value="{ loc: &quot;German (Germany)&quot;, name: &quot;de-DE-Wavenet-F&quot;, gend: &quot;Female&quot; }," calcext:value-type="string">
            <text:p>{ loc: "German (Germany)", name: "de-DE-Wavenet-F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6]); &quot;&quot;; COM.MICROSOFT.CONCAT(&quot;{ &quot;; [.$C$2]; &quot;: &quot;; CHAR(34); ['Input Data'.A206]; CHAR(34); &quot;, &quot;; [.$D$2]; &quot;: &quot;; CHAR(34); ['Input Data'.D206]; CHAR(34); &quot;, &quot;; [.$E$2]; &quot;: &quot;; CHAR(34); IF(['Input Data'.E206]=&quot;FEMALE&quot;; &quot;Female&quot;; &quot;Male&quot;); CHAR(34); &quot; },&quot;))" office:value-type="string" office:string-value="{ loc: &quot;Greek (Greece)&quot;, name: &quot;el-GR-Standard-A&quot;, gend: &quot;Female&quot; }," calcext:value-type="string">
            <text:p>{ loc: "Greek (Greece)", name: "el-GR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7]); &quot;&quot;; COM.MICROSOFT.CONCAT(&quot;{ &quot;; [.$C$2]; &quot;: &quot;; CHAR(34); ['Input Data'.A207]; CHAR(34); &quot;, &quot;; [.$D$2]; &quot;: &quot;; CHAR(34); ['Input Data'.D207]; CHAR(34); &quot;, &quot;; [.$E$2]; &quot;: &quot;; CHAR(34); IF(['Input Data'.E207]=&quot;FEMALE&quot;; &quot;Female&quot;; &quot;Male&quot;); CHAR(34); &quot; },&quot;))" office:value-type="string" office:string-value="{ loc: &quot;Greek (Greece)&quot;, name: &quot;el-GR-Wavenet-A&quot;, gend: &quot;Female&quot; }," calcext:value-type="string">
            <text:p>{ loc: "Greek (Greece)", name: "el-GR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8]); &quot;&quot;; COM.MICROSOFT.CONCAT(&quot;{ &quot;; [.$C$2]; &quot;: &quot;; CHAR(34); ['Input Data'.A208]; CHAR(34); &quot;, &quot;; [.$D$2]; &quot;: &quot;; CHAR(34); ['Input Data'.D208]; CHAR(34); &quot;, &quot;; [.$E$2]; &quot;: &quot;; CHAR(34); IF(['Input Data'.E208]=&quot;FEMALE&quot;; &quot;Female&quot;; &quot;Male&quot;); CHAR(34); &quot; },&quot;))" office:value-type="string" office:string-value="{ loc: &quot;Gujarati (India)&quot;, name: &quot;gu-IN-Standard-A&quot;, gend: &quot;Female&quot; }," calcext:value-type="string">
            <text:p>{ loc: "Gujarati (India)", name: "gu-IN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09]); &quot;&quot;; COM.MICROSOFT.CONCAT(&quot;{ &quot;; [.$C$2]; &quot;: &quot;; CHAR(34); ['Input Data'.A209]; CHAR(34); &quot;, &quot;; [.$D$2]; &quot;: &quot;; CHAR(34); ['Input Data'.D209]; CHAR(34); &quot;, &quot;; [.$E$2]; &quot;: &quot;; CHAR(34); IF(['Input Data'.E209]=&quot;FEMALE&quot;; &quot;Female&quot;; &quot;Male&quot;); CHAR(34); &quot; },&quot;))" office:value-type="string" office:string-value="{ loc: &quot;Gujarati (India)&quot;, name: &quot;gu-IN-Standard-B&quot;, gend: &quot;Male&quot; }," calcext:value-type="string">
            <text:p>{ loc: "Gujarati (India)", name: "gu-IN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0]); &quot;&quot;; COM.MICROSOFT.CONCAT(&quot;{ &quot;; [.$C$2]; &quot;: &quot;; CHAR(34); ['Input Data'.A210]; CHAR(34); &quot;, &quot;; [.$D$2]; &quot;: &quot;; CHAR(34); ['Input Data'.D210]; CHAR(34); &quot;, &quot;; [.$E$2]; &quot;: &quot;; CHAR(34); IF(['Input Data'.E210]=&quot;FEMALE&quot;; &quot;Female&quot;; &quot;Male&quot;); CHAR(34); &quot; },&quot;))" office:value-type="string" office:string-value="{ loc: &quot;Gujarati (India)&quot;, name: &quot;gu-IN-Standard-C&quot;, gend: &quot;Female&quot; }," calcext:value-type="string">
            <text:p>{ loc: "Gujarati (India)", name: "gu-IN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1]); &quot;&quot;; COM.MICROSOFT.CONCAT(&quot;{ &quot;; [.$C$2]; &quot;: &quot;; CHAR(34); ['Input Data'.A211]; CHAR(34); &quot;, &quot;; [.$D$2]; &quot;: &quot;; CHAR(34); ['Input Data'.D211]; CHAR(34); &quot;, &quot;; [.$E$2]; &quot;: &quot;; CHAR(34); IF(['Input Data'.E211]=&quot;FEMALE&quot;; &quot;Female&quot;; &quot;Male&quot;); CHAR(34); &quot; },&quot;))" office:value-type="string" office:string-value="{ loc: &quot;Gujarati (India)&quot;, name: &quot;gu-IN-Standard-D&quot;, gend: &quot;Male&quot; }," calcext:value-type="string">
            <text:p>{ loc: "Gujarati (India)", name: "gu-IN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2]); &quot;&quot;; COM.MICROSOFT.CONCAT(&quot;{ &quot;; [.$C$2]; &quot;: &quot;; CHAR(34); ['Input Data'.A212]; CHAR(34); &quot;, &quot;; [.$D$2]; &quot;: &quot;; CHAR(34); ['Input Data'.D212]; CHAR(34); &quot;, &quot;; [.$E$2]; &quot;: &quot;; CHAR(34); IF(['Input Data'.E212]=&quot;FEMALE&quot;; &quot;Female&quot;; &quot;Male&quot;); CHAR(34); &quot; },&quot;))" office:value-type="string" office:string-value="{ loc: &quot;Gujarati (India)&quot;, name: &quot;gu-IN-Wavenet-A&quot;, gend: &quot;Female&quot; }," calcext:value-type="string">
            <text:p>{ loc: "Gujarati (India)", name: "gu-IN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3]); &quot;&quot;; COM.MICROSOFT.CONCAT(&quot;{ &quot;; [.$C$2]; &quot;: &quot;; CHAR(34); ['Input Data'.A213]; CHAR(34); &quot;, &quot;; [.$D$2]; &quot;: &quot;; CHAR(34); ['Input Data'.D213]; CHAR(34); &quot;, &quot;; [.$E$2]; &quot;: &quot;; CHAR(34); IF(['Input Data'.E213]=&quot;FEMALE&quot;; &quot;Female&quot;; &quot;Male&quot;); CHAR(34); &quot; },&quot;))" office:value-type="string" office:string-value="{ loc: &quot;Gujarati (India)&quot;, name: &quot;gu-IN-Wavenet-B&quot;, gend: &quot;Male&quot; }," calcext:value-type="string">
            <text:p>{ loc: "Gujarati (India)", name: "gu-IN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4]); &quot;&quot;; COM.MICROSOFT.CONCAT(&quot;{ &quot;; [.$C$2]; &quot;: &quot;; CHAR(34); ['Input Data'.A214]; CHAR(34); &quot;, &quot;; [.$D$2]; &quot;: &quot;; CHAR(34); ['Input Data'.D214]; CHAR(34); &quot;, &quot;; [.$E$2]; &quot;: &quot;; CHAR(34); IF(['Input Data'.E214]=&quot;FEMALE&quot;; &quot;Female&quot;; &quot;Male&quot;); CHAR(34); &quot; },&quot;))" office:value-type="string" office:string-value="{ loc: &quot;Gujarati (India)&quot;, name: &quot;gu-IN-Wavenet-C&quot;, gend: &quot;Female&quot; }," calcext:value-type="string">
            <text:p>{ loc: "Gujarati (India)", name: "gu-IN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5]); &quot;&quot;; COM.MICROSOFT.CONCAT(&quot;{ &quot;; [.$C$2]; &quot;: &quot;; CHAR(34); ['Input Data'.A215]; CHAR(34); &quot;, &quot;; [.$D$2]; &quot;: &quot;; CHAR(34); ['Input Data'.D215]; CHAR(34); &quot;, &quot;; [.$E$2]; &quot;: &quot;; CHAR(34); IF(['Input Data'.E215]=&quot;FEMALE&quot;; &quot;Female&quot;; &quot;Male&quot;); CHAR(34); &quot; },&quot;))" office:value-type="string" office:string-value="{ loc: &quot;Gujarati (India)&quot;, name: &quot;gu-IN-Wavenet-D&quot;, gend: &quot;Male&quot; }," calcext:value-type="string">
            <text:p>{ loc: "Gujarati (India)", name: "gu-IN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6]); &quot;&quot;; COM.MICROSOFT.CONCAT(&quot;{ &quot;; [.$C$2]; &quot;: &quot;; CHAR(34); ['Input Data'.A216]; CHAR(34); &quot;, &quot;; [.$D$2]; &quot;: &quot;; CHAR(34); ['Input Data'.D216]; CHAR(34); &quot;, &quot;; [.$E$2]; &quot;: &quot;; CHAR(34); IF(['Input Data'.E216]=&quot;FEMALE&quot;; &quot;Female&quot;; &quot;Male&quot;); CHAR(34); &quot; },&quot;))" office:value-type="string" office:string-value="{ loc: &quot;Hebrew (Israel)&quot;, name: &quot;he-IL-Standard-A&quot;, gend: &quot;Female&quot; }," calcext:value-type="string">
            <text:p>{ loc: "Hebrew (Israel)", name: "he-IL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7]); &quot;&quot;; COM.MICROSOFT.CONCAT(&quot;{ &quot;; [.$C$2]; &quot;: &quot;; CHAR(34); ['Input Data'.A217]; CHAR(34); &quot;, &quot;; [.$D$2]; &quot;: &quot;; CHAR(34); ['Input Data'.D217]; CHAR(34); &quot;, &quot;; [.$E$2]; &quot;: &quot;; CHAR(34); IF(['Input Data'.E217]=&quot;FEMALE&quot;; &quot;Female&quot;; &quot;Male&quot;); CHAR(34); &quot; },&quot;))" office:value-type="string" office:string-value="{ loc: &quot;Hebrew (Israel)&quot;, name: &quot;he-IL-Standard-B&quot;, gend: &quot;Male&quot; }," calcext:value-type="string">
            <text:p>{ loc: "Hebrew (Israel)", name: "he-IL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8]); &quot;&quot;; COM.MICROSOFT.CONCAT(&quot;{ &quot;; [.$C$2]; &quot;: &quot;; CHAR(34); ['Input Data'.A218]; CHAR(34); &quot;, &quot;; [.$D$2]; &quot;: &quot;; CHAR(34); ['Input Data'.D218]; CHAR(34); &quot;, &quot;; [.$E$2]; &quot;: &quot;; CHAR(34); IF(['Input Data'.E218]=&quot;FEMALE&quot;; &quot;Female&quot;; &quot;Male&quot;); CHAR(34); &quot; },&quot;))" office:value-type="string" office:string-value="{ loc: &quot;Hebrew (Israel)&quot;, name: &quot;he-IL-Standard-C&quot;, gend: &quot;Female&quot; }," calcext:value-type="string">
            <text:p>{ loc: "Hebrew (Israel)", name: "he-IL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19]); &quot;&quot;; COM.MICROSOFT.CONCAT(&quot;{ &quot;; [.$C$2]; &quot;: &quot;; CHAR(34); ['Input Data'.A219]; CHAR(34); &quot;, &quot;; [.$D$2]; &quot;: &quot;; CHAR(34); ['Input Data'.D219]; CHAR(34); &quot;, &quot;; [.$E$2]; &quot;: &quot;; CHAR(34); IF(['Input Data'.E219]=&quot;FEMALE&quot;; &quot;Female&quot;; &quot;Male&quot;); CHAR(34); &quot; },&quot;))" office:value-type="string" office:string-value="{ loc: &quot;Hebrew (Israel)&quot;, name: &quot;he-IL-Standard-D&quot;, gend: &quot;Male&quot; }," calcext:value-type="string">
            <text:p>{ loc: "Hebrew (Israel)", name: "he-IL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0]); &quot;&quot;; COM.MICROSOFT.CONCAT(&quot;{ &quot;; [.$C$2]; &quot;: &quot;; CHAR(34); ['Input Data'.A220]; CHAR(34); &quot;, &quot;; [.$D$2]; &quot;: &quot;; CHAR(34); ['Input Data'.D220]; CHAR(34); &quot;, &quot;; [.$E$2]; &quot;: &quot;; CHAR(34); IF(['Input Data'.E220]=&quot;FEMALE&quot;; &quot;Female&quot;; &quot;Male&quot;); CHAR(34); &quot; },&quot;))" office:value-type="string" office:string-value="{ loc: &quot;Hebrew (Israel)&quot;, name: &quot;he-IL-Wavenet-A&quot;, gend: &quot;Female&quot; }," calcext:value-type="string">
            <text:p>{ loc: "Hebrew (Israel)", name: "he-IL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1]); &quot;&quot;; COM.MICROSOFT.CONCAT(&quot;{ &quot;; [.$C$2]; &quot;: &quot;; CHAR(34); ['Input Data'.A221]; CHAR(34); &quot;, &quot;; [.$D$2]; &quot;: &quot;; CHAR(34); ['Input Data'.D221]; CHAR(34); &quot;, &quot;; [.$E$2]; &quot;: &quot;; CHAR(34); IF(['Input Data'.E221]=&quot;FEMALE&quot;; &quot;Female&quot;; &quot;Male&quot;); CHAR(34); &quot; },&quot;))" office:value-type="string" office:string-value="{ loc: &quot;Hebrew (Israel)&quot;, name: &quot;he-IL-Wavenet-B&quot;, gend: &quot;Male&quot; }," calcext:value-type="string">
            <text:p>{ loc: "Hebrew (Israel)", name: "he-IL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2]); &quot;&quot;; COM.MICROSOFT.CONCAT(&quot;{ &quot;; [.$C$2]; &quot;: &quot;; CHAR(34); ['Input Data'.A222]; CHAR(34); &quot;, &quot;; [.$D$2]; &quot;: &quot;; CHAR(34); ['Input Data'.D222]; CHAR(34); &quot;, &quot;; [.$E$2]; &quot;: &quot;; CHAR(34); IF(['Input Data'.E222]=&quot;FEMALE&quot;; &quot;Female&quot;; &quot;Male&quot;); CHAR(34); &quot; },&quot;))" office:value-type="string" office:string-value="{ loc: &quot;Hebrew (Israel)&quot;, name: &quot;he-IL-Wavenet-C&quot;, gend: &quot;Female&quot; }," calcext:value-type="string">
            <text:p>{ loc: "Hebrew (Israel)", name: "he-IL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3]); &quot;&quot;; COM.MICROSOFT.CONCAT(&quot;{ &quot;; [.$C$2]; &quot;: &quot;; CHAR(34); ['Input Data'.A223]; CHAR(34); &quot;, &quot;; [.$D$2]; &quot;: &quot;; CHAR(34); ['Input Data'.D223]; CHAR(34); &quot;, &quot;; [.$E$2]; &quot;: &quot;; CHAR(34); IF(['Input Data'.E223]=&quot;FEMALE&quot;; &quot;Female&quot;; &quot;Male&quot;); CHAR(34); &quot; },&quot;))" office:value-type="string" office:string-value="{ loc: &quot;Hebrew (Israel)&quot;, name: &quot;he-IL-Wavenet-D&quot;, gend: &quot;Male&quot; }," calcext:value-type="string">
            <text:p>{ loc: "Hebrew (Israel)", name: "he-IL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4]); &quot;&quot;; COM.MICROSOFT.CONCAT(&quot;{ &quot;; [.$C$2]; &quot;: &quot;; CHAR(34); ['Input Data'.A224]; CHAR(34); &quot;, &quot;; [.$D$2]; &quot;: &quot;; CHAR(34); ['Input Data'.D224]; CHAR(34); &quot;, &quot;; [.$E$2]; &quot;: &quot;; CHAR(34); IF(['Input Data'.E224]=&quot;FEMALE&quot;; &quot;Female&quot;; &quot;Male&quot;); CHAR(34); &quot; },&quot;))" office:value-type="string" office:string-value="{ loc: &quot;Hindi (India)&quot;, name: &quot;hi-IN-Neural2-A&quot;, gend: &quot;Female&quot; }," calcext:value-type="string">
            <text:p>{ loc: "Hindi (India)", name: "hi-IN-Neural2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5]); &quot;&quot;; COM.MICROSOFT.CONCAT(&quot;{ &quot;; [.$C$2]; &quot;: &quot;; CHAR(34); ['Input Data'.A225]; CHAR(34); &quot;, &quot;; [.$D$2]; &quot;: &quot;; CHAR(34); ['Input Data'.D225]; CHAR(34); &quot;, &quot;; [.$E$2]; &quot;: &quot;; CHAR(34); IF(['Input Data'.E225]=&quot;FEMALE&quot;; &quot;Female&quot;; &quot;Male&quot;); CHAR(34); &quot; },&quot;))" office:value-type="string" office:string-value="{ loc: &quot;Hindi (India)&quot;, name: &quot;hi-IN-Neural2-B&quot;, gend: &quot;Male&quot; }," calcext:value-type="string">
            <text:p>{ loc: "Hindi (India)", name: "hi-IN-Neural2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6]); &quot;&quot;; COM.MICROSOFT.CONCAT(&quot;{ &quot;; [.$C$2]; &quot;: &quot;; CHAR(34); ['Input Data'.A226]; CHAR(34); &quot;, &quot;; [.$D$2]; &quot;: &quot;; CHAR(34); ['Input Data'.D226]; CHAR(34); &quot;, &quot;; [.$E$2]; &quot;: &quot;; CHAR(34); IF(['Input Data'.E226]=&quot;FEMALE&quot;; &quot;Female&quot;; &quot;Male&quot;); CHAR(34); &quot; },&quot;))" office:value-type="string" office:string-value="{ loc: &quot;Hindi (India)&quot;, name: &quot;hi-IN-Neural2-C&quot;, gend: &quot;Male&quot; }," calcext:value-type="string">
            <text:p>{ loc: "Hindi (India)", name: "hi-IN-Neural2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7]); &quot;&quot;; COM.MICROSOFT.CONCAT(&quot;{ &quot;; [.$C$2]; &quot;: &quot;; CHAR(34); ['Input Data'.A227]; CHAR(34); &quot;, &quot;; [.$D$2]; &quot;: &quot;; CHAR(34); ['Input Data'.D227]; CHAR(34); &quot;, &quot;; [.$E$2]; &quot;: &quot;; CHAR(34); IF(['Input Data'.E227]=&quot;FEMALE&quot;; &quot;Female&quot;; &quot;Male&quot;); CHAR(34); &quot; },&quot;))" office:value-type="string" office:string-value="{ loc: &quot;Hindi (India)&quot;, name: &quot;hi-IN-Neural2-D&quot;, gend: &quot;Female&quot; }," calcext:value-type="string">
            <text:p>{ loc: "Hindi (India)", name: "hi-IN-Neural2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8]); &quot;&quot;; COM.MICROSOFT.CONCAT(&quot;{ &quot;; [.$C$2]; &quot;: &quot;; CHAR(34); ['Input Data'.A228]; CHAR(34); &quot;, &quot;; [.$D$2]; &quot;: &quot;; CHAR(34); ['Input Data'.D228]; CHAR(34); &quot;, &quot;; [.$E$2]; &quot;: &quot;; CHAR(34); IF(['Input Data'.E228]=&quot;FEMALE&quot;; &quot;Female&quot;; &quot;Male&quot;); CHAR(34); &quot; },&quot;))" office:value-type="string" office:string-value="{ loc: &quot;Hindi (India)&quot;, name: &quot;hi-IN-Standard-A&quot;, gend: &quot;Female&quot; }," calcext:value-type="string">
            <text:p>{ loc: "Hindi (India)", name: "hi-IN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29]); &quot;&quot;; COM.MICROSOFT.CONCAT(&quot;{ &quot;; [.$C$2]; &quot;: &quot;; CHAR(34); ['Input Data'.A229]; CHAR(34); &quot;, &quot;; [.$D$2]; &quot;: &quot;; CHAR(34); ['Input Data'.D229]; CHAR(34); &quot;, &quot;; [.$E$2]; &quot;: &quot;; CHAR(34); IF(['Input Data'.E229]=&quot;FEMALE&quot;; &quot;Female&quot;; &quot;Male&quot;); CHAR(34); &quot; },&quot;))" office:value-type="string" office:string-value="{ loc: &quot;Hindi (India)&quot;, name: &quot;hi-IN-Standard-B&quot;, gend: &quot;Male&quot; }," calcext:value-type="string">
            <text:p>{ loc: "Hindi (India)", name: "hi-IN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0]); &quot;&quot;; COM.MICROSOFT.CONCAT(&quot;{ &quot;; [.$C$2]; &quot;: &quot;; CHAR(34); ['Input Data'.A230]; CHAR(34); &quot;, &quot;; [.$D$2]; &quot;: &quot;; CHAR(34); ['Input Data'.D230]; CHAR(34); &quot;, &quot;; [.$E$2]; &quot;: &quot;; CHAR(34); IF(['Input Data'.E230]=&quot;FEMALE&quot;; &quot;Female&quot;; &quot;Male&quot;); CHAR(34); &quot; },&quot;))" office:value-type="string" office:string-value="{ loc: &quot;Hindi (India)&quot;, name: &quot;hi-IN-Standard-C&quot;, gend: &quot;Male&quot; }," calcext:value-type="string">
            <text:p>{ loc: "Hindi (India)", name: "hi-IN-Standard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1]); &quot;&quot;; COM.MICROSOFT.CONCAT(&quot;{ &quot;; [.$C$2]; &quot;: &quot;; CHAR(34); ['Input Data'.A231]; CHAR(34); &quot;, &quot;; [.$D$2]; &quot;: &quot;; CHAR(34); ['Input Data'.D231]; CHAR(34); &quot;, &quot;; [.$E$2]; &quot;: &quot;; CHAR(34); IF(['Input Data'.E231]=&quot;FEMALE&quot;; &quot;Female&quot;; &quot;Male&quot;); CHAR(34); &quot; },&quot;))" office:value-type="string" office:string-value="{ loc: &quot;Hindi (India)&quot;, name: &quot;hi-IN-Standard-D&quot;, gend: &quot;Female&quot; }," calcext:value-type="string">
            <text:p>{ loc: "Hindi (India)", name: "hi-IN-Standard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2]); &quot;&quot;; COM.MICROSOFT.CONCAT(&quot;{ &quot;; [.$C$2]; &quot;: &quot;; CHAR(34); ['Input Data'.A232]; CHAR(34); &quot;, &quot;; [.$D$2]; &quot;: &quot;; CHAR(34); ['Input Data'.D232]; CHAR(34); &quot;, &quot;; [.$E$2]; &quot;: &quot;; CHAR(34); IF(['Input Data'.E232]=&quot;FEMALE&quot;; &quot;Female&quot;; &quot;Male&quot;); CHAR(34); &quot; },&quot;))" office:value-type="string" office:string-value="{ loc: &quot;Hindi (India)&quot;, name: &quot;hi-IN-Wavenet-A&quot;, gend: &quot;Female&quot; }," calcext:value-type="string">
            <text:p>{ loc: "Hindi (India)", name: "hi-IN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3]); &quot;&quot;; COM.MICROSOFT.CONCAT(&quot;{ &quot;; [.$C$2]; &quot;: &quot;; CHAR(34); ['Input Data'.A233]; CHAR(34); &quot;, &quot;; [.$D$2]; &quot;: &quot;; CHAR(34); ['Input Data'.D233]; CHAR(34); &quot;, &quot;; [.$E$2]; &quot;: &quot;; CHAR(34); IF(['Input Data'.E233]=&quot;FEMALE&quot;; &quot;Female&quot;; &quot;Male&quot;); CHAR(34); &quot; },&quot;))" office:value-type="string" office:string-value="{ loc: &quot;Hindi (India)&quot;, name: &quot;hi-IN-Wavenet-B&quot;, gend: &quot;Male&quot; }," calcext:value-type="string">
            <text:p>{ loc: "Hindi (India)", name: "hi-IN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4]); &quot;&quot;; COM.MICROSOFT.CONCAT(&quot;{ &quot;; [.$C$2]; &quot;: &quot;; CHAR(34); ['Input Data'.A234]; CHAR(34); &quot;, &quot;; [.$D$2]; &quot;: &quot;; CHAR(34); ['Input Data'.D234]; CHAR(34); &quot;, &quot;; [.$E$2]; &quot;: &quot;; CHAR(34); IF(['Input Data'.E234]=&quot;FEMALE&quot;; &quot;Female&quot;; &quot;Male&quot;); CHAR(34); &quot; },&quot;))" office:value-type="string" office:string-value="{ loc: &quot;Hindi (India)&quot;, name: &quot;hi-IN-Wavenet-C&quot;, gend: &quot;Male&quot; }," calcext:value-type="string">
            <text:p>{ loc: "Hindi (India)", name: "hi-IN-Wavenet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5]); &quot;&quot;; COM.MICROSOFT.CONCAT(&quot;{ &quot;; [.$C$2]; &quot;: &quot;; CHAR(34); ['Input Data'.A235]; CHAR(34); &quot;, &quot;; [.$D$2]; &quot;: &quot;; CHAR(34); ['Input Data'.D235]; CHAR(34); &quot;, &quot;; [.$E$2]; &quot;: &quot;; CHAR(34); IF(['Input Data'.E235]=&quot;FEMALE&quot;; &quot;Female&quot;; &quot;Male&quot;); CHAR(34); &quot; },&quot;))" office:value-type="string" office:string-value="{ loc: &quot;Hindi (India)&quot;, name: &quot;hi-IN-Wavenet-D&quot;, gend: &quot;Female&quot; }," calcext:value-type="string">
            <text:p>{ loc: "Hindi (India)", name: "hi-IN-Wavenet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6]); &quot;&quot;; COM.MICROSOFT.CONCAT(&quot;{ &quot;; [.$C$2]; &quot;: &quot;; CHAR(34); ['Input Data'.A236]; CHAR(34); &quot;, &quot;; [.$D$2]; &quot;: &quot;; CHAR(34); ['Input Data'.D236]; CHAR(34); &quot;, &quot;; [.$E$2]; &quot;: &quot;; CHAR(34); IF(['Input Data'.E236]=&quot;FEMALE&quot;; &quot;Female&quot;; &quot;Male&quot;); CHAR(34); &quot; },&quot;))" office:value-type="string" office:string-value="{ loc: &quot;Hungarian (Hungary)&quot;, name: &quot;hu-HU-Standard-A&quot;, gend: &quot;Female&quot; }," calcext:value-type="string">
            <text:p>{ loc: "Hungarian (Hungary)", name: "hu-HU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7]); &quot;&quot;; COM.MICROSOFT.CONCAT(&quot;{ &quot;; [.$C$2]; &quot;: &quot;; CHAR(34); ['Input Data'.A237]; CHAR(34); &quot;, &quot;; [.$D$2]; &quot;: &quot;; CHAR(34); ['Input Data'.D237]; CHAR(34); &quot;, &quot;; [.$E$2]; &quot;: &quot;; CHAR(34); IF(['Input Data'.E237]=&quot;FEMALE&quot;; &quot;Female&quot;; &quot;Male&quot;); CHAR(34); &quot; },&quot;))" office:value-type="string" office:string-value="{ loc: &quot;Hungarian (Hungary)&quot;, name: &quot;hu-HU-Wavenet-A&quot;, gend: &quot;Female&quot; }," calcext:value-type="string">
            <text:p>{ loc: "Hungarian (Hungary)", name: "hu-HU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8]); &quot;&quot;; COM.MICROSOFT.CONCAT(&quot;{ &quot;; [.$C$2]; &quot;: &quot;; CHAR(34); ['Input Data'.A238]; CHAR(34); &quot;, &quot;; [.$D$2]; &quot;: &quot;; CHAR(34); ['Input Data'.D238]; CHAR(34); &quot;, &quot;; [.$E$2]; &quot;: &quot;; CHAR(34); IF(['Input Data'.E238]=&quot;FEMALE&quot;; &quot;Female&quot;; &quot;Male&quot;); CHAR(34); &quot; },&quot;))" office:value-type="string" office:string-value="{ loc: &quot;Icelandic (Iceland)&quot;, name: &quot;is-IS-Standard-A&quot;, gend: &quot;Female&quot; }," calcext:value-type="string">
            <text:p>{ loc: "Icelandic (Iceland)", name: "is-IS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39]); &quot;&quot;; COM.MICROSOFT.CONCAT(&quot;{ &quot;; [.$C$2]; &quot;: &quot;; CHAR(34); ['Input Data'.A239]; CHAR(34); &quot;, &quot;; [.$D$2]; &quot;: &quot;; CHAR(34); ['Input Data'.D239]; CHAR(34); &quot;, &quot;; [.$E$2]; &quot;: &quot;; CHAR(34); IF(['Input Data'.E239]=&quot;FEMALE&quot;; &quot;Female&quot;; &quot;Male&quot;); CHAR(34); &quot; },&quot;))" office:value-type="string" office:string-value="{ loc: &quot;Indonesian (Indonesia)&quot;, name: &quot;id-ID-Standard-A&quot;, gend: &quot;Female&quot; }," calcext:value-type="string">
            <text:p>{ loc: "Indonesian (Indonesia)", name: "id-ID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0]); &quot;&quot;; COM.MICROSOFT.CONCAT(&quot;{ &quot;; [.$C$2]; &quot;: &quot;; CHAR(34); ['Input Data'.A240]; CHAR(34); &quot;, &quot;; [.$D$2]; &quot;: &quot;; CHAR(34); ['Input Data'.D240]; CHAR(34); &quot;, &quot;; [.$E$2]; &quot;: &quot;; CHAR(34); IF(['Input Data'.E240]=&quot;FEMALE&quot;; &quot;Female&quot;; &quot;Male&quot;); CHAR(34); &quot; },&quot;))" office:value-type="string" office:string-value="{ loc: &quot;Indonesian (Indonesia)&quot;, name: &quot;id-ID-Standard-B&quot;, gend: &quot;Male&quot; }," calcext:value-type="string">
            <text:p>{ loc: "Indonesian (Indonesia)", name: "id-ID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1]); &quot;&quot;; COM.MICROSOFT.CONCAT(&quot;{ &quot;; [.$C$2]; &quot;: &quot;; CHAR(34); ['Input Data'.A241]; CHAR(34); &quot;, &quot;; [.$D$2]; &quot;: &quot;; CHAR(34); ['Input Data'.D241]; CHAR(34); &quot;, &quot;; [.$E$2]; &quot;: &quot;; CHAR(34); IF(['Input Data'.E241]=&quot;FEMALE&quot;; &quot;Female&quot;; &quot;Male&quot;); CHAR(34); &quot; },&quot;))" office:value-type="string" office:string-value="{ loc: &quot;Indonesian (Indonesia)&quot;, name: &quot;id-ID-Standard-C&quot;, gend: &quot;Male&quot; }," calcext:value-type="string">
            <text:p>{ loc: "Indonesian (Indonesia)", name: "id-ID-Standard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2]); &quot;&quot;; COM.MICROSOFT.CONCAT(&quot;{ &quot;; [.$C$2]; &quot;: &quot;; CHAR(34); ['Input Data'.A242]; CHAR(34); &quot;, &quot;; [.$D$2]; &quot;: &quot;; CHAR(34); ['Input Data'.D242]; CHAR(34); &quot;, &quot;; [.$E$2]; &quot;: &quot;; CHAR(34); IF(['Input Data'.E242]=&quot;FEMALE&quot;; &quot;Female&quot;; &quot;Male&quot;); CHAR(34); &quot; },&quot;))" office:value-type="string" office:string-value="{ loc: &quot;Indonesian (Indonesia)&quot;, name: &quot;id-ID-Standard-D&quot;, gend: &quot;Female&quot; }," calcext:value-type="string">
            <text:p>{ loc: "Indonesian (Indonesia)", name: "id-ID-Standard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3]); &quot;&quot;; COM.MICROSOFT.CONCAT(&quot;{ &quot;; [.$C$2]; &quot;: &quot;; CHAR(34); ['Input Data'.A243]; CHAR(34); &quot;, &quot;; [.$D$2]; &quot;: &quot;; CHAR(34); ['Input Data'.D243]; CHAR(34); &quot;, &quot;; [.$E$2]; &quot;: &quot;; CHAR(34); IF(['Input Data'.E243]=&quot;FEMALE&quot;; &quot;Female&quot;; &quot;Male&quot;); CHAR(34); &quot; },&quot;))" office:value-type="string" office:string-value="{ loc: &quot;Indonesian (Indonesia)&quot;, name: &quot;id-ID-Wavenet-A&quot;, gend: &quot;Female&quot; }," calcext:value-type="string">
            <text:p>{ loc: "Indonesian (Indonesia)", name: "id-ID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4]); &quot;&quot;; COM.MICROSOFT.CONCAT(&quot;{ &quot;; [.$C$2]; &quot;: &quot;; CHAR(34); ['Input Data'.A244]; CHAR(34); &quot;, &quot;; [.$D$2]; &quot;: &quot;; CHAR(34); ['Input Data'.D244]; CHAR(34); &quot;, &quot;; [.$E$2]; &quot;: &quot;; CHAR(34); IF(['Input Data'.E244]=&quot;FEMALE&quot;; &quot;Female&quot;; &quot;Male&quot;); CHAR(34); &quot; },&quot;))" office:value-type="string" office:string-value="{ loc: &quot;Indonesian (Indonesia)&quot;, name: &quot;id-ID-Wavenet-B&quot;, gend: &quot;Male&quot; }," calcext:value-type="string">
            <text:p>{ loc: "Indonesian (Indonesia)", name: "id-ID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5]); &quot;&quot;; COM.MICROSOFT.CONCAT(&quot;{ &quot;; [.$C$2]; &quot;: &quot;; CHAR(34); ['Input Data'.A245]; CHAR(34); &quot;, &quot;; [.$D$2]; &quot;: &quot;; CHAR(34); ['Input Data'.D245]; CHAR(34); &quot;, &quot;; [.$E$2]; &quot;: &quot;; CHAR(34); IF(['Input Data'.E245]=&quot;FEMALE&quot;; &quot;Female&quot;; &quot;Male&quot;); CHAR(34); &quot; },&quot;))" office:value-type="string" office:string-value="{ loc: &quot;Indonesian (Indonesia)&quot;, name: &quot;id-ID-Wavenet-C&quot;, gend: &quot;Male&quot; }," calcext:value-type="string">
            <text:p>{ loc: "Indonesian (Indonesia)", name: "id-ID-Wavenet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6]); &quot;&quot;; COM.MICROSOFT.CONCAT(&quot;{ &quot;; [.$C$2]; &quot;: &quot;; CHAR(34); ['Input Data'.A246]; CHAR(34); &quot;, &quot;; [.$D$2]; &quot;: &quot;; CHAR(34); ['Input Data'.D246]; CHAR(34); &quot;, &quot;; [.$E$2]; &quot;: &quot;; CHAR(34); IF(['Input Data'.E246]=&quot;FEMALE&quot;; &quot;Female&quot;; &quot;Male&quot;); CHAR(34); &quot; },&quot;))" office:value-type="string" office:string-value="{ loc: &quot;Indonesian (Indonesia)&quot;, name: &quot;id-ID-Wavenet-D&quot;, gend: &quot;Female&quot; }," calcext:value-type="string">
            <text:p>{ loc: "Indonesian (Indonesia)", name: "id-ID-Wavenet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7]); &quot;&quot;; COM.MICROSOFT.CONCAT(&quot;{ &quot;; [.$C$2]; &quot;: &quot;; CHAR(34); ['Input Data'.A247]; CHAR(34); &quot;, &quot;; [.$D$2]; &quot;: &quot;; CHAR(34); ['Input Data'.D247]; CHAR(34); &quot;, &quot;; [.$E$2]; &quot;: &quot;; CHAR(34); IF(['Input Data'.E247]=&quot;FEMALE&quot;; &quot;Female&quot;; &quot;Male&quot;); CHAR(34); &quot; },&quot;))" office:value-type="string" office:string-value="{ loc: &quot;Italian (Italy)&quot;, name: &quot;it-IT-Neural2-A&quot;, gend: &quot;Female&quot; }," calcext:value-type="string">
            <text:p>{ loc: "Italian (Italy)", name: "it-IT-Neural2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8]); &quot;&quot;; COM.MICROSOFT.CONCAT(&quot;{ &quot;; [.$C$2]; &quot;: &quot;; CHAR(34); ['Input Data'.A248]; CHAR(34); &quot;, &quot;; [.$D$2]; &quot;: &quot;; CHAR(34); ['Input Data'.D248]; CHAR(34); &quot;, &quot;; [.$E$2]; &quot;: &quot;; CHAR(34); IF(['Input Data'.E248]=&quot;FEMALE&quot;; &quot;Female&quot;; &quot;Male&quot;); CHAR(34); &quot; },&quot;))" office:value-type="string" office:string-value="{ loc: &quot;Italian (Italy)&quot;, name: &quot;it-IT-Neural2-C&quot;, gend: &quot;Male&quot; }," calcext:value-type="string">
            <text:p>{ loc: "Italian (Italy)", name: "it-IT-Neural2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49]); &quot;&quot;; COM.MICROSOFT.CONCAT(&quot;{ &quot;; [.$C$2]; &quot;: &quot;; CHAR(34); ['Input Data'.A249]; CHAR(34); &quot;, &quot;; [.$D$2]; &quot;: &quot;; CHAR(34); ['Input Data'.D249]; CHAR(34); &quot;, &quot;; [.$E$2]; &quot;: &quot;; CHAR(34); IF(['Input Data'.E249]=&quot;FEMALE&quot;; &quot;Female&quot;; &quot;Male&quot;); CHAR(34); &quot; },&quot;))" office:value-type="string" office:string-value="{ loc: &quot;Italian (Italy)&quot;, name: &quot;it-IT-Standard-A&quot;, gend: &quot;Female&quot; }," calcext:value-type="string">
            <text:p>{ loc: "Italian (Italy)", name: "it-IT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0]); &quot;&quot;; COM.MICROSOFT.CONCAT(&quot;{ &quot;; [.$C$2]; &quot;: &quot;; CHAR(34); ['Input Data'.A250]; CHAR(34); &quot;, &quot;; [.$D$2]; &quot;: &quot;; CHAR(34); ['Input Data'.D250]; CHAR(34); &quot;, &quot;; [.$E$2]; &quot;: &quot;; CHAR(34); IF(['Input Data'.E250]=&quot;FEMALE&quot;; &quot;Female&quot;; &quot;Male&quot;); CHAR(34); &quot; },&quot;))" office:value-type="string" office:string-value="{ loc: &quot;Italian (Italy)&quot;, name: &quot;it-IT-Standard-B&quot;, gend: &quot;Female&quot; }," calcext:value-type="string">
            <text:p>{ loc: "Italian (Italy)", name: "it-IT-Standard-B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1]); &quot;&quot;; COM.MICROSOFT.CONCAT(&quot;{ &quot;; [.$C$2]; &quot;: &quot;; CHAR(34); ['Input Data'.A251]; CHAR(34); &quot;, &quot;; [.$D$2]; &quot;: &quot;; CHAR(34); ['Input Data'.D251]; CHAR(34); &quot;, &quot;; [.$E$2]; &quot;: &quot;; CHAR(34); IF(['Input Data'.E251]=&quot;FEMALE&quot;; &quot;Female&quot;; &quot;Male&quot;); CHAR(34); &quot; },&quot;))" office:value-type="string" office:string-value="{ loc: &quot;Italian (Italy)&quot;, name: &quot;it-IT-Standard-C&quot;, gend: &quot;Male&quot; }," calcext:value-type="string">
            <text:p>{ loc: "Italian (Italy)", name: "it-IT-Standard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2]); &quot;&quot;; COM.MICROSOFT.CONCAT(&quot;{ &quot;; [.$C$2]; &quot;: &quot;; CHAR(34); ['Input Data'.A252]; CHAR(34); &quot;, &quot;; [.$D$2]; &quot;: &quot;; CHAR(34); ['Input Data'.D252]; CHAR(34); &quot;, &quot;; [.$E$2]; &quot;: &quot;; CHAR(34); IF(['Input Data'.E252]=&quot;FEMALE&quot;; &quot;Female&quot;; &quot;Male&quot;); CHAR(34); &quot; },&quot;))" office:value-type="string" office:string-value="{ loc: &quot;Italian (Italy)&quot;, name: &quot;it-IT-Standard-D&quot;, gend: &quot;Male&quot; }," calcext:value-type="string">
            <text:p>{ loc: "Italian (Italy)", name: "it-IT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3]); &quot;&quot;; COM.MICROSOFT.CONCAT(&quot;{ &quot;; [.$C$2]; &quot;: &quot;; CHAR(34); ['Input Data'.A253]; CHAR(34); &quot;, &quot;; [.$D$2]; &quot;: &quot;; CHAR(34); ['Input Data'.D253]; CHAR(34); &quot;, &quot;; [.$E$2]; &quot;: &quot;; CHAR(34); IF(['Input Data'.E253]=&quot;FEMALE&quot;; &quot;Female&quot;; &quot;Male&quot;); CHAR(34); &quot; },&quot;))" office:value-type="string" office:string-value="{ loc: &quot;Italian (Italy)&quot;, name: &quot;it-IT-Wavenet-A&quot;, gend: &quot;Female&quot; }," calcext:value-type="string">
            <text:p>{ loc: "Italian (Italy)", name: "it-IT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4]); &quot;&quot;; COM.MICROSOFT.CONCAT(&quot;{ &quot;; [.$C$2]; &quot;: &quot;; CHAR(34); ['Input Data'.A254]; CHAR(34); &quot;, &quot;; [.$D$2]; &quot;: &quot;; CHAR(34); ['Input Data'.D254]; CHAR(34); &quot;, &quot;; [.$E$2]; &quot;: &quot;; CHAR(34); IF(['Input Data'.E254]=&quot;FEMALE&quot;; &quot;Female&quot;; &quot;Male&quot;); CHAR(34); &quot; },&quot;))" office:value-type="string" office:string-value="{ loc: &quot;Italian (Italy)&quot;, name: &quot;it-IT-Wavenet-B&quot;, gend: &quot;Female&quot; }," calcext:value-type="string">
            <text:p>{ loc: "Italian (Italy)", name: "it-IT-Wavenet-B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5]); &quot;&quot;; COM.MICROSOFT.CONCAT(&quot;{ &quot;; [.$C$2]; &quot;: &quot;; CHAR(34); ['Input Data'.A255]; CHAR(34); &quot;, &quot;; [.$D$2]; &quot;: &quot;; CHAR(34); ['Input Data'.D255]; CHAR(34); &quot;, &quot;; [.$E$2]; &quot;: &quot;; CHAR(34); IF(['Input Data'.E255]=&quot;FEMALE&quot;; &quot;Female&quot;; &quot;Male&quot;); CHAR(34); &quot; },&quot;))" office:value-type="string" office:string-value="{ loc: &quot;Italian (Italy)&quot;, name: &quot;it-IT-Wavenet-C&quot;, gend: &quot;Male&quot; }," calcext:value-type="string">
            <text:p>{ loc: "Italian (Italy)", name: "it-IT-Wavenet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6]); &quot;&quot;; COM.MICROSOFT.CONCAT(&quot;{ &quot;; [.$C$2]; &quot;: &quot;; CHAR(34); ['Input Data'.A256]; CHAR(34); &quot;, &quot;; [.$D$2]; &quot;: &quot;; CHAR(34); ['Input Data'.D256]; CHAR(34); &quot;, &quot;; [.$E$2]; &quot;: &quot;; CHAR(34); IF(['Input Data'.E256]=&quot;FEMALE&quot;; &quot;Female&quot;; &quot;Male&quot;); CHAR(34); &quot; },&quot;))" office:value-type="string" office:string-value="{ loc: &quot;Italian (Italy)&quot;, name: &quot;it-IT-Wavenet-D&quot;, gend: &quot;Male&quot; }," calcext:value-type="string">
            <text:p>{ loc: "Italian (Italy)", name: "it-IT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7]); &quot;&quot;; COM.MICROSOFT.CONCAT(&quot;{ &quot;; [.$C$2]; &quot;: &quot;; CHAR(34); ['Input Data'.A257]; CHAR(34); &quot;, &quot;; [.$D$2]; &quot;: &quot;; CHAR(34); ['Input Data'.D257]; CHAR(34); &quot;, &quot;; [.$E$2]; &quot;: &quot;; CHAR(34); IF(['Input Data'.E257]=&quot;FEMALE&quot;; &quot;Female&quot;; &quot;Male&quot;); CHAR(34); &quot; },&quot;))" office:value-type="string" office:string-value="{ loc: &quot;Japanese (Japan)&quot;, name: &quot;ja-JP-Neural2-B&quot;, gend: &quot;Female&quot; }," calcext:value-type="string">
            <text:p>{ loc: "Japanese (Japan)", name: "ja-JP-Neural2-B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8]); &quot;&quot;; COM.MICROSOFT.CONCAT(&quot;{ &quot;; [.$C$2]; &quot;: &quot;; CHAR(34); ['Input Data'.A258]; CHAR(34); &quot;, &quot;; [.$D$2]; &quot;: &quot;; CHAR(34); ['Input Data'.D258]; CHAR(34); &quot;, &quot;; [.$E$2]; &quot;: &quot;; CHAR(34); IF(['Input Data'.E258]=&quot;FEMALE&quot;; &quot;Female&quot;; &quot;Male&quot;); CHAR(34); &quot; },&quot;))" office:value-type="string" office:string-value="{ loc: &quot;Japanese (Japan)&quot;, name: &quot;ja-JP-Neural2-C&quot;, gend: &quot;Male&quot; }," calcext:value-type="string">
            <text:p>{ loc: "Japanese (Japan)", name: "ja-JP-Neural2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59]); &quot;&quot;; COM.MICROSOFT.CONCAT(&quot;{ &quot;; [.$C$2]; &quot;: &quot;; CHAR(34); ['Input Data'.A259]; CHAR(34); &quot;, &quot;; [.$D$2]; &quot;: &quot;; CHAR(34); ['Input Data'.D259]; CHAR(34); &quot;, &quot;; [.$E$2]; &quot;: &quot;; CHAR(34); IF(['Input Data'.E259]=&quot;FEMALE&quot;; &quot;Female&quot;; &quot;Male&quot;); CHAR(34); &quot; },&quot;))" office:value-type="string" office:string-value="{ loc: &quot;Japanese (Japan)&quot;, name: &quot;ja-JP-Neural2-D&quot;, gend: &quot;Male&quot; }," calcext:value-type="string">
            <text:p>{ loc: "Japanese (Japan)", name: "ja-JP-Neural2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0]); &quot;&quot;; COM.MICROSOFT.CONCAT(&quot;{ &quot;; [.$C$2]; &quot;: &quot;; CHAR(34); ['Input Data'.A260]; CHAR(34); &quot;, &quot;; [.$D$2]; &quot;: &quot;; CHAR(34); ['Input Data'.D260]; CHAR(34); &quot;, &quot;; [.$E$2]; &quot;: &quot;; CHAR(34); IF(['Input Data'.E260]=&quot;FEMALE&quot;; &quot;Female&quot;; &quot;Male&quot;); CHAR(34); &quot; },&quot;))" office:value-type="string" office:string-value="{ loc: &quot;Japanese (Japan)&quot;, name: &quot;ja-JP-Standard-A&quot;, gend: &quot;Female&quot; }," calcext:value-type="string">
            <text:p>{ loc: "Japanese (Japan)", name: "ja-JP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1]); &quot;&quot;; COM.MICROSOFT.CONCAT(&quot;{ &quot;; [.$C$2]; &quot;: &quot;; CHAR(34); ['Input Data'.A261]; CHAR(34); &quot;, &quot;; [.$D$2]; &quot;: &quot;; CHAR(34); ['Input Data'.D261]; CHAR(34); &quot;, &quot;; [.$E$2]; &quot;: &quot;; CHAR(34); IF(['Input Data'.E261]=&quot;FEMALE&quot;; &quot;Female&quot;; &quot;Male&quot;); CHAR(34); &quot; },&quot;))" office:value-type="string" office:string-value="{ loc: &quot;Japanese (Japan)&quot;, name: &quot;ja-JP-Standard-B&quot;, gend: &quot;Female&quot; }," calcext:value-type="string">
            <text:p>{ loc: "Japanese (Japan)", name: "ja-JP-Standard-B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2]); &quot;&quot;; COM.MICROSOFT.CONCAT(&quot;{ &quot;; [.$C$2]; &quot;: &quot;; CHAR(34); ['Input Data'.A262]; CHAR(34); &quot;, &quot;; [.$D$2]; &quot;: &quot;; CHAR(34); ['Input Data'.D262]; CHAR(34); &quot;, &quot;; [.$E$2]; &quot;: &quot;; CHAR(34); IF(['Input Data'.E262]=&quot;FEMALE&quot;; &quot;Female&quot;; &quot;Male&quot;); CHAR(34); &quot; },&quot;))" office:value-type="string" office:string-value="{ loc: &quot;Japanese (Japan)&quot;, name: &quot;ja-JP-Standard-C&quot;, gend: &quot;Male&quot; }," calcext:value-type="string">
            <text:p>{ loc: "Japanese (Japan)", name: "ja-JP-Standard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3]); &quot;&quot;; COM.MICROSOFT.CONCAT(&quot;{ &quot;; [.$C$2]; &quot;: &quot;; CHAR(34); ['Input Data'.A263]; CHAR(34); &quot;, &quot;; [.$D$2]; &quot;: &quot;; CHAR(34); ['Input Data'.D263]; CHAR(34); &quot;, &quot;; [.$E$2]; &quot;: &quot;; CHAR(34); IF(['Input Data'.E263]=&quot;FEMALE&quot;; &quot;Female&quot;; &quot;Male&quot;); CHAR(34); &quot; },&quot;))" office:value-type="string" office:string-value="{ loc: &quot;Japanese (Japan)&quot;, name: &quot;ja-JP-Standard-D&quot;, gend: &quot;Male&quot; }," calcext:value-type="string">
            <text:p>{ loc: "Japanese (Japan)", name: "ja-JP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4]); &quot;&quot;; COM.MICROSOFT.CONCAT(&quot;{ &quot;; [.$C$2]; &quot;: &quot;; CHAR(34); ['Input Data'.A264]; CHAR(34); &quot;, &quot;; [.$D$2]; &quot;: &quot;; CHAR(34); ['Input Data'.D264]; CHAR(34); &quot;, &quot;; [.$E$2]; &quot;: &quot;; CHAR(34); IF(['Input Data'.E264]=&quot;FEMALE&quot;; &quot;Female&quot;; &quot;Male&quot;); CHAR(34); &quot; },&quot;))" office:value-type="string" office:string-value="{ loc: &quot;Japanese (Japan)&quot;, name: &quot;ja-JP-Wavenet-A&quot;, gend: &quot;Female&quot; }," calcext:value-type="string">
            <text:p>{ loc: "Japanese (Japan)", name: "ja-JP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5]); &quot;&quot;; COM.MICROSOFT.CONCAT(&quot;{ &quot;; [.$C$2]; &quot;: &quot;; CHAR(34); ['Input Data'.A265]; CHAR(34); &quot;, &quot;; [.$D$2]; &quot;: &quot;; CHAR(34); ['Input Data'.D265]; CHAR(34); &quot;, &quot;; [.$E$2]; &quot;: &quot;; CHAR(34); IF(['Input Data'.E265]=&quot;FEMALE&quot;; &quot;Female&quot;; &quot;Male&quot;); CHAR(34); &quot; },&quot;))" office:value-type="string" office:string-value="{ loc: &quot;Japanese (Japan)&quot;, name: &quot;ja-JP-Wavenet-B&quot;, gend: &quot;Female&quot; }," calcext:value-type="string">
            <text:p>{ loc: "Japanese (Japan)", name: "ja-JP-Wavenet-B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6]); &quot;&quot;; COM.MICROSOFT.CONCAT(&quot;{ &quot;; [.$C$2]; &quot;: &quot;; CHAR(34); ['Input Data'.A266]; CHAR(34); &quot;, &quot;; [.$D$2]; &quot;: &quot;; CHAR(34); ['Input Data'.D266]; CHAR(34); &quot;, &quot;; [.$E$2]; &quot;: &quot;; CHAR(34); IF(['Input Data'.E266]=&quot;FEMALE&quot;; &quot;Female&quot;; &quot;Male&quot;); CHAR(34); &quot; },&quot;))" office:value-type="string" office:string-value="{ loc: &quot;Japanese (Japan)&quot;, name: &quot;ja-JP-Wavenet-C&quot;, gend: &quot;Male&quot; }," calcext:value-type="string">
            <text:p>{ loc: "Japanese (Japan)", name: "ja-JP-Wavenet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7]); &quot;&quot;; COM.MICROSOFT.CONCAT(&quot;{ &quot;; [.$C$2]; &quot;: &quot;; CHAR(34); ['Input Data'.A267]; CHAR(34); &quot;, &quot;; [.$D$2]; &quot;: &quot;; CHAR(34); ['Input Data'.D267]; CHAR(34); &quot;, &quot;; [.$E$2]; &quot;: &quot;; CHAR(34); IF(['Input Data'.E267]=&quot;FEMALE&quot;; &quot;Female&quot;; &quot;Male&quot;); CHAR(34); &quot; },&quot;))" office:value-type="string" office:string-value="{ loc: &quot;Japanese (Japan)&quot;, name: &quot;ja-JP-Wavenet-D&quot;, gend: &quot;Male&quot; }," calcext:value-type="string">
            <text:p>{ loc: "Japanese (Japan)", name: "ja-JP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8]); &quot;&quot;; COM.MICROSOFT.CONCAT(&quot;{ &quot;; [.$C$2]; &quot;: &quot;; CHAR(34); ['Input Data'.A268]; CHAR(34); &quot;, &quot;; [.$D$2]; &quot;: &quot;; CHAR(34); ['Input Data'.D268]; CHAR(34); &quot;, &quot;; [.$E$2]; &quot;: &quot;; CHAR(34); IF(['Input Data'.E268]=&quot;FEMALE&quot;; &quot;Female&quot;; &quot;Male&quot;); CHAR(34); &quot; },&quot;))" office:value-type="string" office:string-value="{ loc: &quot;Kannada (India)&quot;, name: &quot;kn-IN-Standard-A&quot;, gend: &quot;Female&quot; }," calcext:value-type="string">
            <text:p>{ loc: "Kannada (India)", name: "kn-IN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69]); &quot;&quot;; COM.MICROSOFT.CONCAT(&quot;{ &quot;; [.$C$2]; &quot;: &quot;; CHAR(34); ['Input Data'.A269]; CHAR(34); &quot;, &quot;; [.$D$2]; &quot;: &quot;; CHAR(34); ['Input Data'.D269]; CHAR(34); &quot;, &quot;; [.$E$2]; &quot;: &quot;; CHAR(34); IF(['Input Data'.E269]=&quot;FEMALE&quot;; &quot;Female&quot;; &quot;Male&quot;); CHAR(34); &quot; },&quot;))" office:value-type="string" office:string-value="{ loc: &quot;Kannada (India)&quot;, name: &quot;kn-IN-Standard-B&quot;, gend: &quot;Male&quot; }," calcext:value-type="string">
            <text:p>{ loc: "Kannada (India)", name: "kn-IN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0]); &quot;&quot;; COM.MICROSOFT.CONCAT(&quot;{ &quot;; [.$C$2]; &quot;: &quot;; CHAR(34); ['Input Data'.A270]; CHAR(34); &quot;, &quot;; [.$D$2]; &quot;: &quot;; CHAR(34); ['Input Data'.D270]; CHAR(34); &quot;, &quot;; [.$E$2]; &quot;: &quot;; CHAR(34); IF(['Input Data'.E270]=&quot;FEMALE&quot;; &quot;Female&quot;; &quot;Male&quot;); CHAR(34); &quot; },&quot;))" office:value-type="string" office:string-value="{ loc: &quot;Kannada (India)&quot;, name: &quot;kn-IN-Standard-C&quot;, gend: &quot;Female&quot; }," calcext:value-type="string">
            <text:p>{ loc: "Kannada (India)", name: "kn-IN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1]); &quot;&quot;; COM.MICROSOFT.CONCAT(&quot;{ &quot;; [.$C$2]; &quot;: &quot;; CHAR(34); ['Input Data'.A271]; CHAR(34); &quot;, &quot;; [.$D$2]; &quot;: &quot;; CHAR(34); ['Input Data'.D271]; CHAR(34); &quot;, &quot;; [.$E$2]; &quot;: &quot;; CHAR(34); IF(['Input Data'.E271]=&quot;FEMALE&quot;; &quot;Female&quot;; &quot;Male&quot;); CHAR(34); &quot; },&quot;))" office:value-type="string" office:string-value="{ loc: &quot;Kannada (India)&quot;, name: &quot;kn-IN-Standard-D&quot;, gend: &quot;Male&quot; }," calcext:value-type="string">
            <text:p>{ loc: "Kannada (India)", name: "kn-IN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2]); &quot;&quot;; COM.MICROSOFT.CONCAT(&quot;{ &quot;; [.$C$2]; &quot;: &quot;; CHAR(34); ['Input Data'.A272]; CHAR(34); &quot;, &quot;; [.$D$2]; &quot;: &quot;; CHAR(34); ['Input Data'.D272]; CHAR(34); &quot;, &quot;; [.$E$2]; &quot;: &quot;; CHAR(34); IF(['Input Data'.E272]=&quot;FEMALE&quot;; &quot;Female&quot;; &quot;Male&quot;); CHAR(34); &quot; },&quot;))" office:value-type="string" office:string-value="{ loc: &quot;Kannada (India)&quot;, name: &quot;kn-IN-Wavenet-A&quot;, gend: &quot;Female&quot; }," calcext:value-type="string">
            <text:p>{ loc: "Kannada (India)", name: "kn-IN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3]); &quot;&quot;; COM.MICROSOFT.CONCAT(&quot;{ &quot;; [.$C$2]; &quot;: &quot;; CHAR(34); ['Input Data'.A273]; CHAR(34); &quot;, &quot;; [.$D$2]; &quot;: &quot;; CHAR(34); ['Input Data'.D273]; CHAR(34); &quot;, &quot;; [.$E$2]; &quot;: &quot;; CHAR(34); IF(['Input Data'.E273]=&quot;FEMALE&quot;; &quot;Female&quot;; &quot;Male&quot;); CHAR(34); &quot; },&quot;))" office:value-type="string" office:string-value="{ loc: &quot;Kannada (India)&quot;, name: &quot;kn-IN-Wavenet-B&quot;, gend: &quot;Male&quot; }," calcext:value-type="string">
            <text:p>{ loc: "Kannada (India)", name: "kn-IN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4]); &quot;&quot;; COM.MICROSOFT.CONCAT(&quot;{ &quot;; [.$C$2]; &quot;: &quot;; CHAR(34); ['Input Data'.A274]; CHAR(34); &quot;, &quot;; [.$D$2]; &quot;: &quot;; CHAR(34); ['Input Data'.D274]; CHAR(34); &quot;, &quot;; [.$E$2]; &quot;: &quot;; CHAR(34); IF(['Input Data'.E274]=&quot;FEMALE&quot;; &quot;Female&quot;; &quot;Male&quot;); CHAR(34); &quot; },&quot;))" office:value-type="string" office:string-value="{ loc: &quot;Kannada (India)&quot;, name: &quot;kn-IN-Wavenet-C&quot;, gend: &quot;Female&quot; }," calcext:value-type="string">
            <text:p>{ loc: "Kannada (India)", name: "kn-IN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5]); &quot;&quot;; COM.MICROSOFT.CONCAT(&quot;{ &quot;; [.$C$2]; &quot;: &quot;; CHAR(34); ['Input Data'.A275]; CHAR(34); &quot;, &quot;; [.$D$2]; &quot;: &quot;; CHAR(34); ['Input Data'.D275]; CHAR(34); &quot;, &quot;; [.$E$2]; &quot;: &quot;; CHAR(34); IF(['Input Data'.E275]=&quot;FEMALE&quot;; &quot;Female&quot;; &quot;Male&quot;); CHAR(34); &quot; },&quot;))" office:value-type="string" office:string-value="{ loc: &quot;Kannada (India)&quot;, name: &quot;kn-IN-Wavenet-D&quot;, gend: &quot;Male&quot; }," calcext:value-type="string">
            <text:p>{ loc: "Kannada (India)", name: "kn-IN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6]); &quot;&quot;; COM.MICROSOFT.CONCAT(&quot;{ &quot;; [.$C$2]; &quot;: &quot;; CHAR(34); ['Input Data'.A276]; CHAR(34); &quot;, &quot;; [.$D$2]; &quot;: &quot;; CHAR(34); ['Input Data'.D276]; CHAR(34); &quot;, &quot;; [.$E$2]; &quot;: &quot;; CHAR(34); IF(['Input Data'.E276]=&quot;FEMALE&quot;; &quot;Female&quot;; &quot;Male&quot;); CHAR(34); &quot; },&quot;))" office:value-type="string" office:string-value="{ loc: &quot;Korean (South Korea)&quot;, name: &quot;ko-KR-Neural2-A&quot;, gend: &quot;Female&quot; }," calcext:value-type="string">
            <text:p>{ loc: "Korean (South Korea)", name: "ko-KR-Neural2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7]); &quot;&quot;; COM.MICROSOFT.CONCAT(&quot;{ &quot;; [.$C$2]; &quot;: &quot;; CHAR(34); ['Input Data'.A277]; CHAR(34); &quot;, &quot;; [.$D$2]; &quot;: &quot;; CHAR(34); ['Input Data'.D277]; CHAR(34); &quot;, &quot;; [.$E$2]; &quot;: &quot;; CHAR(34); IF(['Input Data'.E277]=&quot;FEMALE&quot;; &quot;Female&quot;; &quot;Male&quot;); CHAR(34); &quot; },&quot;))" office:value-type="string" office:string-value="{ loc: &quot;Korean (South Korea)&quot;, name: &quot;ko-KR-Neural2-B&quot;, gend: &quot;Female&quot; }," calcext:value-type="string">
            <text:p>{ loc: "Korean (South Korea)", name: "ko-KR-Neural2-B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8]); &quot;&quot;; COM.MICROSOFT.CONCAT(&quot;{ &quot;; [.$C$2]; &quot;: &quot;; CHAR(34); ['Input Data'.A278]; CHAR(34); &quot;, &quot;; [.$D$2]; &quot;: &quot;; CHAR(34); ['Input Data'.D278]; CHAR(34); &quot;, &quot;; [.$E$2]; &quot;: &quot;; CHAR(34); IF(['Input Data'.E278]=&quot;FEMALE&quot;; &quot;Female&quot;; &quot;Male&quot;); CHAR(34); &quot; },&quot;))" office:value-type="string" office:string-value="{ loc: &quot;Korean (South Korea)&quot;, name: &quot;ko-KR-Neural2-C&quot;, gend: &quot;Male&quot; }," calcext:value-type="string">
            <text:p>{ loc: "Korean (South Korea)", name: "ko-KR-Neural2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79]); &quot;&quot;; COM.MICROSOFT.CONCAT(&quot;{ &quot;; [.$C$2]; &quot;: &quot;; CHAR(34); ['Input Data'.A279]; CHAR(34); &quot;, &quot;; [.$D$2]; &quot;: &quot;; CHAR(34); ['Input Data'.D279]; CHAR(34); &quot;, &quot;; [.$E$2]; &quot;: &quot;; CHAR(34); IF(['Input Data'.E279]=&quot;FEMALE&quot;; &quot;Female&quot;; &quot;Male&quot;); CHAR(34); &quot; },&quot;))" office:value-type="string" office:string-value="{ loc: &quot;Korean (South Korea)&quot;, name: &quot;ko-KR-Standard-A&quot;, gend: &quot;Female&quot; }," calcext:value-type="string">
            <text:p>{ loc: "Korean (South Korea)", name: "ko-KR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0]); &quot;&quot;; COM.MICROSOFT.CONCAT(&quot;{ &quot;; [.$C$2]; &quot;: &quot;; CHAR(34); ['Input Data'.A280]; CHAR(34); &quot;, &quot;; [.$D$2]; &quot;: &quot;; CHAR(34); ['Input Data'.D280]; CHAR(34); &quot;, &quot;; [.$E$2]; &quot;: &quot;; CHAR(34); IF(['Input Data'.E280]=&quot;FEMALE&quot;; &quot;Female&quot;; &quot;Male&quot;); CHAR(34); &quot; },&quot;))" office:value-type="string" office:string-value="{ loc: &quot;Korean (South Korea)&quot;, name: &quot;ko-KR-Standard-B&quot;, gend: &quot;Female&quot; }," calcext:value-type="string">
            <text:p>{ loc: "Korean (South Korea)", name: "ko-KR-Standard-B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1]); &quot;&quot;; COM.MICROSOFT.CONCAT(&quot;{ &quot;; [.$C$2]; &quot;: &quot;; CHAR(34); ['Input Data'.A281]; CHAR(34); &quot;, &quot;; [.$D$2]; &quot;: &quot;; CHAR(34); ['Input Data'.D281]; CHAR(34); &quot;, &quot;; [.$E$2]; &quot;: &quot;; CHAR(34); IF(['Input Data'.E281]=&quot;FEMALE&quot;; &quot;Female&quot;; &quot;Male&quot;); CHAR(34); &quot; },&quot;))" office:value-type="string" office:string-value="{ loc: &quot;Korean (South Korea)&quot;, name: &quot;ko-KR-Standard-C&quot;, gend: &quot;Male&quot; }," calcext:value-type="string">
            <text:p>{ loc: "Korean (South Korea)", name: "ko-KR-Standard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2]); &quot;&quot;; COM.MICROSOFT.CONCAT(&quot;{ &quot;; [.$C$2]; &quot;: &quot;; CHAR(34); ['Input Data'.A282]; CHAR(34); &quot;, &quot;; [.$D$2]; &quot;: &quot;; CHAR(34); ['Input Data'.D282]; CHAR(34); &quot;, &quot;; [.$E$2]; &quot;: &quot;; CHAR(34); IF(['Input Data'.E282]=&quot;FEMALE&quot;; &quot;Female&quot;; &quot;Male&quot;); CHAR(34); &quot; },&quot;))" office:value-type="string" office:string-value="{ loc: &quot;Korean (South Korea)&quot;, name: &quot;ko-KR-Standard-D&quot;, gend: &quot;Male&quot; }," calcext:value-type="string">
            <text:p>{ loc: "Korean (South Korea)", name: "ko-KR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3]); &quot;&quot;; COM.MICROSOFT.CONCAT(&quot;{ &quot;; [.$C$2]; &quot;: &quot;; CHAR(34); ['Input Data'.A283]; CHAR(34); &quot;, &quot;; [.$D$2]; &quot;: &quot;; CHAR(34); ['Input Data'.D283]; CHAR(34); &quot;, &quot;; [.$E$2]; &quot;: &quot;; CHAR(34); IF(['Input Data'.E283]=&quot;FEMALE&quot;; &quot;Female&quot;; &quot;Male&quot;); CHAR(34); &quot; },&quot;))" office:value-type="string" office:string-value="{ loc: &quot;Korean (South Korea)&quot;, name: &quot;ko-KR-Wavenet-A&quot;, gend: &quot;Female&quot; }," calcext:value-type="string">
            <text:p>{ loc: "Korean (South Korea)", name: "ko-KR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4]); &quot;&quot;; COM.MICROSOFT.CONCAT(&quot;{ &quot;; [.$C$2]; &quot;: &quot;; CHAR(34); ['Input Data'.A284]; CHAR(34); &quot;, &quot;; [.$D$2]; &quot;: &quot;; CHAR(34); ['Input Data'.D284]; CHAR(34); &quot;, &quot;; [.$E$2]; &quot;: &quot;; CHAR(34); IF(['Input Data'.E284]=&quot;FEMALE&quot;; &quot;Female&quot;; &quot;Male&quot;); CHAR(34); &quot; },&quot;))" office:value-type="string" office:string-value="{ loc: &quot;Korean (South Korea)&quot;, name: &quot;ko-KR-Wavenet-B&quot;, gend: &quot;Female&quot; }," calcext:value-type="string">
            <text:p>{ loc: "Korean (South Korea)", name: "ko-KR-Wavenet-B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5]); &quot;&quot;; COM.MICROSOFT.CONCAT(&quot;{ &quot;; [.$C$2]; &quot;: &quot;; CHAR(34); ['Input Data'.A285]; CHAR(34); &quot;, &quot;; [.$D$2]; &quot;: &quot;; CHAR(34); ['Input Data'.D285]; CHAR(34); &quot;, &quot;; [.$E$2]; &quot;: &quot;; CHAR(34); IF(['Input Data'.E285]=&quot;FEMALE&quot;; &quot;Female&quot;; &quot;Male&quot;); CHAR(34); &quot; },&quot;))" office:value-type="string" office:string-value="{ loc: &quot;Korean (South Korea)&quot;, name: &quot;ko-KR-Wavenet-C&quot;, gend: &quot;Male&quot; }," calcext:value-type="string">
            <text:p>{ loc: "Korean (South Korea)", name: "ko-KR-Wavenet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6]); &quot;&quot;; COM.MICROSOFT.CONCAT(&quot;{ &quot;; [.$C$2]; &quot;: &quot;; CHAR(34); ['Input Data'.A286]; CHAR(34); &quot;, &quot;; [.$D$2]; &quot;: &quot;; CHAR(34); ['Input Data'.D286]; CHAR(34); &quot;, &quot;; [.$E$2]; &quot;: &quot;; CHAR(34); IF(['Input Data'.E286]=&quot;FEMALE&quot;; &quot;Female&quot;; &quot;Male&quot;); CHAR(34); &quot; },&quot;))" office:value-type="string" office:string-value="{ loc: &quot;Korean (South Korea)&quot;, name: &quot;ko-KR-Wavenet-D&quot;, gend: &quot;Male&quot; }," calcext:value-type="string">
            <text:p>{ loc: "Korean (South Korea)", name: "ko-KR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7]); &quot;&quot;; COM.MICROSOFT.CONCAT(&quot;{ &quot;; [.$C$2]; &quot;: &quot;; CHAR(34); ['Input Data'.A287]; CHAR(34); &quot;, &quot;; [.$D$2]; &quot;: &quot;; CHAR(34); ['Input Data'.D287]; CHAR(34); &quot;, &quot;; [.$E$2]; &quot;: &quot;; CHAR(34); IF(['Input Data'.E287]=&quot;FEMALE&quot;; &quot;Female&quot;; &quot;Male&quot;); CHAR(34); &quot; },&quot;))" office:value-type="string" office:string-value="{ loc: &quot;Latvian (Latvia)&quot;, name: &quot;lv-LV-Standard-A&quot;, gend: &quot;Male&quot; }," calcext:value-type="string">
            <text:p>{ loc: "Latvian (Latvia)", name: "lv-LV-Standard-A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8]); &quot;&quot;; COM.MICROSOFT.CONCAT(&quot;{ &quot;; [.$C$2]; &quot;: &quot;; CHAR(34); ['Input Data'.A288]; CHAR(34); &quot;, &quot;; [.$D$2]; &quot;: &quot;; CHAR(34); ['Input Data'.D288]; CHAR(34); &quot;, &quot;; [.$E$2]; &quot;: &quot;; CHAR(34); IF(['Input Data'.E288]=&quot;FEMALE&quot;; &quot;Female&quot;; &quot;Male&quot;); CHAR(34); &quot; },&quot;))" office:value-type="string" office:string-value="{ loc: &quot;Lithuanian (Lithuania)&quot;, name: &quot;lt-LT-Standard-A&quot;, gend: &quot;Male&quot; }," calcext:value-type="string">
            <text:p>{ loc: "Lithuanian (Lithuania)", name: "lt-LT-Standard-A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89]); &quot;&quot;; COM.MICROSOFT.CONCAT(&quot;{ &quot;; [.$C$2]; &quot;: &quot;; CHAR(34); ['Input Data'.A289]; CHAR(34); &quot;, &quot;; [.$D$2]; &quot;: &quot;; CHAR(34); ['Input Data'.D289]; CHAR(34); &quot;, &quot;; [.$E$2]; &quot;: &quot;; CHAR(34); IF(['Input Data'.E289]=&quot;FEMALE&quot;; &quot;Female&quot;; &quot;Male&quot;); CHAR(34); &quot; },&quot;))" office:value-type="string" office:string-value="{ loc: &quot;Malay (Malaysia)&quot;, name: &quot;ms-MY-Standard-A&quot;, gend: &quot;Female&quot; }," calcext:value-type="string">
            <text:p>{ loc: "Malay (Malaysia)", name: "ms-MY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0]); &quot;&quot;; COM.MICROSOFT.CONCAT(&quot;{ &quot;; [.$C$2]; &quot;: &quot;; CHAR(34); ['Input Data'.A290]; CHAR(34); &quot;, &quot;; [.$D$2]; &quot;: &quot;; CHAR(34); ['Input Data'.D290]; CHAR(34); &quot;, &quot;; [.$E$2]; &quot;: &quot;; CHAR(34); IF(['Input Data'.E290]=&quot;FEMALE&quot;; &quot;Female&quot;; &quot;Male&quot;); CHAR(34); &quot; },&quot;))" office:value-type="string" office:string-value="{ loc: &quot;Malay (Malaysia)&quot;, name: &quot;ms-MY-Standard-B&quot;, gend: &quot;Male&quot; }," calcext:value-type="string">
            <text:p>{ loc: "Malay (Malaysia)", name: "ms-MY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1]); &quot;&quot;; COM.MICROSOFT.CONCAT(&quot;{ &quot;; [.$C$2]; &quot;: &quot;; CHAR(34); ['Input Data'.A291]; CHAR(34); &quot;, &quot;; [.$D$2]; &quot;: &quot;; CHAR(34); ['Input Data'.D291]; CHAR(34); &quot;, &quot;; [.$E$2]; &quot;: &quot;; CHAR(34); IF(['Input Data'.E291]=&quot;FEMALE&quot;; &quot;Female&quot;; &quot;Male&quot;); CHAR(34); &quot; },&quot;))" office:value-type="string" office:string-value="{ loc: &quot;Malay (Malaysia)&quot;, name: &quot;ms-MY-Standard-C&quot;, gend: &quot;Female&quot; }," calcext:value-type="string">
            <text:p>{ loc: "Malay (Malaysia)", name: "ms-MY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2]); &quot;&quot;; COM.MICROSOFT.CONCAT(&quot;{ &quot;; [.$C$2]; &quot;: &quot;; CHAR(34); ['Input Data'.A292]; CHAR(34); &quot;, &quot;; [.$D$2]; &quot;: &quot;; CHAR(34); ['Input Data'.D292]; CHAR(34); &quot;, &quot;; [.$E$2]; &quot;: &quot;; CHAR(34); IF(['Input Data'.E292]=&quot;FEMALE&quot;; &quot;Female&quot;; &quot;Male&quot;); CHAR(34); &quot; },&quot;))" office:value-type="string" office:string-value="{ loc: &quot;Malay (Malaysia)&quot;, name: &quot;ms-MY-Standard-D&quot;, gend: &quot;Male&quot; }," calcext:value-type="string">
            <text:p>{ loc: "Malay (Malaysia)", name: "ms-MY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3]); &quot;&quot;; COM.MICROSOFT.CONCAT(&quot;{ &quot;; [.$C$2]; &quot;: &quot;; CHAR(34); ['Input Data'.A293]; CHAR(34); &quot;, &quot;; [.$D$2]; &quot;: &quot;; CHAR(34); ['Input Data'.D293]; CHAR(34); &quot;, &quot;; [.$E$2]; &quot;: &quot;; CHAR(34); IF(['Input Data'.E293]=&quot;FEMALE&quot;; &quot;Female&quot;; &quot;Male&quot;); CHAR(34); &quot; },&quot;))" office:value-type="string" office:string-value="{ loc: &quot;Malay (Malaysia)&quot;, name: &quot;ms-MY-Wavenet-A&quot;, gend: &quot;Female&quot; }," calcext:value-type="string">
            <text:p>{ loc: "Malay (Malaysia)", name: "ms-MY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4]); &quot;&quot;; COM.MICROSOFT.CONCAT(&quot;{ &quot;; [.$C$2]; &quot;: &quot;; CHAR(34); ['Input Data'.A294]; CHAR(34); &quot;, &quot;; [.$D$2]; &quot;: &quot;; CHAR(34); ['Input Data'.D294]; CHAR(34); &quot;, &quot;; [.$E$2]; &quot;: &quot;; CHAR(34); IF(['Input Data'.E294]=&quot;FEMALE&quot;; &quot;Female&quot;; &quot;Male&quot;); CHAR(34); &quot; },&quot;))" office:value-type="string" office:string-value="{ loc: &quot;Malay (Malaysia)&quot;, name: &quot;ms-MY-Wavenet-B&quot;, gend: &quot;Male&quot; }," calcext:value-type="string">
            <text:p>{ loc: "Malay (Malaysia)", name: "ms-MY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5]); &quot;&quot;; COM.MICROSOFT.CONCAT(&quot;{ &quot;; [.$C$2]; &quot;: &quot;; CHAR(34); ['Input Data'.A295]; CHAR(34); &quot;, &quot;; [.$D$2]; &quot;: &quot;; CHAR(34); ['Input Data'.D295]; CHAR(34); &quot;, &quot;; [.$E$2]; &quot;: &quot;; CHAR(34); IF(['Input Data'.E295]=&quot;FEMALE&quot;; &quot;Female&quot;; &quot;Male&quot;); CHAR(34); &quot; },&quot;))" office:value-type="string" office:string-value="{ loc: &quot;Malay (Malaysia)&quot;, name: &quot;ms-MY-Wavenet-C&quot;, gend: &quot;Female&quot; }," calcext:value-type="string">
            <text:p>{ loc: "Malay (Malaysia)", name: "ms-MY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6]); &quot;&quot;; COM.MICROSOFT.CONCAT(&quot;{ &quot;; [.$C$2]; &quot;: &quot;; CHAR(34); ['Input Data'.A296]; CHAR(34); &quot;, &quot;; [.$D$2]; &quot;: &quot;; CHAR(34); ['Input Data'.D296]; CHAR(34); &quot;, &quot;; [.$E$2]; &quot;: &quot;; CHAR(34); IF(['Input Data'.E296]=&quot;FEMALE&quot;; &quot;Female&quot;; &quot;Male&quot;); CHAR(34); &quot; },&quot;))" office:value-type="string" office:string-value="{ loc: &quot;Malay (Malaysia)&quot;, name: &quot;ms-MY-Wavenet-D&quot;, gend: &quot;Male&quot; }," calcext:value-type="string">
            <text:p>{ loc: "Malay (Malaysia)", name: "ms-MY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7]); &quot;&quot;; COM.MICROSOFT.CONCAT(&quot;{ &quot;; [.$C$2]; &quot;: &quot;; CHAR(34); ['Input Data'.A297]; CHAR(34); &quot;, &quot;; [.$D$2]; &quot;: &quot;; CHAR(34); ['Input Data'.D297]; CHAR(34); &quot;, &quot;; [.$E$2]; &quot;: &quot;; CHAR(34); IF(['Input Data'.E297]=&quot;FEMALE&quot;; &quot;Female&quot;; &quot;Male&quot;); CHAR(34); &quot; },&quot;))" office:value-type="string" office:string-value="{ loc: &quot;Malayalam (India)&quot;, name: &quot;ml-IN-Standard-A&quot;, gend: &quot;Female&quot; }," calcext:value-type="string">
            <text:p>{ loc: "Malayalam (India)", name: "ml-IN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8]); &quot;&quot;; COM.MICROSOFT.CONCAT(&quot;{ &quot;; [.$C$2]; &quot;: &quot;; CHAR(34); ['Input Data'.A298]; CHAR(34); &quot;, &quot;; [.$D$2]; &quot;: &quot;; CHAR(34); ['Input Data'.D298]; CHAR(34); &quot;, &quot;; [.$E$2]; &quot;: &quot;; CHAR(34); IF(['Input Data'.E298]=&quot;FEMALE&quot;; &quot;Female&quot;; &quot;Male&quot;); CHAR(34); &quot; },&quot;))" office:value-type="string" office:string-value="{ loc: &quot;Malayalam (India)&quot;, name: &quot;ml-IN-Standard-B&quot;, gend: &quot;Male&quot; }," calcext:value-type="string">
            <text:p>{ loc: "Malayalam (India)", name: "ml-IN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299]); &quot;&quot;; COM.MICROSOFT.CONCAT(&quot;{ &quot;; [.$C$2]; &quot;: &quot;; CHAR(34); ['Input Data'.A299]; CHAR(34); &quot;, &quot;; [.$D$2]; &quot;: &quot;; CHAR(34); ['Input Data'.D299]; CHAR(34); &quot;, &quot;; [.$E$2]; &quot;: &quot;; CHAR(34); IF(['Input Data'.E299]=&quot;FEMALE&quot;; &quot;Female&quot;; &quot;Male&quot;); CHAR(34); &quot; },&quot;))" office:value-type="string" office:string-value="{ loc: &quot;Malayalam (India)&quot;, name: &quot;ml-IN-Standard-C&quot;, gend: &quot;Female&quot; }," calcext:value-type="string">
            <text:p>{ loc: "Malayalam (India)", name: "ml-IN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0]); &quot;&quot;; COM.MICROSOFT.CONCAT(&quot;{ &quot;; [.$C$2]; &quot;: &quot;; CHAR(34); ['Input Data'.A300]; CHAR(34); &quot;, &quot;; [.$D$2]; &quot;: &quot;; CHAR(34); ['Input Data'.D300]; CHAR(34); &quot;, &quot;; [.$E$2]; &quot;: &quot;; CHAR(34); IF(['Input Data'.E300]=&quot;FEMALE&quot;; &quot;Female&quot;; &quot;Male&quot;); CHAR(34); &quot; },&quot;))" office:value-type="string" office:string-value="{ loc: &quot;Malayalam (India)&quot;, name: &quot;ml-IN-Standard-D&quot;, gend: &quot;Male&quot; }," calcext:value-type="string">
            <text:p>{ loc: "Malayalam (India)", name: "ml-IN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1]); &quot;&quot;; COM.MICROSOFT.CONCAT(&quot;{ &quot;; [.$C$2]; &quot;: &quot;; CHAR(34); ['Input Data'.A301]; CHAR(34); &quot;, &quot;; [.$D$2]; &quot;: &quot;; CHAR(34); ['Input Data'.D301]; CHAR(34); &quot;, &quot;; [.$E$2]; &quot;: &quot;; CHAR(34); IF(['Input Data'.E301]=&quot;FEMALE&quot;; &quot;Female&quot;; &quot;Male&quot;); CHAR(34); &quot; },&quot;))" office:value-type="string" office:string-value="{ loc: &quot;Malayalam (India)&quot;, name: &quot;ml-IN-Wavenet-A&quot;, gend: &quot;Female&quot; }," calcext:value-type="string">
            <text:p>{ loc: "Malayalam (India)", name: "ml-IN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2]); &quot;&quot;; COM.MICROSOFT.CONCAT(&quot;{ &quot;; [.$C$2]; &quot;: &quot;; CHAR(34); ['Input Data'.A302]; CHAR(34); &quot;, &quot;; [.$D$2]; &quot;: &quot;; CHAR(34); ['Input Data'.D302]; CHAR(34); &quot;, &quot;; [.$E$2]; &quot;: &quot;; CHAR(34); IF(['Input Data'.E302]=&quot;FEMALE&quot;; &quot;Female&quot;; &quot;Male&quot;); CHAR(34); &quot; },&quot;))" office:value-type="string" office:string-value="{ loc: &quot;Malayalam (India)&quot;, name: &quot;ml-IN-Wavenet-B&quot;, gend: &quot;Male&quot; }," calcext:value-type="string">
            <text:p>{ loc: "Malayalam (India)", name: "ml-IN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3]); &quot;&quot;; COM.MICROSOFT.CONCAT(&quot;{ &quot;; [.$C$2]; &quot;: &quot;; CHAR(34); ['Input Data'.A303]; CHAR(34); &quot;, &quot;; [.$D$2]; &quot;: &quot;; CHAR(34); ['Input Data'.D303]; CHAR(34); &quot;, &quot;; [.$E$2]; &quot;: &quot;; CHAR(34); IF(['Input Data'.E303]=&quot;FEMALE&quot;; &quot;Female&quot;; &quot;Male&quot;); CHAR(34); &quot; },&quot;))" office:value-type="string" office:string-value="{ loc: &quot;Malayalam (India)&quot;, name: &quot;ml-IN-Wavenet-C&quot;, gend: &quot;Female&quot; }," calcext:value-type="string">
            <text:p>{ loc: "Malayalam (India)", name: "ml-IN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4]); &quot;&quot;; COM.MICROSOFT.CONCAT(&quot;{ &quot;; [.$C$2]; &quot;: &quot;; CHAR(34); ['Input Data'.A304]; CHAR(34); &quot;, &quot;; [.$D$2]; &quot;: &quot;; CHAR(34); ['Input Data'.D304]; CHAR(34); &quot;, &quot;; [.$E$2]; &quot;: &quot;; CHAR(34); IF(['Input Data'.E304]=&quot;FEMALE&quot;; &quot;Female&quot;; &quot;Male&quot;); CHAR(34); &quot; },&quot;))" office:value-type="string" office:string-value="{ loc: &quot;Malayalam (India)&quot;, name: &quot;ml-IN-Wavenet-D&quot;, gend: &quot;Male&quot; }," calcext:value-type="string">
            <text:p>{ loc: "Malayalam (India)", name: "ml-IN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5]); &quot;&quot;; COM.MICROSOFT.CONCAT(&quot;{ &quot;; [.$C$2]; &quot;: &quot;; CHAR(34); ['Input Data'.A305]; CHAR(34); &quot;, &quot;; [.$D$2]; &quot;: &quot;; CHAR(34); ['Input Data'.D305]; CHAR(34); &quot;, &quot;; [.$E$2]; &quot;: &quot;; CHAR(34); IF(['Input Data'.E305]=&quot;FEMALE&quot;; &quot;Female&quot;; &quot;Male&quot;); CHAR(34); &quot; },&quot;))" office:value-type="string" office:string-value="{ loc: &quot;Mandarin Chinese&quot;, name: &quot;cmn-CN-Standard-A&quot;, gend: &quot;Female&quot; }," calcext:value-type="string">
            <text:p>{ loc: "Mandarin Chinese", name: "cmn-CN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6]); &quot;&quot;; COM.MICROSOFT.CONCAT(&quot;{ &quot;; [.$C$2]; &quot;: &quot;; CHAR(34); ['Input Data'.A306]; CHAR(34); &quot;, &quot;; [.$D$2]; &quot;: &quot;; CHAR(34); ['Input Data'.D306]; CHAR(34); &quot;, &quot;; [.$E$2]; &quot;: &quot;; CHAR(34); IF(['Input Data'.E306]=&quot;FEMALE&quot;; &quot;Female&quot;; &quot;Male&quot;); CHAR(34); &quot; },&quot;))" office:value-type="string" office:string-value="{ loc: &quot;Mandarin Chinese&quot;, name: &quot;cmn-CN-Standard-B&quot;, gend: &quot;Male&quot; }," calcext:value-type="string">
            <text:p>{ loc: "Mandarin Chinese", name: "cmn-CN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7]); &quot;&quot;; COM.MICROSOFT.CONCAT(&quot;{ &quot;; [.$C$2]; &quot;: &quot;; CHAR(34); ['Input Data'.A307]; CHAR(34); &quot;, &quot;; [.$D$2]; &quot;: &quot;; CHAR(34); ['Input Data'.D307]; CHAR(34); &quot;, &quot;; [.$E$2]; &quot;: &quot;; CHAR(34); IF(['Input Data'.E307]=&quot;FEMALE&quot;; &quot;Female&quot;; &quot;Male&quot;); CHAR(34); &quot; },&quot;))" office:value-type="string" office:string-value="{ loc: &quot;Mandarin Chinese&quot;, name: &quot;cmn-CN-Standard-C&quot;, gend: &quot;Male&quot; }," calcext:value-type="string">
            <text:p>{ loc: "Mandarin Chinese", name: "cmn-CN-Standard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8]); &quot;&quot;; COM.MICROSOFT.CONCAT(&quot;{ &quot;; [.$C$2]; &quot;: &quot;; CHAR(34); ['Input Data'.A308]; CHAR(34); &quot;, &quot;; [.$D$2]; &quot;: &quot;; CHAR(34); ['Input Data'.D308]; CHAR(34); &quot;, &quot;; [.$E$2]; &quot;: &quot;; CHAR(34); IF(['Input Data'.E308]=&quot;FEMALE&quot;; &quot;Female&quot;; &quot;Male&quot;); CHAR(34); &quot; },&quot;))" office:value-type="string" office:string-value="{ loc: &quot;Mandarin Chinese&quot;, name: &quot;cmn-CN-Standard-D&quot;, gend: &quot;Female&quot; }," calcext:value-type="string">
            <text:p>{ loc: "Mandarin Chinese", name: "cmn-CN-Standard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09]); &quot;&quot;; COM.MICROSOFT.CONCAT(&quot;{ &quot;; [.$C$2]; &quot;: &quot;; CHAR(34); ['Input Data'.A309]; CHAR(34); &quot;, &quot;; [.$D$2]; &quot;: &quot;; CHAR(34); ['Input Data'.D309]; CHAR(34); &quot;, &quot;; [.$E$2]; &quot;: &quot;; CHAR(34); IF(['Input Data'.E309]=&quot;FEMALE&quot;; &quot;Female&quot;; &quot;Male&quot;); CHAR(34); &quot; },&quot;))" office:value-type="string" office:string-value="{ loc: &quot;Mandarin Chinese&quot;, name: &quot;cmn-CN-Wavenet-A&quot;, gend: &quot;Female&quot; }," calcext:value-type="string">
            <text:p>{ loc: "Mandarin Chinese", name: "cmn-CN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0]); &quot;&quot;; COM.MICROSOFT.CONCAT(&quot;{ &quot;; [.$C$2]; &quot;: &quot;; CHAR(34); ['Input Data'.A310]; CHAR(34); &quot;, &quot;; [.$D$2]; &quot;: &quot;; CHAR(34); ['Input Data'.D310]; CHAR(34); &quot;, &quot;; [.$E$2]; &quot;: &quot;; CHAR(34); IF(['Input Data'.E310]=&quot;FEMALE&quot;; &quot;Female&quot;; &quot;Male&quot;); CHAR(34); &quot; },&quot;))" office:value-type="string" office:string-value="{ loc: &quot;Mandarin Chinese&quot;, name: &quot;cmn-CN-Wavenet-B&quot;, gend: &quot;Male&quot; }," calcext:value-type="string">
            <text:p>{ loc: "Mandarin Chinese", name: "cmn-CN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1]); &quot;&quot;; COM.MICROSOFT.CONCAT(&quot;{ &quot;; [.$C$2]; &quot;: &quot;; CHAR(34); ['Input Data'.A311]; CHAR(34); &quot;, &quot;; [.$D$2]; &quot;: &quot;; CHAR(34); ['Input Data'.D311]; CHAR(34); &quot;, &quot;; [.$E$2]; &quot;: &quot;; CHAR(34); IF(['Input Data'.E311]=&quot;FEMALE&quot;; &quot;Female&quot;; &quot;Male&quot;); CHAR(34); &quot; },&quot;))" office:value-type="string" office:string-value="{ loc: &quot;Mandarin Chinese&quot;, name: &quot;cmn-CN-Wavenet-C&quot;, gend: &quot;Male&quot; }," calcext:value-type="string">
            <text:p>{ loc: "Mandarin Chinese", name: "cmn-CN-Wavenet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2]); &quot;&quot;; COM.MICROSOFT.CONCAT(&quot;{ &quot;; [.$C$2]; &quot;: &quot;; CHAR(34); ['Input Data'.A312]; CHAR(34); &quot;, &quot;; [.$D$2]; &quot;: &quot;; CHAR(34); ['Input Data'.D312]; CHAR(34); &quot;, &quot;; [.$E$2]; &quot;: &quot;; CHAR(34); IF(['Input Data'.E312]=&quot;FEMALE&quot;; &quot;Female&quot;; &quot;Male&quot;); CHAR(34); &quot; },&quot;))" office:value-type="string" office:string-value="{ loc: &quot;Mandarin Chinese&quot;, name: &quot;cmn-CN-Wavenet-D&quot;, gend: &quot;Female&quot; }," calcext:value-type="string">
            <text:p>{ loc: "Mandarin Chinese", name: "cmn-CN-Wavenet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3]); &quot;&quot;; COM.MICROSOFT.CONCAT(&quot;{ &quot;; [.$C$2]; &quot;: &quot;; CHAR(34); ['Input Data'.A313]; CHAR(34); &quot;, &quot;; [.$D$2]; &quot;: &quot;; CHAR(34); ['Input Data'.D313]; CHAR(34); &quot;, &quot;; [.$E$2]; &quot;: &quot;; CHAR(34); IF(['Input Data'.E313]=&quot;FEMALE&quot;; &quot;Female&quot;; &quot;Male&quot;); CHAR(34); &quot; },&quot;))" office:value-type="string" office:string-value="{ loc: &quot;Mandarin Chinese&quot;, name: &quot;cmn-TW-Standard-A&quot;, gend: &quot;Female&quot; }," calcext:value-type="string">
            <text:p>{ loc: "Mandarin Chinese", name: "cmn-TW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4]); &quot;&quot;; COM.MICROSOFT.CONCAT(&quot;{ &quot;; [.$C$2]; &quot;: &quot;; CHAR(34); ['Input Data'.A314]; CHAR(34); &quot;, &quot;; [.$D$2]; &quot;: &quot;; CHAR(34); ['Input Data'.D314]; CHAR(34); &quot;, &quot;; [.$E$2]; &quot;: &quot;; CHAR(34); IF(['Input Data'.E314]=&quot;FEMALE&quot;; &quot;Female&quot;; &quot;Male&quot;); CHAR(34); &quot; },&quot;))" office:value-type="string" office:string-value="{ loc: &quot;Mandarin Chinese&quot;, name: &quot;cmn-TW-Standard-B&quot;, gend: &quot;Male&quot; }," calcext:value-type="string">
            <text:p>{ loc: "Mandarin Chinese", name: "cmn-TW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5]); &quot;&quot;; COM.MICROSOFT.CONCAT(&quot;{ &quot;; [.$C$2]; &quot;: &quot;; CHAR(34); ['Input Data'.A315]; CHAR(34); &quot;, &quot;; [.$D$2]; &quot;: &quot;; CHAR(34); ['Input Data'.D315]; CHAR(34); &quot;, &quot;; [.$E$2]; &quot;: &quot;; CHAR(34); IF(['Input Data'.E315]=&quot;FEMALE&quot;; &quot;Female&quot;; &quot;Male&quot;); CHAR(34); &quot; },&quot;))" office:value-type="string" office:string-value="{ loc: &quot;Mandarin Chinese&quot;, name: &quot;cmn-TW-Standard-C&quot;, gend: &quot;Male&quot; }," calcext:value-type="string">
            <text:p>{ loc: "Mandarin Chinese", name: "cmn-TW-Standard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6]); &quot;&quot;; COM.MICROSOFT.CONCAT(&quot;{ &quot;; [.$C$2]; &quot;: &quot;; CHAR(34); ['Input Data'.A316]; CHAR(34); &quot;, &quot;; [.$D$2]; &quot;: &quot;; CHAR(34); ['Input Data'.D316]; CHAR(34); &quot;, &quot;; [.$E$2]; &quot;: &quot;; CHAR(34); IF(['Input Data'.E316]=&quot;FEMALE&quot;; &quot;Female&quot;; &quot;Male&quot;); CHAR(34); &quot; },&quot;))" office:value-type="string" office:string-value="{ loc: &quot;Mandarin Chinese&quot;, name: &quot;cmn-TW-Wavenet-A&quot;, gend: &quot;Female&quot; }," calcext:value-type="string">
            <text:p>{ loc: "Mandarin Chinese", name: "cmn-TW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7]); &quot;&quot;; COM.MICROSOFT.CONCAT(&quot;{ &quot;; [.$C$2]; &quot;: &quot;; CHAR(34); ['Input Data'.A317]; CHAR(34); &quot;, &quot;; [.$D$2]; &quot;: &quot;; CHAR(34); ['Input Data'.D317]; CHAR(34); &quot;, &quot;; [.$E$2]; &quot;: &quot;; CHAR(34); IF(['Input Data'.E317]=&quot;FEMALE&quot;; &quot;Female&quot;; &quot;Male&quot;); CHAR(34); &quot; },&quot;))" office:value-type="string" office:string-value="{ loc: &quot;Mandarin Chinese&quot;, name: &quot;cmn-TW-Wavenet-B&quot;, gend: &quot;Male&quot; }," calcext:value-type="string">
            <text:p>{ loc: "Mandarin Chinese", name: "cmn-TW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8]); &quot;&quot;; COM.MICROSOFT.CONCAT(&quot;{ &quot;; [.$C$2]; &quot;: &quot;; CHAR(34); ['Input Data'.A318]; CHAR(34); &quot;, &quot;; [.$D$2]; &quot;: &quot;; CHAR(34); ['Input Data'.D318]; CHAR(34); &quot;, &quot;; [.$E$2]; &quot;: &quot;; CHAR(34); IF(['Input Data'.E318]=&quot;FEMALE&quot;; &quot;Female&quot;; &quot;Male&quot;); CHAR(34); &quot; },&quot;))" office:value-type="string" office:string-value="{ loc: &quot;Mandarin Chinese&quot;, name: &quot;cmn-TW-Wavenet-C&quot;, gend: &quot;Male&quot; }," calcext:value-type="string">
            <text:p>{ loc: "Mandarin Chinese", name: "cmn-TW-Wavenet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19]); &quot;&quot;; COM.MICROSOFT.CONCAT(&quot;{ &quot;; [.$C$2]; &quot;: &quot;; CHAR(34); ['Input Data'.A319]; CHAR(34); &quot;, &quot;; [.$D$2]; &quot;: &quot;; CHAR(34); ['Input Data'.D319]; CHAR(34); &quot;, &quot;; [.$E$2]; &quot;: &quot;; CHAR(34); IF(['Input Data'.E319]=&quot;FEMALE&quot;; &quot;Female&quot;; &quot;Male&quot;); CHAR(34); &quot; },&quot;))" office:value-type="string" office:string-value="{ loc: &quot;Marathi (India)&quot;, name: &quot;mr-IN-Standard-A&quot;, gend: &quot;Female&quot; }," calcext:value-type="string">
            <text:p>{ loc: "Marathi (India)", name: "mr-IN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0]); &quot;&quot;; COM.MICROSOFT.CONCAT(&quot;{ &quot;; [.$C$2]; &quot;: &quot;; CHAR(34); ['Input Data'.A320]; CHAR(34); &quot;, &quot;; [.$D$2]; &quot;: &quot;; CHAR(34); ['Input Data'.D320]; CHAR(34); &quot;, &quot;; [.$E$2]; &quot;: &quot;; CHAR(34); IF(['Input Data'.E320]=&quot;FEMALE&quot;; &quot;Female&quot;; &quot;Male&quot;); CHAR(34); &quot; },&quot;))" office:value-type="string" office:string-value="{ loc: &quot;Marathi (India)&quot;, name: &quot;mr-IN-Standard-B&quot;, gend: &quot;Male&quot; }," calcext:value-type="string">
            <text:p>{ loc: "Marathi (India)", name: "mr-IN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1]); &quot;&quot;; COM.MICROSOFT.CONCAT(&quot;{ &quot;; [.$C$2]; &quot;: &quot;; CHAR(34); ['Input Data'.A321]; CHAR(34); &quot;, &quot;; [.$D$2]; &quot;: &quot;; CHAR(34); ['Input Data'.D321]; CHAR(34); &quot;, &quot;; [.$E$2]; &quot;: &quot;; CHAR(34); IF(['Input Data'.E321]=&quot;FEMALE&quot;; &quot;Female&quot;; &quot;Male&quot;); CHAR(34); &quot; },&quot;))" office:value-type="string" office:string-value="{ loc: &quot;Marathi (India)&quot;, name: &quot;mr-IN-Standard-C&quot;, gend: &quot;Female&quot; }," calcext:value-type="string">
            <text:p>{ loc: "Marathi (India)", name: "mr-IN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2]); &quot;&quot;; COM.MICROSOFT.CONCAT(&quot;{ &quot;; [.$C$2]; &quot;: &quot;; CHAR(34); ['Input Data'.A322]; CHAR(34); &quot;, &quot;; [.$D$2]; &quot;: &quot;; CHAR(34); ['Input Data'.D322]; CHAR(34); &quot;, &quot;; [.$E$2]; &quot;: &quot;; CHAR(34); IF(['Input Data'.E322]=&quot;FEMALE&quot;; &quot;Female&quot;; &quot;Male&quot;); CHAR(34); &quot; },&quot;))" office:value-type="string" office:string-value="{ loc: &quot;Marathi (India)&quot;, name: &quot;mr-IN-Wavenet-A&quot;, gend: &quot;Female&quot; }," calcext:value-type="string">
            <text:p>{ loc: "Marathi (India)", name: "mr-IN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3]); &quot;&quot;; COM.MICROSOFT.CONCAT(&quot;{ &quot;; [.$C$2]; &quot;: &quot;; CHAR(34); ['Input Data'.A323]; CHAR(34); &quot;, &quot;; [.$D$2]; &quot;: &quot;; CHAR(34); ['Input Data'.D323]; CHAR(34); &quot;, &quot;; [.$E$2]; &quot;: &quot;; CHAR(34); IF(['Input Data'.E323]=&quot;FEMALE&quot;; &quot;Female&quot;; &quot;Male&quot;); CHAR(34); &quot; },&quot;))" office:value-type="string" office:string-value="{ loc: &quot;Marathi (India)&quot;, name: &quot;mr-IN-Wavenet-B&quot;, gend: &quot;Male&quot; }," calcext:value-type="string">
            <text:p>{ loc: "Marathi (India)", name: "mr-IN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4]); &quot;&quot;; COM.MICROSOFT.CONCAT(&quot;{ &quot;; [.$C$2]; &quot;: &quot;; CHAR(34); ['Input Data'.A324]; CHAR(34); &quot;, &quot;; [.$D$2]; &quot;: &quot;; CHAR(34); ['Input Data'.D324]; CHAR(34); &quot;, &quot;; [.$E$2]; &quot;: &quot;; CHAR(34); IF(['Input Data'.E324]=&quot;FEMALE&quot;; &quot;Female&quot;; &quot;Male&quot;); CHAR(34); &quot; },&quot;))" office:value-type="string" office:string-value="{ loc: &quot;Marathi (India)&quot;, name: &quot;mr-IN-Wavenet-C&quot;, gend: &quot;Female&quot; }," calcext:value-type="string">
            <text:p>{ loc: "Marathi (India)", name: "mr-IN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5]); &quot;&quot;; COM.MICROSOFT.CONCAT(&quot;{ &quot;; [.$C$2]; &quot;: &quot;; CHAR(34); ['Input Data'.A325]; CHAR(34); &quot;, &quot;; [.$D$2]; &quot;: &quot;; CHAR(34); ['Input Data'.D325]; CHAR(34); &quot;, &quot;; [.$E$2]; &quot;: &quot;; CHAR(34); IF(['Input Data'.E325]=&quot;FEMALE&quot;; &quot;Female&quot;; &quot;Male&quot;); CHAR(34); &quot; },&quot;))" office:value-type="string" office:string-value="{ loc: &quot;Norwegian (Norway)&quot;, name: &quot;nb-NO-Standard-A&quot;, gend: &quot;Female&quot; }," calcext:value-type="string">
            <text:p>{ loc: "Norwegian (Norway)", name: "nb-NO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6]); &quot;&quot;; COM.MICROSOFT.CONCAT(&quot;{ &quot;; [.$C$2]; &quot;: &quot;; CHAR(34); ['Input Data'.A326]; CHAR(34); &quot;, &quot;; [.$D$2]; &quot;: &quot;; CHAR(34); ['Input Data'.D326]; CHAR(34); &quot;, &quot;; [.$E$2]; &quot;: &quot;; CHAR(34); IF(['Input Data'.E326]=&quot;FEMALE&quot;; &quot;Female&quot;; &quot;Male&quot;); CHAR(34); &quot; },&quot;))" office:value-type="string" office:string-value="{ loc: &quot;Norwegian (Norway)&quot;, name: &quot;nb-NO-Standard-B&quot;, gend: &quot;Male&quot; }," calcext:value-type="string">
            <text:p>{ loc: "Norwegian (Norway)", name: "nb-NO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7]); &quot;&quot;; COM.MICROSOFT.CONCAT(&quot;{ &quot;; [.$C$2]; &quot;: &quot;; CHAR(34); ['Input Data'.A327]; CHAR(34); &quot;, &quot;; [.$D$2]; &quot;: &quot;; CHAR(34); ['Input Data'.D327]; CHAR(34); &quot;, &quot;; [.$E$2]; &quot;: &quot;; CHAR(34); IF(['Input Data'.E327]=&quot;FEMALE&quot;; &quot;Female&quot;; &quot;Male&quot;); CHAR(34); &quot; },&quot;))" office:value-type="string" office:string-value="{ loc: &quot;Norwegian (Norway)&quot;, name: &quot;nb-NO-Standard-C&quot;, gend: &quot;Female&quot; }," calcext:value-type="string">
            <text:p>{ loc: "Norwegian (Norway)", name: "nb-NO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8]); &quot;&quot;; COM.MICROSOFT.CONCAT(&quot;{ &quot;; [.$C$2]; &quot;: &quot;; CHAR(34); ['Input Data'.A328]; CHAR(34); &quot;, &quot;; [.$D$2]; &quot;: &quot;; CHAR(34); ['Input Data'.D328]; CHAR(34); &quot;, &quot;; [.$E$2]; &quot;: &quot;; CHAR(34); IF(['Input Data'.E328]=&quot;FEMALE&quot;; &quot;Female&quot;; &quot;Male&quot;); CHAR(34); &quot; },&quot;))" office:value-type="string" office:string-value="{ loc: &quot;Norwegian (Norway)&quot;, name: &quot;nb-NO-Standard-D&quot;, gend: &quot;Male&quot; }," calcext:value-type="string">
            <text:p>{ loc: "Norwegian (Norway)", name: "nb-NO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29]); &quot;&quot;; COM.MICROSOFT.CONCAT(&quot;{ &quot;; [.$C$2]; &quot;: &quot;; CHAR(34); ['Input Data'.A329]; CHAR(34); &quot;, &quot;; [.$D$2]; &quot;: &quot;; CHAR(34); ['Input Data'.D329]; CHAR(34); &quot;, &quot;; [.$E$2]; &quot;: &quot;; CHAR(34); IF(['Input Data'.E329]=&quot;FEMALE&quot;; &quot;Female&quot;; &quot;Male&quot;); CHAR(34); &quot; },&quot;))" office:value-type="string" office:string-value="{ loc: &quot;Norwegian (Norway)&quot;, name: &quot;nb-NO-Standard-E&quot;, gend: &quot;Female&quot; }," calcext:value-type="string">
            <text:p>{ loc: "Norwegian (Norway)", name: "nb-NO-Standard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0]); &quot;&quot;; COM.MICROSOFT.CONCAT(&quot;{ &quot;; [.$C$2]; &quot;: &quot;; CHAR(34); ['Input Data'.A330]; CHAR(34); &quot;, &quot;; [.$D$2]; &quot;: &quot;; CHAR(34); ['Input Data'.D330]; CHAR(34); &quot;, &quot;; [.$E$2]; &quot;: &quot;; CHAR(34); IF(['Input Data'.E330]=&quot;FEMALE&quot;; &quot;Female&quot;; &quot;Male&quot;); CHAR(34); &quot; },&quot;))" office:value-type="string" office:string-value="{ loc: &quot;Norwegian (Norway)&quot;, name: &quot;nb-NO-Wavenet-A&quot;, gend: &quot;Female&quot; }," calcext:value-type="string">
            <text:p>{ loc: "Norwegian (Norway)", name: "nb-NO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1]); &quot;&quot;; COM.MICROSOFT.CONCAT(&quot;{ &quot;; [.$C$2]; &quot;: &quot;; CHAR(34); ['Input Data'.A331]; CHAR(34); &quot;, &quot;; [.$D$2]; &quot;: &quot;; CHAR(34); ['Input Data'.D331]; CHAR(34); &quot;, &quot;; [.$E$2]; &quot;: &quot;; CHAR(34); IF(['Input Data'.E331]=&quot;FEMALE&quot;; &quot;Female&quot;; &quot;Male&quot;); CHAR(34); &quot; },&quot;))" office:value-type="string" office:string-value="{ loc: &quot;Norwegian (Norway)&quot;, name: &quot;nb-NO-Wavenet-B&quot;, gend: &quot;Male&quot; }," calcext:value-type="string">
            <text:p>{ loc: "Norwegian (Norway)", name: "nb-NO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2]); &quot;&quot;; COM.MICROSOFT.CONCAT(&quot;{ &quot;; [.$C$2]; &quot;: &quot;; CHAR(34); ['Input Data'.A332]; CHAR(34); &quot;, &quot;; [.$D$2]; &quot;: &quot;; CHAR(34); ['Input Data'.D332]; CHAR(34); &quot;, &quot;; [.$E$2]; &quot;: &quot;; CHAR(34); IF(['Input Data'.E332]=&quot;FEMALE&quot;; &quot;Female&quot;; &quot;Male&quot;); CHAR(34); &quot; },&quot;))" office:value-type="string" office:string-value="{ loc: &quot;Norwegian (Norway)&quot;, name: &quot;nb-NO-Wavenet-C&quot;, gend: &quot;Female&quot; }," calcext:value-type="string">
            <text:p>{ loc: "Norwegian (Norway)", name: "nb-NO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3]); &quot;&quot;; COM.MICROSOFT.CONCAT(&quot;{ &quot;; [.$C$2]; &quot;: &quot;; CHAR(34); ['Input Data'.A333]; CHAR(34); &quot;, &quot;; [.$D$2]; &quot;: &quot;; CHAR(34); ['Input Data'.D333]; CHAR(34); &quot;, &quot;; [.$E$2]; &quot;: &quot;; CHAR(34); IF(['Input Data'.E333]=&quot;FEMALE&quot;; &quot;Female&quot;; &quot;Male&quot;); CHAR(34); &quot; },&quot;))" office:value-type="string" office:string-value="{ loc: &quot;Norwegian (Norway)&quot;, name: &quot;nb-NO-Wavenet-D&quot;, gend: &quot;Male&quot; }," calcext:value-type="string">
            <text:p>{ loc: "Norwegian (Norway)", name: "nb-NO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4]); &quot;&quot;; COM.MICROSOFT.CONCAT(&quot;{ &quot;; [.$C$2]; &quot;: &quot;; CHAR(34); ['Input Data'.A334]; CHAR(34); &quot;, &quot;; [.$D$2]; &quot;: &quot;; CHAR(34); ['Input Data'.D334]; CHAR(34); &quot;, &quot;; [.$E$2]; &quot;: &quot;; CHAR(34); IF(['Input Data'.E334]=&quot;FEMALE&quot;; &quot;Female&quot;; &quot;Male&quot;); CHAR(34); &quot; },&quot;))" office:value-type="string" office:string-value="{ loc: &quot;Norwegian (Norway)&quot;, name: &quot;nb-NO-Wavenet-E&quot;, gend: &quot;Female&quot; }," calcext:value-type="string">
            <text:p>{ loc: "Norwegian (Norway)", name: "nb-NO-Wavenet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5]); &quot;&quot;; COM.MICROSOFT.CONCAT(&quot;{ &quot;; [.$C$2]; &quot;: &quot;; CHAR(34); ['Input Data'.A335]; CHAR(34); &quot;, &quot;; [.$D$2]; &quot;: &quot;; CHAR(34); ['Input Data'.D335]; CHAR(34); &quot;, &quot;; [.$E$2]; &quot;: &quot;; CHAR(34); IF(['Input Data'.E335]=&quot;FEMALE&quot;; &quot;Female&quot;; &quot;Male&quot;); CHAR(34); &quot; },&quot;))" office:value-type="string" office:string-value="{ loc: &quot;Polish (Poland)&quot;, name: &quot;pl-PL-Standard-A&quot;, gend: &quot;Female&quot; }," calcext:value-type="string">
            <text:p>{ loc: "Polish (Poland)", name: "pl-PL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6]); &quot;&quot;; COM.MICROSOFT.CONCAT(&quot;{ &quot;; [.$C$2]; &quot;: &quot;; CHAR(34); ['Input Data'.A336]; CHAR(34); &quot;, &quot;; [.$D$2]; &quot;: &quot;; CHAR(34); ['Input Data'.D336]; CHAR(34); &quot;, &quot;; [.$E$2]; &quot;: &quot;; CHAR(34); IF(['Input Data'.E336]=&quot;FEMALE&quot;; &quot;Female&quot;; &quot;Male&quot;); CHAR(34); &quot; },&quot;))" office:value-type="string" office:string-value="{ loc: &quot;Polish (Poland)&quot;, name: &quot;pl-PL-Standard-B&quot;, gend: &quot;Male&quot; }," calcext:value-type="string">
            <text:p>{ loc: "Polish (Poland)", name: "pl-PL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7]); &quot;&quot;; COM.MICROSOFT.CONCAT(&quot;{ &quot;; [.$C$2]; &quot;: &quot;; CHAR(34); ['Input Data'.A337]; CHAR(34); &quot;, &quot;; [.$D$2]; &quot;: &quot;; CHAR(34); ['Input Data'.D337]; CHAR(34); &quot;, &quot;; [.$E$2]; &quot;: &quot;; CHAR(34); IF(['Input Data'.E337]=&quot;FEMALE&quot;; &quot;Female&quot;; &quot;Male&quot;); CHAR(34); &quot; },&quot;))" office:value-type="string" office:string-value="{ loc: &quot;Polish (Poland)&quot;, name: &quot;pl-PL-Standard-C&quot;, gend: &quot;Male&quot; }," calcext:value-type="string">
            <text:p>{ loc: "Polish (Poland)", name: "pl-PL-Standard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8]); &quot;&quot;; COM.MICROSOFT.CONCAT(&quot;{ &quot;; [.$C$2]; &quot;: &quot;; CHAR(34); ['Input Data'.A338]; CHAR(34); &quot;, &quot;; [.$D$2]; &quot;: &quot;; CHAR(34); ['Input Data'.D338]; CHAR(34); &quot;, &quot;; [.$E$2]; &quot;: &quot;; CHAR(34); IF(['Input Data'.E338]=&quot;FEMALE&quot;; &quot;Female&quot;; &quot;Male&quot;); CHAR(34); &quot; },&quot;))" office:value-type="string" office:string-value="{ loc: &quot;Polish (Poland)&quot;, name: &quot;pl-PL-Standard-D&quot;, gend: &quot;Female&quot; }," calcext:value-type="string">
            <text:p>{ loc: "Polish (Poland)", name: "pl-PL-Standard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39]); &quot;&quot;; COM.MICROSOFT.CONCAT(&quot;{ &quot;; [.$C$2]; &quot;: &quot;; CHAR(34); ['Input Data'.A339]; CHAR(34); &quot;, &quot;; [.$D$2]; &quot;: &quot;; CHAR(34); ['Input Data'.D339]; CHAR(34); &quot;, &quot;; [.$E$2]; &quot;: &quot;; CHAR(34); IF(['Input Data'.E339]=&quot;FEMALE&quot;; &quot;Female&quot;; &quot;Male&quot;); CHAR(34); &quot; },&quot;))" office:value-type="string" office:string-value="{ loc: &quot;Polish (Poland)&quot;, name: &quot;pl-PL-Standard-E&quot;, gend: &quot;Female&quot; }," calcext:value-type="string">
            <text:p>{ loc: "Polish (Poland)", name: "pl-PL-Standard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0]); &quot;&quot;; COM.MICROSOFT.CONCAT(&quot;{ &quot;; [.$C$2]; &quot;: &quot;; CHAR(34); ['Input Data'.A340]; CHAR(34); &quot;, &quot;; [.$D$2]; &quot;: &quot;; CHAR(34); ['Input Data'.D340]; CHAR(34); &quot;, &quot;; [.$E$2]; &quot;: &quot;; CHAR(34); IF(['Input Data'.E340]=&quot;FEMALE&quot;; &quot;Female&quot;; &quot;Male&quot;); CHAR(34); &quot; },&quot;))" office:value-type="string" office:string-value="{ loc: &quot;Polish (Poland)&quot;, name: &quot;pl-PL-Wavenet-A&quot;, gend: &quot;Female&quot; }," calcext:value-type="string">
            <text:p>{ loc: "Polish (Poland)", name: "pl-PL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1]); &quot;&quot;; COM.MICROSOFT.CONCAT(&quot;{ &quot;; [.$C$2]; &quot;: &quot;; CHAR(34); ['Input Data'.A341]; CHAR(34); &quot;, &quot;; [.$D$2]; &quot;: &quot;; CHAR(34); ['Input Data'.D341]; CHAR(34); &quot;, &quot;; [.$E$2]; &quot;: &quot;; CHAR(34); IF(['Input Data'.E341]=&quot;FEMALE&quot;; &quot;Female&quot;; &quot;Male&quot;); CHAR(34); &quot; },&quot;))" office:value-type="string" office:string-value="{ loc: &quot;Polish (Poland)&quot;, name: &quot;pl-PL-Wavenet-B&quot;, gend: &quot;Male&quot; }," calcext:value-type="string">
            <text:p>{ loc: "Polish (Poland)", name: "pl-PL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2]); &quot;&quot;; COM.MICROSOFT.CONCAT(&quot;{ &quot;; [.$C$2]; &quot;: &quot;; CHAR(34); ['Input Data'.A342]; CHAR(34); &quot;, &quot;; [.$D$2]; &quot;: &quot;; CHAR(34); ['Input Data'.D342]; CHAR(34); &quot;, &quot;; [.$E$2]; &quot;: &quot;; CHAR(34); IF(['Input Data'.E342]=&quot;FEMALE&quot;; &quot;Female&quot;; &quot;Male&quot;); CHAR(34); &quot; },&quot;))" office:value-type="string" office:string-value="{ loc: &quot;Polish (Poland)&quot;, name: &quot;pl-PL-Wavenet-C&quot;, gend: &quot;Male&quot; }," calcext:value-type="string">
            <text:p>{ loc: "Polish (Poland)", name: "pl-PL-Wavenet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3]); &quot;&quot;; COM.MICROSOFT.CONCAT(&quot;{ &quot;; [.$C$2]; &quot;: &quot;; CHAR(34); ['Input Data'.A343]; CHAR(34); &quot;, &quot;; [.$D$2]; &quot;: &quot;; CHAR(34); ['Input Data'.D343]; CHAR(34); &quot;, &quot;; [.$E$2]; &quot;: &quot;; CHAR(34); IF(['Input Data'.E343]=&quot;FEMALE&quot;; &quot;Female&quot;; &quot;Male&quot;); CHAR(34); &quot; },&quot;))" office:value-type="string" office:string-value="{ loc: &quot;Polish (Poland)&quot;, name: &quot;pl-PL-Wavenet-D&quot;, gend: &quot;Female&quot; }," calcext:value-type="string">
            <text:p>{ loc: "Polish (Poland)", name: "pl-PL-Wavenet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4]); &quot;&quot;; COM.MICROSOFT.CONCAT(&quot;{ &quot;; [.$C$2]; &quot;: &quot;; CHAR(34); ['Input Data'.A344]; CHAR(34); &quot;, &quot;; [.$D$2]; &quot;: &quot;; CHAR(34); ['Input Data'.D344]; CHAR(34); &quot;, &quot;; [.$E$2]; &quot;: &quot;; CHAR(34); IF(['Input Data'.E344]=&quot;FEMALE&quot;; &quot;Female&quot;; &quot;Male&quot;); CHAR(34); &quot; },&quot;))" office:value-type="string" office:string-value="{ loc: &quot;Polish (Poland)&quot;, name: &quot;pl-PL-Wavenet-E&quot;, gend: &quot;Female&quot; }," calcext:value-type="string">
            <text:p>{ loc: "Polish (Poland)", name: "pl-PL-Wavenet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5]); &quot;&quot;; COM.MICROSOFT.CONCAT(&quot;{ &quot;; [.$C$2]; &quot;: &quot;; CHAR(34); ['Input Data'.A345]; CHAR(34); &quot;, &quot;; [.$D$2]; &quot;: &quot;; CHAR(34); ['Input Data'.D345]; CHAR(34); &quot;, &quot;; [.$E$2]; &quot;: &quot;; CHAR(34); IF(['Input Data'.E345]=&quot;FEMALE&quot;; &quot;Female&quot;; &quot;Male&quot;); CHAR(34); &quot; },&quot;))" office:value-type="string" office:string-value="{ loc: &quot;Portuguese (Brazil)&quot;, name: &quot;pt-BR-Neural2-A&quot;, gend: &quot;Female&quot; }," calcext:value-type="string">
            <text:p>{ loc: "Portuguese (Brazil)", name: "pt-BR-Neural2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6]); &quot;&quot;; COM.MICROSOFT.CONCAT(&quot;{ &quot;; [.$C$2]; &quot;: &quot;; CHAR(34); ['Input Data'.A346]; CHAR(34); &quot;, &quot;; [.$D$2]; &quot;: &quot;; CHAR(34); ['Input Data'.D346]; CHAR(34); &quot;, &quot;; [.$E$2]; &quot;: &quot;; CHAR(34); IF(['Input Data'.E346]=&quot;FEMALE&quot;; &quot;Female&quot;; &quot;Male&quot;); CHAR(34); &quot; },&quot;))" office:value-type="string" office:string-value="{ loc: &quot;Portuguese (Brazil)&quot;, name: &quot;pt-BR-Neural2-B&quot;, gend: &quot;Male&quot; }," calcext:value-type="string">
            <text:p>{ loc: "Portuguese (Brazil)", name: "pt-BR-Neural2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7]); &quot;&quot;; COM.MICROSOFT.CONCAT(&quot;{ &quot;; [.$C$2]; &quot;: &quot;; CHAR(34); ['Input Data'.A347]; CHAR(34); &quot;, &quot;; [.$D$2]; &quot;: &quot;; CHAR(34); ['Input Data'.D347]; CHAR(34); &quot;, &quot;; [.$E$2]; &quot;: &quot;; CHAR(34); IF(['Input Data'.E347]=&quot;FEMALE&quot;; &quot;Female&quot;; &quot;Male&quot;); CHAR(34); &quot; },&quot;))" office:value-type="string" office:string-value="{ loc: &quot;Portuguese (Brazil)&quot;, name: &quot;pt-BR-Neural2-C&quot;, gend: &quot;Female&quot; }," calcext:value-type="string">
            <text:p>{ loc: "Portuguese (Brazil)", name: "pt-BR-Neural2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8]); &quot;&quot;; COM.MICROSOFT.CONCAT(&quot;{ &quot;; [.$C$2]; &quot;: &quot;; CHAR(34); ['Input Data'.A348]; CHAR(34); &quot;, &quot;; [.$D$2]; &quot;: &quot;; CHAR(34); ['Input Data'.D348]; CHAR(34); &quot;, &quot;; [.$E$2]; &quot;: &quot;; CHAR(34); IF(['Input Data'.E348]=&quot;FEMALE&quot;; &quot;Female&quot;; &quot;Male&quot;); CHAR(34); &quot; },&quot;))" office:value-type="string" office:string-value="{ loc: &quot;Portuguese (Brazil)&quot;, name: &quot;pt-BR-Standard-A&quot;, gend: &quot;Female&quot; }," calcext:value-type="string">
            <text:p>{ loc: "Portuguese (Brazil)", name: "pt-BR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49]); &quot;&quot;; COM.MICROSOFT.CONCAT(&quot;{ &quot;; [.$C$2]; &quot;: &quot;; CHAR(34); ['Input Data'.A349]; CHAR(34); &quot;, &quot;; [.$D$2]; &quot;: &quot;; CHAR(34); ['Input Data'.D349]; CHAR(34); &quot;, &quot;; [.$E$2]; &quot;: &quot;; CHAR(34); IF(['Input Data'.E349]=&quot;FEMALE&quot;; &quot;Female&quot;; &quot;Male&quot;); CHAR(34); &quot; },&quot;))" office:value-type="string" office:string-value="{ loc: &quot;Portuguese (Brazil)&quot;, name: &quot;pt-BR-Standard-B&quot;, gend: &quot;Male&quot; }," calcext:value-type="string">
            <text:p>{ loc: "Portuguese (Brazil)", name: "pt-BR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0]); &quot;&quot;; COM.MICROSOFT.CONCAT(&quot;{ &quot;; [.$C$2]; &quot;: &quot;; CHAR(34); ['Input Data'.A350]; CHAR(34); &quot;, &quot;; [.$D$2]; &quot;: &quot;; CHAR(34); ['Input Data'.D350]; CHAR(34); &quot;, &quot;; [.$E$2]; &quot;: &quot;; CHAR(34); IF(['Input Data'.E350]=&quot;FEMALE&quot;; &quot;Female&quot;; &quot;Male&quot;); CHAR(34); &quot; },&quot;))" office:value-type="string" office:string-value="{ loc: &quot;Portuguese (Brazil)&quot;, name: &quot;pt-BR-Standard-C&quot;, gend: &quot;Female&quot; }," calcext:value-type="string">
            <text:p>{ loc: "Portuguese (Brazil)", name: "pt-BR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1]); &quot;&quot;; COM.MICROSOFT.CONCAT(&quot;{ &quot;; [.$C$2]; &quot;: &quot;; CHAR(34); ['Input Data'.A351]; CHAR(34); &quot;, &quot;; [.$D$2]; &quot;: &quot;; CHAR(34); ['Input Data'.D351]; CHAR(34); &quot;, &quot;; [.$E$2]; &quot;: &quot;; CHAR(34); IF(['Input Data'.E351]=&quot;FEMALE&quot;; &quot;Female&quot;; &quot;Male&quot;); CHAR(34); &quot; },&quot;))" office:value-type="string" office:string-value="{ loc: &quot;Portuguese (Brazil)&quot;, name: &quot;pt-BR-Studio-B&quot;, gend: &quot;Male&quot; }," calcext:value-type="string">
            <text:p>{ loc: "Portuguese (Brazil)", name: "pt-BR-Studio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2]); &quot;&quot;; COM.MICROSOFT.CONCAT(&quot;{ &quot;; [.$C$2]; &quot;: &quot;; CHAR(34); ['Input Data'.A352]; CHAR(34); &quot;, &quot;; [.$D$2]; &quot;: &quot;; CHAR(34); ['Input Data'.D352]; CHAR(34); &quot;, &quot;; [.$E$2]; &quot;: &quot;; CHAR(34); IF(['Input Data'.E352]=&quot;FEMALE&quot;; &quot;Female&quot;; &quot;Male&quot;); CHAR(34); &quot; },&quot;))" office:value-type="string" office:string-value="{ loc: &quot;Portuguese (Brazil)&quot;, name: &quot;pt-BR-Studio-C&quot;, gend: &quot;Female&quot; }," calcext:value-type="string">
            <text:p>{ loc: "Portuguese (Brazil)", name: "pt-BR-Studio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3]); &quot;&quot;; COM.MICROSOFT.CONCAT(&quot;{ &quot;; [.$C$2]; &quot;: &quot;; CHAR(34); ['Input Data'.A353]; CHAR(34); &quot;, &quot;; [.$D$2]; &quot;: &quot;; CHAR(34); ['Input Data'.D353]; CHAR(34); &quot;, &quot;; [.$E$2]; &quot;: &quot;; CHAR(34); IF(['Input Data'.E353]=&quot;FEMALE&quot;; &quot;Female&quot;; &quot;Male&quot;); CHAR(34); &quot; },&quot;))" office:value-type="string" office:string-value="{ loc: &quot;Portuguese (Brazil)&quot;, name: &quot;pt-BR-Wavenet-A&quot;, gend: &quot;Female&quot; }," calcext:value-type="string">
            <text:p>{ loc: "Portuguese (Brazil)", name: "pt-BR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4]); &quot;&quot;; COM.MICROSOFT.CONCAT(&quot;{ &quot;; [.$C$2]; &quot;: &quot;; CHAR(34); ['Input Data'.A354]; CHAR(34); &quot;, &quot;; [.$D$2]; &quot;: &quot;; CHAR(34); ['Input Data'.D354]; CHAR(34); &quot;, &quot;; [.$E$2]; &quot;: &quot;; CHAR(34); IF(['Input Data'.E354]=&quot;FEMALE&quot;; &quot;Female&quot;; &quot;Male&quot;); CHAR(34); &quot; },&quot;))" office:value-type="string" office:string-value="{ loc: &quot;Portuguese (Brazil)&quot;, name: &quot;pt-BR-Wavenet-B&quot;, gend: &quot;Male&quot; }," calcext:value-type="string">
            <text:p>{ loc: "Portuguese (Brazil)", name: "pt-BR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5]); &quot;&quot;; COM.MICROSOFT.CONCAT(&quot;{ &quot;; [.$C$2]; &quot;: &quot;; CHAR(34); ['Input Data'.A355]; CHAR(34); &quot;, &quot;; [.$D$2]; &quot;: &quot;; CHAR(34); ['Input Data'.D355]; CHAR(34); &quot;, &quot;; [.$E$2]; &quot;: &quot;; CHAR(34); IF(['Input Data'.E355]=&quot;FEMALE&quot;; &quot;Female&quot;; &quot;Male&quot;); CHAR(34); &quot; },&quot;))" office:value-type="string" office:string-value="{ loc: &quot;Portuguese (Brazil)&quot;, name: &quot;pt-BR-Wavenet-C&quot;, gend: &quot;Female&quot; }," calcext:value-type="string">
            <text:p>{ loc: "Portuguese (Brazil)", name: "pt-BR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6]); &quot;&quot;; COM.MICROSOFT.CONCAT(&quot;{ &quot;; [.$C$2]; &quot;: &quot;; CHAR(34); ['Input Data'.A356]; CHAR(34); &quot;, &quot;; [.$D$2]; &quot;: &quot;; CHAR(34); ['Input Data'.D356]; CHAR(34); &quot;, &quot;; [.$E$2]; &quot;: &quot;; CHAR(34); IF(['Input Data'.E356]=&quot;FEMALE&quot;; &quot;Female&quot;; &quot;Male&quot;); CHAR(34); &quot; },&quot;))" office:value-type="string" office:string-value="{ loc: &quot;Portuguese (Portugal)&quot;, name: &quot;pt-PT-Standard-A&quot;, gend: &quot;Female&quot; }," calcext:value-type="string">
            <text:p>{ loc: "Portuguese (Portugal)", name: "pt-PT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7]); &quot;&quot;; COM.MICROSOFT.CONCAT(&quot;{ &quot;; [.$C$2]; &quot;: &quot;; CHAR(34); ['Input Data'.A357]; CHAR(34); &quot;, &quot;; [.$D$2]; &quot;: &quot;; CHAR(34); ['Input Data'.D357]; CHAR(34); &quot;, &quot;; [.$E$2]; &quot;: &quot;; CHAR(34); IF(['Input Data'.E357]=&quot;FEMALE&quot;; &quot;Female&quot;; &quot;Male&quot;); CHAR(34); &quot; },&quot;))" office:value-type="string" office:string-value="{ loc: &quot;Portuguese (Portugal)&quot;, name: &quot;pt-PT-Standard-B&quot;, gend: &quot;Male&quot; }," calcext:value-type="string">
            <text:p>{ loc: "Portuguese (Portugal)", name: "pt-PT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8]); &quot;&quot;; COM.MICROSOFT.CONCAT(&quot;{ &quot;; [.$C$2]; &quot;: &quot;; CHAR(34); ['Input Data'.A358]; CHAR(34); &quot;, &quot;; [.$D$2]; &quot;: &quot;; CHAR(34); ['Input Data'.D358]; CHAR(34); &quot;, &quot;; [.$E$2]; &quot;: &quot;; CHAR(34); IF(['Input Data'.E358]=&quot;FEMALE&quot;; &quot;Female&quot;; &quot;Male&quot;); CHAR(34); &quot; },&quot;))" office:value-type="string" office:string-value="{ loc: &quot;Portuguese (Portugal)&quot;, name: &quot;pt-PT-Standard-C&quot;, gend: &quot;Male&quot; }," calcext:value-type="string">
            <text:p>{ loc: "Portuguese (Portugal)", name: "pt-PT-Standard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59]); &quot;&quot;; COM.MICROSOFT.CONCAT(&quot;{ &quot;; [.$C$2]; &quot;: &quot;; CHAR(34); ['Input Data'.A359]; CHAR(34); &quot;, &quot;; [.$D$2]; &quot;: &quot;; CHAR(34); ['Input Data'.D359]; CHAR(34); &quot;, &quot;; [.$E$2]; &quot;: &quot;; CHAR(34); IF(['Input Data'.E359]=&quot;FEMALE&quot;; &quot;Female&quot;; &quot;Male&quot;); CHAR(34); &quot; },&quot;))" office:value-type="string" office:string-value="{ loc: &quot;Portuguese (Portugal)&quot;, name: &quot;pt-PT-Standard-D&quot;, gend: &quot;Female&quot; }," calcext:value-type="string">
            <text:p>{ loc: "Portuguese (Portugal)", name: "pt-PT-Standard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0]); &quot;&quot;; COM.MICROSOFT.CONCAT(&quot;{ &quot;; [.$C$2]; &quot;: &quot;; CHAR(34); ['Input Data'.A360]; CHAR(34); &quot;, &quot;; [.$D$2]; &quot;: &quot;; CHAR(34); ['Input Data'.D360]; CHAR(34); &quot;, &quot;; [.$E$2]; &quot;: &quot;; CHAR(34); IF(['Input Data'.E360]=&quot;FEMALE&quot;; &quot;Female&quot;; &quot;Male&quot;); CHAR(34); &quot; },&quot;))" office:value-type="string" office:string-value="{ loc: &quot;Portuguese (Portugal)&quot;, name: &quot;pt-PT-Wavenet-A&quot;, gend: &quot;Female&quot; }," calcext:value-type="string">
            <text:p>{ loc: "Portuguese (Portugal)", name: "pt-PT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1]); &quot;&quot;; COM.MICROSOFT.CONCAT(&quot;{ &quot;; [.$C$2]; &quot;: &quot;; CHAR(34); ['Input Data'.A361]; CHAR(34); &quot;, &quot;; [.$D$2]; &quot;: &quot;; CHAR(34); ['Input Data'.D361]; CHAR(34); &quot;, &quot;; [.$E$2]; &quot;: &quot;; CHAR(34); IF(['Input Data'.E361]=&quot;FEMALE&quot;; &quot;Female&quot;; &quot;Male&quot;); CHAR(34); &quot; },&quot;))" office:value-type="string" office:string-value="{ loc: &quot;Portuguese (Portugal)&quot;, name: &quot;pt-PT-Wavenet-B&quot;, gend: &quot;Male&quot; }," calcext:value-type="string">
            <text:p>{ loc: "Portuguese (Portugal)", name: "pt-PT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2]); &quot;&quot;; COM.MICROSOFT.CONCAT(&quot;{ &quot;; [.$C$2]; &quot;: &quot;; CHAR(34); ['Input Data'.A362]; CHAR(34); &quot;, &quot;; [.$D$2]; &quot;: &quot;; CHAR(34); ['Input Data'.D362]; CHAR(34); &quot;, &quot;; [.$E$2]; &quot;: &quot;; CHAR(34); IF(['Input Data'.E362]=&quot;FEMALE&quot;; &quot;Female&quot;; &quot;Male&quot;); CHAR(34); &quot; },&quot;))" office:value-type="string" office:string-value="{ loc: &quot;Portuguese (Portugal)&quot;, name: &quot;pt-PT-Wavenet-C&quot;, gend: &quot;Male&quot; }," calcext:value-type="string">
            <text:p>{ loc: "Portuguese (Portugal)", name: "pt-PT-Wavenet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3]); &quot;&quot;; COM.MICROSOFT.CONCAT(&quot;{ &quot;; [.$C$2]; &quot;: &quot;; CHAR(34); ['Input Data'.A363]; CHAR(34); &quot;, &quot;; [.$D$2]; &quot;: &quot;; CHAR(34); ['Input Data'.D363]; CHAR(34); &quot;, &quot;; [.$E$2]; &quot;: &quot;; CHAR(34); IF(['Input Data'.E363]=&quot;FEMALE&quot;; &quot;Female&quot;; &quot;Male&quot;); CHAR(34); &quot; },&quot;))" office:value-type="string" office:string-value="{ loc: &quot;Portuguese (Portugal)&quot;, name: &quot;pt-PT-Wavenet-D&quot;, gend: &quot;Female&quot; }," calcext:value-type="string">
            <text:p>{ loc: "Portuguese (Portugal)", name: "pt-PT-Wavenet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4]); &quot;&quot;; COM.MICROSOFT.CONCAT(&quot;{ &quot;; [.$C$2]; &quot;: &quot;; CHAR(34); ['Input Data'.A364]; CHAR(34); &quot;, &quot;; [.$D$2]; &quot;: &quot;; CHAR(34); ['Input Data'.D364]; CHAR(34); &quot;, &quot;; [.$E$2]; &quot;: &quot;; CHAR(34); IF(['Input Data'.E364]=&quot;FEMALE&quot;; &quot;Female&quot;; &quot;Male&quot;); CHAR(34); &quot; },&quot;))" office:value-type="string" office:string-value="{ loc: &quot;Punjabi (India)&quot;, name: &quot;pa-IN-Standard-A&quot;, gend: &quot;Female&quot; }," calcext:value-type="string">
            <text:p>{ loc: "Punjabi (India)", name: "pa-IN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5]); &quot;&quot;; COM.MICROSOFT.CONCAT(&quot;{ &quot;; [.$C$2]; &quot;: &quot;; CHAR(34); ['Input Data'.A365]; CHAR(34); &quot;, &quot;; [.$D$2]; &quot;: &quot;; CHAR(34); ['Input Data'.D365]; CHAR(34); &quot;, &quot;; [.$E$2]; &quot;: &quot;; CHAR(34); IF(['Input Data'.E365]=&quot;FEMALE&quot;; &quot;Female&quot;; &quot;Male&quot;); CHAR(34); &quot; },&quot;))" office:value-type="string" office:string-value="{ loc: &quot;Punjabi (India)&quot;, name: &quot;pa-IN-Standard-B&quot;, gend: &quot;Male&quot; }," calcext:value-type="string">
            <text:p>{ loc: "Punjabi (India)", name: "pa-IN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6]); &quot;&quot;; COM.MICROSOFT.CONCAT(&quot;{ &quot;; [.$C$2]; &quot;: &quot;; CHAR(34); ['Input Data'.A366]; CHAR(34); &quot;, &quot;; [.$D$2]; &quot;: &quot;; CHAR(34); ['Input Data'.D366]; CHAR(34); &quot;, &quot;; [.$E$2]; &quot;: &quot;; CHAR(34); IF(['Input Data'.E366]=&quot;FEMALE&quot;; &quot;Female&quot;; &quot;Male&quot;); CHAR(34); &quot; },&quot;))" office:value-type="string" office:string-value="{ loc: &quot;Punjabi (India)&quot;, name: &quot;pa-IN-Standard-C&quot;, gend: &quot;Female&quot; }," calcext:value-type="string">
            <text:p>{ loc: "Punjabi (India)", name: "pa-IN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7]); &quot;&quot;; COM.MICROSOFT.CONCAT(&quot;{ &quot;; [.$C$2]; &quot;: &quot;; CHAR(34); ['Input Data'.A367]; CHAR(34); &quot;, &quot;; [.$D$2]; &quot;: &quot;; CHAR(34); ['Input Data'.D367]; CHAR(34); &quot;, &quot;; [.$E$2]; &quot;: &quot;; CHAR(34); IF(['Input Data'.E367]=&quot;FEMALE&quot;; &quot;Female&quot;; &quot;Male&quot;); CHAR(34); &quot; },&quot;))" office:value-type="string" office:string-value="{ loc: &quot;Punjabi (India)&quot;, name: &quot;pa-IN-Standard-D&quot;, gend: &quot;Male&quot; }," calcext:value-type="string">
            <text:p>{ loc: "Punjabi (India)", name: "pa-IN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8]); &quot;&quot;; COM.MICROSOFT.CONCAT(&quot;{ &quot;; [.$C$2]; &quot;: &quot;; CHAR(34); ['Input Data'.A368]; CHAR(34); &quot;, &quot;; [.$D$2]; &quot;: &quot;; CHAR(34); ['Input Data'.D368]; CHAR(34); &quot;, &quot;; [.$E$2]; &quot;: &quot;; CHAR(34); IF(['Input Data'.E368]=&quot;FEMALE&quot;; &quot;Female&quot;; &quot;Male&quot;); CHAR(34); &quot; },&quot;))" office:value-type="string" office:string-value="{ loc: &quot;Punjabi (India)&quot;, name: &quot;pa-IN-Wavenet-A&quot;, gend: &quot;Female&quot; }," calcext:value-type="string">
            <text:p>{ loc: "Punjabi (India)", name: "pa-IN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69]); &quot;&quot;; COM.MICROSOFT.CONCAT(&quot;{ &quot;; [.$C$2]; &quot;: &quot;; CHAR(34); ['Input Data'.A369]; CHAR(34); &quot;, &quot;; [.$D$2]; &quot;: &quot;; CHAR(34); ['Input Data'.D369]; CHAR(34); &quot;, &quot;; [.$E$2]; &quot;: &quot;; CHAR(34); IF(['Input Data'.E369]=&quot;FEMALE&quot;; &quot;Female&quot;; &quot;Male&quot;); CHAR(34); &quot; },&quot;))" office:value-type="string" office:string-value="{ loc: &quot;Punjabi (India)&quot;, name: &quot;pa-IN-Wavenet-B&quot;, gend: &quot;Male&quot; }," calcext:value-type="string">
            <text:p>{ loc: "Punjabi (India)", name: "pa-IN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0]); &quot;&quot;; COM.MICROSOFT.CONCAT(&quot;{ &quot;; [.$C$2]; &quot;: &quot;; CHAR(34); ['Input Data'.A370]; CHAR(34); &quot;, &quot;; [.$D$2]; &quot;: &quot;; CHAR(34); ['Input Data'.D370]; CHAR(34); &quot;, &quot;; [.$E$2]; &quot;: &quot;; CHAR(34); IF(['Input Data'.E370]=&quot;FEMALE&quot;; &quot;Female&quot;; &quot;Male&quot;); CHAR(34); &quot; },&quot;))" office:value-type="string" office:string-value="{ loc: &quot;Punjabi (India)&quot;, name: &quot;pa-IN-Wavenet-C&quot;, gend: &quot;Female&quot; }," calcext:value-type="string">
            <text:p>{ loc: "Punjabi (India)", name: "pa-IN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1]); &quot;&quot;; COM.MICROSOFT.CONCAT(&quot;{ &quot;; [.$C$2]; &quot;: &quot;; CHAR(34); ['Input Data'.A371]; CHAR(34); &quot;, &quot;; [.$D$2]; &quot;: &quot;; CHAR(34); ['Input Data'.D371]; CHAR(34); &quot;, &quot;; [.$E$2]; &quot;: &quot;; CHAR(34); IF(['Input Data'.E371]=&quot;FEMALE&quot;; &quot;Female&quot;; &quot;Male&quot;); CHAR(34); &quot; },&quot;))" office:value-type="string" office:string-value="{ loc: &quot;Punjabi (India)&quot;, name: &quot;pa-IN-Wavenet-D&quot;, gend: &quot;Male&quot; }," calcext:value-type="string">
            <text:p>{ loc: "Punjabi (India)", name: "pa-IN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2]); &quot;&quot;; COM.MICROSOFT.CONCAT(&quot;{ &quot;; [.$C$2]; &quot;: &quot;; CHAR(34); ['Input Data'.A372]; CHAR(34); &quot;, &quot;; [.$D$2]; &quot;: &quot;; CHAR(34); ['Input Data'.D372]; CHAR(34); &quot;, &quot;; [.$E$2]; &quot;: &quot;; CHAR(34); IF(['Input Data'.E372]=&quot;FEMALE&quot;; &quot;Female&quot;; &quot;Male&quot;); CHAR(34); &quot; },&quot;))" office:value-type="string" office:string-value="{ loc: &quot;Romanian (Romania)&quot;, name: &quot;ro-RO-Standard-A&quot;, gend: &quot;Female&quot; }," calcext:value-type="string">
            <text:p>{ loc: "Romanian (Romania)", name: "ro-RO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3]); &quot;&quot;; COM.MICROSOFT.CONCAT(&quot;{ &quot;; [.$C$2]; &quot;: &quot;; CHAR(34); ['Input Data'.A373]; CHAR(34); &quot;, &quot;; [.$D$2]; &quot;: &quot;; CHAR(34); ['Input Data'.D373]; CHAR(34); &quot;, &quot;; [.$E$2]; &quot;: &quot;; CHAR(34); IF(['Input Data'.E373]=&quot;FEMALE&quot;; &quot;Female&quot;; &quot;Male&quot;); CHAR(34); &quot; },&quot;))" office:value-type="string" office:string-value="{ loc: &quot;Romanian (Romania)&quot;, name: &quot;ro-RO-Wavenet-A&quot;, gend: &quot;Female&quot; }," calcext:value-type="string">
            <text:p>{ loc: "Romanian (Romania)", name: "ro-RO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4]); &quot;&quot;; COM.MICROSOFT.CONCAT(&quot;{ &quot;; [.$C$2]; &quot;: &quot;; CHAR(34); ['Input Data'.A374]; CHAR(34); &quot;, &quot;; [.$D$2]; &quot;: &quot;; CHAR(34); ['Input Data'.D374]; CHAR(34); &quot;, &quot;; [.$E$2]; &quot;: &quot;; CHAR(34); IF(['Input Data'.E374]=&quot;FEMALE&quot;; &quot;Female&quot;; &quot;Male&quot;); CHAR(34); &quot; },&quot;))" office:value-type="string" office:string-value="{ loc: &quot;Russian (Russia)&quot;, name: &quot;ru-RU-Standard-A&quot;, gend: &quot;Female&quot; }," calcext:value-type="string">
            <text:p>{ loc: "Russian (Russia)", name: "ru-RU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5]); &quot;&quot;; COM.MICROSOFT.CONCAT(&quot;{ &quot;; [.$C$2]; &quot;: &quot;; CHAR(34); ['Input Data'.A375]; CHAR(34); &quot;, &quot;; [.$D$2]; &quot;: &quot;; CHAR(34); ['Input Data'.D375]; CHAR(34); &quot;, &quot;; [.$E$2]; &quot;: &quot;; CHAR(34); IF(['Input Data'.E375]=&quot;FEMALE&quot;; &quot;Female&quot;; &quot;Male&quot;); CHAR(34); &quot; },&quot;))" office:value-type="string" office:string-value="{ loc: &quot;Russian (Russia)&quot;, name: &quot;ru-RU-Standard-B&quot;, gend: &quot;Male&quot; }," calcext:value-type="string">
            <text:p>{ loc: "Russian (Russia)", name: "ru-RU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6]); &quot;&quot;; COM.MICROSOFT.CONCAT(&quot;{ &quot;; [.$C$2]; &quot;: &quot;; CHAR(34); ['Input Data'.A376]; CHAR(34); &quot;, &quot;; [.$D$2]; &quot;: &quot;; CHAR(34); ['Input Data'.D376]; CHAR(34); &quot;, &quot;; [.$E$2]; &quot;: &quot;; CHAR(34); IF(['Input Data'.E376]=&quot;FEMALE&quot;; &quot;Female&quot;; &quot;Male&quot;); CHAR(34); &quot; },&quot;))" office:value-type="string" office:string-value="{ loc: &quot;Russian (Russia)&quot;, name: &quot;ru-RU-Standard-C&quot;, gend: &quot;Female&quot; }," calcext:value-type="string">
            <text:p>{ loc: "Russian (Russia)", name: "ru-RU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7]); &quot;&quot;; COM.MICROSOFT.CONCAT(&quot;{ &quot;; [.$C$2]; &quot;: &quot;; CHAR(34); ['Input Data'.A377]; CHAR(34); &quot;, &quot;; [.$D$2]; &quot;: &quot;; CHAR(34); ['Input Data'.D377]; CHAR(34); &quot;, &quot;; [.$E$2]; &quot;: &quot;; CHAR(34); IF(['Input Data'.E377]=&quot;FEMALE&quot;; &quot;Female&quot;; &quot;Male&quot;); CHAR(34); &quot; },&quot;))" office:value-type="string" office:string-value="{ loc: &quot;Russian (Russia)&quot;, name: &quot;ru-RU-Standard-D&quot;, gend: &quot;Male&quot; }," calcext:value-type="string">
            <text:p>{ loc: "Russian (Russia)", name: "ru-RU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8]); &quot;&quot;; COM.MICROSOFT.CONCAT(&quot;{ &quot;; [.$C$2]; &quot;: &quot;; CHAR(34); ['Input Data'.A378]; CHAR(34); &quot;, &quot;; [.$D$2]; &quot;: &quot;; CHAR(34); ['Input Data'.D378]; CHAR(34); &quot;, &quot;; [.$E$2]; &quot;: &quot;; CHAR(34); IF(['Input Data'.E378]=&quot;FEMALE&quot;; &quot;Female&quot;; &quot;Male&quot;); CHAR(34); &quot; },&quot;))" office:value-type="string" office:string-value="{ loc: &quot;Russian (Russia)&quot;, name: &quot;ru-RU-Standard-E&quot;, gend: &quot;Female&quot; }," calcext:value-type="string">
            <text:p>{ loc: "Russian (Russia)", name: "ru-RU-Standard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79]); &quot;&quot;; COM.MICROSOFT.CONCAT(&quot;{ &quot;; [.$C$2]; &quot;: &quot;; CHAR(34); ['Input Data'.A379]; CHAR(34); &quot;, &quot;; [.$D$2]; &quot;: &quot;; CHAR(34); ['Input Data'.D379]; CHAR(34); &quot;, &quot;; [.$E$2]; &quot;: &quot;; CHAR(34); IF(['Input Data'.E379]=&quot;FEMALE&quot;; &quot;Female&quot;; &quot;Male&quot;); CHAR(34); &quot; },&quot;))" office:value-type="string" office:string-value="{ loc: &quot;Russian (Russia)&quot;, name: &quot;ru-RU-Wavenet-A&quot;, gend: &quot;Female&quot; }," calcext:value-type="string">
            <text:p>{ loc: "Russian (Russia)", name: "ru-RU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0]); &quot;&quot;; COM.MICROSOFT.CONCAT(&quot;{ &quot;; [.$C$2]; &quot;: &quot;; CHAR(34); ['Input Data'.A380]; CHAR(34); &quot;, &quot;; [.$D$2]; &quot;: &quot;; CHAR(34); ['Input Data'.D380]; CHAR(34); &quot;, &quot;; [.$E$2]; &quot;: &quot;; CHAR(34); IF(['Input Data'.E380]=&quot;FEMALE&quot;; &quot;Female&quot;; &quot;Male&quot;); CHAR(34); &quot; },&quot;))" office:value-type="string" office:string-value="{ loc: &quot;Russian (Russia)&quot;, name: &quot;ru-RU-Wavenet-B&quot;, gend: &quot;Male&quot; }," calcext:value-type="string">
            <text:p>{ loc: "Russian (Russia)", name: "ru-RU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1]); &quot;&quot;; COM.MICROSOFT.CONCAT(&quot;{ &quot;; [.$C$2]; &quot;: &quot;; CHAR(34); ['Input Data'.A381]; CHAR(34); &quot;, &quot;; [.$D$2]; &quot;: &quot;; CHAR(34); ['Input Data'.D381]; CHAR(34); &quot;, &quot;; [.$E$2]; &quot;: &quot;; CHAR(34); IF(['Input Data'.E381]=&quot;FEMALE&quot;; &quot;Female&quot;; &quot;Male&quot;); CHAR(34); &quot; },&quot;))" office:value-type="string" office:string-value="{ loc: &quot;Russian (Russia)&quot;, name: &quot;ru-RU-Wavenet-C&quot;, gend: &quot;Female&quot; }," calcext:value-type="string">
            <text:p>{ loc: "Russian (Russia)", name: "ru-RU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2]); &quot;&quot;; COM.MICROSOFT.CONCAT(&quot;{ &quot;; [.$C$2]; &quot;: &quot;; CHAR(34); ['Input Data'.A382]; CHAR(34); &quot;, &quot;; [.$D$2]; &quot;: &quot;; CHAR(34); ['Input Data'.D382]; CHAR(34); &quot;, &quot;; [.$E$2]; &quot;: &quot;; CHAR(34); IF(['Input Data'.E382]=&quot;FEMALE&quot;; &quot;Female&quot;; &quot;Male&quot;); CHAR(34); &quot; },&quot;))" office:value-type="string" office:string-value="{ loc: &quot;Russian (Russia)&quot;, name: &quot;ru-RU-Wavenet-D&quot;, gend: &quot;Male&quot; }," calcext:value-type="string">
            <text:p>{ loc: "Russian (Russia)", name: "ru-RU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3]); &quot;&quot;; COM.MICROSOFT.CONCAT(&quot;{ &quot;; [.$C$2]; &quot;: &quot;; CHAR(34); ['Input Data'.A383]; CHAR(34); &quot;, &quot;; [.$D$2]; &quot;: &quot;; CHAR(34); ['Input Data'.D383]; CHAR(34); &quot;, &quot;; [.$E$2]; &quot;: &quot;; CHAR(34); IF(['Input Data'.E383]=&quot;FEMALE&quot;; &quot;Female&quot;; &quot;Male&quot;); CHAR(34); &quot; },&quot;))" office:value-type="string" office:string-value="{ loc: &quot;Russian (Russia)&quot;, name: &quot;ru-RU-Wavenet-E&quot;, gend: &quot;Female&quot; }," calcext:value-type="string">
            <text:p>{ loc: "Russian (Russia)", name: "ru-RU-Wavenet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4]); &quot;&quot;; COM.MICROSOFT.CONCAT(&quot;{ &quot;; [.$C$2]; &quot;: &quot;; CHAR(34); ['Input Data'.A384]; CHAR(34); &quot;, &quot;; [.$D$2]; &quot;: &quot;; CHAR(34); ['Input Data'.D384]; CHAR(34); &quot;, &quot;; [.$E$2]; &quot;: &quot;; CHAR(34); IF(['Input Data'.E384]=&quot;FEMALE&quot;; &quot;Female&quot;; &quot;Male&quot;); CHAR(34); &quot; },&quot;))" office:value-type="string" office:string-value="{ loc: &quot;Serbian (Cyrillic)&quot;, name: &quot;sr-RS-Standard-A&quot;, gend: &quot;Female&quot; }," calcext:value-type="string">
            <text:p>{ loc: "Serbian (Cyrillic)", name: "sr-RS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5]); &quot;&quot;; COM.MICROSOFT.CONCAT(&quot;{ &quot;; [.$C$2]; &quot;: &quot;; CHAR(34); ['Input Data'.A385]; CHAR(34); &quot;, &quot;; [.$D$2]; &quot;: &quot;; CHAR(34); ['Input Data'.D385]; CHAR(34); &quot;, &quot;; [.$E$2]; &quot;: &quot;; CHAR(34); IF(['Input Data'.E385]=&quot;FEMALE&quot;; &quot;Female&quot;; &quot;Male&quot;); CHAR(34); &quot; },&quot;))" office:value-type="string" office:string-value="{ loc: &quot;Slovak (Slovakia)&quot;, name: &quot;sk-SK-Standard-A&quot;, gend: &quot;Female&quot; }," calcext:value-type="string">
            <text:p>{ loc: "Slovak (Slovakia)", name: "sk-SK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6]); &quot;&quot;; COM.MICROSOFT.CONCAT(&quot;{ &quot;; [.$C$2]; &quot;: &quot;; CHAR(34); ['Input Data'.A386]; CHAR(34); &quot;, &quot;; [.$D$2]; &quot;: &quot;; CHAR(34); ['Input Data'.D386]; CHAR(34); &quot;, &quot;; [.$E$2]; &quot;: &quot;; CHAR(34); IF(['Input Data'.E386]=&quot;FEMALE&quot;; &quot;Female&quot;; &quot;Male&quot;); CHAR(34); &quot; },&quot;))" office:value-type="string" office:string-value="{ loc: &quot;Slovak (Slovakia)&quot;, name: &quot;sk-SK-Wavenet-A&quot;, gend: &quot;Female&quot; }," calcext:value-type="string">
            <text:p>{ loc: "Slovak (Slovakia)", name: "sk-SK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7]); &quot;&quot;; COM.MICROSOFT.CONCAT(&quot;{ &quot;; [.$C$2]; &quot;: &quot;; CHAR(34); ['Input Data'.A387]; CHAR(34); &quot;, &quot;; [.$D$2]; &quot;: &quot;; CHAR(34); ['Input Data'.D387]; CHAR(34); &quot;, &quot;; [.$E$2]; &quot;: &quot;; CHAR(34); IF(['Input Data'.E387]=&quot;FEMALE&quot;; &quot;Female&quot;; &quot;Male&quot;); CHAR(34); &quot; },&quot;))" office:value-type="string" office:string-value="{ loc: &quot;Spanish (Spain)&quot;, name: &quot;es-ES-Neural2-A&quot;, gend: &quot;Female&quot; }," calcext:value-type="string">
            <text:p>{ loc: "Spanish (Spain)", name: "es-ES-Neural2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8]); &quot;&quot;; COM.MICROSOFT.CONCAT(&quot;{ &quot;; [.$C$2]; &quot;: &quot;; CHAR(34); ['Input Data'.A388]; CHAR(34); &quot;, &quot;; [.$D$2]; &quot;: &quot;; CHAR(34); ['Input Data'.D388]; CHAR(34); &quot;, &quot;; [.$E$2]; &quot;: &quot;; CHAR(34); IF(['Input Data'.E388]=&quot;FEMALE&quot;; &quot;Female&quot;; &quot;Male&quot;); CHAR(34); &quot; },&quot;))" office:value-type="string" office:string-value="{ loc: &quot;Spanish (Spain)&quot;, name: &quot;es-ES-Neural2-B&quot;, gend: &quot;Male&quot; }," calcext:value-type="string">
            <text:p>{ loc: "Spanish (Spain)", name: "es-ES-Neural2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89]); &quot;&quot;; COM.MICROSOFT.CONCAT(&quot;{ &quot;; [.$C$2]; &quot;: &quot;; CHAR(34); ['Input Data'.A389]; CHAR(34); &quot;, &quot;; [.$D$2]; &quot;: &quot;; CHAR(34); ['Input Data'.D389]; CHAR(34); &quot;, &quot;; [.$E$2]; &quot;: &quot;; CHAR(34); IF(['Input Data'.E389]=&quot;FEMALE&quot;; &quot;Female&quot;; &quot;Male&quot;); CHAR(34); &quot; },&quot;))" office:value-type="string" office:string-value="{ loc: &quot;Spanish (Spain)&quot;, name: &quot;es-ES-Neural2-C&quot;, gend: &quot;Female&quot; }," calcext:value-type="string">
            <text:p>{ loc: "Spanish (Spain)", name: "es-ES-Neural2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0]); &quot;&quot;; COM.MICROSOFT.CONCAT(&quot;{ &quot;; [.$C$2]; &quot;: &quot;; CHAR(34); ['Input Data'.A390]; CHAR(34); &quot;, &quot;; [.$D$2]; &quot;: &quot;; CHAR(34); ['Input Data'.D390]; CHAR(34); &quot;, &quot;; [.$E$2]; &quot;: &quot;; CHAR(34); IF(['Input Data'.E390]=&quot;FEMALE&quot;; &quot;Female&quot;; &quot;Male&quot;); CHAR(34); &quot; },&quot;))" office:value-type="string" office:string-value="{ loc: &quot;Spanish (Spain)&quot;, name: &quot;es-ES-Neural2-D&quot;, gend: &quot;Female&quot; }," calcext:value-type="string">
            <text:p>{ loc: "Spanish (Spain)", name: "es-ES-Neural2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1]); &quot;&quot;; COM.MICROSOFT.CONCAT(&quot;{ &quot;; [.$C$2]; &quot;: &quot;; CHAR(34); ['Input Data'.A391]; CHAR(34); &quot;, &quot;; [.$D$2]; &quot;: &quot;; CHAR(34); ['Input Data'.D391]; CHAR(34); &quot;, &quot;; [.$E$2]; &quot;: &quot;; CHAR(34); IF(['Input Data'.E391]=&quot;FEMALE&quot;; &quot;Female&quot;; &quot;Male&quot;); CHAR(34); &quot; },&quot;))" office:value-type="string" office:string-value="{ loc: &quot;Spanish (Spain)&quot;, name: &quot;es-ES-Neural2-E&quot;, gend: &quot;Female&quot; }," calcext:value-type="string">
            <text:p>{ loc: "Spanish (Spain)", name: "es-ES-Neural2-E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2]); &quot;&quot;; COM.MICROSOFT.CONCAT(&quot;{ &quot;; [.$C$2]; &quot;: &quot;; CHAR(34); ['Input Data'.A392]; CHAR(34); &quot;, &quot;; [.$D$2]; &quot;: &quot;; CHAR(34); ['Input Data'.D392]; CHAR(34); &quot;, &quot;; [.$E$2]; &quot;: &quot;; CHAR(34); IF(['Input Data'.E392]=&quot;FEMALE&quot;; &quot;Female&quot;; &quot;Male&quot;); CHAR(34); &quot; },&quot;))" office:value-type="string" office:string-value="{ loc: &quot;Spanish (Spain)&quot;, name: &quot;es-ES-Neural2-F&quot;, gend: &quot;Male&quot; }," calcext:value-type="string">
            <text:p>{ loc: "Spanish (Spain)", name: "es-ES-Neural2-F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3]); &quot;&quot;; COM.MICROSOFT.CONCAT(&quot;{ &quot;; [.$C$2]; &quot;: &quot;; CHAR(34); ['Input Data'.A393]; CHAR(34); &quot;, &quot;; [.$D$2]; &quot;: &quot;; CHAR(34); ['Input Data'.D393]; CHAR(34); &quot;, &quot;; [.$E$2]; &quot;: &quot;; CHAR(34); IF(['Input Data'.E393]=&quot;FEMALE&quot;; &quot;Female&quot;; &quot;Male&quot;); CHAR(34); &quot; },&quot;))" office:value-type="string" office:string-value="{ loc: &quot;Spanish (Spain)&quot;, name: &quot;es-ES-Polyglot-1&quot;, gend: &quot;Male&quot; }," calcext:value-type="string">
            <text:p>{ loc: "Spanish (Spain)", name: "es-ES-Polyglot-1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4]); &quot;&quot;; COM.MICROSOFT.CONCAT(&quot;{ &quot;; [.$C$2]; &quot;: &quot;; CHAR(34); ['Input Data'.A394]; CHAR(34); &quot;, &quot;; [.$D$2]; &quot;: &quot;; CHAR(34); ['Input Data'.D394]; CHAR(34); &quot;, &quot;; [.$E$2]; &quot;: &quot;; CHAR(34); IF(['Input Data'.E394]=&quot;FEMALE&quot;; &quot;Female&quot;; &quot;Male&quot;); CHAR(34); &quot; },&quot;))" office:value-type="string" office:string-value="{ loc: &quot;Spanish (Spain)&quot;, name: &quot;es-ES-Standard-A&quot;, gend: &quot;Female&quot; }," calcext:value-type="string">
            <text:p>{ loc: "Spanish (Spain)", name: "es-ES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5]); &quot;&quot;; COM.MICROSOFT.CONCAT(&quot;{ &quot;; [.$C$2]; &quot;: &quot;; CHAR(34); ['Input Data'.A395]; CHAR(34); &quot;, &quot;; [.$D$2]; &quot;: &quot;; CHAR(34); ['Input Data'.D395]; CHAR(34); &quot;, &quot;; [.$E$2]; &quot;: &quot;; CHAR(34); IF(['Input Data'.E395]=&quot;FEMALE&quot;; &quot;Female&quot;; &quot;Male&quot;); CHAR(34); &quot; },&quot;))" office:value-type="string" office:string-value="{ loc: &quot;Spanish (Spain)&quot;, name: &quot;es-ES-Standard-B&quot;, gend: &quot;Male&quot; }," calcext:value-type="string">
            <text:p>{ loc: "Spanish (Spain)", name: "es-ES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6]); &quot;&quot;; COM.MICROSOFT.CONCAT(&quot;{ &quot;; [.$C$2]; &quot;: &quot;; CHAR(34); ['Input Data'.A396]; CHAR(34); &quot;, &quot;; [.$D$2]; &quot;: &quot;; CHAR(34); ['Input Data'.D396]; CHAR(34); &quot;, &quot;; [.$E$2]; &quot;: &quot;; CHAR(34); IF(['Input Data'.E396]=&quot;FEMALE&quot;; &quot;Female&quot;; &quot;Male&quot;); CHAR(34); &quot; },&quot;))" office:value-type="string" office:string-value="{ loc: &quot;Spanish (Spain)&quot;, name: &quot;es-ES-Standard-C&quot;, gend: &quot;Female&quot; }," calcext:value-type="string">
            <text:p>{ loc: "Spanish (Spain)", name: "es-ES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7]); &quot;&quot;; COM.MICROSOFT.CONCAT(&quot;{ &quot;; [.$C$2]; &quot;: &quot;; CHAR(34); ['Input Data'.A397]; CHAR(34); &quot;, &quot;; [.$D$2]; &quot;: &quot;; CHAR(34); ['Input Data'.D397]; CHAR(34); &quot;, &quot;; [.$E$2]; &quot;: &quot;; CHAR(34); IF(['Input Data'.E397]=&quot;FEMALE&quot;; &quot;Female&quot;; &quot;Male&quot;); CHAR(34); &quot; },&quot;))" office:value-type="string" office:string-value="{ loc: &quot;Spanish (Spain)&quot;, name: &quot;es-ES-Standard-D&quot;, gend: &quot;Female&quot; }," calcext:value-type="string">
            <text:p>{ loc: "Spanish (Spain)", name: "es-ES-Standard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8]); &quot;&quot;; COM.MICROSOFT.CONCAT(&quot;{ &quot;; [.$C$2]; &quot;: &quot;; CHAR(34); ['Input Data'.A398]; CHAR(34); &quot;, &quot;; [.$D$2]; &quot;: &quot;; CHAR(34); ['Input Data'.D398]; CHAR(34); &quot;, &quot;; [.$E$2]; &quot;: &quot;; CHAR(34); IF(['Input Data'.E398]=&quot;FEMALE&quot;; &quot;Female&quot;; &quot;Male&quot;); CHAR(34); &quot; },&quot;))" office:value-type="string" office:string-value="{ loc: &quot;Spanish (Spain)&quot;, name: &quot;es-ES-Studio-C&quot;, gend: &quot;Female&quot; }," calcext:value-type="string">
            <text:p>{ loc: "Spanish (Spain)", name: "es-ES-Studio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399]); &quot;&quot;; COM.MICROSOFT.CONCAT(&quot;{ &quot;; [.$C$2]; &quot;: &quot;; CHAR(34); ['Input Data'.A399]; CHAR(34); &quot;, &quot;; [.$D$2]; &quot;: &quot;; CHAR(34); ['Input Data'.D399]; CHAR(34); &quot;, &quot;; [.$E$2]; &quot;: &quot;; CHAR(34); IF(['Input Data'.E399]=&quot;FEMALE&quot;; &quot;Female&quot;; &quot;Male&quot;); CHAR(34); &quot; },&quot;))" office:value-type="string" office:string-value="{ loc: &quot;Spanish (Spain)&quot;, name: &quot;es-ES-Studio-F&quot;, gend: &quot;Male&quot; }," calcext:value-type="string">
            <text:p>{ loc: "Spanish (Spain)", name: "es-ES-Studio-F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0]); &quot;&quot;; COM.MICROSOFT.CONCAT(&quot;{ &quot;; [.$C$2]; &quot;: &quot;; CHAR(34); ['Input Data'.A400]; CHAR(34); &quot;, &quot;; [.$D$2]; &quot;: &quot;; CHAR(34); ['Input Data'.D400]; CHAR(34); &quot;, &quot;; [.$E$2]; &quot;: &quot;; CHAR(34); IF(['Input Data'.E400]=&quot;FEMALE&quot;; &quot;Female&quot;; &quot;Male&quot;); CHAR(34); &quot; },&quot;))" office:value-type="string" office:string-value="{ loc: &quot;Spanish (Spain)&quot;, name: &quot;es-ES-Wavenet-B&quot;, gend: &quot;Male&quot; }," calcext:value-type="string">
            <text:p>{ loc: "Spanish (Spain)", name: "es-ES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1]); &quot;&quot;; COM.MICROSOFT.CONCAT(&quot;{ &quot;; [.$C$2]; &quot;: &quot;; CHAR(34); ['Input Data'.A401]; CHAR(34); &quot;, &quot;; [.$D$2]; &quot;: &quot;; CHAR(34); ['Input Data'.D401]; CHAR(34); &quot;, &quot;; [.$E$2]; &quot;: &quot;; CHAR(34); IF(['Input Data'.E401]=&quot;FEMALE&quot;; &quot;Female&quot;; &quot;Male&quot;); CHAR(34); &quot; },&quot;))" office:value-type="string" office:string-value="{ loc: &quot;Spanish (Spain)&quot;, name: &quot;es-ES-Wavenet-C&quot;, gend: &quot;Female&quot; }," calcext:value-type="string">
            <text:p>{ loc: "Spanish (Spain)", name: "es-ES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2]); &quot;&quot;; COM.MICROSOFT.CONCAT(&quot;{ &quot;; [.$C$2]; &quot;: &quot;; CHAR(34); ['Input Data'.A402]; CHAR(34); &quot;, &quot;; [.$D$2]; &quot;: &quot;; CHAR(34); ['Input Data'.D402]; CHAR(34); &quot;, &quot;; [.$E$2]; &quot;: &quot;; CHAR(34); IF(['Input Data'.E402]=&quot;FEMALE&quot;; &quot;Female&quot;; &quot;Male&quot;); CHAR(34); &quot; },&quot;))" office:value-type="string" office:string-value="{ loc: &quot;Spanish (Spain)&quot;, name: &quot;es-ES-Wavenet-D&quot;, gend: &quot;Female&quot; }," calcext:value-type="string">
            <text:p>{ loc: "Spanish (Spain)", name: "es-ES-Wavenet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3]); &quot;&quot;; COM.MICROSOFT.CONCAT(&quot;{ &quot;; [.$C$2]; &quot;: &quot;; CHAR(34); ['Input Data'.A403]; CHAR(34); &quot;, &quot;; [.$D$2]; &quot;: &quot;; CHAR(34); ['Input Data'.D403]; CHAR(34); &quot;, &quot;; [.$E$2]; &quot;: &quot;; CHAR(34); IF(['Input Data'.E403]=&quot;FEMALE&quot;; &quot;Female&quot;; &quot;Male&quot;); CHAR(34); &quot; },&quot;))" office:value-type="string" office:string-value="{ loc: &quot;Spanish (US)&quot;, name: &quot;es-US-Neural2-A&quot;, gend: &quot;Female&quot; }," calcext:value-type="string">
            <text:p>{ loc: "Spanish (US)", name: "es-US-Neural2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4]); &quot;&quot;; COM.MICROSOFT.CONCAT(&quot;{ &quot;; [.$C$2]; &quot;: &quot;; CHAR(34); ['Input Data'.A404]; CHAR(34); &quot;, &quot;; [.$D$2]; &quot;: &quot;; CHAR(34); ['Input Data'.D404]; CHAR(34); &quot;, &quot;; [.$E$2]; &quot;: &quot;; CHAR(34); IF(['Input Data'.E404]=&quot;FEMALE&quot;; &quot;Female&quot;; &quot;Male&quot;); CHAR(34); &quot; },&quot;))" office:value-type="string" office:string-value="{ loc: &quot;Spanish (US)&quot;, name: &quot;es-US-Neural2-B&quot;, gend: &quot;Male&quot; }," calcext:value-type="string">
            <text:p>{ loc: "Spanish (US)", name: "es-US-Neural2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5]); &quot;&quot;; COM.MICROSOFT.CONCAT(&quot;{ &quot;; [.$C$2]; &quot;: &quot;; CHAR(34); ['Input Data'.A405]; CHAR(34); &quot;, &quot;; [.$D$2]; &quot;: &quot;; CHAR(34); ['Input Data'.D405]; CHAR(34); &quot;, &quot;; [.$E$2]; &quot;: &quot;; CHAR(34); IF(['Input Data'.E405]=&quot;FEMALE&quot;; &quot;Female&quot;; &quot;Male&quot;); CHAR(34); &quot; },&quot;))" office:value-type="string" office:string-value="{ loc: &quot;Spanish (US)&quot;, name: &quot;es-US-Neural2-C&quot;, gend: &quot;Male&quot; }," calcext:value-type="string">
            <text:p>{ loc: "Spanish (US)", name: "es-US-Neural2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6]); &quot;&quot;; COM.MICROSOFT.CONCAT(&quot;{ &quot;; [.$C$2]; &quot;: &quot;; CHAR(34); ['Input Data'.A406]; CHAR(34); &quot;, &quot;; [.$D$2]; &quot;: &quot;; CHAR(34); ['Input Data'.D406]; CHAR(34); &quot;, &quot;; [.$E$2]; &quot;: &quot;; CHAR(34); IF(['Input Data'.E406]=&quot;FEMALE&quot;; &quot;Female&quot;; &quot;Male&quot;); CHAR(34); &quot; },&quot;))" office:value-type="string" office:string-value="{ loc: &quot;Spanish (US)&quot;, name: &quot;es-US-News-D&quot;, gend: &quot;Male&quot; }," calcext:value-type="string">
            <text:p>{ loc: "Spanish (US)", name: "es-US-News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7]); &quot;&quot;; COM.MICROSOFT.CONCAT(&quot;{ &quot;; [.$C$2]; &quot;: &quot;; CHAR(34); ['Input Data'.A407]; CHAR(34); &quot;, &quot;; [.$D$2]; &quot;: &quot;; CHAR(34); ['Input Data'.D407]; CHAR(34); &quot;, &quot;; [.$E$2]; &quot;: &quot;; CHAR(34); IF(['Input Data'.E407]=&quot;FEMALE&quot;; &quot;Female&quot;; &quot;Male&quot;); CHAR(34); &quot; },&quot;))" office:value-type="string" office:string-value="{ loc: &quot;Spanish (US)&quot;, name: &quot;es-US-News-E&quot;, gend: &quot;Male&quot; }," calcext:value-type="string">
            <text:p>{ loc: "Spanish (US)", name: "es-US-News-E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8]); &quot;&quot;; COM.MICROSOFT.CONCAT(&quot;{ &quot;; [.$C$2]; &quot;: &quot;; CHAR(34); ['Input Data'.A408]; CHAR(34); &quot;, &quot;; [.$D$2]; &quot;: &quot;; CHAR(34); ['Input Data'.D408]; CHAR(34); &quot;, &quot;; [.$E$2]; &quot;: &quot;; CHAR(34); IF(['Input Data'.E408]=&quot;FEMALE&quot;; &quot;Female&quot;; &quot;Male&quot;); CHAR(34); &quot; },&quot;))" office:value-type="string" office:string-value="{ loc: &quot;Spanish (US)&quot;, name: &quot;es-US-News-F&quot;, gend: &quot;Female&quot; }," calcext:value-type="string">
            <text:p>{ loc: "Spanish (US)", name: "es-US-News-F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09]); &quot;&quot;; COM.MICROSOFT.CONCAT(&quot;{ &quot;; [.$C$2]; &quot;: &quot;; CHAR(34); ['Input Data'.A409]; CHAR(34); &quot;, &quot;; [.$D$2]; &quot;: &quot;; CHAR(34); ['Input Data'.D409]; CHAR(34); &quot;, &quot;; [.$E$2]; &quot;: &quot;; CHAR(34); IF(['Input Data'.E409]=&quot;FEMALE&quot;; &quot;Female&quot;; &quot;Male&quot;); CHAR(34); &quot; },&quot;))" office:value-type="string" office:string-value="{ loc: &quot;Spanish (US)&quot;, name: &quot;es-US-News-G&quot;, gend: &quot;Female&quot; }," calcext:value-type="string">
            <text:p>{ loc: "Spanish (US)", name: "es-US-News-G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0]); &quot;&quot;; COM.MICROSOFT.CONCAT(&quot;{ &quot;; [.$C$2]; &quot;: &quot;; CHAR(34); ['Input Data'.A410]; CHAR(34); &quot;, &quot;; [.$D$2]; &quot;: &quot;; CHAR(34); ['Input Data'.D410]; CHAR(34); &quot;, &quot;; [.$E$2]; &quot;: &quot;; CHAR(34); IF(['Input Data'.E410]=&quot;FEMALE&quot;; &quot;Female&quot;; &quot;Male&quot;); CHAR(34); &quot; },&quot;))" office:value-type="string" office:string-value="{ loc: &quot;Spanish (US)&quot;, name: &quot;es-US-Polyglot-1&quot;, gend: &quot;Male&quot; }," calcext:value-type="string">
            <text:p>{ loc: "Spanish (US)", name: "es-US-Polyglot-1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1]); &quot;&quot;; COM.MICROSOFT.CONCAT(&quot;{ &quot;; [.$C$2]; &quot;: &quot;; CHAR(34); ['Input Data'.A411]; CHAR(34); &quot;, &quot;; [.$D$2]; &quot;: &quot;; CHAR(34); ['Input Data'.D411]; CHAR(34); &quot;, &quot;; [.$E$2]; &quot;: &quot;; CHAR(34); IF(['Input Data'.E411]=&quot;FEMALE&quot;; &quot;Female&quot;; &quot;Male&quot;); CHAR(34); &quot; },&quot;))" office:value-type="string" office:string-value="{ loc: &quot;Spanish (US)&quot;, name: &quot;es-US-Standard-A&quot;, gend: &quot;Female&quot; }," calcext:value-type="string">
            <text:p>{ loc: "Spanish (US)", name: "es-US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2]); &quot;&quot;; COM.MICROSOFT.CONCAT(&quot;{ &quot;; [.$C$2]; &quot;: &quot;; CHAR(34); ['Input Data'.A412]; CHAR(34); &quot;, &quot;; [.$D$2]; &quot;: &quot;; CHAR(34); ['Input Data'.D412]; CHAR(34); &quot;, &quot;; [.$E$2]; &quot;: &quot;; CHAR(34); IF(['Input Data'.E412]=&quot;FEMALE&quot;; &quot;Female&quot;; &quot;Male&quot;); CHAR(34); &quot; },&quot;))" office:value-type="string" office:string-value="{ loc: &quot;Spanish (US)&quot;, name: &quot;es-US-Standard-B&quot;, gend: &quot;Male&quot; }," calcext:value-type="string">
            <text:p>{ loc: "Spanish (US)", name: "es-US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3]); &quot;&quot;; COM.MICROSOFT.CONCAT(&quot;{ &quot;; [.$C$2]; &quot;: &quot;; CHAR(34); ['Input Data'.A413]; CHAR(34); &quot;, &quot;; [.$D$2]; &quot;: &quot;; CHAR(34); ['Input Data'.D413]; CHAR(34); &quot;, &quot;; [.$E$2]; &quot;: &quot;; CHAR(34); IF(['Input Data'.E413]=&quot;FEMALE&quot;; &quot;Female&quot;; &quot;Male&quot;); CHAR(34); &quot; },&quot;))" office:value-type="string" office:string-value="{ loc: &quot;Spanish (US)&quot;, name: &quot;es-US-Standard-C&quot;, gend: &quot;Male&quot; }," calcext:value-type="string">
            <text:p>{ loc: "Spanish (US)", name: "es-US-Standard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4]); &quot;&quot;; COM.MICROSOFT.CONCAT(&quot;{ &quot;; [.$C$2]; &quot;: &quot;; CHAR(34); ['Input Data'.A414]; CHAR(34); &quot;, &quot;; [.$D$2]; &quot;: &quot;; CHAR(34); ['Input Data'.D414]; CHAR(34); &quot;, &quot;; [.$E$2]; &quot;: &quot;; CHAR(34); IF(['Input Data'.E414]=&quot;FEMALE&quot;; &quot;Female&quot;; &quot;Male&quot;); CHAR(34); &quot; },&quot;))" office:value-type="string" office:string-value="{ loc: &quot;Spanish (US)&quot;, name: &quot;es-US-Studio-B&quot;, gend: &quot;Male&quot; }," calcext:value-type="string">
            <text:p>{ loc: "Spanish (US)", name: "es-US-Studio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5]); &quot;&quot;; COM.MICROSOFT.CONCAT(&quot;{ &quot;; [.$C$2]; &quot;: &quot;; CHAR(34); ['Input Data'.A415]; CHAR(34); &quot;, &quot;; [.$D$2]; &quot;: &quot;; CHAR(34); ['Input Data'.D415]; CHAR(34); &quot;, &quot;; [.$E$2]; &quot;: &quot;; CHAR(34); IF(['Input Data'.E415]=&quot;FEMALE&quot;; &quot;Female&quot;; &quot;Male&quot;); CHAR(34); &quot; },&quot;))" office:value-type="string" office:string-value="{ loc: &quot;Spanish (US)&quot;, name: &quot;es-US-Wavenet-A&quot;, gend: &quot;Female&quot; }," calcext:value-type="string">
            <text:p>{ loc: "Spanish (US)", name: "es-US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6]); &quot;&quot;; COM.MICROSOFT.CONCAT(&quot;{ &quot;; [.$C$2]; &quot;: &quot;; CHAR(34); ['Input Data'.A416]; CHAR(34); &quot;, &quot;; [.$D$2]; &quot;: &quot;; CHAR(34); ['Input Data'.D416]; CHAR(34); &quot;, &quot;; [.$E$2]; &quot;: &quot;; CHAR(34); IF(['Input Data'.E416]=&quot;FEMALE&quot;; &quot;Female&quot;; &quot;Male&quot;); CHAR(34); &quot; },&quot;))" office:value-type="string" office:string-value="{ loc: &quot;Spanish (US)&quot;, name: &quot;es-US-Wavenet-B&quot;, gend: &quot;Male&quot; }," calcext:value-type="string">
            <text:p>{ loc: "Spanish (US)", name: "es-US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7]); &quot;&quot;; COM.MICROSOFT.CONCAT(&quot;{ &quot;; [.$C$2]; &quot;: &quot;; CHAR(34); ['Input Data'.A417]; CHAR(34); &quot;, &quot;; [.$D$2]; &quot;: &quot;; CHAR(34); ['Input Data'.D417]; CHAR(34); &quot;, &quot;; [.$E$2]; &quot;: &quot;; CHAR(34); IF(['Input Data'.E417]=&quot;FEMALE&quot;; &quot;Female&quot;; &quot;Male&quot;); CHAR(34); &quot; },&quot;))" office:value-type="string" office:string-value="{ loc: &quot;Spanish (US)&quot;, name: &quot;es-US-Wavenet-C&quot;, gend: &quot;Male&quot; }," calcext:value-type="string">
            <text:p>{ loc: "Spanish (US)", name: "es-US-Wavenet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8]); &quot;&quot;; COM.MICROSOFT.CONCAT(&quot;{ &quot;; [.$C$2]; &quot;: &quot;; CHAR(34); ['Input Data'.A418]; CHAR(34); &quot;, &quot;; [.$D$2]; &quot;: &quot;; CHAR(34); ['Input Data'.D418]; CHAR(34); &quot;, &quot;; [.$E$2]; &quot;: &quot;; CHAR(34); IF(['Input Data'.E418]=&quot;FEMALE&quot;; &quot;Female&quot;; &quot;Male&quot;); CHAR(34); &quot; },&quot;))" office:value-type="string" office:string-value="{ loc: &quot;Swedish (Sweden)&quot;, name: &quot;sv-SE-Standard-A&quot;, gend: &quot;Female&quot; }," calcext:value-type="string">
            <text:p>{ loc: "Swedish (Sweden)", name: "sv-SE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19]); &quot;&quot;; COM.MICROSOFT.CONCAT(&quot;{ &quot;; [.$C$2]; &quot;: &quot;; CHAR(34); ['Input Data'.A419]; CHAR(34); &quot;, &quot;; [.$D$2]; &quot;: &quot;; CHAR(34); ['Input Data'.D419]; CHAR(34); &quot;, &quot;; [.$E$2]; &quot;: &quot;; CHAR(34); IF(['Input Data'.E419]=&quot;FEMALE&quot;; &quot;Female&quot;; &quot;Male&quot;); CHAR(34); &quot; },&quot;))" office:value-type="string" office:string-value="{ loc: &quot;Swedish (Sweden)&quot;, name: &quot;sv-SE-Standard-B&quot;, gend: &quot;Female&quot; }," calcext:value-type="string">
            <text:p>{ loc: "Swedish (Sweden)", name: "sv-SE-Standard-B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0]); &quot;&quot;; COM.MICROSOFT.CONCAT(&quot;{ &quot;; [.$C$2]; &quot;: &quot;; CHAR(34); ['Input Data'.A420]; CHAR(34); &quot;, &quot;; [.$D$2]; &quot;: &quot;; CHAR(34); ['Input Data'.D420]; CHAR(34); &quot;, &quot;; [.$E$2]; &quot;: &quot;; CHAR(34); IF(['Input Data'.E420]=&quot;FEMALE&quot;; &quot;Female&quot;; &quot;Male&quot;); CHAR(34); &quot; },&quot;))" office:value-type="string" office:string-value="{ loc: &quot;Swedish (Sweden)&quot;, name: &quot;sv-SE-Standard-C&quot;, gend: &quot;Female&quot; }," calcext:value-type="string">
            <text:p>{ loc: "Swedish (Sweden)", name: "sv-SE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1]); &quot;&quot;; COM.MICROSOFT.CONCAT(&quot;{ &quot;; [.$C$2]; &quot;: &quot;; CHAR(34); ['Input Data'.A421]; CHAR(34); &quot;, &quot;; [.$D$2]; &quot;: &quot;; CHAR(34); ['Input Data'.D421]; CHAR(34); &quot;, &quot;; [.$E$2]; &quot;: &quot;; CHAR(34); IF(['Input Data'.E421]=&quot;FEMALE&quot;; &quot;Female&quot;; &quot;Male&quot;); CHAR(34); &quot; },&quot;))" office:value-type="string" office:string-value="{ loc: &quot;Swedish (Sweden)&quot;, name: &quot;sv-SE-Standard-D&quot;, gend: &quot;Male&quot; }," calcext:value-type="string">
            <text:p>{ loc: "Swedish (Sweden)", name: "sv-SE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2]); &quot;&quot;; COM.MICROSOFT.CONCAT(&quot;{ &quot;; [.$C$2]; &quot;: &quot;; CHAR(34); ['Input Data'.A422]; CHAR(34); &quot;, &quot;; [.$D$2]; &quot;: &quot;; CHAR(34); ['Input Data'.D422]; CHAR(34); &quot;, &quot;; [.$E$2]; &quot;: &quot;; CHAR(34); IF(['Input Data'.E422]=&quot;FEMALE&quot;; &quot;Female&quot;; &quot;Male&quot;); CHAR(34); &quot; },&quot;))" office:value-type="string" office:string-value="{ loc: &quot;Swedish (Sweden)&quot;, name: &quot;sv-SE-Standard-E&quot;, gend: &quot;Male&quot; }," calcext:value-type="string">
            <text:p>{ loc: "Swedish (Sweden)", name: "sv-SE-Standard-E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3]); &quot;&quot;; COM.MICROSOFT.CONCAT(&quot;{ &quot;; [.$C$2]; &quot;: &quot;; CHAR(34); ['Input Data'.A423]; CHAR(34); &quot;, &quot;; [.$D$2]; &quot;: &quot;; CHAR(34); ['Input Data'.D423]; CHAR(34); &quot;, &quot;; [.$E$2]; &quot;: &quot;; CHAR(34); IF(['Input Data'.E423]=&quot;FEMALE&quot;; &quot;Female&quot;; &quot;Male&quot;); CHAR(34); &quot; },&quot;))" office:value-type="string" office:string-value="{ loc: &quot;Swedish (Sweden)&quot;, name: &quot;sv-SE-Wavenet-A&quot;, gend: &quot;Female&quot; }," calcext:value-type="string">
            <text:p>{ loc: "Swedish (Sweden)", name: "sv-SE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4]); &quot;&quot;; COM.MICROSOFT.CONCAT(&quot;{ &quot;; [.$C$2]; &quot;: &quot;; CHAR(34); ['Input Data'.A424]; CHAR(34); &quot;, &quot;; [.$D$2]; &quot;: &quot;; CHAR(34); ['Input Data'.D424]; CHAR(34); &quot;, &quot;; [.$E$2]; &quot;: &quot;; CHAR(34); IF(['Input Data'.E424]=&quot;FEMALE&quot;; &quot;Female&quot;; &quot;Male&quot;); CHAR(34); &quot; },&quot;))" office:value-type="string" office:string-value="{ loc: &quot;Swedish (Sweden)&quot;, name: &quot;sv-SE-Wavenet-B&quot;, gend: &quot;Female&quot; }," calcext:value-type="string">
            <text:p>{ loc: "Swedish (Sweden)", name: "sv-SE-Wavenet-B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5]); &quot;&quot;; COM.MICROSOFT.CONCAT(&quot;{ &quot;; [.$C$2]; &quot;: &quot;; CHAR(34); ['Input Data'.A425]; CHAR(34); &quot;, &quot;; [.$D$2]; &quot;: &quot;; CHAR(34); ['Input Data'.D425]; CHAR(34); &quot;, &quot;; [.$E$2]; &quot;: &quot;; CHAR(34); IF(['Input Data'.E425]=&quot;FEMALE&quot;; &quot;Female&quot;; &quot;Male&quot;); CHAR(34); &quot; },&quot;))" office:value-type="string" office:string-value="{ loc: &quot;Swedish (Sweden)&quot;, name: &quot;sv-SE-Wavenet-C&quot;, gend: &quot;Male&quot; }," calcext:value-type="string">
            <text:p>{ loc: "Swedish (Sweden)", name: "sv-SE-Wavenet-C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6]); &quot;&quot;; COM.MICROSOFT.CONCAT(&quot;{ &quot;; [.$C$2]; &quot;: &quot;; CHAR(34); ['Input Data'.A426]; CHAR(34); &quot;, &quot;; [.$D$2]; &quot;: &quot;; CHAR(34); ['Input Data'.D426]; CHAR(34); &quot;, &quot;; [.$E$2]; &quot;: &quot;; CHAR(34); IF(['Input Data'.E426]=&quot;FEMALE&quot;; &quot;Female&quot;; &quot;Male&quot;); CHAR(34); &quot; },&quot;))" office:value-type="string" office:string-value="{ loc: &quot;Swedish (Sweden)&quot;, name: &quot;sv-SE-Wavenet-D&quot;, gend: &quot;Female&quot; }," calcext:value-type="string">
            <text:p>{ loc: "Swedish (Sweden)", name: "sv-SE-Wavenet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7]); &quot;&quot;; COM.MICROSOFT.CONCAT(&quot;{ &quot;; [.$C$2]; &quot;: &quot;; CHAR(34); ['Input Data'.A427]; CHAR(34); &quot;, &quot;; [.$D$2]; &quot;: &quot;; CHAR(34); ['Input Data'.D427]; CHAR(34); &quot;, &quot;; [.$E$2]; &quot;: &quot;; CHAR(34); IF(['Input Data'.E427]=&quot;FEMALE&quot;; &quot;Female&quot;; &quot;Male&quot;); CHAR(34); &quot; },&quot;))" office:value-type="string" office:string-value="{ loc: &quot;Swedish (Sweden)&quot;, name: &quot;sv-SE-Wavenet-E&quot;, gend: &quot;Male&quot; }," calcext:value-type="string">
            <text:p>{ loc: "Swedish (Sweden)", name: "sv-SE-Wavenet-E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8]); &quot;&quot;; COM.MICROSOFT.CONCAT(&quot;{ &quot;; [.$C$2]; &quot;: &quot;; CHAR(34); ['Input Data'.A428]; CHAR(34); &quot;, &quot;; [.$D$2]; &quot;: &quot;; CHAR(34); ['Input Data'.D428]; CHAR(34); &quot;, &quot;; [.$E$2]; &quot;: &quot;; CHAR(34); IF(['Input Data'.E428]=&quot;FEMALE&quot;; &quot;Female&quot;; &quot;Male&quot;); CHAR(34); &quot; },&quot;))" office:value-type="string" office:string-value="{ loc: &quot;Tamil (India)&quot;, name: &quot;ta-IN-Standard-A&quot;, gend: &quot;Female&quot; }," calcext:value-type="string">
            <text:p>{ loc: "Tamil (India)", name: "ta-IN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29]); &quot;&quot;; COM.MICROSOFT.CONCAT(&quot;{ &quot;; [.$C$2]; &quot;: &quot;; CHAR(34); ['Input Data'.A429]; CHAR(34); &quot;, &quot;; [.$D$2]; &quot;: &quot;; CHAR(34); ['Input Data'.D429]; CHAR(34); &quot;, &quot;; [.$E$2]; &quot;: &quot;; CHAR(34); IF(['Input Data'.E429]=&quot;FEMALE&quot;; &quot;Female&quot;; &quot;Male&quot;); CHAR(34); &quot; },&quot;))" office:value-type="string" office:string-value="{ loc: &quot;Tamil (India)&quot;, name: &quot;ta-IN-Standard-B&quot;, gend: &quot;Male&quot; }," calcext:value-type="string">
            <text:p>{ loc: "Tamil (India)", name: "ta-IN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0]); &quot;&quot;; COM.MICROSOFT.CONCAT(&quot;{ &quot;; [.$C$2]; &quot;: &quot;; CHAR(34); ['Input Data'.A430]; CHAR(34); &quot;, &quot;; [.$D$2]; &quot;: &quot;; CHAR(34); ['Input Data'.D430]; CHAR(34); &quot;, &quot;; [.$E$2]; &quot;: &quot;; CHAR(34); IF(['Input Data'.E430]=&quot;FEMALE&quot;; &quot;Female&quot;; &quot;Male&quot;); CHAR(34); &quot; },&quot;))" office:value-type="string" office:string-value="{ loc: &quot;Tamil (India)&quot;, name: &quot;ta-IN-Standard-C&quot;, gend: &quot;Female&quot; }," calcext:value-type="string">
            <text:p>{ loc: "Tamil (India)", name: "ta-IN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1]); &quot;&quot;; COM.MICROSOFT.CONCAT(&quot;{ &quot;; [.$C$2]; &quot;: &quot;; CHAR(34); ['Input Data'.A431]; CHAR(34); &quot;, &quot;; [.$D$2]; &quot;: &quot;; CHAR(34); ['Input Data'.D431]; CHAR(34); &quot;, &quot;; [.$E$2]; &quot;: &quot;; CHAR(34); IF(['Input Data'.E431]=&quot;FEMALE&quot;; &quot;Female&quot;; &quot;Male&quot;); CHAR(34); &quot; },&quot;))" office:value-type="string" office:string-value="{ loc: &quot;Tamil (India)&quot;, name: &quot;ta-IN-Standard-D&quot;, gend: &quot;Male&quot; }," calcext:value-type="string">
            <text:p>{ loc: "Tamil (India)", name: "ta-IN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2]); &quot;&quot;; COM.MICROSOFT.CONCAT(&quot;{ &quot;; [.$C$2]; &quot;: &quot;; CHAR(34); ['Input Data'.A432]; CHAR(34); &quot;, &quot;; [.$D$2]; &quot;: &quot;; CHAR(34); ['Input Data'.D432]; CHAR(34); &quot;, &quot;; [.$E$2]; &quot;: &quot;; CHAR(34); IF(['Input Data'.E432]=&quot;FEMALE&quot;; &quot;Female&quot;; &quot;Male&quot;); CHAR(34); &quot; },&quot;))" office:value-type="string" office:string-value="{ loc: &quot;Tamil (India)&quot;, name: &quot;ta-IN-Wavenet-A&quot;, gend: &quot;Female&quot; }," calcext:value-type="string">
            <text:p>{ loc: "Tamil (India)", name: "ta-IN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3]); &quot;&quot;; COM.MICROSOFT.CONCAT(&quot;{ &quot;; [.$C$2]; &quot;: &quot;; CHAR(34); ['Input Data'.A433]; CHAR(34); &quot;, &quot;; [.$D$2]; &quot;: &quot;; CHAR(34); ['Input Data'.D433]; CHAR(34); &quot;, &quot;; [.$E$2]; &quot;: &quot;; CHAR(34); IF(['Input Data'.E433]=&quot;FEMALE&quot;; &quot;Female&quot;; &quot;Male&quot;); CHAR(34); &quot; },&quot;))" office:value-type="string" office:string-value="{ loc: &quot;Tamil (India)&quot;, name: &quot;ta-IN-Wavenet-B&quot;, gend: &quot;Male&quot; }," calcext:value-type="string">
            <text:p>{ loc: "Tamil (India)", name: "ta-IN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4]); &quot;&quot;; COM.MICROSOFT.CONCAT(&quot;{ &quot;; [.$C$2]; &quot;: &quot;; CHAR(34); ['Input Data'.A434]; CHAR(34); &quot;, &quot;; [.$D$2]; &quot;: &quot;; CHAR(34); ['Input Data'.D434]; CHAR(34); &quot;, &quot;; [.$E$2]; &quot;: &quot;; CHAR(34); IF(['Input Data'.E434]=&quot;FEMALE&quot;; &quot;Female&quot;; &quot;Male&quot;); CHAR(34); &quot; },&quot;))" office:value-type="string" office:string-value="{ loc: &quot;Tamil (India)&quot;, name: &quot;ta-IN-Wavenet-C&quot;, gend: &quot;Female&quot; }," calcext:value-type="string">
            <text:p>{ loc: "Tamil (India)", name: "ta-IN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5]); &quot;&quot;; COM.MICROSOFT.CONCAT(&quot;{ &quot;; [.$C$2]; &quot;: &quot;; CHAR(34); ['Input Data'.A435]; CHAR(34); &quot;, &quot;; [.$D$2]; &quot;: &quot;; CHAR(34); ['Input Data'.D435]; CHAR(34); &quot;, &quot;; [.$E$2]; &quot;: &quot;; CHAR(34); IF(['Input Data'.E435]=&quot;FEMALE&quot;; &quot;Female&quot;; &quot;Male&quot;); CHAR(34); &quot; },&quot;))" office:value-type="string" office:string-value="{ loc: &quot;Tamil (India)&quot;, name: &quot;ta-IN-Wavenet-D&quot;, gend: &quot;Male&quot; }," calcext:value-type="string">
            <text:p>{ loc: "Tamil (India)", name: "ta-IN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6]); &quot;&quot;; COM.MICROSOFT.CONCAT(&quot;{ &quot;; [.$C$2]; &quot;: &quot;; CHAR(34); ['Input Data'.A436]; CHAR(34); &quot;, &quot;; [.$D$2]; &quot;: &quot;; CHAR(34); ['Input Data'.D436]; CHAR(34); &quot;, &quot;; [.$E$2]; &quot;: &quot;; CHAR(34); IF(['Input Data'.E436]=&quot;FEMALE&quot;; &quot;Female&quot;; &quot;Male&quot;); CHAR(34); &quot; },&quot;))" office:value-type="string" office:string-value="{ loc: &quot;Telugu (India)&quot;, name: &quot;te-IN-Standard-A&quot;, gend: &quot;Female&quot; }," calcext:value-type="string">
            <text:p>{ loc: "Telugu (India)", name: "te-IN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7]); &quot;&quot;; COM.MICROSOFT.CONCAT(&quot;{ &quot;; [.$C$2]; &quot;: &quot;; CHAR(34); ['Input Data'.A437]; CHAR(34); &quot;, &quot;; [.$D$2]; &quot;: &quot;; CHAR(34); ['Input Data'.D437]; CHAR(34); &quot;, &quot;; [.$E$2]; &quot;: &quot;; CHAR(34); IF(['Input Data'.E437]=&quot;FEMALE&quot;; &quot;Female&quot;; &quot;Male&quot;); CHAR(34); &quot; },&quot;))" office:value-type="string" office:string-value="{ loc: &quot;Telugu (India)&quot;, name: &quot;te-IN-Standard-B&quot;, gend: &quot;Male&quot; }," calcext:value-type="string">
            <text:p>{ loc: "Telugu (India)", name: "te-IN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8]); &quot;&quot;; COM.MICROSOFT.CONCAT(&quot;{ &quot;; [.$C$2]; &quot;: &quot;; CHAR(34); ['Input Data'.A438]; CHAR(34); &quot;, &quot;; [.$D$2]; &quot;: &quot;; CHAR(34); ['Input Data'.D438]; CHAR(34); &quot;, &quot;; [.$E$2]; &quot;: &quot;; CHAR(34); IF(['Input Data'.E438]=&quot;FEMALE&quot;; &quot;Female&quot;; &quot;Male&quot;); CHAR(34); &quot; },&quot;))" office:value-type="string" office:string-value="{ loc: &quot;Thai (Thailand)&quot;, name: &quot;th-TH-Neural2-C&quot;, gend: &quot;Female&quot; }," calcext:value-type="string">
            <text:p>{ loc: "Thai (Thailand)", name: "th-TH-Neural2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39]); &quot;&quot;; COM.MICROSOFT.CONCAT(&quot;{ &quot;; [.$C$2]; &quot;: &quot;; CHAR(34); ['Input Data'.A439]; CHAR(34); &quot;, &quot;; [.$D$2]; &quot;: &quot;; CHAR(34); ['Input Data'.D439]; CHAR(34); &quot;, &quot;; [.$E$2]; &quot;: &quot;; CHAR(34); IF(['Input Data'.E439]=&quot;FEMALE&quot;; &quot;Female&quot;; &quot;Male&quot;); CHAR(34); &quot; },&quot;))" office:value-type="string" office:string-value="{ loc: &quot;Thai (Thailand)&quot;, name: &quot;th-TH-Standard-A&quot;, gend: &quot;Female&quot; }," calcext:value-type="string">
            <text:p>{ loc: "Thai (Thailand)", name: "th-TH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0]); &quot;&quot;; COM.MICROSOFT.CONCAT(&quot;{ &quot;; [.$C$2]; &quot;: &quot;; CHAR(34); ['Input Data'.A440]; CHAR(34); &quot;, &quot;; [.$D$2]; &quot;: &quot;; CHAR(34); ['Input Data'.D440]; CHAR(34); &quot;, &quot;; [.$E$2]; &quot;: &quot;; CHAR(34); IF(['Input Data'.E440]=&quot;FEMALE&quot;; &quot;Female&quot;; &quot;Male&quot;); CHAR(34); &quot; },&quot;))" office:value-type="string" office:string-value="{ loc: &quot;Turkish (Turkey)&quot;, name: &quot;tr-TR-Standard-A&quot;, gend: &quot;Female&quot; }," calcext:value-type="string">
            <text:p>{ loc: "Turkish (Turkey)", name: "tr-TR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1]); &quot;&quot;; COM.MICROSOFT.CONCAT(&quot;{ &quot;; [.$C$2]; &quot;: &quot;; CHAR(34); ['Input Data'.A441]; CHAR(34); &quot;, &quot;; [.$D$2]; &quot;: &quot;; CHAR(34); ['Input Data'.D441]; CHAR(34); &quot;, &quot;; [.$E$2]; &quot;: &quot;; CHAR(34); IF(['Input Data'.E441]=&quot;FEMALE&quot;; &quot;Female&quot;; &quot;Male&quot;); CHAR(34); &quot; },&quot;))" office:value-type="string" office:string-value="{ loc: &quot;Turkish (Turkey)&quot;, name: &quot;tr-TR-Standard-B&quot;, gend: &quot;Male&quot; }," calcext:value-type="string">
            <text:p>{ loc: "Turkish (Turkey)", name: "tr-TR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2]); &quot;&quot;; COM.MICROSOFT.CONCAT(&quot;{ &quot;; [.$C$2]; &quot;: &quot;; CHAR(34); ['Input Data'.A442]; CHAR(34); &quot;, &quot;; [.$D$2]; &quot;: &quot;; CHAR(34); ['Input Data'.D442]; CHAR(34); &quot;, &quot;; [.$E$2]; &quot;: &quot;; CHAR(34); IF(['Input Data'.E442]=&quot;FEMALE&quot;; &quot;Female&quot;; &quot;Male&quot;); CHAR(34); &quot; },&quot;))" office:value-type="string" office:string-value="{ loc: &quot;Turkish (Turkey)&quot;, name: &quot;tr-TR-Standard-C&quot;, gend: &quot;Female&quot; }," calcext:value-type="string">
            <text:p>{ loc: "Turkish (Turkey)", name: "tr-TR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3]); &quot;&quot;; COM.MICROSOFT.CONCAT(&quot;{ &quot;; [.$C$2]; &quot;: &quot;; CHAR(34); ['Input Data'.A443]; CHAR(34); &quot;, &quot;; [.$D$2]; &quot;: &quot;; CHAR(34); ['Input Data'.D443]; CHAR(34); &quot;, &quot;; [.$E$2]; &quot;: &quot;; CHAR(34); IF(['Input Data'.E443]=&quot;FEMALE&quot;; &quot;Female&quot;; &quot;Male&quot;); CHAR(34); &quot; },&quot;))" office:value-type="string" office:string-value="{ loc: &quot;Turkish (Turkey)&quot;, name: &quot;tr-TR-Standard-D&quot;, gend: &quot;Female&quot; }," calcext:value-type="string">
            <text:p>{ loc: "Turkish (Turkey)", name: "tr-TR-Standard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4]); &quot;&quot;; COM.MICROSOFT.CONCAT(&quot;{ &quot;; [.$C$2]; &quot;: &quot;; CHAR(34); ['Input Data'.A444]; CHAR(34); &quot;, &quot;; [.$D$2]; &quot;: &quot;; CHAR(34); ['Input Data'.D444]; CHAR(34); &quot;, &quot;; [.$E$2]; &quot;: &quot;; CHAR(34); IF(['Input Data'.E444]=&quot;FEMALE&quot;; &quot;Female&quot;; &quot;Male&quot;); CHAR(34); &quot; },&quot;))" office:value-type="string" office:string-value="{ loc: &quot;Turkish (Turkey)&quot;, name: &quot;tr-TR-Standard-E&quot;, gend: &quot;Male&quot; }," calcext:value-type="string">
            <text:p>{ loc: "Turkish (Turkey)", name: "tr-TR-Standard-E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5]); &quot;&quot;; COM.MICROSOFT.CONCAT(&quot;{ &quot;; [.$C$2]; &quot;: &quot;; CHAR(34); ['Input Data'.A445]; CHAR(34); &quot;, &quot;; [.$D$2]; &quot;: &quot;; CHAR(34); ['Input Data'.D445]; CHAR(34); &quot;, &quot;; [.$E$2]; &quot;: &quot;; CHAR(34); IF(['Input Data'.E445]=&quot;FEMALE&quot;; &quot;Female&quot;; &quot;Male&quot;); CHAR(34); &quot; },&quot;))" office:value-type="string" office:string-value="{ loc: &quot;Turkish (Turkey)&quot;, name: &quot;tr-TR-Wavenet-A&quot;, gend: &quot;Female&quot; }," calcext:value-type="string">
            <text:p>{ loc: "Turkish (Turkey)", name: "tr-TR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6]); &quot;&quot;; COM.MICROSOFT.CONCAT(&quot;{ &quot;; [.$C$2]; &quot;: &quot;; CHAR(34); ['Input Data'.A446]; CHAR(34); &quot;, &quot;; [.$D$2]; &quot;: &quot;; CHAR(34); ['Input Data'.D446]; CHAR(34); &quot;, &quot;; [.$E$2]; &quot;: &quot;; CHAR(34); IF(['Input Data'.E446]=&quot;FEMALE&quot;; &quot;Female&quot;; &quot;Male&quot;); CHAR(34); &quot; },&quot;))" office:value-type="string" office:string-value="{ loc: &quot;Turkish (Turkey)&quot;, name: &quot;tr-TR-Wavenet-B&quot;, gend: &quot;Male&quot; }," calcext:value-type="string">
            <text:p>{ loc: "Turkish (Turkey)", name: "tr-TR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7]); &quot;&quot;; COM.MICROSOFT.CONCAT(&quot;{ &quot;; [.$C$2]; &quot;: &quot;; CHAR(34); ['Input Data'.A447]; CHAR(34); &quot;, &quot;; [.$D$2]; &quot;: &quot;; CHAR(34); ['Input Data'.D447]; CHAR(34); &quot;, &quot;; [.$E$2]; &quot;: &quot;; CHAR(34); IF(['Input Data'.E447]=&quot;FEMALE&quot;; &quot;Female&quot;; &quot;Male&quot;); CHAR(34); &quot; },&quot;))" office:value-type="string" office:string-value="{ loc: &quot;Turkish (Turkey)&quot;, name: &quot;tr-TR-Wavenet-C&quot;, gend: &quot;Female&quot; }," calcext:value-type="string">
            <text:p>{ loc: "Turkish (Turkey)", name: "tr-TR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8]); &quot;&quot;; COM.MICROSOFT.CONCAT(&quot;{ &quot;; [.$C$2]; &quot;: &quot;; CHAR(34); ['Input Data'.A448]; CHAR(34); &quot;, &quot;; [.$D$2]; &quot;: &quot;; CHAR(34); ['Input Data'.D448]; CHAR(34); &quot;, &quot;; [.$E$2]; &quot;: &quot;; CHAR(34); IF(['Input Data'.E448]=&quot;FEMALE&quot;; &quot;Female&quot;; &quot;Male&quot;); CHAR(34); &quot; },&quot;))" office:value-type="string" office:string-value="{ loc: &quot;Turkish (Turkey)&quot;, name: &quot;tr-TR-Wavenet-D&quot;, gend: &quot;Female&quot; }," calcext:value-type="string">
            <text:p>{ loc: "Turkish (Turkey)", name: "tr-TR-Wavenet-D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49]); &quot;&quot;; COM.MICROSOFT.CONCAT(&quot;{ &quot;; [.$C$2]; &quot;: &quot;; CHAR(34); ['Input Data'.A449]; CHAR(34); &quot;, &quot;; [.$D$2]; &quot;: &quot;; CHAR(34); ['Input Data'.D449]; CHAR(34); &quot;, &quot;; [.$E$2]; &quot;: &quot;; CHAR(34); IF(['Input Data'.E449]=&quot;FEMALE&quot;; &quot;Female&quot;; &quot;Male&quot;); CHAR(34); &quot; },&quot;))" office:value-type="string" office:string-value="{ loc: &quot;Turkish (Turkey)&quot;, name: &quot;tr-TR-Wavenet-E&quot;, gend: &quot;Male&quot; }," calcext:value-type="string">
            <text:p>{ loc: "Turkish (Turkey)", name: "tr-TR-Wavenet-E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0]); &quot;&quot;; COM.MICROSOFT.CONCAT(&quot;{ &quot;; [.$C$2]; &quot;: &quot;; CHAR(34); ['Input Data'.A450]; CHAR(34); &quot;, &quot;; [.$D$2]; &quot;: &quot;; CHAR(34); ['Input Data'.D450]; CHAR(34); &quot;, &quot;; [.$E$2]; &quot;: &quot;; CHAR(34); IF(['Input Data'.E450]=&quot;FEMALE&quot;; &quot;Female&quot;; &quot;Male&quot;); CHAR(34); &quot; },&quot;))" office:value-type="string" office:string-value="{ loc: &quot;Ukrainian (Ukraine)&quot;, name: &quot;uk-UA-Standard-A&quot;, gend: &quot;Female&quot; }," calcext:value-type="string">
            <text:p>{ loc: "Ukrainian (Ukraine)", name: "uk-UA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1]); &quot;&quot;; COM.MICROSOFT.CONCAT(&quot;{ &quot;; [.$C$2]; &quot;: &quot;; CHAR(34); ['Input Data'.A451]; CHAR(34); &quot;, &quot;; [.$D$2]; &quot;: &quot;; CHAR(34); ['Input Data'.D451]; CHAR(34); &quot;, &quot;; [.$E$2]; &quot;: &quot;; CHAR(34); IF(['Input Data'.E451]=&quot;FEMALE&quot;; &quot;Female&quot;; &quot;Male&quot;); CHAR(34); &quot; },&quot;))" office:value-type="string" office:string-value="{ loc: &quot;Ukrainian (Ukraine)&quot;, name: &quot;uk-UA-Wavenet-A&quot;, gend: &quot;Female&quot; }," calcext:value-type="string">
            <text:p>{ loc: "Ukrainian (Ukraine)", name: "uk-UA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2]); &quot;&quot;; COM.MICROSOFT.CONCAT(&quot;{ &quot;; [.$C$2]; &quot;: &quot;; CHAR(34); ['Input Data'.A452]; CHAR(34); &quot;, &quot;; [.$D$2]; &quot;: &quot;; CHAR(34); ['Input Data'.D452]; CHAR(34); &quot;, &quot;; [.$E$2]; &quot;: &quot;; CHAR(34); IF(['Input Data'.E452]=&quot;FEMALE&quot;; &quot;Female&quot;; &quot;Male&quot;); CHAR(34); &quot; },&quot;))" office:value-type="string" office:string-value="{ loc: &quot;Vietnamese (Vietnam)&quot;, name: &quot;vi-VN-Neural2-A&quot;, gend: &quot;Female&quot; }," calcext:value-type="string">
            <text:p>{ loc: "Vietnamese (Vietnam)", name: "vi-VN-Neural2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3]); &quot;&quot;; COM.MICROSOFT.CONCAT(&quot;{ &quot;; [.$C$2]; &quot;: &quot;; CHAR(34); ['Input Data'.A453]; CHAR(34); &quot;, &quot;; [.$D$2]; &quot;: &quot;; CHAR(34); ['Input Data'.D453]; CHAR(34); &quot;, &quot;; [.$E$2]; &quot;: &quot;; CHAR(34); IF(['Input Data'.E453]=&quot;FEMALE&quot;; &quot;Female&quot;; &quot;Male&quot;); CHAR(34); &quot; },&quot;))" office:value-type="string" office:string-value="{ loc: &quot;Vietnamese (Vietnam)&quot;, name: &quot;vi-VN-Neural2-D&quot;, gend: &quot;Male&quot; }," calcext:value-type="string">
            <text:p>{ loc: "Vietnamese (Vietnam)", name: "vi-VN-Neural2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4]); &quot;&quot;; COM.MICROSOFT.CONCAT(&quot;{ &quot;; [.$C$2]; &quot;: &quot;; CHAR(34); ['Input Data'.A454]; CHAR(34); &quot;, &quot;; [.$D$2]; &quot;: &quot;; CHAR(34); ['Input Data'.D454]; CHAR(34); &quot;, &quot;; [.$E$2]; &quot;: &quot;; CHAR(34); IF(['Input Data'.E454]=&quot;FEMALE&quot;; &quot;Female&quot;; &quot;Male&quot;); CHAR(34); &quot; },&quot;))" office:value-type="string" office:string-value="{ loc: &quot;Vietnamese (Vietnam)&quot;, name: &quot;vi-VN-Standard-A&quot;, gend: &quot;Female&quot; }," calcext:value-type="string">
            <text:p>{ loc: "Vietnamese (Vietnam)", name: "vi-VN-Standard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5]); &quot;&quot;; COM.MICROSOFT.CONCAT(&quot;{ &quot;; [.$C$2]; &quot;: &quot;; CHAR(34); ['Input Data'.A455]; CHAR(34); &quot;, &quot;; [.$D$2]; &quot;: &quot;; CHAR(34); ['Input Data'.D455]; CHAR(34); &quot;, &quot;; [.$E$2]; &quot;: &quot;; CHAR(34); IF(['Input Data'.E455]=&quot;FEMALE&quot;; &quot;Female&quot;; &quot;Male&quot;); CHAR(34); &quot; },&quot;))" office:value-type="string" office:string-value="{ loc: &quot;Vietnamese (Vietnam)&quot;, name: &quot;vi-VN-Standard-B&quot;, gend: &quot;Male&quot; }," calcext:value-type="string">
            <text:p>{ loc: "Vietnamese (Vietnam)", name: "vi-VN-Standard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6]); &quot;&quot;; COM.MICROSOFT.CONCAT(&quot;{ &quot;; [.$C$2]; &quot;: &quot;; CHAR(34); ['Input Data'.A456]; CHAR(34); &quot;, &quot;; [.$D$2]; &quot;: &quot;; CHAR(34); ['Input Data'.D456]; CHAR(34); &quot;, &quot;; [.$E$2]; &quot;: &quot;; CHAR(34); IF(['Input Data'.E456]=&quot;FEMALE&quot;; &quot;Female&quot;; &quot;Male&quot;); CHAR(34); &quot; },&quot;))" office:value-type="string" office:string-value="{ loc: &quot;Vietnamese (Vietnam)&quot;, name: &quot;vi-VN-Standard-C&quot;, gend: &quot;Female&quot; }," calcext:value-type="string">
            <text:p>{ loc: "Vietnamese (Vietnam)", name: "vi-VN-Standard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7]); &quot;&quot;; COM.MICROSOFT.CONCAT(&quot;{ &quot;; [.$C$2]; &quot;: &quot;; CHAR(34); ['Input Data'.A457]; CHAR(34); &quot;, &quot;; [.$D$2]; &quot;: &quot;; CHAR(34); ['Input Data'.D457]; CHAR(34); &quot;, &quot;; [.$E$2]; &quot;: &quot;; CHAR(34); IF(['Input Data'.E457]=&quot;FEMALE&quot;; &quot;Female&quot;; &quot;Male&quot;); CHAR(34); &quot; },&quot;))" office:value-type="string" office:string-value="{ loc: &quot;Vietnamese (Vietnam)&quot;, name: &quot;vi-VN-Standard-D&quot;, gend: &quot;Male&quot; }," calcext:value-type="string">
            <text:p>{ loc: "Vietnamese (Vietnam)", name: "vi-VN-Standard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8]); &quot;&quot;; COM.MICROSOFT.CONCAT(&quot;{ &quot;; [.$C$2]; &quot;: &quot;; CHAR(34); ['Input Data'.A458]; CHAR(34); &quot;, &quot;; [.$D$2]; &quot;: &quot;; CHAR(34); ['Input Data'.D458]; CHAR(34); &quot;, &quot;; [.$E$2]; &quot;: &quot;; CHAR(34); IF(['Input Data'.E458]=&quot;FEMALE&quot;; &quot;Female&quot;; &quot;Male&quot;); CHAR(34); &quot; },&quot;))" office:value-type="string" office:string-value="{ loc: &quot;Vietnamese (Vietnam)&quot;, name: &quot;vi-VN-Wavenet-A&quot;, gend: &quot;Female&quot; }," calcext:value-type="string">
            <text:p>{ loc: "Vietnamese (Vietnam)", name: "vi-VN-Wavenet-A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59]); &quot;&quot;; COM.MICROSOFT.CONCAT(&quot;{ &quot;; [.$C$2]; &quot;: &quot;; CHAR(34); ['Input Data'.A459]; CHAR(34); &quot;, &quot;; [.$D$2]; &quot;: &quot;; CHAR(34); ['Input Data'.D459]; CHAR(34); &quot;, &quot;; [.$E$2]; &quot;: &quot;; CHAR(34); IF(['Input Data'.E459]=&quot;FEMALE&quot;; &quot;Female&quot;; &quot;Male&quot;); CHAR(34); &quot; },&quot;))" office:value-type="string" office:string-value="{ loc: &quot;Vietnamese (Vietnam)&quot;, name: &quot;vi-VN-Wavenet-B&quot;, gend: &quot;Male&quot; }," calcext:value-type="string">
            <text:p>{ loc: "Vietnamese (Vietnam)", name: "vi-VN-Wavenet-B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60]); &quot;&quot;; COM.MICROSOFT.CONCAT(&quot;{ &quot;; [.$C$2]; &quot;: &quot;; CHAR(34); ['Input Data'.A460]; CHAR(34); &quot;, &quot;; [.$D$2]; &quot;: &quot;; CHAR(34); ['Input Data'.D460]; CHAR(34); &quot;, &quot;; [.$E$2]; &quot;: &quot;; CHAR(34); IF(['Input Data'.E460]=&quot;FEMALE&quot;; &quot;Female&quot;; &quot;Male&quot;); CHAR(34); &quot; },&quot;))" office:value-type="string" office:string-value="{ loc: &quot;Vietnamese (Vietnam)&quot;, name: &quot;vi-VN-Wavenet-C&quot;, gend: &quot;Female&quot; }," calcext:value-type="string">
            <text:p>{ loc: "Vietnamese (Vietnam)", name: "vi-VN-Wavenet-C", gend: "Fe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61]); &quot;&quot;; COM.MICROSOFT.CONCAT(&quot;{ &quot;; [.$C$2]; &quot;: &quot;; CHAR(34); ['Input Data'.A461]; CHAR(34); &quot;, &quot;; [.$D$2]; &quot;: &quot;; CHAR(34); ['Input Data'.D461]; CHAR(34); &quot;, &quot;; [.$E$2]; &quot;: &quot;; CHAR(34); IF(['Input Data'.E461]=&quot;FEMALE&quot;; &quot;Female&quot;; &quot;Male&quot;); CHAR(34); &quot; },&quot;))" office:value-type="string" office:string-value="{ loc: &quot;Vietnamese (Vietnam)&quot;, name: &quot;vi-VN-Wavenet-D&quot;, gend: &quot;Male&quot; }," calcext:value-type="string">
            <text:p>{ loc: "Vietnamese (Vietnam)", name: "vi-VN-Wavenet-D", gend: "Male" },</text:p>
          </table:table-cell>
          <table:table-cell table:number-columns-repeated="1023"/>
        </table:table-row>
        <table:table-row table:style-name="ro1">
          <table:table-cell table:style-name="ce23" table:formula="of:=IF(ISBLANK(['Input Data'.A462]); &quot;&quot;; COM.MICROSOFT.CONCAT(&quot;{ &quot;; [.$C$2]; &quot;: &quot;; CHAR(34); ['Input Data'.A462]; CHAR(34); &quot;, &quot;; [.$D$2]; &quot;: &quot;; CHAR(34); ['Input Data'.D462]; CHAR(34); &quot;, &quot;; [.$E$2]; &quot;: &quot;; CHAR(34); IF(['Input Data'.E46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63]); &quot;&quot;; COM.MICROSOFT.CONCAT(&quot;{ &quot;; [.$C$2]; &quot;: &quot;; CHAR(34); ['Input Data'.A463]; CHAR(34); &quot;, &quot;; [.$D$2]; &quot;: &quot;; CHAR(34); ['Input Data'.D463]; CHAR(34); &quot;, &quot;; [.$E$2]; &quot;: &quot;; CHAR(34); IF(['Input Data'.E46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64]); &quot;&quot;; COM.MICROSOFT.CONCAT(&quot;{ &quot;; [.$C$2]; &quot;: &quot;; CHAR(34); ['Input Data'.A464]; CHAR(34); &quot;, &quot;; [.$D$2]; &quot;: &quot;; CHAR(34); ['Input Data'.D464]; CHAR(34); &quot;, &quot;; [.$E$2]; &quot;: &quot;; CHAR(34); IF(['Input Data'.E46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65]); &quot;&quot;; COM.MICROSOFT.CONCAT(&quot;{ &quot;; [.$C$2]; &quot;: &quot;; CHAR(34); ['Input Data'.A465]; CHAR(34); &quot;, &quot;; [.$D$2]; &quot;: &quot;; CHAR(34); ['Input Data'.D465]; CHAR(34); &quot;, &quot;; [.$E$2]; &quot;: &quot;; CHAR(34); IF(['Input Data'.E46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66]); &quot;&quot;; COM.MICROSOFT.CONCAT(&quot;{ &quot;; [.$C$2]; &quot;: &quot;; CHAR(34); ['Input Data'.A466]; CHAR(34); &quot;, &quot;; [.$D$2]; &quot;: &quot;; CHAR(34); ['Input Data'.D466]; CHAR(34); &quot;, &quot;; [.$E$2]; &quot;: &quot;; CHAR(34); IF(['Input Data'.E46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67]); &quot;&quot;; COM.MICROSOFT.CONCAT(&quot;{ &quot;; [.$C$2]; &quot;: &quot;; CHAR(34); ['Input Data'.A467]; CHAR(34); &quot;, &quot;; [.$D$2]; &quot;: &quot;; CHAR(34); ['Input Data'.D467]; CHAR(34); &quot;, &quot;; [.$E$2]; &quot;: &quot;; CHAR(34); IF(['Input Data'.E46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68]); &quot;&quot;; COM.MICROSOFT.CONCAT(&quot;{ &quot;; [.$C$2]; &quot;: &quot;; CHAR(34); ['Input Data'.A468]; CHAR(34); &quot;, &quot;; [.$D$2]; &quot;: &quot;; CHAR(34); ['Input Data'.D468]; CHAR(34); &quot;, &quot;; [.$E$2]; &quot;: &quot;; CHAR(34); IF(['Input Data'.E46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69]); &quot;&quot;; COM.MICROSOFT.CONCAT(&quot;{ &quot;; [.$C$2]; &quot;: &quot;; CHAR(34); ['Input Data'.A469]; CHAR(34); &quot;, &quot;; [.$D$2]; &quot;: &quot;; CHAR(34); ['Input Data'.D469]; CHAR(34); &quot;, &quot;; [.$E$2]; &quot;: &quot;; CHAR(34); IF(['Input Data'.E46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0]); &quot;&quot;; COM.MICROSOFT.CONCAT(&quot;{ &quot;; [.$C$2]; &quot;: &quot;; CHAR(34); ['Input Data'.A470]; CHAR(34); &quot;, &quot;; [.$D$2]; &quot;: &quot;; CHAR(34); ['Input Data'.D470]; CHAR(34); &quot;, &quot;; [.$E$2]; &quot;: &quot;; CHAR(34); IF(['Input Data'.E47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1]); &quot;&quot;; COM.MICROSOFT.CONCAT(&quot;{ &quot;; [.$C$2]; &quot;: &quot;; CHAR(34); ['Input Data'.A471]; CHAR(34); &quot;, &quot;; [.$D$2]; &quot;: &quot;; CHAR(34); ['Input Data'.D471]; CHAR(34); &quot;, &quot;; [.$E$2]; &quot;: &quot;; CHAR(34); IF(['Input Data'.E47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2]); &quot;&quot;; COM.MICROSOFT.CONCAT(&quot;{ &quot;; [.$C$2]; &quot;: &quot;; CHAR(34); ['Input Data'.A472]; CHAR(34); &quot;, &quot;; [.$D$2]; &quot;: &quot;; CHAR(34); ['Input Data'.D472]; CHAR(34); &quot;, &quot;; [.$E$2]; &quot;: &quot;; CHAR(34); IF(['Input Data'.E47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3]); &quot;&quot;; COM.MICROSOFT.CONCAT(&quot;{ &quot;; [.$C$2]; &quot;: &quot;; CHAR(34); ['Input Data'.A473]; CHAR(34); &quot;, &quot;; [.$D$2]; &quot;: &quot;; CHAR(34); ['Input Data'.D473]; CHAR(34); &quot;, &quot;; [.$E$2]; &quot;: &quot;; CHAR(34); IF(['Input Data'.E47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4]); &quot;&quot;; COM.MICROSOFT.CONCAT(&quot;{ &quot;; [.$C$2]; &quot;: &quot;; CHAR(34); ['Input Data'.A474]; CHAR(34); &quot;, &quot;; [.$D$2]; &quot;: &quot;; CHAR(34); ['Input Data'.D474]; CHAR(34); &quot;, &quot;; [.$E$2]; &quot;: &quot;; CHAR(34); IF(['Input Data'.E47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5]); &quot;&quot;; COM.MICROSOFT.CONCAT(&quot;{ &quot;; [.$C$2]; &quot;: &quot;; CHAR(34); ['Input Data'.A475]; CHAR(34); &quot;, &quot;; [.$D$2]; &quot;: &quot;; CHAR(34); ['Input Data'.D475]; CHAR(34); &quot;, &quot;; [.$E$2]; &quot;: &quot;; CHAR(34); IF(['Input Data'.E47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6]); &quot;&quot;; COM.MICROSOFT.CONCAT(&quot;{ &quot;; [.$C$2]; &quot;: &quot;; CHAR(34); ['Input Data'.A476]; CHAR(34); &quot;, &quot;; [.$D$2]; &quot;: &quot;; CHAR(34); ['Input Data'.D476]; CHAR(34); &quot;, &quot;; [.$E$2]; &quot;: &quot;; CHAR(34); IF(['Input Data'.E47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7]); &quot;&quot;; COM.MICROSOFT.CONCAT(&quot;{ &quot;; [.$C$2]; &quot;: &quot;; CHAR(34); ['Input Data'.A477]; CHAR(34); &quot;, &quot;; [.$D$2]; &quot;: &quot;; CHAR(34); ['Input Data'.D477]; CHAR(34); &quot;, &quot;; [.$E$2]; &quot;: &quot;; CHAR(34); IF(['Input Data'.E47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8]); &quot;&quot;; COM.MICROSOFT.CONCAT(&quot;{ &quot;; [.$C$2]; &quot;: &quot;; CHAR(34); ['Input Data'.A478]; CHAR(34); &quot;, &quot;; [.$D$2]; &quot;: &quot;; CHAR(34); ['Input Data'.D478]; CHAR(34); &quot;, &quot;; [.$E$2]; &quot;: &quot;; CHAR(34); IF(['Input Data'.E47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79]); &quot;&quot;; COM.MICROSOFT.CONCAT(&quot;{ &quot;; [.$C$2]; &quot;: &quot;; CHAR(34); ['Input Data'.A479]; CHAR(34); &quot;, &quot;; [.$D$2]; &quot;: &quot;; CHAR(34); ['Input Data'.D479]; CHAR(34); &quot;, &quot;; [.$E$2]; &quot;: &quot;; CHAR(34); IF(['Input Data'.E47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0]); &quot;&quot;; COM.MICROSOFT.CONCAT(&quot;{ &quot;; [.$C$2]; &quot;: &quot;; CHAR(34); ['Input Data'.A480]; CHAR(34); &quot;, &quot;; [.$D$2]; &quot;: &quot;; CHAR(34); ['Input Data'.D480]; CHAR(34); &quot;, &quot;; [.$E$2]; &quot;: &quot;; CHAR(34); IF(['Input Data'.E48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1]); &quot;&quot;; COM.MICROSOFT.CONCAT(&quot;{ &quot;; [.$C$2]; &quot;: &quot;; CHAR(34); ['Input Data'.A481]; CHAR(34); &quot;, &quot;; [.$D$2]; &quot;: &quot;; CHAR(34); ['Input Data'.D481]; CHAR(34); &quot;, &quot;; [.$E$2]; &quot;: &quot;; CHAR(34); IF(['Input Data'.E48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2]); &quot;&quot;; COM.MICROSOFT.CONCAT(&quot;{ &quot;; [.$C$2]; &quot;: &quot;; CHAR(34); ['Input Data'.A482]; CHAR(34); &quot;, &quot;; [.$D$2]; &quot;: &quot;; CHAR(34); ['Input Data'.D482]; CHAR(34); &quot;, &quot;; [.$E$2]; &quot;: &quot;; CHAR(34); IF(['Input Data'.E48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3]); &quot;&quot;; COM.MICROSOFT.CONCAT(&quot;{ &quot;; [.$C$2]; &quot;: &quot;; CHAR(34); ['Input Data'.A483]; CHAR(34); &quot;, &quot;; [.$D$2]; &quot;: &quot;; CHAR(34); ['Input Data'.D483]; CHAR(34); &quot;, &quot;; [.$E$2]; &quot;: &quot;; CHAR(34); IF(['Input Data'.E48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4]); &quot;&quot;; COM.MICROSOFT.CONCAT(&quot;{ &quot;; [.$C$2]; &quot;: &quot;; CHAR(34); ['Input Data'.A484]; CHAR(34); &quot;, &quot;; [.$D$2]; &quot;: &quot;; CHAR(34); ['Input Data'.D484]; CHAR(34); &quot;, &quot;; [.$E$2]; &quot;: &quot;; CHAR(34); IF(['Input Data'.E48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5]); &quot;&quot;; COM.MICROSOFT.CONCAT(&quot;{ &quot;; [.$C$2]; &quot;: &quot;; CHAR(34); ['Input Data'.A485]; CHAR(34); &quot;, &quot;; [.$D$2]; &quot;: &quot;; CHAR(34); ['Input Data'.D485]; CHAR(34); &quot;, &quot;; [.$E$2]; &quot;: &quot;; CHAR(34); IF(['Input Data'.E48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6]); &quot;&quot;; COM.MICROSOFT.CONCAT(&quot;{ &quot;; [.$C$2]; &quot;: &quot;; CHAR(34); ['Input Data'.A486]; CHAR(34); &quot;, &quot;; [.$D$2]; &quot;: &quot;; CHAR(34); ['Input Data'.D486]; CHAR(34); &quot;, &quot;; [.$E$2]; &quot;: &quot;; CHAR(34); IF(['Input Data'.E48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7]); &quot;&quot;; COM.MICROSOFT.CONCAT(&quot;{ &quot;; [.$C$2]; &quot;: &quot;; CHAR(34); ['Input Data'.A487]; CHAR(34); &quot;, &quot;; [.$D$2]; &quot;: &quot;; CHAR(34); ['Input Data'.D487]; CHAR(34); &quot;, &quot;; [.$E$2]; &quot;: &quot;; CHAR(34); IF(['Input Data'.E48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8]); &quot;&quot;; COM.MICROSOFT.CONCAT(&quot;{ &quot;; [.$C$2]; &quot;: &quot;; CHAR(34); ['Input Data'.A488]; CHAR(34); &quot;, &quot;; [.$D$2]; &quot;: &quot;; CHAR(34); ['Input Data'.D488]; CHAR(34); &quot;, &quot;; [.$E$2]; &quot;: &quot;; CHAR(34); IF(['Input Data'.E48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89]); &quot;&quot;; COM.MICROSOFT.CONCAT(&quot;{ &quot;; [.$C$2]; &quot;: &quot;; CHAR(34); ['Input Data'.A489]; CHAR(34); &quot;, &quot;; [.$D$2]; &quot;: &quot;; CHAR(34); ['Input Data'.D489]; CHAR(34); &quot;, &quot;; [.$E$2]; &quot;: &quot;; CHAR(34); IF(['Input Data'.E48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0]); &quot;&quot;; COM.MICROSOFT.CONCAT(&quot;{ &quot;; [.$C$2]; &quot;: &quot;; CHAR(34); ['Input Data'.A490]; CHAR(34); &quot;, &quot;; [.$D$2]; &quot;: &quot;; CHAR(34); ['Input Data'.D490]; CHAR(34); &quot;, &quot;; [.$E$2]; &quot;: &quot;; CHAR(34); IF(['Input Data'.E49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1]); &quot;&quot;; COM.MICROSOFT.CONCAT(&quot;{ &quot;; [.$C$2]; &quot;: &quot;; CHAR(34); ['Input Data'.A491]; CHAR(34); &quot;, &quot;; [.$D$2]; &quot;: &quot;; CHAR(34); ['Input Data'.D491]; CHAR(34); &quot;, &quot;; [.$E$2]; &quot;: &quot;; CHAR(34); IF(['Input Data'.E49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2]); &quot;&quot;; COM.MICROSOFT.CONCAT(&quot;{ &quot;; [.$C$2]; &quot;: &quot;; CHAR(34); ['Input Data'.A492]; CHAR(34); &quot;, &quot;; [.$D$2]; &quot;: &quot;; CHAR(34); ['Input Data'.D492]; CHAR(34); &quot;, &quot;; [.$E$2]; &quot;: &quot;; CHAR(34); IF(['Input Data'.E49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3]); &quot;&quot;; COM.MICROSOFT.CONCAT(&quot;{ &quot;; [.$C$2]; &quot;: &quot;; CHAR(34); ['Input Data'.A493]; CHAR(34); &quot;, &quot;; [.$D$2]; &quot;: &quot;; CHAR(34); ['Input Data'.D493]; CHAR(34); &quot;, &quot;; [.$E$2]; &quot;: &quot;; CHAR(34); IF(['Input Data'.E49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4]); &quot;&quot;; COM.MICROSOFT.CONCAT(&quot;{ &quot;; [.$C$2]; &quot;: &quot;; CHAR(34); ['Input Data'.A494]; CHAR(34); &quot;, &quot;; [.$D$2]; &quot;: &quot;; CHAR(34); ['Input Data'.D494]; CHAR(34); &quot;, &quot;; [.$E$2]; &quot;: &quot;; CHAR(34); IF(['Input Data'.E49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5]); &quot;&quot;; COM.MICROSOFT.CONCAT(&quot;{ &quot;; [.$C$2]; &quot;: &quot;; CHAR(34); ['Input Data'.A495]; CHAR(34); &quot;, &quot;; [.$D$2]; &quot;: &quot;; CHAR(34); ['Input Data'.D495]; CHAR(34); &quot;, &quot;; [.$E$2]; &quot;: &quot;; CHAR(34); IF(['Input Data'.E49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6]); &quot;&quot;; COM.MICROSOFT.CONCAT(&quot;{ &quot;; [.$C$2]; &quot;: &quot;; CHAR(34); ['Input Data'.A496]; CHAR(34); &quot;, &quot;; [.$D$2]; &quot;: &quot;; CHAR(34); ['Input Data'.D496]; CHAR(34); &quot;, &quot;; [.$E$2]; &quot;: &quot;; CHAR(34); IF(['Input Data'.E49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7]); &quot;&quot;; COM.MICROSOFT.CONCAT(&quot;{ &quot;; [.$C$2]; &quot;: &quot;; CHAR(34); ['Input Data'.A497]; CHAR(34); &quot;, &quot;; [.$D$2]; &quot;: &quot;; CHAR(34); ['Input Data'.D497]; CHAR(34); &quot;, &quot;; [.$E$2]; &quot;: &quot;; CHAR(34); IF(['Input Data'.E49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8]); &quot;&quot;; COM.MICROSOFT.CONCAT(&quot;{ &quot;; [.$C$2]; &quot;: &quot;; CHAR(34); ['Input Data'.A498]; CHAR(34); &quot;, &quot;; [.$D$2]; &quot;: &quot;; CHAR(34); ['Input Data'.D498]; CHAR(34); &quot;, &quot;; [.$E$2]; &quot;: &quot;; CHAR(34); IF(['Input Data'.E49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499]); &quot;&quot;; COM.MICROSOFT.CONCAT(&quot;{ &quot;; [.$C$2]; &quot;: &quot;; CHAR(34); ['Input Data'.A499]; CHAR(34); &quot;, &quot;; [.$D$2]; &quot;: &quot;; CHAR(34); ['Input Data'.D499]; CHAR(34); &quot;, &quot;; [.$E$2]; &quot;: &quot;; CHAR(34); IF(['Input Data'.E49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0]); &quot;&quot;; COM.MICROSOFT.CONCAT(&quot;{ &quot;; [.$C$2]; &quot;: &quot;; CHAR(34); ['Input Data'.A500]; CHAR(34); &quot;, &quot;; [.$D$2]; &quot;: &quot;; CHAR(34); ['Input Data'.D500]; CHAR(34); &quot;, &quot;; [.$E$2]; &quot;: &quot;; CHAR(34); IF(['Input Data'.E50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1]); &quot;&quot;; COM.MICROSOFT.CONCAT(&quot;{ &quot;; [.$C$2]; &quot;: &quot;; CHAR(34); ['Input Data'.A501]; CHAR(34); &quot;, &quot;; [.$D$2]; &quot;: &quot;; CHAR(34); ['Input Data'.D501]; CHAR(34); &quot;, &quot;; [.$E$2]; &quot;: &quot;; CHAR(34); IF(['Input Data'.E50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2]); &quot;&quot;; COM.MICROSOFT.CONCAT(&quot;{ &quot;; [.$C$2]; &quot;: &quot;; CHAR(34); ['Input Data'.A502]; CHAR(34); &quot;, &quot;; [.$D$2]; &quot;: &quot;; CHAR(34); ['Input Data'.D502]; CHAR(34); &quot;, &quot;; [.$E$2]; &quot;: &quot;; CHAR(34); IF(['Input Data'.E50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3]); &quot;&quot;; COM.MICROSOFT.CONCAT(&quot;{ &quot;; [.$C$2]; &quot;: &quot;; CHAR(34); ['Input Data'.A503]; CHAR(34); &quot;, &quot;; [.$D$2]; &quot;: &quot;; CHAR(34); ['Input Data'.D503]; CHAR(34); &quot;, &quot;; [.$E$2]; &quot;: &quot;; CHAR(34); IF(['Input Data'.E50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4]); &quot;&quot;; COM.MICROSOFT.CONCAT(&quot;{ &quot;; [.$C$2]; &quot;: &quot;; CHAR(34); ['Input Data'.A504]; CHAR(34); &quot;, &quot;; [.$D$2]; &quot;: &quot;; CHAR(34); ['Input Data'.D504]; CHAR(34); &quot;, &quot;; [.$E$2]; &quot;: &quot;; CHAR(34); IF(['Input Data'.E50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5]); &quot;&quot;; COM.MICROSOFT.CONCAT(&quot;{ &quot;; [.$C$2]; &quot;: &quot;; CHAR(34); ['Input Data'.A505]; CHAR(34); &quot;, &quot;; [.$D$2]; &quot;: &quot;; CHAR(34); ['Input Data'.D505]; CHAR(34); &quot;, &quot;; [.$E$2]; &quot;: &quot;; CHAR(34); IF(['Input Data'.E50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6]); &quot;&quot;; COM.MICROSOFT.CONCAT(&quot;{ &quot;; [.$C$2]; &quot;: &quot;; CHAR(34); ['Input Data'.A506]; CHAR(34); &quot;, &quot;; [.$D$2]; &quot;: &quot;; CHAR(34); ['Input Data'.D506]; CHAR(34); &quot;, &quot;; [.$E$2]; &quot;: &quot;; CHAR(34); IF(['Input Data'.E50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7]); &quot;&quot;; COM.MICROSOFT.CONCAT(&quot;{ &quot;; [.$C$2]; &quot;: &quot;; CHAR(34); ['Input Data'.A507]; CHAR(34); &quot;, &quot;; [.$D$2]; &quot;: &quot;; CHAR(34); ['Input Data'.D507]; CHAR(34); &quot;, &quot;; [.$E$2]; &quot;: &quot;; CHAR(34); IF(['Input Data'.E50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8]); &quot;&quot;; COM.MICROSOFT.CONCAT(&quot;{ &quot;; [.$C$2]; &quot;: &quot;; CHAR(34); ['Input Data'.A508]; CHAR(34); &quot;, &quot;; [.$D$2]; &quot;: &quot;; CHAR(34); ['Input Data'.D508]; CHAR(34); &quot;, &quot;; [.$E$2]; &quot;: &quot;; CHAR(34); IF(['Input Data'.E50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09]); &quot;&quot;; COM.MICROSOFT.CONCAT(&quot;{ &quot;; [.$C$2]; &quot;: &quot;; CHAR(34); ['Input Data'.A509]; CHAR(34); &quot;, &quot;; [.$D$2]; &quot;: &quot;; CHAR(34); ['Input Data'.D509]; CHAR(34); &quot;, &quot;; [.$E$2]; &quot;: &quot;; CHAR(34); IF(['Input Data'.E50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0]); &quot;&quot;; COM.MICROSOFT.CONCAT(&quot;{ &quot;; [.$C$2]; &quot;: &quot;; CHAR(34); ['Input Data'.A510]; CHAR(34); &quot;, &quot;; [.$D$2]; &quot;: &quot;; CHAR(34); ['Input Data'.D510]; CHAR(34); &quot;, &quot;; [.$E$2]; &quot;: &quot;; CHAR(34); IF(['Input Data'.E51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1]); &quot;&quot;; COM.MICROSOFT.CONCAT(&quot;{ &quot;; [.$C$2]; &quot;: &quot;; CHAR(34); ['Input Data'.A511]; CHAR(34); &quot;, &quot;; [.$D$2]; &quot;: &quot;; CHAR(34); ['Input Data'.D511]; CHAR(34); &quot;, &quot;; [.$E$2]; &quot;: &quot;; CHAR(34); IF(['Input Data'.E51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2]); &quot;&quot;; COM.MICROSOFT.CONCAT(&quot;{ &quot;; [.$C$2]; &quot;: &quot;; CHAR(34); ['Input Data'.A512]; CHAR(34); &quot;, &quot;; [.$D$2]; &quot;: &quot;; CHAR(34); ['Input Data'.D512]; CHAR(34); &quot;, &quot;; [.$E$2]; &quot;: &quot;; CHAR(34); IF(['Input Data'.E51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3]); &quot;&quot;; COM.MICROSOFT.CONCAT(&quot;{ &quot;; [.$C$2]; &quot;: &quot;; CHAR(34); ['Input Data'.A513]; CHAR(34); &quot;, &quot;; [.$D$2]; &quot;: &quot;; CHAR(34); ['Input Data'.D513]; CHAR(34); &quot;, &quot;; [.$E$2]; &quot;: &quot;; CHAR(34); IF(['Input Data'.E51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4]); &quot;&quot;; COM.MICROSOFT.CONCAT(&quot;{ &quot;; [.$C$2]; &quot;: &quot;; CHAR(34); ['Input Data'.A514]; CHAR(34); &quot;, &quot;; [.$D$2]; &quot;: &quot;; CHAR(34); ['Input Data'.D514]; CHAR(34); &quot;, &quot;; [.$E$2]; &quot;: &quot;; CHAR(34); IF(['Input Data'.E51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5]); &quot;&quot;; COM.MICROSOFT.CONCAT(&quot;{ &quot;; [.$C$2]; &quot;: &quot;; CHAR(34); ['Input Data'.A515]; CHAR(34); &quot;, &quot;; [.$D$2]; &quot;: &quot;; CHAR(34); ['Input Data'.D515]; CHAR(34); &quot;, &quot;; [.$E$2]; &quot;: &quot;; CHAR(34); IF(['Input Data'.E51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6]); &quot;&quot;; COM.MICROSOFT.CONCAT(&quot;{ &quot;; [.$C$2]; &quot;: &quot;; CHAR(34); ['Input Data'.A516]; CHAR(34); &quot;, &quot;; [.$D$2]; &quot;: &quot;; CHAR(34); ['Input Data'.D516]; CHAR(34); &quot;, &quot;; [.$E$2]; &quot;: &quot;; CHAR(34); IF(['Input Data'.E51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7]); &quot;&quot;; COM.MICROSOFT.CONCAT(&quot;{ &quot;; [.$C$2]; &quot;: &quot;; CHAR(34); ['Input Data'.A517]; CHAR(34); &quot;, &quot;; [.$D$2]; &quot;: &quot;; CHAR(34); ['Input Data'.D517]; CHAR(34); &quot;, &quot;; [.$E$2]; &quot;: &quot;; CHAR(34); IF(['Input Data'.E51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8]); &quot;&quot;; COM.MICROSOFT.CONCAT(&quot;{ &quot;; [.$C$2]; &quot;: &quot;; CHAR(34); ['Input Data'.A518]; CHAR(34); &quot;, &quot;; [.$D$2]; &quot;: &quot;; CHAR(34); ['Input Data'.D518]; CHAR(34); &quot;, &quot;; [.$E$2]; &quot;: &quot;; CHAR(34); IF(['Input Data'.E51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19]); &quot;&quot;; COM.MICROSOFT.CONCAT(&quot;{ &quot;; [.$C$2]; &quot;: &quot;; CHAR(34); ['Input Data'.A519]; CHAR(34); &quot;, &quot;; [.$D$2]; &quot;: &quot;; CHAR(34); ['Input Data'.D519]; CHAR(34); &quot;, &quot;; [.$E$2]; &quot;: &quot;; CHAR(34); IF(['Input Data'.E51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0]); &quot;&quot;; COM.MICROSOFT.CONCAT(&quot;{ &quot;; [.$C$2]; &quot;: &quot;; CHAR(34); ['Input Data'.A520]; CHAR(34); &quot;, &quot;; [.$D$2]; &quot;: &quot;; CHAR(34); ['Input Data'.D520]; CHAR(34); &quot;, &quot;; [.$E$2]; &quot;: &quot;; CHAR(34); IF(['Input Data'.E52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1]); &quot;&quot;; COM.MICROSOFT.CONCAT(&quot;{ &quot;; [.$C$2]; &quot;: &quot;; CHAR(34); ['Input Data'.A521]; CHAR(34); &quot;, &quot;; [.$D$2]; &quot;: &quot;; CHAR(34); ['Input Data'.D521]; CHAR(34); &quot;, &quot;; [.$E$2]; &quot;: &quot;; CHAR(34); IF(['Input Data'.E52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2]); &quot;&quot;; COM.MICROSOFT.CONCAT(&quot;{ &quot;; [.$C$2]; &quot;: &quot;; CHAR(34); ['Input Data'.A522]; CHAR(34); &quot;, &quot;; [.$D$2]; &quot;: &quot;; CHAR(34); ['Input Data'.D522]; CHAR(34); &quot;, &quot;; [.$E$2]; &quot;: &quot;; CHAR(34); IF(['Input Data'.E52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3]); &quot;&quot;; COM.MICROSOFT.CONCAT(&quot;{ &quot;; [.$C$2]; &quot;: &quot;; CHAR(34); ['Input Data'.A523]; CHAR(34); &quot;, &quot;; [.$D$2]; &quot;: &quot;; CHAR(34); ['Input Data'.D523]; CHAR(34); &quot;, &quot;; [.$E$2]; &quot;: &quot;; CHAR(34); IF(['Input Data'.E52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4]); &quot;&quot;; COM.MICROSOFT.CONCAT(&quot;{ &quot;; [.$C$2]; &quot;: &quot;; CHAR(34); ['Input Data'.A524]; CHAR(34); &quot;, &quot;; [.$D$2]; &quot;: &quot;; CHAR(34); ['Input Data'.D524]; CHAR(34); &quot;, &quot;; [.$E$2]; &quot;: &quot;; CHAR(34); IF(['Input Data'.E52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5]); &quot;&quot;; COM.MICROSOFT.CONCAT(&quot;{ &quot;; [.$C$2]; &quot;: &quot;; CHAR(34); ['Input Data'.A525]; CHAR(34); &quot;, &quot;; [.$D$2]; &quot;: &quot;; CHAR(34); ['Input Data'.D525]; CHAR(34); &quot;, &quot;; [.$E$2]; &quot;: &quot;; CHAR(34); IF(['Input Data'.E52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6]); &quot;&quot;; COM.MICROSOFT.CONCAT(&quot;{ &quot;; [.$C$2]; &quot;: &quot;; CHAR(34); ['Input Data'.A526]; CHAR(34); &quot;, &quot;; [.$D$2]; &quot;: &quot;; CHAR(34); ['Input Data'.D526]; CHAR(34); &quot;, &quot;; [.$E$2]; &quot;: &quot;; CHAR(34); IF(['Input Data'.E52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7]); &quot;&quot;; COM.MICROSOFT.CONCAT(&quot;{ &quot;; [.$C$2]; &quot;: &quot;; CHAR(34); ['Input Data'.A527]; CHAR(34); &quot;, &quot;; [.$D$2]; &quot;: &quot;; CHAR(34); ['Input Data'.D527]; CHAR(34); &quot;, &quot;; [.$E$2]; &quot;: &quot;; CHAR(34); IF(['Input Data'.E52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8]); &quot;&quot;; COM.MICROSOFT.CONCAT(&quot;{ &quot;; [.$C$2]; &quot;: &quot;; CHAR(34); ['Input Data'.A528]; CHAR(34); &quot;, &quot;; [.$D$2]; &quot;: &quot;; CHAR(34); ['Input Data'.D528]; CHAR(34); &quot;, &quot;; [.$E$2]; &quot;: &quot;; CHAR(34); IF(['Input Data'.E52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29]); &quot;&quot;; COM.MICROSOFT.CONCAT(&quot;{ &quot;; [.$C$2]; &quot;: &quot;; CHAR(34); ['Input Data'.A529]; CHAR(34); &quot;, &quot;; [.$D$2]; &quot;: &quot;; CHAR(34); ['Input Data'.D529]; CHAR(34); &quot;, &quot;; [.$E$2]; &quot;: &quot;; CHAR(34); IF(['Input Data'.E52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0]); &quot;&quot;; COM.MICROSOFT.CONCAT(&quot;{ &quot;; [.$C$2]; &quot;: &quot;; CHAR(34); ['Input Data'.A530]; CHAR(34); &quot;, &quot;; [.$D$2]; &quot;: &quot;; CHAR(34); ['Input Data'.D530]; CHAR(34); &quot;, &quot;; [.$E$2]; &quot;: &quot;; CHAR(34); IF(['Input Data'.E53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1]); &quot;&quot;; COM.MICROSOFT.CONCAT(&quot;{ &quot;; [.$C$2]; &quot;: &quot;; CHAR(34); ['Input Data'.A531]; CHAR(34); &quot;, &quot;; [.$D$2]; &quot;: &quot;; CHAR(34); ['Input Data'.D531]; CHAR(34); &quot;, &quot;; [.$E$2]; &quot;: &quot;; CHAR(34); IF(['Input Data'.E53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2]); &quot;&quot;; COM.MICROSOFT.CONCAT(&quot;{ &quot;; [.$C$2]; &quot;: &quot;; CHAR(34); ['Input Data'.A532]; CHAR(34); &quot;, &quot;; [.$D$2]; &quot;: &quot;; CHAR(34); ['Input Data'.D532]; CHAR(34); &quot;, &quot;; [.$E$2]; &quot;: &quot;; CHAR(34); IF(['Input Data'.E53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3]); &quot;&quot;; COM.MICROSOFT.CONCAT(&quot;{ &quot;; [.$C$2]; &quot;: &quot;; CHAR(34); ['Input Data'.A533]; CHAR(34); &quot;, &quot;; [.$D$2]; &quot;: &quot;; CHAR(34); ['Input Data'.D533]; CHAR(34); &quot;, &quot;; [.$E$2]; &quot;: &quot;; CHAR(34); IF(['Input Data'.E53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4]); &quot;&quot;; COM.MICROSOFT.CONCAT(&quot;{ &quot;; [.$C$2]; &quot;: &quot;; CHAR(34); ['Input Data'.A534]; CHAR(34); &quot;, &quot;; [.$D$2]; &quot;: &quot;; CHAR(34); ['Input Data'.D534]; CHAR(34); &quot;, &quot;; [.$E$2]; &quot;: &quot;; CHAR(34); IF(['Input Data'.E53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5]); &quot;&quot;; COM.MICROSOFT.CONCAT(&quot;{ &quot;; [.$C$2]; &quot;: &quot;; CHAR(34); ['Input Data'.A535]; CHAR(34); &quot;, &quot;; [.$D$2]; &quot;: &quot;; CHAR(34); ['Input Data'.D535]; CHAR(34); &quot;, &quot;; [.$E$2]; &quot;: &quot;; CHAR(34); IF(['Input Data'.E53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6]); &quot;&quot;; COM.MICROSOFT.CONCAT(&quot;{ &quot;; [.$C$2]; &quot;: &quot;; CHAR(34); ['Input Data'.A536]; CHAR(34); &quot;, &quot;; [.$D$2]; &quot;: &quot;; CHAR(34); ['Input Data'.D536]; CHAR(34); &quot;, &quot;; [.$E$2]; &quot;: &quot;; CHAR(34); IF(['Input Data'.E53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7]); &quot;&quot;; COM.MICROSOFT.CONCAT(&quot;{ &quot;; [.$C$2]; &quot;: &quot;; CHAR(34); ['Input Data'.A537]; CHAR(34); &quot;, &quot;; [.$D$2]; &quot;: &quot;; CHAR(34); ['Input Data'.D537]; CHAR(34); &quot;, &quot;; [.$E$2]; &quot;: &quot;; CHAR(34); IF(['Input Data'.E53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8]); &quot;&quot;; COM.MICROSOFT.CONCAT(&quot;{ &quot;; [.$C$2]; &quot;: &quot;; CHAR(34); ['Input Data'.A538]; CHAR(34); &quot;, &quot;; [.$D$2]; &quot;: &quot;; CHAR(34); ['Input Data'.D538]; CHAR(34); &quot;, &quot;; [.$E$2]; &quot;: &quot;; CHAR(34); IF(['Input Data'.E53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39]); &quot;&quot;; COM.MICROSOFT.CONCAT(&quot;{ &quot;; [.$C$2]; &quot;: &quot;; CHAR(34); ['Input Data'.A539]; CHAR(34); &quot;, &quot;; [.$D$2]; &quot;: &quot;; CHAR(34); ['Input Data'.D539]; CHAR(34); &quot;, &quot;; [.$E$2]; &quot;: &quot;; CHAR(34); IF(['Input Data'.E53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0]); &quot;&quot;; COM.MICROSOFT.CONCAT(&quot;{ &quot;; [.$C$2]; &quot;: &quot;; CHAR(34); ['Input Data'.A540]; CHAR(34); &quot;, &quot;; [.$D$2]; &quot;: &quot;; CHAR(34); ['Input Data'.D540]; CHAR(34); &quot;, &quot;; [.$E$2]; &quot;: &quot;; CHAR(34); IF(['Input Data'.E54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1]); &quot;&quot;; COM.MICROSOFT.CONCAT(&quot;{ &quot;; [.$C$2]; &quot;: &quot;; CHAR(34); ['Input Data'.A541]; CHAR(34); &quot;, &quot;; [.$D$2]; &quot;: &quot;; CHAR(34); ['Input Data'.D541]; CHAR(34); &quot;, &quot;; [.$E$2]; &quot;: &quot;; CHAR(34); IF(['Input Data'.E54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2]); &quot;&quot;; COM.MICROSOFT.CONCAT(&quot;{ &quot;; [.$C$2]; &quot;: &quot;; CHAR(34); ['Input Data'.A542]; CHAR(34); &quot;, &quot;; [.$D$2]; &quot;: &quot;; CHAR(34); ['Input Data'.D542]; CHAR(34); &quot;, &quot;; [.$E$2]; &quot;: &quot;; CHAR(34); IF(['Input Data'.E54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3]); &quot;&quot;; COM.MICROSOFT.CONCAT(&quot;{ &quot;; [.$C$2]; &quot;: &quot;; CHAR(34); ['Input Data'.A543]; CHAR(34); &quot;, &quot;; [.$D$2]; &quot;: &quot;; CHAR(34); ['Input Data'.D543]; CHAR(34); &quot;, &quot;; [.$E$2]; &quot;: &quot;; CHAR(34); IF(['Input Data'.E54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4]); &quot;&quot;; COM.MICROSOFT.CONCAT(&quot;{ &quot;; [.$C$2]; &quot;: &quot;; CHAR(34); ['Input Data'.A544]; CHAR(34); &quot;, &quot;; [.$D$2]; &quot;: &quot;; CHAR(34); ['Input Data'.D544]; CHAR(34); &quot;, &quot;; [.$E$2]; &quot;: &quot;; CHAR(34); IF(['Input Data'.E54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5]); &quot;&quot;; COM.MICROSOFT.CONCAT(&quot;{ &quot;; [.$C$2]; &quot;: &quot;; CHAR(34); ['Input Data'.A545]; CHAR(34); &quot;, &quot;; [.$D$2]; &quot;: &quot;; CHAR(34); ['Input Data'.D545]; CHAR(34); &quot;, &quot;; [.$E$2]; &quot;: &quot;; CHAR(34); IF(['Input Data'.E54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6]); &quot;&quot;; COM.MICROSOFT.CONCAT(&quot;{ &quot;; [.$C$2]; &quot;: &quot;; CHAR(34); ['Input Data'.A546]; CHAR(34); &quot;, &quot;; [.$D$2]; &quot;: &quot;; CHAR(34); ['Input Data'.D546]; CHAR(34); &quot;, &quot;; [.$E$2]; &quot;: &quot;; CHAR(34); IF(['Input Data'.E54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7]); &quot;&quot;; COM.MICROSOFT.CONCAT(&quot;{ &quot;; [.$C$2]; &quot;: &quot;; CHAR(34); ['Input Data'.A547]; CHAR(34); &quot;, &quot;; [.$D$2]; &quot;: &quot;; CHAR(34); ['Input Data'.D547]; CHAR(34); &quot;, &quot;; [.$E$2]; &quot;: &quot;; CHAR(34); IF(['Input Data'.E54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8]); &quot;&quot;; COM.MICROSOFT.CONCAT(&quot;{ &quot;; [.$C$2]; &quot;: &quot;; CHAR(34); ['Input Data'.A548]; CHAR(34); &quot;, &quot;; [.$D$2]; &quot;: &quot;; CHAR(34); ['Input Data'.D548]; CHAR(34); &quot;, &quot;; [.$E$2]; &quot;: &quot;; CHAR(34); IF(['Input Data'.E54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49]); &quot;&quot;; COM.MICROSOFT.CONCAT(&quot;{ &quot;; [.$C$2]; &quot;: &quot;; CHAR(34); ['Input Data'.A549]; CHAR(34); &quot;, &quot;; [.$D$2]; &quot;: &quot;; CHAR(34); ['Input Data'.D549]; CHAR(34); &quot;, &quot;; [.$E$2]; &quot;: &quot;; CHAR(34); IF(['Input Data'.E54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0]); &quot;&quot;; COM.MICROSOFT.CONCAT(&quot;{ &quot;; [.$C$2]; &quot;: &quot;; CHAR(34); ['Input Data'.A550]; CHAR(34); &quot;, &quot;; [.$D$2]; &quot;: &quot;; CHAR(34); ['Input Data'.D550]; CHAR(34); &quot;, &quot;; [.$E$2]; &quot;: &quot;; CHAR(34); IF(['Input Data'.E55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1]); &quot;&quot;; COM.MICROSOFT.CONCAT(&quot;{ &quot;; [.$C$2]; &quot;: &quot;; CHAR(34); ['Input Data'.A551]; CHAR(34); &quot;, &quot;; [.$D$2]; &quot;: &quot;; CHAR(34); ['Input Data'.D551]; CHAR(34); &quot;, &quot;; [.$E$2]; &quot;: &quot;; CHAR(34); IF(['Input Data'.E55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2]); &quot;&quot;; COM.MICROSOFT.CONCAT(&quot;{ &quot;; [.$C$2]; &quot;: &quot;; CHAR(34); ['Input Data'.A552]; CHAR(34); &quot;, &quot;; [.$D$2]; &quot;: &quot;; CHAR(34); ['Input Data'.D552]; CHAR(34); &quot;, &quot;; [.$E$2]; &quot;: &quot;; CHAR(34); IF(['Input Data'.E55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3]); &quot;&quot;; COM.MICROSOFT.CONCAT(&quot;{ &quot;; [.$C$2]; &quot;: &quot;; CHAR(34); ['Input Data'.A553]; CHAR(34); &quot;, &quot;; [.$D$2]; &quot;: &quot;; CHAR(34); ['Input Data'.D553]; CHAR(34); &quot;, &quot;; [.$E$2]; &quot;: &quot;; CHAR(34); IF(['Input Data'.E55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4]); &quot;&quot;; COM.MICROSOFT.CONCAT(&quot;{ &quot;; [.$C$2]; &quot;: &quot;; CHAR(34); ['Input Data'.A554]; CHAR(34); &quot;, &quot;; [.$D$2]; &quot;: &quot;; CHAR(34); ['Input Data'.D554]; CHAR(34); &quot;, &quot;; [.$E$2]; &quot;: &quot;; CHAR(34); IF(['Input Data'.E55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5]); &quot;&quot;; COM.MICROSOFT.CONCAT(&quot;{ &quot;; [.$C$2]; &quot;: &quot;; CHAR(34); ['Input Data'.A555]; CHAR(34); &quot;, &quot;; [.$D$2]; &quot;: &quot;; CHAR(34); ['Input Data'.D555]; CHAR(34); &quot;, &quot;; [.$E$2]; &quot;: &quot;; CHAR(34); IF(['Input Data'.E55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6]); &quot;&quot;; COM.MICROSOFT.CONCAT(&quot;{ &quot;; [.$C$2]; &quot;: &quot;; CHAR(34); ['Input Data'.A556]; CHAR(34); &quot;, &quot;; [.$D$2]; &quot;: &quot;; CHAR(34); ['Input Data'.D556]; CHAR(34); &quot;, &quot;; [.$E$2]; &quot;: &quot;; CHAR(34); IF(['Input Data'.E55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7]); &quot;&quot;; COM.MICROSOFT.CONCAT(&quot;{ &quot;; [.$C$2]; &quot;: &quot;; CHAR(34); ['Input Data'.A557]; CHAR(34); &quot;, &quot;; [.$D$2]; &quot;: &quot;; CHAR(34); ['Input Data'.D557]; CHAR(34); &quot;, &quot;; [.$E$2]; &quot;: &quot;; CHAR(34); IF(['Input Data'.E55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8]); &quot;&quot;; COM.MICROSOFT.CONCAT(&quot;{ &quot;; [.$C$2]; &quot;: &quot;; CHAR(34); ['Input Data'.A558]; CHAR(34); &quot;, &quot;; [.$D$2]; &quot;: &quot;; CHAR(34); ['Input Data'.D558]; CHAR(34); &quot;, &quot;; [.$E$2]; &quot;: &quot;; CHAR(34); IF(['Input Data'.E55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59]); &quot;&quot;; COM.MICROSOFT.CONCAT(&quot;{ &quot;; [.$C$2]; &quot;: &quot;; CHAR(34); ['Input Data'.A559]; CHAR(34); &quot;, &quot;; [.$D$2]; &quot;: &quot;; CHAR(34); ['Input Data'.D559]; CHAR(34); &quot;, &quot;; [.$E$2]; &quot;: &quot;; CHAR(34); IF(['Input Data'.E55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0]); &quot;&quot;; COM.MICROSOFT.CONCAT(&quot;{ &quot;; [.$C$2]; &quot;: &quot;; CHAR(34); ['Input Data'.A560]; CHAR(34); &quot;, &quot;; [.$D$2]; &quot;: &quot;; CHAR(34); ['Input Data'.D560]; CHAR(34); &quot;, &quot;; [.$E$2]; &quot;: &quot;; CHAR(34); IF(['Input Data'.E56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1]); &quot;&quot;; COM.MICROSOFT.CONCAT(&quot;{ &quot;; [.$C$2]; &quot;: &quot;; CHAR(34); ['Input Data'.A561]; CHAR(34); &quot;, &quot;; [.$D$2]; &quot;: &quot;; CHAR(34); ['Input Data'.D561]; CHAR(34); &quot;, &quot;; [.$E$2]; &quot;: &quot;; CHAR(34); IF(['Input Data'.E56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2]); &quot;&quot;; COM.MICROSOFT.CONCAT(&quot;{ &quot;; [.$C$2]; &quot;: &quot;; CHAR(34); ['Input Data'.A562]; CHAR(34); &quot;, &quot;; [.$D$2]; &quot;: &quot;; CHAR(34); ['Input Data'.D562]; CHAR(34); &quot;, &quot;; [.$E$2]; &quot;: &quot;; CHAR(34); IF(['Input Data'.E56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3]); &quot;&quot;; COM.MICROSOFT.CONCAT(&quot;{ &quot;; [.$C$2]; &quot;: &quot;; CHAR(34); ['Input Data'.A563]; CHAR(34); &quot;, &quot;; [.$D$2]; &quot;: &quot;; CHAR(34); ['Input Data'.D563]; CHAR(34); &quot;, &quot;; [.$E$2]; &quot;: &quot;; CHAR(34); IF(['Input Data'.E56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4]); &quot;&quot;; COM.MICROSOFT.CONCAT(&quot;{ &quot;; [.$C$2]; &quot;: &quot;; CHAR(34); ['Input Data'.A564]; CHAR(34); &quot;, &quot;; [.$D$2]; &quot;: &quot;; CHAR(34); ['Input Data'.D564]; CHAR(34); &quot;, &quot;; [.$E$2]; &quot;: &quot;; CHAR(34); IF(['Input Data'.E56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5]); &quot;&quot;; COM.MICROSOFT.CONCAT(&quot;{ &quot;; [.$C$2]; &quot;: &quot;; CHAR(34); ['Input Data'.A565]; CHAR(34); &quot;, &quot;; [.$D$2]; &quot;: &quot;; CHAR(34); ['Input Data'.D565]; CHAR(34); &quot;, &quot;; [.$E$2]; &quot;: &quot;; CHAR(34); IF(['Input Data'.E56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6]); &quot;&quot;; COM.MICROSOFT.CONCAT(&quot;{ &quot;; [.$C$2]; &quot;: &quot;; CHAR(34); ['Input Data'.A566]; CHAR(34); &quot;, &quot;; [.$D$2]; &quot;: &quot;; CHAR(34); ['Input Data'.D566]; CHAR(34); &quot;, &quot;; [.$E$2]; &quot;: &quot;; CHAR(34); IF(['Input Data'.E56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7]); &quot;&quot;; COM.MICROSOFT.CONCAT(&quot;{ &quot;; [.$C$2]; &quot;: &quot;; CHAR(34); ['Input Data'.A567]; CHAR(34); &quot;, &quot;; [.$D$2]; &quot;: &quot;; CHAR(34); ['Input Data'.D567]; CHAR(34); &quot;, &quot;; [.$E$2]; &quot;: &quot;; CHAR(34); IF(['Input Data'.E56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8]); &quot;&quot;; COM.MICROSOFT.CONCAT(&quot;{ &quot;; [.$C$2]; &quot;: &quot;; CHAR(34); ['Input Data'.A568]; CHAR(34); &quot;, &quot;; [.$D$2]; &quot;: &quot;; CHAR(34); ['Input Data'.D568]; CHAR(34); &quot;, &quot;; [.$E$2]; &quot;: &quot;; CHAR(34); IF(['Input Data'.E56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69]); &quot;&quot;; COM.MICROSOFT.CONCAT(&quot;{ &quot;; [.$C$2]; &quot;: &quot;; CHAR(34); ['Input Data'.A569]; CHAR(34); &quot;, &quot;; [.$D$2]; &quot;: &quot;; CHAR(34); ['Input Data'.D569]; CHAR(34); &quot;, &quot;; [.$E$2]; &quot;: &quot;; CHAR(34); IF(['Input Data'.E56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0]); &quot;&quot;; COM.MICROSOFT.CONCAT(&quot;{ &quot;; [.$C$2]; &quot;: &quot;; CHAR(34); ['Input Data'.A570]; CHAR(34); &quot;, &quot;; [.$D$2]; &quot;: &quot;; CHAR(34); ['Input Data'.D570]; CHAR(34); &quot;, &quot;; [.$E$2]; &quot;: &quot;; CHAR(34); IF(['Input Data'.E57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1]); &quot;&quot;; COM.MICROSOFT.CONCAT(&quot;{ &quot;; [.$C$2]; &quot;: &quot;; CHAR(34); ['Input Data'.A571]; CHAR(34); &quot;, &quot;; [.$D$2]; &quot;: &quot;; CHAR(34); ['Input Data'.D571]; CHAR(34); &quot;, &quot;; [.$E$2]; &quot;: &quot;; CHAR(34); IF(['Input Data'.E57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2]); &quot;&quot;; COM.MICROSOFT.CONCAT(&quot;{ &quot;; [.$C$2]; &quot;: &quot;; CHAR(34); ['Input Data'.A572]; CHAR(34); &quot;, &quot;; [.$D$2]; &quot;: &quot;; CHAR(34); ['Input Data'.D572]; CHAR(34); &quot;, &quot;; [.$E$2]; &quot;: &quot;; CHAR(34); IF(['Input Data'.E57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3]); &quot;&quot;; COM.MICROSOFT.CONCAT(&quot;{ &quot;; [.$C$2]; &quot;: &quot;; CHAR(34); ['Input Data'.A573]; CHAR(34); &quot;, &quot;; [.$D$2]; &quot;: &quot;; CHAR(34); ['Input Data'.D573]; CHAR(34); &quot;, &quot;; [.$E$2]; &quot;: &quot;; CHAR(34); IF(['Input Data'.E57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4]); &quot;&quot;; COM.MICROSOFT.CONCAT(&quot;{ &quot;; [.$C$2]; &quot;: &quot;; CHAR(34); ['Input Data'.A574]; CHAR(34); &quot;, &quot;; [.$D$2]; &quot;: &quot;; CHAR(34); ['Input Data'.D574]; CHAR(34); &quot;, &quot;; [.$E$2]; &quot;: &quot;; CHAR(34); IF(['Input Data'.E57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5]); &quot;&quot;; COM.MICROSOFT.CONCAT(&quot;{ &quot;; [.$C$2]; &quot;: &quot;; CHAR(34); ['Input Data'.A575]; CHAR(34); &quot;, &quot;; [.$D$2]; &quot;: &quot;; CHAR(34); ['Input Data'.D575]; CHAR(34); &quot;, &quot;; [.$E$2]; &quot;: &quot;; CHAR(34); IF(['Input Data'.E57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6]); &quot;&quot;; COM.MICROSOFT.CONCAT(&quot;{ &quot;; [.$C$2]; &quot;: &quot;; CHAR(34); ['Input Data'.A576]; CHAR(34); &quot;, &quot;; [.$D$2]; &quot;: &quot;; CHAR(34); ['Input Data'.D576]; CHAR(34); &quot;, &quot;; [.$E$2]; &quot;: &quot;; CHAR(34); IF(['Input Data'.E57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7]); &quot;&quot;; COM.MICROSOFT.CONCAT(&quot;{ &quot;; [.$C$2]; &quot;: &quot;; CHAR(34); ['Input Data'.A577]; CHAR(34); &quot;, &quot;; [.$D$2]; &quot;: &quot;; CHAR(34); ['Input Data'.D577]; CHAR(34); &quot;, &quot;; [.$E$2]; &quot;: &quot;; CHAR(34); IF(['Input Data'.E57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8]); &quot;&quot;; COM.MICROSOFT.CONCAT(&quot;{ &quot;; [.$C$2]; &quot;: &quot;; CHAR(34); ['Input Data'.A578]; CHAR(34); &quot;, &quot;; [.$D$2]; &quot;: &quot;; CHAR(34); ['Input Data'.D578]; CHAR(34); &quot;, &quot;; [.$E$2]; &quot;: &quot;; CHAR(34); IF(['Input Data'.E57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79]); &quot;&quot;; COM.MICROSOFT.CONCAT(&quot;{ &quot;; [.$C$2]; &quot;: &quot;; CHAR(34); ['Input Data'.A579]; CHAR(34); &quot;, &quot;; [.$D$2]; &quot;: &quot;; CHAR(34); ['Input Data'.D579]; CHAR(34); &quot;, &quot;; [.$E$2]; &quot;: &quot;; CHAR(34); IF(['Input Data'.E57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0]); &quot;&quot;; COM.MICROSOFT.CONCAT(&quot;{ &quot;; [.$C$2]; &quot;: &quot;; CHAR(34); ['Input Data'.A580]; CHAR(34); &quot;, &quot;; [.$D$2]; &quot;: &quot;; CHAR(34); ['Input Data'.D580]; CHAR(34); &quot;, &quot;; [.$E$2]; &quot;: &quot;; CHAR(34); IF(['Input Data'.E58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1]); &quot;&quot;; COM.MICROSOFT.CONCAT(&quot;{ &quot;; [.$C$2]; &quot;: &quot;; CHAR(34); ['Input Data'.A581]; CHAR(34); &quot;, &quot;; [.$D$2]; &quot;: &quot;; CHAR(34); ['Input Data'.D581]; CHAR(34); &quot;, &quot;; [.$E$2]; &quot;: &quot;; CHAR(34); IF(['Input Data'.E58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2]); &quot;&quot;; COM.MICROSOFT.CONCAT(&quot;{ &quot;; [.$C$2]; &quot;: &quot;; CHAR(34); ['Input Data'.A582]; CHAR(34); &quot;, &quot;; [.$D$2]; &quot;: &quot;; CHAR(34); ['Input Data'.D582]; CHAR(34); &quot;, &quot;; [.$E$2]; &quot;: &quot;; CHAR(34); IF(['Input Data'.E58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3]); &quot;&quot;; COM.MICROSOFT.CONCAT(&quot;{ &quot;; [.$C$2]; &quot;: &quot;; CHAR(34); ['Input Data'.A583]; CHAR(34); &quot;, &quot;; [.$D$2]; &quot;: &quot;; CHAR(34); ['Input Data'.D583]; CHAR(34); &quot;, &quot;; [.$E$2]; &quot;: &quot;; CHAR(34); IF(['Input Data'.E58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4]); &quot;&quot;; COM.MICROSOFT.CONCAT(&quot;{ &quot;; [.$C$2]; &quot;: &quot;; CHAR(34); ['Input Data'.A584]; CHAR(34); &quot;, &quot;; [.$D$2]; &quot;: &quot;; CHAR(34); ['Input Data'.D584]; CHAR(34); &quot;, &quot;; [.$E$2]; &quot;: &quot;; CHAR(34); IF(['Input Data'.E58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5]); &quot;&quot;; COM.MICROSOFT.CONCAT(&quot;{ &quot;; [.$C$2]; &quot;: &quot;; CHAR(34); ['Input Data'.A585]; CHAR(34); &quot;, &quot;; [.$D$2]; &quot;: &quot;; CHAR(34); ['Input Data'.D585]; CHAR(34); &quot;, &quot;; [.$E$2]; &quot;: &quot;; CHAR(34); IF(['Input Data'.E58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6]); &quot;&quot;; COM.MICROSOFT.CONCAT(&quot;{ &quot;; [.$C$2]; &quot;: &quot;; CHAR(34); ['Input Data'.A586]; CHAR(34); &quot;, &quot;; [.$D$2]; &quot;: &quot;; CHAR(34); ['Input Data'.D586]; CHAR(34); &quot;, &quot;; [.$E$2]; &quot;: &quot;; CHAR(34); IF(['Input Data'.E58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7]); &quot;&quot;; COM.MICROSOFT.CONCAT(&quot;{ &quot;; [.$C$2]; &quot;: &quot;; CHAR(34); ['Input Data'.A587]; CHAR(34); &quot;, &quot;; [.$D$2]; &quot;: &quot;; CHAR(34); ['Input Data'.D587]; CHAR(34); &quot;, &quot;; [.$E$2]; &quot;: &quot;; CHAR(34); IF(['Input Data'.E58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8]); &quot;&quot;; COM.MICROSOFT.CONCAT(&quot;{ &quot;; [.$C$2]; &quot;: &quot;; CHAR(34); ['Input Data'.A588]; CHAR(34); &quot;, &quot;; [.$D$2]; &quot;: &quot;; CHAR(34); ['Input Data'.D588]; CHAR(34); &quot;, &quot;; [.$E$2]; &quot;: &quot;; CHAR(34); IF(['Input Data'.E58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89]); &quot;&quot;; COM.MICROSOFT.CONCAT(&quot;{ &quot;; [.$C$2]; &quot;: &quot;; CHAR(34); ['Input Data'.A589]; CHAR(34); &quot;, &quot;; [.$D$2]; &quot;: &quot;; CHAR(34); ['Input Data'.D589]; CHAR(34); &quot;, &quot;; [.$E$2]; &quot;: &quot;; CHAR(34); IF(['Input Data'.E58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0]); &quot;&quot;; COM.MICROSOFT.CONCAT(&quot;{ &quot;; [.$C$2]; &quot;: &quot;; CHAR(34); ['Input Data'.A590]; CHAR(34); &quot;, &quot;; [.$D$2]; &quot;: &quot;; CHAR(34); ['Input Data'.D590]; CHAR(34); &quot;, &quot;; [.$E$2]; &quot;: &quot;; CHAR(34); IF(['Input Data'.E59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1]); &quot;&quot;; COM.MICROSOFT.CONCAT(&quot;{ &quot;; [.$C$2]; &quot;: &quot;; CHAR(34); ['Input Data'.A591]; CHAR(34); &quot;, &quot;; [.$D$2]; &quot;: &quot;; CHAR(34); ['Input Data'.D591]; CHAR(34); &quot;, &quot;; [.$E$2]; &quot;: &quot;; CHAR(34); IF(['Input Data'.E59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2]); &quot;&quot;; COM.MICROSOFT.CONCAT(&quot;{ &quot;; [.$C$2]; &quot;: &quot;; CHAR(34); ['Input Data'.A592]; CHAR(34); &quot;, &quot;; [.$D$2]; &quot;: &quot;; CHAR(34); ['Input Data'.D592]; CHAR(34); &quot;, &quot;; [.$E$2]; &quot;: &quot;; CHAR(34); IF(['Input Data'.E59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3]); &quot;&quot;; COM.MICROSOFT.CONCAT(&quot;{ &quot;; [.$C$2]; &quot;: &quot;; CHAR(34); ['Input Data'.A593]; CHAR(34); &quot;, &quot;; [.$D$2]; &quot;: &quot;; CHAR(34); ['Input Data'.D593]; CHAR(34); &quot;, &quot;; [.$E$2]; &quot;: &quot;; CHAR(34); IF(['Input Data'.E59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4]); &quot;&quot;; COM.MICROSOFT.CONCAT(&quot;{ &quot;; [.$C$2]; &quot;: &quot;; CHAR(34); ['Input Data'.A594]; CHAR(34); &quot;, &quot;; [.$D$2]; &quot;: &quot;; CHAR(34); ['Input Data'.D594]; CHAR(34); &quot;, &quot;; [.$E$2]; &quot;: &quot;; CHAR(34); IF(['Input Data'.E59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5]); &quot;&quot;; COM.MICROSOFT.CONCAT(&quot;{ &quot;; [.$C$2]; &quot;: &quot;; CHAR(34); ['Input Data'.A595]; CHAR(34); &quot;, &quot;; [.$D$2]; &quot;: &quot;; CHAR(34); ['Input Data'.D595]; CHAR(34); &quot;, &quot;; [.$E$2]; &quot;: &quot;; CHAR(34); IF(['Input Data'.E59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6]); &quot;&quot;; COM.MICROSOFT.CONCAT(&quot;{ &quot;; [.$C$2]; &quot;: &quot;; CHAR(34); ['Input Data'.A596]; CHAR(34); &quot;, &quot;; [.$D$2]; &quot;: &quot;; CHAR(34); ['Input Data'.D596]; CHAR(34); &quot;, &quot;; [.$E$2]; &quot;: &quot;; CHAR(34); IF(['Input Data'.E59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7]); &quot;&quot;; COM.MICROSOFT.CONCAT(&quot;{ &quot;; [.$C$2]; &quot;: &quot;; CHAR(34); ['Input Data'.A597]; CHAR(34); &quot;, &quot;; [.$D$2]; &quot;: &quot;; CHAR(34); ['Input Data'.D597]; CHAR(34); &quot;, &quot;; [.$E$2]; &quot;: &quot;; CHAR(34); IF(['Input Data'.E59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8]); &quot;&quot;; COM.MICROSOFT.CONCAT(&quot;{ &quot;; [.$C$2]; &quot;: &quot;; CHAR(34); ['Input Data'.A598]; CHAR(34); &quot;, &quot;; [.$D$2]; &quot;: &quot;; CHAR(34); ['Input Data'.D598]; CHAR(34); &quot;, &quot;; [.$E$2]; &quot;: &quot;; CHAR(34); IF(['Input Data'.E59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599]); &quot;&quot;; COM.MICROSOFT.CONCAT(&quot;{ &quot;; [.$C$2]; &quot;: &quot;; CHAR(34); ['Input Data'.A599]; CHAR(34); &quot;, &quot;; [.$D$2]; &quot;: &quot;; CHAR(34); ['Input Data'.D599]; CHAR(34); &quot;, &quot;; [.$E$2]; &quot;: &quot;; CHAR(34); IF(['Input Data'.E59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0]); &quot;&quot;; COM.MICROSOFT.CONCAT(&quot;{ &quot;; [.$C$2]; &quot;: &quot;; CHAR(34); ['Input Data'.A600]; CHAR(34); &quot;, &quot;; [.$D$2]; &quot;: &quot;; CHAR(34); ['Input Data'.D600]; CHAR(34); &quot;, &quot;; [.$E$2]; &quot;: &quot;; CHAR(34); IF(['Input Data'.E60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1]); &quot;&quot;; COM.MICROSOFT.CONCAT(&quot;{ &quot;; [.$C$2]; &quot;: &quot;; CHAR(34); ['Input Data'.A601]; CHAR(34); &quot;, &quot;; [.$D$2]; &quot;: &quot;; CHAR(34); ['Input Data'.D601]; CHAR(34); &quot;, &quot;; [.$E$2]; &quot;: &quot;; CHAR(34); IF(['Input Data'.E60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2]); &quot;&quot;; COM.MICROSOFT.CONCAT(&quot;{ &quot;; [.$C$2]; &quot;: &quot;; CHAR(34); ['Input Data'.A602]; CHAR(34); &quot;, &quot;; [.$D$2]; &quot;: &quot;; CHAR(34); ['Input Data'.D602]; CHAR(34); &quot;, &quot;; [.$E$2]; &quot;: &quot;; CHAR(34); IF(['Input Data'.E60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3]); &quot;&quot;; COM.MICROSOFT.CONCAT(&quot;{ &quot;; [.$C$2]; &quot;: &quot;; CHAR(34); ['Input Data'.A603]; CHAR(34); &quot;, &quot;; [.$D$2]; &quot;: &quot;; CHAR(34); ['Input Data'.D603]; CHAR(34); &quot;, &quot;; [.$E$2]; &quot;: &quot;; CHAR(34); IF(['Input Data'.E60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4]); &quot;&quot;; COM.MICROSOFT.CONCAT(&quot;{ &quot;; [.$C$2]; &quot;: &quot;; CHAR(34); ['Input Data'.A604]; CHAR(34); &quot;, &quot;; [.$D$2]; &quot;: &quot;; CHAR(34); ['Input Data'.D604]; CHAR(34); &quot;, &quot;; [.$E$2]; &quot;: &quot;; CHAR(34); IF(['Input Data'.E60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5]); &quot;&quot;; COM.MICROSOFT.CONCAT(&quot;{ &quot;; [.$C$2]; &quot;: &quot;; CHAR(34); ['Input Data'.A605]; CHAR(34); &quot;, &quot;; [.$D$2]; &quot;: &quot;; CHAR(34); ['Input Data'.D605]; CHAR(34); &quot;, &quot;; [.$E$2]; &quot;: &quot;; CHAR(34); IF(['Input Data'.E60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6]); &quot;&quot;; COM.MICROSOFT.CONCAT(&quot;{ &quot;; [.$C$2]; &quot;: &quot;; CHAR(34); ['Input Data'.A606]; CHAR(34); &quot;, &quot;; [.$D$2]; &quot;: &quot;; CHAR(34); ['Input Data'.D606]; CHAR(34); &quot;, &quot;; [.$E$2]; &quot;: &quot;; CHAR(34); IF(['Input Data'.E60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7]); &quot;&quot;; COM.MICROSOFT.CONCAT(&quot;{ &quot;; [.$C$2]; &quot;: &quot;; CHAR(34); ['Input Data'.A607]; CHAR(34); &quot;, &quot;; [.$D$2]; &quot;: &quot;; CHAR(34); ['Input Data'.D607]; CHAR(34); &quot;, &quot;; [.$E$2]; &quot;: &quot;; CHAR(34); IF(['Input Data'.E60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8]); &quot;&quot;; COM.MICROSOFT.CONCAT(&quot;{ &quot;; [.$C$2]; &quot;: &quot;; CHAR(34); ['Input Data'.A608]; CHAR(34); &quot;, &quot;; [.$D$2]; &quot;: &quot;; CHAR(34); ['Input Data'.D608]; CHAR(34); &quot;, &quot;; [.$E$2]; &quot;: &quot;; CHAR(34); IF(['Input Data'.E60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09]); &quot;&quot;; COM.MICROSOFT.CONCAT(&quot;{ &quot;; [.$C$2]; &quot;: &quot;; CHAR(34); ['Input Data'.A609]; CHAR(34); &quot;, &quot;; [.$D$2]; &quot;: &quot;; CHAR(34); ['Input Data'.D609]; CHAR(34); &quot;, &quot;; [.$E$2]; &quot;: &quot;; CHAR(34); IF(['Input Data'.E60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0]); &quot;&quot;; COM.MICROSOFT.CONCAT(&quot;{ &quot;; [.$C$2]; &quot;: &quot;; CHAR(34); ['Input Data'.A610]; CHAR(34); &quot;, &quot;; [.$D$2]; &quot;: &quot;; CHAR(34); ['Input Data'.D610]; CHAR(34); &quot;, &quot;; [.$E$2]; &quot;: &quot;; CHAR(34); IF(['Input Data'.E61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1]); &quot;&quot;; COM.MICROSOFT.CONCAT(&quot;{ &quot;; [.$C$2]; &quot;: &quot;; CHAR(34); ['Input Data'.A611]; CHAR(34); &quot;, &quot;; [.$D$2]; &quot;: &quot;; CHAR(34); ['Input Data'.D611]; CHAR(34); &quot;, &quot;; [.$E$2]; &quot;: &quot;; CHAR(34); IF(['Input Data'.E61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2]); &quot;&quot;; COM.MICROSOFT.CONCAT(&quot;{ &quot;; [.$C$2]; &quot;: &quot;; CHAR(34); ['Input Data'.A612]; CHAR(34); &quot;, &quot;; [.$D$2]; &quot;: &quot;; CHAR(34); ['Input Data'.D612]; CHAR(34); &quot;, &quot;; [.$E$2]; &quot;: &quot;; CHAR(34); IF(['Input Data'.E61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3]); &quot;&quot;; COM.MICROSOFT.CONCAT(&quot;{ &quot;; [.$C$2]; &quot;: &quot;; CHAR(34); ['Input Data'.A613]; CHAR(34); &quot;, &quot;; [.$D$2]; &quot;: &quot;; CHAR(34); ['Input Data'.D613]; CHAR(34); &quot;, &quot;; [.$E$2]; &quot;: &quot;; CHAR(34); IF(['Input Data'.E61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4]); &quot;&quot;; COM.MICROSOFT.CONCAT(&quot;{ &quot;; [.$C$2]; &quot;: &quot;; CHAR(34); ['Input Data'.A614]; CHAR(34); &quot;, &quot;; [.$D$2]; &quot;: &quot;; CHAR(34); ['Input Data'.D614]; CHAR(34); &quot;, &quot;; [.$E$2]; &quot;: &quot;; CHAR(34); IF(['Input Data'.E61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5]); &quot;&quot;; COM.MICROSOFT.CONCAT(&quot;{ &quot;; [.$C$2]; &quot;: &quot;; CHAR(34); ['Input Data'.A615]; CHAR(34); &quot;, &quot;; [.$D$2]; &quot;: &quot;; CHAR(34); ['Input Data'.D615]; CHAR(34); &quot;, &quot;; [.$E$2]; &quot;: &quot;; CHAR(34); IF(['Input Data'.E61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6]); &quot;&quot;; COM.MICROSOFT.CONCAT(&quot;{ &quot;; [.$C$2]; &quot;: &quot;; CHAR(34); ['Input Data'.A616]; CHAR(34); &quot;, &quot;; [.$D$2]; &quot;: &quot;; CHAR(34); ['Input Data'.D616]; CHAR(34); &quot;, &quot;; [.$E$2]; &quot;: &quot;; CHAR(34); IF(['Input Data'.E61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7]); &quot;&quot;; COM.MICROSOFT.CONCAT(&quot;{ &quot;; [.$C$2]; &quot;: &quot;; CHAR(34); ['Input Data'.A617]; CHAR(34); &quot;, &quot;; [.$D$2]; &quot;: &quot;; CHAR(34); ['Input Data'.D617]; CHAR(34); &quot;, &quot;; [.$E$2]; &quot;: &quot;; CHAR(34); IF(['Input Data'.E61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8]); &quot;&quot;; COM.MICROSOFT.CONCAT(&quot;{ &quot;; [.$C$2]; &quot;: &quot;; CHAR(34); ['Input Data'.A618]; CHAR(34); &quot;, &quot;; [.$D$2]; &quot;: &quot;; CHAR(34); ['Input Data'.D618]; CHAR(34); &quot;, &quot;; [.$E$2]; &quot;: &quot;; CHAR(34); IF(['Input Data'.E61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19]); &quot;&quot;; COM.MICROSOFT.CONCAT(&quot;{ &quot;; [.$C$2]; &quot;: &quot;; CHAR(34); ['Input Data'.A619]; CHAR(34); &quot;, &quot;; [.$D$2]; &quot;: &quot;; CHAR(34); ['Input Data'.D619]; CHAR(34); &quot;, &quot;; [.$E$2]; &quot;: &quot;; CHAR(34); IF(['Input Data'.E61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0]); &quot;&quot;; COM.MICROSOFT.CONCAT(&quot;{ &quot;; [.$C$2]; &quot;: &quot;; CHAR(34); ['Input Data'.A620]; CHAR(34); &quot;, &quot;; [.$D$2]; &quot;: &quot;; CHAR(34); ['Input Data'.D620]; CHAR(34); &quot;, &quot;; [.$E$2]; &quot;: &quot;; CHAR(34); IF(['Input Data'.E62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1]); &quot;&quot;; COM.MICROSOFT.CONCAT(&quot;{ &quot;; [.$C$2]; &quot;: &quot;; CHAR(34); ['Input Data'.A621]; CHAR(34); &quot;, &quot;; [.$D$2]; &quot;: &quot;; CHAR(34); ['Input Data'.D621]; CHAR(34); &quot;, &quot;; [.$E$2]; &quot;: &quot;; CHAR(34); IF(['Input Data'.E62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2]); &quot;&quot;; COM.MICROSOFT.CONCAT(&quot;{ &quot;; [.$C$2]; &quot;: &quot;; CHAR(34); ['Input Data'.A622]; CHAR(34); &quot;, &quot;; [.$D$2]; &quot;: &quot;; CHAR(34); ['Input Data'.D622]; CHAR(34); &quot;, &quot;; [.$E$2]; &quot;: &quot;; CHAR(34); IF(['Input Data'.E62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3]); &quot;&quot;; COM.MICROSOFT.CONCAT(&quot;{ &quot;; [.$C$2]; &quot;: &quot;; CHAR(34); ['Input Data'.A623]; CHAR(34); &quot;, &quot;; [.$D$2]; &quot;: &quot;; CHAR(34); ['Input Data'.D623]; CHAR(34); &quot;, &quot;; [.$E$2]; &quot;: &quot;; CHAR(34); IF(['Input Data'.E62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4]); &quot;&quot;; COM.MICROSOFT.CONCAT(&quot;{ &quot;; [.$C$2]; &quot;: &quot;; CHAR(34); ['Input Data'.A624]; CHAR(34); &quot;, &quot;; [.$D$2]; &quot;: &quot;; CHAR(34); ['Input Data'.D624]; CHAR(34); &quot;, &quot;; [.$E$2]; &quot;: &quot;; CHAR(34); IF(['Input Data'.E62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5]); &quot;&quot;; COM.MICROSOFT.CONCAT(&quot;{ &quot;; [.$C$2]; &quot;: &quot;; CHAR(34); ['Input Data'.A625]; CHAR(34); &quot;, &quot;; [.$D$2]; &quot;: &quot;; CHAR(34); ['Input Data'.D625]; CHAR(34); &quot;, &quot;; [.$E$2]; &quot;: &quot;; CHAR(34); IF(['Input Data'.E62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6]); &quot;&quot;; COM.MICROSOFT.CONCAT(&quot;{ &quot;; [.$C$2]; &quot;: &quot;; CHAR(34); ['Input Data'.A626]; CHAR(34); &quot;, &quot;; [.$D$2]; &quot;: &quot;; CHAR(34); ['Input Data'.D626]; CHAR(34); &quot;, &quot;; [.$E$2]; &quot;: &quot;; CHAR(34); IF(['Input Data'.E62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7]); &quot;&quot;; COM.MICROSOFT.CONCAT(&quot;{ &quot;; [.$C$2]; &quot;: &quot;; CHAR(34); ['Input Data'.A627]; CHAR(34); &quot;, &quot;; [.$D$2]; &quot;: &quot;; CHAR(34); ['Input Data'.D627]; CHAR(34); &quot;, &quot;; [.$E$2]; &quot;: &quot;; CHAR(34); IF(['Input Data'.E62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8]); &quot;&quot;; COM.MICROSOFT.CONCAT(&quot;{ &quot;; [.$C$2]; &quot;: &quot;; CHAR(34); ['Input Data'.A628]; CHAR(34); &quot;, &quot;; [.$D$2]; &quot;: &quot;; CHAR(34); ['Input Data'.D628]; CHAR(34); &quot;, &quot;; [.$E$2]; &quot;: &quot;; CHAR(34); IF(['Input Data'.E62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29]); &quot;&quot;; COM.MICROSOFT.CONCAT(&quot;{ &quot;; [.$C$2]; &quot;: &quot;; CHAR(34); ['Input Data'.A629]; CHAR(34); &quot;, &quot;; [.$D$2]; &quot;: &quot;; CHAR(34); ['Input Data'.D629]; CHAR(34); &quot;, &quot;; [.$E$2]; &quot;: &quot;; CHAR(34); IF(['Input Data'.E62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0]); &quot;&quot;; COM.MICROSOFT.CONCAT(&quot;{ &quot;; [.$C$2]; &quot;: &quot;; CHAR(34); ['Input Data'.A630]; CHAR(34); &quot;, &quot;; [.$D$2]; &quot;: &quot;; CHAR(34); ['Input Data'.D630]; CHAR(34); &quot;, &quot;; [.$E$2]; &quot;: &quot;; CHAR(34); IF(['Input Data'.E63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1]); &quot;&quot;; COM.MICROSOFT.CONCAT(&quot;{ &quot;; [.$C$2]; &quot;: &quot;; CHAR(34); ['Input Data'.A631]; CHAR(34); &quot;, &quot;; [.$D$2]; &quot;: &quot;; CHAR(34); ['Input Data'.D631]; CHAR(34); &quot;, &quot;; [.$E$2]; &quot;: &quot;; CHAR(34); IF(['Input Data'.E63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2]); &quot;&quot;; COM.MICROSOFT.CONCAT(&quot;{ &quot;; [.$C$2]; &quot;: &quot;; CHAR(34); ['Input Data'.A632]; CHAR(34); &quot;, &quot;; [.$D$2]; &quot;: &quot;; CHAR(34); ['Input Data'.D632]; CHAR(34); &quot;, &quot;; [.$E$2]; &quot;: &quot;; CHAR(34); IF(['Input Data'.E63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3]); &quot;&quot;; COM.MICROSOFT.CONCAT(&quot;{ &quot;; [.$C$2]; &quot;: &quot;; CHAR(34); ['Input Data'.A633]; CHAR(34); &quot;, &quot;; [.$D$2]; &quot;: &quot;; CHAR(34); ['Input Data'.D633]; CHAR(34); &quot;, &quot;; [.$E$2]; &quot;: &quot;; CHAR(34); IF(['Input Data'.E63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4]); &quot;&quot;; COM.MICROSOFT.CONCAT(&quot;{ &quot;; [.$C$2]; &quot;: &quot;; CHAR(34); ['Input Data'.A634]; CHAR(34); &quot;, &quot;; [.$D$2]; &quot;: &quot;; CHAR(34); ['Input Data'.D634]; CHAR(34); &quot;, &quot;; [.$E$2]; &quot;: &quot;; CHAR(34); IF(['Input Data'.E63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5]); &quot;&quot;; COM.MICROSOFT.CONCAT(&quot;{ &quot;; [.$C$2]; &quot;: &quot;; CHAR(34); ['Input Data'.A635]; CHAR(34); &quot;, &quot;; [.$D$2]; &quot;: &quot;; CHAR(34); ['Input Data'.D635]; CHAR(34); &quot;, &quot;; [.$E$2]; &quot;: &quot;; CHAR(34); IF(['Input Data'.E63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6]); &quot;&quot;; COM.MICROSOFT.CONCAT(&quot;{ &quot;; [.$C$2]; &quot;: &quot;; CHAR(34); ['Input Data'.A636]; CHAR(34); &quot;, &quot;; [.$D$2]; &quot;: &quot;; CHAR(34); ['Input Data'.D636]; CHAR(34); &quot;, &quot;; [.$E$2]; &quot;: &quot;; CHAR(34); IF(['Input Data'.E63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7]); &quot;&quot;; COM.MICROSOFT.CONCAT(&quot;{ &quot;; [.$C$2]; &quot;: &quot;; CHAR(34); ['Input Data'.A637]; CHAR(34); &quot;, &quot;; [.$D$2]; &quot;: &quot;; CHAR(34); ['Input Data'.D637]; CHAR(34); &quot;, &quot;; [.$E$2]; &quot;: &quot;; CHAR(34); IF(['Input Data'.E63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8]); &quot;&quot;; COM.MICROSOFT.CONCAT(&quot;{ &quot;; [.$C$2]; &quot;: &quot;; CHAR(34); ['Input Data'.A638]; CHAR(34); &quot;, &quot;; [.$D$2]; &quot;: &quot;; CHAR(34); ['Input Data'.D638]; CHAR(34); &quot;, &quot;; [.$E$2]; &quot;: &quot;; CHAR(34); IF(['Input Data'.E63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39]); &quot;&quot;; COM.MICROSOFT.CONCAT(&quot;{ &quot;; [.$C$2]; &quot;: &quot;; CHAR(34); ['Input Data'.A639]; CHAR(34); &quot;, &quot;; [.$D$2]; &quot;: &quot;; CHAR(34); ['Input Data'.D639]; CHAR(34); &quot;, &quot;; [.$E$2]; &quot;: &quot;; CHAR(34); IF(['Input Data'.E63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0]); &quot;&quot;; COM.MICROSOFT.CONCAT(&quot;{ &quot;; [.$C$2]; &quot;: &quot;; CHAR(34); ['Input Data'.A640]; CHAR(34); &quot;, &quot;; [.$D$2]; &quot;: &quot;; CHAR(34); ['Input Data'.D640]; CHAR(34); &quot;, &quot;; [.$E$2]; &quot;: &quot;; CHAR(34); IF(['Input Data'.E64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1]); &quot;&quot;; COM.MICROSOFT.CONCAT(&quot;{ &quot;; [.$C$2]; &quot;: &quot;; CHAR(34); ['Input Data'.A641]; CHAR(34); &quot;, &quot;; [.$D$2]; &quot;: &quot;; CHAR(34); ['Input Data'.D641]; CHAR(34); &quot;, &quot;; [.$E$2]; &quot;: &quot;; CHAR(34); IF(['Input Data'.E64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2]); &quot;&quot;; COM.MICROSOFT.CONCAT(&quot;{ &quot;; [.$C$2]; &quot;: &quot;; CHAR(34); ['Input Data'.A642]; CHAR(34); &quot;, &quot;; [.$D$2]; &quot;: &quot;; CHAR(34); ['Input Data'.D642]; CHAR(34); &quot;, &quot;; [.$E$2]; &quot;: &quot;; CHAR(34); IF(['Input Data'.E64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3]); &quot;&quot;; COM.MICROSOFT.CONCAT(&quot;{ &quot;; [.$C$2]; &quot;: &quot;; CHAR(34); ['Input Data'.A643]; CHAR(34); &quot;, &quot;; [.$D$2]; &quot;: &quot;; CHAR(34); ['Input Data'.D643]; CHAR(34); &quot;, &quot;; [.$E$2]; &quot;: &quot;; CHAR(34); IF(['Input Data'.E64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4]); &quot;&quot;; COM.MICROSOFT.CONCAT(&quot;{ &quot;; [.$C$2]; &quot;: &quot;; CHAR(34); ['Input Data'.A644]; CHAR(34); &quot;, &quot;; [.$D$2]; &quot;: &quot;; CHAR(34); ['Input Data'.D644]; CHAR(34); &quot;, &quot;; [.$E$2]; &quot;: &quot;; CHAR(34); IF(['Input Data'.E64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5]); &quot;&quot;; COM.MICROSOFT.CONCAT(&quot;{ &quot;; [.$C$2]; &quot;: &quot;; CHAR(34); ['Input Data'.A645]; CHAR(34); &quot;, &quot;; [.$D$2]; &quot;: &quot;; CHAR(34); ['Input Data'.D645]; CHAR(34); &quot;, &quot;; [.$E$2]; &quot;: &quot;; CHAR(34); IF(['Input Data'.E64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6]); &quot;&quot;; COM.MICROSOFT.CONCAT(&quot;{ &quot;; [.$C$2]; &quot;: &quot;; CHAR(34); ['Input Data'.A646]; CHAR(34); &quot;, &quot;; [.$D$2]; &quot;: &quot;; CHAR(34); ['Input Data'.D646]; CHAR(34); &quot;, &quot;; [.$E$2]; &quot;: &quot;; CHAR(34); IF(['Input Data'.E64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7]); &quot;&quot;; COM.MICROSOFT.CONCAT(&quot;{ &quot;; [.$C$2]; &quot;: &quot;; CHAR(34); ['Input Data'.A647]; CHAR(34); &quot;, &quot;; [.$D$2]; &quot;: &quot;; CHAR(34); ['Input Data'.D647]; CHAR(34); &quot;, &quot;; [.$E$2]; &quot;: &quot;; CHAR(34); IF(['Input Data'.E64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8]); &quot;&quot;; COM.MICROSOFT.CONCAT(&quot;{ &quot;; [.$C$2]; &quot;: &quot;; CHAR(34); ['Input Data'.A648]; CHAR(34); &quot;, &quot;; [.$D$2]; &quot;: &quot;; CHAR(34); ['Input Data'.D648]; CHAR(34); &quot;, &quot;; [.$E$2]; &quot;: &quot;; CHAR(34); IF(['Input Data'.E64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49]); &quot;&quot;; COM.MICROSOFT.CONCAT(&quot;{ &quot;; [.$C$2]; &quot;: &quot;; CHAR(34); ['Input Data'.A649]; CHAR(34); &quot;, &quot;; [.$D$2]; &quot;: &quot;; CHAR(34); ['Input Data'.D649]; CHAR(34); &quot;, &quot;; [.$E$2]; &quot;: &quot;; CHAR(34); IF(['Input Data'.E64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0]); &quot;&quot;; COM.MICROSOFT.CONCAT(&quot;{ &quot;; [.$C$2]; &quot;: &quot;; CHAR(34); ['Input Data'.A650]; CHAR(34); &quot;, &quot;; [.$D$2]; &quot;: &quot;; CHAR(34); ['Input Data'.D650]; CHAR(34); &quot;, &quot;; [.$E$2]; &quot;: &quot;; CHAR(34); IF(['Input Data'.E65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1]); &quot;&quot;; COM.MICROSOFT.CONCAT(&quot;{ &quot;; [.$C$2]; &quot;: &quot;; CHAR(34); ['Input Data'.A651]; CHAR(34); &quot;, &quot;; [.$D$2]; &quot;: &quot;; CHAR(34); ['Input Data'.D651]; CHAR(34); &quot;, &quot;; [.$E$2]; &quot;: &quot;; CHAR(34); IF(['Input Data'.E65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2]); &quot;&quot;; COM.MICROSOFT.CONCAT(&quot;{ &quot;; [.$C$2]; &quot;: &quot;; CHAR(34); ['Input Data'.A652]; CHAR(34); &quot;, &quot;; [.$D$2]; &quot;: &quot;; CHAR(34); ['Input Data'.D652]; CHAR(34); &quot;, &quot;; [.$E$2]; &quot;: &quot;; CHAR(34); IF(['Input Data'.E65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3]); &quot;&quot;; COM.MICROSOFT.CONCAT(&quot;{ &quot;; [.$C$2]; &quot;: &quot;; CHAR(34); ['Input Data'.A653]; CHAR(34); &quot;, &quot;; [.$D$2]; &quot;: &quot;; CHAR(34); ['Input Data'.D653]; CHAR(34); &quot;, &quot;; [.$E$2]; &quot;: &quot;; CHAR(34); IF(['Input Data'.E65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4]); &quot;&quot;; COM.MICROSOFT.CONCAT(&quot;{ &quot;; [.$C$2]; &quot;: &quot;; CHAR(34); ['Input Data'.A654]; CHAR(34); &quot;, &quot;; [.$D$2]; &quot;: &quot;; CHAR(34); ['Input Data'.D654]; CHAR(34); &quot;, &quot;; [.$E$2]; &quot;: &quot;; CHAR(34); IF(['Input Data'.E65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5]); &quot;&quot;; COM.MICROSOFT.CONCAT(&quot;{ &quot;; [.$C$2]; &quot;: &quot;; CHAR(34); ['Input Data'.A655]; CHAR(34); &quot;, &quot;; [.$D$2]; &quot;: &quot;; CHAR(34); ['Input Data'.D655]; CHAR(34); &quot;, &quot;; [.$E$2]; &quot;: &quot;; CHAR(34); IF(['Input Data'.E65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6]); &quot;&quot;; COM.MICROSOFT.CONCAT(&quot;{ &quot;; [.$C$2]; &quot;: &quot;; CHAR(34); ['Input Data'.A656]; CHAR(34); &quot;, &quot;; [.$D$2]; &quot;: &quot;; CHAR(34); ['Input Data'.D656]; CHAR(34); &quot;, &quot;; [.$E$2]; &quot;: &quot;; CHAR(34); IF(['Input Data'.E65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7]); &quot;&quot;; COM.MICROSOFT.CONCAT(&quot;{ &quot;; [.$C$2]; &quot;: &quot;; CHAR(34); ['Input Data'.A657]; CHAR(34); &quot;, &quot;; [.$D$2]; &quot;: &quot;; CHAR(34); ['Input Data'.D657]; CHAR(34); &quot;, &quot;; [.$E$2]; &quot;: &quot;; CHAR(34); IF(['Input Data'.E65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8]); &quot;&quot;; COM.MICROSOFT.CONCAT(&quot;{ &quot;; [.$C$2]; &quot;: &quot;; CHAR(34); ['Input Data'.A658]; CHAR(34); &quot;, &quot;; [.$D$2]; &quot;: &quot;; CHAR(34); ['Input Data'.D658]; CHAR(34); &quot;, &quot;; [.$E$2]; &quot;: &quot;; CHAR(34); IF(['Input Data'.E65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59]); &quot;&quot;; COM.MICROSOFT.CONCAT(&quot;{ &quot;; [.$C$2]; &quot;: &quot;; CHAR(34); ['Input Data'.A659]; CHAR(34); &quot;, &quot;; [.$D$2]; &quot;: &quot;; CHAR(34); ['Input Data'.D659]; CHAR(34); &quot;, &quot;; [.$E$2]; &quot;: &quot;; CHAR(34); IF(['Input Data'.E65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0]); &quot;&quot;; COM.MICROSOFT.CONCAT(&quot;{ &quot;; [.$C$2]; &quot;: &quot;; CHAR(34); ['Input Data'.A660]; CHAR(34); &quot;, &quot;; [.$D$2]; &quot;: &quot;; CHAR(34); ['Input Data'.D660]; CHAR(34); &quot;, &quot;; [.$E$2]; &quot;: &quot;; CHAR(34); IF(['Input Data'.E66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1]); &quot;&quot;; COM.MICROSOFT.CONCAT(&quot;{ &quot;; [.$C$2]; &quot;: &quot;; CHAR(34); ['Input Data'.A661]; CHAR(34); &quot;, &quot;; [.$D$2]; &quot;: &quot;; CHAR(34); ['Input Data'.D661]; CHAR(34); &quot;, &quot;; [.$E$2]; &quot;: &quot;; CHAR(34); IF(['Input Data'.E66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2]); &quot;&quot;; COM.MICROSOFT.CONCAT(&quot;{ &quot;; [.$C$2]; &quot;: &quot;; CHAR(34); ['Input Data'.A662]; CHAR(34); &quot;, &quot;; [.$D$2]; &quot;: &quot;; CHAR(34); ['Input Data'.D662]; CHAR(34); &quot;, &quot;; [.$E$2]; &quot;: &quot;; CHAR(34); IF(['Input Data'.E66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3]); &quot;&quot;; COM.MICROSOFT.CONCAT(&quot;{ &quot;; [.$C$2]; &quot;: &quot;; CHAR(34); ['Input Data'.A663]; CHAR(34); &quot;, &quot;; [.$D$2]; &quot;: &quot;; CHAR(34); ['Input Data'.D663]; CHAR(34); &quot;, &quot;; [.$E$2]; &quot;: &quot;; CHAR(34); IF(['Input Data'.E66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4]); &quot;&quot;; COM.MICROSOFT.CONCAT(&quot;{ &quot;; [.$C$2]; &quot;: &quot;; CHAR(34); ['Input Data'.A664]; CHAR(34); &quot;, &quot;; [.$D$2]; &quot;: &quot;; CHAR(34); ['Input Data'.D664]; CHAR(34); &quot;, &quot;; [.$E$2]; &quot;: &quot;; CHAR(34); IF(['Input Data'.E66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5]); &quot;&quot;; COM.MICROSOFT.CONCAT(&quot;{ &quot;; [.$C$2]; &quot;: &quot;; CHAR(34); ['Input Data'.A665]; CHAR(34); &quot;, &quot;; [.$D$2]; &quot;: &quot;; CHAR(34); ['Input Data'.D665]; CHAR(34); &quot;, &quot;; [.$E$2]; &quot;: &quot;; CHAR(34); IF(['Input Data'.E66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6]); &quot;&quot;; COM.MICROSOFT.CONCAT(&quot;{ &quot;; [.$C$2]; &quot;: &quot;; CHAR(34); ['Input Data'.A666]; CHAR(34); &quot;, &quot;; [.$D$2]; &quot;: &quot;; CHAR(34); ['Input Data'.D666]; CHAR(34); &quot;, &quot;; [.$E$2]; &quot;: &quot;; CHAR(34); IF(['Input Data'.E66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7]); &quot;&quot;; COM.MICROSOFT.CONCAT(&quot;{ &quot;; [.$C$2]; &quot;: &quot;; CHAR(34); ['Input Data'.A667]; CHAR(34); &quot;, &quot;; [.$D$2]; &quot;: &quot;; CHAR(34); ['Input Data'.D667]; CHAR(34); &quot;, &quot;; [.$E$2]; &quot;: &quot;; CHAR(34); IF(['Input Data'.E66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8]); &quot;&quot;; COM.MICROSOFT.CONCAT(&quot;{ &quot;; [.$C$2]; &quot;: &quot;; CHAR(34); ['Input Data'.A668]; CHAR(34); &quot;, &quot;; [.$D$2]; &quot;: &quot;; CHAR(34); ['Input Data'.D668]; CHAR(34); &quot;, &quot;; [.$E$2]; &quot;: &quot;; CHAR(34); IF(['Input Data'.E66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69]); &quot;&quot;; COM.MICROSOFT.CONCAT(&quot;{ &quot;; [.$C$2]; &quot;: &quot;; CHAR(34); ['Input Data'.A669]; CHAR(34); &quot;, &quot;; [.$D$2]; &quot;: &quot;; CHAR(34); ['Input Data'.D669]; CHAR(34); &quot;, &quot;; [.$E$2]; &quot;: &quot;; CHAR(34); IF(['Input Data'.E66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0]); &quot;&quot;; COM.MICROSOFT.CONCAT(&quot;{ &quot;; [.$C$2]; &quot;: &quot;; CHAR(34); ['Input Data'.A670]; CHAR(34); &quot;, &quot;; [.$D$2]; &quot;: &quot;; CHAR(34); ['Input Data'.D670]; CHAR(34); &quot;, &quot;; [.$E$2]; &quot;: &quot;; CHAR(34); IF(['Input Data'.E67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1]); &quot;&quot;; COM.MICROSOFT.CONCAT(&quot;{ &quot;; [.$C$2]; &quot;: &quot;; CHAR(34); ['Input Data'.A671]; CHAR(34); &quot;, &quot;; [.$D$2]; &quot;: &quot;; CHAR(34); ['Input Data'.D671]; CHAR(34); &quot;, &quot;; [.$E$2]; &quot;: &quot;; CHAR(34); IF(['Input Data'.E67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2]); &quot;&quot;; COM.MICROSOFT.CONCAT(&quot;{ &quot;; [.$C$2]; &quot;: &quot;; CHAR(34); ['Input Data'.A672]; CHAR(34); &quot;, &quot;; [.$D$2]; &quot;: &quot;; CHAR(34); ['Input Data'.D672]; CHAR(34); &quot;, &quot;; [.$E$2]; &quot;: &quot;; CHAR(34); IF(['Input Data'.E67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3]); &quot;&quot;; COM.MICROSOFT.CONCAT(&quot;{ &quot;; [.$C$2]; &quot;: &quot;; CHAR(34); ['Input Data'.A673]; CHAR(34); &quot;, &quot;; [.$D$2]; &quot;: &quot;; CHAR(34); ['Input Data'.D673]; CHAR(34); &quot;, &quot;; [.$E$2]; &quot;: &quot;; CHAR(34); IF(['Input Data'.E67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4]); &quot;&quot;; COM.MICROSOFT.CONCAT(&quot;{ &quot;; [.$C$2]; &quot;: &quot;; CHAR(34); ['Input Data'.A674]; CHAR(34); &quot;, &quot;; [.$D$2]; &quot;: &quot;; CHAR(34); ['Input Data'.D674]; CHAR(34); &quot;, &quot;; [.$E$2]; &quot;: &quot;; CHAR(34); IF(['Input Data'.E67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5]); &quot;&quot;; COM.MICROSOFT.CONCAT(&quot;{ &quot;; [.$C$2]; &quot;: &quot;; CHAR(34); ['Input Data'.A675]; CHAR(34); &quot;, &quot;; [.$D$2]; &quot;: &quot;; CHAR(34); ['Input Data'.D675]; CHAR(34); &quot;, &quot;; [.$E$2]; &quot;: &quot;; CHAR(34); IF(['Input Data'.E67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6]); &quot;&quot;; COM.MICROSOFT.CONCAT(&quot;{ &quot;; [.$C$2]; &quot;: &quot;; CHAR(34); ['Input Data'.A676]; CHAR(34); &quot;, &quot;; [.$D$2]; &quot;: &quot;; CHAR(34); ['Input Data'.D676]; CHAR(34); &quot;, &quot;; [.$E$2]; &quot;: &quot;; CHAR(34); IF(['Input Data'.E67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7]); &quot;&quot;; COM.MICROSOFT.CONCAT(&quot;{ &quot;; [.$C$2]; &quot;: &quot;; CHAR(34); ['Input Data'.A677]; CHAR(34); &quot;, &quot;; [.$D$2]; &quot;: &quot;; CHAR(34); ['Input Data'.D677]; CHAR(34); &quot;, &quot;; [.$E$2]; &quot;: &quot;; CHAR(34); IF(['Input Data'.E67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8]); &quot;&quot;; COM.MICROSOFT.CONCAT(&quot;{ &quot;; [.$C$2]; &quot;: &quot;; CHAR(34); ['Input Data'.A678]; CHAR(34); &quot;, &quot;; [.$D$2]; &quot;: &quot;; CHAR(34); ['Input Data'.D678]; CHAR(34); &quot;, &quot;; [.$E$2]; &quot;: &quot;; CHAR(34); IF(['Input Data'.E67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79]); &quot;&quot;; COM.MICROSOFT.CONCAT(&quot;{ &quot;; [.$C$2]; &quot;: &quot;; CHAR(34); ['Input Data'.A679]; CHAR(34); &quot;, &quot;; [.$D$2]; &quot;: &quot;; CHAR(34); ['Input Data'.D679]; CHAR(34); &quot;, &quot;; [.$E$2]; &quot;: &quot;; CHAR(34); IF(['Input Data'.E67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0]); &quot;&quot;; COM.MICROSOFT.CONCAT(&quot;{ &quot;; [.$C$2]; &quot;: &quot;; CHAR(34); ['Input Data'.A680]; CHAR(34); &quot;, &quot;; [.$D$2]; &quot;: &quot;; CHAR(34); ['Input Data'.D680]; CHAR(34); &quot;, &quot;; [.$E$2]; &quot;: &quot;; CHAR(34); IF(['Input Data'.E68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1]); &quot;&quot;; COM.MICROSOFT.CONCAT(&quot;{ &quot;; [.$C$2]; &quot;: &quot;; CHAR(34); ['Input Data'.A681]; CHAR(34); &quot;, &quot;; [.$D$2]; &quot;: &quot;; CHAR(34); ['Input Data'.D681]; CHAR(34); &quot;, &quot;; [.$E$2]; &quot;: &quot;; CHAR(34); IF(['Input Data'.E68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2]); &quot;&quot;; COM.MICROSOFT.CONCAT(&quot;{ &quot;; [.$C$2]; &quot;: &quot;; CHAR(34); ['Input Data'.A682]; CHAR(34); &quot;, &quot;; [.$D$2]; &quot;: &quot;; CHAR(34); ['Input Data'.D682]; CHAR(34); &quot;, &quot;; [.$E$2]; &quot;: &quot;; CHAR(34); IF(['Input Data'.E68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3]); &quot;&quot;; COM.MICROSOFT.CONCAT(&quot;{ &quot;; [.$C$2]; &quot;: &quot;; CHAR(34); ['Input Data'.A683]; CHAR(34); &quot;, &quot;; [.$D$2]; &quot;: &quot;; CHAR(34); ['Input Data'.D683]; CHAR(34); &quot;, &quot;; [.$E$2]; &quot;: &quot;; CHAR(34); IF(['Input Data'.E68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4]); &quot;&quot;; COM.MICROSOFT.CONCAT(&quot;{ &quot;; [.$C$2]; &quot;: &quot;; CHAR(34); ['Input Data'.A684]; CHAR(34); &quot;, &quot;; [.$D$2]; &quot;: &quot;; CHAR(34); ['Input Data'.D684]; CHAR(34); &quot;, &quot;; [.$E$2]; &quot;: &quot;; CHAR(34); IF(['Input Data'.E68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5]); &quot;&quot;; COM.MICROSOFT.CONCAT(&quot;{ &quot;; [.$C$2]; &quot;: &quot;; CHAR(34); ['Input Data'.A685]; CHAR(34); &quot;, &quot;; [.$D$2]; &quot;: &quot;; CHAR(34); ['Input Data'.D685]; CHAR(34); &quot;, &quot;; [.$E$2]; &quot;: &quot;; CHAR(34); IF(['Input Data'.E68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6]); &quot;&quot;; COM.MICROSOFT.CONCAT(&quot;{ &quot;; [.$C$2]; &quot;: &quot;; CHAR(34); ['Input Data'.A686]; CHAR(34); &quot;, &quot;; [.$D$2]; &quot;: &quot;; CHAR(34); ['Input Data'.D686]; CHAR(34); &quot;, &quot;; [.$E$2]; &quot;: &quot;; CHAR(34); IF(['Input Data'.E68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7]); &quot;&quot;; COM.MICROSOFT.CONCAT(&quot;{ &quot;; [.$C$2]; &quot;: &quot;; CHAR(34); ['Input Data'.A687]; CHAR(34); &quot;, &quot;; [.$D$2]; &quot;: &quot;; CHAR(34); ['Input Data'.D687]; CHAR(34); &quot;, &quot;; [.$E$2]; &quot;: &quot;; CHAR(34); IF(['Input Data'.E68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8]); &quot;&quot;; COM.MICROSOFT.CONCAT(&quot;{ &quot;; [.$C$2]; &quot;: &quot;; CHAR(34); ['Input Data'.A688]; CHAR(34); &quot;, &quot;; [.$D$2]; &quot;: &quot;; CHAR(34); ['Input Data'.D688]; CHAR(34); &quot;, &quot;; [.$E$2]; &quot;: &quot;; CHAR(34); IF(['Input Data'.E68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89]); &quot;&quot;; COM.MICROSOFT.CONCAT(&quot;{ &quot;; [.$C$2]; &quot;: &quot;; CHAR(34); ['Input Data'.A689]; CHAR(34); &quot;, &quot;; [.$D$2]; &quot;: &quot;; CHAR(34); ['Input Data'.D689]; CHAR(34); &quot;, &quot;; [.$E$2]; &quot;: &quot;; CHAR(34); IF(['Input Data'.E68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0]); &quot;&quot;; COM.MICROSOFT.CONCAT(&quot;{ &quot;; [.$C$2]; &quot;: &quot;; CHAR(34); ['Input Data'.A690]; CHAR(34); &quot;, &quot;; [.$D$2]; &quot;: &quot;; CHAR(34); ['Input Data'.D690]; CHAR(34); &quot;, &quot;; [.$E$2]; &quot;: &quot;; CHAR(34); IF(['Input Data'.E69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1]); &quot;&quot;; COM.MICROSOFT.CONCAT(&quot;{ &quot;; [.$C$2]; &quot;: &quot;; CHAR(34); ['Input Data'.A691]; CHAR(34); &quot;, &quot;; [.$D$2]; &quot;: &quot;; CHAR(34); ['Input Data'.D691]; CHAR(34); &quot;, &quot;; [.$E$2]; &quot;: &quot;; CHAR(34); IF(['Input Data'.E69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2]); &quot;&quot;; COM.MICROSOFT.CONCAT(&quot;{ &quot;; [.$C$2]; &quot;: &quot;; CHAR(34); ['Input Data'.A692]; CHAR(34); &quot;, &quot;; [.$D$2]; &quot;: &quot;; CHAR(34); ['Input Data'.D692]; CHAR(34); &quot;, &quot;; [.$E$2]; &quot;: &quot;; CHAR(34); IF(['Input Data'.E69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3]); &quot;&quot;; COM.MICROSOFT.CONCAT(&quot;{ &quot;; [.$C$2]; &quot;: &quot;; CHAR(34); ['Input Data'.A693]; CHAR(34); &quot;, &quot;; [.$D$2]; &quot;: &quot;; CHAR(34); ['Input Data'.D693]; CHAR(34); &quot;, &quot;; [.$E$2]; &quot;: &quot;; CHAR(34); IF(['Input Data'.E69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4]); &quot;&quot;; COM.MICROSOFT.CONCAT(&quot;{ &quot;; [.$C$2]; &quot;: &quot;; CHAR(34); ['Input Data'.A694]; CHAR(34); &quot;, &quot;; [.$D$2]; &quot;: &quot;; CHAR(34); ['Input Data'.D694]; CHAR(34); &quot;, &quot;; [.$E$2]; &quot;: &quot;; CHAR(34); IF(['Input Data'.E69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5]); &quot;&quot;; COM.MICROSOFT.CONCAT(&quot;{ &quot;; [.$C$2]; &quot;: &quot;; CHAR(34); ['Input Data'.A695]; CHAR(34); &quot;, &quot;; [.$D$2]; &quot;: &quot;; CHAR(34); ['Input Data'.D695]; CHAR(34); &quot;, &quot;; [.$E$2]; &quot;: &quot;; CHAR(34); IF(['Input Data'.E69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6]); &quot;&quot;; COM.MICROSOFT.CONCAT(&quot;{ &quot;; [.$C$2]; &quot;: &quot;; CHAR(34); ['Input Data'.A696]; CHAR(34); &quot;, &quot;; [.$D$2]; &quot;: &quot;; CHAR(34); ['Input Data'.D696]; CHAR(34); &quot;, &quot;; [.$E$2]; &quot;: &quot;; CHAR(34); IF(['Input Data'.E69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7]); &quot;&quot;; COM.MICROSOFT.CONCAT(&quot;{ &quot;; [.$C$2]; &quot;: &quot;; CHAR(34); ['Input Data'.A697]; CHAR(34); &quot;, &quot;; [.$D$2]; &quot;: &quot;; CHAR(34); ['Input Data'.D697]; CHAR(34); &quot;, &quot;; [.$E$2]; &quot;: &quot;; CHAR(34); IF(['Input Data'.E69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8]); &quot;&quot;; COM.MICROSOFT.CONCAT(&quot;{ &quot;; [.$C$2]; &quot;: &quot;; CHAR(34); ['Input Data'.A698]; CHAR(34); &quot;, &quot;; [.$D$2]; &quot;: &quot;; CHAR(34); ['Input Data'.D698]; CHAR(34); &quot;, &quot;; [.$E$2]; &quot;: &quot;; CHAR(34); IF(['Input Data'.E69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699]); &quot;&quot;; COM.MICROSOFT.CONCAT(&quot;{ &quot;; [.$C$2]; &quot;: &quot;; CHAR(34); ['Input Data'.A699]; CHAR(34); &quot;, &quot;; [.$D$2]; &quot;: &quot;; CHAR(34); ['Input Data'.D699]; CHAR(34); &quot;, &quot;; [.$E$2]; &quot;: &quot;; CHAR(34); IF(['Input Data'.E69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0]); &quot;&quot;; COM.MICROSOFT.CONCAT(&quot;{ &quot;; [.$C$2]; &quot;: &quot;; CHAR(34); ['Input Data'.A700]; CHAR(34); &quot;, &quot;; [.$D$2]; &quot;: &quot;; CHAR(34); ['Input Data'.D700]; CHAR(34); &quot;, &quot;; [.$E$2]; &quot;: &quot;; CHAR(34); IF(['Input Data'.E70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1]); &quot;&quot;; COM.MICROSOFT.CONCAT(&quot;{ &quot;; [.$C$2]; &quot;: &quot;; CHAR(34); ['Input Data'.A701]; CHAR(34); &quot;, &quot;; [.$D$2]; &quot;: &quot;; CHAR(34); ['Input Data'.D701]; CHAR(34); &quot;, &quot;; [.$E$2]; &quot;: &quot;; CHAR(34); IF(['Input Data'.E70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2]); &quot;&quot;; COM.MICROSOFT.CONCAT(&quot;{ &quot;; [.$C$2]; &quot;: &quot;; CHAR(34); ['Input Data'.A702]; CHAR(34); &quot;, &quot;; [.$D$2]; &quot;: &quot;; CHAR(34); ['Input Data'.D702]; CHAR(34); &quot;, &quot;; [.$E$2]; &quot;: &quot;; CHAR(34); IF(['Input Data'.E70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3]); &quot;&quot;; COM.MICROSOFT.CONCAT(&quot;{ &quot;; [.$C$2]; &quot;: &quot;; CHAR(34); ['Input Data'.A703]; CHAR(34); &quot;, &quot;; [.$D$2]; &quot;: &quot;; CHAR(34); ['Input Data'.D703]; CHAR(34); &quot;, &quot;; [.$E$2]; &quot;: &quot;; CHAR(34); IF(['Input Data'.E70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4]); &quot;&quot;; COM.MICROSOFT.CONCAT(&quot;{ &quot;; [.$C$2]; &quot;: &quot;; CHAR(34); ['Input Data'.A704]; CHAR(34); &quot;, &quot;; [.$D$2]; &quot;: &quot;; CHAR(34); ['Input Data'.D704]; CHAR(34); &quot;, &quot;; [.$E$2]; &quot;: &quot;; CHAR(34); IF(['Input Data'.E70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5]); &quot;&quot;; COM.MICROSOFT.CONCAT(&quot;{ &quot;; [.$C$2]; &quot;: &quot;; CHAR(34); ['Input Data'.A705]; CHAR(34); &quot;, &quot;; [.$D$2]; &quot;: &quot;; CHAR(34); ['Input Data'.D705]; CHAR(34); &quot;, &quot;; [.$E$2]; &quot;: &quot;; CHAR(34); IF(['Input Data'.E70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6]); &quot;&quot;; COM.MICROSOFT.CONCAT(&quot;{ &quot;; [.$C$2]; &quot;: &quot;; CHAR(34); ['Input Data'.A706]; CHAR(34); &quot;, &quot;; [.$D$2]; &quot;: &quot;; CHAR(34); ['Input Data'.D706]; CHAR(34); &quot;, &quot;; [.$E$2]; &quot;: &quot;; CHAR(34); IF(['Input Data'.E70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7]); &quot;&quot;; COM.MICROSOFT.CONCAT(&quot;{ &quot;; [.$C$2]; &quot;: &quot;; CHAR(34); ['Input Data'.A707]; CHAR(34); &quot;, &quot;; [.$D$2]; &quot;: &quot;; CHAR(34); ['Input Data'.D707]; CHAR(34); &quot;, &quot;; [.$E$2]; &quot;: &quot;; CHAR(34); IF(['Input Data'.E70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8]); &quot;&quot;; COM.MICROSOFT.CONCAT(&quot;{ &quot;; [.$C$2]; &quot;: &quot;; CHAR(34); ['Input Data'.A708]; CHAR(34); &quot;, &quot;; [.$D$2]; &quot;: &quot;; CHAR(34); ['Input Data'.D708]; CHAR(34); &quot;, &quot;; [.$E$2]; &quot;: &quot;; CHAR(34); IF(['Input Data'.E70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09]); &quot;&quot;; COM.MICROSOFT.CONCAT(&quot;{ &quot;; [.$C$2]; &quot;: &quot;; CHAR(34); ['Input Data'.A709]; CHAR(34); &quot;, &quot;; [.$D$2]; &quot;: &quot;; CHAR(34); ['Input Data'.D709]; CHAR(34); &quot;, &quot;; [.$E$2]; &quot;: &quot;; CHAR(34); IF(['Input Data'.E70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0]); &quot;&quot;; COM.MICROSOFT.CONCAT(&quot;{ &quot;; [.$C$2]; &quot;: &quot;; CHAR(34); ['Input Data'.A710]; CHAR(34); &quot;, &quot;; [.$D$2]; &quot;: &quot;; CHAR(34); ['Input Data'.D710]; CHAR(34); &quot;, &quot;; [.$E$2]; &quot;: &quot;; CHAR(34); IF(['Input Data'.E71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1]); &quot;&quot;; COM.MICROSOFT.CONCAT(&quot;{ &quot;; [.$C$2]; &quot;: &quot;; CHAR(34); ['Input Data'.A711]; CHAR(34); &quot;, &quot;; [.$D$2]; &quot;: &quot;; CHAR(34); ['Input Data'.D711]; CHAR(34); &quot;, &quot;; [.$E$2]; &quot;: &quot;; CHAR(34); IF(['Input Data'.E71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2]); &quot;&quot;; COM.MICROSOFT.CONCAT(&quot;{ &quot;; [.$C$2]; &quot;: &quot;; CHAR(34); ['Input Data'.A712]; CHAR(34); &quot;, &quot;; [.$D$2]; &quot;: &quot;; CHAR(34); ['Input Data'.D712]; CHAR(34); &quot;, &quot;; [.$E$2]; &quot;: &quot;; CHAR(34); IF(['Input Data'.E71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3]); &quot;&quot;; COM.MICROSOFT.CONCAT(&quot;{ &quot;; [.$C$2]; &quot;: &quot;; CHAR(34); ['Input Data'.A713]; CHAR(34); &quot;, &quot;; [.$D$2]; &quot;: &quot;; CHAR(34); ['Input Data'.D713]; CHAR(34); &quot;, &quot;; [.$E$2]; &quot;: &quot;; CHAR(34); IF(['Input Data'.E71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4]); &quot;&quot;; COM.MICROSOFT.CONCAT(&quot;{ &quot;; [.$C$2]; &quot;: &quot;; CHAR(34); ['Input Data'.A714]; CHAR(34); &quot;, &quot;; [.$D$2]; &quot;: &quot;; CHAR(34); ['Input Data'.D714]; CHAR(34); &quot;, &quot;; [.$E$2]; &quot;: &quot;; CHAR(34); IF(['Input Data'.E71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5]); &quot;&quot;; COM.MICROSOFT.CONCAT(&quot;{ &quot;; [.$C$2]; &quot;: &quot;; CHAR(34); ['Input Data'.A715]; CHAR(34); &quot;, &quot;; [.$D$2]; &quot;: &quot;; CHAR(34); ['Input Data'.D715]; CHAR(34); &quot;, &quot;; [.$E$2]; &quot;: &quot;; CHAR(34); IF(['Input Data'.E71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6]); &quot;&quot;; COM.MICROSOFT.CONCAT(&quot;{ &quot;; [.$C$2]; &quot;: &quot;; CHAR(34); ['Input Data'.A716]; CHAR(34); &quot;, &quot;; [.$D$2]; &quot;: &quot;; CHAR(34); ['Input Data'.D716]; CHAR(34); &quot;, &quot;; [.$E$2]; &quot;: &quot;; CHAR(34); IF(['Input Data'.E71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7]); &quot;&quot;; COM.MICROSOFT.CONCAT(&quot;{ &quot;; [.$C$2]; &quot;: &quot;; CHAR(34); ['Input Data'.A717]; CHAR(34); &quot;, &quot;; [.$D$2]; &quot;: &quot;; CHAR(34); ['Input Data'.D717]; CHAR(34); &quot;, &quot;; [.$E$2]; &quot;: &quot;; CHAR(34); IF(['Input Data'.E71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8]); &quot;&quot;; COM.MICROSOFT.CONCAT(&quot;{ &quot;; [.$C$2]; &quot;: &quot;; CHAR(34); ['Input Data'.A718]; CHAR(34); &quot;, &quot;; [.$D$2]; &quot;: &quot;; CHAR(34); ['Input Data'.D718]; CHAR(34); &quot;, &quot;; [.$E$2]; &quot;: &quot;; CHAR(34); IF(['Input Data'.E71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19]); &quot;&quot;; COM.MICROSOFT.CONCAT(&quot;{ &quot;; [.$C$2]; &quot;: &quot;; CHAR(34); ['Input Data'.A719]; CHAR(34); &quot;, &quot;; [.$D$2]; &quot;: &quot;; CHAR(34); ['Input Data'.D719]; CHAR(34); &quot;, &quot;; [.$E$2]; &quot;: &quot;; CHAR(34); IF(['Input Data'.E71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0]); &quot;&quot;; COM.MICROSOFT.CONCAT(&quot;{ &quot;; [.$C$2]; &quot;: &quot;; CHAR(34); ['Input Data'.A720]; CHAR(34); &quot;, &quot;; [.$D$2]; &quot;: &quot;; CHAR(34); ['Input Data'.D720]; CHAR(34); &quot;, &quot;; [.$E$2]; &quot;: &quot;; CHAR(34); IF(['Input Data'.E72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1]); &quot;&quot;; COM.MICROSOFT.CONCAT(&quot;{ &quot;; [.$C$2]; &quot;: &quot;; CHAR(34); ['Input Data'.A721]; CHAR(34); &quot;, &quot;; [.$D$2]; &quot;: &quot;; CHAR(34); ['Input Data'.D721]; CHAR(34); &quot;, &quot;; [.$E$2]; &quot;: &quot;; CHAR(34); IF(['Input Data'.E72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2]); &quot;&quot;; COM.MICROSOFT.CONCAT(&quot;{ &quot;; [.$C$2]; &quot;: &quot;; CHAR(34); ['Input Data'.A722]; CHAR(34); &quot;, &quot;; [.$D$2]; &quot;: &quot;; CHAR(34); ['Input Data'.D722]; CHAR(34); &quot;, &quot;; [.$E$2]; &quot;: &quot;; CHAR(34); IF(['Input Data'.E72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3]); &quot;&quot;; COM.MICROSOFT.CONCAT(&quot;{ &quot;; [.$C$2]; &quot;: &quot;; CHAR(34); ['Input Data'.A723]; CHAR(34); &quot;, &quot;; [.$D$2]; &quot;: &quot;; CHAR(34); ['Input Data'.D723]; CHAR(34); &quot;, &quot;; [.$E$2]; &quot;: &quot;; CHAR(34); IF(['Input Data'.E72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4]); &quot;&quot;; COM.MICROSOFT.CONCAT(&quot;{ &quot;; [.$C$2]; &quot;: &quot;; CHAR(34); ['Input Data'.A724]; CHAR(34); &quot;, &quot;; [.$D$2]; &quot;: &quot;; CHAR(34); ['Input Data'.D724]; CHAR(34); &quot;, &quot;; [.$E$2]; &quot;: &quot;; CHAR(34); IF(['Input Data'.E72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5]); &quot;&quot;; COM.MICROSOFT.CONCAT(&quot;{ &quot;; [.$C$2]; &quot;: &quot;; CHAR(34); ['Input Data'.A725]; CHAR(34); &quot;, &quot;; [.$D$2]; &quot;: &quot;; CHAR(34); ['Input Data'.D725]; CHAR(34); &quot;, &quot;; [.$E$2]; &quot;: &quot;; CHAR(34); IF(['Input Data'.E72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6]); &quot;&quot;; COM.MICROSOFT.CONCAT(&quot;{ &quot;; [.$C$2]; &quot;: &quot;; CHAR(34); ['Input Data'.A726]; CHAR(34); &quot;, &quot;; [.$D$2]; &quot;: &quot;; CHAR(34); ['Input Data'.D726]; CHAR(34); &quot;, &quot;; [.$E$2]; &quot;: &quot;; CHAR(34); IF(['Input Data'.E72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7]); &quot;&quot;; COM.MICROSOFT.CONCAT(&quot;{ &quot;; [.$C$2]; &quot;: &quot;; CHAR(34); ['Input Data'.A727]; CHAR(34); &quot;, &quot;; [.$D$2]; &quot;: &quot;; CHAR(34); ['Input Data'.D727]; CHAR(34); &quot;, &quot;; [.$E$2]; &quot;: &quot;; CHAR(34); IF(['Input Data'.E72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8]); &quot;&quot;; COM.MICROSOFT.CONCAT(&quot;{ &quot;; [.$C$2]; &quot;: &quot;; CHAR(34); ['Input Data'.A728]; CHAR(34); &quot;, &quot;; [.$D$2]; &quot;: &quot;; CHAR(34); ['Input Data'.D728]; CHAR(34); &quot;, &quot;; [.$E$2]; &quot;: &quot;; CHAR(34); IF(['Input Data'.E72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29]); &quot;&quot;; COM.MICROSOFT.CONCAT(&quot;{ &quot;; [.$C$2]; &quot;: &quot;; CHAR(34); ['Input Data'.A729]; CHAR(34); &quot;, &quot;; [.$D$2]; &quot;: &quot;; CHAR(34); ['Input Data'.D729]; CHAR(34); &quot;, &quot;; [.$E$2]; &quot;: &quot;; CHAR(34); IF(['Input Data'.E72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0]); &quot;&quot;; COM.MICROSOFT.CONCAT(&quot;{ &quot;; [.$C$2]; &quot;: &quot;; CHAR(34); ['Input Data'.A730]; CHAR(34); &quot;, &quot;; [.$D$2]; &quot;: &quot;; CHAR(34); ['Input Data'.D730]; CHAR(34); &quot;, &quot;; [.$E$2]; &quot;: &quot;; CHAR(34); IF(['Input Data'.E73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1]); &quot;&quot;; COM.MICROSOFT.CONCAT(&quot;{ &quot;; [.$C$2]; &quot;: &quot;; CHAR(34); ['Input Data'.A731]; CHAR(34); &quot;, &quot;; [.$D$2]; &quot;: &quot;; CHAR(34); ['Input Data'.D731]; CHAR(34); &quot;, &quot;; [.$E$2]; &quot;: &quot;; CHAR(34); IF(['Input Data'.E73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2]); &quot;&quot;; COM.MICROSOFT.CONCAT(&quot;{ &quot;; [.$C$2]; &quot;: &quot;; CHAR(34); ['Input Data'.A732]; CHAR(34); &quot;, &quot;; [.$D$2]; &quot;: &quot;; CHAR(34); ['Input Data'.D732]; CHAR(34); &quot;, &quot;; [.$E$2]; &quot;: &quot;; CHAR(34); IF(['Input Data'.E73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3]); &quot;&quot;; COM.MICROSOFT.CONCAT(&quot;{ &quot;; [.$C$2]; &quot;: &quot;; CHAR(34); ['Input Data'.A733]; CHAR(34); &quot;, &quot;; [.$D$2]; &quot;: &quot;; CHAR(34); ['Input Data'.D733]; CHAR(34); &quot;, &quot;; [.$E$2]; &quot;: &quot;; CHAR(34); IF(['Input Data'.E73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4]); &quot;&quot;; COM.MICROSOFT.CONCAT(&quot;{ &quot;; [.$C$2]; &quot;: &quot;; CHAR(34); ['Input Data'.A734]; CHAR(34); &quot;, &quot;; [.$D$2]; &quot;: &quot;; CHAR(34); ['Input Data'.D734]; CHAR(34); &quot;, &quot;; [.$E$2]; &quot;: &quot;; CHAR(34); IF(['Input Data'.E73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5]); &quot;&quot;; COM.MICROSOFT.CONCAT(&quot;{ &quot;; [.$C$2]; &quot;: &quot;; CHAR(34); ['Input Data'.A735]; CHAR(34); &quot;, &quot;; [.$D$2]; &quot;: &quot;; CHAR(34); ['Input Data'.D735]; CHAR(34); &quot;, &quot;; [.$E$2]; &quot;: &quot;; CHAR(34); IF(['Input Data'.E73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6]); &quot;&quot;; COM.MICROSOFT.CONCAT(&quot;{ &quot;; [.$C$2]; &quot;: &quot;; CHAR(34); ['Input Data'.A736]; CHAR(34); &quot;, &quot;; [.$D$2]; &quot;: &quot;; CHAR(34); ['Input Data'.D736]; CHAR(34); &quot;, &quot;; [.$E$2]; &quot;: &quot;; CHAR(34); IF(['Input Data'.E73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7]); &quot;&quot;; COM.MICROSOFT.CONCAT(&quot;{ &quot;; [.$C$2]; &quot;: &quot;; CHAR(34); ['Input Data'.A737]; CHAR(34); &quot;, &quot;; [.$D$2]; &quot;: &quot;; CHAR(34); ['Input Data'.D737]; CHAR(34); &quot;, &quot;; [.$E$2]; &quot;: &quot;; CHAR(34); IF(['Input Data'.E73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8]); &quot;&quot;; COM.MICROSOFT.CONCAT(&quot;{ &quot;; [.$C$2]; &quot;: &quot;; CHAR(34); ['Input Data'.A738]; CHAR(34); &quot;, &quot;; [.$D$2]; &quot;: &quot;; CHAR(34); ['Input Data'.D738]; CHAR(34); &quot;, &quot;; [.$E$2]; &quot;: &quot;; CHAR(34); IF(['Input Data'.E73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39]); &quot;&quot;; COM.MICROSOFT.CONCAT(&quot;{ &quot;; [.$C$2]; &quot;: &quot;; CHAR(34); ['Input Data'.A739]; CHAR(34); &quot;, &quot;; [.$D$2]; &quot;: &quot;; CHAR(34); ['Input Data'.D739]; CHAR(34); &quot;, &quot;; [.$E$2]; &quot;: &quot;; CHAR(34); IF(['Input Data'.E73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0]); &quot;&quot;; COM.MICROSOFT.CONCAT(&quot;{ &quot;; [.$C$2]; &quot;: &quot;; CHAR(34); ['Input Data'.A740]; CHAR(34); &quot;, &quot;; [.$D$2]; &quot;: &quot;; CHAR(34); ['Input Data'.D740]; CHAR(34); &quot;, &quot;; [.$E$2]; &quot;: &quot;; CHAR(34); IF(['Input Data'.E74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1]); &quot;&quot;; COM.MICROSOFT.CONCAT(&quot;{ &quot;; [.$C$2]; &quot;: &quot;; CHAR(34); ['Input Data'.A741]; CHAR(34); &quot;, &quot;; [.$D$2]; &quot;: &quot;; CHAR(34); ['Input Data'.D741]; CHAR(34); &quot;, &quot;; [.$E$2]; &quot;: &quot;; CHAR(34); IF(['Input Data'.E74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2]); &quot;&quot;; COM.MICROSOFT.CONCAT(&quot;{ &quot;; [.$C$2]; &quot;: &quot;; CHAR(34); ['Input Data'.A742]; CHAR(34); &quot;, &quot;; [.$D$2]; &quot;: &quot;; CHAR(34); ['Input Data'.D742]; CHAR(34); &quot;, &quot;; [.$E$2]; &quot;: &quot;; CHAR(34); IF(['Input Data'.E74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3]); &quot;&quot;; COM.MICROSOFT.CONCAT(&quot;{ &quot;; [.$C$2]; &quot;: &quot;; CHAR(34); ['Input Data'.A743]; CHAR(34); &quot;, &quot;; [.$D$2]; &quot;: &quot;; CHAR(34); ['Input Data'.D743]; CHAR(34); &quot;, &quot;; [.$E$2]; &quot;: &quot;; CHAR(34); IF(['Input Data'.E74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4]); &quot;&quot;; COM.MICROSOFT.CONCAT(&quot;{ &quot;; [.$C$2]; &quot;: &quot;; CHAR(34); ['Input Data'.A744]; CHAR(34); &quot;, &quot;; [.$D$2]; &quot;: &quot;; CHAR(34); ['Input Data'.D744]; CHAR(34); &quot;, &quot;; [.$E$2]; &quot;: &quot;; CHAR(34); IF(['Input Data'.E74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5]); &quot;&quot;; COM.MICROSOFT.CONCAT(&quot;{ &quot;; [.$C$2]; &quot;: &quot;; CHAR(34); ['Input Data'.A745]; CHAR(34); &quot;, &quot;; [.$D$2]; &quot;: &quot;; CHAR(34); ['Input Data'.D745]; CHAR(34); &quot;, &quot;; [.$E$2]; &quot;: &quot;; CHAR(34); IF(['Input Data'.E74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6]); &quot;&quot;; COM.MICROSOFT.CONCAT(&quot;{ &quot;; [.$C$2]; &quot;: &quot;; CHAR(34); ['Input Data'.A746]; CHAR(34); &quot;, &quot;; [.$D$2]; &quot;: &quot;; CHAR(34); ['Input Data'.D746]; CHAR(34); &quot;, &quot;; [.$E$2]; &quot;: &quot;; CHAR(34); IF(['Input Data'.E74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7]); &quot;&quot;; COM.MICROSOFT.CONCAT(&quot;{ &quot;; [.$C$2]; &quot;: &quot;; CHAR(34); ['Input Data'.A747]; CHAR(34); &quot;, &quot;; [.$D$2]; &quot;: &quot;; CHAR(34); ['Input Data'.D747]; CHAR(34); &quot;, &quot;; [.$E$2]; &quot;: &quot;; CHAR(34); IF(['Input Data'.E74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8]); &quot;&quot;; COM.MICROSOFT.CONCAT(&quot;{ &quot;; [.$C$2]; &quot;: &quot;; CHAR(34); ['Input Data'.A748]; CHAR(34); &quot;, &quot;; [.$D$2]; &quot;: &quot;; CHAR(34); ['Input Data'.D748]; CHAR(34); &quot;, &quot;; [.$E$2]; &quot;: &quot;; CHAR(34); IF(['Input Data'.E74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49]); &quot;&quot;; COM.MICROSOFT.CONCAT(&quot;{ &quot;; [.$C$2]; &quot;: &quot;; CHAR(34); ['Input Data'.A749]; CHAR(34); &quot;, &quot;; [.$D$2]; &quot;: &quot;; CHAR(34); ['Input Data'.D749]; CHAR(34); &quot;, &quot;; [.$E$2]; &quot;: &quot;; CHAR(34); IF(['Input Data'.E74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0]); &quot;&quot;; COM.MICROSOFT.CONCAT(&quot;{ &quot;; [.$C$2]; &quot;: &quot;; CHAR(34); ['Input Data'.A750]; CHAR(34); &quot;, &quot;; [.$D$2]; &quot;: &quot;; CHAR(34); ['Input Data'.D750]; CHAR(34); &quot;, &quot;; [.$E$2]; &quot;: &quot;; CHAR(34); IF(['Input Data'.E75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1]); &quot;&quot;; COM.MICROSOFT.CONCAT(&quot;{ &quot;; [.$C$2]; &quot;: &quot;; CHAR(34); ['Input Data'.A751]; CHAR(34); &quot;, &quot;; [.$D$2]; &quot;: &quot;; CHAR(34); ['Input Data'.D751]; CHAR(34); &quot;, &quot;; [.$E$2]; &quot;: &quot;; CHAR(34); IF(['Input Data'.E75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2]); &quot;&quot;; COM.MICROSOFT.CONCAT(&quot;{ &quot;; [.$C$2]; &quot;: &quot;; CHAR(34); ['Input Data'.A752]; CHAR(34); &quot;, &quot;; [.$D$2]; &quot;: &quot;; CHAR(34); ['Input Data'.D752]; CHAR(34); &quot;, &quot;; [.$E$2]; &quot;: &quot;; CHAR(34); IF(['Input Data'.E75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3]); &quot;&quot;; COM.MICROSOFT.CONCAT(&quot;{ &quot;; [.$C$2]; &quot;: &quot;; CHAR(34); ['Input Data'.A753]; CHAR(34); &quot;, &quot;; [.$D$2]; &quot;: &quot;; CHAR(34); ['Input Data'.D753]; CHAR(34); &quot;, &quot;; [.$E$2]; &quot;: &quot;; CHAR(34); IF(['Input Data'.E75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4]); &quot;&quot;; COM.MICROSOFT.CONCAT(&quot;{ &quot;; [.$C$2]; &quot;: &quot;; CHAR(34); ['Input Data'.A754]; CHAR(34); &quot;, &quot;; [.$D$2]; &quot;: &quot;; CHAR(34); ['Input Data'.D754]; CHAR(34); &quot;, &quot;; [.$E$2]; &quot;: &quot;; CHAR(34); IF(['Input Data'.E75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5]); &quot;&quot;; COM.MICROSOFT.CONCAT(&quot;{ &quot;; [.$C$2]; &quot;: &quot;; CHAR(34); ['Input Data'.A755]; CHAR(34); &quot;, &quot;; [.$D$2]; &quot;: &quot;; CHAR(34); ['Input Data'.D755]; CHAR(34); &quot;, &quot;; [.$E$2]; &quot;: &quot;; CHAR(34); IF(['Input Data'.E75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6]); &quot;&quot;; COM.MICROSOFT.CONCAT(&quot;{ &quot;; [.$C$2]; &quot;: &quot;; CHAR(34); ['Input Data'.A756]; CHAR(34); &quot;, &quot;; [.$D$2]; &quot;: &quot;; CHAR(34); ['Input Data'.D756]; CHAR(34); &quot;, &quot;; [.$E$2]; &quot;: &quot;; CHAR(34); IF(['Input Data'.E75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7]); &quot;&quot;; COM.MICROSOFT.CONCAT(&quot;{ &quot;; [.$C$2]; &quot;: &quot;; CHAR(34); ['Input Data'.A757]; CHAR(34); &quot;, &quot;; [.$D$2]; &quot;: &quot;; CHAR(34); ['Input Data'.D757]; CHAR(34); &quot;, &quot;; [.$E$2]; &quot;: &quot;; CHAR(34); IF(['Input Data'.E75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8]); &quot;&quot;; COM.MICROSOFT.CONCAT(&quot;{ &quot;; [.$C$2]; &quot;: &quot;; CHAR(34); ['Input Data'.A758]; CHAR(34); &quot;, &quot;; [.$D$2]; &quot;: &quot;; CHAR(34); ['Input Data'.D758]; CHAR(34); &quot;, &quot;; [.$E$2]; &quot;: &quot;; CHAR(34); IF(['Input Data'.E75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59]); &quot;&quot;; COM.MICROSOFT.CONCAT(&quot;{ &quot;; [.$C$2]; &quot;: &quot;; CHAR(34); ['Input Data'.A759]; CHAR(34); &quot;, &quot;; [.$D$2]; &quot;: &quot;; CHAR(34); ['Input Data'.D759]; CHAR(34); &quot;, &quot;; [.$E$2]; &quot;: &quot;; CHAR(34); IF(['Input Data'.E75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0]); &quot;&quot;; COM.MICROSOFT.CONCAT(&quot;{ &quot;; [.$C$2]; &quot;: &quot;; CHAR(34); ['Input Data'.A760]; CHAR(34); &quot;, &quot;; [.$D$2]; &quot;: &quot;; CHAR(34); ['Input Data'.D760]; CHAR(34); &quot;, &quot;; [.$E$2]; &quot;: &quot;; CHAR(34); IF(['Input Data'.E76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1]); &quot;&quot;; COM.MICROSOFT.CONCAT(&quot;{ &quot;; [.$C$2]; &quot;: &quot;; CHAR(34); ['Input Data'.A761]; CHAR(34); &quot;, &quot;; [.$D$2]; &quot;: &quot;; CHAR(34); ['Input Data'.D761]; CHAR(34); &quot;, &quot;; [.$E$2]; &quot;: &quot;; CHAR(34); IF(['Input Data'.E76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2]); &quot;&quot;; COM.MICROSOFT.CONCAT(&quot;{ &quot;; [.$C$2]; &quot;: &quot;; CHAR(34); ['Input Data'.A762]; CHAR(34); &quot;, &quot;; [.$D$2]; &quot;: &quot;; CHAR(34); ['Input Data'.D762]; CHAR(34); &quot;, &quot;; [.$E$2]; &quot;: &quot;; CHAR(34); IF(['Input Data'.E76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3]); &quot;&quot;; COM.MICROSOFT.CONCAT(&quot;{ &quot;; [.$C$2]; &quot;: &quot;; CHAR(34); ['Input Data'.A763]; CHAR(34); &quot;, &quot;; [.$D$2]; &quot;: &quot;; CHAR(34); ['Input Data'.D763]; CHAR(34); &quot;, &quot;; [.$E$2]; &quot;: &quot;; CHAR(34); IF(['Input Data'.E76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4]); &quot;&quot;; COM.MICROSOFT.CONCAT(&quot;{ &quot;; [.$C$2]; &quot;: &quot;; CHAR(34); ['Input Data'.A764]; CHAR(34); &quot;, &quot;; [.$D$2]; &quot;: &quot;; CHAR(34); ['Input Data'.D764]; CHAR(34); &quot;, &quot;; [.$E$2]; &quot;: &quot;; CHAR(34); IF(['Input Data'.E76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5]); &quot;&quot;; COM.MICROSOFT.CONCAT(&quot;{ &quot;; [.$C$2]; &quot;: &quot;; CHAR(34); ['Input Data'.A765]; CHAR(34); &quot;, &quot;; [.$D$2]; &quot;: &quot;; CHAR(34); ['Input Data'.D765]; CHAR(34); &quot;, &quot;; [.$E$2]; &quot;: &quot;; CHAR(34); IF(['Input Data'.E76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6]); &quot;&quot;; COM.MICROSOFT.CONCAT(&quot;{ &quot;; [.$C$2]; &quot;: &quot;; CHAR(34); ['Input Data'.A766]; CHAR(34); &quot;, &quot;; [.$D$2]; &quot;: &quot;; CHAR(34); ['Input Data'.D766]; CHAR(34); &quot;, &quot;; [.$E$2]; &quot;: &quot;; CHAR(34); IF(['Input Data'.E76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7]); &quot;&quot;; COM.MICROSOFT.CONCAT(&quot;{ &quot;; [.$C$2]; &quot;: &quot;; CHAR(34); ['Input Data'.A767]; CHAR(34); &quot;, &quot;; [.$D$2]; &quot;: &quot;; CHAR(34); ['Input Data'.D767]; CHAR(34); &quot;, &quot;; [.$E$2]; &quot;: &quot;; CHAR(34); IF(['Input Data'.E76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8]); &quot;&quot;; COM.MICROSOFT.CONCAT(&quot;{ &quot;; [.$C$2]; &quot;: &quot;; CHAR(34); ['Input Data'.A768]; CHAR(34); &quot;, &quot;; [.$D$2]; &quot;: &quot;; CHAR(34); ['Input Data'.D768]; CHAR(34); &quot;, &quot;; [.$E$2]; &quot;: &quot;; CHAR(34); IF(['Input Data'.E76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69]); &quot;&quot;; COM.MICROSOFT.CONCAT(&quot;{ &quot;; [.$C$2]; &quot;: &quot;; CHAR(34); ['Input Data'.A769]; CHAR(34); &quot;, &quot;; [.$D$2]; &quot;: &quot;; CHAR(34); ['Input Data'.D769]; CHAR(34); &quot;, &quot;; [.$E$2]; &quot;: &quot;; CHAR(34); IF(['Input Data'.E76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0]); &quot;&quot;; COM.MICROSOFT.CONCAT(&quot;{ &quot;; [.$C$2]; &quot;: &quot;; CHAR(34); ['Input Data'.A770]; CHAR(34); &quot;, &quot;; [.$D$2]; &quot;: &quot;; CHAR(34); ['Input Data'.D770]; CHAR(34); &quot;, &quot;; [.$E$2]; &quot;: &quot;; CHAR(34); IF(['Input Data'.E77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1]); &quot;&quot;; COM.MICROSOFT.CONCAT(&quot;{ &quot;; [.$C$2]; &quot;: &quot;; CHAR(34); ['Input Data'.A771]; CHAR(34); &quot;, &quot;; [.$D$2]; &quot;: &quot;; CHAR(34); ['Input Data'.D771]; CHAR(34); &quot;, &quot;; [.$E$2]; &quot;: &quot;; CHAR(34); IF(['Input Data'.E77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2]); &quot;&quot;; COM.MICROSOFT.CONCAT(&quot;{ &quot;; [.$C$2]; &quot;: &quot;; CHAR(34); ['Input Data'.A772]; CHAR(34); &quot;, &quot;; [.$D$2]; &quot;: &quot;; CHAR(34); ['Input Data'.D772]; CHAR(34); &quot;, &quot;; [.$E$2]; &quot;: &quot;; CHAR(34); IF(['Input Data'.E77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3]); &quot;&quot;; COM.MICROSOFT.CONCAT(&quot;{ &quot;; [.$C$2]; &quot;: &quot;; CHAR(34); ['Input Data'.A773]; CHAR(34); &quot;, &quot;; [.$D$2]; &quot;: &quot;; CHAR(34); ['Input Data'.D773]; CHAR(34); &quot;, &quot;; [.$E$2]; &quot;: &quot;; CHAR(34); IF(['Input Data'.E77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4]); &quot;&quot;; COM.MICROSOFT.CONCAT(&quot;{ &quot;; [.$C$2]; &quot;: &quot;; CHAR(34); ['Input Data'.A774]; CHAR(34); &quot;, &quot;; [.$D$2]; &quot;: &quot;; CHAR(34); ['Input Data'.D774]; CHAR(34); &quot;, &quot;; [.$E$2]; &quot;: &quot;; CHAR(34); IF(['Input Data'.E77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5]); &quot;&quot;; COM.MICROSOFT.CONCAT(&quot;{ &quot;; [.$C$2]; &quot;: &quot;; CHAR(34); ['Input Data'.A775]; CHAR(34); &quot;, &quot;; [.$D$2]; &quot;: &quot;; CHAR(34); ['Input Data'.D775]; CHAR(34); &quot;, &quot;; [.$E$2]; &quot;: &quot;; CHAR(34); IF(['Input Data'.E77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6]); &quot;&quot;; COM.MICROSOFT.CONCAT(&quot;{ &quot;; [.$C$2]; &quot;: &quot;; CHAR(34); ['Input Data'.A776]; CHAR(34); &quot;, &quot;; [.$D$2]; &quot;: &quot;; CHAR(34); ['Input Data'.D776]; CHAR(34); &quot;, &quot;; [.$E$2]; &quot;: &quot;; CHAR(34); IF(['Input Data'.E77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7]); &quot;&quot;; COM.MICROSOFT.CONCAT(&quot;{ &quot;; [.$C$2]; &quot;: &quot;; CHAR(34); ['Input Data'.A777]; CHAR(34); &quot;, &quot;; [.$D$2]; &quot;: &quot;; CHAR(34); ['Input Data'.D777]; CHAR(34); &quot;, &quot;; [.$E$2]; &quot;: &quot;; CHAR(34); IF(['Input Data'.E77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8]); &quot;&quot;; COM.MICROSOFT.CONCAT(&quot;{ &quot;; [.$C$2]; &quot;: &quot;; CHAR(34); ['Input Data'.A778]; CHAR(34); &quot;, &quot;; [.$D$2]; &quot;: &quot;; CHAR(34); ['Input Data'.D778]; CHAR(34); &quot;, &quot;; [.$E$2]; &quot;: &quot;; CHAR(34); IF(['Input Data'.E77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79]); &quot;&quot;; COM.MICROSOFT.CONCAT(&quot;{ &quot;; [.$C$2]; &quot;: &quot;; CHAR(34); ['Input Data'.A779]; CHAR(34); &quot;, &quot;; [.$D$2]; &quot;: &quot;; CHAR(34); ['Input Data'.D779]; CHAR(34); &quot;, &quot;; [.$E$2]; &quot;: &quot;; CHAR(34); IF(['Input Data'.E77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0]); &quot;&quot;; COM.MICROSOFT.CONCAT(&quot;{ &quot;; [.$C$2]; &quot;: &quot;; CHAR(34); ['Input Data'.A780]; CHAR(34); &quot;, &quot;; [.$D$2]; &quot;: &quot;; CHAR(34); ['Input Data'.D780]; CHAR(34); &quot;, &quot;; [.$E$2]; &quot;: &quot;; CHAR(34); IF(['Input Data'.E78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1]); &quot;&quot;; COM.MICROSOFT.CONCAT(&quot;{ &quot;; [.$C$2]; &quot;: &quot;; CHAR(34); ['Input Data'.A781]; CHAR(34); &quot;, &quot;; [.$D$2]; &quot;: &quot;; CHAR(34); ['Input Data'.D781]; CHAR(34); &quot;, &quot;; [.$E$2]; &quot;: &quot;; CHAR(34); IF(['Input Data'.E78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2]); &quot;&quot;; COM.MICROSOFT.CONCAT(&quot;{ &quot;; [.$C$2]; &quot;: &quot;; CHAR(34); ['Input Data'.A782]; CHAR(34); &quot;, &quot;; [.$D$2]; &quot;: &quot;; CHAR(34); ['Input Data'.D782]; CHAR(34); &quot;, &quot;; [.$E$2]; &quot;: &quot;; CHAR(34); IF(['Input Data'.E78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3]); &quot;&quot;; COM.MICROSOFT.CONCAT(&quot;{ &quot;; [.$C$2]; &quot;: &quot;; CHAR(34); ['Input Data'.A783]; CHAR(34); &quot;, &quot;; [.$D$2]; &quot;: &quot;; CHAR(34); ['Input Data'.D783]; CHAR(34); &quot;, &quot;; [.$E$2]; &quot;: &quot;; CHAR(34); IF(['Input Data'.E78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4]); &quot;&quot;; COM.MICROSOFT.CONCAT(&quot;{ &quot;; [.$C$2]; &quot;: &quot;; CHAR(34); ['Input Data'.A784]; CHAR(34); &quot;, &quot;; [.$D$2]; &quot;: &quot;; CHAR(34); ['Input Data'.D784]; CHAR(34); &quot;, &quot;; [.$E$2]; &quot;: &quot;; CHAR(34); IF(['Input Data'.E78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5]); &quot;&quot;; COM.MICROSOFT.CONCAT(&quot;{ &quot;; [.$C$2]; &quot;: &quot;; CHAR(34); ['Input Data'.A785]; CHAR(34); &quot;, &quot;; [.$D$2]; &quot;: &quot;; CHAR(34); ['Input Data'.D785]; CHAR(34); &quot;, &quot;; [.$E$2]; &quot;: &quot;; CHAR(34); IF(['Input Data'.E78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6]); &quot;&quot;; COM.MICROSOFT.CONCAT(&quot;{ &quot;; [.$C$2]; &quot;: &quot;; CHAR(34); ['Input Data'.A786]; CHAR(34); &quot;, &quot;; [.$D$2]; &quot;: &quot;; CHAR(34); ['Input Data'.D786]; CHAR(34); &quot;, &quot;; [.$E$2]; &quot;: &quot;; CHAR(34); IF(['Input Data'.E78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7]); &quot;&quot;; COM.MICROSOFT.CONCAT(&quot;{ &quot;; [.$C$2]; &quot;: &quot;; CHAR(34); ['Input Data'.A787]; CHAR(34); &quot;, &quot;; [.$D$2]; &quot;: &quot;; CHAR(34); ['Input Data'.D787]; CHAR(34); &quot;, &quot;; [.$E$2]; &quot;: &quot;; CHAR(34); IF(['Input Data'.E78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8]); &quot;&quot;; COM.MICROSOFT.CONCAT(&quot;{ &quot;; [.$C$2]; &quot;: &quot;; CHAR(34); ['Input Data'.A788]; CHAR(34); &quot;, &quot;; [.$D$2]; &quot;: &quot;; CHAR(34); ['Input Data'.D788]; CHAR(34); &quot;, &quot;; [.$E$2]; &quot;: &quot;; CHAR(34); IF(['Input Data'.E78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89]); &quot;&quot;; COM.MICROSOFT.CONCAT(&quot;{ &quot;; [.$C$2]; &quot;: &quot;; CHAR(34); ['Input Data'.A789]; CHAR(34); &quot;, &quot;; [.$D$2]; &quot;: &quot;; CHAR(34); ['Input Data'.D789]; CHAR(34); &quot;, &quot;; [.$E$2]; &quot;: &quot;; CHAR(34); IF(['Input Data'.E78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0]); &quot;&quot;; COM.MICROSOFT.CONCAT(&quot;{ &quot;; [.$C$2]; &quot;: &quot;; CHAR(34); ['Input Data'.A790]; CHAR(34); &quot;, &quot;; [.$D$2]; &quot;: &quot;; CHAR(34); ['Input Data'.D790]; CHAR(34); &quot;, &quot;; [.$E$2]; &quot;: &quot;; CHAR(34); IF(['Input Data'.E79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1]); &quot;&quot;; COM.MICROSOFT.CONCAT(&quot;{ &quot;; [.$C$2]; &quot;: &quot;; CHAR(34); ['Input Data'.A791]; CHAR(34); &quot;, &quot;; [.$D$2]; &quot;: &quot;; CHAR(34); ['Input Data'.D791]; CHAR(34); &quot;, &quot;; [.$E$2]; &quot;: &quot;; CHAR(34); IF(['Input Data'.E79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2]); &quot;&quot;; COM.MICROSOFT.CONCAT(&quot;{ &quot;; [.$C$2]; &quot;: &quot;; CHAR(34); ['Input Data'.A792]; CHAR(34); &quot;, &quot;; [.$D$2]; &quot;: &quot;; CHAR(34); ['Input Data'.D792]; CHAR(34); &quot;, &quot;; [.$E$2]; &quot;: &quot;; CHAR(34); IF(['Input Data'.E79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3]); &quot;&quot;; COM.MICROSOFT.CONCAT(&quot;{ &quot;; [.$C$2]; &quot;: &quot;; CHAR(34); ['Input Data'.A793]; CHAR(34); &quot;, &quot;; [.$D$2]; &quot;: &quot;; CHAR(34); ['Input Data'.D793]; CHAR(34); &quot;, &quot;; [.$E$2]; &quot;: &quot;; CHAR(34); IF(['Input Data'.E79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4]); &quot;&quot;; COM.MICROSOFT.CONCAT(&quot;{ &quot;; [.$C$2]; &quot;: &quot;; CHAR(34); ['Input Data'.A794]; CHAR(34); &quot;, &quot;; [.$D$2]; &quot;: &quot;; CHAR(34); ['Input Data'.D794]; CHAR(34); &quot;, &quot;; [.$E$2]; &quot;: &quot;; CHAR(34); IF(['Input Data'.E79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5]); &quot;&quot;; COM.MICROSOFT.CONCAT(&quot;{ &quot;; [.$C$2]; &quot;: &quot;; CHAR(34); ['Input Data'.A795]; CHAR(34); &quot;, &quot;; [.$D$2]; &quot;: &quot;; CHAR(34); ['Input Data'.D795]; CHAR(34); &quot;, &quot;; [.$E$2]; &quot;: &quot;; CHAR(34); IF(['Input Data'.E79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6]); &quot;&quot;; COM.MICROSOFT.CONCAT(&quot;{ &quot;; [.$C$2]; &quot;: &quot;; CHAR(34); ['Input Data'.A796]; CHAR(34); &quot;, &quot;; [.$D$2]; &quot;: &quot;; CHAR(34); ['Input Data'.D796]; CHAR(34); &quot;, &quot;; [.$E$2]; &quot;: &quot;; CHAR(34); IF(['Input Data'.E79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7]); &quot;&quot;; COM.MICROSOFT.CONCAT(&quot;{ &quot;; [.$C$2]; &quot;: &quot;; CHAR(34); ['Input Data'.A797]; CHAR(34); &quot;, &quot;; [.$D$2]; &quot;: &quot;; CHAR(34); ['Input Data'.D797]; CHAR(34); &quot;, &quot;; [.$E$2]; &quot;: &quot;; CHAR(34); IF(['Input Data'.E79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8]); &quot;&quot;; COM.MICROSOFT.CONCAT(&quot;{ &quot;; [.$C$2]; &quot;: &quot;; CHAR(34); ['Input Data'.A798]; CHAR(34); &quot;, &quot;; [.$D$2]; &quot;: &quot;; CHAR(34); ['Input Data'.D798]; CHAR(34); &quot;, &quot;; [.$E$2]; &quot;: &quot;; CHAR(34); IF(['Input Data'.E79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799]); &quot;&quot;; COM.MICROSOFT.CONCAT(&quot;{ &quot;; [.$C$2]; &quot;: &quot;; CHAR(34); ['Input Data'.A799]; CHAR(34); &quot;, &quot;; [.$D$2]; &quot;: &quot;; CHAR(34); ['Input Data'.D799]; CHAR(34); &quot;, &quot;; [.$E$2]; &quot;: &quot;; CHAR(34); IF(['Input Data'.E79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0]); &quot;&quot;; COM.MICROSOFT.CONCAT(&quot;{ &quot;; [.$C$2]; &quot;: &quot;; CHAR(34); ['Input Data'.A800]; CHAR(34); &quot;, &quot;; [.$D$2]; &quot;: &quot;; CHAR(34); ['Input Data'.D800]; CHAR(34); &quot;, &quot;; [.$E$2]; &quot;: &quot;; CHAR(34); IF(['Input Data'.E80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1]); &quot;&quot;; COM.MICROSOFT.CONCAT(&quot;{ &quot;; [.$C$2]; &quot;: &quot;; CHAR(34); ['Input Data'.A801]; CHAR(34); &quot;, &quot;; [.$D$2]; &quot;: &quot;; CHAR(34); ['Input Data'.D801]; CHAR(34); &quot;, &quot;; [.$E$2]; &quot;: &quot;; CHAR(34); IF(['Input Data'.E80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2]); &quot;&quot;; COM.MICROSOFT.CONCAT(&quot;{ &quot;; [.$C$2]; &quot;: &quot;; CHAR(34); ['Input Data'.A802]; CHAR(34); &quot;, &quot;; [.$D$2]; &quot;: &quot;; CHAR(34); ['Input Data'.D802]; CHAR(34); &quot;, &quot;; [.$E$2]; &quot;: &quot;; CHAR(34); IF(['Input Data'.E80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3]); &quot;&quot;; COM.MICROSOFT.CONCAT(&quot;{ &quot;; [.$C$2]; &quot;: &quot;; CHAR(34); ['Input Data'.A803]; CHAR(34); &quot;, &quot;; [.$D$2]; &quot;: &quot;; CHAR(34); ['Input Data'.D803]; CHAR(34); &quot;, &quot;; [.$E$2]; &quot;: &quot;; CHAR(34); IF(['Input Data'.E80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4]); &quot;&quot;; COM.MICROSOFT.CONCAT(&quot;{ &quot;; [.$C$2]; &quot;: &quot;; CHAR(34); ['Input Data'.A804]; CHAR(34); &quot;, &quot;; [.$D$2]; &quot;: &quot;; CHAR(34); ['Input Data'.D804]; CHAR(34); &quot;, &quot;; [.$E$2]; &quot;: &quot;; CHAR(34); IF(['Input Data'.E80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5]); &quot;&quot;; COM.MICROSOFT.CONCAT(&quot;{ &quot;; [.$C$2]; &quot;: &quot;; CHAR(34); ['Input Data'.A805]; CHAR(34); &quot;, &quot;; [.$D$2]; &quot;: &quot;; CHAR(34); ['Input Data'.D805]; CHAR(34); &quot;, &quot;; [.$E$2]; &quot;: &quot;; CHAR(34); IF(['Input Data'.E80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6]); &quot;&quot;; COM.MICROSOFT.CONCAT(&quot;{ &quot;; [.$C$2]; &quot;: &quot;; CHAR(34); ['Input Data'.A806]; CHAR(34); &quot;, &quot;; [.$D$2]; &quot;: &quot;; CHAR(34); ['Input Data'.D806]; CHAR(34); &quot;, &quot;; [.$E$2]; &quot;: &quot;; CHAR(34); IF(['Input Data'.E80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7]); &quot;&quot;; COM.MICROSOFT.CONCAT(&quot;{ &quot;; [.$C$2]; &quot;: &quot;; CHAR(34); ['Input Data'.A807]; CHAR(34); &quot;, &quot;; [.$D$2]; &quot;: &quot;; CHAR(34); ['Input Data'.D807]; CHAR(34); &quot;, &quot;; [.$E$2]; &quot;: &quot;; CHAR(34); IF(['Input Data'.E80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8]); &quot;&quot;; COM.MICROSOFT.CONCAT(&quot;{ &quot;; [.$C$2]; &quot;: &quot;; CHAR(34); ['Input Data'.A808]; CHAR(34); &quot;, &quot;; [.$D$2]; &quot;: &quot;; CHAR(34); ['Input Data'.D808]; CHAR(34); &quot;, &quot;; [.$E$2]; &quot;: &quot;; CHAR(34); IF(['Input Data'.E80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09]); &quot;&quot;; COM.MICROSOFT.CONCAT(&quot;{ &quot;; [.$C$2]; &quot;: &quot;; CHAR(34); ['Input Data'.A809]; CHAR(34); &quot;, &quot;; [.$D$2]; &quot;: &quot;; CHAR(34); ['Input Data'.D809]; CHAR(34); &quot;, &quot;; [.$E$2]; &quot;: &quot;; CHAR(34); IF(['Input Data'.E80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0]); &quot;&quot;; COM.MICROSOFT.CONCAT(&quot;{ &quot;; [.$C$2]; &quot;: &quot;; CHAR(34); ['Input Data'.A810]; CHAR(34); &quot;, &quot;; [.$D$2]; &quot;: &quot;; CHAR(34); ['Input Data'.D810]; CHAR(34); &quot;, &quot;; [.$E$2]; &quot;: &quot;; CHAR(34); IF(['Input Data'.E81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1]); &quot;&quot;; COM.MICROSOFT.CONCAT(&quot;{ &quot;; [.$C$2]; &quot;: &quot;; CHAR(34); ['Input Data'.A811]; CHAR(34); &quot;, &quot;; [.$D$2]; &quot;: &quot;; CHAR(34); ['Input Data'.D811]; CHAR(34); &quot;, &quot;; [.$E$2]; &quot;: &quot;; CHAR(34); IF(['Input Data'.E81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2]); &quot;&quot;; COM.MICROSOFT.CONCAT(&quot;{ &quot;; [.$C$2]; &quot;: &quot;; CHAR(34); ['Input Data'.A812]; CHAR(34); &quot;, &quot;; [.$D$2]; &quot;: &quot;; CHAR(34); ['Input Data'.D812]; CHAR(34); &quot;, &quot;; [.$E$2]; &quot;: &quot;; CHAR(34); IF(['Input Data'.E81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3]); &quot;&quot;; COM.MICROSOFT.CONCAT(&quot;{ &quot;; [.$C$2]; &quot;: &quot;; CHAR(34); ['Input Data'.A813]; CHAR(34); &quot;, &quot;; [.$D$2]; &quot;: &quot;; CHAR(34); ['Input Data'.D813]; CHAR(34); &quot;, &quot;; [.$E$2]; &quot;: &quot;; CHAR(34); IF(['Input Data'.E81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4]); &quot;&quot;; COM.MICROSOFT.CONCAT(&quot;{ &quot;; [.$C$2]; &quot;: &quot;; CHAR(34); ['Input Data'.A814]; CHAR(34); &quot;, &quot;; [.$D$2]; &quot;: &quot;; CHAR(34); ['Input Data'.D814]; CHAR(34); &quot;, &quot;; [.$E$2]; &quot;: &quot;; CHAR(34); IF(['Input Data'.E81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5]); &quot;&quot;; COM.MICROSOFT.CONCAT(&quot;{ &quot;; [.$C$2]; &quot;: &quot;; CHAR(34); ['Input Data'.A815]; CHAR(34); &quot;, &quot;; [.$D$2]; &quot;: &quot;; CHAR(34); ['Input Data'.D815]; CHAR(34); &quot;, &quot;; [.$E$2]; &quot;: &quot;; CHAR(34); IF(['Input Data'.E81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6]); &quot;&quot;; COM.MICROSOFT.CONCAT(&quot;{ &quot;; [.$C$2]; &quot;: &quot;; CHAR(34); ['Input Data'.A816]; CHAR(34); &quot;, &quot;; [.$D$2]; &quot;: &quot;; CHAR(34); ['Input Data'.D816]; CHAR(34); &quot;, &quot;; [.$E$2]; &quot;: &quot;; CHAR(34); IF(['Input Data'.E81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7]); &quot;&quot;; COM.MICROSOFT.CONCAT(&quot;{ &quot;; [.$C$2]; &quot;: &quot;; CHAR(34); ['Input Data'.A817]; CHAR(34); &quot;, &quot;; [.$D$2]; &quot;: &quot;; CHAR(34); ['Input Data'.D817]; CHAR(34); &quot;, &quot;; [.$E$2]; &quot;: &quot;; CHAR(34); IF(['Input Data'.E81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8]); &quot;&quot;; COM.MICROSOFT.CONCAT(&quot;{ &quot;; [.$C$2]; &quot;: &quot;; CHAR(34); ['Input Data'.A818]; CHAR(34); &quot;, &quot;; [.$D$2]; &quot;: &quot;; CHAR(34); ['Input Data'.D818]; CHAR(34); &quot;, &quot;; [.$E$2]; &quot;: &quot;; CHAR(34); IF(['Input Data'.E81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19]); &quot;&quot;; COM.MICROSOFT.CONCAT(&quot;{ &quot;; [.$C$2]; &quot;: &quot;; CHAR(34); ['Input Data'.A819]; CHAR(34); &quot;, &quot;; [.$D$2]; &quot;: &quot;; CHAR(34); ['Input Data'.D819]; CHAR(34); &quot;, &quot;; [.$E$2]; &quot;: &quot;; CHAR(34); IF(['Input Data'.E81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0]); &quot;&quot;; COM.MICROSOFT.CONCAT(&quot;{ &quot;; [.$C$2]; &quot;: &quot;; CHAR(34); ['Input Data'.A820]; CHAR(34); &quot;, &quot;; [.$D$2]; &quot;: &quot;; CHAR(34); ['Input Data'.D820]; CHAR(34); &quot;, &quot;; [.$E$2]; &quot;: &quot;; CHAR(34); IF(['Input Data'.E82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1]); &quot;&quot;; COM.MICROSOFT.CONCAT(&quot;{ &quot;; [.$C$2]; &quot;: &quot;; CHAR(34); ['Input Data'.A821]; CHAR(34); &quot;, &quot;; [.$D$2]; &quot;: &quot;; CHAR(34); ['Input Data'.D821]; CHAR(34); &quot;, &quot;; [.$E$2]; &quot;: &quot;; CHAR(34); IF(['Input Data'.E82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2]); &quot;&quot;; COM.MICROSOFT.CONCAT(&quot;{ &quot;; [.$C$2]; &quot;: &quot;; CHAR(34); ['Input Data'.A822]; CHAR(34); &quot;, &quot;; [.$D$2]; &quot;: &quot;; CHAR(34); ['Input Data'.D822]; CHAR(34); &quot;, &quot;; [.$E$2]; &quot;: &quot;; CHAR(34); IF(['Input Data'.E82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3]); &quot;&quot;; COM.MICROSOFT.CONCAT(&quot;{ &quot;; [.$C$2]; &quot;: &quot;; CHAR(34); ['Input Data'.A823]; CHAR(34); &quot;, &quot;; [.$D$2]; &quot;: &quot;; CHAR(34); ['Input Data'.D823]; CHAR(34); &quot;, &quot;; [.$E$2]; &quot;: &quot;; CHAR(34); IF(['Input Data'.E82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4]); &quot;&quot;; COM.MICROSOFT.CONCAT(&quot;{ &quot;; [.$C$2]; &quot;: &quot;; CHAR(34); ['Input Data'.A824]; CHAR(34); &quot;, &quot;; [.$D$2]; &quot;: &quot;; CHAR(34); ['Input Data'.D824]; CHAR(34); &quot;, &quot;; [.$E$2]; &quot;: &quot;; CHAR(34); IF(['Input Data'.E82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5]); &quot;&quot;; COM.MICROSOFT.CONCAT(&quot;{ &quot;; [.$C$2]; &quot;: &quot;; CHAR(34); ['Input Data'.A825]; CHAR(34); &quot;, &quot;; [.$D$2]; &quot;: &quot;; CHAR(34); ['Input Data'.D825]; CHAR(34); &quot;, &quot;; [.$E$2]; &quot;: &quot;; CHAR(34); IF(['Input Data'.E82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6]); &quot;&quot;; COM.MICROSOFT.CONCAT(&quot;{ &quot;; [.$C$2]; &quot;: &quot;; CHAR(34); ['Input Data'.A826]; CHAR(34); &quot;, &quot;; [.$D$2]; &quot;: &quot;; CHAR(34); ['Input Data'.D826]; CHAR(34); &quot;, &quot;; [.$E$2]; &quot;: &quot;; CHAR(34); IF(['Input Data'.E82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7]); &quot;&quot;; COM.MICROSOFT.CONCAT(&quot;{ &quot;; [.$C$2]; &quot;: &quot;; CHAR(34); ['Input Data'.A827]; CHAR(34); &quot;, &quot;; [.$D$2]; &quot;: &quot;; CHAR(34); ['Input Data'.D827]; CHAR(34); &quot;, &quot;; [.$E$2]; &quot;: &quot;; CHAR(34); IF(['Input Data'.E82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8]); &quot;&quot;; COM.MICROSOFT.CONCAT(&quot;{ &quot;; [.$C$2]; &quot;: &quot;; CHAR(34); ['Input Data'.A828]; CHAR(34); &quot;, &quot;; [.$D$2]; &quot;: &quot;; CHAR(34); ['Input Data'.D828]; CHAR(34); &quot;, &quot;; [.$E$2]; &quot;: &quot;; CHAR(34); IF(['Input Data'.E82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29]); &quot;&quot;; COM.MICROSOFT.CONCAT(&quot;{ &quot;; [.$C$2]; &quot;: &quot;; CHAR(34); ['Input Data'.A829]; CHAR(34); &quot;, &quot;; [.$D$2]; &quot;: &quot;; CHAR(34); ['Input Data'.D829]; CHAR(34); &quot;, &quot;; [.$E$2]; &quot;: &quot;; CHAR(34); IF(['Input Data'.E82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0]); &quot;&quot;; COM.MICROSOFT.CONCAT(&quot;{ &quot;; [.$C$2]; &quot;: &quot;; CHAR(34); ['Input Data'.A830]; CHAR(34); &quot;, &quot;; [.$D$2]; &quot;: &quot;; CHAR(34); ['Input Data'.D830]; CHAR(34); &quot;, &quot;; [.$E$2]; &quot;: &quot;; CHAR(34); IF(['Input Data'.E83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1]); &quot;&quot;; COM.MICROSOFT.CONCAT(&quot;{ &quot;; [.$C$2]; &quot;: &quot;; CHAR(34); ['Input Data'.A831]; CHAR(34); &quot;, &quot;; [.$D$2]; &quot;: &quot;; CHAR(34); ['Input Data'.D831]; CHAR(34); &quot;, &quot;; [.$E$2]; &quot;: &quot;; CHAR(34); IF(['Input Data'.E83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2]); &quot;&quot;; COM.MICROSOFT.CONCAT(&quot;{ &quot;; [.$C$2]; &quot;: &quot;; CHAR(34); ['Input Data'.A832]; CHAR(34); &quot;, &quot;; [.$D$2]; &quot;: &quot;; CHAR(34); ['Input Data'.D832]; CHAR(34); &quot;, &quot;; [.$E$2]; &quot;: &quot;; CHAR(34); IF(['Input Data'.E83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3]); &quot;&quot;; COM.MICROSOFT.CONCAT(&quot;{ &quot;; [.$C$2]; &quot;: &quot;; CHAR(34); ['Input Data'.A833]; CHAR(34); &quot;, &quot;; [.$D$2]; &quot;: &quot;; CHAR(34); ['Input Data'.D833]; CHAR(34); &quot;, &quot;; [.$E$2]; &quot;: &quot;; CHAR(34); IF(['Input Data'.E83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4]); &quot;&quot;; COM.MICROSOFT.CONCAT(&quot;{ &quot;; [.$C$2]; &quot;: &quot;; CHAR(34); ['Input Data'.A834]; CHAR(34); &quot;, &quot;; [.$D$2]; &quot;: &quot;; CHAR(34); ['Input Data'.D834]; CHAR(34); &quot;, &quot;; [.$E$2]; &quot;: &quot;; CHAR(34); IF(['Input Data'.E83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5]); &quot;&quot;; COM.MICROSOFT.CONCAT(&quot;{ &quot;; [.$C$2]; &quot;: &quot;; CHAR(34); ['Input Data'.A835]; CHAR(34); &quot;, &quot;; [.$D$2]; &quot;: &quot;; CHAR(34); ['Input Data'.D835]; CHAR(34); &quot;, &quot;; [.$E$2]; &quot;: &quot;; CHAR(34); IF(['Input Data'.E83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6]); &quot;&quot;; COM.MICROSOFT.CONCAT(&quot;{ &quot;; [.$C$2]; &quot;: &quot;; CHAR(34); ['Input Data'.A836]; CHAR(34); &quot;, &quot;; [.$D$2]; &quot;: &quot;; CHAR(34); ['Input Data'.D836]; CHAR(34); &quot;, &quot;; [.$E$2]; &quot;: &quot;; CHAR(34); IF(['Input Data'.E83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7]); &quot;&quot;; COM.MICROSOFT.CONCAT(&quot;{ &quot;; [.$C$2]; &quot;: &quot;; CHAR(34); ['Input Data'.A837]; CHAR(34); &quot;, &quot;; [.$D$2]; &quot;: &quot;; CHAR(34); ['Input Data'.D837]; CHAR(34); &quot;, &quot;; [.$E$2]; &quot;: &quot;; CHAR(34); IF(['Input Data'.E83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8]); &quot;&quot;; COM.MICROSOFT.CONCAT(&quot;{ &quot;; [.$C$2]; &quot;: &quot;; CHAR(34); ['Input Data'.A838]; CHAR(34); &quot;, &quot;; [.$D$2]; &quot;: &quot;; CHAR(34); ['Input Data'.D838]; CHAR(34); &quot;, &quot;; [.$E$2]; &quot;: &quot;; CHAR(34); IF(['Input Data'.E83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39]); &quot;&quot;; COM.MICROSOFT.CONCAT(&quot;{ &quot;; [.$C$2]; &quot;: &quot;; CHAR(34); ['Input Data'.A839]; CHAR(34); &quot;, &quot;; [.$D$2]; &quot;: &quot;; CHAR(34); ['Input Data'.D839]; CHAR(34); &quot;, &quot;; [.$E$2]; &quot;: &quot;; CHAR(34); IF(['Input Data'.E83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0]); &quot;&quot;; COM.MICROSOFT.CONCAT(&quot;{ &quot;; [.$C$2]; &quot;: &quot;; CHAR(34); ['Input Data'.A840]; CHAR(34); &quot;, &quot;; [.$D$2]; &quot;: &quot;; CHAR(34); ['Input Data'.D840]; CHAR(34); &quot;, &quot;; [.$E$2]; &quot;: &quot;; CHAR(34); IF(['Input Data'.E84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1]); &quot;&quot;; COM.MICROSOFT.CONCAT(&quot;{ &quot;; [.$C$2]; &quot;: &quot;; CHAR(34); ['Input Data'.A841]; CHAR(34); &quot;, &quot;; [.$D$2]; &quot;: &quot;; CHAR(34); ['Input Data'.D841]; CHAR(34); &quot;, &quot;; [.$E$2]; &quot;: &quot;; CHAR(34); IF(['Input Data'.E84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2]); &quot;&quot;; COM.MICROSOFT.CONCAT(&quot;{ &quot;; [.$C$2]; &quot;: &quot;; CHAR(34); ['Input Data'.A842]; CHAR(34); &quot;, &quot;; [.$D$2]; &quot;: &quot;; CHAR(34); ['Input Data'.D842]; CHAR(34); &quot;, &quot;; [.$E$2]; &quot;: &quot;; CHAR(34); IF(['Input Data'.E84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3]); &quot;&quot;; COM.MICROSOFT.CONCAT(&quot;{ &quot;; [.$C$2]; &quot;: &quot;; CHAR(34); ['Input Data'.A843]; CHAR(34); &quot;, &quot;; [.$D$2]; &quot;: &quot;; CHAR(34); ['Input Data'.D843]; CHAR(34); &quot;, &quot;; [.$E$2]; &quot;: &quot;; CHAR(34); IF(['Input Data'.E84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4]); &quot;&quot;; COM.MICROSOFT.CONCAT(&quot;{ &quot;; [.$C$2]; &quot;: &quot;; CHAR(34); ['Input Data'.A844]; CHAR(34); &quot;, &quot;; [.$D$2]; &quot;: &quot;; CHAR(34); ['Input Data'.D844]; CHAR(34); &quot;, &quot;; [.$E$2]; &quot;: &quot;; CHAR(34); IF(['Input Data'.E84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5]); &quot;&quot;; COM.MICROSOFT.CONCAT(&quot;{ &quot;; [.$C$2]; &quot;: &quot;; CHAR(34); ['Input Data'.A845]; CHAR(34); &quot;, &quot;; [.$D$2]; &quot;: &quot;; CHAR(34); ['Input Data'.D845]; CHAR(34); &quot;, &quot;; [.$E$2]; &quot;: &quot;; CHAR(34); IF(['Input Data'.E84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6]); &quot;&quot;; COM.MICROSOFT.CONCAT(&quot;{ &quot;; [.$C$2]; &quot;: &quot;; CHAR(34); ['Input Data'.A846]; CHAR(34); &quot;, &quot;; [.$D$2]; &quot;: &quot;; CHAR(34); ['Input Data'.D846]; CHAR(34); &quot;, &quot;; [.$E$2]; &quot;: &quot;; CHAR(34); IF(['Input Data'.E84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7]); &quot;&quot;; COM.MICROSOFT.CONCAT(&quot;{ &quot;; [.$C$2]; &quot;: &quot;; CHAR(34); ['Input Data'.A847]; CHAR(34); &quot;, &quot;; [.$D$2]; &quot;: &quot;; CHAR(34); ['Input Data'.D847]; CHAR(34); &quot;, &quot;; [.$E$2]; &quot;: &quot;; CHAR(34); IF(['Input Data'.E84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8]); &quot;&quot;; COM.MICROSOFT.CONCAT(&quot;{ &quot;; [.$C$2]; &quot;: &quot;; CHAR(34); ['Input Data'.A848]; CHAR(34); &quot;, &quot;; [.$D$2]; &quot;: &quot;; CHAR(34); ['Input Data'.D848]; CHAR(34); &quot;, &quot;; [.$E$2]; &quot;: &quot;; CHAR(34); IF(['Input Data'.E84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49]); &quot;&quot;; COM.MICROSOFT.CONCAT(&quot;{ &quot;; [.$C$2]; &quot;: &quot;; CHAR(34); ['Input Data'.A849]; CHAR(34); &quot;, &quot;; [.$D$2]; &quot;: &quot;; CHAR(34); ['Input Data'.D849]; CHAR(34); &quot;, &quot;; [.$E$2]; &quot;: &quot;; CHAR(34); IF(['Input Data'.E84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0]); &quot;&quot;; COM.MICROSOFT.CONCAT(&quot;{ &quot;; [.$C$2]; &quot;: &quot;; CHAR(34); ['Input Data'.A850]; CHAR(34); &quot;, &quot;; [.$D$2]; &quot;: &quot;; CHAR(34); ['Input Data'.D850]; CHAR(34); &quot;, &quot;; [.$E$2]; &quot;: &quot;; CHAR(34); IF(['Input Data'.E85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1]); &quot;&quot;; COM.MICROSOFT.CONCAT(&quot;{ &quot;; [.$C$2]; &quot;: &quot;; CHAR(34); ['Input Data'.A851]; CHAR(34); &quot;, &quot;; [.$D$2]; &quot;: &quot;; CHAR(34); ['Input Data'.D851]; CHAR(34); &quot;, &quot;; [.$E$2]; &quot;: &quot;; CHAR(34); IF(['Input Data'.E85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2]); &quot;&quot;; COM.MICROSOFT.CONCAT(&quot;{ &quot;; [.$C$2]; &quot;: &quot;; CHAR(34); ['Input Data'.A852]; CHAR(34); &quot;, &quot;; [.$D$2]; &quot;: &quot;; CHAR(34); ['Input Data'.D852]; CHAR(34); &quot;, &quot;; [.$E$2]; &quot;: &quot;; CHAR(34); IF(['Input Data'.E85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3]); &quot;&quot;; COM.MICROSOFT.CONCAT(&quot;{ &quot;; [.$C$2]; &quot;: &quot;; CHAR(34); ['Input Data'.A853]; CHAR(34); &quot;, &quot;; [.$D$2]; &quot;: &quot;; CHAR(34); ['Input Data'.D853]; CHAR(34); &quot;, &quot;; [.$E$2]; &quot;: &quot;; CHAR(34); IF(['Input Data'.E85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4]); &quot;&quot;; COM.MICROSOFT.CONCAT(&quot;{ &quot;; [.$C$2]; &quot;: &quot;; CHAR(34); ['Input Data'.A854]; CHAR(34); &quot;, &quot;; [.$D$2]; &quot;: &quot;; CHAR(34); ['Input Data'.D854]; CHAR(34); &quot;, &quot;; [.$E$2]; &quot;: &quot;; CHAR(34); IF(['Input Data'.E85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5]); &quot;&quot;; COM.MICROSOFT.CONCAT(&quot;{ &quot;; [.$C$2]; &quot;: &quot;; CHAR(34); ['Input Data'.A855]; CHAR(34); &quot;, &quot;; [.$D$2]; &quot;: &quot;; CHAR(34); ['Input Data'.D855]; CHAR(34); &quot;, &quot;; [.$E$2]; &quot;: &quot;; CHAR(34); IF(['Input Data'.E85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6]); &quot;&quot;; COM.MICROSOFT.CONCAT(&quot;{ &quot;; [.$C$2]; &quot;: &quot;; CHAR(34); ['Input Data'.A856]; CHAR(34); &quot;, &quot;; [.$D$2]; &quot;: &quot;; CHAR(34); ['Input Data'.D856]; CHAR(34); &quot;, &quot;; [.$E$2]; &quot;: &quot;; CHAR(34); IF(['Input Data'.E85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7]); &quot;&quot;; COM.MICROSOFT.CONCAT(&quot;{ &quot;; [.$C$2]; &quot;: &quot;; CHAR(34); ['Input Data'.A857]; CHAR(34); &quot;, &quot;; [.$D$2]; &quot;: &quot;; CHAR(34); ['Input Data'.D857]; CHAR(34); &quot;, &quot;; [.$E$2]; &quot;: &quot;; CHAR(34); IF(['Input Data'.E85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8]); &quot;&quot;; COM.MICROSOFT.CONCAT(&quot;{ &quot;; [.$C$2]; &quot;: &quot;; CHAR(34); ['Input Data'.A858]; CHAR(34); &quot;, &quot;; [.$D$2]; &quot;: &quot;; CHAR(34); ['Input Data'.D858]; CHAR(34); &quot;, &quot;; [.$E$2]; &quot;: &quot;; CHAR(34); IF(['Input Data'.E85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59]); &quot;&quot;; COM.MICROSOFT.CONCAT(&quot;{ &quot;; [.$C$2]; &quot;: &quot;; CHAR(34); ['Input Data'.A859]; CHAR(34); &quot;, &quot;; [.$D$2]; &quot;: &quot;; CHAR(34); ['Input Data'.D859]; CHAR(34); &quot;, &quot;; [.$E$2]; &quot;: &quot;; CHAR(34); IF(['Input Data'.E85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0]); &quot;&quot;; COM.MICROSOFT.CONCAT(&quot;{ &quot;; [.$C$2]; &quot;: &quot;; CHAR(34); ['Input Data'.A860]; CHAR(34); &quot;, &quot;; [.$D$2]; &quot;: &quot;; CHAR(34); ['Input Data'.D860]; CHAR(34); &quot;, &quot;; [.$E$2]; &quot;: &quot;; CHAR(34); IF(['Input Data'.E86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1]); &quot;&quot;; COM.MICROSOFT.CONCAT(&quot;{ &quot;; [.$C$2]; &quot;: &quot;; CHAR(34); ['Input Data'.A861]; CHAR(34); &quot;, &quot;; [.$D$2]; &quot;: &quot;; CHAR(34); ['Input Data'.D861]; CHAR(34); &quot;, &quot;; [.$E$2]; &quot;: &quot;; CHAR(34); IF(['Input Data'.E86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2]); &quot;&quot;; COM.MICROSOFT.CONCAT(&quot;{ &quot;; [.$C$2]; &quot;: &quot;; CHAR(34); ['Input Data'.A862]; CHAR(34); &quot;, &quot;; [.$D$2]; &quot;: &quot;; CHAR(34); ['Input Data'.D862]; CHAR(34); &quot;, &quot;; [.$E$2]; &quot;: &quot;; CHAR(34); IF(['Input Data'.E86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3]); &quot;&quot;; COM.MICROSOFT.CONCAT(&quot;{ &quot;; [.$C$2]; &quot;: &quot;; CHAR(34); ['Input Data'.A863]; CHAR(34); &quot;, &quot;; [.$D$2]; &quot;: &quot;; CHAR(34); ['Input Data'.D863]; CHAR(34); &quot;, &quot;; [.$E$2]; &quot;: &quot;; CHAR(34); IF(['Input Data'.E86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4]); &quot;&quot;; COM.MICROSOFT.CONCAT(&quot;{ &quot;; [.$C$2]; &quot;: &quot;; CHAR(34); ['Input Data'.A864]; CHAR(34); &quot;, &quot;; [.$D$2]; &quot;: &quot;; CHAR(34); ['Input Data'.D864]; CHAR(34); &quot;, &quot;; [.$E$2]; &quot;: &quot;; CHAR(34); IF(['Input Data'.E86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5]); &quot;&quot;; COM.MICROSOFT.CONCAT(&quot;{ &quot;; [.$C$2]; &quot;: &quot;; CHAR(34); ['Input Data'.A865]; CHAR(34); &quot;, &quot;; [.$D$2]; &quot;: &quot;; CHAR(34); ['Input Data'.D865]; CHAR(34); &quot;, &quot;; [.$E$2]; &quot;: &quot;; CHAR(34); IF(['Input Data'.E86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6]); &quot;&quot;; COM.MICROSOFT.CONCAT(&quot;{ &quot;; [.$C$2]; &quot;: &quot;; CHAR(34); ['Input Data'.A866]; CHAR(34); &quot;, &quot;; [.$D$2]; &quot;: &quot;; CHAR(34); ['Input Data'.D866]; CHAR(34); &quot;, &quot;; [.$E$2]; &quot;: &quot;; CHAR(34); IF(['Input Data'.E86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7]); &quot;&quot;; COM.MICROSOFT.CONCAT(&quot;{ &quot;; [.$C$2]; &quot;: &quot;; CHAR(34); ['Input Data'.A867]; CHAR(34); &quot;, &quot;; [.$D$2]; &quot;: &quot;; CHAR(34); ['Input Data'.D867]; CHAR(34); &quot;, &quot;; [.$E$2]; &quot;: &quot;; CHAR(34); IF(['Input Data'.E86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8]); &quot;&quot;; COM.MICROSOFT.CONCAT(&quot;{ &quot;; [.$C$2]; &quot;: &quot;; CHAR(34); ['Input Data'.A868]; CHAR(34); &quot;, &quot;; [.$D$2]; &quot;: &quot;; CHAR(34); ['Input Data'.D868]; CHAR(34); &quot;, &quot;; [.$E$2]; &quot;: &quot;; CHAR(34); IF(['Input Data'.E86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69]); &quot;&quot;; COM.MICROSOFT.CONCAT(&quot;{ &quot;; [.$C$2]; &quot;: &quot;; CHAR(34); ['Input Data'.A869]; CHAR(34); &quot;, &quot;; [.$D$2]; &quot;: &quot;; CHAR(34); ['Input Data'.D869]; CHAR(34); &quot;, &quot;; [.$E$2]; &quot;: &quot;; CHAR(34); IF(['Input Data'.E86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0]); &quot;&quot;; COM.MICROSOFT.CONCAT(&quot;{ &quot;; [.$C$2]; &quot;: &quot;; CHAR(34); ['Input Data'.A870]; CHAR(34); &quot;, &quot;; [.$D$2]; &quot;: &quot;; CHAR(34); ['Input Data'.D870]; CHAR(34); &quot;, &quot;; [.$E$2]; &quot;: &quot;; CHAR(34); IF(['Input Data'.E87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1]); &quot;&quot;; COM.MICROSOFT.CONCAT(&quot;{ &quot;; [.$C$2]; &quot;: &quot;; CHAR(34); ['Input Data'.A871]; CHAR(34); &quot;, &quot;; [.$D$2]; &quot;: &quot;; CHAR(34); ['Input Data'.D871]; CHAR(34); &quot;, &quot;; [.$E$2]; &quot;: &quot;; CHAR(34); IF(['Input Data'.E87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2]); &quot;&quot;; COM.MICROSOFT.CONCAT(&quot;{ &quot;; [.$C$2]; &quot;: &quot;; CHAR(34); ['Input Data'.A872]; CHAR(34); &quot;, &quot;; [.$D$2]; &quot;: &quot;; CHAR(34); ['Input Data'.D872]; CHAR(34); &quot;, &quot;; [.$E$2]; &quot;: &quot;; CHAR(34); IF(['Input Data'.E87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3]); &quot;&quot;; COM.MICROSOFT.CONCAT(&quot;{ &quot;; [.$C$2]; &quot;: &quot;; CHAR(34); ['Input Data'.A873]; CHAR(34); &quot;, &quot;; [.$D$2]; &quot;: &quot;; CHAR(34); ['Input Data'.D873]; CHAR(34); &quot;, &quot;; [.$E$2]; &quot;: &quot;; CHAR(34); IF(['Input Data'.E87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4]); &quot;&quot;; COM.MICROSOFT.CONCAT(&quot;{ &quot;; [.$C$2]; &quot;: &quot;; CHAR(34); ['Input Data'.A874]; CHAR(34); &quot;, &quot;; [.$D$2]; &quot;: &quot;; CHAR(34); ['Input Data'.D874]; CHAR(34); &quot;, &quot;; [.$E$2]; &quot;: &quot;; CHAR(34); IF(['Input Data'.E87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5]); &quot;&quot;; COM.MICROSOFT.CONCAT(&quot;{ &quot;; [.$C$2]; &quot;: &quot;; CHAR(34); ['Input Data'.A875]; CHAR(34); &quot;, &quot;; [.$D$2]; &quot;: &quot;; CHAR(34); ['Input Data'.D875]; CHAR(34); &quot;, &quot;; [.$E$2]; &quot;: &quot;; CHAR(34); IF(['Input Data'.E87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6]); &quot;&quot;; COM.MICROSOFT.CONCAT(&quot;{ &quot;; [.$C$2]; &quot;: &quot;; CHAR(34); ['Input Data'.A876]; CHAR(34); &quot;, &quot;; [.$D$2]; &quot;: &quot;; CHAR(34); ['Input Data'.D876]; CHAR(34); &quot;, &quot;; [.$E$2]; &quot;: &quot;; CHAR(34); IF(['Input Data'.E87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7]); &quot;&quot;; COM.MICROSOFT.CONCAT(&quot;{ &quot;; [.$C$2]; &quot;: &quot;; CHAR(34); ['Input Data'.A877]; CHAR(34); &quot;, &quot;; [.$D$2]; &quot;: &quot;; CHAR(34); ['Input Data'.D877]; CHAR(34); &quot;, &quot;; [.$E$2]; &quot;: &quot;; CHAR(34); IF(['Input Data'.E87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8]); &quot;&quot;; COM.MICROSOFT.CONCAT(&quot;{ &quot;; [.$C$2]; &quot;: &quot;; CHAR(34); ['Input Data'.A878]; CHAR(34); &quot;, &quot;; [.$D$2]; &quot;: &quot;; CHAR(34); ['Input Data'.D878]; CHAR(34); &quot;, &quot;; [.$E$2]; &quot;: &quot;; CHAR(34); IF(['Input Data'.E87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79]); &quot;&quot;; COM.MICROSOFT.CONCAT(&quot;{ &quot;; [.$C$2]; &quot;: &quot;; CHAR(34); ['Input Data'.A879]; CHAR(34); &quot;, &quot;; [.$D$2]; &quot;: &quot;; CHAR(34); ['Input Data'.D879]; CHAR(34); &quot;, &quot;; [.$E$2]; &quot;: &quot;; CHAR(34); IF(['Input Data'.E87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0]); &quot;&quot;; COM.MICROSOFT.CONCAT(&quot;{ &quot;; [.$C$2]; &quot;: &quot;; CHAR(34); ['Input Data'.A880]; CHAR(34); &quot;, &quot;; [.$D$2]; &quot;: &quot;; CHAR(34); ['Input Data'.D880]; CHAR(34); &quot;, &quot;; [.$E$2]; &quot;: &quot;; CHAR(34); IF(['Input Data'.E88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1]); &quot;&quot;; COM.MICROSOFT.CONCAT(&quot;{ &quot;; [.$C$2]; &quot;: &quot;; CHAR(34); ['Input Data'.A881]; CHAR(34); &quot;, &quot;; [.$D$2]; &quot;: &quot;; CHAR(34); ['Input Data'.D881]; CHAR(34); &quot;, &quot;; [.$E$2]; &quot;: &quot;; CHAR(34); IF(['Input Data'.E88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2]); &quot;&quot;; COM.MICROSOFT.CONCAT(&quot;{ &quot;; [.$C$2]; &quot;: &quot;; CHAR(34); ['Input Data'.A882]; CHAR(34); &quot;, &quot;; [.$D$2]; &quot;: &quot;; CHAR(34); ['Input Data'.D882]; CHAR(34); &quot;, &quot;; [.$E$2]; &quot;: &quot;; CHAR(34); IF(['Input Data'.E88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3]); &quot;&quot;; COM.MICROSOFT.CONCAT(&quot;{ &quot;; [.$C$2]; &quot;: &quot;; CHAR(34); ['Input Data'.A883]; CHAR(34); &quot;, &quot;; [.$D$2]; &quot;: &quot;; CHAR(34); ['Input Data'.D883]; CHAR(34); &quot;, &quot;; [.$E$2]; &quot;: &quot;; CHAR(34); IF(['Input Data'.E88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4]); &quot;&quot;; COM.MICROSOFT.CONCAT(&quot;{ &quot;; [.$C$2]; &quot;: &quot;; CHAR(34); ['Input Data'.A884]; CHAR(34); &quot;, &quot;; [.$D$2]; &quot;: &quot;; CHAR(34); ['Input Data'.D884]; CHAR(34); &quot;, &quot;; [.$E$2]; &quot;: &quot;; CHAR(34); IF(['Input Data'.E88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5]); &quot;&quot;; COM.MICROSOFT.CONCAT(&quot;{ &quot;; [.$C$2]; &quot;: &quot;; CHAR(34); ['Input Data'.A885]; CHAR(34); &quot;, &quot;; [.$D$2]; &quot;: &quot;; CHAR(34); ['Input Data'.D885]; CHAR(34); &quot;, &quot;; [.$E$2]; &quot;: &quot;; CHAR(34); IF(['Input Data'.E88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6]); &quot;&quot;; COM.MICROSOFT.CONCAT(&quot;{ &quot;; [.$C$2]; &quot;: &quot;; CHAR(34); ['Input Data'.A886]; CHAR(34); &quot;, &quot;; [.$D$2]; &quot;: &quot;; CHAR(34); ['Input Data'.D886]; CHAR(34); &quot;, &quot;; [.$E$2]; &quot;: &quot;; CHAR(34); IF(['Input Data'.E88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7]); &quot;&quot;; COM.MICROSOFT.CONCAT(&quot;{ &quot;; [.$C$2]; &quot;: &quot;; CHAR(34); ['Input Data'.A887]; CHAR(34); &quot;, &quot;; [.$D$2]; &quot;: &quot;; CHAR(34); ['Input Data'.D887]; CHAR(34); &quot;, &quot;; [.$E$2]; &quot;: &quot;; CHAR(34); IF(['Input Data'.E88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8]); &quot;&quot;; COM.MICROSOFT.CONCAT(&quot;{ &quot;; [.$C$2]; &quot;: &quot;; CHAR(34); ['Input Data'.A888]; CHAR(34); &quot;, &quot;; [.$D$2]; &quot;: &quot;; CHAR(34); ['Input Data'.D888]; CHAR(34); &quot;, &quot;; [.$E$2]; &quot;: &quot;; CHAR(34); IF(['Input Data'.E88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89]); &quot;&quot;; COM.MICROSOFT.CONCAT(&quot;{ &quot;; [.$C$2]; &quot;: &quot;; CHAR(34); ['Input Data'.A889]; CHAR(34); &quot;, &quot;; [.$D$2]; &quot;: &quot;; CHAR(34); ['Input Data'.D889]; CHAR(34); &quot;, &quot;; [.$E$2]; &quot;: &quot;; CHAR(34); IF(['Input Data'.E88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0]); &quot;&quot;; COM.MICROSOFT.CONCAT(&quot;{ &quot;; [.$C$2]; &quot;: &quot;; CHAR(34); ['Input Data'.A890]; CHAR(34); &quot;, &quot;; [.$D$2]; &quot;: &quot;; CHAR(34); ['Input Data'.D890]; CHAR(34); &quot;, &quot;; [.$E$2]; &quot;: &quot;; CHAR(34); IF(['Input Data'.E89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1]); &quot;&quot;; COM.MICROSOFT.CONCAT(&quot;{ &quot;; [.$C$2]; &quot;: &quot;; CHAR(34); ['Input Data'.A891]; CHAR(34); &quot;, &quot;; [.$D$2]; &quot;: &quot;; CHAR(34); ['Input Data'.D891]; CHAR(34); &quot;, &quot;; [.$E$2]; &quot;: &quot;; CHAR(34); IF(['Input Data'.E89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2]); &quot;&quot;; COM.MICROSOFT.CONCAT(&quot;{ &quot;; [.$C$2]; &quot;: &quot;; CHAR(34); ['Input Data'.A892]; CHAR(34); &quot;, &quot;; [.$D$2]; &quot;: &quot;; CHAR(34); ['Input Data'.D892]; CHAR(34); &quot;, &quot;; [.$E$2]; &quot;: &quot;; CHAR(34); IF(['Input Data'.E89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3]); &quot;&quot;; COM.MICROSOFT.CONCAT(&quot;{ &quot;; [.$C$2]; &quot;: &quot;; CHAR(34); ['Input Data'.A893]; CHAR(34); &quot;, &quot;; [.$D$2]; &quot;: &quot;; CHAR(34); ['Input Data'.D893]; CHAR(34); &quot;, &quot;; [.$E$2]; &quot;: &quot;; CHAR(34); IF(['Input Data'.E89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4]); &quot;&quot;; COM.MICROSOFT.CONCAT(&quot;{ &quot;; [.$C$2]; &quot;: &quot;; CHAR(34); ['Input Data'.A894]; CHAR(34); &quot;, &quot;; [.$D$2]; &quot;: &quot;; CHAR(34); ['Input Data'.D894]; CHAR(34); &quot;, &quot;; [.$E$2]; &quot;: &quot;; CHAR(34); IF(['Input Data'.E89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5]); &quot;&quot;; COM.MICROSOFT.CONCAT(&quot;{ &quot;; [.$C$2]; &quot;: &quot;; CHAR(34); ['Input Data'.A895]; CHAR(34); &quot;, &quot;; [.$D$2]; &quot;: &quot;; CHAR(34); ['Input Data'.D895]; CHAR(34); &quot;, &quot;; [.$E$2]; &quot;: &quot;; CHAR(34); IF(['Input Data'.E89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6]); &quot;&quot;; COM.MICROSOFT.CONCAT(&quot;{ &quot;; [.$C$2]; &quot;: &quot;; CHAR(34); ['Input Data'.A896]; CHAR(34); &quot;, &quot;; [.$D$2]; &quot;: &quot;; CHAR(34); ['Input Data'.D896]; CHAR(34); &quot;, &quot;; [.$E$2]; &quot;: &quot;; CHAR(34); IF(['Input Data'.E89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7]); &quot;&quot;; COM.MICROSOFT.CONCAT(&quot;{ &quot;; [.$C$2]; &quot;: &quot;; CHAR(34); ['Input Data'.A897]; CHAR(34); &quot;, &quot;; [.$D$2]; &quot;: &quot;; CHAR(34); ['Input Data'.D897]; CHAR(34); &quot;, &quot;; [.$E$2]; &quot;: &quot;; CHAR(34); IF(['Input Data'.E89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8]); &quot;&quot;; COM.MICROSOFT.CONCAT(&quot;{ &quot;; [.$C$2]; &quot;: &quot;; CHAR(34); ['Input Data'.A898]; CHAR(34); &quot;, &quot;; [.$D$2]; &quot;: &quot;; CHAR(34); ['Input Data'.D898]; CHAR(34); &quot;, &quot;; [.$E$2]; &quot;: &quot;; CHAR(34); IF(['Input Data'.E89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899]); &quot;&quot;; COM.MICROSOFT.CONCAT(&quot;{ &quot;; [.$C$2]; &quot;: &quot;; CHAR(34); ['Input Data'.A899]; CHAR(34); &quot;, &quot;; [.$D$2]; &quot;: &quot;; CHAR(34); ['Input Data'.D899]; CHAR(34); &quot;, &quot;; [.$E$2]; &quot;: &quot;; CHAR(34); IF(['Input Data'.E89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0]); &quot;&quot;; COM.MICROSOFT.CONCAT(&quot;{ &quot;; [.$C$2]; &quot;: &quot;; CHAR(34); ['Input Data'.A900]; CHAR(34); &quot;, &quot;; [.$D$2]; &quot;: &quot;; CHAR(34); ['Input Data'.D900]; CHAR(34); &quot;, &quot;; [.$E$2]; &quot;: &quot;; CHAR(34); IF(['Input Data'.E90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1]); &quot;&quot;; COM.MICROSOFT.CONCAT(&quot;{ &quot;; [.$C$2]; &quot;: &quot;; CHAR(34); ['Input Data'.A901]; CHAR(34); &quot;, &quot;; [.$D$2]; &quot;: &quot;; CHAR(34); ['Input Data'.D901]; CHAR(34); &quot;, &quot;; [.$E$2]; &quot;: &quot;; CHAR(34); IF(['Input Data'.E90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2]); &quot;&quot;; COM.MICROSOFT.CONCAT(&quot;{ &quot;; [.$C$2]; &quot;: &quot;; CHAR(34); ['Input Data'.A902]; CHAR(34); &quot;, &quot;; [.$D$2]; &quot;: &quot;; CHAR(34); ['Input Data'.D902]; CHAR(34); &quot;, &quot;; [.$E$2]; &quot;: &quot;; CHAR(34); IF(['Input Data'.E90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3]); &quot;&quot;; COM.MICROSOFT.CONCAT(&quot;{ &quot;; [.$C$2]; &quot;: &quot;; CHAR(34); ['Input Data'.A903]; CHAR(34); &quot;, &quot;; [.$D$2]; &quot;: &quot;; CHAR(34); ['Input Data'.D903]; CHAR(34); &quot;, &quot;; [.$E$2]; &quot;: &quot;; CHAR(34); IF(['Input Data'.E90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4]); &quot;&quot;; COM.MICROSOFT.CONCAT(&quot;{ &quot;; [.$C$2]; &quot;: &quot;; CHAR(34); ['Input Data'.A904]; CHAR(34); &quot;, &quot;; [.$D$2]; &quot;: &quot;; CHAR(34); ['Input Data'.D904]; CHAR(34); &quot;, &quot;; [.$E$2]; &quot;: &quot;; CHAR(34); IF(['Input Data'.E90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5]); &quot;&quot;; COM.MICROSOFT.CONCAT(&quot;{ &quot;; [.$C$2]; &quot;: &quot;; CHAR(34); ['Input Data'.A905]; CHAR(34); &quot;, &quot;; [.$D$2]; &quot;: &quot;; CHAR(34); ['Input Data'.D905]; CHAR(34); &quot;, &quot;; [.$E$2]; &quot;: &quot;; CHAR(34); IF(['Input Data'.E90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6]); &quot;&quot;; COM.MICROSOFT.CONCAT(&quot;{ &quot;; [.$C$2]; &quot;: &quot;; CHAR(34); ['Input Data'.A906]; CHAR(34); &quot;, &quot;; [.$D$2]; &quot;: &quot;; CHAR(34); ['Input Data'.D906]; CHAR(34); &quot;, &quot;; [.$E$2]; &quot;: &quot;; CHAR(34); IF(['Input Data'.E90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7]); &quot;&quot;; COM.MICROSOFT.CONCAT(&quot;{ &quot;; [.$C$2]; &quot;: &quot;; CHAR(34); ['Input Data'.A907]; CHAR(34); &quot;, &quot;; [.$D$2]; &quot;: &quot;; CHAR(34); ['Input Data'.D907]; CHAR(34); &quot;, &quot;; [.$E$2]; &quot;: &quot;; CHAR(34); IF(['Input Data'.E90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8]); &quot;&quot;; COM.MICROSOFT.CONCAT(&quot;{ &quot;; [.$C$2]; &quot;: &quot;; CHAR(34); ['Input Data'.A908]; CHAR(34); &quot;, &quot;; [.$D$2]; &quot;: &quot;; CHAR(34); ['Input Data'.D908]; CHAR(34); &quot;, &quot;; [.$E$2]; &quot;: &quot;; CHAR(34); IF(['Input Data'.E90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09]); &quot;&quot;; COM.MICROSOFT.CONCAT(&quot;{ &quot;; [.$C$2]; &quot;: &quot;; CHAR(34); ['Input Data'.A909]; CHAR(34); &quot;, &quot;; [.$D$2]; &quot;: &quot;; CHAR(34); ['Input Data'.D909]; CHAR(34); &quot;, &quot;; [.$E$2]; &quot;: &quot;; CHAR(34); IF(['Input Data'.E90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0]); &quot;&quot;; COM.MICROSOFT.CONCAT(&quot;{ &quot;; [.$C$2]; &quot;: &quot;; CHAR(34); ['Input Data'.A910]; CHAR(34); &quot;, &quot;; [.$D$2]; &quot;: &quot;; CHAR(34); ['Input Data'.D910]; CHAR(34); &quot;, &quot;; [.$E$2]; &quot;: &quot;; CHAR(34); IF(['Input Data'.E91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1]); &quot;&quot;; COM.MICROSOFT.CONCAT(&quot;{ &quot;; [.$C$2]; &quot;: &quot;; CHAR(34); ['Input Data'.A911]; CHAR(34); &quot;, &quot;; [.$D$2]; &quot;: &quot;; CHAR(34); ['Input Data'.D911]; CHAR(34); &quot;, &quot;; [.$E$2]; &quot;: &quot;; CHAR(34); IF(['Input Data'.E91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2]); &quot;&quot;; COM.MICROSOFT.CONCAT(&quot;{ &quot;; [.$C$2]; &quot;: &quot;; CHAR(34); ['Input Data'.A912]; CHAR(34); &quot;, &quot;; [.$D$2]; &quot;: &quot;; CHAR(34); ['Input Data'.D912]; CHAR(34); &quot;, &quot;; [.$E$2]; &quot;: &quot;; CHAR(34); IF(['Input Data'.E91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3]); &quot;&quot;; COM.MICROSOFT.CONCAT(&quot;{ &quot;; [.$C$2]; &quot;: &quot;; CHAR(34); ['Input Data'.A913]; CHAR(34); &quot;, &quot;; [.$D$2]; &quot;: &quot;; CHAR(34); ['Input Data'.D913]; CHAR(34); &quot;, &quot;; [.$E$2]; &quot;: &quot;; CHAR(34); IF(['Input Data'.E91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4]); &quot;&quot;; COM.MICROSOFT.CONCAT(&quot;{ &quot;; [.$C$2]; &quot;: &quot;; CHAR(34); ['Input Data'.A914]; CHAR(34); &quot;, &quot;; [.$D$2]; &quot;: &quot;; CHAR(34); ['Input Data'.D914]; CHAR(34); &quot;, &quot;; [.$E$2]; &quot;: &quot;; CHAR(34); IF(['Input Data'.E91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5]); &quot;&quot;; COM.MICROSOFT.CONCAT(&quot;{ &quot;; [.$C$2]; &quot;: &quot;; CHAR(34); ['Input Data'.A915]; CHAR(34); &quot;, &quot;; [.$D$2]; &quot;: &quot;; CHAR(34); ['Input Data'.D915]; CHAR(34); &quot;, &quot;; [.$E$2]; &quot;: &quot;; CHAR(34); IF(['Input Data'.E91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6]); &quot;&quot;; COM.MICROSOFT.CONCAT(&quot;{ &quot;; [.$C$2]; &quot;: &quot;; CHAR(34); ['Input Data'.A916]; CHAR(34); &quot;, &quot;; [.$D$2]; &quot;: &quot;; CHAR(34); ['Input Data'.D916]; CHAR(34); &quot;, &quot;; [.$E$2]; &quot;: &quot;; CHAR(34); IF(['Input Data'.E91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7]); &quot;&quot;; COM.MICROSOFT.CONCAT(&quot;{ &quot;; [.$C$2]; &quot;: &quot;; CHAR(34); ['Input Data'.A917]; CHAR(34); &quot;, &quot;; [.$D$2]; &quot;: &quot;; CHAR(34); ['Input Data'.D917]; CHAR(34); &quot;, &quot;; [.$E$2]; &quot;: &quot;; CHAR(34); IF(['Input Data'.E91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8]); &quot;&quot;; COM.MICROSOFT.CONCAT(&quot;{ &quot;; [.$C$2]; &quot;: &quot;; CHAR(34); ['Input Data'.A918]; CHAR(34); &quot;, &quot;; [.$D$2]; &quot;: &quot;; CHAR(34); ['Input Data'.D918]; CHAR(34); &quot;, &quot;; [.$E$2]; &quot;: &quot;; CHAR(34); IF(['Input Data'.E91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19]); &quot;&quot;; COM.MICROSOFT.CONCAT(&quot;{ &quot;; [.$C$2]; &quot;: &quot;; CHAR(34); ['Input Data'.A919]; CHAR(34); &quot;, &quot;; [.$D$2]; &quot;: &quot;; CHAR(34); ['Input Data'.D919]; CHAR(34); &quot;, &quot;; [.$E$2]; &quot;: &quot;; CHAR(34); IF(['Input Data'.E91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0]); &quot;&quot;; COM.MICROSOFT.CONCAT(&quot;{ &quot;; [.$C$2]; &quot;: &quot;; CHAR(34); ['Input Data'.A920]; CHAR(34); &quot;, &quot;; [.$D$2]; &quot;: &quot;; CHAR(34); ['Input Data'.D920]; CHAR(34); &quot;, &quot;; [.$E$2]; &quot;: &quot;; CHAR(34); IF(['Input Data'.E92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1]); &quot;&quot;; COM.MICROSOFT.CONCAT(&quot;{ &quot;; [.$C$2]; &quot;: &quot;; CHAR(34); ['Input Data'.A921]; CHAR(34); &quot;, &quot;; [.$D$2]; &quot;: &quot;; CHAR(34); ['Input Data'.D921]; CHAR(34); &quot;, &quot;; [.$E$2]; &quot;: &quot;; CHAR(34); IF(['Input Data'.E92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2]); &quot;&quot;; COM.MICROSOFT.CONCAT(&quot;{ &quot;; [.$C$2]; &quot;: &quot;; CHAR(34); ['Input Data'.A922]; CHAR(34); &quot;, &quot;; [.$D$2]; &quot;: &quot;; CHAR(34); ['Input Data'.D922]; CHAR(34); &quot;, &quot;; [.$E$2]; &quot;: &quot;; CHAR(34); IF(['Input Data'.E92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3]); &quot;&quot;; COM.MICROSOFT.CONCAT(&quot;{ &quot;; [.$C$2]; &quot;: &quot;; CHAR(34); ['Input Data'.A923]; CHAR(34); &quot;, &quot;; [.$D$2]; &quot;: &quot;; CHAR(34); ['Input Data'.D923]; CHAR(34); &quot;, &quot;; [.$E$2]; &quot;: &quot;; CHAR(34); IF(['Input Data'.E92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4]); &quot;&quot;; COM.MICROSOFT.CONCAT(&quot;{ &quot;; [.$C$2]; &quot;: &quot;; CHAR(34); ['Input Data'.A924]; CHAR(34); &quot;, &quot;; [.$D$2]; &quot;: &quot;; CHAR(34); ['Input Data'.D924]; CHAR(34); &quot;, &quot;; [.$E$2]; &quot;: &quot;; CHAR(34); IF(['Input Data'.E92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5]); &quot;&quot;; COM.MICROSOFT.CONCAT(&quot;{ &quot;; [.$C$2]; &quot;: &quot;; CHAR(34); ['Input Data'.A925]; CHAR(34); &quot;, &quot;; [.$D$2]; &quot;: &quot;; CHAR(34); ['Input Data'.D925]; CHAR(34); &quot;, &quot;; [.$E$2]; &quot;: &quot;; CHAR(34); IF(['Input Data'.E92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6]); &quot;&quot;; COM.MICROSOFT.CONCAT(&quot;{ &quot;; [.$C$2]; &quot;: &quot;; CHAR(34); ['Input Data'.A926]; CHAR(34); &quot;, &quot;; [.$D$2]; &quot;: &quot;; CHAR(34); ['Input Data'.D926]; CHAR(34); &quot;, &quot;; [.$E$2]; &quot;: &quot;; CHAR(34); IF(['Input Data'.E92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7]); &quot;&quot;; COM.MICROSOFT.CONCAT(&quot;{ &quot;; [.$C$2]; &quot;: &quot;; CHAR(34); ['Input Data'.A927]; CHAR(34); &quot;, &quot;; [.$D$2]; &quot;: &quot;; CHAR(34); ['Input Data'.D927]; CHAR(34); &quot;, &quot;; [.$E$2]; &quot;: &quot;; CHAR(34); IF(['Input Data'.E92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8]); &quot;&quot;; COM.MICROSOFT.CONCAT(&quot;{ &quot;; [.$C$2]; &quot;: &quot;; CHAR(34); ['Input Data'.A928]; CHAR(34); &quot;, &quot;; [.$D$2]; &quot;: &quot;; CHAR(34); ['Input Data'.D928]; CHAR(34); &quot;, &quot;; [.$E$2]; &quot;: &quot;; CHAR(34); IF(['Input Data'.E92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29]); &quot;&quot;; COM.MICROSOFT.CONCAT(&quot;{ &quot;; [.$C$2]; &quot;: &quot;; CHAR(34); ['Input Data'.A929]; CHAR(34); &quot;, &quot;; [.$D$2]; &quot;: &quot;; CHAR(34); ['Input Data'.D929]; CHAR(34); &quot;, &quot;; [.$E$2]; &quot;: &quot;; CHAR(34); IF(['Input Data'.E92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0]); &quot;&quot;; COM.MICROSOFT.CONCAT(&quot;{ &quot;; [.$C$2]; &quot;: &quot;; CHAR(34); ['Input Data'.A930]; CHAR(34); &quot;, &quot;; [.$D$2]; &quot;: &quot;; CHAR(34); ['Input Data'.D930]; CHAR(34); &quot;, &quot;; [.$E$2]; &quot;: &quot;; CHAR(34); IF(['Input Data'.E93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1]); &quot;&quot;; COM.MICROSOFT.CONCAT(&quot;{ &quot;; [.$C$2]; &quot;: &quot;; CHAR(34); ['Input Data'.A931]; CHAR(34); &quot;, &quot;; [.$D$2]; &quot;: &quot;; CHAR(34); ['Input Data'.D931]; CHAR(34); &quot;, &quot;; [.$E$2]; &quot;: &quot;; CHAR(34); IF(['Input Data'.E93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2]); &quot;&quot;; COM.MICROSOFT.CONCAT(&quot;{ &quot;; [.$C$2]; &quot;: &quot;; CHAR(34); ['Input Data'.A932]; CHAR(34); &quot;, &quot;; [.$D$2]; &quot;: &quot;; CHAR(34); ['Input Data'.D932]; CHAR(34); &quot;, &quot;; [.$E$2]; &quot;: &quot;; CHAR(34); IF(['Input Data'.E93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3]); &quot;&quot;; COM.MICROSOFT.CONCAT(&quot;{ &quot;; [.$C$2]; &quot;: &quot;; CHAR(34); ['Input Data'.A933]; CHAR(34); &quot;, &quot;; [.$D$2]; &quot;: &quot;; CHAR(34); ['Input Data'.D933]; CHAR(34); &quot;, &quot;; [.$E$2]; &quot;: &quot;; CHAR(34); IF(['Input Data'.E93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4]); &quot;&quot;; COM.MICROSOFT.CONCAT(&quot;{ &quot;; [.$C$2]; &quot;: &quot;; CHAR(34); ['Input Data'.A934]; CHAR(34); &quot;, &quot;; [.$D$2]; &quot;: &quot;; CHAR(34); ['Input Data'.D934]; CHAR(34); &quot;, &quot;; [.$E$2]; &quot;: &quot;; CHAR(34); IF(['Input Data'.E93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5]); &quot;&quot;; COM.MICROSOFT.CONCAT(&quot;{ &quot;; [.$C$2]; &quot;: &quot;; CHAR(34); ['Input Data'.A935]; CHAR(34); &quot;, &quot;; [.$D$2]; &quot;: &quot;; CHAR(34); ['Input Data'.D935]; CHAR(34); &quot;, &quot;; [.$E$2]; &quot;: &quot;; CHAR(34); IF(['Input Data'.E93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6]); &quot;&quot;; COM.MICROSOFT.CONCAT(&quot;{ &quot;; [.$C$2]; &quot;: &quot;; CHAR(34); ['Input Data'.A936]; CHAR(34); &quot;, &quot;; [.$D$2]; &quot;: &quot;; CHAR(34); ['Input Data'.D936]; CHAR(34); &quot;, &quot;; [.$E$2]; &quot;: &quot;; CHAR(34); IF(['Input Data'.E93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7]); &quot;&quot;; COM.MICROSOFT.CONCAT(&quot;{ &quot;; [.$C$2]; &quot;: &quot;; CHAR(34); ['Input Data'.A937]; CHAR(34); &quot;, &quot;; [.$D$2]; &quot;: &quot;; CHAR(34); ['Input Data'.D937]; CHAR(34); &quot;, &quot;; [.$E$2]; &quot;: &quot;; CHAR(34); IF(['Input Data'.E93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8]); &quot;&quot;; COM.MICROSOFT.CONCAT(&quot;{ &quot;; [.$C$2]; &quot;: &quot;; CHAR(34); ['Input Data'.A938]; CHAR(34); &quot;, &quot;; [.$D$2]; &quot;: &quot;; CHAR(34); ['Input Data'.D938]; CHAR(34); &quot;, &quot;; [.$E$2]; &quot;: &quot;; CHAR(34); IF(['Input Data'.E93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39]); &quot;&quot;; COM.MICROSOFT.CONCAT(&quot;{ &quot;; [.$C$2]; &quot;: &quot;; CHAR(34); ['Input Data'.A939]; CHAR(34); &quot;, &quot;; [.$D$2]; &quot;: &quot;; CHAR(34); ['Input Data'.D939]; CHAR(34); &quot;, &quot;; [.$E$2]; &quot;: &quot;; CHAR(34); IF(['Input Data'.E93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0]); &quot;&quot;; COM.MICROSOFT.CONCAT(&quot;{ &quot;; [.$C$2]; &quot;: &quot;; CHAR(34); ['Input Data'.A940]; CHAR(34); &quot;, &quot;; [.$D$2]; &quot;: &quot;; CHAR(34); ['Input Data'.D940]; CHAR(34); &quot;, &quot;; [.$E$2]; &quot;: &quot;; CHAR(34); IF(['Input Data'.E94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1]); &quot;&quot;; COM.MICROSOFT.CONCAT(&quot;{ &quot;; [.$C$2]; &quot;: &quot;; CHAR(34); ['Input Data'.A941]; CHAR(34); &quot;, &quot;; [.$D$2]; &quot;: &quot;; CHAR(34); ['Input Data'.D941]; CHAR(34); &quot;, &quot;; [.$E$2]; &quot;: &quot;; CHAR(34); IF(['Input Data'.E94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2]); &quot;&quot;; COM.MICROSOFT.CONCAT(&quot;{ &quot;; [.$C$2]; &quot;: &quot;; CHAR(34); ['Input Data'.A942]; CHAR(34); &quot;, &quot;; [.$D$2]; &quot;: &quot;; CHAR(34); ['Input Data'.D942]; CHAR(34); &quot;, &quot;; [.$E$2]; &quot;: &quot;; CHAR(34); IF(['Input Data'.E94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3]); &quot;&quot;; COM.MICROSOFT.CONCAT(&quot;{ &quot;; [.$C$2]; &quot;: &quot;; CHAR(34); ['Input Data'.A943]; CHAR(34); &quot;, &quot;; [.$D$2]; &quot;: &quot;; CHAR(34); ['Input Data'.D943]; CHAR(34); &quot;, &quot;; [.$E$2]; &quot;: &quot;; CHAR(34); IF(['Input Data'.E94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4]); &quot;&quot;; COM.MICROSOFT.CONCAT(&quot;{ &quot;; [.$C$2]; &quot;: &quot;; CHAR(34); ['Input Data'.A944]; CHAR(34); &quot;, &quot;; [.$D$2]; &quot;: &quot;; CHAR(34); ['Input Data'.D944]; CHAR(34); &quot;, &quot;; [.$E$2]; &quot;: &quot;; CHAR(34); IF(['Input Data'.E94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5]); &quot;&quot;; COM.MICROSOFT.CONCAT(&quot;{ &quot;; [.$C$2]; &quot;: &quot;; CHAR(34); ['Input Data'.A945]; CHAR(34); &quot;, &quot;; [.$D$2]; &quot;: &quot;; CHAR(34); ['Input Data'.D945]; CHAR(34); &quot;, &quot;; [.$E$2]; &quot;: &quot;; CHAR(34); IF(['Input Data'.E94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6]); &quot;&quot;; COM.MICROSOFT.CONCAT(&quot;{ &quot;; [.$C$2]; &quot;: &quot;; CHAR(34); ['Input Data'.A946]; CHAR(34); &quot;, &quot;; [.$D$2]; &quot;: &quot;; CHAR(34); ['Input Data'.D946]; CHAR(34); &quot;, &quot;; [.$E$2]; &quot;: &quot;; CHAR(34); IF(['Input Data'.E94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7]); &quot;&quot;; COM.MICROSOFT.CONCAT(&quot;{ &quot;; [.$C$2]; &quot;: &quot;; CHAR(34); ['Input Data'.A947]; CHAR(34); &quot;, &quot;; [.$D$2]; &quot;: &quot;; CHAR(34); ['Input Data'.D947]; CHAR(34); &quot;, &quot;; [.$E$2]; &quot;: &quot;; CHAR(34); IF(['Input Data'.E94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8]); &quot;&quot;; COM.MICROSOFT.CONCAT(&quot;{ &quot;; [.$C$2]; &quot;: &quot;; CHAR(34); ['Input Data'.A948]; CHAR(34); &quot;, &quot;; [.$D$2]; &quot;: &quot;; CHAR(34); ['Input Data'.D948]; CHAR(34); &quot;, &quot;; [.$E$2]; &quot;: &quot;; CHAR(34); IF(['Input Data'.E94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49]); &quot;&quot;; COM.MICROSOFT.CONCAT(&quot;{ &quot;; [.$C$2]; &quot;: &quot;; CHAR(34); ['Input Data'.A949]; CHAR(34); &quot;, &quot;; [.$D$2]; &quot;: &quot;; CHAR(34); ['Input Data'.D949]; CHAR(34); &quot;, &quot;; [.$E$2]; &quot;: &quot;; CHAR(34); IF(['Input Data'.E94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0]); &quot;&quot;; COM.MICROSOFT.CONCAT(&quot;{ &quot;; [.$C$2]; &quot;: &quot;; CHAR(34); ['Input Data'.A950]; CHAR(34); &quot;, &quot;; [.$D$2]; &quot;: &quot;; CHAR(34); ['Input Data'.D950]; CHAR(34); &quot;, &quot;; [.$E$2]; &quot;: &quot;; CHAR(34); IF(['Input Data'.E95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1]); &quot;&quot;; COM.MICROSOFT.CONCAT(&quot;{ &quot;; [.$C$2]; &quot;: &quot;; CHAR(34); ['Input Data'.A951]; CHAR(34); &quot;, &quot;; [.$D$2]; &quot;: &quot;; CHAR(34); ['Input Data'.D951]; CHAR(34); &quot;, &quot;; [.$E$2]; &quot;: &quot;; CHAR(34); IF(['Input Data'.E95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2]); &quot;&quot;; COM.MICROSOFT.CONCAT(&quot;{ &quot;; [.$C$2]; &quot;: &quot;; CHAR(34); ['Input Data'.A952]; CHAR(34); &quot;, &quot;; [.$D$2]; &quot;: &quot;; CHAR(34); ['Input Data'.D952]; CHAR(34); &quot;, &quot;; [.$E$2]; &quot;: &quot;; CHAR(34); IF(['Input Data'.E95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3]); &quot;&quot;; COM.MICROSOFT.CONCAT(&quot;{ &quot;; [.$C$2]; &quot;: &quot;; CHAR(34); ['Input Data'.A953]; CHAR(34); &quot;, &quot;; [.$D$2]; &quot;: &quot;; CHAR(34); ['Input Data'.D953]; CHAR(34); &quot;, &quot;; [.$E$2]; &quot;: &quot;; CHAR(34); IF(['Input Data'.E95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4]); &quot;&quot;; COM.MICROSOFT.CONCAT(&quot;{ &quot;; [.$C$2]; &quot;: &quot;; CHAR(34); ['Input Data'.A954]; CHAR(34); &quot;, &quot;; [.$D$2]; &quot;: &quot;; CHAR(34); ['Input Data'.D954]; CHAR(34); &quot;, &quot;; [.$E$2]; &quot;: &quot;; CHAR(34); IF(['Input Data'.E95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5]); &quot;&quot;; COM.MICROSOFT.CONCAT(&quot;{ &quot;; [.$C$2]; &quot;: &quot;; CHAR(34); ['Input Data'.A955]; CHAR(34); &quot;, &quot;; [.$D$2]; &quot;: &quot;; CHAR(34); ['Input Data'.D955]; CHAR(34); &quot;, &quot;; [.$E$2]; &quot;: &quot;; CHAR(34); IF(['Input Data'.E95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6]); &quot;&quot;; COM.MICROSOFT.CONCAT(&quot;{ &quot;; [.$C$2]; &quot;: &quot;; CHAR(34); ['Input Data'.A956]; CHAR(34); &quot;, &quot;; [.$D$2]; &quot;: &quot;; CHAR(34); ['Input Data'.D956]; CHAR(34); &quot;, &quot;; [.$E$2]; &quot;: &quot;; CHAR(34); IF(['Input Data'.E95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7]); &quot;&quot;; COM.MICROSOFT.CONCAT(&quot;{ &quot;; [.$C$2]; &quot;: &quot;; CHAR(34); ['Input Data'.A957]; CHAR(34); &quot;, &quot;; [.$D$2]; &quot;: &quot;; CHAR(34); ['Input Data'.D957]; CHAR(34); &quot;, &quot;; [.$E$2]; &quot;: &quot;; CHAR(34); IF(['Input Data'.E95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8]); &quot;&quot;; COM.MICROSOFT.CONCAT(&quot;{ &quot;; [.$C$2]; &quot;: &quot;; CHAR(34); ['Input Data'.A958]; CHAR(34); &quot;, &quot;; [.$D$2]; &quot;: &quot;; CHAR(34); ['Input Data'.D958]; CHAR(34); &quot;, &quot;; [.$E$2]; &quot;: &quot;; CHAR(34); IF(['Input Data'.E95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59]); &quot;&quot;; COM.MICROSOFT.CONCAT(&quot;{ &quot;; [.$C$2]; &quot;: &quot;; CHAR(34); ['Input Data'.A959]; CHAR(34); &quot;, &quot;; [.$D$2]; &quot;: &quot;; CHAR(34); ['Input Data'.D959]; CHAR(34); &quot;, &quot;; [.$E$2]; &quot;: &quot;; CHAR(34); IF(['Input Data'.E95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0]); &quot;&quot;; COM.MICROSOFT.CONCAT(&quot;{ &quot;; [.$C$2]; &quot;: &quot;; CHAR(34); ['Input Data'.A960]; CHAR(34); &quot;, &quot;; [.$D$2]; &quot;: &quot;; CHAR(34); ['Input Data'.D960]; CHAR(34); &quot;, &quot;; [.$E$2]; &quot;: &quot;; CHAR(34); IF(['Input Data'.E96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1]); &quot;&quot;; COM.MICROSOFT.CONCAT(&quot;{ &quot;; [.$C$2]; &quot;: &quot;; CHAR(34); ['Input Data'.A961]; CHAR(34); &quot;, &quot;; [.$D$2]; &quot;: &quot;; CHAR(34); ['Input Data'.D961]; CHAR(34); &quot;, &quot;; [.$E$2]; &quot;: &quot;; CHAR(34); IF(['Input Data'.E96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2]); &quot;&quot;; COM.MICROSOFT.CONCAT(&quot;{ &quot;; [.$C$2]; &quot;: &quot;; CHAR(34); ['Input Data'.A962]; CHAR(34); &quot;, &quot;; [.$D$2]; &quot;: &quot;; CHAR(34); ['Input Data'.D962]; CHAR(34); &quot;, &quot;; [.$E$2]; &quot;: &quot;; CHAR(34); IF(['Input Data'.E96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3]); &quot;&quot;; COM.MICROSOFT.CONCAT(&quot;{ &quot;; [.$C$2]; &quot;: &quot;; CHAR(34); ['Input Data'.A963]; CHAR(34); &quot;, &quot;; [.$D$2]; &quot;: &quot;; CHAR(34); ['Input Data'.D963]; CHAR(34); &quot;, &quot;; [.$E$2]; &quot;: &quot;; CHAR(34); IF(['Input Data'.E96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4]); &quot;&quot;; COM.MICROSOFT.CONCAT(&quot;{ &quot;; [.$C$2]; &quot;: &quot;; CHAR(34); ['Input Data'.A964]; CHAR(34); &quot;, &quot;; [.$D$2]; &quot;: &quot;; CHAR(34); ['Input Data'.D964]; CHAR(34); &quot;, &quot;; [.$E$2]; &quot;: &quot;; CHAR(34); IF(['Input Data'.E96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5]); &quot;&quot;; COM.MICROSOFT.CONCAT(&quot;{ &quot;; [.$C$2]; &quot;: &quot;; CHAR(34); ['Input Data'.A965]; CHAR(34); &quot;, &quot;; [.$D$2]; &quot;: &quot;; CHAR(34); ['Input Data'.D965]; CHAR(34); &quot;, &quot;; [.$E$2]; &quot;: &quot;; CHAR(34); IF(['Input Data'.E96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6]); &quot;&quot;; COM.MICROSOFT.CONCAT(&quot;{ &quot;; [.$C$2]; &quot;: &quot;; CHAR(34); ['Input Data'.A966]; CHAR(34); &quot;, &quot;; [.$D$2]; &quot;: &quot;; CHAR(34); ['Input Data'.D966]; CHAR(34); &quot;, &quot;; [.$E$2]; &quot;: &quot;; CHAR(34); IF(['Input Data'.E96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7]); &quot;&quot;; COM.MICROSOFT.CONCAT(&quot;{ &quot;; [.$C$2]; &quot;: &quot;; CHAR(34); ['Input Data'.A967]; CHAR(34); &quot;, &quot;; [.$D$2]; &quot;: &quot;; CHAR(34); ['Input Data'.D967]; CHAR(34); &quot;, &quot;; [.$E$2]; &quot;: &quot;; CHAR(34); IF(['Input Data'.E96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8]); &quot;&quot;; COM.MICROSOFT.CONCAT(&quot;{ &quot;; [.$C$2]; &quot;: &quot;; CHAR(34); ['Input Data'.A968]; CHAR(34); &quot;, &quot;; [.$D$2]; &quot;: &quot;; CHAR(34); ['Input Data'.D968]; CHAR(34); &quot;, &quot;; [.$E$2]; &quot;: &quot;; CHAR(34); IF(['Input Data'.E96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69]); &quot;&quot;; COM.MICROSOFT.CONCAT(&quot;{ &quot;; [.$C$2]; &quot;: &quot;; CHAR(34); ['Input Data'.A969]; CHAR(34); &quot;, &quot;; [.$D$2]; &quot;: &quot;; CHAR(34); ['Input Data'.D969]; CHAR(34); &quot;, &quot;; [.$E$2]; &quot;: &quot;; CHAR(34); IF(['Input Data'.E96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0]); &quot;&quot;; COM.MICROSOFT.CONCAT(&quot;{ &quot;; [.$C$2]; &quot;: &quot;; CHAR(34); ['Input Data'.A970]; CHAR(34); &quot;, &quot;; [.$D$2]; &quot;: &quot;; CHAR(34); ['Input Data'.D970]; CHAR(34); &quot;, &quot;; [.$E$2]; &quot;: &quot;; CHAR(34); IF(['Input Data'.E97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1]); &quot;&quot;; COM.MICROSOFT.CONCAT(&quot;{ &quot;; [.$C$2]; &quot;: &quot;; CHAR(34); ['Input Data'.A971]; CHAR(34); &quot;, &quot;; [.$D$2]; &quot;: &quot;; CHAR(34); ['Input Data'.D971]; CHAR(34); &quot;, &quot;; [.$E$2]; &quot;: &quot;; CHAR(34); IF(['Input Data'.E97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2]); &quot;&quot;; COM.MICROSOFT.CONCAT(&quot;{ &quot;; [.$C$2]; &quot;: &quot;; CHAR(34); ['Input Data'.A972]; CHAR(34); &quot;, &quot;; [.$D$2]; &quot;: &quot;; CHAR(34); ['Input Data'.D972]; CHAR(34); &quot;, &quot;; [.$E$2]; &quot;: &quot;; CHAR(34); IF(['Input Data'.E97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3]); &quot;&quot;; COM.MICROSOFT.CONCAT(&quot;{ &quot;; [.$C$2]; &quot;: &quot;; CHAR(34); ['Input Data'.A973]; CHAR(34); &quot;, &quot;; [.$D$2]; &quot;: &quot;; CHAR(34); ['Input Data'.D973]; CHAR(34); &quot;, &quot;; [.$E$2]; &quot;: &quot;; CHAR(34); IF(['Input Data'.E97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4]); &quot;&quot;; COM.MICROSOFT.CONCAT(&quot;{ &quot;; [.$C$2]; &quot;: &quot;; CHAR(34); ['Input Data'.A974]; CHAR(34); &quot;, &quot;; [.$D$2]; &quot;: &quot;; CHAR(34); ['Input Data'.D974]; CHAR(34); &quot;, &quot;; [.$E$2]; &quot;: &quot;; CHAR(34); IF(['Input Data'.E97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5]); &quot;&quot;; COM.MICROSOFT.CONCAT(&quot;{ &quot;; [.$C$2]; &quot;: &quot;; CHAR(34); ['Input Data'.A975]; CHAR(34); &quot;, &quot;; [.$D$2]; &quot;: &quot;; CHAR(34); ['Input Data'.D975]; CHAR(34); &quot;, &quot;; [.$E$2]; &quot;: &quot;; CHAR(34); IF(['Input Data'.E97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6]); &quot;&quot;; COM.MICROSOFT.CONCAT(&quot;{ &quot;; [.$C$2]; &quot;: &quot;; CHAR(34); ['Input Data'.A976]; CHAR(34); &quot;, &quot;; [.$D$2]; &quot;: &quot;; CHAR(34); ['Input Data'.D976]; CHAR(34); &quot;, &quot;; [.$E$2]; &quot;: &quot;; CHAR(34); IF(['Input Data'.E97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7]); &quot;&quot;; COM.MICROSOFT.CONCAT(&quot;{ &quot;; [.$C$2]; &quot;: &quot;; CHAR(34); ['Input Data'.A977]; CHAR(34); &quot;, &quot;; [.$D$2]; &quot;: &quot;; CHAR(34); ['Input Data'.D977]; CHAR(34); &quot;, &quot;; [.$E$2]; &quot;: &quot;; CHAR(34); IF(['Input Data'.E97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8]); &quot;&quot;; COM.MICROSOFT.CONCAT(&quot;{ &quot;; [.$C$2]; &quot;: &quot;; CHAR(34); ['Input Data'.A978]; CHAR(34); &quot;, &quot;; [.$D$2]; &quot;: &quot;; CHAR(34); ['Input Data'.D978]; CHAR(34); &quot;, &quot;; [.$E$2]; &quot;: &quot;; CHAR(34); IF(['Input Data'.E97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79]); &quot;&quot;; COM.MICROSOFT.CONCAT(&quot;{ &quot;; [.$C$2]; &quot;: &quot;; CHAR(34); ['Input Data'.A979]; CHAR(34); &quot;, &quot;; [.$D$2]; &quot;: &quot;; CHAR(34); ['Input Data'.D979]; CHAR(34); &quot;, &quot;; [.$E$2]; &quot;: &quot;; CHAR(34); IF(['Input Data'.E97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0]); &quot;&quot;; COM.MICROSOFT.CONCAT(&quot;{ &quot;; [.$C$2]; &quot;: &quot;; CHAR(34); ['Input Data'.A980]; CHAR(34); &quot;, &quot;; [.$D$2]; &quot;: &quot;; CHAR(34); ['Input Data'.D980]; CHAR(34); &quot;, &quot;; [.$E$2]; &quot;: &quot;; CHAR(34); IF(['Input Data'.E98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1]); &quot;&quot;; COM.MICROSOFT.CONCAT(&quot;{ &quot;; [.$C$2]; &quot;: &quot;; CHAR(34); ['Input Data'.A981]; CHAR(34); &quot;, &quot;; [.$D$2]; &quot;: &quot;; CHAR(34); ['Input Data'.D981]; CHAR(34); &quot;, &quot;; [.$E$2]; &quot;: &quot;; CHAR(34); IF(['Input Data'.E98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2]); &quot;&quot;; COM.MICROSOFT.CONCAT(&quot;{ &quot;; [.$C$2]; &quot;: &quot;; CHAR(34); ['Input Data'.A982]; CHAR(34); &quot;, &quot;; [.$D$2]; &quot;: &quot;; CHAR(34); ['Input Data'.D982]; CHAR(34); &quot;, &quot;; [.$E$2]; &quot;: &quot;; CHAR(34); IF(['Input Data'.E98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3]); &quot;&quot;; COM.MICROSOFT.CONCAT(&quot;{ &quot;; [.$C$2]; &quot;: &quot;; CHAR(34); ['Input Data'.A983]; CHAR(34); &quot;, &quot;; [.$D$2]; &quot;: &quot;; CHAR(34); ['Input Data'.D983]; CHAR(34); &quot;, &quot;; [.$E$2]; &quot;: &quot;; CHAR(34); IF(['Input Data'.E98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4]); &quot;&quot;; COM.MICROSOFT.CONCAT(&quot;{ &quot;; [.$C$2]; &quot;: &quot;; CHAR(34); ['Input Data'.A984]; CHAR(34); &quot;, &quot;; [.$D$2]; &quot;: &quot;; CHAR(34); ['Input Data'.D984]; CHAR(34); &quot;, &quot;; [.$E$2]; &quot;: &quot;; CHAR(34); IF(['Input Data'.E98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5]); &quot;&quot;; COM.MICROSOFT.CONCAT(&quot;{ &quot;; [.$C$2]; &quot;: &quot;; CHAR(34); ['Input Data'.A985]; CHAR(34); &quot;, &quot;; [.$D$2]; &quot;: &quot;; CHAR(34); ['Input Data'.D985]; CHAR(34); &quot;, &quot;; [.$E$2]; &quot;: &quot;; CHAR(34); IF(['Input Data'.E98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6]); &quot;&quot;; COM.MICROSOFT.CONCAT(&quot;{ &quot;; [.$C$2]; &quot;: &quot;; CHAR(34); ['Input Data'.A986]; CHAR(34); &quot;, &quot;; [.$D$2]; &quot;: &quot;; CHAR(34); ['Input Data'.D986]; CHAR(34); &quot;, &quot;; [.$E$2]; &quot;: &quot;; CHAR(34); IF(['Input Data'.E98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7]); &quot;&quot;; COM.MICROSOFT.CONCAT(&quot;{ &quot;; [.$C$2]; &quot;: &quot;; CHAR(34); ['Input Data'.A987]; CHAR(34); &quot;, &quot;; [.$D$2]; &quot;: &quot;; CHAR(34); ['Input Data'.D987]; CHAR(34); &quot;, &quot;; [.$E$2]; &quot;: &quot;; CHAR(34); IF(['Input Data'.E98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8]); &quot;&quot;; COM.MICROSOFT.CONCAT(&quot;{ &quot;; [.$C$2]; &quot;: &quot;; CHAR(34); ['Input Data'.A988]; CHAR(34); &quot;, &quot;; [.$D$2]; &quot;: &quot;; CHAR(34); ['Input Data'.D988]; CHAR(34); &quot;, &quot;; [.$E$2]; &quot;: &quot;; CHAR(34); IF(['Input Data'.E98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89]); &quot;&quot;; COM.MICROSOFT.CONCAT(&quot;{ &quot;; [.$C$2]; &quot;: &quot;; CHAR(34); ['Input Data'.A989]; CHAR(34); &quot;, &quot;; [.$D$2]; &quot;: &quot;; CHAR(34); ['Input Data'.D989]; CHAR(34); &quot;, &quot;; [.$E$2]; &quot;: &quot;; CHAR(34); IF(['Input Data'.E98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0]); &quot;&quot;; COM.MICROSOFT.CONCAT(&quot;{ &quot;; [.$C$2]; &quot;: &quot;; CHAR(34); ['Input Data'.A990]; CHAR(34); &quot;, &quot;; [.$D$2]; &quot;: &quot;; CHAR(34); ['Input Data'.D990]; CHAR(34); &quot;, &quot;; [.$E$2]; &quot;: &quot;; CHAR(34); IF(['Input Data'.E99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1]); &quot;&quot;; COM.MICROSOFT.CONCAT(&quot;{ &quot;; [.$C$2]; &quot;: &quot;; CHAR(34); ['Input Data'.A991]; CHAR(34); &quot;, &quot;; [.$D$2]; &quot;: &quot;; CHAR(34); ['Input Data'.D991]; CHAR(34); &quot;, &quot;; [.$E$2]; &quot;: &quot;; CHAR(34); IF(['Input Data'.E991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2]); &quot;&quot;; COM.MICROSOFT.CONCAT(&quot;{ &quot;; [.$C$2]; &quot;: &quot;; CHAR(34); ['Input Data'.A992]; CHAR(34); &quot;, &quot;; [.$D$2]; &quot;: &quot;; CHAR(34); ['Input Data'.D992]; CHAR(34); &quot;, &quot;; [.$E$2]; &quot;: &quot;; CHAR(34); IF(['Input Data'.E992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3]); &quot;&quot;; COM.MICROSOFT.CONCAT(&quot;{ &quot;; [.$C$2]; &quot;: &quot;; CHAR(34); ['Input Data'.A993]; CHAR(34); &quot;, &quot;; [.$D$2]; &quot;: &quot;; CHAR(34); ['Input Data'.D993]; CHAR(34); &quot;, &quot;; [.$E$2]; &quot;: &quot;; CHAR(34); IF(['Input Data'.E993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4]); &quot;&quot;; COM.MICROSOFT.CONCAT(&quot;{ &quot;; [.$C$2]; &quot;: &quot;; CHAR(34); ['Input Data'.A994]; CHAR(34); &quot;, &quot;; [.$D$2]; &quot;: &quot;; CHAR(34); ['Input Data'.D994]; CHAR(34); &quot;, &quot;; [.$E$2]; &quot;: &quot;; CHAR(34); IF(['Input Data'.E994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5]); &quot;&quot;; COM.MICROSOFT.CONCAT(&quot;{ &quot;; [.$C$2]; &quot;: &quot;; CHAR(34); ['Input Data'.A995]; CHAR(34); &quot;, &quot;; [.$D$2]; &quot;: &quot;; CHAR(34); ['Input Data'.D995]; CHAR(34); &quot;, &quot;; [.$E$2]; &quot;: &quot;; CHAR(34); IF(['Input Data'.E995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6]); &quot;&quot;; COM.MICROSOFT.CONCAT(&quot;{ &quot;; [.$C$2]; &quot;: &quot;; CHAR(34); ['Input Data'.A996]; CHAR(34); &quot;, &quot;; [.$D$2]; &quot;: &quot;; CHAR(34); ['Input Data'.D996]; CHAR(34); &quot;, &quot;; [.$E$2]; &quot;: &quot;; CHAR(34); IF(['Input Data'.E996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7]); &quot;&quot;; COM.MICROSOFT.CONCAT(&quot;{ &quot;; [.$C$2]; &quot;: &quot;; CHAR(34); ['Input Data'.A997]; CHAR(34); &quot;, &quot;; [.$D$2]; &quot;: &quot;; CHAR(34); ['Input Data'.D997]; CHAR(34); &quot;, &quot;; [.$E$2]; &quot;: &quot;; CHAR(34); IF(['Input Data'.E997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8]); &quot;&quot;; COM.MICROSOFT.CONCAT(&quot;{ &quot;; [.$C$2]; &quot;: &quot;; CHAR(34); ['Input Data'.A998]; CHAR(34); &quot;, &quot;; [.$D$2]; &quot;: &quot;; CHAR(34); ['Input Data'.D998]; CHAR(34); &quot;, &quot;; [.$E$2]; &quot;: &quot;; CHAR(34); IF(['Input Data'.E998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999]); &quot;&quot;; COM.MICROSOFT.CONCAT(&quot;{ &quot;; [.$C$2]; &quot;: &quot;; CHAR(34); ['Input Data'.A999]; CHAR(34); &quot;, &quot;; [.$D$2]; &quot;: &quot;; CHAR(34); ['Input Data'.D999]; CHAR(34); &quot;, &quot;; [.$E$2]; &quot;: &quot;; CHAR(34); IF(['Input Data'.E999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1000]); &quot;&quot;; COM.MICROSOFT.CONCAT(&quot;{ &quot;; [.$C$2]; &quot;: &quot;; CHAR(34); ['Input Data'.A1000]; CHAR(34); &quot;, &quot;; [.$D$2]; &quot;: &quot;; CHAR(34); ['Input Data'.D1000]; CHAR(34); &quot;, &quot;; [.$E$2]; &quot;: &quot;; CHAR(34); IF(['Input Data'.E1000]=&quot;FEMALE&quot;; &quot;Female&quot;; &quot;Male&quot;); CHAR(34); &quot; },&quot;))">
            <text:p/>
          </table:table-cell>
          <table:table-cell table:number-columns-repeated="1023"/>
        </table:table-row>
        <table:table-row table:style-name="ro1">
          <table:table-cell table:style-name="ce23" table:formula="of:=IF(ISBLANK(['Input Data'.A1001]); &quot;&quot;; COM.MICROSOFT.CONCAT(&quot;{ &quot;; [.$C$2]; &quot;: &quot;; CHAR(34); ['Input Data'.A1001]; CHAR(34); &quot;, &quot;; [.$D$2]; &quot;: &quot;; CHAR(34); ['Input Data'.D1001]; CHAR(34); &quot;, &quot;; [.$E$2]; &quot;: &quot;; CHAR(34); IF(['Input Data'.E1001]=&quot;FEMALE&quot;; &quot;Female&quot;; &quot;Male&quot;); CHAR(34); &quot; },&quot;))">
            <text:p/>
          </table:table-cell>
          <table:table-cell table:style-name="ce26"/>
          <table:table-cell table:style-name="ce26" office:value-type="string" calcext:value-type="string">
            <text:p>Formulae are only populated up to this line:</text:p>
          </table:table-cell>
          <table:table-cell table:style-name="ce26" table:number-columns-repeated="1012"/>
          <table:table-cell table:number-columns-repeated="9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nput Data'.A1:'Input Data'.A461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1T11:04:14.411000000</meta:creation-date>
    <dc:date>2024-09-06T16:58:19.661000000</dc:date>
    <meta:editing-duration>PT3H42M8S</meta:editing-duration>
    <meta:editing-cycles>16</meta:editing-cycles>
    <meta:generator>LibreOffice/7.3.6.2$Windows_X86_64 LibreOffice_project/c28ca90fd6e1a19e189fc16c05f8f8924961e12e</meta:generator>
    <meta:document-statistic meta:table-count="3" meta:cell-count="4312" meta:object-count="0"/>
  </office:meta>
</office:document-meta>
</file>